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Andale Mono" svg:font-family="'Andale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Verdana" svg:font-family="Verdana" style:font-family-generic="system" style:font-pitch="variable"/>
  </office:font-face-decls>
  <office:automatic-styles>
    <style:style style:name="Tabela1" style:family="table">
      <style:table-properties style:width="16.999cm" style:rel-width="100%" table:align="left"/>
    </style:style>
    <style:style style:name="Tabela1.A" style:family="table-column">
      <style:table-column-properties style:column-width="16.999cm" style:rel-column-width="65535*"/>
    </style:style>
    <style:style style:name="Tabela1.A1" style:family="table-cell">
      <style:table-cell-properties style:vertical-align="middle" fo:background-color="#7a5ada">
        <style:background-image/>
      </style:table-cell-properties>
    </style:style>
    <style:style style:name="Tabela1.A2" style:family="table-cell">
      <style:table-cell-properties style:vertical-align="middle" fo:background-color="#eeeeff">
        <style:background-image/>
      </style:table-cell-properties>
    </style:style>
    <style:style style:name="Tabela2" style:family="table">
      <style:table-properties style:width="16.999cm" style:rel-width="100%" table:align="left"/>
    </style:style>
    <style:style style:name="Tabela2.A" style:family="table-column">
      <style:table-column-properties style:column-width="16.999cm" style:rel-column-width="65535*"/>
    </style:style>
    <style:style style:name="Tabela2.A1" style:family="table-cell">
      <style:table-cell-properties style:vertical-align="middle" fo:background-color="#7a5ada">
        <style:background-image/>
      </style:table-cell-properties>
    </style:style>
    <style:style style:name="Tabela2.A2" style:family="table-cell">
      <style:table-cell-properties style:vertical-align="middle" fo:background-color="#eeeeff">
        <style:background-image/>
      </style:table-cell-properties>
    </style:style>
    <style:style style:name="Tabela3" style:family="table">
      <style:table-properties style:width="16.999cm" style:rel-width="100%" table:align="left"/>
    </style:style>
    <style:style style:name="Tabela3.A" style:family="table-column">
      <style:table-column-properties style:column-width="16.999cm" style:rel-column-width="65535*"/>
    </style:style>
    <style:style style:name="Tabela3.A1" style:family="table-cell">
      <style:table-cell-properties style:vertical-align="middle" fo:background-color="#7a5ada">
        <style:background-image/>
      </style:table-cell-properties>
    </style:style>
    <style:style style:name="Tabela3.A2" style:family="table-cell">
      <style:table-cell-properties style:vertical-align="middle" fo:background-color="#eeeeff">
        <style:background-image/>
      </style:table-cell-properties>
    </style:style>
    <style:style style:name="Tabela4" style:family="table">
      <style:table-properties style:width="16.999cm" style:rel-width="100%" table:align="left"/>
    </style:style>
    <style:style style:name="Tabela4.A" style:family="table-column">
      <style:table-column-properties style:column-width="16.999cm" style:rel-column-width="65535*"/>
    </style:style>
    <style:style style:name="Tabela4.A1" style:family="table-cell">
      <style:table-cell-properties style:vertical-align="middle" fo:background-color="#ffbbbb">
        <style:background-image/>
      </style:table-cell-properties>
    </style:style>
    <style:style style:name="Tabela5" style:family="table">
      <style:table-properties style:width="16.999cm" style:rel-width="100%" table:align="left"/>
    </style:style>
    <style:style style:name="Tabela5.A" style:family="table-column">
      <style:table-column-properties style:column-width="16.999cm" style:rel-column-width="65535*"/>
    </style:style>
    <style:style style:name="Tabela5.A1" style:family="table-cell">
      <style:table-cell-properties style:vertical-align="middle" fo:background-color="#7a5ada">
        <style:background-image/>
      </style:table-cell-properties>
    </style:style>
    <style:style style:name="Tabela5.A2" style:family="table-cell">
      <style:table-cell-properties style:vertical-align="middle" fo:background-color="#eeeeff">
        <style:background-image/>
      </style:table-cell-properties>
    </style:style>
    <style:style style:name="Tabela6" style:family="table">
      <style:table-properties style:width="16.999cm" style:rel-width="100%" table:align="left"/>
    </style:style>
    <style:style style:name="Tabela6.A" style:family="table-column">
      <style:table-column-properties style:column-width="16.999cm" style:rel-column-width="65535*"/>
    </style:style>
    <style:style style:name="Tabela6.A1" style:family="table-cell">
      <style:table-cell-properties style:vertical-align="middle" fo:background-color="#7a5ada">
        <style:background-image/>
      </style:table-cell-properties>
    </style:style>
    <style:style style:name="Tabela6.A2" style:family="table-cell">
      <style:table-cell-properties style:vertical-align="middle" fo:background-color="#eeeeff">
        <style:background-image/>
      </style:table-cell-properties>
    </style:style>
    <style:style style:name="Tabela7" style:family="table">
      <style:table-properties style:width="16.999cm" style:rel-width="100%" table:align="left"/>
    </style:style>
    <style:style style:name="Tabela7.A" style:family="table-column">
      <style:table-column-properties style:column-width="16.999cm" style:rel-column-width="65535*"/>
    </style:style>
    <style:style style:name="Tabela7.A1" style:family="table-cell">
      <style:table-cell-properties style:vertical-align="middle" fo:background-color="#7a5ada">
        <style:background-image/>
      </style:table-cell-properties>
    </style:style>
    <style:style style:name="Tabela7.A2" style:family="table-cell">
      <style:table-cell-properties style:vertical-align="middle" fo:background-color="#eeeeff">
        <style:background-image/>
      </style:table-cell-properties>
    </style:style>
    <style:style style:name="Tabela8" style:family="table">
      <style:table-properties style:width="16.999cm" style:rel-width="100%" table:align="left"/>
    </style:style>
    <style:style style:name="Tabela8.A" style:family="table-column">
      <style:table-column-properties style:column-width="16.999cm" style:rel-column-width="65535*"/>
    </style:style>
    <style:style style:name="Tabela8.A1" style:family="table-cell">
      <style:table-cell-properties style:vertical-align="middle" fo:background-color="#7a5ada">
        <style:background-image/>
      </style:table-cell-properties>
    </style:style>
    <style:style style:name="Tabela8.A2" style:family="table-cell">
      <style:table-cell-properties style:vertical-align="middle" fo:background-color="#eeeeff">
        <style:background-image/>
      </style:table-cell-properties>
    </style:style>
    <style:style style:name="Tabela9" style:family="table">
      <style:table-properties style:width="16.999cm" style:rel-width="100%" table:align="left"/>
    </style:style>
    <style:style style:name="Tabela9.A" style:family="table-column">
      <style:table-column-properties style:column-width="16.999cm" style:rel-column-width="65535*"/>
    </style:style>
    <style:style style:name="Tabela9.A1" style:family="table-cell">
      <style:table-cell-properties style:vertical-align="middle" fo:background-color="#7a5ada">
        <style:background-image/>
      </style:table-cell-properties>
    </style:style>
    <style:style style:name="Tabela9.A2" style:family="table-cell">
      <style:table-cell-properties style:vertical-align="middle" fo:background-color="#eeeeff">
        <style:background-image/>
      </style:table-cell-properties>
    </style:style>
    <style:style style:name="Tabela10" style:family="table">
      <style:table-properties style:width="16.999cm" style:rel-width="100%" table:align="left"/>
    </style:style>
    <style:style style:name="Tabela10.A" style:family="table-column">
      <style:table-column-properties style:column-width="16.999cm" style:rel-column-width="65535*"/>
    </style:style>
    <style:style style:name="Tabela10.A1" style:family="table-cell">
      <style:table-cell-properties style:vertical-align="middle" fo:background-color="#7a5ada">
        <style:background-image/>
      </style:table-cell-properties>
    </style:style>
    <style:style style:name="Tabela10.A2" style:family="table-cell">
      <style:table-cell-properties style:vertical-align="middle" fo:background-color="#eeeeff">
        <style:background-image/>
      </style:table-cell-properties>
    </style:style>
    <style:style style:name="Tabela11" style:family="table">
      <style:table-properties style:width="16.999cm" style:rel-width="100%" table:align="left"/>
    </style:style>
    <style:style style:name="Tabela11.A" style:family="table-column">
      <style:table-column-properties style:column-width="16.999cm" style:rel-column-width="65535*"/>
    </style:style>
    <style:style style:name="Tabela11.A1" style:family="table-cell">
      <style:table-cell-properties style:vertical-align="middle" fo:background-color="#7a5ada">
        <style:background-image/>
      </style:table-cell-properties>
    </style:style>
    <style:style style:name="Tabela11.A2" style:family="table-cell">
      <style:table-cell-properties style:vertical-align="middle" fo:background-color="#eeeeff">
        <style:background-image/>
      </style:table-cell-properties>
    </style:style>
    <style:style style:name="Tabela12" style:family="table">
      <style:table-properties style:width="16.999cm" style:rel-width="100%" table:align="left"/>
    </style:style>
    <style:style style:name="Tabela12.A" style:family="table-column">
      <style:table-column-properties style:column-width="16.999cm" style:rel-column-width="65535*"/>
    </style:style>
    <style:style style:name="Tabela12.A1" style:family="table-cell">
      <style:table-cell-properties style:vertical-align="middle" fo:background-color="#7a5ada">
        <style:background-image/>
      </style:table-cell-properties>
    </style:style>
    <style:style style:name="Tabela12.A2" style:family="table-cell">
      <style:table-cell-properties style:vertical-align="middle" fo:background-color="#eeeeff">
        <style:background-image/>
      </style:table-cell-properties>
    </style:style>
    <style:style style:name="Tabela13" style:family="table">
      <style:table-properties style:width="16.999cm" style:rel-width="100%" table:align="left"/>
    </style:style>
    <style:style style:name="Tabela13.A" style:family="table-column">
      <style:table-column-properties style:column-width="16.999cm" style:rel-column-width="65535*"/>
    </style:style>
    <style:style style:name="Tabela13.A1" style:family="table-cell">
      <style:table-cell-properties style:vertical-align="middle" fo:background-color="#7a5ada">
        <style:background-image/>
      </style:table-cell-properties>
    </style:style>
    <style:style style:name="Tabela13.A2" style:family="table-cell">
      <style:table-cell-properties style:vertical-align="middle" fo:background-color="#eeeeff">
        <style:background-image/>
      </style:table-cell-properties>
    </style:style>
    <style:style style:name="Tabela14" style:family="table">
      <style:table-properties style:width="16.999cm" style:rel-width="100%" table:align="left"/>
    </style:style>
    <style:style style:name="Tabela14.A" style:family="table-column">
      <style:table-column-properties style:column-width="16.999cm" style:rel-column-width="65535*"/>
    </style:style>
    <style:style style:name="Tabela14.A1" style:family="table-cell">
      <style:table-cell-properties style:vertical-align="middle" fo:background-color="#7a5ada">
        <style:background-image/>
      </style:table-cell-properties>
    </style:style>
    <style:style style:name="Tabela14.A2" style:family="table-cell">
      <style:table-cell-properties style:vertical-align="middle" fo:background-color="#eeeeff">
        <style:background-image/>
      </style:table-cell-properties>
    </style:style>
    <style:style style:name="Tabela15" style:family="table">
      <style:table-properties style:width="17.604cm" table:align="left"/>
    </style:style>
    <style:style style:name="Tabela15.A" style:family="table-column">
      <style:table-column-properties style:column-width="17.604cm"/>
    </style:style>
    <style:style style:name="Tabela15.A1" style:family="table-cell">
      <style:table-cell-properties style:vertical-align="middle" fo:background-color="#7a5ada">
        <style:background-image/>
      </style:table-cell-properties>
    </style:style>
    <style:style style:name="Tabela15.A2" style:family="table-cell">
      <style:table-cell-properties style:vertical-align="middle" fo:background-color="#eeeeff">
        <style:background-image/>
      </style:table-cell-properties>
    </style:style>
    <style:style style:name="Tabela16" style:family="table">
      <style:table-properties style:width="16.999cm" style:rel-width="100%" table:align="left"/>
    </style:style>
    <style:style style:name="Tabela16.A" style:family="table-column">
      <style:table-column-properties style:column-width="16.999cm" style:rel-column-width="65535*"/>
    </style:style>
    <style:style style:name="Tabela16.A1" style:family="table-cell">
      <style:table-cell-properties style:vertical-align="middle" fo:background-color="#7a5ada">
        <style:background-image/>
      </style:table-cell-properties>
    </style:style>
    <style:style style:name="Tabela16.A2" style:family="table-cell">
      <style:table-cell-properties style:vertical-align="middle" fo:background-color="#eeeeff">
        <style:background-image/>
      </style:table-cell-properties>
    </style:style>
    <style:style style:name="Tabela17" style:family="table">
      <style:table-properties style:width="16.999cm" style:rel-width="100%" table:align="left"/>
    </style:style>
    <style:style style:name="Tabela17.A" style:family="table-column">
      <style:table-column-properties style:column-width="16.999cm" style:rel-column-width="65535*"/>
    </style:style>
    <style:style style:name="Tabela17.A1" style:family="table-cell">
      <style:table-cell-properties style:vertical-align="middle" fo:background-color="#bbffbb">
        <style:background-image/>
      </style:table-cell-properties>
    </style:style>
    <style:style style:name="Tabela18" style:family="table">
      <style:table-properties style:width="16.999cm" style:rel-width="100%" table:align="left"/>
    </style:style>
    <style:style style:name="Tabela18.A" style:family="table-column">
      <style:table-column-properties style:column-width="16.999cm" style:rel-column-width="65535*"/>
    </style:style>
    <style:style style:name="Tabela18.A1" style:family="table-cell">
      <style:table-cell-properties style:vertical-align="middle" fo:background-color="#7a5ada">
        <style:background-image/>
      </style:table-cell-properties>
    </style:style>
    <style:style style:name="Tabela18.A2" style:family="table-cell">
      <style:table-cell-properties style:vertical-align="middle" fo:background-color="#eeeeff">
        <style:background-image/>
      </style:table-cell-properties>
    </style:style>
    <style:style style:name="Tabela19" style:family="table">
      <style:table-properties style:width="16.999cm" style:rel-width="100%" table:align="left"/>
    </style:style>
    <style:style style:name="Tabela19.A" style:family="table-column">
      <style:table-column-properties style:column-width="16.999cm" style:rel-column-width="65535*"/>
    </style:style>
    <style:style style:name="Tabela19.A1" style:family="table-cell">
      <style:table-cell-properties style:vertical-align="middle" fo:background-color="#7a5ada">
        <style:background-image/>
      </style:table-cell-properties>
    </style:style>
    <style:style style:name="Tabela19.A2" style:family="table-cell">
      <style:table-cell-properties style:vertical-align="middle" fo:background-color="#eeeeff">
        <style:background-image/>
      </style:table-cell-properties>
    </style:style>
    <style:style style:name="Tabela20" style:family="table">
      <style:table-properties style:width="16.999cm" style:rel-width="100%" table:align="left"/>
    </style:style>
    <style:style style:name="Tabela20.A" style:family="table-column">
      <style:table-column-properties style:column-width="16.999cm" style:rel-column-width="65535*"/>
    </style:style>
    <style:style style:name="Tabela20.A1" style:family="table-cell">
      <style:table-cell-properties style:vertical-align="middle" fo:background-color="#7a5ada">
        <style:background-image/>
      </style:table-cell-properties>
    </style:style>
    <style:style style:name="Tabela20.A2" style:family="table-cell">
      <style:table-cell-properties style:vertical-align="middle" fo:background-color="#eeeeff">
        <style:background-image/>
      </style:table-cell-properties>
    </style:style>
    <style:style style:name="Tabela21" style:family="table">
      <style:table-properties style:width="16.999cm" style:rel-width="100%" table:align="left"/>
    </style:style>
    <style:style style:name="Tabela21.A" style:family="table-column">
      <style:table-column-properties style:column-width="16.999cm" style:rel-column-width="65535*"/>
    </style:style>
    <style:style style:name="Tabela21.A1" style:family="table-cell">
      <style:table-cell-properties style:vertical-align="middle" fo:background-color="#7a5ada">
        <style:background-image/>
      </style:table-cell-properties>
    </style:style>
    <style:style style:name="Tabela21.A2" style:family="table-cell">
      <style:table-cell-properties style:vertical-align="middle" fo:background-color="#eeeeff">
        <style:background-image/>
      </style:table-cell-properties>
    </style:style>
    <style:style style:name="Tabela22" style:family="table">
      <style:table-properties style:width="18.45cm" table:align="left"/>
    </style:style>
    <style:style style:name="Tabela22.A" style:family="table-column">
      <style:table-column-properties style:column-width="18.45cm"/>
    </style:style>
    <style:style style:name="Tabela22.A1" style:family="table-cell">
      <style:table-cell-properties style:vertical-align="middle" fo:background-color="#7a5ada">
        <style:background-image/>
      </style:table-cell-properties>
    </style:style>
    <style:style style:name="Tabela22.A2" style:family="table-cell">
      <style:table-cell-properties style:vertical-align="middle" fo:background-color="#eeeeff">
        <style:background-image/>
      </style:table-cell-properties>
    </style:style>
    <style:style style:name="Tabela23" style:family="table">
      <style:table-properties style:width="16.999cm" style:rel-width="100%" table:align="left"/>
    </style:style>
    <style:style style:name="Tabela23.A" style:family="table-column">
      <style:table-column-properties style:column-width="16.999cm" style:rel-column-width="65535*"/>
    </style:style>
    <style:style style:name="Tabela23.A1" style:family="table-cell">
      <style:table-cell-properties style:vertical-align="middle" fo:background-color="#7a5ada">
        <style:background-image/>
      </style:table-cell-properties>
    </style:style>
    <style:style style:name="Tabela23.A2" style:family="table-cell">
      <style:table-cell-properties style:vertical-align="middle" fo:background-color="#eeeeff">
        <style:background-image/>
      </style:table-cell-properties>
    </style:style>
    <style:style style:name="Tabela24" style:family="table">
      <style:table-properties style:width="19.509cm" table:align="left"/>
    </style:style>
    <style:style style:name="Tabela24.A" style:family="table-column">
      <style:table-column-properties style:column-width="19.509cm"/>
    </style:style>
    <style:style style:name="Tabela24.A1" style:family="table-cell">
      <style:table-cell-properties style:vertical-align="middle" fo:background-color="#7a5ada">
        <style:background-image/>
      </style:table-cell-properties>
    </style:style>
    <style:style style:name="Tabela24.A2" style:family="table-cell">
      <style:table-cell-properties style:vertical-align="middle" fo:background-color="#eeeeff">
        <style:background-image/>
      </style:table-cell-properties>
    </style:style>
    <style:style style:name="Tabela25" style:family="table">
      <style:table-properties style:width="16.999cm" style:rel-width="100%" table:align="left"/>
    </style:style>
    <style:style style:name="Tabela25.A" style:family="table-column">
      <style:table-column-properties style:column-width="16.999cm" style:rel-column-width="65535*"/>
    </style:style>
    <style:style style:name="Tabela25.A1" style:family="table-cell">
      <style:table-cell-properties style:vertical-align="middle" fo:background-color="#7a5ada">
        <style:background-image/>
      </style:table-cell-properties>
    </style:style>
    <style:style style:name="Tabela25.A2" style:family="table-cell">
      <style:table-cell-properties style:vertical-align="middle" fo:background-color="#eeeeff">
        <style:background-image/>
      </style:table-cell-properties>
    </style:style>
    <style:style style:name="Tabela26" style:family="table">
      <style:table-properties style:width="16.999cm" style:rel-width="100%" table:align="left"/>
    </style:style>
    <style:style style:name="Tabela26.A" style:family="table-column">
      <style:table-column-properties style:column-width="16.999cm" style:rel-column-width="65535*"/>
    </style:style>
    <style:style style:name="Tabela26.A1" style:family="table-cell">
      <style:table-cell-properties style:vertical-align="middle" fo:background-color="#7a5ada">
        <style:background-image/>
      </style:table-cell-properties>
    </style:style>
    <style:style style:name="Tabela26.A2" style:family="table-cell">
      <style:table-cell-properties style:vertical-align="middle" fo:background-color="#eeeeff">
        <style:background-image/>
      </style:table-cell-properties>
    </style:style>
    <style:style style:name="Tabela27" style:family="table">
      <style:table-properties style:width="16.999cm" style:rel-width="100%" table:align="left"/>
    </style:style>
    <style:style style:name="Tabela27.A" style:family="table-column">
      <style:table-column-properties style:column-width="16.999cm" style:rel-column-width="65535*"/>
    </style:style>
    <style:style style:name="Tabela27.A1" style:family="table-cell">
      <style:table-cell-properties style:vertical-align="middle" fo:background-color="#7a5ada">
        <style:background-image/>
      </style:table-cell-properties>
    </style:style>
    <style:style style:name="Tabela27.A2" style:family="table-cell">
      <style:table-cell-properties style:vertical-align="middle" fo:background-color="#eeeeff">
        <style:background-image/>
      </style:table-cell-properties>
    </style:style>
    <style:style style:name="Tabela28" style:family="table">
      <style:table-properties style:width="16.999cm" style:rel-width="100%" table:align="left"/>
    </style:style>
    <style:style style:name="Tabela28.A" style:family="table-column">
      <style:table-column-properties style:column-width="16.999cm" style:rel-column-width="65535*"/>
    </style:style>
    <style:style style:name="Tabela28.A1" style:family="table-cell">
      <style:table-cell-properties style:vertical-align="middle" fo:background-color="#7a5ada">
        <style:background-image/>
      </style:table-cell-properties>
    </style:style>
    <style:style style:name="Tabela28.A2" style:family="table-cell">
      <style:table-cell-properties style:vertical-align="middle" fo:background-color="#eeeeff">
        <style:background-image/>
      </style:table-cell-properties>
    </style:style>
    <style:style style:name="Tabela29" style:family="table">
      <style:table-properties style:width="16.999cm" style:rel-width="100%" table:align="left"/>
    </style:style>
    <style:style style:name="Tabela29.A" style:family="table-column">
      <style:table-column-properties style:column-width="16.999cm" style:rel-column-width="65535*"/>
    </style:style>
    <style:style style:name="Tabela29.A1" style:family="table-cell">
      <style:table-cell-properties style:vertical-align="middle" fo:background-color="#bbffbb">
        <style:background-image/>
      </style:table-cell-properties>
    </style:style>
    <style:style style:name="Tabela30" style:family="table">
      <style:table-properties style:width="16.999cm" style:rel-width="100%" table:align="left"/>
    </style:style>
    <style:style style:name="Tabela30.A" style:family="table-column">
      <style:table-column-properties style:column-width="16.999cm" style:rel-column-width="65535*"/>
    </style:style>
    <style:style style:name="Tabela30.A1" style:family="table-cell">
      <style:table-cell-properties style:vertical-align="middle" fo:background-color="#7a5ada">
        <style:background-image/>
      </style:table-cell-properties>
    </style:style>
    <style:style style:name="Tabela30.A2" style:family="table-cell">
      <style:table-cell-properties style:vertical-align="middle" fo:background-color="#eeeeff">
        <style:background-image/>
      </style:table-cell-properties>
    </style:style>
    <style:style style:name="Tabela31" style:family="table">
      <style:table-properties style:width="16.999cm" style:rel-width="100%" table:align="left"/>
    </style:style>
    <style:style style:name="Tabela31.A" style:family="table-column">
      <style:table-column-properties style:column-width="16.999cm" style:rel-column-width="65535*"/>
    </style:style>
    <style:style style:name="Tabela31.A1" style:family="table-cell">
      <style:table-cell-properties style:vertical-align="middle" fo:background-color="#ffbbbb">
        <style:background-image/>
      </style:table-cell-properties>
    </style:style>
    <style:style style:name="Tabela32" style:family="table">
      <style:table-properties style:width="18.45cm" table:align="left"/>
    </style:style>
    <style:style style:name="Tabela32.A" style:family="table-column">
      <style:table-column-properties style:column-width="18.45cm"/>
    </style:style>
    <style:style style:name="Tabela32.A1" style:family="table-cell">
      <style:table-cell-properties style:vertical-align="middle" fo:background-color="#7a5ada">
        <style:background-image/>
      </style:table-cell-properties>
    </style:style>
    <style:style style:name="Tabela32.A2" style:family="table-cell">
      <style:table-cell-properties style:vertical-align="middle" fo:background-color="#eeeeff">
        <style:background-image/>
      </style:table-cell-properties>
    </style:style>
    <style:style style:name="Tabela33" style:family="table">
      <style:table-properties style:width="18.027cm" table:align="left"/>
    </style:style>
    <style:style style:name="Tabela33.A" style:family="table-column">
      <style:table-column-properties style:column-width="18.027cm"/>
    </style:style>
    <style:style style:name="Tabela33.A1" style:family="table-cell">
      <style:table-cell-properties style:vertical-align="middle" fo:background-color="#7a5ada">
        <style:background-image/>
      </style:table-cell-properties>
    </style:style>
    <style:style style:name="Tabela33.A2" style:family="table-cell">
      <style:table-cell-properties style:vertical-align="middle" fo:background-color="#eeeeff">
        <style:background-image/>
      </style:table-cell-properties>
    </style:style>
    <style:style style:name="Tabela34" style:family="table">
      <style:table-properties style:width="16.999cm" style:rel-width="100%" table:align="left"/>
    </style:style>
    <style:style style:name="Tabela34.A" style:family="table-column">
      <style:table-column-properties style:column-width="16.999cm" style:rel-column-width="65535*"/>
    </style:style>
    <style:style style:name="Tabela34.A1" style:family="table-cell">
      <style:table-cell-properties style:vertical-align="middle" fo:background-color="#bbffbb">
        <style:background-image/>
      </style:table-cell-properties>
    </style:style>
    <style:style style:name="Tabela35" style:family="table">
      <style:table-properties style:width="16.999cm" style:rel-width="100%" table:align="left"/>
    </style:style>
    <style:style style:name="Tabela35.A" style:family="table-column">
      <style:table-column-properties style:column-width="16.999cm" style:rel-column-width="65535*"/>
    </style:style>
    <style:style style:name="Tabela35.A1" style:family="table-cell">
      <style:table-cell-properties style:vertical-align="middle" fo:background-color="#7a5ada">
        <style:background-image/>
      </style:table-cell-properties>
    </style:style>
    <style:style style:name="Tabela35.A2" style:family="table-cell">
      <style:table-cell-properties style:vertical-align="middle" fo:background-color="#eeeeff">
        <style:background-image/>
      </style:table-cell-properties>
    </style:style>
    <style:style style:name="Tabela36" style:family="table">
      <style:table-properties style:width="16.999cm" style:rel-width="100%" table:align="left"/>
    </style:style>
    <style:style style:name="Tabela36.A" style:family="table-column">
      <style:table-column-properties style:column-width="16.999cm" style:rel-column-width="65535*"/>
    </style:style>
    <style:style style:name="Tabela36.A1" style:family="table-cell">
      <style:table-cell-properties style:vertical-align="middle" fo:background-color="#7a5ada">
        <style:background-image/>
      </style:table-cell-properties>
    </style:style>
    <style:style style:name="Tabela36.A2" style:family="table-cell">
      <style:table-cell-properties style:vertical-align="middle" fo:background-color="#eeeeff">
        <style:background-image/>
      </style:table-cell-properties>
    </style:style>
    <style:style style:name="Tabela37" style:family="table">
      <style:table-properties style:width="16.999cm" style:rel-width="100%" table:align="left"/>
    </style:style>
    <style:style style:name="Tabela37.A" style:family="table-column">
      <style:table-column-properties style:column-width="16.999cm" style:rel-column-width="65535*"/>
    </style:style>
    <style:style style:name="Tabela37.A1" style:family="table-cell">
      <style:table-cell-properties style:vertical-align="middle" fo:background-color="#7a5ada">
        <style:background-image/>
      </style:table-cell-properties>
    </style:style>
    <style:style style:name="Tabela37.A2" style:family="table-cell">
      <style:table-cell-properties style:vertical-align="middle" fo:background-color="#eeeeff">
        <style:background-image/>
      </style:table-cell-properties>
    </style:style>
    <style:style style:name="Tabela38" style:family="table">
      <style:table-properties style:width="16.999cm" style:rel-width="100%" table:align="left"/>
    </style:style>
    <style:style style:name="Tabela38.A" style:family="table-column">
      <style:table-column-properties style:column-width="16.999cm" style:rel-column-width="65535*"/>
    </style:style>
    <style:style style:name="Tabela38.A1" style:family="table-cell">
      <style:table-cell-properties style:vertical-align="middle" fo:background-color="#7a5ada">
        <style:background-image/>
      </style:table-cell-properties>
    </style:style>
    <style:style style:name="Tabela38.A2" style:family="table-cell">
      <style:table-cell-properties style:vertical-align="middle" fo:background-color="#eeeeff">
        <style:background-image/>
      </style:table-cell-properties>
    </style:style>
    <style:style style:name="Tabela39" style:family="table">
      <style:table-properties style:width="16.999cm" style:rel-width="100%" table:align="left"/>
    </style:style>
    <style:style style:name="Tabela39.A" style:family="table-column">
      <style:table-column-properties style:column-width="16.999cm" style:rel-column-width="65535*"/>
    </style:style>
    <style:style style:name="Tabela39.A1" style:family="table-cell">
      <style:table-cell-properties style:vertical-align="middle" fo:background-color="#7a5ada">
        <style:background-image/>
      </style:table-cell-properties>
    </style:style>
    <style:style style:name="Tabela39.A2" style:family="table-cell">
      <style:table-cell-properties style:vertical-align="middle" fo:background-color="#eeeeff">
        <style:background-image/>
      </style:table-cell-properties>
    </style:style>
    <style:style style:name="Tabela40" style:family="table">
      <style:table-properties style:width="16.999cm" style:rel-width="100%" table:align="left"/>
    </style:style>
    <style:style style:name="Tabela40.A" style:family="table-column">
      <style:table-column-properties style:column-width="16.999cm" style:rel-column-width="65535*"/>
    </style:style>
    <style:style style:name="Tabela40.A1" style:family="table-cell">
      <style:table-cell-properties style:vertical-align="middle" fo:background-color="#7a5ada">
        <style:background-image/>
      </style:table-cell-properties>
    </style:style>
    <style:style style:name="Tabela40.A2" style:family="table-cell">
      <style:table-cell-properties style:vertical-align="middle" fo:background-color="#eeeeff">
        <style:background-image/>
      </style:table-cell-properties>
    </style:style>
    <style:style style:name="Tabela41" style:family="table">
      <style:table-properties style:width="16.999cm" style:rel-width="100%" table:align="left"/>
    </style:style>
    <style:style style:name="Tabela41.A" style:family="table-column">
      <style:table-column-properties style:column-width="16.999cm" style:rel-column-width="65535*"/>
    </style:style>
    <style:style style:name="Tabela41.A1" style:family="table-cell">
      <style:table-cell-properties style:vertical-align="middle" fo:background-color="#7a5ada">
        <style:background-image/>
      </style:table-cell-properties>
    </style:style>
    <style:style style:name="Tabela41.A2" style:family="table-cell">
      <style:table-cell-properties style:vertical-align="middle" fo:background-color="#eeeeff">
        <style:background-image/>
      </style:table-cell-properties>
    </style:style>
    <style:style style:name="Tabela42" style:family="table">
      <style:table-properties style:width="16.999cm" style:rel-width="100%" table:align="left"/>
    </style:style>
    <style:style style:name="Tabela42.A" style:family="table-column">
      <style:table-column-properties style:column-width="16.999cm" style:rel-column-width="65535*"/>
    </style:style>
    <style:style style:name="Tabela42.A1" style:family="table-cell">
      <style:table-cell-properties style:vertical-align="middle" fo:background-color="#7a5ada">
        <style:background-image/>
      </style:table-cell-properties>
    </style:style>
    <style:style style:name="Tabela42.A2" style:family="table-cell">
      <style:table-cell-properties style:vertical-align="middle" fo:background-color="#eeeeff">
        <style:background-image/>
      </style:table-cell-properties>
    </style:style>
    <style:style style:name="Tabela43" style:family="table">
      <style:table-properties style:width="16.999cm" style:rel-width="100%" table:align="left"/>
    </style:style>
    <style:style style:name="Tabela43.A" style:family="table-column">
      <style:table-column-properties style:column-width="16.999cm" style:rel-column-width="65535*"/>
    </style:style>
    <style:style style:name="Tabela43.A1" style:family="table-cell">
      <style:table-cell-properties style:vertical-align="middle" fo:background-color="#7a5ada">
        <style:background-image/>
      </style:table-cell-properties>
    </style:style>
    <style:style style:name="Tabela43.A2" style:family="table-cell">
      <style:table-cell-properties style:vertical-align="middle" fo:background-color="#eeeeff">
        <style:background-image/>
      </style:table-cell-properties>
    </style:style>
    <style:style style:name="Tabela44" style:family="table">
      <style:table-properties style:width="16.999cm" style:rel-width="100%" table:align="left"/>
    </style:style>
    <style:style style:name="Tabela44.A" style:family="table-column">
      <style:table-column-properties style:column-width="16.999cm" style:rel-column-width="65535*"/>
    </style:style>
    <style:style style:name="Tabela44.A1" style:family="table-cell">
      <style:table-cell-properties style:vertical-align="middle" fo:background-color="#7a5ada">
        <style:background-image/>
      </style:table-cell-properties>
    </style:style>
    <style:style style:name="Tabela44.A2" style:family="table-cell">
      <style:table-cell-properties style:vertical-align="middle" fo:background-color="#eeeeff">
        <style:background-image/>
      </style:table-cell-properties>
    </style:style>
    <style:style style:name="Tabela45" style:family="table">
      <style:table-properties style:width="16.999cm" style:rel-width="100%" table:align="left"/>
    </style:style>
    <style:style style:name="Tabela45.A" style:family="table-column">
      <style:table-column-properties style:column-width="16.999cm" style:rel-column-width="65535*"/>
    </style:style>
    <style:style style:name="Tabela45.A1" style:family="table-cell">
      <style:table-cell-properties style:vertical-align="middle" fo:background-color="#7a5ada">
        <style:background-image/>
      </style:table-cell-properties>
    </style:style>
    <style:style style:name="Tabela45.A2" style:family="table-cell">
      <style:table-cell-properties style:vertical-align="middle" fo:background-color="#eeeeff">
        <style:background-image/>
      </style:table-cell-properties>
    </style:style>
    <style:style style:name="Tabela46" style:family="table">
      <style:table-properties style:width="16.999cm" style:rel-width="100%" table:align="left"/>
    </style:style>
    <style:style style:name="Tabela46.A" style:family="table-column">
      <style:table-column-properties style:column-width="16.999cm" style:rel-column-width="65535*"/>
    </style:style>
    <style:style style:name="Tabela46.A1" style:family="table-cell">
      <style:table-cell-properties style:vertical-align="middle" fo:background-color="#bbffbb">
        <style:background-image/>
      </style:table-cell-properties>
    </style:style>
    <style:style style:name="Tabela47" style:family="table">
      <style:table-properties style:width="16.999cm" style:rel-width="100%" table:align="left"/>
    </style:style>
    <style:style style:name="Tabela47.A" style:family="table-column">
      <style:table-column-properties style:column-width="16.999cm" style:rel-column-width="65535*"/>
    </style:style>
    <style:style style:name="Tabela47.A1" style:family="table-cell">
      <style:table-cell-properties style:vertical-align="middle" fo:background-color="#7a5ada">
        <style:background-image/>
      </style:table-cell-properties>
    </style:style>
    <style:style style:name="Tabela47.A2" style:family="table-cell">
      <style:table-cell-properties style:vertical-align="middle" fo:background-color="#eeeeff">
        <style:background-image/>
      </style:table-cell-properties>
    </style:style>
    <style:style style:name="Tabela48" style:family="table">
      <style:table-properties style:width="16.999cm" style:rel-width="100%" table:align="left"/>
    </style:style>
    <style:style style:name="Tabela48.A" style:family="table-column">
      <style:table-column-properties style:column-width="16.999cm" style:rel-column-width="65535*"/>
    </style:style>
    <style:style style:name="Tabela48.A1" style:family="table-cell">
      <style:table-cell-properties style:vertical-align="middle" fo:background-color="#7a5ada">
        <style:background-image/>
      </style:table-cell-properties>
    </style:style>
    <style:style style:name="Tabela48.A2" style:family="table-cell">
      <style:table-cell-properties style:vertical-align="middle" fo:background-color="#eeeeff">
        <style:background-image/>
      </style:table-cell-properties>
    </style:style>
    <style:style style:name="Tabela49" style:family="table">
      <style:table-properties style:width="16.999cm" style:rel-width="100%" table:align="left"/>
    </style:style>
    <style:style style:name="Tabela49.A" style:family="table-column">
      <style:table-column-properties style:column-width="16.999cm" style:rel-column-width="65535*"/>
    </style:style>
    <style:style style:name="Tabela49.A1" style:family="table-cell">
      <style:table-cell-properties style:vertical-align="middle" fo:background-color="#7a5ada">
        <style:background-image/>
      </style:table-cell-properties>
    </style:style>
    <style:style style:name="Tabela49.A2" style:family="table-cell">
      <style:table-cell-properties style:vertical-align="middle" fo:background-color="#eeeeff">
        <style:background-image/>
      </style:table-cell-properties>
    </style:style>
    <style:style style:name="Tabela50" style:family="table">
      <style:table-properties style:width="16.999cm" style:rel-width="100%" table:align="left"/>
    </style:style>
    <style:style style:name="Tabela50.A" style:family="table-column">
      <style:table-column-properties style:column-width="16.999cm" style:rel-column-width="65535*"/>
    </style:style>
    <style:style style:name="Tabela50.A1" style:family="table-cell">
      <style:table-cell-properties style:vertical-align="middle" fo:background-color="#7a5ada">
        <style:background-image/>
      </style:table-cell-properties>
    </style:style>
    <style:style style:name="Tabela50.A2" style:family="table-cell">
      <style:table-cell-properties style:vertical-align="middle" fo:background-color="#eeeeff">
        <style:background-image/>
      </style:table-cell-properties>
    </style:style>
    <style:style style:name="Tabela51" style:family="table">
      <style:table-properties style:width="23.954cm" table:align="left"/>
    </style:style>
    <style:style style:name="Tabela51.A" style:family="table-column">
      <style:table-column-properties style:column-width="23.954cm"/>
    </style:style>
    <style:style style:name="Tabela51.A1" style:family="table-cell">
      <style:table-cell-properties style:vertical-align="middle" fo:background-color="#7a5ada">
        <style:background-image/>
      </style:table-cell-properties>
    </style:style>
    <style:style style:name="Tabela51.A2" style:family="table-cell">
      <style:table-cell-properties style:vertical-align="middle" fo:background-color="#eeeeff">
        <style:background-image/>
      </style:table-cell-properties>
    </style:style>
    <style:style style:name="Tabela52" style:family="table">
      <style:table-properties style:width="25.647cm" table:align="left"/>
    </style:style>
    <style:style style:name="Tabela52.A" style:family="table-column">
      <style:table-column-properties style:column-width="25.647cm"/>
    </style:style>
    <style:style style:name="Tabela52.A1" style:family="table-cell">
      <style:table-cell-properties style:vertical-align="middle" fo:background-color="#7a5ada">
        <style:background-image/>
      </style:table-cell-properties>
    </style:style>
    <style:style style:name="Tabela52.A2" style:family="table-cell">
      <style:table-cell-properties style:vertical-align="middle" fo:background-color="#eeeeff">
        <style:background-image/>
      </style:table-cell-properties>
    </style:style>
    <style:style style:name="Tabela53" style:family="table">
      <style:table-properties style:width="16.999cm" style:rel-width="100%" table:align="left"/>
    </style:style>
    <style:style style:name="Tabela53.A" style:family="table-column">
      <style:table-column-properties style:column-width="16.999cm" style:rel-column-width="65535*"/>
    </style:style>
    <style:style style:name="Tabela53.A1" style:family="table-cell">
      <style:table-cell-properties style:vertical-align="middle" fo:background-color="#7a5ada">
        <style:background-image/>
      </style:table-cell-properties>
    </style:style>
    <style:style style:name="Tabela53.A2" style:family="table-cell">
      <style:table-cell-properties style:vertical-align="middle" fo:background-color="#eeeeff">
        <style:background-image/>
      </style:table-cell-properties>
    </style:style>
    <style:style style:name="Tabela54" style:family="table">
      <style:table-properties style:width="16.999cm" style:rel-width="100%" table:align="left"/>
    </style:style>
    <style:style style:name="Tabela54.A" style:family="table-column">
      <style:table-column-properties style:column-width="16.999cm" style:rel-column-width="65535*"/>
    </style:style>
    <style:style style:name="Tabela54.A1" style:family="table-cell">
      <style:table-cell-properties style:vertical-align="middle" fo:background-color="#7a5ada">
        <style:background-image/>
      </style:table-cell-properties>
    </style:style>
    <style:style style:name="Tabela54.A2" style:family="table-cell">
      <style:table-cell-properties style:vertical-align="middle" fo:background-color="#eeeeff">
        <style:background-image/>
      </style:table-cell-properties>
    </style:style>
    <style:style style:name="Tabela55" style:family="table">
      <style:table-properties style:width="16.999cm" style:rel-width="100%" table:align="left"/>
    </style:style>
    <style:style style:name="Tabela55.A" style:family="table-column">
      <style:table-column-properties style:column-width="16.999cm" style:rel-column-width="65535*"/>
    </style:style>
    <style:style style:name="Tabela55.A1" style:family="table-cell">
      <style:table-cell-properties style:vertical-align="middle" fo:background-color="#7a5ada">
        <style:background-image/>
      </style:table-cell-properties>
    </style:style>
    <style:style style:name="Tabela55.A2" style:family="table-cell">
      <style:table-cell-properties style:vertical-align="middle" fo:background-color="#eeeeff">
        <style:background-image/>
      </style:table-cell-properties>
    </style:style>
    <style:style style:name="Tabela56" style:family="table">
      <style:table-properties style:width="16.999cm" style:rel-width="100%" table:align="left"/>
    </style:style>
    <style:style style:name="Tabela56.A" style:family="table-column">
      <style:table-column-properties style:column-width="16.999cm" style:rel-column-width="65535*"/>
    </style:style>
    <style:style style:name="Tabela56.A1" style:family="table-cell">
      <style:table-cell-properties style:vertical-align="middle" fo:background-color="#7a5ada">
        <style:background-image/>
      </style:table-cell-properties>
    </style:style>
    <style:style style:name="Tabela56.A2" style:family="table-cell">
      <style:table-cell-properties style:vertical-align="middle" fo:background-color="#eeeeff">
        <style:background-image/>
      </style:table-cell-properties>
    </style:style>
    <style:style style:name="Tabela57" style:family="table">
      <style:table-properties style:width="16.999cm" style:rel-width="100%" table:align="left"/>
    </style:style>
    <style:style style:name="Tabela57.A" style:family="table-column">
      <style:table-column-properties style:column-width="16.999cm" style:rel-column-width="65535*"/>
    </style:style>
    <style:style style:name="Tabela57.A1" style:family="table-cell">
      <style:table-cell-properties style:vertical-align="middle" fo:background-color="#7a5ada">
        <style:background-image/>
      </style:table-cell-properties>
    </style:style>
    <style:style style:name="Tabela57.A2" style:family="table-cell">
      <style:table-cell-properties style:vertical-align="middle" fo:background-color="#eeeeff">
        <style:background-image/>
      </style:table-cell-properties>
    </style:style>
    <style:style style:name="Tabela58" style:family="table">
      <style:table-properties style:width="16.999cm" style:rel-width="100%" table:align="left"/>
    </style:style>
    <style:style style:name="Tabela58.A" style:family="table-column">
      <style:table-column-properties style:column-width="16.999cm" style:rel-column-width="65535*"/>
    </style:style>
    <style:style style:name="Tabela58.A1" style:family="table-cell">
      <style:table-cell-properties style:vertical-align="middle" fo:background-color="#7a5ada">
        <style:background-image/>
      </style:table-cell-properties>
    </style:style>
    <style:style style:name="Tabela58.A2" style:family="table-cell">
      <style:table-cell-properties style:vertical-align="middle" fo:background-color="#eeeeff">
        <style:background-image/>
      </style:table-cell-properties>
    </style:style>
    <style:style style:name="Tabela59" style:family="table">
      <style:table-properties style:width="16.999cm" style:rel-width="100%" table:align="left"/>
    </style:style>
    <style:style style:name="Tabela59.A" style:family="table-column">
      <style:table-column-properties style:column-width="16.999cm" style:rel-column-width="65535*"/>
    </style:style>
    <style:style style:name="Tabela59.A1" style:family="table-cell">
      <style:table-cell-properties style:vertical-align="middle" fo:background-color="#7a5ada">
        <style:background-image/>
      </style:table-cell-properties>
    </style:style>
    <style:style style:name="Tabela59.A2" style:family="table-cell">
      <style:table-cell-properties style:vertical-align="middle" fo:background-color="#eeeeff">
        <style:background-image/>
      </style:table-cell-properties>
    </style:style>
    <style:style style:name="Tabela60" style:family="table">
      <style:table-properties style:width="16.999cm" style:rel-width="100%" table:align="left"/>
    </style:style>
    <style:style style:name="Tabela60.A" style:family="table-column">
      <style:table-column-properties style:column-width="16.999cm" style:rel-column-width="65535*"/>
    </style:style>
    <style:style style:name="Tabela60.A1" style:family="table-cell">
      <style:table-cell-properties style:vertical-align="middle" fo:background-color="#7a5ada">
        <style:background-image/>
      </style:table-cell-properties>
    </style:style>
    <style:style style:name="Tabela60.A2" style:family="table-cell">
      <style:table-cell-properties style:vertical-align="middle" fo:background-color="#eeeeff">
        <style:background-image/>
      </style:table-cell-properties>
    </style:style>
    <style:style style:name="Tabela61" style:family="table">
      <style:table-properties style:width="16.999cm" style:rel-width="100%" table:align="left"/>
    </style:style>
    <style:style style:name="Tabela61.A" style:family="table-column">
      <style:table-column-properties style:column-width="16.999cm" style:rel-column-width="65535*"/>
    </style:style>
    <style:style style:name="Tabela61.A1" style:family="table-cell">
      <style:table-cell-properties style:vertical-align="middle" fo:background-color="#7a5ada">
        <style:background-image/>
      </style:table-cell-properties>
    </style:style>
    <style:style style:name="Tabela61.A2" style:family="table-cell">
      <style:table-cell-properties style:vertical-align="middle" fo:background-color="#eeeeff">
        <style:background-image/>
      </style:table-cell-properties>
    </style:style>
    <style:style style:name="Tabela62" style:family="table">
      <style:table-properties style:width="16.999cm" style:rel-width="100%" table:align="left"/>
    </style:style>
    <style:style style:name="Tabela62.A" style:family="table-column">
      <style:table-column-properties style:column-width="16.999cm" style:rel-column-width="65535*"/>
    </style:style>
    <style:style style:name="Tabela62.A1" style:family="table-cell">
      <style:table-cell-properties style:vertical-align="middle" fo:background-color="#bbffbb">
        <style:background-image/>
      </style:table-cell-properties>
    </style:style>
    <style:style style:name="Tabela63" style:family="table">
      <style:table-properties style:width="16.999cm" style:rel-width="100%" table:align="left"/>
    </style:style>
    <style:style style:name="Tabela63.A" style:family="table-column">
      <style:table-column-properties style:column-width="16.999cm" style:rel-column-width="65535*"/>
    </style:style>
    <style:style style:name="Tabela63.A1" style:family="table-cell">
      <style:table-cell-properties style:vertical-align="middle" fo:background-color="#7a5ada">
        <style:background-image/>
      </style:table-cell-properties>
    </style:style>
    <style:style style:name="Tabela63.A2" style:family="table-cell">
      <style:table-cell-properties style:vertical-align="middle" fo:background-color="#eeeeff">
        <style:background-image/>
      </style:table-cell-properties>
    </style:style>
    <style:style style:name="Tabela64" style:family="table">
      <style:table-properties style:width="16.999cm" style:rel-width="100%" table:align="left"/>
    </style:style>
    <style:style style:name="Tabela64.A" style:family="table-column">
      <style:table-column-properties style:column-width="16.999cm" style:rel-column-width="65535*"/>
    </style:style>
    <style:style style:name="Tabela64.A1" style:family="table-cell">
      <style:table-cell-properties style:vertical-align="middle" fo:background-color="#7a5ada">
        <style:background-image/>
      </style:table-cell-properties>
    </style:style>
    <style:style style:name="Tabela64.A2" style:family="table-cell">
      <style:table-cell-properties style:vertical-align="middle" fo:background-color="#eeeeff">
        <style:background-image/>
      </style:table-cell-properties>
    </style:style>
    <style:style style:name="Tabela65" style:family="table">
      <style:table-properties style:width="16.999cm" style:rel-width="100%" table:align="left"/>
    </style:style>
    <style:style style:name="Tabela65.A" style:family="table-column">
      <style:table-column-properties style:column-width="16.999cm" style:rel-column-width="65535*"/>
    </style:style>
    <style:style style:name="Tabela65.A1" style:family="table-cell">
      <style:table-cell-properties style:vertical-align="middle" fo:background-color="#7a5ada">
        <style:background-image/>
      </style:table-cell-properties>
    </style:style>
    <style:style style:name="Tabela65.A2" style:family="table-cell">
      <style:table-cell-properties style:vertical-align="middle" fo:background-color="#eeeeff">
        <style:background-image/>
      </style:table-cell-properties>
    </style:style>
    <style:style style:name="Tabela66" style:family="table">
      <style:table-properties style:width="16.999cm" style:rel-width="100%" table:align="left"/>
    </style:style>
    <style:style style:name="Tabela66.A" style:family="table-column">
      <style:table-column-properties style:column-width="16.999cm" style:rel-column-width="65535*"/>
    </style:style>
    <style:style style:name="Tabela66.A1" style:family="table-cell">
      <style:table-cell-properties style:vertical-align="middle" fo:background-color="#7a5ada">
        <style:background-image/>
      </style:table-cell-properties>
    </style:style>
    <style:style style:name="Tabela66.A2" style:family="table-cell">
      <style:table-cell-properties style:vertical-align="middle" fo:background-color="#eeeeff">
        <style:background-image/>
      </style:table-cell-properties>
    </style:style>
    <style:style style:name="Tabela67" style:family="table">
      <style:table-properties style:width="16.999cm" style:rel-width="100%" table:align="left"/>
    </style:style>
    <style:style style:name="Tabela67.A" style:family="table-column">
      <style:table-column-properties style:column-width="16.999cm" style:rel-column-width="65535*"/>
    </style:style>
    <style:style style:name="Tabela67.A1" style:family="table-cell">
      <style:table-cell-properties style:vertical-align="middle" fo:background-color="#bbffbb">
        <style:background-image/>
      </style:table-cell-properties>
    </style:style>
    <style:style style:name="Tabela68" style:family="table">
      <style:table-properties style:width="16.999cm" style:rel-width="100%" table:align="left"/>
    </style:style>
    <style:style style:name="Tabela68.A" style:family="table-column">
      <style:table-column-properties style:column-width="16.999cm" style:rel-column-width="65535*"/>
    </style:style>
    <style:style style:name="Tabela68.A1" style:family="table-cell">
      <style:table-cell-properties style:vertical-align="middle" fo:background-color="#7a5ada">
        <style:background-image/>
      </style:table-cell-properties>
    </style:style>
    <style:style style:name="Tabela68.A2" style:family="table-cell">
      <style:table-cell-properties style:vertical-align="middle" fo:background-color="#eeeeff">
        <style:background-image/>
      </style:table-cell-properties>
    </style:style>
    <style:style style:name="Tabela69" style:family="table">
      <style:table-properties style:width="16.999cm" style:rel-width="100%" table:align="left"/>
    </style:style>
    <style:style style:name="Tabela69.A" style:family="table-column">
      <style:table-column-properties style:column-width="16.999cm" style:rel-column-width="65535*"/>
    </style:style>
    <style:style style:name="Tabela69.A1" style:family="table-cell">
      <style:table-cell-properties style:vertical-align="middle" fo:background-color="#7a5ada">
        <style:background-image/>
      </style:table-cell-properties>
    </style:style>
    <style:style style:name="Tabela69.A2" style:family="table-cell">
      <style:table-cell-properties style:vertical-align="middle" fo:background-color="#eeeeff">
        <style:background-image/>
      </style:table-cell-properties>
    </style:style>
    <style:style style:name="Tabela70" style:family="table">
      <style:table-properties style:width="16.999cm" style:rel-width="100%" table:align="left"/>
    </style:style>
    <style:style style:name="Tabela70.A" style:family="table-column">
      <style:table-column-properties style:column-width="16.999cm" style:rel-column-width="65535*"/>
    </style:style>
    <style:style style:name="Tabela70.A1" style:family="table-cell">
      <style:table-cell-properties style:vertical-align="middle" fo:background-color="#bbffbb">
        <style:background-image/>
      </style:table-cell-properties>
    </style:style>
    <style:style style:name="Tabela71" style:family="table">
      <style:table-properties style:width="16.999cm" style:rel-width="100%" table:align="left"/>
    </style:style>
    <style:style style:name="Tabela71.A" style:family="table-column">
      <style:table-column-properties style:column-width="16.999cm" style:rel-column-width="65535*"/>
    </style:style>
    <style:style style:name="Tabela71.A1" style:family="table-cell">
      <style:table-cell-properties style:vertical-align="middle" fo:background-color="#7a5ada">
        <style:background-image/>
      </style:table-cell-properties>
    </style:style>
    <style:style style:name="Tabela71.A2" style:family="table-cell">
      <style:table-cell-properties style:vertical-align="middle" fo:background-color="#eeeeff">
        <style:background-image/>
      </style:table-cell-properties>
    </style:style>
    <style:style style:name="Tabela72" style:family="table">
      <style:table-properties style:width="16.999cm" style:rel-width="100%" table:align="left"/>
    </style:style>
    <style:style style:name="Tabela72.A" style:family="table-column">
      <style:table-column-properties style:column-width="16.999cm" style:rel-column-width="65535*"/>
    </style:style>
    <style:style style:name="Tabela72.A1" style:family="table-cell">
      <style:table-cell-properties style:vertical-align="middle" fo:background-color="#7a5ada">
        <style:background-image/>
      </style:table-cell-properties>
    </style:style>
    <style:style style:name="Tabela72.A2" style:family="table-cell">
      <style:table-cell-properties style:vertical-align="middle" fo:background-color="#eeeeff">
        <style:background-image/>
      </style:table-cell-properties>
    </style:style>
    <style:style style:name="Tabela73" style:family="table">
      <style:table-properties style:width="16.999cm" style:rel-width="100%" table:align="left"/>
    </style:style>
    <style:style style:name="Tabela73.A" style:family="table-column">
      <style:table-column-properties style:column-width="16.999cm" style:rel-column-width="65535*"/>
    </style:style>
    <style:style style:name="Tabela73.A1" style:family="table-cell">
      <style:table-cell-properties style:vertical-align="middle" fo:background-color="#7a5ada">
        <style:background-image/>
      </style:table-cell-properties>
    </style:style>
    <style:style style:name="Tabela73.A2" style:family="table-cell">
      <style:table-cell-properties style:vertical-align="middle" fo:background-color="#eeeeff">
        <style:background-image/>
      </style:table-cell-properties>
    </style:style>
    <style:style style:name="Tabela74" style:family="table">
      <style:table-properties style:width="19.297cm" table:align="left"/>
    </style:style>
    <style:style style:name="Tabela74.A" style:family="table-column">
      <style:table-column-properties style:column-width="19.297cm"/>
    </style:style>
    <style:style style:name="Tabela74.A1" style:family="table-cell">
      <style:table-cell-properties style:vertical-align="middle" fo:background-color="#7a5ada">
        <style:background-image/>
      </style:table-cell-properties>
    </style:style>
    <style:style style:name="Tabela74.A2" style:family="table-cell">
      <style:table-cell-properties style:vertical-align="middle" fo:background-color="#eeeeff">
        <style:background-image/>
      </style:table-cell-properties>
    </style:style>
    <style:style style:name="Tabela75" style:family="table">
      <style:table-properties style:width="16.999cm" style:rel-width="100%" table:align="left"/>
    </style:style>
    <style:style style:name="Tabela75.A" style:family="table-column">
      <style:table-column-properties style:column-width="16.999cm" style:rel-column-width="65535*"/>
    </style:style>
    <style:style style:name="Tabela75.A1" style:family="table-cell">
      <style:table-cell-properties style:vertical-align="middle" fo:background-color="#7a5ada">
        <style:background-image/>
      </style:table-cell-properties>
    </style:style>
    <style:style style:name="Tabela75.A2" style:family="table-cell">
      <style:table-cell-properties style:vertical-align="middle" fo:background-color="#eeeeff">
        <style:background-image/>
      </style:table-cell-properties>
    </style:style>
    <style:style style:name="Tabela76" style:family="table">
      <style:table-properties style:width="16.999cm" style:rel-width="100%" table:align="left"/>
    </style:style>
    <style:style style:name="Tabela76.A" style:family="table-column">
      <style:table-column-properties style:column-width="16.999cm" style:rel-column-width="65535*"/>
    </style:style>
    <style:style style:name="Tabela76.A1" style:family="table-cell">
      <style:table-cell-properties style:vertical-align="middle" fo:background-color="#7a5ada">
        <style:background-image/>
      </style:table-cell-properties>
    </style:style>
    <style:style style:name="Tabela76.A2" style:family="table-cell">
      <style:table-cell-properties style:vertical-align="middle" fo:background-color="#eeeeff">
        <style:background-image/>
      </style:table-cell-properties>
    </style:style>
    <style:style style:name="Tabela77" style:family="table">
      <style:table-properties style:width="16.999cm" style:rel-width="100%" table:align="left"/>
    </style:style>
    <style:style style:name="Tabela77.A" style:family="table-column">
      <style:table-column-properties style:column-width="16.999cm" style:rel-column-width="65535*"/>
    </style:style>
    <style:style style:name="Tabela77.A1" style:family="table-cell">
      <style:table-cell-properties style:vertical-align="middle" fo:background-color="#7a5ada">
        <style:background-image/>
      </style:table-cell-properties>
    </style:style>
    <style:style style:name="Tabela77.A2" style:family="table-cell">
      <style:table-cell-properties style:vertical-align="middle" fo:background-color="#eeeeff">
        <style:background-image/>
      </style:table-cell-properties>
    </style:style>
    <style:style style:name="Tabela78" style:family="table">
      <style:table-properties style:width="16.999cm" style:rel-width="100%" table:align="left"/>
    </style:style>
    <style:style style:name="Tabela78.A" style:family="table-column">
      <style:table-column-properties style:column-width="16.999cm" style:rel-column-width="65535*"/>
    </style:style>
    <style:style style:name="Tabela78.A1" style:family="table-cell">
      <style:table-cell-properties style:vertical-align="middle" fo:background-color="#bbffbb">
        <style:background-image/>
      </style:table-cell-properties>
    </style:style>
    <style:style style:name="Tabela79" style:family="table">
      <style:table-properties style:width="16.999cm" style:rel-width="100%" table:align="left"/>
    </style:style>
    <style:style style:name="Tabela79.A" style:family="table-column">
      <style:table-column-properties style:column-width="16.999cm" style:rel-column-width="65535*"/>
    </style:style>
    <style:style style:name="Tabela79.A1" style:family="table-cell">
      <style:table-cell-properties style:vertical-align="middle" fo:background-color="#7a5ada">
        <style:background-image/>
      </style:table-cell-properties>
    </style:style>
    <style:style style:name="Tabela79.A2" style:family="table-cell">
      <style:table-cell-properties style:vertical-align="middle" fo:background-color="#eeeeff">
        <style:background-image/>
      </style:table-cell-properties>
    </style:style>
    <style:style style:name="Tabela80" style:family="table">
      <style:table-properties style:width="16.999cm" style:rel-width="100%" table:align="left"/>
    </style:style>
    <style:style style:name="Tabela80.A" style:family="table-column">
      <style:table-column-properties style:column-width="16.999cm" style:rel-column-width="65535*"/>
    </style:style>
    <style:style style:name="Tabela80.A1" style:family="table-cell">
      <style:table-cell-properties style:vertical-align="middle" fo:background-color="#7a5ada">
        <style:background-image/>
      </style:table-cell-properties>
    </style:style>
    <style:style style:name="Tabela80.A2" style:family="table-cell">
      <style:table-cell-properties style:vertical-align="middle" fo:background-color="#eeeeff">
        <style:background-image/>
      </style:table-cell-properties>
    </style:style>
    <style:style style:name="Tabela81" style:family="table">
      <style:table-properties style:width="16.999cm" style:rel-width="100%" table:align="left"/>
    </style:style>
    <style:style style:name="Tabela81.A" style:family="table-column">
      <style:table-column-properties style:column-width="16.999cm" style:rel-column-width="65535*"/>
    </style:style>
    <style:style style:name="Tabela81.A1" style:family="table-cell">
      <style:table-cell-properties style:vertical-align="middle" fo:background-color="#7a5ada">
        <style:background-image/>
      </style:table-cell-properties>
    </style:style>
    <style:style style:name="Tabela81.A2" style:family="table-cell">
      <style:table-cell-properties style:vertical-align="middle" fo:background-color="#eeeeff">
        <style:background-image/>
      </style:table-cell-properties>
    </style:style>
    <style:style style:name="Tabela82" style:family="table">
      <style:table-properties style:width="16.999cm" style:rel-width="100%" table:align="left"/>
    </style:style>
    <style:style style:name="Tabela82.A" style:family="table-column">
      <style:table-column-properties style:column-width="16.999cm" style:rel-column-width="65535*"/>
    </style:style>
    <style:style style:name="Tabela82.A1" style:family="table-cell">
      <style:table-cell-properties style:vertical-align="middle" fo:background-color="#7a5ada">
        <style:background-image/>
      </style:table-cell-properties>
    </style:style>
    <style:style style:name="Tabela82.A2" style:family="table-cell">
      <style:table-cell-properties style:vertical-align="middle" fo:background-color="#eeeeff">
        <style:background-image/>
      </style:table-cell-properties>
    </style:style>
    <style:style style:name="Tabela83" style:family="table">
      <style:table-properties style:width="16.999cm" style:rel-width="100%" table:align="left"/>
    </style:style>
    <style:style style:name="Tabela83.A" style:family="table-column">
      <style:table-column-properties style:column-width="16.999cm" style:rel-column-width="65535*"/>
    </style:style>
    <style:style style:name="Tabela83.A1" style:family="table-cell">
      <style:table-cell-properties style:vertical-align="middle" fo:background-color="#7a5ada">
        <style:background-image/>
      </style:table-cell-properties>
    </style:style>
    <style:style style:name="Tabela83.A2" style:family="table-cell">
      <style:table-cell-properties style:vertical-align="middle" fo:background-color="#eeeeff">
        <style:background-image/>
      </style:table-cell-properties>
    </style:style>
    <style:style style:name="Tabela84" style:family="table">
      <style:table-properties style:width="16.999cm" style:rel-width="100%" table:align="left"/>
    </style:style>
    <style:style style:name="Tabela84.A" style:family="table-column">
      <style:table-column-properties style:column-width="16.999cm" style:rel-column-width="65535*"/>
    </style:style>
    <style:style style:name="Tabela84.A1" style:family="table-cell">
      <style:table-cell-properties style:vertical-align="middle" fo:background-color="#7a5ada">
        <style:background-image/>
      </style:table-cell-properties>
    </style:style>
    <style:style style:name="Tabela84.A2" style:family="table-cell">
      <style:table-cell-properties style:vertical-align="middle" fo:background-color="#eeeeff">
        <style:background-image/>
      </style:table-cell-properties>
    </style:style>
    <style:style style:name="Tabela85" style:family="table">
      <style:table-properties style:width="16.999cm" style:rel-width="100%" table:align="left"/>
    </style:style>
    <style:style style:name="Tabela85.A" style:family="table-column">
      <style:table-column-properties style:column-width="16.999cm" style:rel-column-width="65535*"/>
    </style:style>
    <style:style style:name="Tabela85.A1" style:family="table-cell">
      <style:table-cell-properties style:vertical-align="middle" fo:background-color="#7a5ada">
        <style:background-image/>
      </style:table-cell-properties>
    </style:style>
    <style:style style:name="Tabela85.A2" style:family="table-cell">
      <style:table-cell-properties style:vertical-align="middle" fo:background-color="#eeeeff">
        <style:background-image/>
      </style:table-cell-properties>
    </style:style>
    <style:style style:name="Tabela86" style:family="table">
      <style:table-properties style:width="16.999cm" style:rel-width="100%" table:align="left"/>
    </style:style>
    <style:style style:name="Tabela86.A" style:family="table-column">
      <style:table-column-properties style:column-width="16.999cm" style:rel-column-width="65535*"/>
    </style:style>
    <style:style style:name="Tabela86.A1" style:family="table-cell">
      <style:table-cell-properties style:vertical-align="middle" fo:background-color="#7a5ada">
        <style:background-image/>
      </style:table-cell-properties>
    </style:style>
    <style:style style:name="Tabela86.A2" style:family="table-cell">
      <style:table-cell-properties style:vertical-align="middle" fo:background-color="#eeeeff">
        <style:background-image/>
      </style:table-cell-properties>
    </style:style>
    <style:style style:name="Tabela87" style:family="table">
      <style:table-properties style:width="16.999cm" style:rel-width="100%" table:align="left"/>
    </style:style>
    <style:style style:name="Tabela87.A" style:family="table-column">
      <style:table-column-properties style:column-width="16.999cm" style:rel-column-width="65535*"/>
    </style:style>
    <style:style style:name="Tabela87.A1" style:family="table-cell">
      <style:table-cell-properties style:vertical-align="middle" fo:background-color="#7a5ada">
        <style:background-image/>
      </style:table-cell-properties>
    </style:style>
    <style:style style:name="Tabela87.A2" style:family="table-cell">
      <style:table-cell-properties style:vertical-align="middle" fo:background-color="#eeeeff">
        <style:background-image/>
      </style:table-cell-properties>
    </style:style>
    <style:style style:name="Tabela88" style:family="table">
      <style:table-properties style:width="16.999cm" style:rel-width="100%" table:align="left"/>
    </style:style>
    <style:style style:name="Tabela88.A" style:family="table-column">
      <style:table-column-properties style:column-width="16.999cm" style:rel-column-width="65535*"/>
    </style:style>
    <style:style style:name="Tabela88.A1" style:family="table-cell">
      <style:table-cell-properties style:vertical-align="middle" fo:background-color="#7a5ada">
        <style:background-image/>
      </style:table-cell-properties>
    </style:style>
    <style:style style:name="Tabela88.A2" style:family="table-cell">
      <style:table-cell-properties style:vertical-align="middle" fo:background-color="#eeeeff">
        <style:background-image/>
      </style:table-cell-properties>
    </style:style>
    <style:style style:name="Tabela89" style:family="table">
      <style:table-properties style:width="16.999cm" style:rel-width="100%" table:align="left"/>
    </style:style>
    <style:style style:name="Tabela89.A" style:family="table-column">
      <style:table-column-properties style:column-width="16.999cm" style:rel-column-width="65535*"/>
    </style:style>
    <style:style style:name="Tabela89.A1" style:family="table-cell">
      <style:table-cell-properties style:vertical-align="middle" fo:background-color="#7a5ada">
        <style:background-image/>
      </style:table-cell-properties>
    </style:style>
    <style:style style:name="Tabela89.A2" style:family="table-cell">
      <style:table-cell-properties style:vertical-align="middle" fo:background-color="#eeeeff">
        <style:background-image/>
      </style:table-cell-properties>
    </style:style>
    <style:style style:name="Tabela90" style:family="table">
      <style:table-properties style:width="16.999cm" style:rel-width="100%" table:align="left"/>
    </style:style>
    <style:style style:name="Tabela90.A" style:family="table-column">
      <style:table-column-properties style:column-width="16.999cm" style:rel-column-width="65535*"/>
    </style:style>
    <style:style style:name="Tabela90.A1" style:family="table-cell">
      <style:table-cell-properties style:vertical-align="middle" fo:background-color="#7a5ada">
        <style:background-image/>
      </style:table-cell-properties>
    </style:style>
    <style:style style:name="Tabela90.A2" style:family="table-cell">
      <style:table-cell-properties style:vertical-align="middle" fo:background-color="#eeeeff">
        <style:background-image/>
      </style:table-cell-properties>
    </style:style>
    <style:style style:name="Tabela91" style:family="table">
      <style:table-properties style:width="16.999cm" style:rel-width="100%" table:align="left"/>
    </style:style>
    <style:style style:name="Tabela91.A" style:family="table-column">
      <style:table-column-properties style:column-width="16.999cm" style:rel-column-width="65535*"/>
    </style:style>
    <style:style style:name="Tabela91.A1" style:family="table-cell">
      <style:table-cell-properties style:vertical-align="middle" fo:background-color="#7a5ada">
        <style:background-image/>
      </style:table-cell-properties>
    </style:style>
    <style:style style:name="Tabela91.A2" style:family="table-cell">
      <style:table-cell-properties style:vertical-align="middle" fo:background-color="#eeeeff">
        <style:background-image/>
      </style:table-cell-properties>
    </style:style>
    <style:style style:name="Tabela92" style:family="table">
      <style:table-properties style:width="16.999cm" style:rel-width="100%" table:align="left"/>
    </style:style>
    <style:style style:name="Tabela92.A" style:family="table-column">
      <style:table-column-properties style:column-width="16.999cm" style:rel-column-width="65535*"/>
    </style:style>
    <style:style style:name="Tabela92.A1" style:family="table-cell">
      <style:table-cell-properties style:vertical-align="middle" fo:background-color="#7a5ada">
        <style:background-image/>
      </style:table-cell-properties>
    </style:style>
    <style:style style:name="Tabela92.A2" style:family="table-cell">
      <style:table-cell-properties style:vertical-align="middle" fo:background-color="#eeeeff">
        <style:background-image/>
      </style:table-cell-properties>
    </style:style>
    <style:style style:name="Tabela93" style:family="table">
      <style:table-properties style:width="16.999cm" style:rel-width="100%" table:align="left"/>
    </style:style>
    <style:style style:name="Tabela93.A" style:family="table-column">
      <style:table-column-properties style:column-width="16.999cm" style:rel-column-width="65535*"/>
    </style:style>
    <style:style style:name="Tabela93.A1" style:family="table-cell">
      <style:table-cell-properties style:vertical-align="middle" fo:background-color="#7a5ada">
        <style:background-image/>
      </style:table-cell-properties>
    </style:style>
    <style:style style:name="Tabela93.A2" style:family="table-cell">
      <style:table-cell-properties style:vertical-align="middle" fo:background-color="#eeeeff">
        <style:background-image/>
      </style:table-cell-properties>
    </style:style>
    <style:style style:name="Tabela94" style:family="table">
      <style:table-properties style:width="18.239cm" table:align="left"/>
    </style:style>
    <style:style style:name="Tabela94.A" style:family="table-column">
      <style:table-column-properties style:column-width="18.239cm"/>
    </style:style>
    <style:style style:name="Tabela94.A1" style:family="table-cell">
      <style:table-cell-properties style:vertical-align="middle" fo:background-color="#7a5ada">
        <style:background-image/>
      </style:table-cell-properties>
    </style:style>
    <style:style style:name="Tabela94.A2" style:family="table-cell">
      <style:table-cell-properties style:vertical-align="middle" fo:background-color="#eeeeff">
        <style:background-image/>
      </style:table-cell-properties>
    </style:style>
    <style:style style:name="Tabela95" style:family="table">
      <style:table-properties style:width="16.999cm" style:rel-width="100%" table:align="left"/>
    </style:style>
    <style:style style:name="Tabela95.A" style:family="table-column">
      <style:table-column-properties style:column-width="16.999cm" style:rel-column-width="65535*"/>
    </style:style>
    <style:style style:name="Tabela95.A1" style:family="table-cell">
      <style:table-cell-properties style:vertical-align="middle" fo:background-color="#7a5ada">
        <style:background-image/>
      </style:table-cell-properties>
    </style:style>
    <style:style style:name="Tabela95.A2" style:family="table-cell">
      <style:table-cell-properties style:vertical-align="middle" fo:background-color="#eeeeff">
        <style:background-image/>
      </style:table-cell-properties>
    </style:style>
    <style:style style:name="Tabela96" style:family="table">
      <style:table-properties style:width="16.999cm" style:rel-width="100%" table:align="left"/>
    </style:style>
    <style:style style:name="Tabela96.A" style:family="table-column">
      <style:table-column-properties style:column-width="16.999cm" style:rel-column-width="65535*"/>
    </style:style>
    <style:style style:name="Tabela96.A1" style:family="table-cell">
      <style:table-cell-properties style:vertical-align="middle" fo:background-color="#bbffbb">
        <style:background-image/>
      </style:table-cell-properties>
    </style:style>
    <style:style style:name="Tabela97" style:family="table">
      <style:table-properties style:width="16.999cm" style:rel-width="100%" table:align="left"/>
    </style:style>
    <style:style style:name="Tabela97.A" style:family="table-column">
      <style:table-column-properties style:column-width="16.999cm" style:rel-column-width="65535*"/>
    </style:style>
    <style:style style:name="Tabela97.A1" style:family="table-cell">
      <style:table-cell-properties style:vertical-align="middle" fo:background-color="#7a5ada">
        <style:background-image/>
      </style:table-cell-properties>
    </style:style>
    <style:style style:name="Tabela97.A2" style:family="table-cell">
      <style:table-cell-properties style:vertical-align="middle" fo:background-color="#eeeeff">
        <style:background-image/>
      </style:table-cell-properties>
    </style:style>
    <style:style style:name="Tabela98" style:family="table">
      <style:table-properties style:width="16.999cm" style:rel-width="100%" table:align="left"/>
    </style:style>
    <style:style style:name="Tabela98.A" style:family="table-column">
      <style:table-column-properties style:column-width="16.999cm" style:rel-column-width="65535*"/>
    </style:style>
    <style:style style:name="Tabela98.A1" style:family="table-cell">
      <style:table-cell-properties style:vertical-align="middle" fo:background-color="#7a5ada">
        <style:background-image/>
      </style:table-cell-properties>
    </style:style>
    <style:style style:name="Tabela98.A2" style:family="table-cell">
      <style:table-cell-properties style:vertical-align="middle" fo:background-color="#eeeeff">
        <style:background-image/>
      </style:table-cell-properties>
    </style:style>
    <style:style style:name="Tabela99" style:family="table">
      <style:table-properties style:width="16.999cm" style:rel-width="100%" table:align="left"/>
    </style:style>
    <style:style style:name="Tabela99.A" style:family="table-column">
      <style:table-column-properties style:column-width="16.999cm" style:rel-column-width="65535*"/>
    </style:style>
    <style:style style:name="Tabela99.A1" style:family="table-cell">
      <style:table-cell-properties style:vertical-align="middle" fo:background-color="#7a5ada">
        <style:background-image/>
      </style:table-cell-properties>
    </style:style>
    <style:style style:name="Tabela99.A2" style:family="table-cell">
      <style:table-cell-properties style:vertical-align="middle" fo:background-color="#eeeeff">
        <style:background-image/>
      </style:table-cell-properties>
    </style:style>
    <style:style style:name="Tabela100" style:family="table">
      <style:table-properties style:width="16.999cm" style:rel-width="100%" table:align="left"/>
    </style:style>
    <style:style style:name="Tabela100.A" style:family="table-column">
      <style:table-column-properties style:column-width="16.999cm" style:rel-column-width="65535*"/>
    </style:style>
    <style:style style:name="Tabela100.A1" style:family="table-cell">
      <style:table-cell-properties style:vertical-align="middle" fo:background-color="#bbffbb">
        <style:background-image/>
      </style:table-cell-properties>
    </style:style>
    <style:style style:name="Tabela101" style:family="table">
      <style:table-properties style:width="16.999cm" style:rel-width="100%" table:align="left"/>
    </style:style>
    <style:style style:name="Tabela101.A" style:family="table-column">
      <style:table-column-properties style:column-width="16.999cm" style:rel-column-width="65535*"/>
    </style:style>
    <style:style style:name="Tabela101.A1" style:family="table-cell">
      <style:table-cell-properties style:vertical-align="middle" fo:background-color="#7a5ada">
        <style:background-image/>
      </style:table-cell-properties>
    </style:style>
    <style:style style:name="Tabela101.A2" style:family="table-cell">
      <style:table-cell-properties style:vertical-align="middle" fo:background-color="#eeeeff">
        <style:background-image/>
      </style:table-cell-properties>
    </style:style>
    <style:style style:name="Tabela102" style:family="table">
      <style:table-properties style:width="16.999cm" style:rel-width="100%" table:align="left"/>
    </style:style>
    <style:style style:name="Tabela102.A" style:family="table-column">
      <style:table-column-properties style:column-width="16.999cm" style:rel-column-width="65535*"/>
    </style:style>
    <style:style style:name="Tabela102.A1" style:family="table-cell">
      <style:table-cell-properties style:vertical-align="middle" fo:background-color="#7a5ada">
        <style:background-image/>
      </style:table-cell-properties>
    </style:style>
    <style:style style:name="Tabela102.A2" style:family="table-cell">
      <style:table-cell-properties style:vertical-align="middle" fo:background-color="#eeeeff">
        <style:background-image/>
      </style:table-cell-properties>
    </style:style>
    <style:style style:name="Tabela103" style:family="table">
      <style:table-properties style:width="16.999cm" style:rel-width="100%" table:align="left"/>
    </style:style>
    <style:style style:name="Tabela103.A" style:family="table-column">
      <style:table-column-properties style:column-width="16.999cm" style:rel-column-width="65535*"/>
    </style:style>
    <style:style style:name="Tabela103.A1" style:family="table-cell">
      <style:table-cell-properties style:vertical-align="middle" fo:background-color="#7a5ada">
        <style:background-image/>
      </style:table-cell-properties>
    </style:style>
    <style:style style:name="Tabela103.A2" style:family="table-cell">
      <style:table-cell-properties style:vertical-align="middle" fo:background-color="#eeeeff">
        <style:background-image/>
      </style:table-cell-properties>
    </style:style>
    <style:style style:name="Tabela104" style:family="table">
      <style:table-properties style:width="27.34cm" table:align="left"/>
    </style:style>
    <style:style style:name="Tabela104.A" style:family="table-column">
      <style:table-column-properties style:column-width="27.34cm"/>
    </style:style>
    <style:style style:name="Tabela104.A1" style:family="table-cell">
      <style:table-cell-properties style:vertical-align="middle" fo:background-color="#7a5ada">
        <style:background-image/>
      </style:table-cell-properties>
    </style:style>
    <style:style style:name="Tabela104.A2" style:family="table-cell">
      <style:table-cell-properties style:vertical-align="middle" fo:background-color="#eeeeff">
        <style:background-image/>
      </style:table-cell-properties>
    </style:style>
    <style:style style:name="Tabela105" style:family="table">
      <style:table-properties style:width="16.999cm" style:rel-width="100%" table:align="left"/>
    </style:style>
    <style:style style:name="Tabela105.A" style:family="table-column">
      <style:table-column-properties style:column-width="16.999cm" style:rel-column-width="65535*"/>
    </style:style>
    <style:style style:name="Tabela105.A1" style:family="table-cell">
      <style:table-cell-properties style:vertical-align="middle" fo:background-color="#7a5ada">
        <style:background-image/>
      </style:table-cell-properties>
    </style:style>
    <style:style style:name="Tabela105.A2" style:family="table-cell">
      <style:table-cell-properties style:vertical-align="middle" fo:background-color="#eeeeff">
        <style:background-image/>
      </style:table-cell-properties>
    </style:style>
    <style:style style:name="Tabela106" style:family="table">
      <style:table-properties style:width="16.999cm" style:rel-width="100%" table:align="left"/>
    </style:style>
    <style:style style:name="Tabela106.A" style:family="table-column">
      <style:table-column-properties style:column-width="16.999cm" style:rel-column-width="65535*"/>
    </style:style>
    <style:style style:name="Tabela106.A1" style:family="table-cell">
      <style:table-cell-properties style:vertical-align="middle" fo:background-color="#7a5ada">
        <style:background-image/>
      </style:table-cell-properties>
    </style:style>
    <style:style style:name="Tabela106.A2" style:family="table-cell">
      <style:table-cell-properties style:vertical-align="middle" fo:background-color="#eeeeff">
        <style:background-image/>
      </style:table-cell-properties>
    </style:style>
    <style:style style:name="Tabela107" style:family="table">
      <style:table-properties style:width="16.999cm" style:rel-width="100%" table:align="left"/>
    </style:style>
    <style:style style:name="Tabela107.A" style:family="table-column">
      <style:table-column-properties style:column-width="16.999cm" style:rel-column-width="65535*"/>
    </style:style>
    <style:style style:name="Tabela107.A1" style:family="table-cell">
      <style:table-cell-properties style:vertical-align="middle" fo:background-color="#7a5ada">
        <style:background-image/>
      </style:table-cell-properties>
    </style:style>
    <style:style style:name="Tabela107.A2" style:family="table-cell">
      <style:table-cell-properties style:vertical-align="middle" fo:background-color="#eeeeff">
        <style:background-image/>
      </style:table-cell-properties>
    </style:style>
    <style:style style:name="Tabela108" style:family="table">
      <style:table-properties style:width="16.999cm" style:rel-width="100%" table:align="left"/>
    </style:style>
    <style:style style:name="Tabela108.A" style:family="table-column">
      <style:table-column-properties style:column-width="16.999cm" style:rel-column-width="65535*"/>
    </style:style>
    <style:style style:name="Tabela108.A1" style:family="table-cell">
      <style:table-cell-properties style:vertical-align="middle" fo:background-color="#7a5ada">
        <style:background-image/>
      </style:table-cell-properties>
    </style:style>
    <style:style style:name="Tabela108.A2" style:family="table-cell">
      <style:table-cell-properties style:vertical-align="middle" fo:background-color="#eeeeff">
        <style:background-image/>
      </style:table-cell-properties>
    </style:style>
    <style:style style:name="Tabela109" style:family="table">
      <style:table-properties style:width="16.999cm" style:rel-width="100%" table:align="left"/>
    </style:style>
    <style:style style:name="Tabela109.A" style:family="table-column">
      <style:table-column-properties style:column-width="16.999cm" style:rel-column-width="65535*"/>
    </style:style>
    <style:style style:name="Tabela109.A1" style:family="table-cell">
      <style:table-cell-properties style:vertical-align="middle" fo:background-color="#7a5ada">
        <style:background-image/>
      </style:table-cell-properties>
    </style:style>
    <style:style style:name="Tabela109.A2" style:family="table-cell">
      <style:table-cell-properties style:vertical-align="middle" fo:background-color="#eeeeff">
        <style:background-image/>
      </style:table-cell-properties>
    </style:style>
    <style:style style:name="Tabela110" style:family="table">
      <style:table-properties style:width="16.999cm" style:rel-width="100%" table:align="left"/>
    </style:style>
    <style:style style:name="Tabela110.A" style:family="table-column">
      <style:table-column-properties style:column-width="16.999cm" style:rel-column-width="65535*"/>
    </style:style>
    <style:style style:name="Tabela110.A1" style:family="table-cell">
      <style:table-cell-properties style:vertical-align="middle" fo:background-color="#7a5ada">
        <style:background-image/>
      </style:table-cell-properties>
    </style:style>
    <style:style style:name="Tabela110.A2" style:family="table-cell">
      <style:table-cell-properties style:vertical-align="middle" fo:background-color="#eeeeff">
        <style:background-image/>
      </style:table-cell-properties>
    </style:style>
    <style:style style:name="Tabela111" style:family="table">
      <style:table-properties style:width="16.999cm" style:rel-width="100%" table:align="left"/>
    </style:style>
    <style:style style:name="Tabela111.A" style:family="table-column">
      <style:table-column-properties style:column-width="16.999cm" style:rel-column-width="65535*"/>
    </style:style>
    <style:style style:name="Tabela111.A1" style:family="table-cell">
      <style:table-cell-properties style:vertical-align="middle" fo:background-color="#7a5ada">
        <style:background-image/>
      </style:table-cell-properties>
    </style:style>
    <style:style style:name="Tabela111.A2" style:family="table-cell">
      <style:table-cell-properties style:vertical-align="middle" fo:background-color="#eeeeff">
        <style:background-image/>
      </style:table-cell-properties>
    </style:style>
    <style:style style:name="Tabela112" style:family="table">
      <style:table-properties style:width="16.999cm" style:rel-width="100%" table:align="left"/>
    </style:style>
    <style:style style:name="Tabela112.A" style:family="table-column">
      <style:table-column-properties style:column-width="16.999cm" style:rel-column-width="65535*"/>
    </style:style>
    <style:style style:name="Tabela112.A1" style:family="table-cell">
      <style:table-cell-properties style:vertical-align="middle" fo:background-color="#7a5ada">
        <style:background-image/>
      </style:table-cell-properties>
    </style:style>
    <style:style style:name="Tabela112.A2" style:family="table-cell">
      <style:table-cell-properties style:vertical-align="middle" fo:background-color="#eeeeff">
        <style:background-image/>
      </style:table-cell-properties>
    </style:style>
    <style:style style:name="Tabela113" style:family="table">
      <style:table-properties style:width="16.999cm" style:rel-width="100%" table:align="left"/>
    </style:style>
    <style:style style:name="Tabela113.A" style:family="table-column">
      <style:table-column-properties style:column-width="16.999cm" style:rel-column-width="65535*"/>
    </style:style>
    <style:style style:name="Tabela113.A1" style:family="table-cell">
      <style:table-cell-properties style:vertical-align="middle" fo:background-color="#7a5ada">
        <style:background-image/>
      </style:table-cell-properties>
    </style:style>
    <style:style style:name="Tabela113.A2" style:family="table-cell">
      <style:table-cell-properties style:vertical-align="middle" fo:background-color="#eeeeff">
        <style:background-image/>
      </style:table-cell-properties>
    </style:style>
    <style:style style:name="Tabela114" style:family="table">
      <style:table-properties style:width="16.999cm" style:rel-width="100%" table:align="left"/>
    </style:style>
    <style:style style:name="Tabela114.A" style:family="table-column">
      <style:table-column-properties style:column-width="16.999cm" style:rel-column-width="65535*"/>
    </style:style>
    <style:style style:name="Tabela114.A1" style:family="table-cell">
      <style:table-cell-properties style:vertical-align="middle" fo:background-color="#7a5ada">
        <style:background-image/>
      </style:table-cell-properties>
    </style:style>
    <style:style style:name="Tabela114.A2" style:family="table-cell">
      <style:table-cell-properties style:vertical-align="middle" fo:background-color="#eeeeff">
        <style:background-image/>
      </style:table-cell-properties>
    </style:style>
    <style:style style:name="Tabela115" style:family="table">
      <style:table-properties style:width="16.999cm" style:rel-width="100%" table:align="left"/>
    </style:style>
    <style:style style:name="Tabela115.A" style:family="table-column">
      <style:table-column-properties style:column-width="16.999cm" style:rel-column-width="65535*"/>
    </style:style>
    <style:style style:name="Tabela115.A1" style:family="table-cell">
      <style:table-cell-properties style:vertical-align="middle" fo:background-color="#ffbbbb">
        <style:background-image/>
      </style:table-cell-properties>
    </style:style>
    <style:style style:name="Tabela116" style:family="table">
      <style:table-properties style:width="16.999cm" style:rel-width="100%" table:align="left"/>
    </style:style>
    <style:style style:name="Tabela116.A" style:family="table-column">
      <style:table-column-properties style:column-width="16.999cm" style:rel-column-width="65535*"/>
    </style:style>
    <style:style style:name="Tabela116.A1" style:family="table-cell">
      <style:table-cell-properties style:vertical-align="middle" fo:background-color="#7a5ada">
        <style:background-image/>
      </style:table-cell-properties>
    </style:style>
    <style:style style:name="Tabela116.A2" style:family="table-cell">
      <style:table-cell-properties style:vertical-align="middle" fo:background-color="#eeeeff">
        <style:background-image/>
      </style:table-cell-properties>
    </style:style>
    <style:style style:name="Tabela117" style:family="table">
      <style:table-properties style:width="13.123cm" table:align="left"/>
    </style:style>
    <style:style style:name="Tabela117.A" style:family="table-column">
      <style:table-column-properties style:column-width="13.123cm"/>
    </style:style>
    <style:style style:name="Tabela117.A1" style:family="table-cell">
      <style:table-cell-properties style:vertical-align="middle" fo:background-color="#7a5ada">
        <style:background-image/>
      </style:table-cell-properties>
    </style:style>
    <style:style style:name="Tabela117.A2" style:family="table-cell">
      <style:table-cell-properties style:vertical-align="middle" fo:background-color="#ddddff">
        <style:background-image/>
      </style:table-cell-properties>
    </style:style>
    <style:style style:name="Tabela118" style:family="table">
      <style:table-properties style:width="16.999cm" style:rel-width="100%" table:align="left"/>
    </style:style>
    <style:style style:name="Tabela118.A" style:family="table-column">
      <style:table-column-properties style:column-width="16.999cm" style:rel-column-width="65535*"/>
    </style:style>
    <style:style style:name="Tabela118.A1" style:family="table-cell">
      <style:table-cell-properties style:vertical-align="middle" fo:background-color="#7a5ada">
        <style:background-image/>
      </style:table-cell-properties>
    </style:style>
    <style:style style:name="Tabela118.A2" style:family="table-cell">
      <style:table-cell-properties style:vertical-align="middle" fo:background-color="#eeeeff">
        <style:background-image/>
      </style:table-cell-properties>
    </style:style>
    <style:style style:name="Tabela119" style:family="table">
      <style:table-properties style:width="16.999cm" style:rel-width="100%" table:align="left"/>
    </style:style>
    <style:style style:name="Tabela119.A" style:family="table-column">
      <style:table-column-properties style:column-width="16.999cm" style:rel-column-width="65535*"/>
    </style:style>
    <style:style style:name="Tabela119.A1" style:family="table-cell">
      <style:table-cell-properties style:vertical-align="middle" fo:background-color="#7a5ada">
        <style:background-image/>
      </style:table-cell-properties>
    </style:style>
    <style:style style:name="Tabela119.A2" style:family="table-cell">
      <style:table-cell-properties style:vertical-align="middle" fo:background-color="#eeeeff">
        <style:background-image/>
      </style:table-cell-properties>
    </style:style>
    <style:style style:name="Tabela120" style:family="table">
      <style:table-properties style:width="16.999cm" style:rel-width="100%" table:align="left"/>
    </style:style>
    <style:style style:name="Tabela120.A" style:family="table-column">
      <style:table-column-properties style:column-width="16.999cm" style:rel-column-width="65535*"/>
    </style:style>
    <style:style style:name="Tabela120.A1" style:family="table-cell">
      <style:table-cell-properties style:vertical-align="middle" fo:background-color="#7a5ada">
        <style:background-image/>
      </style:table-cell-properties>
    </style:style>
    <style:style style:name="Tabela120.A2" style:family="table-cell">
      <style:table-cell-properties style:vertical-align="middle" fo:background-color="#eeeeff">
        <style:background-image/>
      </style:table-cell-properties>
    </style:style>
    <style:style style:name="Tabela121" style:family="table">
      <style:table-properties style:width="16.999cm" style:rel-width="100%" table:align="left"/>
    </style:style>
    <style:style style:name="Tabela121.A" style:family="table-column">
      <style:table-column-properties style:column-width="16.999cm" style:rel-column-width="65535*"/>
    </style:style>
    <style:style style:name="Tabela121.A1" style:family="table-cell">
      <style:table-cell-properties style:vertical-align="middle" fo:background-color="#ffbbbb">
        <style:background-image/>
      </style:table-cell-properties>
    </style:style>
    <style:style style:name="Tabela122" style:family="table">
      <style:table-properties style:width="16.999cm" style:rel-width="100%" table:align="left"/>
    </style:style>
    <style:style style:name="Tabela122.A" style:family="table-column">
      <style:table-column-properties style:column-width="16.999cm" style:rel-column-width="65535*"/>
    </style:style>
    <style:style style:name="Tabela122.A1" style:family="table-cell">
      <style:table-cell-properties style:vertical-align="middle" fo:background-color="#7a5ada">
        <style:background-image/>
      </style:table-cell-properties>
    </style:style>
    <style:style style:name="Tabela122.A2" style:family="table-cell">
      <style:table-cell-properties style:vertical-align="middle" fo:background-color="#eeeeff">
        <style:background-image/>
      </style:table-cell-properties>
    </style:style>
    <style:style style:name="Tabela123" style:family="table">
      <style:table-properties style:width="16.999cm" style:rel-width="100%" table:align="left"/>
    </style:style>
    <style:style style:name="Tabela123.A" style:family="table-column">
      <style:table-column-properties style:column-width="16.999cm" style:rel-column-width="65535*"/>
    </style:style>
    <style:style style:name="Tabela123.A1" style:family="table-cell">
      <style:table-cell-properties style:vertical-align="middle" fo:background-color="#7a5ada">
        <style:background-image/>
      </style:table-cell-properties>
    </style:style>
    <style:style style:name="Tabela123.A2" style:family="table-cell">
      <style:table-cell-properties style:vertical-align="middle" fo:background-color="#eeeeff">
        <style:background-image/>
      </style:table-cell-properties>
    </style:style>
    <style:style style:name="Tabela124" style:family="table">
      <style:table-properties style:width="16.999cm" style:rel-width="100%" table:align="left"/>
    </style:style>
    <style:style style:name="Tabela124.A" style:family="table-column">
      <style:table-column-properties style:column-width="16.999cm" style:rel-column-width="65535*"/>
    </style:style>
    <style:style style:name="Tabela124.A1" style:family="table-cell">
      <style:table-cell-properties style:vertical-align="middle" fo:background-color="#7a5ada">
        <style:background-image/>
      </style:table-cell-properties>
    </style:style>
    <style:style style:name="Tabela124.A2" style:family="table-cell">
      <style:table-cell-properties style:vertical-align="middle" fo:background-color="#eeeeff">
        <style:background-image/>
      </style:table-cell-properties>
    </style:style>
    <style:style style:name="Tabela125" style:family="table">
      <style:table-properties style:width="16.999cm" style:rel-width="100%" table:align="left"/>
    </style:style>
    <style:style style:name="Tabela125.A" style:family="table-column">
      <style:table-column-properties style:column-width="16.999cm" style:rel-column-width="65535*"/>
    </style:style>
    <style:style style:name="Tabela125.A1" style:family="table-cell">
      <style:table-cell-properties style:vertical-align="middle" fo:background-color="#7a5ada">
        <style:background-image/>
      </style:table-cell-properties>
    </style:style>
    <style:style style:name="Tabela125.A2" style:family="table-cell">
      <style:table-cell-properties style:vertical-align="middle" fo:background-color="#eeeeff">
        <style:background-image/>
      </style:table-cell-properties>
    </style:style>
    <style:style style:name="Tabela126" style:family="table">
      <style:table-properties style:width="16.999cm" style:rel-width="100%" table:align="left"/>
    </style:style>
    <style:style style:name="Tabela126.A" style:family="table-column">
      <style:table-column-properties style:column-width="16.999cm" style:rel-column-width="65535*"/>
    </style:style>
    <style:style style:name="Tabela126.A1" style:family="table-cell">
      <style:table-cell-properties style:vertical-align="middle" fo:background-color="#7a5ada">
        <style:background-image/>
      </style:table-cell-properties>
    </style:style>
    <style:style style:name="Tabela126.A2" style:family="table-cell">
      <style:table-cell-properties style:vertical-align="middle" fo:background-color="#eeeeff">
        <style:background-image/>
      </style:table-cell-properties>
    </style:style>
    <style:style style:name="Tabela127" style:family="table">
      <style:table-properties style:width="16.999cm" style:rel-width="100%" table:align="left"/>
    </style:style>
    <style:style style:name="Tabela127.A" style:family="table-column">
      <style:table-column-properties style:column-width="16.999cm" style:rel-column-width="65535*"/>
    </style:style>
    <style:style style:name="Tabela127.A1" style:family="table-cell">
      <style:table-cell-properties style:vertical-align="middle" fo:background-color="#7a5ada">
        <style:background-image/>
      </style:table-cell-properties>
    </style:style>
    <style:style style:name="Tabela127.A2" style:family="table-cell">
      <style:table-cell-properties style:vertical-align="middle" fo:background-color="#eeeeff">
        <style:background-image/>
      </style:table-cell-properties>
    </style:style>
    <style:style style:name="Tabela128" style:family="table">
      <style:table-properties style:width="16.999cm" style:rel-width="100%" table:align="left"/>
    </style:style>
    <style:style style:name="Tabela128.A" style:family="table-column">
      <style:table-column-properties style:column-width="16.999cm" style:rel-column-width="65535*"/>
    </style:style>
    <style:style style:name="Tabela128.A1" style:family="table-cell">
      <style:table-cell-properties style:vertical-align="middle" fo:background-color="#7a5ada">
        <style:background-image/>
      </style:table-cell-properties>
    </style:style>
    <style:style style:name="Tabela128.A2" style:family="table-cell">
      <style:table-cell-properties style:vertical-align="middle" fo:background-color="#eeeeff">
        <style:background-image/>
      </style:table-cell-properties>
    </style:style>
    <style:style style:name="Tabela129" style:family="table">
      <style:table-properties style:width="16.999cm" style:rel-width="100%" table:align="left"/>
    </style:style>
    <style:style style:name="Tabela129.A" style:family="table-column">
      <style:table-column-properties style:column-width="16.999cm" style:rel-column-width="65535*"/>
    </style:style>
    <style:style style:name="Tabela129.A1" style:family="table-cell">
      <style:table-cell-properties style:vertical-align="middle" fo:background-color="#bbffbb">
        <style:background-image/>
      </style:table-cell-properties>
    </style:style>
    <style:style style:name="Tabela130" style:family="table">
      <style:table-properties style:width="16.999cm" style:rel-width="100%" table:align="left"/>
    </style:style>
    <style:style style:name="Tabela130.A" style:family="table-column">
      <style:table-column-properties style:column-width="16.999cm" style:rel-column-width="65535*"/>
    </style:style>
    <style:style style:name="Tabela130.A1" style:family="table-cell">
      <style:table-cell-properties style:vertical-align="middle" fo:background-color="#7a5ada">
        <style:background-image/>
      </style:table-cell-properties>
    </style:style>
    <style:style style:name="Tabela130.A2" style:family="table-cell">
      <style:table-cell-properties style:vertical-align="middle" fo:background-color="#eeeeff">
        <style:background-image/>
      </style:table-cell-properties>
    </style:style>
    <style:style style:name="Tabela131" style:family="table">
      <style:table-properties style:width="16.999cm" style:rel-width="100%" table:align="left"/>
    </style:style>
    <style:style style:name="Tabela131.A" style:family="table-column">
      <style:table-column-properties style:column-width="16.999cm" style:rel-column-width="65535*"/>
    </style:style>
    <style:style style:name="Tabela131.A1" style:family="table-cell">
      <style:table-cell-properties style:vertical-align="middle" fo:background-color="#7a5ada">
        <style:background-image/>
      </style:table-cell-properties>
    </style:style>
    <style:style style:name="Tabela131.A2" style:family="table-cell">
      <style:table-cell-properties style:vertical-align="middle" fo:background-color="#eeeeff">
        <style:background-image/>
      </style:table-cell-properties>
    </style:style>
    <style:style style:name="Tabela132" style:family="table">
      <style:table-properties style:width="16.999cm" style:rel-width="100%" table:align="left"/>
    </style:style>
    <style:style style:name="Tabela132.A" style:family="table-column">
      <style:table-column-properties style:column-width="16.999cm" style:rel-column-width="65535*"/>
    </style:style>
    <style:style style:name="Tabela132.A1" style:family="table-cell">
      <style:table-cell-properties style:vertical-align="middle" fo:background-color="#7a5ada">
        <style:background-image/>
      </style:table-cell-properties>
    </style:style>
    <style:style style:name="Tabela132.A2" style:family="table-cell">
      <style:table-cell-properties style:vertical-align="middle" fo:background-color="#eeeeff">
        <style:background-image/>
      </style:table-cell-properties>
    </style:style>
    <style:style style:name="Tabela133" style:family="table">
      <style:table-properties style:width="16.999cm" style:rel-width="100%" table:align="left"/>
    </style:style>
    <style:style style:name="Tabela133.A" style:family="table-column">
      <style:table-column-properties style:column-width="16.999cm" style:rel-column-width="65535*"/>
    </style:style>
    <style:style style:name="Tabela133.A1" style:family="table-cell">
      <style:table-cell-properties style:vertical-align="middle" fo:background-color="#7a5ada">
        <style:background-image/>
      </style:table-cell-properties>
    </style:style>
    <style:style style:name="Tabela133.A2" style:family="table-cell">
      <style:table-cell-properties style:vertical-align="middle" fo:background-color="#eeeeff">
        <style:background-image/>
      </style:table-cell-properties>
    </style:style>
    <style:style style:name="Tabela134" style:family="table">
      <style:table-properties style:width="16.999cm" style:rel-width="100%" table:align="left"/>
    </style:style>
    <style:style style:name="Tabela134.A" style:family="table-column">
      <style:table-column-properties style:column-width="16.999cm" style:rel-column-width="65535*"/>
    </style:style>
    <style:style style:name="Tabela134.A1" style:family="table-cell">
      <style:table-cell-properties style:vertical-align="middle" fo:background-color="#7a5ada">
        <style:background-image/>
      </style:table-cell-properties>
    </style:style>
    <style:style style:name="Tabela134.A2" style:family="table-cell">
      <style:table-cell-properties style:vertical-align="middle" fo:background-color="#eeeeff">
        <style:background-image/>
      </style:table-cell-properties>
    </style:style>
    <style:style style:name="Tabela135" style:family="table">
      <style:table-properties style:width="16.999cm" style:rel-width="100%" table:align="left"/>
    </style:style>
    <style:style style:name="Tabela135.A" style:family="table-column">
      <style:table-column-properties style:column-width="16.999cm" style:rel-column-width="65535*"/>
    </style:style>
    <style:style style:name="Tabela135.A1" style:family="table-cell">
      <style:table-cell-properties style:vertical-align="middle" fo:background-color="#bbffbb">
        <style:background-image/>
      </style:table-cell-properties>
    </style:style>
    <style:style style:name="Tabela136" style:family="table">
      <style:table-properties style:width="16.999cm" style:rel-width="100%" table:align="left"/>
    </style:style>
    <style:style style:name="Tabela136.A" style:family="table-column">
      <style:table-column-properties style:column-width="16.999cm" style:rel-column-width="65535*"/>
    </style:style>
    <style:style style:name="Tabela136.A1" style:family="table-cell">
      <style:table-cell-properties style:vertical-align="middle" fo:background-color="#7a5ada">
        <style:background-image/>
      </style:table-cell-properties>
    </style:style>
    <style:style style:name="Tabela136.A2" style:family="table-cell">
      <style:table-cell-properties style:vertical-align="middle" fo:background-color="#eeeeff">
        <style:background-image/>
      </style:table-cell-properties>
    </style:style>
    <style:style style:name="Tabela137" style:family="table">
      <style:table-properties style:width="16.999cm" style:rel-width="100%" table:align="left"/>
    </style:style>
    <style:style style:name="Tabela137.A" style:family="table-column">
      <style:table-column-properties style:column-width="16.999cm" style:rel-column-width="65535*"/>
    </style:style>
    <style:style style:name="Tabela137.A1" style:family="table-cell">
      <style:table-cell-properties style:vertical-align="middle" fo:background-color="#7a5ada">
        <style:background-image/>
      </style:table-cell-properties>
    </style:style>
    <style:style style:name="Tabela137.A2" style:family="table-cell">
      <style:table-cell-properties style:vertical-align="middle" fo:background-color="#eeeeff">
        <style:background-image/>
      </style:table-cell-properties>
    </style:style>
    <style:style style:name="Tabela138" style:family="table">
      <style:table-properties style:width="16.999cm" style:rel-width="100%" table:align="left"/>
    </style:style>
    <style:style style:name="Tabela138.A" style:family="table-column">
      <style:table-column-properties style:column-width="16.999cm" style:rel-column-width="65535*"/>
    </style:style>
    <style:style style:name="Tabela138.A1" style:family="table-cell">
      <style:table-cell-properties style:vertical-align="middle" fo:background-color="#7a5ada">
        <style:background-image/>
      </style:table-cell-properties>
    </style:style>
    <style:style style:name="Tabela138.A2" style:family="table-cell">
      <style:table-cell-properties style:vertical-align="middle" fo:background-color="#eeeeff">
        <style:background-image/>
      </style:table-cell-properties>
    </style:style>
    <style:style style:name="Tabela139" style:family="table">
      <style:table-properties style:width="16.999cm" style:rel-width="100%" table:align="left"/>
    </style:style>
    <style:style style:name="Tabela139.A" style:family="table-column">
      <style:table-column-properties style:column-width="16.999cm" style:rel-column-width="65535*"/>
    </style:style>
    <style:style style:name="Tabela139.A1" style:family="table-cell">
      <style:table-cell-properties style:vertical-align="middle" fo:background-color="#7a5ada">
        <style:background-image/>
      </style:table-cell-properties>
    </style:style>
    <style:style style:name="Tabela139.A2" style:family="table-cell">
      <style:table-cell-properties style:vertical-align="middle" fo:background-color="#eeeeff">
        <style:background-image/>
      </style:table-cell-properties>
    </style:style>
    <style:style style:name="Tabela140" style:family="table">
      <style:table-properties style:width="16.999cm" style:rel-width="100%" table:align="left"/>
    </style:style>
    <style:style style:name="Tabela140.A" style:family="table-column">
      <style:table-column-properties style:column-width="16.999cm" style:rel-column-width="65535*"/>
    </style:style>
    <style:style style:name="Tabela140.A1" style:family="table-cell">
      <style:table-cell-properties style:vertical-align="middle" fo:background-color="#7a5ada">
        <style:background-image/>
      </style:table-cell-properties>
    </style:style>
    <style:style style:name="Tabela140.A2" style:family="table-cell">
      <style:table-cell-properties style:vertical-align="middle" fo:background-color="#eeeeff">
        <style:background-image/>
      </style:table-cell-properties>
    </style:style>
    <style:style style:name="Tabela141" style:family="table">
      <style:table-properties style:width="16.999cm" style:rel-width="100%" table:align="left"/>
    </style:style>
    <style:style style:name="Tabela141.A" style:family="table-column">
      <style:table-column-properties style:column-width="16.999cm" style:rel-column-width="65535*"/>
    </style:style>
    <style:style style:name="Tabela141.A1" style:family="table-cell">
      <style:table-cell-properties style:vertical-align="middle" fo:background-color="#7a5ada">
        <style:background-image/>
      </style:table-cell-properties>
    </style:style>
    <style:style style:name="Tabela141.A2" style:family="table-cell">
      <style:table-cell-properties style:vertical-align="middle" fo:background-color="#eeeeff">
        <style:background-image/>
      </style:table-cell-properties>
    </style:style>
    <style:style style:name="Tabela142" style:family="table">
      <style:table-properties style:width="16.999cm" style:rel-width="100%" table:align="left"/>
    </style:style>
    <style:style style:name="Tabela142.A" style:family="table-column">
      <style:table-column-properties style:column-width="16.999cm" style:rel-column-width="65535*"/>
    </style:style>
    <style:style style:name="Tabela142.A1" style:family="table-cell">
      <style:table-cell-properties style:vertical-align="middle" fo:background-color="#bbffbb">
        <style:background-image/>
      </style:table-cell-properties>
    </style:style>
    <style:style style:name="Tabela143" style:family="table">
      <style:table-properties style:width="16.999cm" style:rel-width="100%" table:align="left"/>
    </style:style>
    <style:style style:name="Tabela143.A" style:family="table-column">
      <style:table-column-properties style:column-width="16.999cm" style:rel-column-width="65535*"/>
    </style:style>
    <style:style style:name="Tabela143.A1" style:family="table-cell">
      <style:table-cell-properties style:vertical-align="middle" fo:background-color="#7a5ada">
        <style:background-image/>
      </style:table-cell-properties>
    </style:style>
    <style:style style:name="Tabela143.A2" style:family="table-cell">
      <style:table-cell-properties style:vertical-align="middle" fo:background-color="#eeeeff">
        <style:background-image/>
      </style:table-cell-properties>
    </style:style>
    <style:style style:name="Tabela144" style:family="table">
      <style:table-properties style:width="16.999cm" style:rel-width="100%" table:align="left"/>
    </style:style>
    <style:style style:name="Tabela144.A" style:family="table-column">
      <style:table-column-properties style:column-width="16.999cm" style:rel-column-width="65535*"/>
    </style:style>
    <style:style style:name="Tabela144.A1" style:family="table-cell">
      <style:table-cell-properties style:vertical-align="middle" fo:background-color="#7a5ada">
        <style:background-image/>
      </style:table-cell-properties>
    </style:style>
    <style:style style:name="Tabela144.A2" style:family="table-cell">
      <style:table-cell-properties style:vertical-align="middle" fo:background-color="#eeeeff">
        <style:background-image/>
      </style:table-cell-properties>
    </style:style>
    <style:style style:name="Tabela145" style:family="table">
      <style:table-properties style:width="16.999cm" style:rel-width="100%" table:align="left"/>
    </style:style>
    <style:style style:name="Tabela145.A" style:family="table-column">
      <style:table-column-properties style:column-width="16.999cm" style:rel-column-width="65535*"/>
    </style:style>
    <style:style style:name="Tabela145.A1" style:family="table-cell">
      <style:table-cell-properties style:vertical-align="middle" fo:background-color="#bbffbb">
        <style:background-image/>
      </style:table-cell-properties>
    </style:style>
    <style:style style:name="Tabela146" style:family="table">
      <style:table-properties style:width="16.999cm" style:rel-width="100%" table:align="left"/>
    </style:style>
    <style:style style:name="Tabela146.A" style:family="table-column">
      <style:table-column-properties style:column-width="16.999cm" style:rel-column-width="65535*"/>
    </style:style>
    <style:style style:name="Tabela146.A1" style:family="table-cell">
      <style:table-cell-properties style:vertical-align="middle" fo:background-color="#7a5ada">
        <style:background-image/>
      </style:table-cell-properties>
    </style:style>
    <style:style style:name="Tabela146.A2" style:family="table-cell">
      <style:table-cell-properties style:vertical-align="middle" fo:background-color="#eeeeff">
        <style:background-image/>
      </style:table-cell-properties>
    </style:style>
    <style:style style:name="Tabela147" style:family="table">
      <style:table-properties style:width="16.999cm" style:rel-width="100%" table:align="left"/>
    </style:style>
    <style:style style:name="Tabela147.A" style:family="table-column">
      <style:table-column-properties style:column-width="16.999cm" style:rel-column-width="65535*"/>
    </style:style>
    <style:style style:name="Tabela147.A1" style:family="table-cell">
      <style:table-cell-properties style:vertical-align="middle" fo:background-color="#7a5ada">
        <style:background-image/>
      </style:table-cell-properties>
    </style:style>
    <style:style style:name="Tabela147.A2" style:family="table-cell">
      <style:table-cell-properties style:vertical-align="middle" fo:background-color="#eeeeff">
        <style:background-image/>
      </style:table-cell-properties>
    </style:style>
    <style:style style:name="Tabela148" style:family="table">
      <style:table-properties style:width="16.999cm" style:rel-width="100%" table:align="left"/>
    </style:style>
    <style:style style:name="Tabela148.A" style:family="table-column">
      <style:table-column-properties style:column-width="16.999cm" style:rel-column-width="65535*"/>
    </style:style>
    <style:style style:name="Tabela148.A1" style:family="table-cell">
      <style:table-cell-properties style:vertical-align="middle" fo:background-color="#7a5ada">
        <style:background-image/>
      </style:table-cell-properties>
    </style:style>
    <style:style style:name="Tabela148.A2" style:family="table-cell">
      <style:table-cell-properties style:vertical-align="middle" fo:background-color="#eeeeff">
        <style:background-image/>
      </style:table-cell-properties>
    </style:style>
    <style:style style:name="Tabela149" style:family="table">
      <style:table-properties style:width="16.999cm" style:rel-width="100%" table:align="left"/>
    </style:style>
    <style:style style:name="Tabela149.A" style:family="table-column">
      <style:table-column-properties style:column-width="16.999cm" style:rel-column-width="65535*"/>
    </style:style>
    <style:style style:name="Tabela149.A1" style:family="table-cell">
      <style:table-cell-properties style:vertical-align="middle" fo:background-color="#7a5ada">
        <style:background-image/>
      </style:table-cell-properties>
    </style:style>
    <style:style style:name="Tabela149.A2" style:family="table-cell">
      <style:table-cell-properties style:vertical-align="middle" fo:background-color="#eeeeff">
        <style:background-image/>
      </style:table-cell-properties>
    </style:style>
    <style:style style:name="Tabela150" style:family="table">
      <style:table-properties style:width="16.999cm" style:rel-width="100%" table:align="left"/>
    </style:style>
    <style:style style:name="Tabela150.A" style:family="table-column">
      <style:table-column-properties style:column-width="16.999cm" style:rel-column-width="65535*"/>
    </style:style>
    <style:style style:name="Tabela150.A1" style:family="table-cell">
      <style:table-cell-properties style:vertical-align="middle" fo:background-color="#7a5ada">
        <style:background-image/>
      </style:table-cell-properties>
    </style:style>
    <style:style style:name="Tabela150.A2" style:family="table-cell">
      <style:table-cell-properties style:vertical-align="middle" fo:background-color="#eeeeff">
        <style:background-image/>
      </style:table-cell-properties>
    </style:style>
    <style:style style:name="Tabela151" style:family="table">
      <style:table-properties style:width="16.999cm" style:rel-width="100%" table:align="left"/>
    </style:style>
    <style:style style:name="Tabela151.A" style:family="table-column">
      <style:table-column-properties style:column-width="16.999cm" style:rel-column-width="65535*"/>
    </style:style>
    <style:style style:name="Tabela151.A1" style:family="table-cell">
      <style:table-cell-properties style:vertical-align="middle" fo:background-color="#7a5ada">
        <style:background-image/>
      </style:table-cell-properties>
    </style:style>
    <style:style style:name="Tabela151.A2" style:family="table-cell">
      <style:table-cell-properties style:vertical-align="middle" fo:background-color="#eeeeff">
        <style:background-image/>
      </style:table-cell-properties>
    </style:style>
    <style:style style:name="Tabela152" style:family="table">
      <style:table-properties style:width="16.999cm" style:rel-width="100%" table:align="left"/>
    </style:style>
    <style:style style:name="Tabela152.A" style:family="table-column">
      <style:table-column-properties style:column-width="16.999cm" style:rel-column-width="65535*"/>
    </style:style>
    <style:style style:name="Tabela152.A1" style:family="table-cell">
      <style:table-cell-properties style:vertical-align="middle" fo:background-color="#7a5ada">
        <style:background-image/>
      </style:table-cell-properties>
    </style:style>
    <style:style style:name="Tabela152.A2" style:family="table-cell">
      <style:table-cell-properties style:vertical-align="middle" fo:background-color="#eeeeff">
        <style:background-image/>
      </style:table-cell-properties>
    </style:style>
    <style:style style:name="Tabela153" style:family="table">
      <style:table-properties style:width="16.999cm" style:rel-width="100%" table:align="left"/>
    </style:style>
    <style:style style:name="Tabela153.A" style:family="table-column">
      <style:table-column-properties style:column-width="16.999cm" style:rel-column-width="65535*"/>
    </style:style>
    <style:style style:name="Tabela153.A1" style:family="table-cell">
      <style:table-cell-properties style:vertical-align="middle" fo:background-color="#7a5ada">
        <style:background-image/>
      </style:table-cell-properties>
    </style:style>
    <style:style style:name="Tabela153.A2" style:family="table-cell">
      <style:table-cell-properties style:vertical-align="middle" fo:background-color="#eeeeff">
        <style:background-image/>
      </style:table-cell-properties>
    </style:style>
    <style:style style:name="Tabela154" style:family="table">
      <style:table-properties style:width="16.999cm" style:rel-width="100%" table:align="left"/>
    </style:style>
    <style:style style:name="Tabela154.A" style:family="table-column">
      <style:table-column-properties style:column-width="16.999cm" style:rel-column-width="65535*"/>
    </style:style>
    <style:style style:name="Tabela154.A1" style:family="table-cell">
      <style:table-cell-properties style:vertical-align="middle" fo:background-color="#7a5ada">
        <style:background-image/>
      </style:table-cell-properties>
    </style:style>
    <style:style style:name="Tabela154.A2" style:family="table-cell">
      <style:table-cell-properties style:vertical-align="middle" fo:background-color="#eeeeff">
        <style:background-image/>
      </style:table-cell-properties>
    </style:style>
    <style:style style:name="Tabela155" style:family="table">
      <style:table-properties style:width="16.999cm" style:rel-width="100%" table:align="left"/>
    </style:style>
    <style:style style:name="Tabela155.A" style:family="table-column">
      <style:table-column-properties style:column-width="16.999cm" style:rel-column-width="65535*"/>
    </style:style>
    <style:style style:name="Tabela155.A1" style:family="table-cell">
      <style:table-cell-properties style:vertical-align="middle" fo:background-color="#7a5ada">
        <style:background-image/>
      </style:table-cell-properties>
    </style:style>
    <style:style style:name="Tabela155.A2" style:family="table-cell">
      <style:table-cell-properties style:vertical-align="middle" fo:background-color="#eeeeff">
        <style:background-image/>
      </style:table-cell-properties>
    </style:style>
    <style:style style:name="Tabela156" style:family="table">
      <style:table-properties style:width="16.999cm" style:rel-width="100%" table:align="left"/>
    </style:style>
    <style:style style:name="Tabela156.A" style:family="table-column">
      <style:table-column-properties style:column-width="16.999cm" style:rel-column-width="65535*"/>
    </style:style>
    <style:style style:name="Tabela156.A1" style:family="table-cell">
      <style:table-cell-properties style:vertical-align="middle" fo:background-color="#7a5ada">
        <style:background-image/>
      </style:table-cell-properties>
    </style:style>
    <style:style style:name="Tabela156.A2" style:family="table-cell">
      <style:table-cell-properties style:vertical-align="middle" fo:background-color="#eeeeff">
        <style:background-image/>
      </style:table-cell-properties>
    </style:style>
    <style:style style:name="Tabela157" style:family="table">
      <style:table-properties style:width="16.999cm" style:rel-width="100%" table:align="left"/>
    </style:style>
    <style:style style:name="Tabela157.A" style:family="table-column">
      <style:table-column-properties style:column-width="16.999cm" style:rel-column-width="65535*"/>
    </style:style>
    <style:style style:name="Tabela157.A1" style:family="table-cell">
      <style:table-cell-properties style:vertical-align="middle" fo:background-color="#7a5ada">
        <style:background-image/>
      </style:table-cell-properties>
    </style:style>
    <style:style style:name="Tabela157.A2" style:family="table-cell">
      <style:table-cell-properties style:vertical-align="middle" fo:background-color="#eeeeff">
        <style:background-image/>
      </style:table-cell-properties>
    </style:style>
    <style:style style:name="Tabela158" style:family="table">
      <style:table-properties style:width="16.999cm" style:rel-width="100%" table:align="left"/>
    </style:style>
    <style:style style:name="Tabela158.A" style:family="table-column">
      <style:table-column-properties style:column-width="16.999cm" style:rel-column-width="65535*"/>
    </style:style>
    <style:style style:name="Tabela158.A1" style:family="table-cell">
      <style:table-cell-properties style:vertical-align="middle" fo:background-color="#7a5ada">
        <style:background-image/>
      </style:table-cell-properties>
    </style:style>
    <style:style style:name="Tabela158.A2" style:family="table-cell">
      <style:table-cell-properties style:vertical-align="middle" fo:background-color="#eeeeff">
        <style:background-image/>
      </style:table-cell-properties>
    </style:style>
    <style:style style:name="Tabela159" style:family="table">
      <style:table-properties style:width="16.999cm" style:rel-width="100%" table:align="left"/>
    </style:style>
    <style:style style:name="Tabela159.A" style:family="table-column">
      <style:table-column-properties style:column-width="16.999cm" style:rel-column-width="65535*"/>
    </style:style>
    <style:style style:name="Tabela159.A1" style:family="table-cell">
      <style:table-cell-properties style:vertical-align="middle" fo:background-color="#ffbbbb">
        <style:background-image/>
      </style:table-cell-properties>
    </style:style>
    <style:style style:name="Tabela160" style:family="table">
      <style:table-properties style:width="16.999cm" style:rel-width="100%" table:align="left"/>
    </style:style>
    <style:style style:name="Tabela160.A" style:family="table-column">
      <style:table-column-properties style:column-width="16.999cm" style:rel-column-width="65535*"/>
    </style:style>
    <style:style style:name="Tabela160.A1" style:family="table-cell">
      <style:table-cell-properties style:vertical-align="middle" fo:background-color="#7a5ada">
        <style:background-image/>
      </style:table-cell-properties>
    </style:style>
    <style:style style:name="Tabela160.A2" style:family="table-cell">
      <style:table-cell-properties style:vertical-align="middle" fo:background-color="#eeeeff">
        <style:background-image/>
      </style:table-cell-properties>
    </style:style>
    <style:style style:name="Tabela161" style:family="table">
      <style:table-properties style:width="16.999cm" style:rel-width="100%" table:align="left"/>
    </style:style>
    <style:style style:name="Tabela161.A" style:family="table-column">
      <style:table-column-properties style:column-width="16.999cm" style:rel-column-width="65535*"/>
    </style:style>
    <style:style style:name="Tabela161.A1" style:family="table-cell">
      <style:table-cell-properties style:vertical-align="middle" fo:background-color="#bbffbb">
        <style:background-image/>
      </style:table-cell-properties>
    </style:style>
    <style:style style:name="Tabela162" style:family="table">
      <style:table-properties style:width="16.999cm" style:rel-width="100%" table:align="left"/>
    </style:style>
    <style:style style:name="Tabela162.A" style:family="table-column">
      <style:table-column-properties style:column-width="16.999cm" style:rel-column-width="65535*"/>
    </style:style>
    <style:style style:name="Tabela162.A1" style:family="table-cell">
      <style:table-cell-properties style:vertical-align="middle" fo:background-color="#7a5ada">
        <style:background-image/>
      </style:table-cell-properties>
    </style:style>
    <style:style style:name="Tabela162.A2" style:family="table-cell">
      <style:table-cell-properties style:vertical-align="middle" fo:background-color="#eeeeff">
        <style:background-image/>
      </style:table-cell-properties>
    </style:style>
    <style:style style:name="Tabela163" style:family="table">
      <style:table-properties style:width="16.999cm" style:rel-width="100%" table:align="left"/>
    </style:style>
    <style:style style:name="Tabela163.A" style:family="table-column">
      <style:table-column-properties style:column-width="16.999cm" style:rel-column-width="65535*"/>
    </style:style>
    <style:style style:name="Tabela163.A1" style:family="table-cell">
      <style:table-cell-properties style:vertical-align="middle" fo:background-color="#7a5ada">
        <style:background-image/>
      </style:table-cell-properties>
    </style:style>
    <style:style style:name="Tabela163.A2" style:family="table-cell">
      <style:table-cell-properties style:vertical-align="middle" fo:background-color="#eeeeff">
        <style:background-image/>
      </style:table-cell-properties>
    </style:style>
    <style:style style:name="Tabela164" style:family="table">
      <style:table-properties style:width="16.999cm" style:rel-width="100%" table:align="left"/>
    </style:style>
    <style:style style:name="Tabela164.A" style:family="table-column">
      <style:table-column-properties style:column-width="16.999cm" style:rel-column-width="65535*"/>
    </style:style>
    <style:style style:name="Tabela164.A1" style:family="table-cell">
      <style:table-cell-properties style:vertical-align="middle" fo:background-color="#7a5ada">
        <style:background-image/>
      </style:table-cell-properties>
    </style:style>
    <style:style style:name="Tabela164.A2" style:family="table-cell">
      <style:table-cell-properties style:vertical-align="middle" fo:background-color="#eeeeff">
        <style:background-image/>
      </style:table-cell-properties>
    </style:style>
    <style:style style:name="Tabela165" style:family="table">
      <style:table-properties style:width="16.999cm" style:rel-width="100%" table:align="left"/>
    </style:style>
    <style:style style:name="Tabela165.A" style:family="table-column">
      <style:table-column-properties style:column-width="16.999cm" style:rel-column-width="65535*"/>
    </style:style>
    <style:style style:name="Tabela165.A1" style:family="table-cell">
      <style:table-cell-properties style:vertical-align="middle" fo:background-color="#bbffbb">
        <style:background-image/>
      </style:table-cell-properties>
    </style:style>
    <style:style style:name="Tabela166" style:family="table">
      <style:table-properties style:width="16.999cm" style:rel-width="100%" table:align="left"/>
    </style:style>
    <style:style style:name="Tabela166.A" style:family="table-column">
      <style:table-column-properties style:column-width="16.999cm" style:rel-column-width="65535*"/>
    </style:style>
    <style:style style:name="Tabela166.A1" style:family="table-cell">
      <style:table-cell-properties style:vertical-align="middle" fo:background-color="#7a5ada">
        <style:background-image/>
      </style:table-cell-properties>
    </style:style>
    <style:style style:name="Tabela166.A2" style:family="table-cell">
      <style:table-cell-properties style:vertical-align="middle" fo:background-color="#eeeeff">
        <style:background-image/>
      </style:table-cell-properties>
    </style:style>
    <style:style style:name="Tabela167" style:family="table">
      <style:table-properties style:width="16.999cm" style:rel-width="100%" table:align="left"/>
    </style:style>
    <style:style style:name="Tabela167.A" style:family="table-column">
      <style:table-column-properties style:column-width="16.999cm" style:rel-column-width="65535*"/>
    </style:style>
    <style:style style:name="Tabela167.A1" style:family="table-cell">
      <style:table-cell-properties style:vertical-align="middle" fo:background-color="#7a5ada">
        <style:background-image/>
      </style:table-cell-properties>
    </style:style>
    <style:style style:name="Tabela167.A2" style:family="table-cell">
      <style:table-cell-properties style:vertical-align="middle" fo:background-color="#eeeeff">
        <style:background-image/>
      </style:table-cell-properties>
    </style:style>
    <style:style style:name="Tabela168" style:family="table">
      <style:table-properties style:width="16.999cm" style:rel-width="100%" table:align="left"/>
    </style:style>
    <style:style style:name="Tabela168.A" style:family="table-column">
      <style:table-column-properties style:column-width="16.999cm" style:rel-column-width="65535*"/>
    </style:style>
    <style:style style:name="Tabela168.A1" style:family="table-cell">
      <style:table-cell-properties style:vertical-align="middle" fo:background-color="#7a5ada">
        <style:background-image/>
      </style:table-cell-properties>
    </style:style>
    <style:style style:name="Tabela168.A2" style:family="table-cell">
      <style:table-cell-properties style:vertical-align="middle" fo:background-color="#eeeeff">
        <style:background-image/>
      </style:table-cell-properties>
    </style:style>
    <style:style style:name="Tabela169" style:family="table">
      <style:table-properties style:width="16.999cm" style:rel-width="100%" table:align="left"/>
    </style:style>
    <style:style style:name="Tabela169.A" style:family="table-column">
      <style:table-column-properties style:column-width="16.999cm" style:rel-column-width="65535*"/>
    </style:style>
    <style:style style:name="Tabela169.A1" style:family="table-cell">
      <style:table-cell-properties style:vertical-align="middle" fo:background-color="#7a5ada">
        <style:background-image/>
      </style:table-cell-properties>
    </style:style>
    <style:style style:name="Tabela169.A2" style:family="table-cell">
      <style:table-cell-properties style:vertical-align="middle" fo:background-color="#eeeeff">
        <style:background-image/>
      </style:table-cell-properties>
    </style:style>
    <style:style style:name="Tabela170" style:family="table">
      <style:table-properties style:width="8.206cm" table:align="left"/>
    </style:style>
    <style:style style:name="Tabela170.A" style:family="table-column">
      <style:table-column-properties style:column-width="8.206cm"/>
    </style:style>
    <style:style style:name="Tabela170.A1" style:family="table-cell">
      <style:table-cell-properties style:vertical-align="middle" fo:background-color="#7a5ada">
        <style:background-image/>
      </style:table-cell-properties>
    </style:style>
    <style:style style:name="Tabela170.A2" style:family="table-cell">
      <style:table-cell-properties style:vertical-align="middle" fo:background-color="#ddddff">
        <style:background-image/>
      </style:table-cell-properties>
    </style:style>
    <style:style style:name="Tabela171" style:family="table">
      <style:table-properties style:width="16.999cm" style:rel-width="100%" table:align="left"/>
    </style:style>
    <style:style style:name="Tabela171.A" style:family="table-column">
      <style:table-column-properties style:column-width="16.999cm" style:rel-column-width="65535*"/>
    </style:style>
    <style:style style:name="Tabela171.A1" style:family="table-cell">
      <style:table-cell-properties style:vertical-align="middle" fo:background-color="#bbffbb">
        <style:background-image/>
      </style:table-cell-properties>
    </style:style>
    <style:style style:name="Tabela172" style:family="table">
      <style:table-properties style:width="16.999cm" style:rel-width="100%" table:align="left"/>
    </style:style>
    <style:style style:name="Tabela172.A" style:family="table-column">
      <style:table-column-properties style:column-width="16.999cm" style:rel-column-width="65535*"/>
    </style:style>
    <style:style style:name="Tabela172.A1" style:family="table-cell">
      <style:table-cell-properties style:vertical-align="middle" fo:background-color="#7a5ada">
        <style:background-image/>
      </style:table-cell-properties>
    </style:style>
    <style:style style:name="Tabela172.A2" style:family="table-cell">
      <style:table-cell-properties style:vertical-align="middle" fo:background-color="#eeeeff">
        <style:background-image/>
      </style:table-cell-properties>
    </style:style>
    <style:style style:name="Tabela173" style:family="table">
      <style:table-properties style:width="14.975cm" table:align="left"/>
    </style:style>
    <style:style style:name="Tabela173.A" style:family="table-column">
      <style:table-column-properties style:column-width="14.975cm"/>
    </style:style>
    <style:style style:name="Tabela173.A1" style:family="table-cell">
      <style:table-cell-properties style:vertical-align="middle" fo:background-color="#7a5ada">
        <style:background-image/>
      </style:table-cell-properties>
    </style:style>
    <style:style style:name="Tabela173.A2" style:family="table-cell">
      <style:table-cell-properties style:vertical-align="middle" fo:background-color="#ddddff">
        <style:background-image/>
      </style:table-cell-properties>
    </style:style>
    <style:style style:name="Tabela174" style:family="table">
      <style:table-properties style:width="16.999cm" style:rel-width="100%" table:align="left"/>
    </style:style>
    <style:style style:name="Tabela174.A" style:family="table-column">
      <style:table-column-properties style:column-width="16.999cm" style:rel-column-width="65535*"/>
    </style:style>
    <style:style style:name="Tabela174.A1" style:family="table-cell">
      <style:table-cell-properties style:vertical-align="middle" fo:background-color="#7a5ada">
        <style:background-image/>
      </style:table-cell-properties>
    </style:style>
    <style:style style:name="Tabela174.A2" style:family="table-cell">
      <style:table-cell-properties style:vertical-align="middle" fo:background-color="#eeeeff">
        <style:background-image/>
      </style:table-cell-properties>
    </style:style>
    <style:style style:name="Tabela175" style:family="table">
      <style:table-properties style:width="16.999cm" style:rel-width="100%" table:align="left"/>
    </style:style>
    <style:style style:name="Tabela175.A" style:family="table-column">
      <style:table-column-properties style:column-width="16.999cm" style:rel-column-width="65535*"/>
    </style:style>
    <style:style style:name="Tabela175.A1" style:family="table-cell">
      <style:table-cell-properties style:vertical-align="middle" fo:background-color="#7a5ada">
        <style:background-image/>
      </style:table-cell-properties>
    </style:style>
    <style:style style:name="Tabela175.A2" style:family="table-cell">
      <style:table-cell-properties style:vertical-align="middle" fo:background-color="#eeeeff">
        <style:background-image/>
      </style:table-cell-properties>
    </style:style>
    <style:style style:name="Tabela176" style:family="table">
      <style:table-properties style:width="14.975cm" table:align="left"/>
    </style:style>
    <style:style style:name="Tabela176.A" style:family="table-column">
      <style:table-column-properties style:column-width="14.975cm"/>
    </style:style>
    <style:style style:name="Tabela176.A1" style:family="table-cell">
      <style:table-cell-properties style:vertical-align="middle" fo:background-color="#7a5ada">
        <style:background-image/>
      </style:table-cell-properties>
    </style:style>
    <style:style style:name="Tabela176.A2" style:family="table-cell">
      <style:table-cell-properties style:vertical-align="middle" fo:background-color="#ddddff">
        <style:background-image/>
      </style:table-cell-properties>
    </style:style>
    <style:style style:name="Tabela177" style:family="table">
      <style:table-properties style:width="16.999cm" style:rel-width="100%" table:align="left"/>
    </style:style>
    <style:style style:name="Tabela177.A" style:family="table-column">
      <style:table-column-properties style:column-width="16.999cm" style:rel-column-width="65535*"/>
    </style:style>
    <style:style style:name="Tabela177.A1" style:family="table-cell">
      <style:table-cell-properties style:vertical-align="middle" fo:background-color="#7a5ada">
        <style:background-image/>
      </style:table-cell-properties>
    </style:style>
    <style:style style:name="Tabela177.A2" style:family="table-cell">
      <style:table-cell-properties style:vertical-align="middle" fo:background-color="#eeeeff">
        <style:background-image/>
      </style:table-cell-properties>
    </style:style>
    <style:style style:name="Tabela178" style:family="table">
      <style:table-properties style:width="14.975cm" table:align="left"/>
    </style:style>
    <style:style style:name="Tabela178.A" style:family="table-column">
      <style:table-column-properties style:column-width="14.975cm"/>
    </style:style>
    <style:style style:name="Tabela178.A1" style:family="table-cell">
      <style:table-cell-properties style:vertical-align="middle" fo:background-color="#7a5ada">
        <style:background-image/>
      </style:table-cell-properties>
    </style:style>
    <style:style style:name="Tabela178.A2" style:family="table-cell">
      <style:table-cell-properties style:vertical-align="middle" fo:background-color="#ddddff">
        <style:background-image/>
      </style:table-cell-properties>
    </style:style>
    <style:style style:name="Tabela179" style:family="table">
      <style:table-properties style:width="16.999cm" style:rel-width="100%" table:align="left"/>
    </style:style>
    <style:style style:name="Tabela179.A" style:family="table-column">
      <style:table-column-properties style:column-width="16.999cm" style:rel-column-width="65535*"/>
    </style:style>
    <style:style style:name="Tabela179.A1" style:family="table-cell">
      <style:table-cell-properties style:vertical-align="middle" fo:background-color="#7a5ada">
        <style:background-image/>
      </style:table-cell-properties>
    </style:style>
    <style:style style:name="Tabela179.A2" style:family="table-cell">
      <style:table-cell-properties style:vertical-align="middle" fo:background-color="#eeeeff">
        <style:background-image/>
      </style:table-cell-properties>
    </style:style>
    <style:style style:name="Tabela180" style:family="table">
      <style:table-properties style:width="16.999cm" style:rel-width="100%" table:align="left"/>
    </style:style>
    <style:style style:name="Tabela180.A" style:family="table-column">
      <style:table-column-properties style:column-width="16.999cm" style:rel-column-width="65535*"/>
    </style:style>
    <style:style style:name="Tabela180.A1" style:family="table-cell">
      <style:table-cell-properties style:vertical-align="middle" fo:background-color="#7a5ada">
        <style:background-image/>
      </style:table-cell-properties>
    </style:style>
    <style:style style:name="Tabela180.A2" style:family="table-cell">
      <style:table-cell-properties style:vertical-align="middle" fo:background-color="#eeeeff">
        <style:background-image/>
      </style:table-cell-properties>
    </style:style>
    <style:style style:name="Tabela181" style:family="table">
      <style:table-properties style:width="19.235cm" table:align="left"/>
    </style:style>
    <style:style style:name="Tabela181.A" style:family="table-column">
      <style:table-column-properties style:column-width="19.235cm"/>
    </style:style>
    <style:style style:name="Tabela181.A1" style:family="table-cell">
      <style:table-cell-properties style:vertical-align="middle" fo:background-color="#7a5ada">
        <style:background-image/>
      </style:table-cell-properties>
    </style:style>
    <style:style style:name="Tabela181.A2" style:family="table-cell">
      <style:table-cell-properties style:vertical-align="middle" fo:background-color="#ddddff">
        <style:background-image/>
      </style:table-cell-properties>
    </style:style>
    <style:style style:name="Tabela182" style:family="table">
      <style:table-properties style:width="16.999cm" style:rel-width="100%" table:align="left"/>
    </style:style>
    <style:style style:name="Tabela182.A" style:family="table-column">
      <style:table-column-properties style:column-width="16.999cm" style:rel-column-width="65535*"/>
    </style:style>
    <style:style style:name="Tabela182.A1" style:family="table-cell">
      <style:table-cell-properties style:vertical-align="middle" fo:background-color="#7a5ada">
        <style:background-image/>
      </style:table-cell-properties>
    </style:style>
    <style:style style:name="Tabela182.A2" style:family="table-cell">
      <style:table-cell-properties style:vertical-align="middle" fo:background-color="#eeeeff">
        <style:background-image/>
      </style:table-cell-properties>
    </style:style>
    <style:style style:name="Tabela183" style:family="table">
      <style:table-properties style:width="16.999cm" style:rel-width="100%" table:align="left"/>
    </style:style>
    <style:style style:name="Tabela183.A" style:family="table-column">
      <style:table-column-properties style:column-width="16.999cm" style:rel-column-width="65535*"/>
    </style:style>
    <style:style style:name="Tabela183.A1" style:family="table-cell">
      <style:table-cell-properties style:vertical-align="middle" fo:background-color="#7a5ada">
        <style:background-image/>
      </style:table-cell-properties>
    </style:style>
    <style:style style:name="Tabela183.A2" style:family="table-cell">
      <style:table-cell-properties style:vertical-align="middle" fo:background-color="#eeeeff">
        <style:background-image/>
      </style:table-cell-properties>
    </style:style>
    <style:style style:name="Tabela184" style:family="table">
      <style:table-properties style:width="16.999cm" style:rel-width="100%" table:align="left"/>
    </style:style>
    <style:style style:name="Tabela184.A" style:family="table-column">
      <style:table-column-properties style:column-width="16.999cm" style:rel-column-width="65535*"/>
    </style:style>
    <style:style style:name="Tabela184.A1" style:family="table-cell">
      <style:table-cell-properties style:vertical-align="middle" fo:background-color="#7a5ada">
        <style:background-image/>
      </style:table-cell-properties>
    </style:style>
    <style:style style:name="Tabela184.A2" style:family="table-cell">
      <style:table-cell-properties style:vertical-align="middle" fo:background-color="#eeeeff">
        <style:background-image/>
      </style:table-cell-properties>
    </style:style>
    <style:style style:name="Tabela185" style:family="table">
      <style:table-properties style:width="16.999cm" style:rel-width="100%" table:align="left"/>
    </style:style>
    <style:style style:name="Tabela185.A" style:family="table-column">
      <style:table-column-properties style:column-width="16.999cm" style:rel-column-width="65535*"/>
    </style:style>
    <style:style style:name="Tabela185.A1" style:family="table-cell">
      <style:table-cell-properties style:vertical-align="middle" fo:background-color="#bbffbb">
        <style:background-image/>
      </style:table-cell-properties>
    </style:style>
    <style:style style:name="Tabela186" style:family="table">
      <style:table-properties style:width="16.999cm" style:rel-width="100%" table:align="left"/>
    </style:style>
    <style:style style:name="Tabela186.A" style:family="table-column">
      <style:table-column-properties style:column-width="16.999cm" style:rel-column-width="65535*"/>
    </style:style>
    <style:style style:name="Tabela186.A1" style:family="table-cell">
      <style:table-cell-properties style:vertical-align="middle" fo:background-color="#bbffbb">
        <style:background-image/>
      </style:table-cell-properties>
    </style:style>
    <style:style style:name="Tabela187" style:family="table">
      <style:table-properties style:width="16.999cm" style:rel-width="100%" table:align="left"/>
    </style:style>
    <style:style style:name="Tabela187.A" style:family="table-column">
      <style:table-column-properties style:column-width="16.999cm" style:rel-column-width="65535*"/>
    </style:style>
    <style:style style:name="Tabela187.A1" style:family="table-cell">
      <style:table-cell-properties style:vertical-align="middle" fo:background-color="#7a5ada">
        <style:background-image/>
      </style:table-cell-properties>
    </style:style>
    <style:style style:name="Tabela187.A2" style:family="table-cell">
      <style:table-cell-properties style:vertical-align="middle" fo:background-color="#eeeeff">
        <style:background-image/>
      </style:table-cell-properties>
    </style:style>
    <style:style style:name="Tabela188" style:family="table">
      <style:table-properties style:width="8.07cm" table:align="left"/>
    </style:style>
    <style:style style:name="Tabela188.A" style:family="table-column">
      <style:table-column-properties style:column-width="8.07cm"/>
    </style:style>
    <style:style style:name="Tabela188.A1" style:family="table-cell">
      <style:table-cell-properties style:vertical-align="middle" fo:background-color="#7a5ada">
        <style:background-image/>
      </style:table-cell-properties>
    </style:style>
    <style:style style:name="Tabela188.A2" style:family="table-cell">
      <style:table-cell-properties style:vertical-align="middle" fo:background-color="#ddddff">
        <style:background-image/>
      </style:table-cell-properties>
    </style:style>
    <style:style style:name="Tabela189" style:family="table">
      <style:table-properties style:width="16.999cm" style:rel-width="100%" table:align="left"/>
    </style:style>
    <style:style style:name="Tabela189.A" style:family="table-column">
      <style:table-column-properties style:column-width="16.999cm" style:rel-column-width="65535*"/>
    </style:style>
    <style:style style:name="Tabela189.A1" style:family="table-cell">
      <style:table-cell-properties style:vertical-align="middle" fo:background-color="#bbffbb">
        <style:background-image/>
      </style:table-cell-properties>
    </style:style>
    <style:style style:name="Tabela190" style:family="table">
      <style:table-properties style:width="16.999cm" style:rel-width="100%" table:align="left"/>
    </style:style>
    <style:style style:name="Tabela190.A" style:family="table-column">
      <style:table-column-properties style:column-width="16.999cm" style:rel-column-width="65535*"/>
    </style:style>
    <style:style style:name="Tabela190.A1" style:family="table-cell">
      <style:table-cell-properties style:vertical-align="middle" fo:background-color="#7a5ada">
        <style:background-image/>
      </style:table-cell-properties>
    </style:style>
    <style:style style:name="Tabela190.A2" style:family="table-cell">
      <style:table-cell-properties style:vertical-align="middle" fo:background-color="#eeeeff">
        <style:background-image/>
      </style:table-cell-properties>
    </style:style>
    <style:style style:name="Tabela191" style:family="table">
      <style:table-properties style:width="16.999cm" style:rel-width="100%" table:align="left"/>
    </style:style>
    <style:style style:name="Tabela191.A" style:family="table-column">
      <style:table-column-properties style:column-width="16.999cm" style:rel-column-width="65535*"/>
    </style:style>
    <style:style style:name="Tabela191.A1" style:family="table-cell">
      <style:table-cell-properties style:vertical-align="middle" fo:background-color="#7a5ada">
        <style:background-image/>
      </style:table-cell-properties>
    </style:style>
    <style:style style:name="Tabela191.A2" style:family="table-cell">
      <style:table-cell-properties style:vertical-align="middle" fo:background-color="#eeeeff">
        <style:background-image/>
      </style:table-cell-properties>
    </style:style>
    <style:style style:name="Tabela192" style:family="table">
      <style:table-properties style:width="16.999cm" style:rel-width="100%" table:align="left"/>
    </style:style>
    <style:style style:name="Tabela192.A" style:family="table-column">
      <style:table-column-properties style:column-width="16.999cm" style:rel-column-width="65535*"/>
    </style:style>
    <style:style style:name="Tabela192.A1" style:family="table-cell">
      <style:table-cell-properties style:vertical-align="middle" fo:background-color="#7a5ada">
        <style:background-image/>
      </style:table-cell-properties>
    </style:style>
    <style:style style:name="Tabela192.A2" style:family="table-cell">
      <style:table-cell-properties style:vertical-align="middle" fo:background-color="#eeeeff">
        <style:background-image/>
      </style:table-cell-properties>
    </style:style>
    <style:style style:name="Tabela193" style:family="table">
      <style:table-properties style:width="16.999cm" style:rel-width="100%" table:align="left"/>
    </style:style>
    <style:style style:name="Tabela193.A" style:family="table-column">
      <style:table-column-properties style:column-width="16.999cm" style:rel-column-width="65535*"/>
    </style:style>
    <style:style style:name="Tabela193.A1" style:family="table-cell">
      <style:table-cell-properties style:vertical-align="middle" fo:background-color="#7a5ada">
        <style:background-image/>
      </style:table-cell-properties>
    </style:style>
    <style:style style:name="Tabela193.A2" style:family="table-cell">
      <style:table-cell-properties style:vertical-align="middle" fo:background-color="#eeeeff">
        <style:background-image/>
      </style:table-cell-properties>
    </style:style>
    <style:style style:name="Tabela194" style:family="table">
      <style:table-properties style:width="16.999cm" style:rel-width="100%" table:align="left"/>
    </style:style>
    <style:style style:name="Tabela194.A" style:family="table-column">
      <style:table-column-properties style:column-width="16.999cm" style:rel-column-width="65535*"/>
    </style:style>
    <style:style style:name="Tabela194.A1" style:family="table-cell">
      <style:table-cell-properties style:vertical-align="middle" fo:background-color="#7a5ada">
        <style:background-image/>
      </style:table-cell-properties>
    </style:style>
    <style:style style:name="Tabela194.A2" style:family="table-cell">
      <style:table-cell-properties style:vertical-align="middle" fo:background-color="#eeeeff">
        <style:background-image/>
      </style:table-cell-properties>
    </style:style>
    <style:style style:name="Tabela195" style:family="table">
      <style:table-properties style:width="18.027cm" table:align="left"/>
    </style:style>
    <style:style style:name="Tabela195.A" style:family="table-column">
      <style:table-column-properties style:column-width="18.027cm"/>
    </style:style>
    <style:style style:name="Tabela195.A1" style:family="table-cell">
      <style:table-cell-properties style:vertical-align="middle" fo:background-color="#7a5ada">
        <style:background-image/>
      </style:table-cell-properties>
    </style:style>
    <style:style style:name="Tabela195.A2" style:family="table-cell">
      <style:table-cell-properties style:vertical-align="middle" fo:background-color="#eeeeff">
        <style:background-image/>
      </style:table-cell-properties>
    </style:style>
    <style:style style:name="Tabela196" style:family="table">
      <style:table-properties style:width="18.239cm" table:align="left"/>
    </style:style>
    <style:style style:name="Tabela196.A" style:family="table-column">
      <style:table-column-properties style:column-width="18.239cm"/>
    </style:style>
    <style:style style:name="Tabela196.A1" style:family="table-cell">
      <style:table-cell-properties style:vertical-align="middle" fo:background-color="#7a5ada">
        <style:background-image/>
      </style:table-cell-properties>
    </style:style>
    <style:style style:name="Tabela196.A2" style:family="table-cell">
      <style:table-cell-properties style:vertical-align="middle" fo:background-color="#eeeeff">
        <style:background-image/>
      </style:table-cell-properties>
    </style:style>
    <style:style style:name="Tabela197" style:family="table">
      <style:table-properties style:width="18.239cm" table:align="left"/>
    </style:style>
    <style:style style:name="Tabela197.A" style:family="table-column">
      <style:table-column-properties style:column-width="18.239cm"/>
    </style:style>
    <style:style style:name="Tabela197.A1" style:family="table-cell">
      <style:table-cell-properties style:vertical-align="middle" fo:background-color="#7a5ada">
        <style:background-image/>
      </style:table-cell-properties>
    </style:style>
    <style:style style:name="Tabela197.A2" style:family="table-cell">
      <style:table-cell-properties style:vertical-align="middle" fo:background-color="#eeeeff">
        <style:background-image/>
      </style:table-cell-properties>
    </style:style>
    <style:style style:name="Tabela198" style:family="table">
      <style:table-properties style:width="18.239cm" table:align="left"/>
    </style:style>
    <style:style style:name="Tabela198.A" style:family="table-column">
      <style:table-column-properties style:column-width="18.239cm"/>
    </style:style>
    <style:style style:name="Tabela198.A1" style:family="table-cell">
      <style:table-cell-properties style:vertical-align="middle" fo:background-color="#7a5ada">
        <style:background-image/>
      </style:table-cell-properties>
    </style:style>
    <style:style style:name="Tabela198.A2" style:family="table-cell">
      <style:table-cell-properties style:vertical-align="middle" fo:background-color="#eeeeff">
        <style:background-image/>
      </style:table-cell-properties>
    </style:style>
    <style:style style:name="Tabela199" style:family="table">
      <style:table-properties style:width="18.239cm" table:align="left"/>
    </style:style>
    <style:style style:name="Tabela199.A" style:family="table-column">
      <style:table-column-properties style:column-width="18.239cm"/>
    </style:style>
    <style:style style:name="Tabela199.A1" style:family="table-cell">
      <style:table-cell-properties style:vertical-align="middle" fo:background-color="#7a5ada">
        <style:background-image/>
      </style:table-cell-properties>
    </style:style>
    <style:style style:name="Tabela199.A2" style:family="table-cell">
      <style:table-cell-properties style:vertical-align="middle" fo:background-color="#eeeeff">
        <style:background-image/>
      </style:table-cell-properties>
    </style:style>
    <style:style style:name="Tabela200" style:family="table">
      <style:table-properties style:width="17.604cm" table:align="left"/>
    </style:style>
    <style:style style:name="Tabela200.A" style:family="table-column">
      <style:table-column-properties style:column-width="17.604cm"/>
    </style:style>
    <style:style style:name="Tabela200.A1" style:family="table-cell">
      <style:table-cell-properties style:vertical-align="middle" fo:background-color="#7a5ada">
        <style:background-image/>
      </style:table-cell-properties>
    </style:style>
    <style:style style:name="Tabela200.A2" style:family="table-cell">
      <style:table-cell-properties style:vertical-align="middle" fo:background-color="#eeeeff">
        <style:background-image/>
      </style:table-cell-properties>
    </style:style>
    <style:style style:name="Tabela201" style:family="table">
      <style:table-properties style:width="16.999cm" style:rel-width="100%" table:align="left"/>
    </style:style>
    <style:style style:name="Tabela201.A" style:family="table-column">
      <style:table-column-properties style:column-width="16.999cm" style:rel-column-width="65535*"/>
    </style:style>
    <style:style style:name="Tabela201.A1" style:family="table-cell">
      <style:table-cell-properties style:vertical-align="middle" fo:background-color="#7a5ada">
        <style:background-image/>
      </style:table-cell-properties>
    </style:style>
    <style:style style:name="Tabela201.A2" style:family="table-cell">
      <style:table-cell-properties style:vertical-align="middle" fo:background-color="#eeeeff">
        <style:background-image/>
      </style:table-cell-properties>
    </style:style>
    <style:style style:name="Tabela202" style:family="table">
      <style:table-properties style:width="22.049cm" table:align="left"/>
    </style:style>
    <style:style style:name="Tabela202.A" style:family="table-column">
      <style:table-column-properties style:column-width="22.049cm"/>
    </style:style>
    <style:style style:name="Tabela202.A1" style:family="table-cell">
      <style:table-cell-properties style:vertical-align="middle" fo:background-color="#7a5ada">
        <style:background-image/>
      </style:table-cell-properties>
    </style:style>
    <style:style style:name="Tabela202.A2" style:family="table-cell">
      <style:table-cell-properties style:vertical-align="middle" fo:background-color="#eeeeff">
        <style:background-image/>
      </style:table-cell-properties>
    </style:style>
    <style:style style:name="Tabela203" style:family="table">
      <style:table-properties style:width="22.895cm" table:align="left"/>
    </style:style>
    <style:style style:name="Tabela203.A" style:family="table-column">
      <style:table-column-properties style:column-width="22.895cm"/>
    </style:style>
    <style:style style:name="Tabela203.A1" style:family="table-cell">
      <style:table-cell-properties style:vertical-align="middle" fo:background-color="#7a5ada">
        <style:background-image/>
      </style:table-cell-properties>
    </style:style>
    <style:style style:name="Tabela203.A2" style:family="table-cell">
      <style:table-cell-properties style:vertical-align="middle" fo:background-color="#eeeeff">
        <style:background-image/>
      </style:table-cell-properties>
    </style:style>
    <style:style style:name="Tabela204" style:family="table">
      <style:table-properties style:width="15.875cm" table:align="left"/>
    </style:style>
    <style:style style:name="Tabela204.A" style:family="table-column">
      <style:table-column-properties style:column-width="15.875cm"/>
    </style:style>
    <style:style style:name="Tabela204.A1" style:family="table-cell">
      <style:table-cell-properties style:vertical-align="middle" fo:background-color="#7a5ada">
        <style:background-image/>
      </style:table-cell-properties>
    </style:style>
    <style:style style:name="Tabela204.A2" style:family="table-cell">
      <style:table-cell-properties style:vertical-align="middle" fo:background-color="#ddddff">
        <style:background-image/>
      </style:table-cell-properties>
    </style:style>
    <style:style style:name="Tabela205" style:family="table">
      <style:table-properties style:width="16.999cm" style:rel-width="100%" table:align="left"/>
    </style:style>
    <style:style style:name="Tabela205.A" style:family="table-column">
      <style:table-column-properties style:column-width="16.999cm" style:rel-column-width="65535*"/>
    </style:style>
    <style:style style:name="Tabela205.A1" style:family="table-cell">
      <style:table-cell-properties style:vertical-align="middle" fo:background-color="#7a5ada">
        <style:background-image/>
      </style:table-cell-properties>
    </style:style>
    <style:style style:name="Tabela205.A2" style:family="table-cell">
      <style:table-cell-properties style:vertical-align="middle" fo:background-color="#eeeeff">
        <style:background-image/>
      </style:table-cell-properties>
    </style:style>
    <style:style style:name="Tabela206" style:family="table">
      <style:table-properties style:width="16.999cm" style:rel-width="100%" table:align="left"/>
    </style:style>
    <style:style style:name="Tabela206.A" style:family="table-column">
      <style:table-column-properties style:column-width="16.999cm" style:rel-column-width="65535*"/>
    </style:style>
    <style:style style:name="Tabela206.A1" style:family="table-cell">
      <style:table-cell-properties style:vertical-align="middle" fo:background-color="#7a5ada">
        <style:background-image/>
      </style:table-cell-properties>
    </style:style>
    <style:style style:name="Tabela206.A2" style:family="table-cell">
      <style:table-cell-properties style:vertical-align="middle" fo:background-color="#eeeeff">
        <style:background-image/>
      </style:table-cell-properties>
    </style:style>
    <style:style style:name="Tabela207" style:family="table">
      <style:table-properties style:width="16.999cm" style:rel-width="100%" table:align="left"/>
    </style:style>
    <style:style style:name="Tabela207.A" style:family="table-column">
      <style:table-column-properties style:column-width="16.999cm" style:rel-column-width="65535*"/>
    </style:style>
    <style:style style:name="Tabela207.A1" style:family="table-cell">
      <style:table-cell-properties style:vertical-align="middle" fo:background-color="#7a5ada">
        <style:background-image/>
      </style:table-cell-properties>
    </style:style>
    <style:style style:name="Tabela207.A2" style:family="table-cell">
      <style:table-cell-properties style:vertical-align="middle" fo:background-color="#eeeeff">
        <style:background-image/>
      </style:table-cell-properties>
    </style:style>
    <style:style style:name="Tabela208" style:family="table">
      <style:table-properties style:width="16.999cm" style:rel-width="100%" table:align="left"/>
    </style:style>
    <style:style style:name="Tabela208.A" style:family="table-column">
      <style:table-column-properties style:column-width="16.999cm" style:rel-column-width="65535*"/>
    </style:style>
    <style:style style:name="Tabela208.A1" style:family="table-cell">
      <style:table-cell-properties style:vertical-align="middle" fo:background-color="#7a5ada">
        <style:background-image/>
      </style:table-cell-properties>
    </style:style>
    <style:style style:name="Tabela208.A2" style:family="table-cell">
      <style:table-cell-properties style:vertical-align="middle" fo:background-color="#eeeeff">
        <style:background-image/>
      </style:table-cell-properties>
    </style:style>
    <style:style style:name="Tabela209" style:family="table">
      <style:table-properties style:width="16.999cm" style:rel-width="100%" table:align="left"/>
    </style:style>
    <style:style style:name="Tabela209.A" style:family="table-column">
      <style:table-column-properties style:column-width="16.999cm" style:rel-column-width="65535*"/>
    </style:style>
    <style:style style:name="Tabela209.A1" style:family="table-cell">
      <style:table-cell-properties style:vertical-align="middle" fo:background-color="#7a5ada">
        <style:background-image/>
      </style:table-cell-properties>
    </style:style>
    <style:style style:name="Tabela209.A2" style:family="table-cell">
      <style:table-cell-properties style:vertical-align="middle" fo:background-color="#eeeeff">
        <style:background-image/>
      </style:table-cell-properties>
    </style:style>
    <style:style style:name="Tabela210" style:family="table">
      <style:table-properties style:width="16.999cm" style:rel-width="100%" table:align="left"/>
    </style:style>
    <style:style style:name="Tabela210.A" style:family="table-column">
      <style:table-column-properties style:column-width="16.999cm" style:rel-column-width="65535*"/>
    </style:style>
    <style:style style:name="Tabela210.A1" style:family="table-cell">
      <style:table-cell-properties style:vertical-align="middle" fo:background-color="#7a5ada">
        <style:background-image/>
      </style:table-cell-properties>
    </style:style>
    <style:style style:name="Tabela210.A2" style:family="table-cell">
      <style:table-cell-properties style:vertical-align="middle" fo:background-color="#eeeeff">
        <style:background-image/>
      </style:table-cell-properties>
    </style:style>
    <style:style style:name="Tabela211" style:family="table">
      <style:table-properties style:width="15.875cm" table:align="left"/>
    </style:style>
    <style:style style:name="Tabela211.A" style:family="table-column">
      <style:table-column-properties style:column-width="15.875cm"/>
    </style:style>
    <style:style style:name="Tabela211.A1" style:family="table-cell">
      <style:table-cell-properties style:vertical-align="middle" fo:background-color="#7a5ada">
        <style:background-image/>
      </style:table-cell-properties>
    </style:style>
    <style:style style:name="Tabela211.A2" style:family="table-cell">
      <style:table-cell-properties style:vertical-align="middle" fo:background-color="#ddddff">
        <style:background-image/>
      </style:table-cell-properties>
    </style:style>
    <style:style style:name="Tabela212" style:family="table">
      <style:table-properties style:width="16.999cm" style:rel-width="100%" table:align="left"/>
    </style:style>
    <style:style style:name="Tabela212.A" style:family="table-column">
      <style:table-column-properties style:column-width="16.999cm" style:rel-column-width="65535*"/>
    </style:style>
    <style:style style:name="Tabela212.A1" style:family="table-cell">
      <style:table-cell-properties style:vertical-align="middle" fo:background-color="#7a5ada">
        <style:background-image/>
      </style:table-cell-properties>
    </style:style>
    <style:style style:name="Tabela212.A2" style:family="table-cell">
      <style:table-cell-properties style:vertical-align="middle" fo:background-color="#eeeeff">
        <style:background-image/>
      </style:table-cell-properties>
    </style:style>
    <style:style style:name="Tabela213" style:family="table">
      <style:table-properties style:width="13.584cm" table:align="left"/>
    </style:style>
    <style:style style:name="Tabela213.A" style:family="table-column">
      <style:table-column-properties style:column-width="13.584cm"/>
    </style:style>
    <style:style style:name="Tabela213.A1" style:family="table-cell">
      <style:table-cell-properties style:vertical-align="middle" fo:background-color="#7a5ada">
        <style:background-image/>
      </style:table-cell-properties>
    </style:style>
    <style:style style:name="Tabela213.A2" style:family="table-cell">
      <style:table-cell-properties style:vertical-align="middle" fo:background-color="#ddddff">
        <style:background-image/>
      </style:table-cell-properties>
    </style:style>
    <style:style style:name="Tabela214" style:family="table">
      <style:table-properties style:width="16.999cm" style:rel-width="100%" table:align="left"/>
    </style:style>
    <style:style style:name="Tabela214.A" style:family="table-column">
      <style:table-column-properties style:column-width="16.999cm" style:rel-column-width="65535*"/>
    </style:style>
    <style:style style:name="Tabela214.A1" style:family="table-cell">
      <style:table-cell-properties style:vertical-align="middle" fo:background-color="#7a5ada">
        <style:background-image/>
      </style:table-cell-properties>
    </style:style>
    <style:style style:name="Tabela214.A2" style:family="table-cell">
      <style:table-cell-properties style:vertical-align="middle" fo:background-color="#eeeeff">
        <style:background-image/>
      </style:table-cell-properties>
    </style:style>
    <style:style style:name="Tabela215" style:family="table">
      <style:table-properties style:width="16.999cm" style:rel-width="100%" table:align="left"/>
    </style:style>
    <style:style style:name="Tabela215.A" style:family="table-column">
      <style:table-column-properties style:column-width="16.999cm" style:rel-column-width="65535*"/>
    </style:style>
    <style:style style:name="Tabela215.A1" style:family="table-cell">
      <style:table-cell-properties style:vertical-align="middle" fo:background-color="#7a5ada">
        <style:background-image/>
      </style:table-cell-properties>
    </style:style>
    <style:style style:name="Tabela215.A2" style:family="table-cell">
      <style:table-cell-properties style:vertical-align="middle" fo:background-color="#eeeeff">
        <style:background-image/>
      </style:table-cell-properties>
    </style:style>
    <style:style style:name="Tabela216" style:family="table">
      <style:table-properties style:width="17.392cm" table:align="left"/>
    </style:style>
    <style:style style:name="Tabela216.A" style:family="table-column">
      <style:table-column-properties style:column-width="17.392cm"/>
    </style:style>
    <style:style style:name="Tabela216.A1" style:family="table-cell">
      <style:table-cell-properties style:vertical-align="middle" fo:background-color="#7a5ada">
        <style:background-image/>
      </style:table-cell-properties>
    </style:style>
    <style:style style:name="Tabela216.A2" style:family="table-cell">
      <style:table-cell-properties style:vertical-align="middle" fo:background-color="#eeeeff">
        <style:background-image/>
      </style:table-cell-properties>
    </style:style>
    <style:style style:name="Tabela217" style:family="table">
      <style:table-properties style:width="17.727cm" table:align="left"/>
    </style:style>
    <style:style style:name="Tabela217.A" style:family="table-column">
      <style:table-column-properties style:column-width="17.727cm"/>
    </style:style>
    <style:style style:name="Tabela217.A1" style:family="table-cell">
      <style:table-cell-properties style:vertical-align="middle" fo:background-color="#7a5ada">
        <style:background-image/>
      </style:table-cell-properties>
    </style:style>
    <style:style style:name="Tabela217.A2" style:family="table-cell">
      <style:table-cell-properties style:vertical-align="middle" fo:background-color="#ddddff">
        <style:background-image/>
      </style:table-cell-properties>
    </style:style>
    <style:style style:name="Tabela218" style:family="table">
      <style:table-properties style:width="16.999cm" style:rel-width="100%" table:align="left"/>
    </style:style>
    <style:style style:name="Tabela218.A" style:family="table-column">
      <style:table-column-properties style:column-width="16.999cm" style:rel-column-width="65535*"/>
    </style:style>
    <style:style style:name="Tabela218.A1" style:family="table-cell">
      <style:table-cell-properties style:vertical-align="middle" fo:background-color="#7a5ada">
        <style:background-image/>
      </style:table-cell-properties>
    </style:style>
    <style:style style:name="Tabela218.A2" style:family="table-cell">
      <style:table-cell-properties style:vertical-align="middle" fo:background-color="#eeeeff">
        <style:background-image/>
      </style:table-cell-properties>
    </style:style>
    <style:style style:name="Tabela219" style:family="table">
      <style:table-properties style:width="16.999cm" style:rel-width="100%" table:align="left"/>
    </style:style>
    <style:style style:name="Tabela219.A" style:family="table-column">
      <style:table-column-properties style:column-width="16.999cm" style:rel-column-width="65535*"/>
    </style:style>
    <style:style style:name="Tabela219.A1" style:family="table-cell">
      <style:table-cell-properties style:vertical-align="middle" fo:background-color="#7a5ada">
        <style:background-image/>
      </style:table-cell-properties>
    </style:style>
    <style:style style:name="Tabela219.A2" style:family="table-cell">
      <style:table-cell-properties style:vertical-align="middle" fo:background-color="#eeeeff">
        <style:background-image/>
      </style:table-cell-properties>
    </style:style>
    <style:style style:name="Tabela220" style:family="table">
      <style:table-properties style:width="16.999cm" style:rel-width="100%" table:align="left"/>
    </style:style>
    <style:style style:name="Tabela220.A" style:family="table-column">
      <style:table-column-properties style:column-width="16.999cm" style:rel-column-width="65535*"/>
    </style:style>
    <style:style style:name="Tabela220.A1" style:family="table-cell">
      <style:table-cell-properties style:vertical-align="middle" fo:background-color="#7a5ada">
        <style:background-image/>
      </style:table-cell-properties>
    </style:style>
    <style:style style:name="Tabela220.A2" style:family="table-cell">
      <style:table-cell-properties style:vertical-align="middle" fo:background-color="#eeeeff">
        <style:background-image/>
      </style:table-cell-properties>
    </style:style>
    <style:style style:name="Tabela221" style:family="table">
      <style:table-properties style:width="16.999cm" style:rel-width="100%" table:align="left"/>
    </style:style>
    <style:style style:name="Tabela221.A" style:family="table-column">
      <style:table-column-properties style:column-width="16.999cm" style:rel-column-width="65535*"/>
    </style:style>
    <style:style style:name="Tabela221.A1" style:family="table-cell">
      <style:table-cell-properties style:vertical-align="middle" fo:background-color="#7a5ada">
        <style:background-image/>
      </style:table-cell-properties>
    </style:style>
    <style:style style:name="Tabela221.A2" style:family="table-cell">
      <style:table-cell-properties style:vertical-align="middle" fo:background-color="#eeeeff">
        <style:background-image/>
      </style:table-cell-properties>
    </style:style>
    <style:style style:name="Tabela222" style:family="table">
      <style:table-properties style:width="16.999cm" style:rel-width="100%" table:align="left"/>
    </style:style>
    <style:style style:name="Tabela222.A" style:family="table-column">
      <style:table-column-properties style:column-width="16.999cm" style:rel-column-width="65535*"/>
    </style:style>
    <style:style style:name="Tabela222.A1" style:family="table-cell">
      <style:table-cell-properties style:vertical-align="middle" fo:background-color="#7a5ada">
        <style:background-image/>
      </style:table-cell-properties>
    </style:style>
    <style:style style:name="Tabela222.A2" style:family="table-cell">
      <style:table-cell-properties style:vertical-align="middle" fo:background-color="#eeeeff">
        <style:background-image/>
      </style:table-cell-properties>
    </style:style>
    <style:style style:name="Tabela223" style:family="table">
      <style:table-properties style:width="16.999cm" style:rel-width="100%" table:align="left"/>
    </style:style>
    <style:style style:name="Tabela223.A" style:family="table-column">
      <style:table-column-properties style:column-width="16.999cm" style:rel-column-width="65535*"/>
    </style:style>
    <style:style style:name="Tabela223.A1" style:family="table-cell">
      <style:table-cell-properties style:vertical-align="middle" fo:background-color="#7a5ada">
        <style:background-image/>
      </style:table-cell-properties>
    </style:style>
    <style:style style:name="Tabela223.A2" style:family="table-cell">
      <style:table-cell-properties style:vertical-align="middle" fo:background-color="#eeeeff">
        <style:background-image/>
      </style:table-cell-properties>
    </style:style>
    <style:style style:name="Tabela224" style:family="table">
      <style:table-properties style:width="16.999cm" style:rel-width="100%" table:align="left"/>
    </style:style>
    <style:style style:name="Tabela224.A" style:family="table-column">
      <style:table-column-properties style:column-width="16.999cm" style:rel-column-width="65535*"/>
    </style:style>
    <style:style style:name="Tabela224.A1" style:family="table-cell">
      <style:table-cell-properties style:vertical-align="middle" fo:background-color="#7a5ada">
        <style:background-image/>
      </style:table-cell-properties>
    </style:style>
    <style:style style:name="Tabela224.A2" style:family="table-cell">
      <style:table-cell-properties style:vertical-align="middle" fo:background-color="#eeeeff">
        <style:background-image/>
      </style:table-cell-properties>
    </style:style>
    <style:style style:name="Tabela225" style:family="table">
      <style:table-properties style:width="20.779cm" table:align="left"/>
    </style:style>
    <style:style style:name="Tabela225.A" style:family="table-column">
      <style:table-column-properties style:column-width="20.779cm"/>
    </style:style>
    <style:style style:name="Tabela225.A1" style:family="table-cell">
      <style:table-cell-properties style:vertical-align="middle" fo:background-color="#7a5ada">
        <style:background-image/>
      </style:table-cell-properties>
    </style:style>
    <style:style style:name="Tabela225.A2" style:family="table-cell">
      <style:table-cell-properties style:vertical-align="middle" fo:background-color="#eeeeff">
        <style:background-image/>
      </style:table-cell-properties>
    </style:style>
    <style:style style:name="Tabela226" style:family="table">
      <style:table-properties style:width="18.239cm" table:align="left"/>
    </style:style>
    <style:style style:name="Tabela226.A" style:family="table-column">
      <style:table-column-properties style:column-width="18.239cm"/>
    </style:style>
    <style:style style:name="Tabela226.A1" style:family="table-cell">
      <style:table-cell-properties style:vertical-align="middle" fo:background-color="#7a5ada">
        <style:background-image/>
      </style:table-cell-properties>
    </style:style>
    <style:style style:name="Tabela226.A2" style:family="table-cell">
      <style:table-cell-properties style:vertical-align="middle" fo:background-color="#eeeeff">
        <style:background-image/>
      </style:table-cell-properties>
    </style:style>
    <style:style style:name="Tabela227" style:family="table">
      <style:table-properties style:width="16.999cm" style:rel-width="100%" table:align="left"/>
    </style:style>
    <style:style style:name="Tabela227.A" style:family="table-column">
      <style:table-column-properties style:column-width="16.999cm" style:rel-column-width="65535*"/>
    </style:style>
    <style:style style:name="Tabela227.A1" style:family="table-cell">
      <style:table-cell-properties style:vertical-align="middle" fo:background-color="#7a5ada">
        <style:background-image/>
      </style:table-cell-properties>
    </style:style>
    <style:style style:name="Tabela227.A2" style:family="table-cell">
      <style:table-cell-properties style:vertical-align="middle" fo:background-color="#eeeeff">
        <style:background-image/>
      </style:table-cell-properties>
    </style:style>
    <style:style style:name="Tabela228" style:family="table">
      <style:table-properties style:width="16.999cm" style:rel-width="100%" table:align="left"/>
    </style:style>
    <style:style style:name="Tabela228.A" style:family="table-column">
      <style:table-column-properties style:column-width="16.999cm" style:rel-column-width="65535*"/>
    </style:style>
    <style:style style:name="Tabela228.A1" style:family="table-cell">
      <style:table-cell-properties style:vertical-align="middle" fo:background-color="#7a5ada">
        <style:background-image/>
      </style:table-cell-properties>
    </style:style>
    <style:style style:name="Tabela228.A2" style:family="table-cell">
      <style:table-cell-properties style:vertical-align="middle" fo:background-color="#eeeeff">
        <style:background-image/>
      </style:table-cell-properties>
    </style:style>
    <style:style style:name="Tabela229" style:family="table">
      <style:table-properties style:width="16.999cm" style:rel-width="100%" table:align="left"/>
    </style:style>
    <style:style style:name="Tabela229.A" style:family="table-column">
      <style:table-column-properties style:column-width="16.999cm" style:rel-column-width="65535*"/>
    </style:style>
    <style:style style:name="Tabela229.A1" style:family="table-cell">
      <style:table-cell-properties style:vertical-align="middle" fo:background-color="#7a5ada">
        <style:background-image/>
      </style:table-cell-properties>
    </style:style>
    <style:style style:name="Tabela229.A2" style:family="table-cell">
      <style:table-cell-properties style:vertical-align="middle" fo:background-color="#eeeeff">
        <style:background-image/>
      </style:table-cell-properties>
    </style:style>
    <style:style style:name="Tabela230" style:family="table">
      <style:table-properties style:width="16.999cm" style:rel-width="100%" table:align="left"/>
    </style:style>
    <style:style style:name="Tabela230.A" style:family="table-column">
      <style:table-column-properties style:column-width="16.999cm" style:rel-column-width="65535*"/>
    </style:style>
    <style:style style:name="Tabela230.A1" style:family="table-cell">
      <style:table-cell-properties style:vertical-align="middle" fo:background-color="#7a5ada">
        <style:background-image/>
      </style:table-cell-properties>
    </style:style>
    <style:style style:name="Tabela230.A2" style:family="table-cell">
      <style:table-cell-properties style:vertical-align="middle" fo:background-color="#eeeeff">
        <style:background-image/>
      </style:table-cell-properties>
    </style:style>
    <style:style style:name="Tabela231" style:family="table">
      <style:table-properties style:width="20.567cm" table:align="left"/>
    </style:style>
    <style:style style:name="Tabela231.A" style:family="table-column">
      <style:table-column-properties style:column-width="20.567cm"/>
    </style:style>
    <style:style style:name="Tabela231.A1" style:family="table-cell">
      <style:table-cell-properties style:vertical-align="middle" fo:background-color="#7a5ada">
        <style:background-image/>
      </style:table-cell-properties>
    </style:style>
    <style:style style:name="Tabela231.A2" style:family="table-cell">
      <style:table-cell-properties style:vertical-align="middle" fo:background-color="#eeeeff">
        <style:background-image/>
      </style:table-cell-properties>
    </style:style>
    <style:style style:name="Tabela232" style:family="table">
      <style:table-properties style:width="16.999cm" style:rel-width="100%" table:align="left"/>
    </style:style>
    <style:style style:name="Tabela232.A" style:family="table-column">
      <style:table-column-properties style:column-width="16.999cm" style:rel-column-width="65535*"/>
    </style:style>
    <style:style style:name="Tabela232.A1" style:family="table-cell">
      <style:table-cell-properties style:vertical-align="middle" fo:background-color="#7a5ada">
        <style:background-image/>
      </style:table-cell-properties>
    </style:style>
    <style:style style:name="Tabela232.A2" style:family="table-cell">
      <style:table-cell-properties style:vertical-align="middle" fo:background-color="#eeeeff">
        <style:background-image/>
      </style:table-cell-properties>
    </style:style>
    <style:style style:name="Tabela233" style:family="table">
      <style:table-properties style:width="16.999cm" style:rel-width="100%" table:align="left"/>
    </style:style>
    <style:style style:name="Tabela233.A" style:family="table-column">
      <style:table-column-properties style:column-width="16.999cm" style:rel-column-width="65535*"/>
    </style:style>
    <style:style style:name="Tabela233.A1" style:family="table-cell">
      <style:table-cell-properties style:vertical-align="middle" fo:background-color="#7a5ada">
        <style:background-image/>
      </style:table-cell-properties>
    </style:style>
    <style:style style:name="Tabela233.A2" style:family="table-cell">
      <style:table-cell-properties style:vertical-align="middle" fo:background-color="#eeeeff">
        <style:background-image/>
      </style:table-cell-properties>
    </style:style>
    <style:style style:name="Tabela234" style:family="table">
      <style:table-properties style:width="16.999cm" style:rel-width="100%" table:align="left"/>
    </style:style>
    <style:style style:name="Tabela234.A" style:family="table-column">
      <style:table-column-properties style:column-width="16.999cm" style:rel-column-width="65535*"/>
    </style:style>
    <style:style style:name="Tabela234.A1" style:family="table-cell">
      <style:table-cell-properties style:vertical-align="middle" fo:background-color="#bbffbb">
        <style:background-image/>
      </style:table-cell-properties>
    </style:style>
    <style:style style:name="Tabela235" style:family="table">
      <style:table-properties style:width="16.999cm" style:rel-width="100%" table:align="left"/>
    </style:style>
    <style:style style:name="Tabela235.A" style:family="table-column">
      <style:table-column-properties style:column-width="16.999cm" style:rel-column-width="65535*"/>
    </style:style>
    <style:style style:name="Tabela235.A1" style:family="table-cell">
      <style:table-cell-properties style:vertical-align="middle" fo:background-color="#7a5ada">
        <style:background-image/>
      </style:table-cell-properties>
    </style:style>
    <style:style style:name="Tabela235.A2" style:family="table-cell">
      <style:table-cell-properties style:vertical-align="middle" fo:background-color="#eeeeff">
        <style:background-image/>
      </style:table-cell-properties>
    </style:style>
    <style:style style:name="Tabela236" style:family="table">
      <style:table-properties style:width="16.999cm" style:rel-width="100%" table:align="left"/>
    </style:style>
    <style:style style:name="Tabela236.A" style:family="table-column">
      <style:table-column-properties style:column-width="16.999cm" style:rel-column-width="65535*"/>
    </style:style>
    <style:style style:name="Tabela236.A1" style:family="table-cell">
      <style:table-cell-properties style:vertical-align="middle" fo:background-color="#7a5ada">
        <style:background-image/>
      </style:table-cell-properties>
    </style:style>
    <style:style style:name="Tabela236.A2" style:family="table-cell">
      <style:table-cell-properties style:vertical-align="middle" fo:background-color="#eeeeff">
        <style:background-image/>
      </style:table-cell-properties>
    </style:style>
    <style:style style:name="Tabela237" style:family="table">
      <style:table-properties style:width="16.999cm" style:rel-width="100%" table:align="left"/>
    </style:style>
    <style:style style:name="Tabela237.A" style:family="table-column">
      <style:table-column-properties style:column-width="16.999cm" style:rel-column-width="65535*"/>
    </style:style>
    <style:style style:name="Tabela237.A1" style:family="table-cell">
      <style:table-cell-properties style:vertical-align="middle" fo:background-color="#7a5ada">
        <style:background-image/>
      </style:table-cell-properties>
    </style:style>
    <style:style style:name="Tabela237.A2" style:family="table-cell">
      <style:table-cell-properties style:vertical-align="middle" fo:background-color="#eeeeff">
        <style:background-image/>
      </style:table-cell-properties>
    </style:style>
    <style:style style:name="Tabela238" style:family="table">
      <style:table-properties style:width="16.999cm" style:rel-width="100%" table:align="left"/>
    </style:style>
    <style:style style:name="Tabela238.A" style:family="table-column">
      <style:table-column-properties style:column-width="16.999cm" style:rel-column-width="65535*"/>
    </style:style>
    <style:style style:name="Tabela238.A1" style:family="table-cell">
      <style:table-cell-properties style:vertical-align="middle" fo:background-color="#7a5ada">
        <style:background-image/>
      </style:table-cell-properties>
    </style:style>
    <style:style style:name="Tabela238.A2" style:family="table-cell">
      <style:table-cell-properties style:vertical-align="middle" fo:background-color="#eeeeff">
        <style:background-image/>
      </style:table-cell-properties>
    </style:style>
    <style:style style:name="Tabela239" style:family="table">
      <style:table-properties style:width="16.999cm" style:rel-width="100%" table:align="left"/>
    </style:style>
    <style:style style:name="Tabela239.A" style:family="table-column">
      <style:table-column-properties style:column-width="16.999cm" style:rel-column-width="65535*"/>
    </style:style>
    <style:style style:name="Tabela239.A1" style:family="table-cell">
      <style:table-cell-properties style:vertical-align="middle" fo:background-color="#7a5ada">
        <style:background-image/>
      </style:table-cell-properties>
    </style:style>
    <style:style style:name="Tabela239.A2" style:family="table-cell">
      <style:table-cell-properties style:vertical-align="middle" fo:background-color="#eeeeff">
        <style:background-image/>
      </style:table-cell-properties>
    </style:style>
    <style:style style:name="Tabela240" style:family="table">
      <style:table-properties style:width="16.999cm" style:rel-width="100%" table:align="left"/>
    </style:style>
    <style:style style:name="Tabela240.A" style:family="table-column">
      <style:table-column-properties style:column-width="16.999cm" style:rel-column-width="65535*"/>
    </style:style>
    <style:style style:name="Tabela240.A1" style:family="table-cell">
      <style:table-cell-properties style:vertical-align="middle" fo:background-color="#7a5ada">
        <style:background-image/>
      </style:table-cell-properties>
    </style:style>
    <style:style style:name="Tabela240.A2" style:family="table-cell">
      <style:table-cell-properties style:vertical-align="middle" fo:background-color="#eeeeff">
        <style:background-image/>
      </style:table-cell-properties>
    </style:style>
    <style:style style:name="Tabela241" style:family="table">
      <style:table-properties style:width="16.999cm" style:rel-width="100%" table:align="left"/>
    </style:style>
    <style:style style:name="Tabela241.A" style:family="table-column">
      <style:table-column-properties style:column-width="16.999cm" style:rel-column-width="65535*"/>
    </style:style>
    <style:style style:name="Tabela241.A1" style:family="table-cell">
      <style:table-cell-properties style:vertical-align="middle" fo:background-color="#7a5ada">
        <style:background-image/>
      </style:table-cell-properties>
    </style:style>
    <style:style style:name="Tabela241.A2" style:family="table-cell">
      <style:table-cell-properties style:vertical-align="middle" fo:background-color="#eeeeff">
        <style:background-image/>
      </style:table-cell-properties>
    </style:style>
    <style:style style:name="Tabela242" style:family="table">
      <style:table-properties style:width="16.999cm" style:rel-width="100%" table:align="left"/>
    </style:style>
    <style:style style:name="Tabela242.A" style:family="table-column">
      <style:table-column-properties style:column-width="16.999cm" style:rel-column-width="65535*"/>
    </style:style>
    <style:style style:name="Tabela242.A1" style:family="table-cell">
      <style:table-cell-properties style:vertical-align="middle" fo:background-color="#bbffbb">
        <style:background-image/>
      </style:table-cell-properties>
    </style:style>
    <style:style style:name="Tabela243" style:family="table">
      <style:table-properties style:width="16.999cm" style:rel-width="100%" table:align="left"/>
    </style:style>
    <style:style style:name="Tabela243.A" style:family="table-column">
      <style:table-column-properties style:column-width="16.999cm" style:rel-column-width="65535*"/>
    </style:style>
    <style:style style:name="Tabela243.A1" style:family="table-cell">
      <style:table-cell-properties style:vertical-align="middle" fo:background-color="#7a5ada">
        <style:background-image/>
      </style:table-cell-properties>
    </style:style>
    <style:style style:name="Tabela243.A2" style:family="table-cell">
      <style:table-cell-properties style:vertical-align="middle" fo:background-color="#eeeeff">
        <style:background-image/>
      </style:table-cell-properties>
    </style:style>
    <style:style style:name="Tabela244" style:family="table">
      <style:table-properties style:width="16.999cm" style:rel-width="100%" table:align="left"/>
    </style:style>
    <style:style style:name="Tabela244.A" style:family="table-column">
      <style:table-column-properties style:column-width="16.999cm" style:rel-column-width="65535*"/>
    </style:style>
    <style:style style:name="Tabela244.A1" style:family="table-cell">
      <style:table-cell-properties style:vertical-align="middle" fo:background-color="#7a5ada">
        <style:background-image/>
      </style:table-cell-properties>
    </style:style>
    <style:style style:name="Tabela244.A2" style:family="table-cell">
      <style:table-cell-properties style:vertical-align="middle" fo:background-color="#eeeeff">
        <style:background-image/>
      </style:table-cell-properties>
    </style:style>
    <style:style style:name="Tabela245" style:family="table">
      <style:table-properties style:width="16.999cm" style:rel-width="100%" table:align="left"/>
    </style:style>
    <style:style style:name="Tabela245.A" style:family="table-column">
      <style:table-column-properties style:column-width="16.999cm" style:rel-column-width="65535*"/>
    </style:style>
    <style:style style:name="Tabela245.A1" style:family="table-cell">
      <style:table-cell-properties style:vertical-align="middle" fo:background-color="#7a5ada">
        <style:background-image/>
      </style:table-cell-properties>
    </style:style>
    <style:style style:name="Tabela245.A2" style:family="table-cell">
      <style:table-cell-properties style:vertical-align="middle" fo:background-color="#eeeeff">
        <style:background-image/>
      </style:table-cell-properties>
    </style:style>
    <style:style style:name="Tabela246" style:family="table">
      <style:table-properties style:width="16.999cm" style:rel-width="100%" table:align="left"/>
    </style:style>
    <style:style style:name="Tabela246.A" style:family="table-column">
      <style:table-column-properties style:column-width="16.999cm" style:rel-column-width="65535*"/>
    </style:style>
    <style:style style:name="Tabela246.A1" style:family="table-cell">
      <style:table-cell-properties style:vertical-align="middle" fo:background-color="#7a5ada">
        <style:background-image/>
      </style:table-cell-properties>
    </style:style>
    <style:style style:name="Tabela246.A2" style:family="table-cell">
      <style:table-cell-properties style:vertical-align="middle" fo:background-color="#eeeeff">
        <style:background-image/>
      </style:table-cell-properties>
    </style:style>
    <style:style style:name="Tabela247" style:family="table">
      <style:table-properties style:width="16.999cm" style:rel-width="100%" table:align="left"/>
    </style:style>
    <style:style style:name="Tabela247.A" style:family="table-column">
      <style:table-column-properties style:column-width="16.999cm" style:rel-column-width="65535*"/>
    </style:style>
    <style:style style:name="Tabela247.A1" style:family="table-cell">
      <style:table-cell-properties style:vertical-align="middle" fo:background-color="#7a5ada">
        <style:background-image/>
      </style:table-cell-properties>
    </style:style>
    <style:style style:name="Tabela247.A2" style:family="table-cell">
      <style:table-cell-properties style:vertical-align="middle" fo:background-color="#eeeeff">
        <style:background-image/>
      </style:table-cell-properties>
    </style:style>
    <style:style style:name="Tabela248" style:family="table">
      <style:table-properties style:width="16.999cm" style:rel-width="100%" table:align="left"/>
    </style:style>
    <style:style style:name="Tabela248.A" style:family="table-column">
      <style:table-column-properties style:column-width="16.999cm" style:rel-column-width="65535*"/>
    </style:style>
    <style:style style:name="Tabela248.A1" style:family="table-cell">
      <style:table-cell-properties style:vertical-align="middle" fo:background-color="#7a5ada">
        <style:background-image/>
      </style:table-cell-properties>
    </style:style>
    <style:style style:name="Tabela248.A2" style:family="table-cell">
      <style:table-cell-properties style:vertical-align="middle" fo:background-color="#eeeeff">
        <style:background-image/>
      </style:table-cell-properties>
    </style:style>
    <style:style style:name="Tabela249" style:family="table">
      <style:table-properties style:width="16.999cm" style:rel-width="100%" table:align="left"/>
    </style:style>
    <style:style style:name="Tabela249.A" style:family="table-column">
      <style:table-column-properties style:column-width="16.999cm" style:rel-column-width="65535*"/>
    </style:style>
    <style:style style:name="Tabela249.A1" style:family="table-cell">
      <style:table-cell-properties style:vertical-align="middle" fo:background-color="#7a5ada">
        <style:background-image/>
      </style:table-cell-properties>
    </style:style>
    <style:style style:name="Tabela249.A2" style:family="table-cell">
      <style:table-cell-properties style:vertical-align="middle" fo:background-color="#eeeeff">
        <style:background-image/>
      </style:table-cell-properties>
    </style:style>
    <style:style style:name="Tabela250" style:family="table">
      <style:table-properties style:width="16.999cm" style:rel-width="100%" table:align="left"/>
    </style:style>
    <style:style style:name="Tabela250.A" style:family="table-column">
      <style:table-column-properties style:column-width="16.999cm" style:rel-column-width="65535*"/>
    </style:style>
    <style:style style:name="Tabela250.A1" style:family="table-cell">
      <style:table-cell-properties style:vertical-align="middle" fo:background-color="#bbffbb">
        <style:background-image/>
      </style:table-cell-properties>
    </style:style>
    <style:style style:name="Tabela251" style:family="table">
      <style:table-properties style:width="16.999cm" style:rel-width="100%" table:align="left"/>
    </style:style>
    <style:style style:name="Tabela251.A" style:family="table-column">
      <style:table-column-properties style:column-width="16.999cm" style:rel-column-width="65535*"/>
    </style:style>
    <style:style style:name="Tabela251.A1" style:family="table-cell">
      <style:table-cell-properties style:vertical-align="middle" fo:background-color="#7a5ada">
        <style:background-image/>
      </style:table-cell-properties>
    </style:style>
    <style:style style:name="Tabela251.A2" style:family="table-cell">
      <style:table-cell-properties style:vertical-align="middle" fo:background-color="#eeeeff">
        <style:background-image/>
      </style:table-cell-properties>
    </style:style>
    <style:style style:name="Tabela252" style:family="table">
      <style:table-properties style:width="16.999cm" style:rel-width="100%" table:align="left"/>
    </style:style>
    <style:style style:name="Tabela252.A" style:family="table-column">
      <style:table-column-properties style:column-width="16.999cm" style:rel-column-width="65535*"/>
    </style:style>
    <style:style style:name="Tabela252.A1" style:family="table-cell">
      <style:table-cell-properties style:vertical-align="middle" fo:background-color="#7a5ada">
        <style:background-image/>
      </style:table-cell-properties>
    </style:style>
    <style:style style:name="Tabela252.A2" style:family="table-cell">
      <style:table-cell-properties style:vertical-align="middle" fo:background-color="#eeeeff">
        <style:background-image/>
      </style:table-cell-properties>
    </style:style>
    <style:style style:name="Tabela253" style:family="table">
      <style:table-properties style:width="16.999cm" style:rel-width="100%" table:align="left"/>
    </style:style>
    <style:style style:name="Tabela253.A" style:family="table-column">
      <style:table-column-properties style:column-width="16.999cm" style:rel-column-width="65535*"/>
    </style:style>
    <style:style style:name="Tabela253.A1" style:family="table-cell">
      <style:table-cell-properties style:vertical-align="middle" fo:background-color="#7a5ada">
        <style:background-image/>
      </style:table-cell-properties>
    </style:style>
    <style:style style:name="Tabela253.A2" style:family="table-cell">
      <style:table-cell-properties style:vertical-align="middle" fo:background-color="#eeeeff">
        <style:background-image/>
      </style:table-cell-properties>
    </style:style>
    <style:style style:name="Tabela254" style:family="table">
      <style:table-properties style:width="16.999cm" style:rel-width="100%" table:align="left"/>
    </style:style>
    <style:style style:name="Tabela254.A" style:family="table-column">
      <style:table-column-properties style:column-width="16.999cm" style:rel-column-width="65535*"/>
    </style:style>
    <style:style style:name="Tabela254.A1" style:family="table-cell">
      <style:table-cell-properties style:vertical-align="middle" fo:background-color="#7a5ada">
        <style:background-image/>
      </style:table-cell-properties>
    </style:style>
    <style:style style:name="Tabela254.A2" style:family="table-cell">
      <style:table-cell-properties style:vertical-align="middle" fo:background-color="#eeeeff">
        <style:background-image/>
      </style:table-cell-properties>
    </style:style>
    <style:style style:name="Tabela255" style:family="table">
      <style:table-properties style:width="16.999cm" style:rel-width="100%" table:align="left"/>
    </style:style>
    <style:style style:name="Tabela255.A" style:family="table-column">
      <style:table-column-properties style:column-width="16.999cm" style:rel-column-width="65535*"/>
    </style:style>
    <style:style style:name="Tabela255.A1" style:family="table-cell">
      <style:table-cell-properties style:vertical-align="middle" fo:background-color="#7a5ada">
        <style:background-image/>
      </style:table-cell-properties>
    </style:style>
    <style:style style:name="Tabela255.A2" style:family="table-cell">
      <style:table-cell-properties style:vertical-align="middle" fo:background-color="#eeeeff">
        <style:background-image/>
      </style:table-cell-properties>
    </style:style>
    <style:style style:name="Tabela256" style:family="table">
      <style:table-properties style:width="16.999cm" style:rel-width="100%" table:align="left"/>
    </style:style>
    <style:style style:name="Tabela256.A" style:family="table-column">
      <style:table-column-properties style:column-width="16.999cm" style:rel-column-width="65535*"/>
    </style:style>
    <style:style style:name="Tabela256.A1" style:family="table-cell">
      <style:table-cell-properties style:vertical-align="middle" fo:background-color="#7a5ada">
        <style:background-image/>
      </style:table-cell-properties>
    </style:style>
    <style:style style:name="Tabela256.A2" style:family="table-cell">
      <style:table-cell-properties style:vertical-align="middle" fo:background-color="#eeeeff">
        <style:background-image/>
      </style:table-cell-properties>
    </style:style>
    <style:style style:name="Tabela257" style:family="table">
      <style:table-properties style:width="16.999cm" style:rel-width="100%" table:align="left"/>
    </style:style>
    <style:style style:name="Tabela257.A" style:family="table-column">
      <style:table-column-properties style:column-width="16.999cm" style:rel-column-width="65535*"/>
    </style:style>
    <style:style style:name="Tabela257.A1" style:family="table-cell">
      <style:table-cell-properties style:vertical-align="middle" fo:background-color="#7a5ada">
        <style:background-image/>
      </style:table-cell-properties>
    </style:style>
    <style:style style:name="Tabela257.A2" style:family="table-cell">
      <style:table-cell-properties style:vertical-align="middle" fo:background-color="#eeeeff">
        <style:background-image/>
      </style:table-cell-properties>
    </style:style>
    <style:style style:name="Tabela258" style:family="table">
      <style:table-properties style:width="16.999cm" style:rel-width="100%" table:align="left"/>
    </style:style>
    <style:style style:name="Tabela258.A" style:family="table-column">
      <style:table-column-properties style:column-width="16.999cm" style:rel-column-width="65535*"/>
    </style:style>
    <style:style style:name="Tabela258.A1" style:family="table-cell">
      <style:table-cell-properties style:vertical-align="middle" fo:background-color="#7a5ada">
        <style:background-image/>
      </style:table-cell-properties>
    </style:style>
    <style:style style:name="Tabela258.A2" style:family="table-cell">
      <style:table-cell-properties style:vertical-align="middle" fo:background-color="#eeeeff">
        <style:background-image/>
      </style:table-cell-properties>
    </style:style>
    <style:style style:name="Tabela259" style:family="table">
      <style:table-properties style:width="16.999cm" style:rel-width="100%" table:align="left"/>
    </style:style>
    <style:style style:name="Tabela259.A" style:family="table-column">
      <style:table-column-properties style:column-width="16.999cm" style:rel-column-width="65535*"/>
    </style:style>
    <style:style style:name="Tabela259.A1" style:family="table-cell">
      <style:table-cell-properties style:vertical-align="middle" fo:background-color="#7a5ada">
        <style:background-image/>
      </style:table-cell-properties>
    </style:style>
    <style:style style:name="Tabela259.A2" style:family="table-cell">
      <style:table-cell-properties style:vertical-align="middle" fo:background-color="#eeeeff">
        <style:background-image/>
      </style:table-cell-properties>
    </style:style>
    <style:style style:name="Tabela260" style:family="table">
      <style:table-properties style:width="16.999cm" style:rel-width="100%" table:align="left"/>
    </style:style>
    <style:style style:name="Tabela260.A" style:family="table-column">
      <style:table-column-properties style:column-width="16.999cm" style:rel-column-width="65535*"/>
    </style:style>
    <style:style style:name="Tabela260.A1" style:family="table-cell">
      <style:table-cell-properties style:vertical-align="middle" fo:background-color="#7a5ada">
        <style:background-image/>
      </style:table-cell-properties>
    </style:style>
    <style:style style:name="Tabela260.A2" style:family="table-cell">
      <style:table-cell-properties style:vertical-align="middle" fo:background-color="#eeeeff">
        <style:background-image/>
      </style:table-cell-properties>
    </style:style>
    <style:style style:name="Tabela261" style:family="table">
      <style:table-properties style:width="16.999cm" style:rel-width="100%" table:align="left"/>
    </style:style>
    <style:style style:name="Tabela261.A" style:family="table-column">
      <style:table-column-properties style:column-width="16.999cm" style:rel-column-width="65535*"/>
    </style:style>
    <style:style style:name="Tabela261.A1" style:family="table-cell">
      <style:table-cell-properties style:vertical-align="middle" fo:background-color="#7a5ada">
        <style:background-image/>
      </style:table-cell-properties>
    </style:style>
    <style:style style:name="Tabela261.A2" style:family="table-cell">
      <style:table-cell-properties style:vertical-align="middle" fo:background-color="#eeeeff">
        <style:background-image/>
      </style:table-cell-properties>
    </style:style>
    <style:style style:name="Tabela262" style:family="table">
      <style:table-properties style:width="16.999cm" style:rel-width="100%" table:align="left"/>
    </style:style>
    <style:style style:name="Tabela262.A" style:family="table-column">
      <style:table-column-properties style:column-width="16.999cm" style:rel-column-width="65535*"/>
    </style:style>
    <style:style style:name="Tabela262.A1" style:family="table-cell">
      <style:table-cell-properties style:vertical-align="middle" fo:background-color="#bbffbb">
        <style:background-image/>
      </style:table-cell-properties>
    </style:style>
    <style:style style:name="Tabela263" style:family="table">
      <style:table-properties style:width="16.999cm" style:rel-width="100%" table:align="left"/>
    </style:style>
    <style:style style:name="Tabela263.A" style:family="table-column">
      <style:table-column-properties style:column-width="16.999cm" style:rel-column-width="65535*"/>
    </style:style>
    <style:style style:name="Tabela263.A1" style:family="table-cell">
      <style:table-cell-properties style:vertical-align="middle" fo:background-color="#7a5ada">
        <style:background-image/>
      </style:table-cell-properties>
    </style:style>
    <style:style style:name="Tabela263.A2" style:family="table-cell">
      <style:table-cell-properties style:vertical-align="middle" fo:background-color="#eeeeff">
        <style:background-image/>
      </style:table-cell-properties>
    </style:style>
    <style:style style:name="Tabela264" style:family="table">
      <style:table-properties style:width="16.999cm" style:rel-width="100%" table:align="left"/>
    </style:style>
    <style:style style:name="Tabela264.A" style:family="table-column">
      <style:table-column-properties style:column-width="16.999cm" style:rel-column-width="65535*"/>
    </style:style>
    <style:style style:name="Tabela264.A1" style:family="table-cell">
      <style:table-cell-properties style:vertical-align="middle" fo:background-color="#7a5ada">
        <style:background-image/>
      </style:table-cell-properties>
    </style:style>
    <style:style style:name="Tabela264.A2" style:family="table-cell">
      <style:table-cell-properties style:vertical-align="middle" fo:background-color="#eeeeff">
        <style:background-image/>
      </style:table-cell-properties>
    </style:style>
    <style:style style:name="Tabela265" style:family="table">
      <style:table-properties style:width="16.999cm" style:rel-width="100%" table:align="left"/>
    </style:style>
    <style:style style:name="Tabela265.A" style:family="table-column">
      <style:table-column-properties style:column-width="16.999cm" style:rel-column-width="65535*"/>
    </style:style>
    <style:style style:name="Tabela265.A1" style:family="table-cell">
      <style:table-cell-properties style:vertical-align="middle" fo:background-color="#bbffbb">
        <style:background-image/>
      </style:table-cell-properties>
    </style:style>
    <style:style style:name="Tabela266" style:family="table">
      <style:table-properties style:width="16.999cm" style:rel-width="100%" table:align="left"/>
    </style:style>
    <style:style style:name="Tabela266.A" style:family="table-column">
      <style:table-column-properties style:column-width="16.999cm" style:rel-column-width="65535*"/>
    </style:style>
    <style:style style:name="Tabela266.A1" style:family="table-cell">
      <style:table-cell-properties style:vertical-align="middle" fo:background-color="#7a5ada">
        <style:background-image/>
      </style:table-cell-properties>
    </style:style>
    <style:style style:name="Tabela266.A2" style:family="table-cell">
      <style:table-cell-properties style:vertical-align="middle" fo:background-color="#eeeeff">
        <style:background-image/>
      </style:table-cell-properties>
    </style:style>
    <style:style style:name="Tabela267" style:family="table">
      <style:table-properties style:width="16.999cm" style:rel-width="100%" table:align="left"/>
    </style:style>
    <style:style style:name="Tabela267.A" style:family="table-column">
      <style:table-column-properties style:column-width="16.999cm" style:rel-column-width="65535*"/>
    </style:style>
    <style:style style:name="Tabela267.A1" style:family="table-cell">
      <style:table-cell-properties style:vertical-align="middle" fo:background-color="#7a5ada">
        <style:background-image/>
      </style:table-cell-properties>
    </style:style>
    <style:style style:name="Tabela267.A2" style:family="table-cell">
      <style:table-cell-properties style:vertical-align="middle" fo:background-color="#eeeeff">
        <style:background-image/>
      </style:table-cell-properties>
    </style:style>
    <style:style style:name="Tabela268" style:family="table">
      <style:table-properties style:width="16.999cm" style:rel-width="100%" table:align="left"/>
    </style:style>
    <style:style style:name="Tabela268.A" style:family="table-column">
      <style:table-column-properties style:column-width="16.999cm" style:rel-column-width="65535*"/>
    </style:style>
    <style:style style:name="Tabela268.A1" style:family="table-cell">
      <style:table-cell-properties style:vertical-align="middle" fo:background-color="#7a5ada">
        <style:background-image/>
      </style:table-cell-properties>
    </style:style>
    <style:style style:name="Tabela268.A2" style:family="table-cell">
      <style:table-cell-properties style:vertical-align="middle" fo:background-color="#eeeeff">
        <style:background-image/>
      </style:table-cell-properties>
    </style:style>
    <style:style style:name="Tabela269" style:family="table">
      <style:table-properties style:width="16.999cm" style:rel-width="100%" table:align="left"/>
    </style:style>
    <style:style style:name="Tabela269.A" style:family="table-column">
      <style:table-column-properties style:column-width="16.999cm" style:rel-column-width="65535*"/>
    </style:style>
    <style:style style:name="Tabela269.A1" style:family="table-cell">
      <style:table-cell-properties style:vertical-align="middle" fo:background-color="#7a5ada">
        <style:background-image/>
      </style:table-cell-properties>
    </style:style>
    <style:style style:name="Tabela269.A2" style:family="table-cell">
      <style:table-cell-properties style:vertical-align="middle" fo:background-color="#eeeeff">
        <style:background-image/>
      </style:table-cell-properties>
    </style:style>
    <style:style style:name="Tabela270" style:family="table">
      <style:table-properties style:width="16.999cm" style:rel-width="100%" table:align="left"/>
    </style:style>
    <style:style style:name="Tabela270.A" style:family="table-column">
      <style:table-column-properties style:column-width="16.999cm" style:rel-column-width="65535*"/>
    </style:style>
    <style:style style:name="Tabela270.A1" style:family="table-cell">
      <style:table-cell-properties style:vertical-align="middle" fo:background-color="#7a5ada">
        <style:background-image/>
      </style:table-cell-properties>
    </style:style>
    <style:style style:name="Tabela270.A2" style:family="table-cell">
      <style:table-cell-properties style:vertical-align="middle" fo:background-color="#eeeeff">
        <style:background-image/>
      </style:table-cell-properties>
    </style:style>
    <style:style style:name="Tabela271" style:family="table">
      <style:table-properties style:width="16.999cm" style:rel-width="100%" table:align="left"/>
    </style:style>
    <style:style style:name="Tabela271.A" style:family="table-column">
      <style:table-column-properties style:column-width="16.999cm" style:rel-column-width="65535*"/>
    </style:style>
    <style:style style:name="Tabela271.A1" style:family="table-cell">
      <style:table-cell-properties style:vertical-align="middle" fo:background-color="#7a5ada">
        <style:background-image/>
      </style:table-cell-properties>
    </style:style>
    <style:style style:name="Tabela271.A2" style:family="table-cell">
      <style:table-cell-properties style:vertical-align="middle" fo:background-color="#eeeeff">
        <style:background-image/>
      </style:table-cell-properties>
    </style:style>
    <style:style style:name="Tabela272" style:family="table">
      <style:table-properties style:width="16.999cm" style:rel-width="100%" table:align="left"/>
    </style:style>
    <style:style style:name="Tabela272.A" style:family="table-column">
      <style:table-column-properties style:column-width="16.999cm" style:rel-column-width="65535*"/>
    </style:style>
    <style:style style:name="Tabela272.A1" style:family="table-cell">
      <style:table-cell-properties style:vertical-align="middle" fo:background-color="#7a5ada">
        <style:background-image/>
      </style:table-cell-properties>
    </style:style>
    <style:style style:name="Tabela272.A2" style:family="table-cell">
      <style:table-cell-properties style:vertical-align="middle" fo:background-color="#eeeeff">
        <style:background-image/>
      </style:table-cell-properties>
    </style:style>
    <style:style style:name="Tabela273" style:family="table">
      <style:table-properties style:width="16.999cm" style:rel-width="100%" table:align="left"/>
    </style:style>
    <style:style style:name="Tabela273.A" style:family="table-column">
      <style:table-column-properties style:column-width="16.999cm" style:rel-column-width="65535*"/>
    </style:style>
    <style:style style:name="Tabela273.A1" style:family="table-cell">
      <style:table-cell-properties style:vertical-align="middle" fo:background-color="#7a5ada">
        <style:background-image/>
      </style:table-cell-properties>
    </style:style>
    <style:style style:name="Tabela273.A2" style:family="table-cell">
      <style:table-cell-properties style:vertical-align="middle" fo:background-color="#eeeeff">
        <style:background-image/>
      </style:table-cell-properties>
    </style:style>
    <style:style style:name="Tabela274" style:family="table">
      <style:table-properties style:width="16.999cm" style:rel-width="100%" table:align="left"/>
    </style:style>
    <style:style style:name="Tabela274.A" style:family="table-column">
      <style:table-column-properties style:column-width="16.999cm" style:rel-column-width="65535*"/>
    </style:style>
    <style:style style:name="Tabela274.A1" style:family="table-cell">
      <style:table-cell-properties style:vertical-align="middle" fo:background-color="#7a5ada">
        <style:background-image/>
      </style:table-cell-properties>
    </style:style>
    <style:style style:name="Tabela274.A2" style:family="table-cell">
      <style:table-cell-properties style:vertical-align="middle" fo:background-color="#eeeeff">
        <style:background-image/>
      </style:table-cell-properties>
    </style:style>
    <style:style style:name="Tabela275" style:family="table">
      <style:table-properties style:width="16.999cm" style:rel-width="100%" table:align="left"/>
    </style:style>
    <style:style style:name="Tabela275.A" style:family="table-column">
      <style:table-column-properties style:column-width="16.999cm" style:rel-column-width="65535*"/>
    </style:style>
    <style:style style:name="Tabela275.A1" style:family="table-cell">
      <style:table-cell-properties style:vertical-align="middle" fo:background-color="#7a5ada">
        <style:background-image/>
      </style:table-cell-properties>
    </style:style>
    <style:style style:name="Tabela275.A2" style:family="table-cell">
      <style:table-cell-properties style:vertical-align="middle" fo:background-color="#eeeeff">
        <style:background-image/>
      </style:table-cell-properties>
    </style:style>
    <style:style style:name="Tabela276" style:family="table">
      <style:table-properties style:width="16.999cm" style:rel-width="100%" table:align="left"/>
    </style:style>
    <style:style style:name="Tabela276.A" style:family="table-column">
      <style:table-column-properties style:column-width="16.999cm" style:rel-column-width="65535*"/>
    </style:style>
    <style:style style:name="Tabela276.A1" style:family="table-cell">
      <style:table-cell-properties style:vertical-align="middle" fo:background-color="#bbffbb">
        <style:background-image/>
      </style:table-cell-properties>
    </style:style>
    <style:style style:name="Tabela277" style:family="table">
      <style:table-properties style:width="16.999cm" style:rel-width="100%" table:align="left"/>
    </style:style>
    <style:style style:name="Tabela277.A" style:family="table-column">
      <style:table-column-properties style:column-width="16.999cm" style:rel-column-width="65535*"/>
    </style:style>
    <style:style style:name="Tabela277.A1" style:family="table-cell">
      <style:table-cell-properties style:vertical-align="middle" fo:background-color="#7a5ada">
        <style:background-image/>
      </style:table-cell-properties>
    </style:style>
    <style:style style:name="Tabela277.A2" style:family="table-cell">
      <style:table-cell-properties style:vertical-align="middle" fo:background-color="#eeeeff">
        <style:background-image/>
      </style:table-cell-properties>
    </style:style>
    <style:style style:name="Tabela278" style:family="table">
      <style:table-properties style:width="16.999cm" style:rel-width="100%" table:align="left"/>
    </style:style>
    <style:style style:name="Tabela278.A" style:family="table-column">
      <style:table-column-properties style:column-width="16.999cm" style:rel-column-width="65535*"/>
    </style:style>
    <style:style style:name="Tabela278.A1" style:family="table-cell">
      <style:table-cell-properties style:vertical-align="middle" fo:background-color="#7a5ada">
        <style:background-image/>
      </style:table-cell-properties>
    </style:style>
    <style:style style:name="Tabela278.A2" style:family="table-cell">
      <style:table-cell-properties style:vertical-align="middle" fo:background-color="#eeeeff">
        <style:background-image/>
      </style:table-cell-properties>
    </style:style>
    <style:style style:name="Tabela279" style:family="table">
      <style:table-properties style:width="16.999cm" style:rel-width="100%" table:align="left"/>
    </style:style>
    <style:style style:name="Tabela279.A" style:family="table-column">
      <style:table-column-properties style:column-width="16.999cm" style:rel-column-width="65535*"/>
    </style:style>
    <style:style style:name="Tabela279.A1" style:family="table-cell">
      <style:table-cell-properties style:vertical-align="middle" fo:background-color="#7a5ada">
        <style:background-image/>
      </style:table-cell-properties>
    </style:style>
    <style:style style:name="Tabela279.A2" style:family="table-cell">
      <style:table-cell-properties style:vertical-align="middle" fo:background-color="#eeeeff">
        <style:background-image/>
      </style:table-cell-properties>
    </style:style>
    <style:style style:name="Tabela280" style:family="table">
      <style:table-properties style:width="16.999cm" style:rel-width="100%" table:align="left"/>
    </style:style>
    <style:style style:name="Tabela280.A" style:family="table-column">
      <style:table-column-properties style:column-width="16.999cm" style:rel-column-width="65535*"/>
    </style:style>
    <style:style style:name="Tabela280.A1" style:family="table-cell">
      <style:table-cell-properties style:vertical-align="middle" fo:background-color="#7a5ada">
        <style:background-image/>
      </style:table-cell-properties>
    </style:style>
    <style:style style:name="Tabela280.A2" style:family="table-cell">
      <style:table-cell-properties style:vertical-align="middle" fo:background-color="#eeeeff">
        <style:background-image/>
      </style:table-cell-properties>
    </style:style>
    <style:style style:name="Tabela281" style:family="table">
      <style:table-properties style:width="16.999cm" style:rel-width="100%" table:align="left"/>
    </style:style>
    <style:style style:name="Tabela281.A" style:family="table-column">
      <style:table-column-properties style:column-width="16.999cm" style:rel-column-width="65535*"/>
    </style:style>
    <style:style style:name="Tabela281.A1" style:family="table-cell">
      <style:table-cell-properties style:vertical-align="middle" fo:background-color="#7a5ada">
        <style:background-image/>
      </style:table-cell-properties>
    </style:style>
    <style:style style:name="Tabela281.A2" style:family="table-cell">
      <style:table-cell-properties style:vertical-align="middle" fo:background-color="#eeeeff">
        <style:background-image/>
      </style:table-cell-properties>
    </style:style>
    <style:style style:name="Tabela282" style:family="table">
      <style:table-properties style:width="16.999cm" style:rel-width="100%" table:align="left"/>
    </style:style>
    <style:style style:name="Tabela282.A" style:family="table-column">
      <style:table-column-properties style:column-width="16.999cm" style:rel-column-width="65535*"/>
    </style:style>
    <style:style style:name="Tabela282.A1" style:family="table-cell">
      <style:table-cell-properties style:vertical-align="middle" fo:background-color="#7a5ada">
        <style:background-image/>
      </style:table-cell-properties>
    </style:style>
    <style:style style:name="Tabela282.A2" style:family="table-cell">
      <style:table-cell-properties style:vertical-align="middle" fo:background-color="#eeeeff">
        <style:background-image/>
      </style:table-cell-properties>
    </style:style>
    <style:style style:name="Tabela283" style:family="table">
      <style:table-properties style:width="16.999cm" style:rel-width="100%" table:align="left"/>
    </style:style>
    <style:style style:name="Tabela283.A" style:family="table-column">
      <style:table-column-properties style:column-width="16.999cm" style:rel-column-width="65535*"/>
    </style:style>
    <style:style style:name="Tabela283.A1" style:family="table-cell">
      <style:table-cell-properties style:vertical-align="middle" fo:background-color="#bbffbb">
        <style:background-image/>
      </style:table-cell-properties>
    </style:style>
    <style:style style:name="Tabela284" style:family="table">
      <style:table-properties style:width="16.999cm" style:rel-width="100%" table:align="left"/>
    </style:style>
    <style:style style:name="Tabela284.A" style:family="table-column">
      <style:table-column-properties style:column-width="16.999cm" style:rel-column-width="65535*"/>
    </style:style>
    <style:style style:name="Tabela284.A1" style:family="table-cell">
      <style:table-cell-properties style:vertical-align="middle" fo:background-color="#7a5ada">
        <style:background-image/>
      </style:table-cell-properties>
    </style:style>
    <style:style style:name="Tabela284.A2" style:family="table-cell">
      <style:table-cell-properties style:vertical-align="middle" fo:background-color="#eeeeff">
        <style:background-image/>
      </style:table-cell-properties>
    </style:style>
    <style:style style:name="Tabela285" style:family="table">
      <style:table-properties style:width="16.999cm" style:rel-width="100%" table:align="left"/>
    </style:style>
    <style:style style:name="Tabela285.A" style:family="table-column">
      <style:table-column-properties style:column-width="16.999cm" style:rel-column-width="65535*"/>
    </style:style>
    <style:style style:name="Tabela285.A1" style:family="table-cell">
      <style:table-cell-properties style:vertical-align="middle" fo:background-color="#7a5ada">
        <style:background-image/>
      </style:table-cell-properties>
    </style:style>
    <style:style style:name="Tabela285.A2" style:family="table-cell">
      <style:table-cell-properties style:vertical-align="middle" fo:background-color="#eeeeff">
        <style:background-image/>
      </style:table-cell-properties>
    </style:style>
    <style:style style:name="Tabela286" style:family="table">
      <style:table-properties style:width="16.999cm" style:rel-width="100%" table:align="left"/>
    </style:style>
    <style:style style:name="Tabela286.A" style:family="table-column">
      <style:table-column-properties style:column-width="16.999cm" style:rel-column-width="65535*"/>
    </style:style>
    <style:style style:name="Tabela286.A1" style:family="table-cell">
      <style:table-cell-properties style:vertical-align="middle" fo:background-color="#bbffbb">
        <style:background-image/>
      </style:table-cell-properties>
    </style:style>
    <style:style style:name="Tabela290" style:family="table">
      <style:table-properties style:width="16.999cm" style:rel-width="100%" table:align="left"/>
    </style:style>
    <style:style style:name="Tabela290.A" style:family="table-column">
      <style:table-column-properties style:column-width="16.999cm" style:rel-column-width="65535*"/>
    </style:style>
    <style:style style:name="Tabela290.A1" style:family="table-cell">
      <style:table-cell-properties style:vertical-align="middle" fo:background-color="#7a5ada">
        <style:background-image/>
      </style:table-cell-properties>
    </style:style>
    <style:style style:name="Tabela290.A2" style:family="table-cell">
      <style:table-cell-properties style:vertical-align="middle" fo:background-color="#eeeeff">
        <style:background-image/>
      </style:table-cell-properties>
    </style:style>
    <style:style style:name="Tabela291" style:family="table">
      <style:table-properties style:width="16.999cm" style:rel-width="100%" table:align="left"/>
    </style:style>
    <style:style style:name="Tabela291.A" style:family="table-column">
      <style:table-column-properties style:column-width="16.999cm" style:rel-column-width="65535*"/>
    </style:style>
    <style:style style:name="Tabela291.A1" style:family="table-cell">
      <style:table-cell-properties style:vertical-align="middle" fo:background-color="#bbffbb">
        <style:background-image/>
      </style:table-cell-properties>
    </style:style>
    <style:style style:name="Tabela292" style:family="table">
      <style:table-properties style:width="16.999cm" style:rel-width="100%" table:align="left"/>
    </style:style>
    <style:style style:name="Tabela292.A" style:family="table-column">
      <style:table-column-properties style:column-width="16.999cm" style:rel-column-width="65535*"/>
    </style:style>
    <style:style style:name="Tabela292.A1" style:family="table-cell">
      <style:table-cell-properties style:vertical-align="middle" fo:background-color="#7a5ada">
        <style:background-image/>
      </style:table-cell-properties>
    </style:style>
    <style:style style:name="Tabela292.A2" style:family="table-cell">
      <style:table-cell-properties style:vertical-align="middle" fo:background-color="#eeeeff">
        <style:background-image/>
      </style:table-cell-properties>
    </style:style>
    <style:style style:name="Tabela293" style:family="table">
      <style:table-properties style:width="16.999cm" style:rel-width="100%" table:align="left"/>
    </style:style>
    <style:style style:name="Tabela293.A" style:family="table-column">
      <style:table-column-properties style:column-width="16.999cm" style:rel-column-width="65535*"/>
    </style:style>
    <style:style style:name="Tabela293.A1" style:family="table-cell">
      <style:table-cell-properties style:vertical-align="middle" fo:background-color="#bbffbb">
        <style:background-image/>
      </style:table-cell-properties>
    </style:style>
    <style:style style:name="Tabela287" style:family="table">
      <style:table-properties style:width="16.999cm" style:rel-width="100%" table:align="left"/>
    </style:style>
    <style:style style:name="Tabela287.A" style:family="table-column">
      <style:table-column-properties style:column-width="16.999cm" style:rel-column-width="65535*"/>
    </style:style>
    <style:style style:name="Tabela287.A1" style:family="table-cell">
      <style:table-cell-properties style:vertical-align="middle" fo:background-color="#7a5ada">
        <style:background-image/>
      </style:table-cell-properties>
    </style:style>
    <style:style style:name="Tabela287.A2" style:family="table-cell">
      <style:table-cell-properties style:vertical-align="middle" fo:background-color="#eeeeff">
        <style:background-image/>
      </style:table-cell-properties>
    </style:style>
    <style:style style:name="Tabela288" style:family="table">
      <style:table-properties style:width="16.999cm" style:rel-width="100%" table:align="left"/>
    </style:style>
    <style:style style:name="Tabela288.A" style:family="table-column">
      <style:table-column-properties style:column-width="16.999cm" style:rel-column-width="65535*"/>
    </style:style>
    <style:style style:name="Tabela288.A1" style:family="table-cell">
      <style:table-cell-properties style:vertical-align="middle" fo:background-color="#7a5ada">
        <style:background-image/>
      </style:table-cell-properties>
    </style:style>
    <style:style style:name="Tabela288.A2" style:family="table-cell">
      <style:table-cell-properties style:vertical-align="middle" fo:background-color="#eeeeff">
        <style:background-image/>
      </style:table-cell-properties>
    </style:style>
    <style:style style:name="Tabela289" style:family="table">
      <style:table-properties style:width="16.999cm" style:rel-width="100%" table:align="left"/>
    </style:style>
    <style:style style:name="Tabela289.A" style:family="table-column">
      <style:table-column-properties style:column-width="16.999cm" style:rel-column-width="65535*"/>
    </style:style>
    <style:style style:name="Tabela289.A1" style:family="table-cell">
      <style:table-cell-properties style:vertical-align="middle" fo:background-color="#7a5ada">
        <style:background-image/>
      </style:table-cell-properties>
    </style:style>
    <style:style style:name="Tabela289.A2" style:family="table-cell">
      <style:table-cell-properties style:vertical-align="middle" fo:background-color="#eeeeff">
        <style:background-image/>
      </style:table-cell-properties>
    </style:style>
    <style:style style:name="Tabela294" style:family="table">
      <style:table-properties style:width="16.999cm" style:rel-width="100%" table:align="left"/>
    </style:style>
    <style:style style:name="Tabela294.A" style:family="table-column">
      <style:table-column-properties style:column-width="16.999cm" style:rel-column-width="65535*"/>
    </style:style>
    <style:style style:name="Tabela294.A1" style:family="table-cell">
      <style:table-cell-properties style:vertical-align="middle" fo:background-color="#7a5ada">
        <style:background-image/>
      </style:table-cell-properties>
    </style:style>
    <style:style style:name="Tabela294.A2" style:family="table-cell">
      <style:table-cell-properties style:vertical-align="middle" fo:background-color="#eeeeff">
        <style:background-image/>
      </style:table-cell-properties>
    </style:style>
    <style:style style:name="Tabela295" style:family="table">
      <style:table-properties style:width="16.999cm" style:rel-width="100%" table:align="left"/>
    </style:style>
    <style:style style:name="Tabela295.A" style:family="table-column">
      <style:table-column-properties style:column-width="16.999cm" style:rel-column-width="65535*"/>
    </style:style>
    <style:style style:name="Tabela295.A1" style:family="table-cell">
      <style:table-cell-properties style:vertical-align="middle" fo:background-color="#7a5ada">
        <style:background-image/>
      </style:table-cell-properties>
    </style:style>
    <style:style style:name="Tabela295.A2" style:family="table-cell">
      <style:table-cell-properties style:vertical-align="middle" fo:background-color="#eeeeff">
        <style:background-image/>
      </style:table-cell-properties>
    </style:style>
    <style:style style:name="Tabela296" style:family="table">
      <style:table-properties style:width="16.999cm" style:rel-width="100%" table:align="left"/>
    </style:style>
    <style:style style:name="Tabela296.A" style:family="table-column">
      <style:table-column-properties style:column-width="16.999cm" style:rel-column-width="65535*"/>
    </style:style>
    <style:style style:name="Tabela296.A1" style:family="table-cell">
      <style:table-cell-properties style:vertical-align="middle" fo:background-color="#7a5ada">
        <style:background-image/>
      </style:table-cell-properties>
    </style:style>
    <style:style style:name="Tabela296.A2" style:family="table-cell">
      <style:table-cell-properties style:vertical-align="middle" fo:background-color="#eeeeff">
        <style:background-image/>
      </style:table-cell-properties>
    </style:style>
    <style:style style:name="Tabela297" style:family="table">
      <style:table-properties style:width="16.999cm" style:rel-width="100%" table:align="left"/>
    </style:style>
    <style:style style:name="Tabela297.A" style:family="table-column">
      <style:table-column-properties style:column-width="16.999cm" style:rel-column-width="65535*"/>
    </style:style>
    <style:style style:name="Tabela297.A1" style:family="table-cell">
      <style:table-cell-properties style:vertical-align="middle" fo:background-color="#7a5ada">
        <style:background-image/>
      </style:table-cell-properties>
    </style:style>
    <style:style style:name="Tabela297.A2" style:family="table-cell">
      <style:table-cell-properties style:vertical-align="middle" fo:background-color="#eeeeff">
        <style:background-image/>
      </style:table-cell-properties>
    </style:style>
    <style:style style:name="Tabela298" style:family="table">
      <style:table-properties style:width="16.999cm" style:rel-width="100%" table:align="left"/>
    </style:style>
    <style:style style:name="Tabela298.A" style:family="table-column">
      <style:table-column-properties style:column-width="16.999cm" style:rel-column-width="65535*"/>
    </style:style>
    <style:style style:name="Tabela298.A1" style:family="table-cell">
      <style:table-cell-properties style:vertical-align="middle" fo:background-color="#bbffbb">
        <style:background-image/>
      </style:table-cell-properties>
    </style:style>
    <style:style style:name="Tabela299" style:family="table">
      <style:table-properties style:width="16.999cm" style:rel-width="100%" table:align="left"/>
    </style:style>
    <style:style style:name="Tabela299.A" style:family="table-column">
      <style:table-column-properties style:column-width="16.999cm" style:rel-column-width="65535*"/>
    </style:style>
    <style:style style:name="Tabela299.A1" style:family="table-cell">
      <style:table-cell-properties style:vertical-align="middle" fo:background-color="#7a5ada">
        <style:background-image/>
      </style:table-cell-properties>
    </style:style>
    <style:style style:name="Tabela299.A2" style:family="table-cell">
      <style:table-cell-properties style:vertical-align="middle" fo:background-color="#eeeeff">
        <style:background-image/>
      </style:table-cell-properties>
    </style:style>
    <style:style style:name="Tabela300" style:family="table">
      <style:table-properties style:width="16.999cm" style:rel-width="100%" table:align="left"/>
    </style:style>
    <style:style style:name="Tabela300.A" style:family="table-column">
      <style:table-column-properties style:column-width="16.999cm" style:rel-column-width="65535*"/>
    </style:style>
    <style:style style:name="Tabela300.A1" style:family="table-cell">
      <style:table-cell-properties style:vertical-align="middle" fo:background-color="#7a5ada">
        <style:background-image/>
      </style:table-cell-properties>
    </style:style>
    <style:style style:name="Tabela300.A2" style:family="table-cell">
      <style:table-cell-properties style:vertical-align="middle" fo:background-color="#eeeeff">
        <style:background-image/>
      </style:table-cell-properties>
    </style:style>
    <style:style style:name="Tabela301" style:family="table">
      <style:table-properties style:width="16.999cm" style:rel-width="100%" table:align="left"/>
    </style:style>
    <style:style style:name="Tabela301.A" style:family="table-column">
      <style:table-column-properties style:column-width="16.999cm" style:rel-column-width="65535*"/>
    </style:style>
    <style:style style:name="Tabela301.A1" style:family="table-cell">
      <style:table-cell-properties style:vertical-align="middle" fo:background-color="#7a5ada">
        <style:background-image/>
      </style:table-cell-properties>
    </style:style>
    <style:style style:name="Tabela301.A2" style:family="table-cell">
      <style:table-cell-properties style:vertical-align="middle" fo:background-color="#eeeeff">
        <style:background-image/>
      </style:table-cell-properties>
    </style:style>
    <style:style style:name="Tabela302" style:family="table">
      <style:table-properties style:width="16.999cm" style:rel-width="100%" table:align="left"/>
    </style:style>
    <style:style style:name="Tabela302.A" style:family="table-column">
      <style:table-column-properties style:column-width="16.999cm" style:rel-column-width="65535*"/>
    </style:style>
    <style:style style:name="Tabela302.A1" style:family="table-cell">
      <style:table-cell-properties style:vertical-align="middle" fo:background-color="#bbffbb">
        <style:background-image/>
      </style:table-cell-properties>
    </style:style>
    <style:style style:name="Tabela303" style:family="table">
      <style:table-properties style:width="16.999cm" style:rel-width="100%" table:align="left"/>
    </style:style>
    <style:style style:name="Tabela303.A" style:family="table-column">
      <style:table-column-properties style:column-width="16.999cm" style:rel-column-width="65535*"/>
    </style:style>
    <style:style style:name="Tabela303.A1" style:family="table-cell">
      <style:table-cell-properties style:vertical-align="middle" fo:background-color="#7a5ada">
        <style:background-image/>
      </style:table-cell-properties>
    </style:style>
    <style:style style:name="Tabela303.A2" style:family="table-cell">
      <style:table-cell-properties style:vertical-align="middle" fo:background-color="#eeeeff">
        <style:background-image/>
      </style:table-cell-properties>
    </style:style>
    <style:style style:name="Tabela304" style:family="table">
      <style:table-properties style:width="16.999cm" style:rel-width="100%" table:align="left"/>
    </style:style>
    <style:style style:name="Tabela304.A" style:family="table-column">
      <style:table-column-properties style:column-width="16.999cm" style:rel-column-width="65535*"/>
    </style:style>
    <style:style style:name="Tabela304.A1" style:family="table-cell">
      <style:table-cell-properties style:vertical-align="middle" fo:background-color="#7a5ada">
        <style:background-image/>
      </style:table-cell-properties>
    </style:style>
    <style:style style:name="Tabela304.A2" style:family="table-cell">
      <style:table-cell-properties style:vertical-align="middle" fo:background-color="#eeeeff">
        <style:background-image/>
      </style:table-cell-properties>
    </style:style>
    <style:style style:name="Tabela305" style:family="table">
      <style:table-properties style:width="16.999cm" style:rel-width="100%" table:align="left"/>
    </style:style>
    <style:style style:name="Tabela305.A" style:family="table-column">
      <style:table-column-properties style:column-width="16.999cm" style:rel-column-width="65535*"/>
    </style:style>
    <style:style style:name="Tabela305.A1" style:family="table-cell">
      <style:table-cell-properties style:vertical-align="middle" fo:background-color="#bbffbb">
        <style:background-image/>
      </style:table-cell-properties>
    </style:style>
    <style:style style:name="Tabela306" style:family="table">
      <style:table-properties style:width="16.999cm" style:rel-width="100%" table:align="left"/>
    </style:style>
    <style:style style:name="Tabela306.A" style:family="table-column">
      <style:table-column-properties style:column-width="16.999cm" style:rel-column-width="65535*"/>
    </style:style>
    <style:style style:name="Tabela306.A1" style:family="table-cell">
      <style:table-cell-properties style:vertical-align="middle" fo:background-color="#bbffbb">
        <style:background-image/>
      </style:table-cell-properties>
    </style:style>
    <style:style style:name="Tabela307" style:family="table">
      <style:table-properties style:width="16.999cm" style:rel-width="100%" table:align="left"/>
    </style:style>
    <style:style style:name="Tabela307.A" style:family="table-column">
      <style:table-column-properties style:column-width="16.999cm" style:rel-column-width="65535*"/>
    </style:style>
    <style:style style:name="Tabela307.A1" style:family="table-cell">
      <style:table-cell-properties style:vertical-align="middle" fo:background-color="#7a5ada">
        <style:background-image/>
      </style:table-cell-properties>
    </style:style>
    <style:style style:name="Tabela307.A2" style:family="table-cell">
      <style:table-cell-properties style:vertical-align="middle" fo:background-color="#eeeeff">
        <style:background-image/>
      </style:table-cell-properties>
    </style:style>
    <style:style style:name="Tabela308" style:family="table">
      <style:table-properties style:width="16.999cm" style:rel-width="100%" table:align="left"/>
    </style:style>
    <style:style style:name="Tabela308.A" style:family="table-column">
      <style:table-column-properties style:column-width="16.999cm" style:rel-column-width="65535*"/>
    </style:style>
    <style:style style:name="Tabela308.A1" style:family="table-cell">
      <style:table-cell-properties style:vertical-align="middle" fo:background-color="#bbffbb">
        <style:background-image/>
      </style:table-cell-properties>
    </style:style>
    <style:style style:name="Tabela309" style:family="table">
      <style:table-properties style:width="16.999cm" style:rel-width="100%" table:align="left"/>
    </style:style>
    <style:style style:name="Tabela309.A" style:family="table-column">
      <style:table-column-properties style:column-width="16.999cm" style:rel-column-width="65535*"/>
    </style:style>
    <style:style style:name="Tabela309.A1" style:family="table-cell">
      <style:table-cell-properties style:vertical-align="middle" fo:background-color="#7a5ada">
        <style:background-image/>
      </style:table-cell-properties>
    </style:style>
    <style:style style:name="Tabela309.A2" style:family="table-cell">
      <style:table-cell-properties style:vertical-align="middle" fo:background-color="#eeeeff">
        <style:background-image/>
      </style:table-cell-properties>
    </style:style>
    <style:style style:name="Tabela310" style:family="table">
      <style:table-properties style:width="16.999cm" style:rel-width="100%" table:align="left"/>
    </style:style>
    <style:style style:name="Tabela310.A" style:family="table-column">
      <style:table-column-properties style:column-width="16.999cm" style:rel-column-width="65535*"/>
    </style:style>
    <style:style style:name="Tabela310.A1" style:family="table-cell">
      <style:table-cell-properties style:vertical-align="middle" fo:background-color="#bbffbb">
        <style:background-image/>
      </style:table-cell-properties>
    </style:style>
    <style:style style:name="Tabela311" style:family="table">
      <style:table-properties style:width="16.999cm" style:rel-width="100%" table:align="left"/>
    </style:style>
    <style:style style:name="Tabela311.A" style:family="table-column">
      <style:table-column-properties style:column-width="16.999cm" style:rel-column-width="65535*"/>
    </style:style>
    <style:style style:name="Tabela311.A1" style:family="table-cell">
      <style:table-cell-properties style:vertical-align="middle" fo:background-color="#7a5ada">
        <style:background-image/>
      </style:table-cell-properties>
    </style:style>
    <style:style style:name="Tabela311.A2" style:family="table-cell">
      <style:table-cell-properties style:vertical-align="middle" fo:background-color="#eeeeff">
        <style:background-image/>
      </style:table-cell-properties>
    </style:style>
    <style:style style:name="Tabela312" style:family="table">
      <style:table-properties style:width="16.999cm" style:rel-width="100%" table:align="left"/>
    </style:style>
    <style:style style:name="Tabela312.A" style:family="table-column">
      <style:table-column-properties style:column-width="16.999cm" style:rel-column-width="65535*"/>
    </style:style>
    <style:style style:name="Tabela312.A1" style:family="table-cell">
      <style:table-cell-properties style:vertical-align="middle" fo:background-color="#7a5ada">
        <style:background-image/>
      </style:table-cell-properties>
    </style:style>
    <style:style style:name="Tabela312.A2" style:family="table-cell">
      <style:table-cell-properties style:vertical-align="middle" fo:background-color="#eeeeff">
        <style:background-image/>
      </style:table-cell-properties>
    </style:style>
    <style:style style:name="Tabela313" style:family="table">
      <style:table-properties style:width="16.999cm" style:rel-width="100%" table:align="left"/>
    </style:style>
    <style:style style:name="Tabela313.A" style:family="table-column">
      <style:table-column-properties style:column-width="16.999cm" style:rel-column-width="65535*"/>
    </style:style>
    <style:style style:name="Tabela313.A1" style:family="table-cell">
      <style:table-cell-properties style:vertical-align="middle" fo:background-color="#7a5ada">
        <style:background-image/>
      </style:table-cell-properties>
    </style:style>
    <style:style style:name="Tabela313.A2" style:family="table-cell">
      <style:table-cell-properties style:vertical-align="middle" fo:background-color="#eeeeff">
        <style:background-image/>
      </style:table-cell-properties>
    </style:style>
    <style:style style:name="Tabela314" style:family="table">
      <style:table-properties style:width="16.999cm" style:rel-width="100%" table:align="left"/>
    </style:style>
    <style:style style:name="Tabela314.A" style:family="table-column">
      <style:table-column-properties style:column-width="16.999cm" style:rel-column-width="65535*"/>
    </style:style>
    <style:style style:name="Tabela314.A1" style:family="table-cell">
      <style:table-cell-properties style:vertical-align="middle" fo:background-color="#bbffbb">
        <style:background-image/>
      </style:table-cell-properties>
    </style:style>
    <style:style style:name="Tabela315" style:family="table">
      <style:table-properties style:width="16.999cm" style:rel-width="100%" table:align="left"/>
    </style:style>
    <style:style style:name="Tabela315.A" style:family="table-column">
      <style:table-column-properties style:column-width="16.999cm" style:rel-column-width="65535*"/>
    </style:style>
    <style:style style:name="Tabela315.A1" style:family="table-cell">
      <style:table-cell-properties style:vertical-align="middle" fo:background-color="#bbffbb">
        <style:background-image/>
      </style:table-cell-properties>
    </style:style>
    <style:style style:name="Tabela316" style:family="table">
      <style:table-properties style:width="17.392cm" table:align="left"/>
    </style:style>
    <style:style style:name="Tabela316.A" style:family="table-column">
      <style:table-column-properties style:column-width="17.392cm"/>
    </style:style>
    <style:style style:name="Tabela316.A1" style:family="table-cell">
      <style:table-cell-properties style:vertical-align="middle" fo:background-color="#7a5ada">
        <style:background-image/>
      </style:table-cell-properties>
    </style:style>
    <style:style style:name="Tabela316.A2" style:family="table-cell">
      <style:table-cell-properties style:vertical-align="middle" fo:background-color="#eeeeff">
        <style:background-image/>
      </style:table-cell-properties>
    </style:style>
    <style:style style:name="Tabela317" style:family="table">
      <style:table-properties style:width="16.999cm" style:rel-width="100%" table:align="left"/>
    </style:style>
    <style:style style:name="Tabela317.A" style:family="table-column">
      <style:table-column-properties style:column-width="16.999cm" style:rel-column-width="65535*"/>
    </style:style>
    <style:style style:name="Tabela317.A1" style:family="table-cell">
      <style:table-cell-properties style:vertical-align="middle" fo:background-color="#7a5ada">
        <style:background-image/>
      </style:table-cell-properties>
    </style:style>
    <style:style style:name="Tabela317.A2" style:family="table-cell">
      <style:table-cell-properties style:vertical-align="middle" fo:background-color="#eeeeff">
        <style:background-image/>
      </style:table-cell-properties>
    </style:style>
    <style:style style:name="Tabela318" style:family="table">
      <style:table-properties style:width="16.999cm" style:rel-width="100%" table:align="left"/>
    </style:style>
    <style:style style:name="Tabela318.A" style:family="table-column">
      <style:table-column-properties style:column-width="16.999cm" style:rel-column-width="65535*"/>
    </style:style>
    <style:style style:name="Tabela318.A1" style:family="table-cell">
      <style:table-cell-properties style:vertical-align="middle" fo:background-color="#bbffbb">
        <style:background-image/>
      </style:table-cell-properties>
    </style:style>
    <style:style style:name="Tabela319" style:family="table">
      <style:table-properties style:width="16.999cm" style:rel-width="100%" table:align="left"/>
    </style:style>
    <style:style style:name="Tabela319.A" style:family="table-column">
      <style:table-column-properties style:column-width="16.999cm" style:rel-column-width="65535*"/>
    </style:style>
    <style:style style:name="Tabela319.A1" style:family="table-cell">
      <style:table-cell-properties style:vertical-align="middle" fo:background-color="#7a5ada">
        <style:background-image/>
      </style:table-cell-properties>
    </style:style>
    <style:style style:name="Tabela319.A2" style:family="table-cell">
      <style:table-cell-properties style:vertical-align="middle" fo:background-color="#eeeeff">
        <style:background-image/>
      </style:table-cell-properties>
    </style:style>
    <style:style style:name="Tabela320" style:family="table">
      <style:table-properties style:width="16.999cm" style:rel-width="100%" table:align="left"/>
    </style:style>
    <style:style style:name="Tabela320.A" style:family="table-column">
      <style:table-column-properties style:column-width="16.999cm" style:rel-column-width="65535*"/>
    </style:style>
    <style:style style:name="Tabela320.A1" style:family="table-cell">
      <style:table-cell-properties style:vertical-align="middle" fo:background-color="#7a5ada">
        <style:background-image/>
      </style:table-cell-properties>
    </style:style>
    <style:style style:name="Tabela320.A2" style:family="table-cell">
      <style:table-cell-properties style:vertical-align="middle" fo:background-color="#eeeeff">
        <style:background-image/>
      </style:table-cell-properties>
    </style:style>
    <style:style style:name="Tabela321" style:family="table">
      <style:table-properties style:width="16.999cm" style:rel-width="100%" table:align="left"/>
    </style:style>
    <style:style style:name="Tabela321.A" style:family="table-column">
      <style:table-column-properties style:column-width="16.999cm" style:rel-column-width="65535*"/>
    </style:style>
    <style:style style:name="Tabela321.A1" style:family="table-cell">
      <style:table-cell-properties style:vertical-align="middle" fo:background-color="#bbffbb">
        <style:background-image/>
      </style:table-cell-properties>
    </style:style>
    <style:style style:name="Tabela322" style:family="table">
      <style:table-properties style:width="16.999cm" style:rel-width="100%" table:align="left"/>
    </style:style>
    <style:style style:name="Tabela322.A" style:family="table-column">
      <style:table-column-properties style:column-width="16.999cm" style:rel-column-width="65535*"/>
    </style:style>
    <style:style style:name="Tabela322.A1" style:family="table-cell">
      <style:table-cell-properties style:vertical-align="middle" fo:background-color="#7a5ada">
        <style:background-image/>
      </style:table-cell-properties>
    </style:style>
    <style:style style:name="Tabela322.A2" style:family="table-cell">
      <style:table-cell-properties style:vertical-align="middle" fo:background-color="#eeeeff">
        <style:background-image/>
      </style:table-cell-properties>
    </style:style>
    <style:style style:name="Tabela323" style:family="table">
      <style:table-properties style:width="16.999cm" style:rel-width="100%" table:align="left"/>
    </style:style>
    <style:style style:name="Tabela323.A" style:family="table-column">
      <style:table-column-properties style:column-width="16.999cm" style:rel-column-width="65535*"/>
    </style:style>
    <style:style style:name="Tabela323.A1" style:family="table-cell">
      <style:table-cell-properties style:vertical-align="middle" fo:background-color="#7a5ada">
        <style:background-image/>
      </style:table-cell-properties>
    </style:style>
    <style:style style:name="Tabela323.A2" style:family="table-cell">
      <style:table-cell-properties style:vertical-align="middle" fo:background-color="#eeeeff">
        <style:background-image/>
      </style:table-cell-properties>
    </style:style>
    <style:style style:name="Tabela324" style:family="table">
      <style:table-properties style:width="16.999cm" style:rel-width="100%" table:align="left"/>
    </style:style>
    <style:style style:name="Tabela324.A" style:family="table-column">
      <style:table-column-properties style:column-width="16.999cm" style:rel-column-width="65535*"/>
    </style:style>
    <style:style style:name="Tabela324.A1" style:family="table-cell">
      <style:table-cell-properties style:vertical-align="middle" fo:background-color="#7a5ada">
        <style:background-image/>
      </style:table-cell-properties>
    </style:style>
    <style:style style:name="Tabela324.A2" style:family="table-cell">
      <style:table-cell-properties style:vertical-align="middle" fo:background-color="#eeeeff">
        <style:background-image/>
      </style:table-cell-properties>
    </style:style>
    <style:style style:name="Tabela325" style:family="table">
      <style:table-properties style:width="16.999cm" style:rel-width="100%" table:align="left"/>
    </style:style>
    <style:style style:name="Tabela325.A" style:family="table-column">
      <style:table-column-properties style:column-width="16.999cm" style:rel-column-width="65535*"/>
    </style:style>
    <style:style style:name="Tabela325.A1" style:family="table-cell">
      <style:table-cell-properties style:vertical-align="middle" fo:background-color="#bbffbb">
        <style:background-image/>
      </style:table-cell-properties>
    </style:style>
    <style:style style:name="Tabela326" style:family="table">
      <style:table-properties style:width="16.999cm" style:rel-width="100%" table:align="left"/>
    </style:style>
    <style:style style:name="Tabela326.A" style:family="table-column">
      <style:table-column-properties style:column-width="16.999cm" style:rel-column-width="65535*"/>
    </style:style>
    <style:style style:name="Tabela326.A1" style:family="table-cell">
      <style:table-cell-properties style:vertical-align="middle" fo:background-color="#7a5ada">
        <style:background-image/>
      </style:table-cell-properties>
    </style:style>
    <style:style style:name="Tabela326.A2" style:family="table-cell">
      <style:table-cell-properties style:vertical-align="middle" fo:background-color="#eeeeff">
        <style:background-image/>
      </style:table-cell-properties>
    </style:style>
    <style:style style:name="Tabela327" style:family="table">
      <style:table-properties style:width="16.999cm" style:rel-width="100%" table:align="left"/>
    </style:style>
    <style:style style:name="Tabela327.A" style:family="table-column">
      <style:table-column-properties style:column-width="16.999cm" style:rel-column-width="65535*"/>
    </style:style>
    <style:style style:name="Tabela327.A1" style:family="table-cell">
      <style:table-cell-properties style:vertical-align="middle" fo:background-color="#7a5ada">
        <style:background-image/>
      </style:table-cell-properties>
    </style:style>
    <style:style style:name="Tabela327.A2" style:family="table-cell">
      <style:table-cell-properties style:vertical-align="middle" fo:background-color="#eeeeff">
        <style:background-image/>
      </style:table-cell-properties>
    </style:style>
    <style:style style:name="Tabela328" style:family="table">
      <style:table-properties style:width="16.999cm" style:rel-width="100%" table:align="left"/>
    </style:style>
    <style:style style:name="Tabela328.A" style:family="table-column">
      <style:table-column-properties style:column-width="16.999cm" style:rel-column-width="65535*"/>
    </style:style>
    <style:style style:name="Tabela328.A1" style:family="table-cell">
      <style:table-cell-properties style:vertical-align="middle" fo:background-color="#7a5ada">
        <style:background-image/>
      </style:table-cell-properties>
    </style:style>
    <style:style style:name="Tabela328.A2" style:family="table-cell">
      <style:table-cell-properties style:vertical-align="middle" fo:background-color="#eeeeff">
        <style:background-image/>
      </style:table-cell-properties>
    </style:style>
    <style:style style:name="Tabela329" style:family="table">
      <style:table-properties style:width="16.999cm" style:rel-width="100%" table:align="left"/>
    </style:style>
    <style:style style:name="Tabela329.A" style:family="table-column">
      <style:table-column-properties style:column-width="16.999cm" style:rel-column-width="65535*"/>
    </style:style>
    <style:style style:name="Tabela329.A1" style:family="table-cell">
      <style:table-cell-properties style:vertical-align="middle" fo:background-color="#7a5ada">
        <style:background-image/>
      </style:table-cell-properties>
    </style:style>
    <style:style style:name="Tabela329.A2" style:family="table-cell">
      <style:table-cell-properties style:vertical-align="middle" fo:background-color="#eeeeff">
        <style:background-image/>
      </style:table-cell-properties>
    </style:style>
    <style:style style:name="Tabela330" style:family="table">
      <style:table-properties style:width="16.999cm" style:rel-width="100%" table:align="left"/>
    </style:style>
    <style:style style:name="Tabela330.A" style:family="table-column">
      <style:table-column-properties style:column-width="16.999cm" style:rel-column-width="65535*"/>
    </style:style>
    <style:style style:name="Tabela330.A1" style:family="table-cell">
      <style:table-cell-properties style:vertical-align="middle" fo:background-color="#7a5ada">
        <style:background-image/>
      </style:table-cell-properties>
    </style:style>
    <style:style style:name="Tabela330.A2" style:family="table-cell">
      <style:table-cell-properties style:vertical-align="middle" fo:background-color="#eeeeff">
        <style:background-image/>
      </style:table-cell-properties>
    </style:style>
    <style:style style:name="Tabela331" style:family="table">
      <style:table-properties style:width="16.999cm" style:rel-width="100%" table:align="left"/>
    </style:style>
    <style:style style:name="Tabela331.A" style:family="table-column">
      <style:table-column-properties style:column-width="16.999cm" style:rel-column-width="65535*"/>
    </style:style>
    <style:style style:name="Tabela331.A1" style:family="table-cell">
      <style:table-cell-properties style:vertical-align="middle" fo:background-color="#7a5ada">
        <style:background-image/>
      </style:table-cell-properties>
    </style:style>
    <style:style style:name="Tabela331.A2" style:family="table-cell">
      <style:table-cell-properties style:vertical-align="middle" fo:background-color="#eeeeff">
        <style:background-image/>
      </style:table-cell-properties>
    </style:style>
    <style:style style:name="Tabela332" style:family="table">
      <style:table-properties style:width="16.999cm" style:rel-width="100%" table:align="left"/>
    </style:style>
    <style:style style:name="Tabela332.A" style:family="table-column">
      <style:table-column-properties style:column-width="16.999cm" style:rel-column-width="65535*"/>
    </style:style>
    <style:style style:name="Tabela332.A1" style:family="table-cell">
      <style:table-cell-properties style:vertical-align="middle" fo:background-color="#7a5ada">
        <style:background-image/>
      </style:table-cell-properties>
    </style:style>
    <style:style style:name="Tabela332.A2" style:family="table-cell">
      <style:table-cell-properties style:vertical-align="middle" fo:background-color="#eeeeff">
        <style:background-image/>
      </style:table-cell-properties>
    </style:style>
    <style:style style:name="Tabela333" style:family="table">
      <style:table-properties style:width="16.999cm" style:rel-width="100%" table:align="left"/>
    </style:style>
    <style:style style:name="Tabela333.A" style:family="table-column">
      <style:table-column-properties style:column-width="16.999cm" style:rel-column-width="65535*"/>
    </style:style>
    <style:style style:name="Tabela333.A1" style:family="table-cell">
      <style:table-cell-properties style:vertical-align="middle" fo:background-color="#bbffbb">
        <style:background-image/>
      </style:table-cell-properties>
    </style:style>
    <style:style style:name="Tabela334" style:family="table">
      <style:table-properties style:width="16.999cm" style:rel-width="100%" table:align="left"/>
    </style:style>
    <style:style style:name="Tabela334.A" style:family="table-column">
      <style:table-column-properties style:column-width="16.999cm" style:rel-column-width="65535*"/>
    </style:style>
    <style:style style:name="Tabela334.A1" style:family="table-cell">
      <style:table-cell-properties style:vertical-align="middle" fo:background-color="#7a5ada">
        <style:background-image/>
      </style:table-cell-properties>
    </style:style>
    <style:style style:name="Tabela334.A2" style:family="table-cell">
      <style:table-cell-properties style:vertical-align="middle" fo:background-color="#eeeeff">
        <style:background-image/>
      </style:table-cell-properties>
    </style:style>
    <style:style style:name="Tabela335" style:family="table">
      <style:table-properties style:width="16.999cm" style:rel-width="100%" table:align="left"/>
    </style:style>
    <style:style style:name="Tabela335.A" style:family="table-column">
      <style:table-column-properties style:column-width="16.999cm" style:rel-column-width="65535*"/>
    </style:style>
    <style:style style:name="Tabela335.A1" style:family="table-cell">
      <style:table-cell-properties style:vertical-align="middle" fo:background-color="#bbffbb">
        <style:background-image/>
      </style:table-cell-properties>
    </style:style>
    <style:style style:name="Tabela336" style:family="table">
      <style:table-properties style:width="16.999cm" style:rel-width="100%" table:align="left"/>
    </style:style>
    <style:style style:name="Tabela336.A" style:family="table-column">
      <style:table-column-properties style:column-width="16.999cm" style:rel-column-width="65535*"/>
    </style:style>
    <style:style style:name="Tabela336.A1" style:family="table-cell">
      <style:table-cell-properties style:vertical-align="middle" fo:background-color="#7a5ada">
        <style:background-image/>
      </style:table-cell-properties>
    </style:style>
    <style:style style:name="Tabela336.A2" style:family="table-cell">
      <style:table-cell-properties style:vertical-align="middle" fo:background-color="#eeeeff">
        <style:background-image/>
      </style:table-cell-properties>
    </style:style>
    <style:style style:name="Tabela337" style:family="table">
      <style:table-properties style:width="16.999cm" style:rel-width="100%" table:align="left"/>
    </style:style>
    <style:style style:name="Tabela337.A" style:family="table-column">
      <style:table-column-properties style:column-width="16.999cm" style:rel-column-width="65535*"/>
    </style:style>
    <style:style style:name="Tabela337.A1" style:family="table-cell">
      <style:table-cell-properties style:vertical-align="middle" fo:background-color="#7a5ada">
        <style:background-image/>
      </style:table-cell-properties>
    </style:style>
    <style:style style:name="Tabela337.A2" style:family="table-cell">
      <style:table-cell-properties style:vertical-align="middle" fo:background-color="#eeeeff">
        <style:background-image/>
      </style:table-cell-properties>
    </style:style>
    <style:style style:name="Tabela338" style:family="table">
      <style:table-properties style:width="16.999cm" style:rel-width="100%" table:align="left"/>
    </style:style>
    <style:style style:name="Tabela338.A" style:family="table-column">
      <style:table-column-properties style:column-width="16.999cm" style:rel-column-width="65535*"/>
    </style:style>
    <style:style style:name="Tabela338.A1" style:family="table-cell">
      <style:table-cell-properties style:vertical-align="middle" fo:background-color="#7a5ada">
        <style:background-image/>
      </style:table-cell-properties>
    </style:style>
    <style:style style:name="Tabela338.A2" style:family="table-cell">
      <style:table-cell-properties style:vertical-align="middle" fo:background-color="#eeeeff">
        <style:background-image/>
      </style:table-cell-properties>
    </style:style>
    <style:style style:name="Tabela339" style:family="table">
      <style:table-properties style:width="16.999cm" style:rel-width="100%" table:align="left"/>
    </style:style>
    <style:style style:name="Tabela339.A" style:family="table-column">
      <style:table-column-properties style:column-width="16.999cm" style:rel-column-width="65535*"/>
    </style:style>
    <style:style style:name="Tabela339.A1" style:family="table-cell">
      <style:table-cell-properties style:vertical-align="middle" fo:background-color="#7a5ada">
        <style:background-image/>
      </style:table-cell-properties>
    </style:style>
    <style:style style:name="Tabela339.A2" style:family="table-cell">
      <style:table-cell-properties style:vertical-align="middle" fo:background-color="#eeeeff">
        <style:background-image/>
      </style:table-cell-properties>
    </style:style>
    <style:style style:name="Tabela340" style:family="table">
      <style:table-properties style:width="16.999cm" style:rel-width="100%" table:align="left"/>
    </style:style>
    <style:style style:name="Tabela340.A" style:family="table-column">
      <style:table-column-properties style:column-width="16.999cm" style:rel-column-width="65535*"/>
    </style:style>
    <style:style style:name="Tabela340.A1" style:family="table-cell">
      <style:table-cell-properties style:vertical-align="middle" fo:background-color="#7a5ada">
        <style:background-image/>
      </style:table-cell-properties>
    </style:style>
    <style:style style:name="Tabela340.A2" style:family="table-cell">
      <style:table-cell-properties style:vertical-align="middle" fo:background-color="#eeeeff">
        <style:background-image/>
      </style:table-cell-properties>
    </style:style>
    <style:style style:name="Tabela341" style:family="table">
      <style:table-properties style:width="16.999cm" style:rel-width="100%" table:align="left"/>
    </style:style>
    <style:style style:name="Tabela341.A" style:family="table-column">
      <style:table-column-properties style:column-width="16.999cm" style:rel-column-width="65535*"/>
    </style:style>
    <style:style style:name="Tabela341.A1" style:family="table-cell">
      <style:table-cell-properties style:vertical-align="middle" fo:background-color="#bbffbb">
        <style:background-image/>
      </style:table-cell-properties>
    </style:style>
    <style:style style:name="Tabela342" style:family="table">
      <style:table-properties style:width="16.999cm" style:rel-width="100%" table:align="left"/>
    </style:style>
    <style:style style:name="Tabela342.A" style:family="table-column">
      <style:table-column-properties style:column-width="16.999cm" style:rel-column-width="65535*"/>
    </style:style>
    <style:style style:name="Tabela342.A1" style:family="table-cell">
      <style:table-cell-properties style:vertical-align="middle" fo:background-color="#7a5ada">
        <style:background-image/>
      </style:table-cell-properties>
    </style:style>
    <style:style style:name="Tabela342.A2" style:family="table-cell">
      <style:table-cell-properties style:vertical-align="middle" fo:background-color="#eeeeff">
        <style:background-image/>
      </style:table-cell-properties>
    </style:style>
    <style:style style:name="Tabela343" style:family="table">
      <style:table-properties style:width="19.509cm" table:align="left"/>
    </style:style>
    <style:style style:name="Tabela343.A" style:family="table-column">
      <style:table-column-properties style:column-width="19.509cm"/>
    </style:style>
    <style:style style:name="Tabela343.A1" style:family="table-cell">
      <style:table-cell-properties style:vertical-align="middle" fo:background-color="#7a5ada">
        <style:background-image/>
      </style:table-cell-properties>
    </style:style>
    <style:style style:name="Tabela343.A2" style:family="table-cell">
      <style:table-cell-properties style:vertical-align="middle" fo:background-color="#eeeeff">
        <style:background-image/>
      </style:table-cell-properties>
    </style:style>
    <style:style style:name="Tabela344" style:family="table">
      <style:table-properties style:width="20.144cm" table:align="left"/>
    </style:style>
    <style:style style:name="Tabela344.A" style:family="table-column">
      <style:table-column-properties style:column-width="20.144cm"/>
    </style:style>
    <style:style style:name="Tabela344.A1" style:family="table-cell">
      <style:table-cell-properties style:vertical-align="middle" fo:background-color="#7a5ada">
        <style:background-image/>
      </style:table-cell-properties>
    </style:style>
    <style:style style:name="Tabela344.A2" style:family="table-cell">
      <style:table-cell-properties style:vertical-align="middle" fo:background-color="#eeeeff">
        <style:background-image/>
      </style:table-cell-properties>
    </style:style>
    <style:style style:name="Tabela345" style:family="table">
      <style:table-properties style:width="18.239cm" table:align="left"/>
    </style:style>
    <style:style style:name="Tabela345.A" style:family="table-column">
      <style:table-column-properties style:column-width="18.239cm"/>
    </style:style>
    <style:style style:name="Tabela345.A1" style:family="table-cell">
      <style:table-cell-properties style:vertical-align="middle" fo:background-color="#7a5ada">
        <style:background-image/>
      </style:table-cell-properties>
    </style:style>
    <style:style style:name="Tabela345.A2" style:family="table-cell">
      <style:table-cell-properties style:vertical-align="middle" fo:background-color="#eeeeff">
        <style:background-image/>
      </style:table-cell-properties>
    </style:style>
    <style:style style:name="Tabela346" style:family="table">
      <style:table-properties style:width="16.999cm" style:rel-width="100%" table:align="left"/>
    </style:style>
    <style:style style:name="Tabela346.A" style:family="table-column">
      <style:table-column-properties style:column-width="16.999cm" style:rel-column-width="65535*"/>
    </style:style>
    <style:style style:name="Tabela346.A1" style:family="table-cell">
      <style:table-cell-properties style:vertical-align="middle" fo:background-color="#7a5ada">
        <style:background-image/>
      </style:table-cell-properties>
    </style:style>
    <style:style style:name="Tabela346.A2" style:family="table-cell">
      <style:table-cell-properties style:vertical-align="middle" fo:background-color="#eeeeff">
        <style:background-image/>
      </style:table-cell-properties>
    </style:style>
    <style:style style:name="Tabela347" style:family="table">
      <style:table-properties style:width="16.999cm" style:rel-width="100%" table:align="left"/>
    </style:style>
    <style:style style:name="Tabela347.A" style:family="table-column">
      <style:table-column-properties style:column-width="16.999cm" style:rel-column-width="65535*"/>
    </style:style>
    <style:style style:name="Tabela347.A1" style:family="table-cell">
      <style:table-cell-properties style:vertical-align="middle" fo:background-color="#7a5ada">
        <style:background-image/>
      </style:table-cell-properties>
    </style:style>
    <style:style style:name="Tabela347.A2" style:family="table-cell">
      <style:table-cell-properties style:vertical-align="middle" fo:background-color="#eeeeff">
        <style:background-image/>
      </style:table-cell-properties>
    </style:style>
    <style:style style:name="Tabela348" style:family="table">
      <style:table-properties style:width="16.999cm" style:rel-width="100%" table:align="left"/>
    </style:style>
    <style:style style:name="Tabela348.A" style:family="table-column">
      <style:table-column-properties style:column-width="16.999cm" style:rel-column-width="65535*"/>
    </style:style>
    <style:style style:name="Tabela348.A1" style:family="table-cell">
      <style:table-cell-properties style:vertical-align="middle" fo:background-color="#bbffbb">
        <style:background-image/>
      </style:table-cell-properties>
    </style:style>
    <style:style style:name="Tabela349" style:family="table">
      <style:table-properties style:width="16.999cm" style:rel-width="100%" table:align="left"/>
    </style:style>
    <style:style style:name="Tabela349.A" style:family="table-column">
      <style:table-column-properties style:column-width="16.999cm" style:rel-column-width="65535*"/>
    </style:style>
    <style:style style:name="Tabela349.A1" style:family="table-cell">
      <style:table-cell-properties style:vertical-align="middle" fo:background-color="#7a5ada">
        <style:background-image/>
      </style:table-cell-properties>
    </style:style>
    <style:style style:name="Tabela349.A2" style:family="table-cell">
      <style:table-cell-properties style:vertical-align="middle" fo:background-color="#eeeeff">
        <style:background-image/>
      </style:table-cell-properties>
    </style:style>
    <style:style style:name="Tabela350" style:family="table">
      <style:table-properties style:width="16.999cm" style:rel-width="100%" table:align="left"/>
    </style:style>
    <style:style style:name="Tabela350.A" style:family="table-column">
      <style:table-column-properties style:column-width="16.999cm" style:rel-column-width="65535*"/>
    </style:style>
    <style:style style:name="Tabela350.A1" style:family="table-cell">
      <style:table-cell-properties style:vertical-align="middle" fo:background-color="#bbffbb">
        <style:background-image/>
      </style:table-cell-properties>
    </style:style>
    <style:style style:name="Tabela351" style:family="table">
      <style:table-properties style:width="16.999cm" style:rel-width="100%" table:align="left"/>
    </style:style>
    <style:style style:name="Tabela351.A" style:family="table-column">
      <style:table-column-properties style:column-width="16.999cm" style:rel-column-width="65535*"/>
    </style:style>
    <style:style style:name="Tabela351.A1" style:family="table-cell">
      <style:table-cell-properties style:vertical-align="middle" fo:background-color="#7a5ada">
        <style:background-image/>
      </style:table-cell-properties>
    </style:style>
    <style:style style:name="Tabela351.A2" style:family="table-cell">
      <style:table-cell-properties style:vertical-align="middle" fo:background-color="#eeeeff">
        <style:background-image/>
      </style:table-cell-properties>
    </style:style>
    <style:style style:name="Tabela352" style:family="table">
      <style:table-properties style:width="16.999cm" style:rel-width="100%" table:align="left"/>
    </style:style>
    <style:style style:name="Tabela352.A" style:family="table-column">
      <style:table-column-properties style:column-width="16.999cm" style:rel-column-width="65535*"/>
    </style:style>
    <style:style style:name="Tabela352.A1" style:family="table-cell">
      <style:table-cell-properties style:vertical-align="middle" fo:background-color="#7a5ada">
        <style:background-image/>
      </style:table-cell-properties>
    </style:style>
    <style:style style:name="Tabela352.A2" style:family="table-cell">
      <style:table-cell-properties style:vertical-align="middle" fo:background-color="#eeeeff">
        <style:background-image/>
      </style:table-cell-properties>
    </style:style>
    <style:style style:name="Tabela353" style:family="table">
      <style:table-properties style:width="16.999cm" style:rel-width="100%" table:align="left"/>
    </style:style>
    <style:style style:name="Tabela353.A" style:family="table-column">
      <style:table-column-properties style:column-width="16.999cm" style:rel-column-width="65535*"/>
    </style:style>
    <style:style style:name="Tabela353.A1" style:family="table-cell">
      <style:table-cell-properties style:vertical-align="middle" fo:background-color="#7a5ada">
        <style:background-image/>
      </style:table-cell-properties>
    </style:style>
    <style:style style:name="Tabela353.A2" style:family="table-cell">
      <style:table-cell-properties style:vertical-align="middle" fo:background-color="#eeeeff">
        <style:background-image/>
      </style:table-cell-properties>
    </style:style>
    <style:style style:name="Tabela354" style:family="table">
      <style:table-properties style:width="16.999cm" style:rel-width="100%" table:align="left"/>
    </style:style>
    <style:style style:name="Tabela354.A" style:family="table-column">
      <style:table-column-properties style:column-width="16.999cm" style:rel-column-width="65535*"/>
    </style:style>
    <style:style style:name="Tabela354.A1" style:family="table-cell">
      <style:table-cell-properties style:vertical-align="middle" fo:background-color="#7a5ada">
        <style:background-image/>
      </style:table-cell-properties>
    </style:style>
    <style:style style:name="Tabela354.A2" style:family="table-cell">
      <style:table-cell-properties style:vertical-align="middle" fo:background-color="#eeeeff">
        <style:background-image/>
      </style:table-cell-properties>
    </style:style>
    <style:style style:name="Tabela355" style:family="table">
      <style:table-properties style:width="16.999cm" style:rel-width="100%" table:align="left"/>
    </style:style>
    <style:style style:name="Tabela355.A" style:family="table-column">
      <style:table-column-properties style:column-width="16.999cm" style:rel-column-width="65535*"/>
    </style:style>
    <style:style style:name="Tabela355.A1" style:family="table-cell">
      <style:table-cell-properties style:vertical-align="middle" fo:background-color="#7a5ada">
        <style:background-image/>
      </style:table-cell-properties>
    </style:style>
    <style:style style:name="Tabela355.A2" style:family="table-cell">
      <style:table-cell-properties style:vertical-align="middle" fo:background-color="#eeeeff">
        <style:background-image/>
      </style:table-cell-properties>
    </style:style>
    <style:style style:name="Tabela356" style:family="table">
      <style:table-properties style:width="16.999cm" style:rel-width="100%" table:align="left"/>
    </style:style>
    <style:style style:name="Tabela356.A" style:family="table-column">
      <style:table-column-properties style:column-width="16.999cm" style:rel-column-width="65535*"/>
    </style:style>
    <style:style style:name="Tabela356.A1" style:family="table-cell">
      <style:table-cell-properties style:vertical-align="middle" fo:background-color="#bbffbb">
        <style:background-image/>
      </style:table-cell-properties>
    </style:style>
    <style:style style:name="Tabela357" style:family="table">
      <style:table-properties style:width="16.999cm" style:rel-width="100%" table:align="left"/>
    </style:style>
    <style:style style:name="Tabela357.A" style:family="table-column">
      <style:table-column-properties style:column-width="16.999cm" style:rel-column-width="65535*"/>
    </style:style>
    <style:style style:name="Tabela357.A1" style:family="table-cell">
      <style:table-cell-properties style:vertical-align="middle" fo:background-color="#7a5ada">
        <style:background-image/>
      </style:table-cell-properties>
    </style:style>
    <style:style style:name="Tabela357.A2" style:family="table-cell">
      <style:table-cell-properties style:vertical-align="middle" fo:background-color="#eeeeff">
        <style:background-image/>
      </style:table-cell-properties>
    </style:style>
    <style:style style:name="Tabela358" style:family="table">
      <style:table-properties style:width="16.999cm" style:rel-width="100%" table:align="left"/>
    </style:style>
    <style:style style:name="Tabela358.A" style:family="table-column">
      <style:table-column-properties style:column-width="16.999cm" style:rel-column-width="65535*"/>
    </style:style>
    <style:style style:name="Tabela358.A1" style:family="table-cell">
      <style:table-cell-properties style:vertical-align="middle" fo:background-color="#7a5ada">
        <style:background-image/>
      </style:table-cell-properties>
    </style:style>
    <style:style style:name="Tabela358.A2" style:family="table-cell">
      <style:table-cell-properties style:vertical-align="middle" fo:background-color="#eeeeff">
        <style:background-image/>
      </style:table-cell-properties>
    </style:style>
    <style:style style:name="Tabela359" style:family="table">
      <style:table-properties style:width="16.999cm" style:rel-width="100%" table:align="left"/>
    </style:style>
    <style:style style:name="Tabela359.A" style:family="table-column">
      <style:table-column-properties style:column-width="16.999cm" style:rel-column-width="65535*"/>
    </style:style>
    <style:style style:name="Tabela359.A1" style:family="table-cell">
      <style:table-cell-properties style:vertical-align="middle" fo:background-color="#7a5ada">
        <style:background-image/>
      </style:table-cell-properties>
    </style:style>
    <style:style style:name="Tabela359.A2" style:family="table-cell">
      <style:table-cell-properties style:vertical-align="middle" fo:background-color="#eeeeff">
        <style:background-image/>
      </style:table-cell-properties>
    </style:style>
    <style:style style:name="Tabela360" style:family="table">
      <style:table-properties style:width="16.999cm" style:rel-width="100%" table:align="left"/>
    </style:style>
    <style:style style:name="Tabela360.A" style:family="table-column">
      <style:table-column-properties style:column-width="16.999cm" style:rel-column-width="65535*"/>
    </style:style>
    <style:style style:name="Tabela360.A1" style:family="table-cell">
      <style:table-cell-properties style:vertical-align="middle" fo:background-color="#7a5ada">
        <style:background-image/>
      </style:table-cell-properties>
    </style:style>
    <style:style style:name="Tabela360.A2" style:family="table-cell">
      <style:table-cell-properties style:vertical-align="middle" fo:background-color="#eeeeff">
        <style:background-image/>
      </style:table-cell-properties>
    </style:style>
    <style:style style:name="Tabela361" style:family="table">
      <style:table-properties style:width="16.999cm" style:rel-width="100%" table:align="left"/>
    </style:style>
    <style:style style:name="Tabela361.A" style:family="table-column">
      <style:table-column-properties style:column-width="16.999cm" style:rel-column-width="65535*"/>
    </style:style>
    <style:style style:name="Tabela361.A1" style:family="table-cell">
      <style:table-cell-properties style:vertical-align="middle" fo:background-color="#7a5ada">
        <style:background-image/>
      </style:table-cell-properties>
    </style:style>
    <style:style style:name="Tabela361.A2" style:family="table-cell">
      <style:table-cell-properties style:vertical-align="middle" fo:background-color="#eeeeff">
        <style:background-image/>
      </style:table-cell-properties>
    </style:style>
    <style:style style:name="Tabela362" style:family="table">
      <style:table-properties style:width="16.999cm" style:rel-width="100%" table:align="left"/>
    </style:style>
    <style:style style:name="Tabela362.A" style:family="table-column">
      <style:table-column-properties style:column-width="16.999cm" style:rel-column-width="65535*"/>
    </style:style>
    <style:style style:name="Tabela362.A1" style:family="table-cell">
      <style:table-cell-properties style:vertical-align="middle" fo:background-color="#7a5ada">
        <style:background-image/>
      </style:table-cell-properties>
    </style:style>
    <style:style style:name="Tabela362.A2" style:family="table-cell">
      <style:table-cell-properties style:vertical-align="middle" fo:background-color="#eeeeff">
        <style:background-image/>
      </style:table-cell-properties>
    </style:style>
    <style:style style:name="Tabela363" style:family="table">
      <style:table-properties style:width="18.874cm" table:align="left"/>
    </style:style>
    <style:style style:name="Tabela363.A" style:family="table-column">
      <style:table-column-properties style:column-width="18.874cm"/>
    </style:style>
    <style:style style:name="Tabela363.A1" style:family="table-cell">
      <style:table-cell-properties style:vertical-align="middle" fo:background-color="#7a5ada">
        <style:background-image/>
      </style:table-cell-properties>
    </style:style>
    <style:style style:name="Tabela363.A2" style:family="table-cell">
      <style:table-cell-properties style:vertical-align="middle" fo:background-color="#eeeeff">
        <style:background-image/>
      </style:table-cell-properties>
    </style:style>
    <style:style style:name="Tabela364" style:family="table">
      <style:table-properties style:width="16.999cm" style:rel-width="100%" table:align="left"/>
    </style:style>
    <style:style style:name="Tabela364.A" style:family="table-column">
      <style:table-column-properties style:column-width="16.999cm" style:rel-column-width="65535*"/>
    </style:style>
    <style:style style:name="Tabela364.A1" style:family="table-cell">
      <style:table-cell-properties style:vertical-align="middle" fo:background-color="#7a5ada">
        <style:background-image/>
      </style:table-cell-properties>
    </style:style>
    <style:style style:name="Tabela364.A2" style:family="table-cell">
      <style:table-cell-properties style:vertical-align="middle" fo:background-color="#eeeeff">
        <style:background-image/>
      </style:table-cell-properties>
    </style:style>
    <style:style style:name="Tabela365" style:family="table">
      <style:table-properties style:width="16.999cm" style:rel-width="100%" table:align="left"/>
    </style:style>
    <style:style style:name="Tabela365.A" style:family="table-column">
      <style:table-column-properties style:column-width="16.999cm" style:rel-column-width="65535*"/>
    </style:style>
    <style:style style:name="Tabela365.A1" style:family="table-cell">
      <style:table-cell-properties style:vertical-align="middle" fo:background-color="#bbffbb">
        <style:background-image/>
      </style:table-cell-properties>
    </style:style>
    <style:style style:name="Tabela366" style:family="table">
      <style:table-properties style:width="16.999cm" style:rel-width="100%" table:align="left"/>
    </style:style>
    <style:style style:name="Tabela366.A" style:family="table-column">
      <style:table-column-properties style:column-width="16.999cm" style:rel-column-width="65535*"/>
    </style:style>
    <style:style style:name="Tabela366.A1" style:family="table-cell">
      <style:table-cell-properties style:vertical-align="middle" fo:background-color="#7a5ada">
        <style:background-image/>
      </style:table-cell-properties>
    </style:style>
    <style:style style:name="Tabela366.A2" style:family="table-cell">
      <style:table-cell-properties style:vertical-align="middle" fo:background-color="#eeeeff">
        <style:background-image/>
      </style:table-cell-properties>
    </style:style>
    <style:style style:name="Tabela367" style:family="table">
      <style:table-properties style:width="16.999cm" style:rel-width="100%" table:align="left"/>
    </style:style>
    <style:style style:name="Tabela367.A" style:family="table-column">
      <style:table-column-properties style:column-width="16.999cm" style:rel-column-width="65535*"/>
    </style:style>
    <style:style style:name="Tabela367.A1" style:family="table-cell">
      <style:table-cell-properties style:vertical-align="middle" fo:background-color="#7a5ada">
        <style:background-image/>
      </style:table-cell-properties>
    </style:style>
    <style:style style:name="Tabela367.A2" style:family="table-cell">
      <style:table-cell-properties style:vertical-align="middle" fo:background-color="#eeeeff">
        <style:background-image/>
      </style:table-cell-properties>
    </style:style>
    <style:style style:name="Tabela368" style:family="table">
      <style:table-properties style:width="16.999cm" style:rel-width="100%" table:align="left"/>
    </style:style>
    <style:style style:name="Tabela368.A" style:family="table-column">
      <style:table-column-properties style:column-width="16.999cm" style:rel-column-width="65535*"/>
    </style:style>
    <style:style style:name="Tabela368.A1" style:family="table-cell">
      <style:table-cell-properties style:vertical-align="middle" fo:background-color="#7a5ada">
        <style:background-image/>
      </style:table-cell-properties>
    </style:style>
    <style:style style:name="Tabela368.A2" style:family="table-cell">
      <style:table-cell-properties style:vertical-align="middle" fo:background-color="#eeeeff">
        <style:background-image/>
      </style:table-cell-properties>
    </style:style>
    <style:style style:name="Tabela369" style:family="table">
      <style:table-properties style:width="16.999cm" style:rel-width="100%" table:align="left"/>
    </style:style>
    <style:style style:name="Tabela369.A" style:family="table-column">
      <style:table-column-properties style:column-width="16.999cm" style:rel-column-width="65535*"/>
    </style:style>
    <style:style style:name="Tabela369.A1" style:family="table-cell">
      <style:table-cell-properties style:vertical-align="middle" fo:background-color="#7a5ada">
        <style:background-image/>
      </style:table-cell-properties>
    </style:style>
    <style:style style:name="Tabela369.A2" style:family="table-cell">
      <style:table-cell-properties style:vertical-align="middle" fo:background-color="#eeeeff">
        <style:background-image/>
      </style:table-cell-properties>
    </style:style>
    <style:style style:name="Tabela370" style:family="table">
      <style:table-properties style:width="16.999cm" style:rel-width="100%" table:align="left"/>
    </style:style>
    <style:style style:name="Tabela370.A" style:family="table-column">
      <style:table-column-properties style:column-width="16.999cm" style:rel-column-width="65535*"/>
    </style:style>
    <style:style style:name="Tabela370.A1" style:family="table-cell">
      <style:table-cell-properties style:vertical-align="middle" fo:background-color="#7a5ada">
        <style:background-image/>
      </style:table-cell-properties>
    </style:style>
    <style:style style:name="Tabela370.A2" style:family="table-cell">
      <style:table-cell-properties style:vertical-align="middle" fo:background-color="#eeeeff">
        <style:background-image/>
      </style:table-cell-properties>
    </style:style>
    <style:style style:name="Tabela371" style:family="table">
      <style:table-properties style:width="16.999cm" style:rel-width="100%" table:align="left"/>
    </style:style>
    <style:style style:name="Tabela371.A" style:family="table-column">
      <style:table-column-properties style:column-width="16.999cm" style:rel-column-width="65535*"/>
    </style:style>
    <style:style style:name="Tabela371.A1" style:family="table-cell">
      <style:table-cell-properties style:vertical-align="middle" fo:background-color="#bbffbb">
        <style:background-image/>
      </style:table-cell-properties>
    </style:style>
    <style:style style:name="Tabela372" style:family="table">
      <style:table-properties style:width="16.999cm" style:rel-width="100%" table:align="left"/>
    </style:style>
    <style:style style:name="Tabela372.A" style:family="table-column">
      <style:table-column-properties style:column-width="16.999cm" style:rel-column-width="65535*"/>
    </style:style>
    <style:style style:name="Tabela372.A1" style:family="table-cell">
      <style:table-cell-properties style:vertical-align="middle" fo:background-color="#7a5ada">
        <style:background-image/>
      </style:table-cell-properties>
    </style:style>
    <style:style style:name="Tabela372.A2" style:family="table-cell">
      <style:table-cell-properties style:vertical-align="middle" fo:background-color="#eeeeff">
        <style:background-image/>
      </style:table-cell-properties>
    </style:style>
    <style:style style:name="Tabela373" style:family="table">
      <style:table-properties style:width="16.999cm" style:rel-width="100%" table:align="left"/>
    </style:style>
    <style:style style:name="Tabela373.A" style:family="table-column">
      <style:table-column-properties style:column-width="16.999cm" style:rel-column-width="65535*"/>
    </style:style>
    <style:style style:name="Tabela373.A1" style:family="table-cell">
      <style:table-cell-properties style:vertical-align="middle" fo:background-color="#7a5ada">
        <style:background-image/>
      </style:table-cell-properties>
    </style:style>
    <style:style style:name="Tabela373.A2" style:family="table-cell">
      <style:table-cell-properties style:vertical-align="middle" fo:background-color="#eeeeff">
        <style:background-image/>
      </style:table-cell-properties>
    </style:style>
    <style:style style:name="Tabela374" style:family="table">
      <style:table-properties style:width="16.999cm" style:rel-width="100%" table:align="left"/>
    </style:style>
    <style:style style:name="Tabela374.A" style:family="table-column">
      <style:table-column-properties style:column-width="16.999cm" style:rel-column-width="65535*"/>
    </style:style>
    <style:style style:name="Tabela374.A1" style:family="table-cell">
      <style:table-cell-properties style:vertical-align="middle" fo:background-color="#7a5ada">
        <style:background-image/>
      </style:table-cell-properties>
    </style:style>
    <style:style style:name="Tabela374.A2" style:family="table-cell">
      <style:table-cell-properties style:vertical-align="middle" fo:background-color="#eeeeff">
        <style:background-image/>
      </style:table-cell-properties>
    </style:style>
    <style:style style:name="Tabela375" style:family="table">
      <style:table-properties style:width="17.392cm" table:align="left"/>
    </style:style>
    <style:style style:name="Tabela375.A" style:family="table-column">
      <style:table-column-properties style:column-width="17.392cm"/>
    </style:style>
    <style:style style:name="Tabela375.A1" style:family="table-cell">
      <style:table-cell-properties style:vertical-align="middle" fo:background-color="#7a5ada">
        <style:background-image/>
      </style:table-cell-properties>
    </style:style>
    <style:style style:name="Tabela375.A2" style:family="table-cell">
      <style:table-cell-properties style:vertical-align="middle" fo:background-color="#eeeeff">
        <style:background-image/>
      </style:table-cell-properties>
    </style:style>
    <style:style style:name="Tabela376" style:family="table">
      <style:table-properties style:width="16.999cm" style:rel-width="100%" table:align="left"/>
    </style:style>
    <style:style style:name="Tabela376.A" style:family="table-column">
      <style:table-column-properties style:column-width="16.999cm" style:rel-column-width="65535*"/>
    </style:style>
    <style:style style:name="Tabela376.A1" style:family="table-cell">
      <style:table-cell-properties style:vertical-align="middle" fo:background-color="#7a5ada">
        <style:background-image/>
      </style:table-cell-properties>
    </style:style>
    <style:style style:name="Tabela376.A2" style:family="table-cell">
      <style:table-cell-properties style:vertical-align="middle" fo:background-color="#eeeeff">
        <style:background-image/>
      </style:table-cell-properties>
    </style:style>
    <style:style style:name="Tabela377" style:family="table">
      <style:table-properties style:width="16.999cm" style:rel-width="100%" table:align="left"/>
    </style:style>
    <style:style style:name="Tabela377.A" style:family="table-column">
      <style:table-column-properties style:column-width="16.999cm" style:rel-column-width="65535*"/>
    </style:style>
    <style:style style:name="Tabela377.A1" style:family="table-cell">
      <style:table-cell-properties style:vertical-align="middle" fo:background-color="#bbffbb">
        <style:background-image/>
      </style:table-cell-properties>
    </style:style>
    <style:style style:name="Tabela378" style:family="table">
      <style:table-properties style:width="16.999cm" style:rel-width="100%" table:align="left"/>
    </style:style>
    <style:style style:name="Tabela378.A" style:family="table-column">
      <style:table-column-properties style:column-width="16.999cm" style:rel-column-width="65535*"/>
    </style:style>
    <style:style style:name="Tabela378.A1" style:family="table-cell">
      <style:table-cell-properties style:vertical-align="middle" fo:background-color="#7a5ada">
        <style:background-image/>
      </style:table-cell-properties>
    </style:style>
    <style:style style:name="Tabela378.A2" style:family="table-cell">
      <style:table-cell-properties style:vertical-align="middle" fo:background-color="#eeeeff">
        <style:background-image/>
      </style:table-cell-properties>
    </style:style>
    <style:style style:name="Tabela379" style:family="table">
      <style:table-properties style:width="16.999cm" style:rel-width="100%" table:align="left"/>
    </style:style>
    <style:style style:name="Tabela379.A" style:family="table-column">
      <style:table-column-properties style:column-width="16.999cm" style:rel-column-width="65535*"/>
    </style:style>
    <style:style style:name="Tabela379.A1" style:family="table-cell">
      <style:table-cell-properties style:vertical-align="middle" fo:background-color="#bbffbb">
        <style:background-image/>
      </style:table-cell-properties>
    </style:style>
    <style:style style:name="Tabela380" style:family="table">
      <style:table-properties style:width="16.999cm" style:rel-width="100%" table:align="left"/>
    </style:style>
    <style:style style:name="Tabela380.A" style:family="table-column">
      <style:table-column-properties style:column-width="16.999cm" style:rel-column-width="65535*"/>
    </style:style>
    <style:style style:name="Tabela380.A1" style:family="table-cell">
      <style:table-cell-properties style:vertical-align="middle" fo:background-color="#7a5ada">
        <style:background-image/>
      </style:table-cell-properties>
    </style:style>
    <style:style style:name="Tabela380.A2" style:family="table-cell">
      <style:table-cell-properties style:vertical-align="middle" fo:background-color="#eeeeff">
        <style:background-image/>
      </style:table-cell-properties>
    </style:style>
    <style:style style:name="Tabela381" style:family="table">
      <style:table-properties style:width="16.999cm" style:rel-width="100%" table:align="left"/>
    </style:style>
    <style:style style:name="Tabela381.A" style:family="table-column">
      <style:table-column-properties style:column-width="16.999cm" style:rel-column-width="65535*"/>
    </style:style>
    <style:style style:name="Tabela381.A1" style:family="table-cell">
      <style:table-cell-properties style:vertical-align="middle" fo:background-color="#bbffbb">
        <style:background-image/>
      </style:table-cell-properties>
    </style:style>
    <style:style style:name="Tabela382" style:family="table">
      <style:table-properties style:width="16.999cm" style:rel-width="100%" table:align="left"/>
    </style:style>
    <style:style style:name="Tabela382.A" style:family="table-column">
      <style:table-column-properties style:column-width="16.999cm" style:rel-column-width="65535*"/>
    </style:style>
    <style:style style:name="Tabela382.A1" style:family="table-cell">
      <style:table-cell-properties style:vertical-align="middle" fo:background-color="#7a5ada">
        <style:background-image/>
      </style:table-cell-properties>
    </style:style>
    <style:style style:name="Tabela382.A2" style:family="table-cell">
      <style:table-cell-properties style:vertical-align="middle" fo:background-color="#eeeeff">
        <style:background-image/>
      </style:table-cell-properties>
    </style:style>
    <style:style style:name="Tabela383" style:family="table">
      <style:table-properties style:width="16.999cm" style:rel-width="100%" table:align="left"/>
    </style:style>
    <style:style style:name="Tabela383.A" style:family="table-column">
      <style:table-column-properties style:column-width="16.999cm" style:rel-column-width="65535*"/>
    </style:style>
    <style:style style:name="Tabela383.A1" style:family="table-cell">
      <style:table-cell-properties style:vertical-align="middle" fo:background-color="#7a5ada">
        <style:background-image/>
      </style:table-cell-properties>
    </style:style>
    <style:style style:name="Tabela383.A2" style:family="table-cell">
      <style:table-cell-properties style:vertical-align="middle" fo:background-color="#eeeeff">
        <style:background-image/>
      </style:table-cell-properties>
    </style:style>
    <style:style style:name="Tabela384" style:family="table">
      <style:table-properties style:width="16.999cm" style:rel-width="100%" table:align="left"/>
    </style:style>
    <style:style style:name="Tabela384.A" style:family="table-column">
      <style:table-column-properties style:column-width="16.999cm" style:rel-column-width="65535*"/>
    </style:style>
    <style:style style:name="Tabela384.A1" style:family="table-cell">
      <style:table-cell-properties style:vertical-align="middle" fo:background-color="#7a5ada">
        <style:background-image/>
      </style:table-cell-properties>
    </style:style>
    <style:style style:name="Tabela384.A2" style:family="table-cell">
      <style:table-cell-properties style:vertical-align="middle" fo:background-color="#eeeeff">
        <style:background-image/>
      </style:table-cell-properties>
    </style:style>
    <style:style style:name="Tabela385" style:family="table">
      <style:table-properties style:width="16.999cm" style:rel-width="100%" table:align="left"/>
    </style:style>
    <style:style style:name="Tabela385.A" style:family="table-column">
      <style:table-column-properties style:column-width="16.999cm" style:rel-column-width="65535*"/>
    </style:style>
    <style:style style:name="Tabela385.A1" style:family="table-cell">
      <style:table-cell-properties style:vertical-align="middle" fo:background-color="#7a5ada">
        <style:background-image/>
      </style:table-cell-properties>
    </style:style>
    <style:style style:name="Tabela385.A2" style:family="table-cell">
      <style:table-cell-properties style:vertical-align="middle" fo:background-color="#eeeeff">
        <style:background-image/>
      </style:table-cell-properties>
    </style:style>
    <style:style style:name="Tabela386" style:family="table">
      <style:table-properties style:width="16.999cm" style:rel-width="100%" table:align="left"/>
    </style:style>
    <style:style style:name="Tabela386.A" style:family="table-column">
      <style:table-column-properties style:column-width="16.999cm" style:rel-column-width="65535*"/>
    </style:style>
    <style:style style:name="Tabela386.A1" style:family="table-cell">
      <style:table-cell-properties style:vertical-align="middle" fo:background-color="#bbffbb">
        <style:background-image/>
      </style:table-cell-properties>
    </style:style>
    <style:style style:name="Tabela387" style:family="table">
      <style:table-properties style:width="16.999cm" style:rel-width="100%" table:align="left"/>
    </style:style>
    <style:style style:name="Tabela387.A" style:family="table-column">
      <style:table-column-properties style:column-width="16.999cm" style:rel-column-width="65535*"/>
    </style:style>
    <style:style style:name="Tabela387.A1" style:family="table-cell">
      <style:table-cell-properties style:vertical-align="middle" fo:background-color="#7a5ada">
        <style:background-image/>
      </style:table-cell-properties>
    </style:style>
    <style:style style:name="Tabela387.A2" style:family="table-cell">
      <style:table-cell-properties style:vertical-align="middle" fo:background-color="#eeeeff">
        <style:background-image/>
      </style:table-cell-properties>
    </style:style>
    <style:style style:name="Tabela388" style:family="table">
      <style:table-properties style:width="16.999cm" style:rel-width="100%" table:align="left"/>
    </style:style>
    <style:style style:name="Tabela388.A" style:family="table-column">
      <style:table-column-properties style:column-width="16.999cm" style:rel-column-width="65535*"/>
    </style:style>
    <style:style style:name="Tabela388.A1" style:family="table-cell">
      <style:table-cell-properties style:vertical-align="middle" fo:background-color="#7a5ada">
        <style:background-image/>
      </style:table-cell-properties>
    </style:style>
    <style:style style:name="Tabela388.A2" style:family="table-cell">
      <style:table-cell-properties style:vertical-align="middle" fo:background-color="#eeeeff">
        <style:background-image/>
      </style:table-cell-properties>
    </style:style>
    <style:style style:name="Tabela389" style:family="table">
      <style:table-properties style:width="18.027cm" table:align="left"/>
    </style:style>
    <style:style style:name="Tabela389.A" style:family="table-column">
      <style:table-column-properties style:column-width="18.027cm"/>
    </style:style>
    <style:style style:name="Tabela389.A1" style:family="table-cell">
      <style:table-cell-properties style:vertical-align="middle" fo:background-color="#7a5ada">
        <style:background-image/>
      </style:table-cell-properties>
    </style:style>
    <style:style style:name="Tabela389.A2" style:family="table-cell">
      <style:table-cell-properties style:vertical-align="middle" fo:background-color="#eeeeff">
        <style:background-image/>
      </style:table-cell-properties>
    </style:style>
    <style:style style:name="Tabela390" style:family="table">
      <style:table-properties style:width="16.999cm" style:rel-width="100%" table:align="left"/>
    </style:style>
    <style:style style:name="Tabela390.A" style:family="table-column">
      <style:table-column-properties style:column-width="16.999cm" style:rel-column-width="65535*"/>
    </style:style>
    <style:style style:name="Tabela390.A1" style:family="table-cell">
      <style:table-cell-properties style:vertical-align="middle" fo:background-color="#bbffbb">
        <style:background-image/>
      </style:table-cell-properties>
    </style:style>
    <style:style style:name="Tabela391" style:family="table">
      <style:table-properties style:width="16.999cm" style:rel-width="100%" table:align="left"/>
    </style:style>
    <style:style style:name="Tabela391.A" style:family="table-column">
      <style:table-column-properties style:column-width="16.999cm" style:rel-column-width="65535*"/>
    </style:style>
    <style:style style:name="Tabela391.A1" style:family="table-cell">
      <style:table-cell-properties style:vertical-align="middle" fo:background-color="#bbffbb">
        <style:background-image/>
      </style:table-cell-properties>
    </style:style>
    <style:style style:name="Tabela392" style:family="table">
      <style:table-properties style:width="16.999cm" style:rel-width="100%" table:align="left"/>
    </style:style>
    <style:style style:name="Tabela392.A" style:family="table-column">
      <style:table-column-properties style:column-width="16.999cm" style:rel-column-width="65535*"/>
    </style:style>
    <style:style style:name="Tabela392.A1" style:family="table-cell">
      <style:table-cell-properties style:vertical-align="middle" fo:background-color="#7a5ada">
        <style:background-image/>
      </style:table-cell-properties>
    </style:style>
    <style:style style:name="Tabela392.A2" style:family="table-cell">
      <style:table-cell-properties style:vertical-align="middle" fo:background-color="#eeeeff">
        <style:background-image/>
      </style:table-cell-properties>
    </style:style>
    <style:style style:name="Tabela393" style:family="table">
      <style:table-properties style:width="16.999cm" style:rel-width="100%" table:align="left"/>
    </style:style>
    <style:style style:name="Tabela393.A" style:family="table-column">
      <style:table-column-properties style:column-width="16.999cm" style:rel-column-width="65535*"/>
    </style:style>
    <style:style style:name="Tabela393.A1" style:family="table-cell">
      <style:table-cell-properties style:vertical-align="middle" fo:background-color="#7a5ada">
        <style:background-image/>
      </style:table-cell-properties>
    </style:style>
    <style:style style:name="Tabela393.A2" style:family="table-cell">
      <style:table-cell-properties style:vertical-align="middle" fo:background-color="#eeeeff">
        <style:background-image/>
      </style:table-cell-properties>
    </style:style>
    <style:style style:name="Tabela394" style:family="table">
      <style:table-properties style:width="16.999cm" style:rel-width="100%" table:align="left"/>
    </style:style>
    <style:style style:name="Tabela394.A" style:family="table-column">
      <style:table-column-properties style:column-width="16.999cm" style:rel-column-width="65535*"/>
    </style:style>
    <style:style style:name="Tabela394.A1" style:family="table-cell">
      <style:table-cell-properties style:vertical-align="middle" fo:background-color="#7a5ada">
        <style:background-image/>
      </style:table-cell-properties>
    </style:style>
    <style:style style:name="Tabela394.A2" style:family="table-cell">
      <style:table-cell-properties style:vertical-align="middle" fo:background-color="#eeeeff">
        <style:background-image/>
      </style:table-cell-properties>
    </style:style>
    <style:style style:name="Tabela395" style:family="table">
      <style:table-properties style:width="16.999cm" style:rel-width="100%" table:align="left"/>
    </style:style>
    <style:style style:name="Tabela395.A" style:family="table-column">
      <style:table-column-properties style:column-width="16.999cm" style:rel-column-width="65535*"/>
    </style:style>
    <style:style style:name="Tabela395.A1" style:family="table-cell">
      <style:table-cell-properties style:vertical-align="middle" fo:background-color="#7a5ada">
        <style:background-image/>
      </style:table-cell-properties>
    </style:style>
    <style:style style:name="Tabela395.A2" style:family="table-cell">
      <style:table-cell-properties style:vertical-align="middle" fo:background-color="#eeeeff">
        <style:background-image/>
      </style:table-cell-properties>
    </style:style>
    <style:style style:name="Tabela396" style:family="table">
      <style:table-properties style:width="16.999cm" style:rel-width="100%" table:align="left"/>
    </style:style>
    <style:style style:name="Tabela396.A" style:family="table-column">
      <style:table-column-properties style:column-width="16.999cm" style:rel-column-width="65535*"/>
    </style:style>
    <style:style style:name="Tabela396.A1" style:family="table-cell">
      <style:table-cell-properties style:vertical-align="middle" fo:background-color="#7a5ada">
        <style:background-image/>
      </style:table-cell-properties>
    </style:style>
    <style:style style:name="Tabela396.A2" style:family="table-cell">
      <style:table-cell-properties style:vertical-align="middle" fo:background-color="#eeeeff">
        <style:background-image/>
      </style:table-cell-properties>
    </style:style>
    <style:style style:name="Tabela397" style:family="table">
      <style:table-properties style:width="16.999cm" style:rel-width="100%" table:align="left"/>
    </style:style>
    <style:style style:name="Tabela397.A" style:family="table-column">
      <style:table-column-properties style:column-width="16.999cm" style:rel-column-width="65535*"/>
    </style:style>
    <style:style style:name="Tabela397.A1" style:family="table-cell">
      <style:table-cell-properties style:vertical-align="middle" fo:background-color="#7a5ada">
        <style:background-image/>
      </style:table-cell-properties>
    </style:style>
    <style:style style:name="Tabela397.A2" style:family="table-cell">
      <style:table-cell-properties style:vertical-align="middle" fo:background-color="#eeeeff">
        <style:background-image/>
      </style:table-cell-properties>
    </style:style>
    <style:style style:name="Tabela398" style:family="table">
      <style:table-properties style:width="16.999cm" style:rel-width="100%" table:align="left"/>
    </style:style>
    <style:style style:name="Tabela398.A" style:family="table-column">
      <style:table-column-properties style:column-width="16.999cm" style:rel-column-width="65535*"/>
    </style:style>
    <style:style style:name="Tabela398.A1" style:family="table-cell">
      <style:table-cell-properties style:vertical-align="middle" fo:background-color="#7a5ada">
        <style:background-image/>
      </style:table-cell-properties>
    </style:style>
    <style:style style:name="Tabela398.A2" style:family="table-cell">
      <style:table-cell-properties style:vertical-align="middle" fo:background-color="#eeeeff">
        <style:background-image/>
      </style:table-cell-properties>
    </style:style>
    <style:style style:name="Tabela399" style:family="table">
      <style:table-properties style:width="16.999cm" style:rel-width="100%" table:align="left"/>
    </style:style>
    <style:style style:name="Tabela399.A" style:family="table-column">
      <style:table-column-properties style:column-width="16.999cm" style:rel-column-width="65535*"/>
    </style:style>
    <style:style style:name="Tabela399.A1" style:family="table-cell">
      <style:table-cell-properties style:vertical-align="middle" fo:background-color="#7a5ada">
        <style:background-image/>
      </style:table-cell-properties>
    </style:style>
    <style:style style:name="Tabela399.A2" style:family="table-cell">
      <style:table-cell-properties style:vertical-align="middle" fo:background-color="#eeeeff">
        <style:background-image/>
      </style:table-cell-properties>
    </style:style>
    <style:style style:name="Tabela400" style:family="table">
      <style:table-properties style:width="16.999cm" style:rel-width="100%" table:align="left"/>
    </style:style>
    <style:style style:name="Tabela400.A" style:family="table-column">
      <style:table-column-properties style:column-width="16.999cm" style:rel-column-width="65535*"/>
    </style:style>
    <style:style style:name="Tabela400.A1" style:family="table-cell">
      <style:table-cell-properties style:vertical-align="middle" fo:background-color="#7a5ada">
        <style:background-image/>
      </style:table-cell-properties>
    </style:style>
    <style:style style:name="Tabela400.A2" style:family="table-cell">
      <style:table-cell-properties style:vertical-align="middle" fo:background-color="#eeeeff">
        <style:background-image/>
      </style:table-cell-properties>
    </style:style>
    <style:style style:name="Tabela401" style:family="table">
      <style:table-properties style:width="16.999cm" style:rel-width="100%" table:align="left"/>
    </style:style>
    <style:style style:name="Tabela401.A" style:family="table-column">
      <style:table-column-properties style:column-width="16.999cm" style:rel-column-width="65535*"/>
    </style:style>
    <style:style style:name="Tabela401.A1" style:family="table-cell">
      <style:table-cell-properties style:vertical-align="middle" fo:background-color="#7a5ada">
        <style:background-image/>
      </style:table-cell-properties>
    </style:style>
    <style:style style:name="Tabela401.A2" style:family="table-cell">
      <style:table-cell-properties style:vertical-align="middle" fo:background-color="#eeeeff">
        <style:background-image/>
      </style:table-cell-properties>
    </style:style>
    <style:style style:name="Tabela402" style:family="table">
      <style:table-properties style:width="16.999cm" style:rel-width="100%" table:align="left"/>
    </style:style>
    <style:style style:name="Tabela402.A" style:family="table-column">
      <style:table-column-properties style:column-width="16.999cm" style:rel-column-width="65535*"/>
    </style:style>
    <style:style style:name="Tabela402.A1" style:family="table-cell">
      <style:table-cell-properties style:vertical-align="middle" fo:background-color="#bbffbb">
        <style:background-image/>
      </style:table-cell-properties>
    </style:style>
    <style:style style:name="Tabela403" style:family="table">
      <style:table-properties style:width="16.999cm" style:rel-width="100%" table:align="left"/>
    </style:style>
    <style:style style:name="Tabela403.A" style:family="table-column">
      <style:table-column-properties style:column-width="16.999cm" style:rel-column-width="65535*"/>
    </style:style>
    <style:style style:name="Tabela403.A1" style:family="table-cell">
      <style:table-cell-properties style:vertical-align="middle" fo:background-color="#bbffbb">
        <style:background-image/>
      </style:table-cell-properties>
    </style:style>
    <style:style style:name="Tabela404" style:family="table">
      <style:table-properties style:width="16.999cm" style:rel-width="100%" table:align="left"/>
    </style:style>
    <style:style style:name="Tabela404.A" style:family="table-column">
      <style:table-column-properties style:column-width="16.999cm" style:rel-column-width="65535*"/>
    </style:style>
    <style:style style:name="Tabela404.A1" style:family="table-cell">
      <style:table-cell-properties style:vertical-align="middle" fo:background-color="#7a5ada">
        <style:background-image/>
      </style:table-cell-properties>
    </style:style>
    <style:style style:name="Tabela404.A2" style:family="table-cell">
      <style:table-cell-properties style:vertical-align="middle" fo:background-color="#eeeeff">
        <style:background-image/>
      </style:table-cell-properties>
    </style:style>
    <style:style style:name="Tabela405" style:family="table">
      <style:table-properties style:width="16.999cm" style:rel-width="100%" table:align="left"/>
    </style:style>
    <style:style style:name="Tabela405.A" style:family="table-column">
      <style:table-column-properties style:column-width="16.999cm" style:rel-column-width="65535*"/>
    </style:style>
    <style:style style:name="Tabela405.A1" style:family="table-cell">
      <style:table-cell-properties style:vertical-align="middle" fo:background-color="#7a5ada">
        <style:background-image/>
      </style:table-cell-properties>
    </style:style>
    <style:style style:name="Tabela405.A2" style:family="table-cell">
      <style:table-cell-properties style:vertical-align="middle" fo:background-color="#eeeeff">
        <style:background-image/>
      </style:table-cell-properties>
    </style:style>
    <style:style style:name="Tabela406" style:family="table">
      <style:table-properties style:width="16.999cm" style:rel-width="100%" table:align="left"/>
    </style:style>
    <style:style style:name="Tabela406.A" style:family="table-column">
      <style:table-column-properties style:column-width="16.999cm" style:rel-column-width="65535*"/>
    </style:style>
    <style:style style:name="Tabela406.A1" style:family="table-cell">
      <style:table-cell-properties style:vertical-align="middle" fo:background-color="#bbffbb">
        <style:background-image/>
      </style:table-cell-properties>
    </style:style>
    <style:style style:name="Tabela407" style:family="table">
      <style:table-properties style:width="16.999cm" style:rel-width="100%" table:align="left"/>
    </style:style>
    <style:style style:name="Tabela407.A" style:family="table-column">
      <style:table-column-properties style:column-width="16.999cm" style:rel-column-width="65535*"/>
    </style:style>
    <style:style style:name="Tabela407.A1" style:family="table-cell">
      <style:table-cell-properties style:vertical-align="middle" fo:background-color="#7a5ada">
        <style:background-image/>
      </style:table-cell-properties>
    </style:style>
    <style:style style:name="Tabela407.A2" style:family="table-cell">
      <style:table-cell-properties style:vertical-align="middle" fo:background-color="#eeeeff">
        <style:background-image/>
      </style:table-cell-properties>
    </style:style>
    <style:style style:name="Tabela408" style:family="table">
      <style:table-properties style:width="16.999cm" style:rel-width="100%" table:align="left"/>
    </style:style>
    <style:style style:name="Tabela408.A" style:family="table-column">
      <style:table-column-properties style:column-width="16.999cm" style:rel-column-width="65535*"/>
    </style:style>
    <style:style style:name="Tabela408.A1" style:family="table-cell">
      <style:table-cell-properties style:vertical-align="middle" fo:background-color="#ffbbbb">
        <style:background-image/>
      </style:table-cell-properties>
    </style:style>
    <style:style style:name="Tabela409" style:family="table">
      <style:table-properties style:width="16.999cm" style:rel-width="100%" table:align="left"/>
    </style:style>
    <style:style style:name="Tabela409.A" style:family="table-column">
      <style:table-column-properties style:column-width="16.999cm" style:rel-column-width="65535*"/>
    </style:style>
    <style:style style:name="Tabela409.A1" style:family="table-cell">
      <style:table-cell-properties style:vertical-align="middle" fo:background-color="#7a5ada">
        <style:background-image/>
      </style:table-cell-properties>
    </style:style>
    <style:style style:name="Tabela409.A2" style:family="table-cell">
      <style:table-cell-properties style:vertical-align="middle" fo:background-color="#eeeeff">
        <style:background-image/>
      </style:table-cell-properties>
    </style:style>
    <style:style style:name="Tabela410" style:family="table">
      <style:table-properties style:width="16.999cm" style:rel-width="100%" table:align="left"/>
    </style:style>
    <style:style style:name="Tabela410.A" style:family="table-column">
      <style:table-column-properties style:column-width="16.999cm" style:rel-column-width="65535*"/>
    </style:style>
    <style:style style:name="Tabela410.A1" style:family="table-cell">
      <style:table-cell-properties style:vertical-align="middle" fo:background-color="#bbffbb">
        <style:background-image/>
      </style:table-cell-properties>
    </style:style>
    <style:style style:name="Tabela411" style:family="table">
      <style:table-properties style:width="16.999cm" style:rel-width="100%" table:align="left"/>
    </style:style>
    <style:style style:name="Tabela411.A" style:family="table-column">
      <style:table-column-properties style:column-width="16.999cm" style:rel-column-width="65535*"/>
    </style:style>
    <style:style style:name="Tabela411.A1" style:family="table-cell">
      <style:table-cell-properties style:vertical-align="middle" fo:background-color="#7a5ada">
        <style:background-image/>
      </style:table-cell-properties>
    </style:style>
    <style:style style:name="Tabela411.A2" style:family="table-cell">
      <style:table-cell-properties style:vertical-align="middle" fo:background-color="#eeeeff">
        <style:background-image/>
      </style:table-cell-properties>
    </style:style>
    <style:style style:name="Tabela412" style:family="table">
      <style:table-properties style:width="16.999cm" style:rel-width="100%" table:align="left"/>
    </style:style>
    <style:style style:name="Tabela412.A" style:family="table-column">
      <style:table-column-properties style:column-width="16.999cm" style:rel-column-width="65535*"/>
    </style:style>
    <style:style style:name="Tabela412.A1" style:family="table-cell">
      <style:table-cell-properties style:vertical-align="middle" fo:background-color="#7a5ada">
        <style:background-image/>
      </style:table-cell-properties>
    </style:style>
    <style:style style:name="Tabela412.A2" style:family="table-cell">
      <style:table-cell-properties style:vertical-align="middle" fo:background-color="#eeeeff">
        <style:background-image/>
      </style:table-cell-properties>
    </style:style>
    <style:style style:name="Tabela413" style:family="table">
      <style:table-properties style:width="16.999cm" style:rel-width="100%" table:align="left"/>
    </style:style>
    <style:style style:name="Tabela413.A" style:family="table-column">
      <style:table-column-properties style:column-width="16.999cm" style:rel-column-width="65535*"/>
    </style:style>
    <style:style style:name="Tabela413.A1" style:family="table-cell">
      <style:table-cell-properties style:vertical-align="middle" fo:background-color="#7a5ada">
        <style:background-image/>
      </style:table-cell-properties>
    </style:style>
    <style:style style:name="Tabela413.A2" style:family="table-cell">
      <style:table-cell-properties style:vertical-align="middle" fo:background-color="#eeeeff">
        <style:background-image/>
      </style:table-cell-properties>
    </style:style>
    <style:style style:name="Tabela414" style:family="table">
      <style:table-properties style:width="16.999cm" style:rel-width="100%" table:align="left"/>
    </style:style>
    <style:style style:name="Tabela414.A" style:family="table-column">
      <style:table-column-properties style:column-width="16.999cm" style:rel-column-width="65535*"/>
    </style:style>
    <style:style style:name="Tabela414.A1" style:family="table-cell">
      <style:table-cell-properties style:vertical-align="middle" fo:background-color="#7a5ada">
        <style:background-image/>
      </style:table-cell-properties>
    </style:style>
    <style:style style:name="Tabela414.A2" style:family="table-cell">
      <style:table-cell-properties style:vertical-align="middle" fo:background-color="#eeeeff">
        <style:background-image/>
      </style:table-cell-properties>
    </style:style>
    <style:style style:name="Tabela415" style:family="table">
      <style:table-properties style:width="16.999cm" style:rel-width="100%" table:align="left"/>
    </style:style>
    <style:style style:name="Tabela415.A" style:family="table-column">
      <style:table-column-properties style:column-width="16.999cm" style:rel-column-width="65535*"/>
    </style:style>
    <style:style style:name="Tabela415.A1" style:family="table-cell">
      <style:table-cell-properties style:vertical-align="middle" fo:background-color="#7a5ada">
        <style:background-image/>
      </style:table-cell-properties>
    </style:style>
    <style:style style:name="Tabela415.A2" style:family="table-cell">
      <style:table-cell-properties style:vertical-align="middle" fo:background-color="#eeeeff">
        <style:background-image/>
      </style:table-cell-properties>
    </style:style>
    <style:style style:name="Tabela416" style:family="table">
      <style:table-properties style:width="16.999cm" style:rel-width="100%" table:align="left"/>
    </style:style>
    <style:style style:name="Tabela416.A" style:family="table-column">
      <style:table-column-properties style:column-width="16.999cm" style:rel-column-width="65535*"/>
    </style:style>
    <style:style style:name="Tabela416.A1" style:family="table-cell">
      <style:table-cell-properties style:vertical-align="middle" fo:background-color="#7a5ada">
        <style:background-image/>
      </style:table-cell-properties>
    </style:style>
    <style:style style:name="Tabela416.A2" style:family="table-cell">
      <style:table-cell-properties style:vertical-align="middle" fo:background-color="#eeeeff">
        <style:background-image/>
      </style:table-cell-properties>
    </style:style>
    <style:style style:name="Tabela417" style:family="table">
      <style:table-properties style:width="16.999cm" style:rel-width="100%" table:align="left"/>
    </style:style>
    <style:style style:name="Tabela417.A" style:family="table-column">
      <style:table-column-properties style:column-width="16.999cm" style:rel-column-width="65535*"/>
    </style:style>
    <style:style style:name="Tabela417.A1" style:family="table-cell">
      <style:table-cell-properties style:vertical-align="middle" fo:background-color="#7a5ada">
        <style:background-image/>
      </style:table-cell-properties>
    </style:style>
    <style:style style:name="Tabela417.A2" style:family="table-cell">
      <style:table-cell-properties style:vertical-align="middle" fo:background-color="#eeeeff">
        <style:background-image/>
      </style:table-cell-properties>
    </style:style>
    <style:style style:name="Tabela418" style:family="table">
      <style:table-properties style:width="16.999cm" style:rel-width="100%" table:align="left"/>
    </style:style>
    <style:style style:name="Tabela418.A" style:family="table-column">
      <style:table-column-properties style:column-width="16.999cm" style:rel-column-width="65535*"/>
    </style:style>
    <style:style style:name="Tabela418.A1" style:family="table-cell">
      <style:table-cell-properties style:vertical-align="middle" fo:background-color="#ffffbb">
        <style:background-image/>
      </style:table-cell-properties>
    </style:style>
    <style:style style:name="Tabela419" style:family="table">
      <style:table-properties style:width="16.999cm" style:rel-width="100%" table:align="left"/>
    </style:style>
    <style:style style:name="Tabela419.A" style:family="table-column">
      <style:table-column-properties style:column-width="16.999cm" style:rel-column-width="65535*"/>
    </style:style>
    <style:style style:name="Tabela419.A1" style:family="table-cell">
      <style:table-cell-properties style:vertical-align="middle" fo:background-color="#7a5ada">
        <style:background-image/>
      </style:table-cell-properties>
    </style:style>
    <style:style style:name="Tabela419.A2" style:family="table-cell">
      <style:table-cell-properties style:vertical-align="middle" fo:background-color="#eeeeff">
        <style:background-image/>
      </style:table-cell-properties>
    </style:style>
    <style:style style:name="Tabela420" style:family="table">
      <style:table-properties style:width="16.999cm" style:rel-width="100%" table:align="left"/>
    </style:style>
    <style:style style:name="Tabela420.A" style:family="table-column">
      <style:table-column-properties style:column-width="16.999cm" style:rel-column-width="65535*"/>
    </style:style>
    <style:style style:name="Tabela420.A1" style:family="table-cell">
      <style:table-cell-properties style:vertical-align="middle" fo:background-color="#7a5ada">
        <style:background-image/>
      </style:table-cell-properties>
    </style:style>
    <style:style style:name="Tabela420.A2" style:family="table-cell">
      <style:table-cell-properties style:vertical-align="middle" fo:background-color="#eeeeff">
        <style:background-image/>
      </style:table-cell-properties>
    </style:style>
    <style:style style:name="Tabela421" style:family="table">
      <style:table-properties style:width="16.999cm" style:rel-width="100%" table:align="left"/>
    </style:style>
    <style:style style:name="Tabela421.A" style:family="table-column">
      <style:table-column-properties style:column-width="16.999cm" style:rel-column-width="65535*"/>
    </style:style>
    <style:style style:name="Tabela421.A1" style:family="table-cell">
      <style:table-cell-properties style:vertical-align="middle" fo:background-color="#bbffbb">
        <style:background-image/>
      </style:table-cell-properties>
    </style:style>
    <style:style style:name="Tabela422" style:family="table">
      <style:table-properties style:width="16.999cm" style:rel-width="100%" table:align="left"/>
    </style:style>
    <style:style style:name="Tabela422.A" style:family="table-column">
      <style:table-column-properties style:column-width="16.999cm" style:rel-column-width="65535*"/>
    </style:style>
    <style:style style:name="Tabela422.A1" style:family="table-cell">
      <style:table-cell-properties style:vertical-align="middle" fo:background-color="#ffffbb">
        <style:background-image/>
      </style:table-cell-properties>
    </style:style>
    <style:style style:name="Tabela423" style:family="table">
      <style:table-properties style:width="16.999cm" style:rel-width="100%" table:align="left"/>
    </style:style>
    <style:style style:name="Tabela423.A" style:family="table-column">
      <style:table-column-properties style:column-width="16.999cm" style:rel-column-width="65535*"/>
    </style:style>
    <style:style style:name="Tabela423.A1" style:family="table-cell">
      <style:table-cell-properties style:vertical-align="middle" fo:background-color="#7a5ada">
        <style:background-image/>
      </style:table-cell-properties>
    </style:style>
    <style:style style:name="Tabela423.A2" style:family="table-cell">
      <style:table-cell-properties style:vertical-align="middle" fo:background-color="#eeeeff">
        <style:background-image/>
      </style:table-cell-properties>
    </style:style>
    <style:style style:name="Tabela424" style:family="table">
      <style:table-properties style:width="16.999cm" style:rel-width="100%" table:align="left"/>
    </style:style>
    <style:style style:name="Tabela424.A" style:family="table-column">
      <style:table-column-properties style:column-width="16.999cm" style:rel-column-width="65535*"/>
    </style:style>
    <style:style style:name="Tabela424.A1" style:family="table-cell">
      <style:table-cell-properties style:vertical-align="middle" fo:background-color="#bbffbb">
        <style:background-image/>
      </style:table-cell-properties>
    </style:style>
    <style:style style:name="Tabela425" style:family="table">
      <style:table-properties style:width="16.999cm" style:rel-width="100%" table:align="left"/>
    </style:style>
    <style:style style:name="Tabela425.A" style:family="table-column">
      <style:table-column-properties style:column-width="16.999cm" style:rel-column-width="65535*"/>
    </style:style>
    <style:style style:name="Tabela425.A1" style:family="table-cell">
      <style:table-cell-properties style:vertical-align="middle" fo:background-color="#7a5ada">
        <style:background-image/>
      </style:table-cell-properties>
    </style:style>
    <style:style style:name="Tabela425.A2" style:family="table-cell">
      <style:table-cell-properties style:vertical-align="middle" fo:background-color="#eeeeff">
        <style:background-image/>
      </style:table-cell-properties>
    </style:style>
    <style:style style:name="Tabela426" style:family="table">
      <style:table-properties style:width="16.999cm" style:rel-width="100%" table:align="left"/>
    </style:style>
    <style:style style:name="Tabela426.A" style:family="table-column">
      <style:table-column-properties style:column-width="16.999cm" style:rel-column-width="65535*"/>
    </style:style>
    <style:style style:name="Tabela426.A1" style:family="table-cell">
      <style:table-cell-properties style:vertical-align="middle" fo:background-color="#ffbbbb">
        <style:background-image/>
      </style:table-cell-properties>
    </style:style>
    <style:style style:name="Tabela427" style:family="table">
      <style:table-properties style:width="16.999cm" style:rel-width="100%" table:align="left"/>
    </style:style>
    <style:style style:name="Tabela427.A" style:family="table-column">
      <style:table-column-properties style:column-width="16.999cm" style:rel-column-width="65535*"/>
    </style:style>
    <style:style style:name="Tabela427.A1" style:family="table-cell">
      <style:table-cell-properties style:vertical-align="middle" fo:background-color="#bbffbb">
        <style:background-image/>
      </style:table-cell-properties>
    </style:style>
    <style:style style:name="Tabela428" style:family="table">
      <style:table-properties style:width="16.999cm" style:rel-width="100%" table:align="left"/>
    </style:style>
    <style:style style:name="Tabela428.A" style:family="table-column">
      <style:table-column-properties style:column-width="16.999cm" style:rel-column-width="65535*"/>
    </style:style>
    <style:style style:name="Tabela428.A1" style:family="table-cell">
      <style:table-cell-properties style:vertical-align="middle" fo:background-color="#7a5ada">
        <style:background-image/>
      </style:table-cell-properties>
    </style:style>
    <style:style style:name="Tabela428.A2" style:family="table-cell">
      <style:table-cell-properties style:vertical-align="middle" fo:background-color="#eeeeff">
        <style:background-image/>
      </style:table-cell-properties>
    </style:style>
    <style:style style:name="Tabela429" style:family="table">
      <style:table-properties style:width="16.999cm" style:rel-width="100%" table:align="left"/>
    </style:style>
    <style:style style:name="Tabela429.A" style:family="table-column">
      <style:table-column-properties style:column-width="16.999cm" style:rel-column-width="65535*"/>
    </style:style>
    <style:style style:name="Tabela429.A1" style:family="table-cell">
      <style:table-cell-properties style:vertical-align="middle" fo:background-color="#7a5ada">
        <style:background-image/>
      </style:table-cell-properties>
    </style:style>
    <style:style style:name="Tabela429.A2" style:family="table-cell">
      <style:table-cell-properties style:vertical-align="middle" fo:background-color="#eeeeff">
        <style:background-image/>
      </style:table-cell-properties>
    </style:style>
    <style:style style:name="Tabela430" style:family="table">
      <style:table-properties style:width="16.999cm" style:rel-width="100%" table:align="left"/>
    </style:style>
    <style:style style:name="Tabela430.A" style:family="table-column">
      <style:table-column-properties style:column-width="16.999cm" style:rel-column-width="65535*"/>
    </style:style>
    <style:style style:name="Tabela430.A1" style:family="table-cell">
      <style:table-cell-properties style:vertical-align="middle" fo:background-color="#7a5ada">
        <style:background-image/>
      </style:table-cell-properties>
    </style:style>
    <style:style style:name="Tabela430.A2" style:family="table-cell">
      <style:table-cell-properties style:vertical-align="middle" fo:background-color="#eeeeff">
        <style:background-image/>
      </style:table-cell-properties>
    </style:style>
    <style:style style:name="Tabela431" style:family="table">
      <style:table-properties style:width="16.999cm" style:rel-width="100%" table:align="left"/>
    </style:style>
    <style:style style:name="Tabela431.A" style:family="table-column">
      <style:table-column-properties style:column-width="16.999cm" style:rel-column-width="65535*"/>
    </style:style>
    <style:style style:name="Tabela431.A1" style:family="table-cell">
      <style:table-cell-properties style:vertical-align="middle" fo:background-color="#7a5ada">
        <style:background-image/>
      </style:table-cell-properties>
    </style:style>
    <style:style style:name="Tabela431.A2" style:family="table-cell">
      <style:table-cell-properties style:vertical-align="middle" fo:background-color="#eeeeff">
        <style:background-image/>
      </style:table-cell-properties>
    </style:style>
    <style:style style:name="Tabela432" style:family="table">
      <style:table-properties style:width="23.319cm" table:align="left"/>
    </style:style>
    <style:style style:name="Tabela432.A" style:family="table-column">
      <style:table-column-properties style:column-width="23.319cm"/>
    </style:style>
    <style:style style:name="Tabela432.A1" style:family="table-cell">
      <style:table-cell-properties style:vertical-align="middle" fo:background-color="#7a5ada">
        <style:background-image/>
      </style:table-cell-properties>
    </style:style>
    <style:style style:name="Tabela432.A2" style:family="table-cell">
      <style:table-cell-properties style:vertical-align="middle" fo:background-color="#eeeeff">
        <style:background-image/>
      </style:table-cell-properties>
    </style:style>
    <style:style style:name="Tabela433" style:family="table">
      <style:table-properties style:width="16.999cm" style:rel-width="100%" table:align="left"/>
    </style:style>
    <style:style style:name="Tabela433.A" style:family="table-column">
      <style:table-column-properties style:column-width="16.999cm" style:rel-column-width="65535*"/>
    </style:style>
    <style:style style:name="Tabela433.A1" style:family="table-cell">
      <style:table-cell-properties style:vertical-align="middle" fo:background-color="#7a5ada">
        <style:background-image/>
      </style:table-cell-properties>
    </style:style>
    <style:style style:name="Tabela433.A2" style:family="table-cell">
      <style:table-cell-properties style:vertical-align="middle" fo:background-color="#eeeeff">
        <style:background-image/>
      </style:table-cell-properties>
    </style:style>
    <style:style style:name="Tabela434" style:family="table">
      <style:table-properties style:width="16.999cm" style:rel-width="100%" table:align="left"/>
    </style:style>
    <style:style style:name="Tabela434.A" style:family="table-column">
      <style:table-column-properties style:column-width="16.999cm" style:rel-column-width="65535*"/>
    </style:style>
    <style:style style:name="Tabela434.A1" style:family="table-cell">
      <style:table-cell-properties style:vertical-align="middle" fo:background-color="#7a5ada">
        <style:background-image/>
      </style:table-cell-properties>
    </style:style>
    <style:style style:name="Tabela434.A2" style:family="table-cell">
      <style:table-cell-properties style:vertical-align="middle" fo:background-color="#eeeeff">
        <style:background-image/>
      </style:table-cell-properties>
    </style:style>
    <style:style style:name="Tabela435" style:family="table">
      <style:table-properties style:width="16.999cm" style:rel-width="100%" table:align="left"/>
    </style:style>
    <style:style style:name="Tabela435.A" style:family="table-column">
      <style:table-column-properties style:column-width="16.999cm" style:rel-column-width="65535*"/>
    </style:style>
    <style:style style:name="Tabela435.A1" style:family="table-cell">
      <style:table-cell-properties style:vertical-align="middle" fo:background-color="#7a5ada">
        <style:background-image/>
      </style:table-cell-properties>
    </style:style>
    <style:style style:name="Tabela435.A2" style:family="table-cell">
      <style:table-cell-properties style:vertical-align="middle" fo:background-color="#eeeeff">
        <style:background-image/>
      </style:table-cell-properties>
    </style:style>
    <style:style style:name="Tabela436" style:family="table">
      <style:table-properties style:width="16.999cm" style:rel-width="100%" table:align="left"/>
    </style:style>
    <style:style style:name="Tabela436.A" style:family="table-column">
      <style:table-column-properties style:column-width="16.999cm" style:rel-column-width="65535*"/>
    </style:style>
    <style:style style:name="Tabela436.A1" style:family="table-cell">
      <style:table-cell-properties style:vertical-align="middle" fo:background-color="#7a5ada">
        <style:background-image/>
      </style:table-cell-properties>
    </style:style>
    <style:style style:name="Tabela436.A2" style:family="table-cell">
      <style:table-cell-properties style:vertical-align="middle" fo:background-color="#eeeeff">
        <style:background-image/>
      </style:table-cell-properties>
    </style:style>
    <style:style style:name="Tabela437" style:family="table">
      <style:table-properties style:width="16.999cm" style:rel-width="100%" table:align="left"/>
    </style:style>
    <style:style style:name="Tabela437.A" style:family="table-column">
      <style:table-column-properties style:column-width="16.999cm" style:rel-column-width="65535*"/>
    </style:style>
    <style:style style:name="Tabela437.A1" style:family="table-cell">
      <style:table-cell-properties style:vertical-align="middle" fo:background-color="#7a5ada">
        <style:background-image/>
      </style:table-cell-properties>
    </style:style>
    <style:style style:name="Tabela437.A2" style:family="table-cell">
      <style:table-cell-properties style:vertical-align="middle" fo:background-color="#eeeeff">
        <style:background-image/>
      </style:table-cell-properties>
    </style:style>
    <style:style style:name="Tabela438" style:family="table">
      <style:table-properties style:width="16.999cm" style:rel-width="100%" table:align="left"/>
    </style:style>
    <style:style style:name="Tabela438.A" style:family="table-column">
      <style:table-column-properties style:column-width="16.999cm" style:rel-column-width="65535*"/>
    </style:style>
    <style:style style:name="Tabela438.A1" style:family="table-cell">
      <style:table-cell-properties style:vertical-align="middle" fo:background-color="#7a5ada">
        <style:background-image/>
      </style:table-cell-properties>
    </style:style>
    <style:style style:name="Tabela438.A2" style:family="table-cell">
      <style:table-cell-properties style:vertical-align="middle" fo:background-color="#eeeeff">
        <style:background-image/>
      </style:table-cell-properties>
    </style:style>
    <style:style style:name="Tabela439" style:family="table">
      <style:table-properties style:width="16.999cm" style:rel-width="100%" table:align="left"/>
    </style:style>
    <style:style style:name="Tabela439.A" style:family="table-column">
      <style:table-column-properties style:column-width="16.999cm" style:rel-column-width="65535*"/>
    </style:style>
    <style:style style:name="Tabela439.A1" style:family="table-cell">
      <style:table-cell-properties style:vertical-align="middle" fo:background-color="#7a5ada">
        <style:background-image/>
      </style:table-cell-properties>
    </style:style>
    <style:style style:name="Tabela439.A2" style:family="table-cell">
      <style:table-cell-properties style:vertical-align="middle" fo:background-color="#eeeeff">
        <style:background-image/>
      </style:table-cell-properties>
    </style:style>
    <style:style style:name="Tabela440" style:family="table">
      <style:table-properties style:width="16.999cm" style:rel-width="100%" table:align="left"/>
    </style:style>
    <style:style style:name="Tabela440.A" style:family="table-column">
      <style:table-column-properties style:column-width="16.999cm" style:rel-column-width="65535*"/>
    </style:style>
    <style:style style:name="Tabela440.A1" style:family="table-cell">
      <style:table-cell-properties style:vertical-align="middle" fo:background-color="#7a5ada">
        <style:background-image/>
      </style:table-cell-properties>
    </style:style>
    <style:style style:name="Tabela440.A2" style:family="table-cell">
      <style:table-cell-properties style:vertical-align="middle" fo:background-color="#eeeeff">
        <style:background-image/>
      </style:table-cell-properties>
    </style:style>
    <style:style style:name="Tabela441" style:family="table">
      <style:table-properties style:width="16.999cm" style:rel-width="100%" table:align="left"/>
    </style:style>
    <style:style style:name="Tabela441.A" style:family="table-column">
      <style:table-column-properties style:column-width="16.999cm" style:rel-column-width="65535*"/>
    </style:style>
    <style:style style:name="Tabela441.A1" style:family="table-cell">
      <style:table-cell-properties style:vertical-align="middle" fo:background-color="#7a5ada">
        <style:background-image/>
      </style:table-cell-properties>
    </style:style>
    <style:style style:name="Tabela441.A2" style:family="table-cell">
      <style:table-cell-properties style:vertical-align="middle" fo:background-color="#eeeeff">
        <style:background-image/>
      </style:table-cell-properties>
    </style:style>
    <style:style style:name="Tabela442" style:family="table">
      <style:table-properties style:width="16.999cm" style:rel-width="100%" table:align="left"/>
    </style:style>
    <style:style style:name="Tabela442.A" style:family="table-column">
      <style:table-column-properties style:column-width="16.999cm" style:rel-column-width="65535*"/>
    </style:style>
    <style:style style:name="Tabela442.A1" style:family="table-cell">
      <style:table-cell-properties style:vertical-align="middle" fo:background-color="#7a5ada">
        <style:background-image/>
      </style:table-cell-properties>
    </style:style>
    <style:style style:name="Tabela442.A2" style:family="table-cell">
      <style:table-cell-properties style:vertical-align="middle" fo:background-color="#eeeeff">
        <style:background-image/>
      </style:table-cell-properties>
    </style:style>
    <style:style style:name="P1" style:family="paragraph" style:parent-style-name="Standard">
      <style:paragraph-properties fo:margin-top="0cm" fo:margin-bottom="0cm"/>
      <style:text-properties fo:font-size="2pt" style:font-size-asian="2pt" style:font-size-complex="2pt"/>
    </style:style>
    <style:style style:name="P2" style:family="paragraph" style:parent-style-name="Text_20_body">
      <style:paragraph-properties fo:margin-top="0cm" fo:margin-bottom="0cm"/>
    </style:style>
    <style:style style:name="P3" style:family="paragraph" style:parent-style-name="Text_20_body">
      <style:paragraph-properties fo:margin-top="0cm" fo:margin-bottom="0cm" style:writing-mode="lr-tb"/>
    </style:style>
    <style:style style:name="P4" style:family="paragraph" style:parent-style-name="Text_20_body">
      <style:text-properties fo:font-weight="bold"/>
    </style:style>
    <style:style style:name="P5" style:family="paragraph" style:parent-style-name="Text_20_body">
      <style:paragraph-properties style:writing-mode="lr-tb"/>
    </style:style>
    <style:style style:name="P6" style:family="paragraph" style:parent-style-name="Preformatted_20_Text">
      <style:paragraph-properties fo:text-align="start" style:justify-single-word="false" style:writing-mode="lr-tb"/>
    </style:style>
    <style:style style:name="P7" style:family="paragraph" style:parent-style-name="Preformatted_20_Text">
      <style:paragraph-properties fo:text-align="start" style:justify-single-word="false" style:writing-mode="lr-tb"/>
      <style:text-properties fo:font-size="8pt" style:font-size-asian="8pt" style:font-size-complex="8pt"/>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margin-top="0cm" fo:margin-bottom="0.499cm"/>
    </style:style>
    <style:style style:name="P10" style:family="paragraph" style:parent-style-name="Table_20_Contents">
      <style:paragraph-properties fo:margin-top="0cm" fo:margin-bottom="0.499cm"/>
      <style:text-properties fo:font-weight="bold"/>
    </style:style>
    <style:style style:name="P11" style:family="paragraph" style:parent-style-name="Table_20_Contents">
      <style:paragraph-properties fo:margin-top="0cm" fo:margin-bottom="0.499cm" style:writing-mode="lr-tb"/>
    </style:style>
    <style:style style:name="P12" style:family="paragraph" style:parent-style-name="Preformatted_20_Text">
      <style:paragraph-properties fo:margin-top="0cm" fo:margin-bottom="0.499cm" fo:text-align="start" style:justify-single-word="false" style:writing-mode="lr-tb"/>
    </style:style>
    <style:style style:name="P13" style:family="paragraph" style:parent-style-name="Preformatted_20_Text">
      <style:paragraph-properties fo:margin-top="0cm" fo:margin-bottom="0.499cm" fo:text-align="start" style:justify-single-word="false" style:writing-mode="lr-tb"/>
      <style:text-properties fo:font-size="8pt" style:font-size-asian="8pt" style:font-size-complex="8pt"/>
    </style:style>
    <style:style style:name="P14" style:family="paragraph" style:parent-style-name="Preformatted_20_Text">
      <style:paragraph-properties fo:margin-top="0cm" fo:margin-bottom="0.499cm"/>
    </style:style>
    <style:style style:name="P15" style:family="paragraph" style:parent-style-name="Text_20_body" style:list-style-name="L1"/>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22"/>
    <style:style style:name="P31" style:family="paragraph" style:parent-style-name="Text_20_body" style:list-style-name="L25"/>
    <style:style style:name="P32" style:family="paragraph" style:parent-style-name="Text_20_body" style:list-style-name="L26"/>
    <style:style style:name="P33" style:family="paragraph" style:parent-style-name="Text_20_body" style:list-style-name="L27"/>
    <style:style style:name="P34" style:family="paragraph" style:parent-style-name="Text_20_body" style:list-style-name="L1">
      <style:paragraph-properties fo:margin-top="0cm" fo:margin-bottom="0cm"/>
    </style:style>
    <style:style style:name="P35" style:family="paragraph" style:parent-style-name="Text_20_body" style:list-style-name="L3">
      <style:paragraph-properties fo:margin-top="0cm" fo:margin-bottom="0cm"/>
    </style:style>
    <style:style style:name="P36" style:family="paragraph" style:parent-style-name="Text_20_body" style:list-style-name="L5">
      <style:paragraph-properties fo:margin-top="0cm" fo:margin-bottom="0cm"/>
    </style:style>
    <style:style style:name="P37" style:family="paragraph" style:parent-style-name="Text_20_body" style:list-style-name="L8">
      <style:paragraph-properties fo:margin-top="0cm" fo:margin-bottom="0cm"/>
    </style:style>
    <style:style style:name="P38" style:family="paragraph" style:parent-style-name="Text_20_body" style:list-style-name="L14">
      <style:paragraph-properties fo:margin-top="0cm" fo:margin-bottom="0cm"/>
    </style:style>
    <style:style style:name="P39" style:family="paragraph" style:parent-style-name="Text_20_body" style:list-style-name="L16">
      <style:paragraph-properties fo:margin-top="0cm" fo:margin-bottom="0cm"/>
    </style:style>
    <style:style style:name="P40" style:family="paragraph" style:parent-style-name="Text_20_body" style:list-style-name="L17">
      <style:paragraph-properties fo:margin-top="0cm" fo:margin-bottom="0cm"/>
    </style:style>
    <style:style style:name="P41" style:family="paragraph" style:parent-style-name="Text_20_body" style:list-style-name="L18">
      <style:paragraph-properties fo:margin-top="0cm" fo:margin-bottom="0cm"/>
    </style:style>
    <style:style style:name="P42" style:family="paragraph" style:parent-style-name="Text_20_body" style:list-style-name="L19">
      <style:paragraph-properties fo:margin-top="0cm" fo:margin-bottom="0cm"/>
    </style:style>
    <style:style style:name="P43" style:family="paragraph" style:parent-style-name="Text_20_body" style:list-style-name="L20">
      <style:paragraph-properties fo:margin-top="0cm" fo:margin-bottom="0cm"/>
    </style:style>
    <style:style style:name="P44" style:family="paragraph" style:parent-style-name="Text_20_body" style:list-style-name="L21">
      <style:paragraph-properties fo:margin-top="0cm" fo:margin-bottom="0cm"/>
    </style:style>
    <style:style style:name="P45" style:family="paragraph" style:parent-style-name="Text_20_body" style:list-style-name="L23">
      <style:paragraph-properties fo:margin-top="0cm" fo:margin-bottom="0cm"/>
    </style:style>
    <style:style style:name="P46" style:family="paragraph" style:parent-style-name="Text_20_body" style:list-style-name="L24">
      <style:paragraph-properties fo:margin-top="0cm" fo:margin-bottom="0cm"/>
    </style:style>
    <style:style style:name="P47" style:family="paragraph" style:parent-style-name="Text_20_body" style:list-style-name="L26">
      <style:paragraph-properties fo:margin-top="0cm" fo:margin-bottom="0cm"/>
    </style:style>
    <style:style style:name="P48" style:family="paragraph" style:parent-style-name="Text_20_body" style:list-style-name="L27">
      <style:paragraph-properties fo:margin-top="0cm" fo:margin-bottom="0cm"/>
    </style:style>
    <style:style style:name="P49" style:family="paragraph" style:parent-style-name="Text_20_body" style:list-style-name="L1">
      <style:paragraph-properties fo:margin-top="0cm" fo:margin-bottom="0cm" style:writing-mode="lr-tb"/>
    </style:style>
    <style:style style:name="P50" style:family="paragraph" style:parent-style-name="Text_20_body" style:list-style-name="L2">
      <style:paragraph-properties fo:margin-top="0cm" fo:margin-bottom="0cm" style:writing-mode="lr-tb"/>
    </style:style>
    <style:style style:name="P51" style:family="paragraph" style:parent-style-name="Text_20_body" style:list-style-name="L15">
      <style:paragraph-properties fo:margin-top="0cm" fo:margin-bottom="0cm" style:writing-mode="lr-tb"/>
    </style:style>
    <style:style style:name="P52" style:family="paragraph" style:parent-style-name="Text_20_body" style:list-style-name="L28">
      <style:paragraph-properties fo:margin-top="0cm" fo:margin-bottom="0cm" style:writing-mode="lr-tb"/>
    </style:style>
    <style:style style:name="P53" style:family="paragraph" style:parent-style-name="Text_20_body" style:list-style-name="L2">
      <style:paragraph-properties style:writing-mode="lr-tb"/>
    </style:style>
    <style:style style:name="P54" style:family="paragraph" style:parent-style-name="Text_20_body" style:list-style-name="L28">
      <style:paragraph-properties style:writing-mode="lr-tb"/>
    </style:style>
    <style:style style:name="P55" style:family="paragraph" style:parent-style-name="Preformatted_20_Text">
      <style:paragraph-properties fo:margin-top="0cm" fo:margin-bottom="0.499cm"/>
    </style:style>
    <style:style style:name="T1" style:family="text">
      <style:text-properties fo:font-weight="bold"/>
    </style:style>
    <style:style style:name="T2"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035cm solid #00008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ips and Tricks</text:h>
      <text:p text:style-name="Text_20_body"><text:bookmark text:name="doc_chap4_sect1"/>Using TODO lists with your shell</text:p>
      <text:p text:style-name="Text_20_body">Love the shell? Want to know what else you can do with it? This tip is for you! </text:p>
      <text:p text:style-name="P5">An old issue of the GWN <text:a xlink:type="simple" xlink:href="http://www.gentoo.org/news/en/gwn/20041220-newsletter.xml#doc_chap7">featured a tip</text:a> on using app-misc/devtodo. It's great for creating TODO lists, but what about keeping track of them? </text:p>
      <text:p text:style-name="P5">If you set PROMPT_COMMAND="todo" in your environment, the TODO list of the current directory (if there is one) will be displayed before every shell prompt. </text:p>
      <text:p text:style-name="P5">If you use PROMPT_COMMAND="todo --global --global-database ~/TODO; todo" you will see your global TODO list followed by the current directory's TODO list. This makes keeping track of your tasks much easier. </text:p>
      <text:p text:style-name="Text_20_body"><text:bookmark text:name="doc_chap4_sect2"/>Running commands on many machines revisited: screen and pdsh</text:p>
      <text:p text:style-name="P5">In our <text:a xlink:type="simple" xlink:href="http://www.gentoo.org/news/en/gmn/20080930-newsletter.xml">last issue</text:a>, we featured tips on running commands on multiple Gentoo machines. One of our astute readers wrote in to tell us of another way of doing it: with app-misc/screen. You use a separate window to ssh into each host, then use screen's at command to send keystrokes to each screen. Below is a sample screen script to accomplish the task. </text:p>
      <text:p text:style-name="P1"><text:bookmark text:name="doc_chap4_pre1"/></text:p>
      <table:table table:name="Tabela1" table:style-name="Tabela1">
        <table:table-column table:style-name="Tabela1.A"/>
        <table:table-row>
          <table:table-cell table:style-name="Tabela1.A1" office:value-type="string">
            <text:p text:style-name="P9">Code Listing 4.1: Sample screen script</text:p>
          </table:table-cell>
        </table:table-row>
        <table:table-row>
          <table:table-cell table:style-name="Tabela1.A2" office:value-type="string">
            <text:p text:style-name="P6">#!/usr/bin/screen</text:p>
            <text:p text:style-name="P6"/>
            <text:p text:style-name="P6"># Read the default user's config</text:p>
            <text:p text:style-name="P6">source $HOME/.screenrc</text:p>
            <text:p text:style-name="P6"/>
            <text:p text:style-name="P6"># connect to all hosts</text:p>
            <text:p text:style-name="P6">screen ssh gentoo-box-1</text:p>
            <text:p text:style-name="P6">screen ssh gentoo-box-2</text:p>
            <text:p text:style-name="P6">screen ssh gentoo-box-3</text:p>
            <text:p text:style-name="P6">screen ssh gentoo-box-4</text:p>
            <text:p text:style-name="P6">screen ssh gentoo-box-5</text:p>
            <text:p text:style-name="P6">screen ssh gentoo-box-6</text:p>
            <text:p text:style-name="P6">screen ssh gentoo-box-7</text:p>
            <text:p text:style-name="P6">screen ssh gentoo-box-8</text:p>
            <text:p text:style-name="P6">screen ssh gentoo-box-9</text:p>
            <text:p text:style-name="P6">screen ssh gentoo-box-10</text:p>
            <text:p text:style-name="P6"/>
            <text:p text:style-name="P6"># Don't pause the display just to echo the command</text:p>
            <text:p text:style-name="P6"># we're running</text:p>
            <text:p text:style-name="P6">msgwait 0</text:p>
            <text:p text:style-name="P6"/>
            <text:p text:style-name="P6"># The 'at' command takes the name of a window as the 1st arg,</text:p>
            <text:p text:style-name="P6"># and a GNU Screen command as the 2nd arg.</text:p>
            <text:p text:style-name="P6"># The 'stuff' command stuffs keys into the current window's</text:p>
            <text:p text:style-name="P6"># keyboard buffer. The ^M at the end is a carat followed by</text:p>
            <text:p text:style-name="P6"># an uppercase M; stuff translates that into a carriage return.</text:p>
            <text:p text:style-name="P12">at ssh stuff "emerge --info^M"</text:p>
          </table:table-cell>
        </table:table-row>
      </table:table>
      <text:p text:style-name="P5">An alternative way to run commands is to install app-shells/pdsh, a high-performance, parallel remote shell. Using pdsh, you can easily customize the number of concurrent commands you can run, watch for output on the command line for each machine at the same time, and limit the amount of time a command can execute on the remote machines. </text:p>
      <text:p text:style-name="P5">Here's how to run date on four machines named <text:span text:style-name="T1">gentoo-box-1</text:span>, <text:span text:style-name="T1">gentoo-box-2</text:span>, and so on: </text:p>
      <text:p text:style-name="P1"><text:bookmark text:name="doc_chap4_pre2"/></text:p>
      <table:table table:name="Tabela2" table:style-name="Tabela2">
        <table:table-column table:style-name="Tabela2.A"/>
        <text:soft-page-break/>
        <table:table-row>
          <table:table-cell table:style-name="Tabela2.A1" office:value-type="string">
            <text:p text:style-name="P9">Code Listing 4.2: Running date on multiple machines</text:p>
          </table:table-cell>
        </table:table-row>
        <table:table-row>
          <table:table-cell table:style-name="Tabela2.A2" office:value-type="string">
            <text:p text:style-name="P6"># pdsh -w $(echo gentoo-box-`seq -s ",gentoo-box-" 4`) "date"</text:p>
            <text:p text:style-name="P6"/>
            <text:p text:style-name="P6">gentoo-box-1: Fri Oct 17 23:17:51 PDT 2008</text:p>
            <text:p text:style-name="P6">gentoo-box-3: Fri Oct 17 23:17:51 PDT 2008</text:p>
            <text:p text:style-name="P6">gentoo-box-2: Fri Oct 17 23:17:51 PDT 2008</text:p>
            <text:p text:style-name="P12">gentoo-box-4: Fri Oct 17 23:17:51 PDT 2008</text:p>
          </table:table-cell>
        </table:table-row>
      </table:table>
      <text:p text:style-name="P5">Notice that each set of output is preceded by the host from which it came. You can turn this feature off by using the -N option with pdsh. </text:p>
      <text:p text:style-name="P5">One problem with pdsh is that you cannot pump input to the commands you run. This means that you will not be able to input passwords interactively using pdsh. You need to have public key encryption setup or have askpass configured correctly along with X forwarding. For more information read the man page for ssh under SSH_ASKPASS also read the pdsh man page under Limitations. </text:p>
      <text:p text:style-name="Text_20_body">That's it for this issue's Tips and Tricks. Thanks to all the readers who wrote in with their ideas for managing multiple machines! </text:p>
      <text:h text:style-name="Heading_20_1" text:outline-level="1">Tips and Tricks</text:h>
      <text:p text:style-name="Text_20_body"><text:bookmark text:name="doc_chap4_sect11"/>Running commands on many machines</text:p>
      <text:p text:style-name="Text_20_body">If you have been logging into your horde of Gentoo boxes one by one in order to run a command or two, this tip should help you save a lot of time. We provide a glimpse into some of the methods you can use to run commands on multiple machines both sequentially and in parellel. </text:p>
      <text:p text:style-name="P5">The first method is the most primitive. It uses pure bash. Let's say we have ten machines with the hostnames <text:span text:style-name="T1">gentoo-box-1</text:span>, <text:span text:style-name="T1">gentoo-box-2</text:span>, and so on. We want to run emerge --info on each machine at the same time. Here is what we do: </text:p>
      <text:p text:style-name="P1"><text:bookmark text:name="doc_chap4_pre11"/></text:p>
      <table:table table:name="Tabela3" table:style-name="Tabela3">
        <table:table-column table:style-name="Tabela3.A"/>
        <table:table-row>
          <table:table-cell table:style-name="Tabela3.A1" office:value-type="string">
            <text:p text:style-name="P9">Code Listing 4.1: Running emerge on multiple machines</text:p>
          </table:table-cell>
        </table:table-row>
        <table:table-row>
          <table:table-cell table:style-name="Tabela3.A2" office:value-type="string">
            <text:p text:style-name="P12">$ for i in `seq 10`; do ssh gentoo-box-$i "emerge --info"; done</text:p>
          </table:table-cell>
        </table:table-row>
      </table:table>
      <table:table table:name="Tabela4" table:style-name="Tabela4">
        <table:table-column table:style-name="Tabela4.A"/>
        <table:table-row>
          <table:table-cell table:style-name="Tabela4.A1" office:value-type="string">
            <text:p text:style-name="P9"><text:span text:style-name="T1">Warning: </text:span>Do not try run interactive commands in parallel with this "for" loop. This includes running it without public key encryption. The machines will prompt you for passwords, but you will be unable to input your passwords. </text:p>
          </table:table-cell>
        </table:table-row>
      </table:table>
      <text:p text:style-name="P5">If you don't have public key encryption setup for ssh, you should read the <text:a xlink:type="simple" xlink:href="http://www.gentoo.org/doc/en/articles/openssh-key-management-p1.xml">OpenSSH Key Management</text:a> series of articles. You may also want to consult <text:a xlink:type="simple" xlink:href="http://sial.org/howto/openssh/publickey-auth/">this guide</text:a>. </text:p>
      <text:p text:style-name="Text_20_body">If you don't want to hassle with public key encryption, writing complicated "for" loops in bash, and want to run interactive commands, there is a good option for you: Cluster SSH. Let's install it: </text:p>
      <text:p text:style-name="P1"><text:bookmark text:name="doc_chap4_pre21"/></text:p>
      <table:table table:name="Tabela5" table:style-name="Tabela5">
        <table:table-column table:style-name="Tabela5.A"/>
        <table:table-row>
          <table:table-cell table:style-name="Tabela5.A1" office:value-type="string">
            <text:p text:style-name="P9">Code Listing 4.2: Installing Cluster SSH</text:p>
          </table:table-cell>
        </table:table-row>
        <table:table-row>
          <table:table-cell table:style-name="Tabela5.A2" office:value-type="string">
            <text:p text:style-name="P12"># emerge clusterssh</text:p>
          </table:table-cell>
        </table:table-row>
      </table:table>
      <text:p text:style-name="Text_20_body">Cluster SSH requires X11 in order to work. Cluster SSH works by opening an xterm window for every machine in the list you provide. It also opens a small command window where you can type text that gets relayed to other machines' command lines at the same time. To do the same thing we did before with the ten Gentoo boxes, we do the following Cluster SSH: </text:p>
      <text:p text:style-name="P1"><text:bookmark text:name="doc_chap4_pre3"/></text:p>
      <table:table table:name="Tabela6" table:style-name="Tabela6">
        <table:table-column table:style-name="Tabela6.A"/>
        <table:table-row>
          <table:table-cell table:style-name="Tabela6.A1" office:value-type="string">
            <text:p text:style-name="P9">Code Listing 4.3: Starting Cluster SSH</text:p>
          </table:table-cell>
        </table:table-row>
        <text:soft-page-break/>
        <table:table-row>
          <table:table-cell table:style-name="Tabela6.A2" office:value-type="string">
            <text:p text:style-name="P12">$ cssh gentoo-box-{1,2,3,4,5,6,7,8,9}</text:p>
          </table:table-cell>
        </table:table-row>
      </table:table>
      <text:p text:style-name="Text_20_body">First, you will see the machines ask for passwords unless you have public key encryption set up for them. If one of your machines has a different password, no worries, you can just click on the window of the machine and type it there. Once you see yourself logged into all of the machines, you can type commands to all of them at once or individually. </text:p>
      <text:p text:style-name="Text_20_body">Another alternative is to use Tentakel. Tentakel is used in a more static way. Users modify a static configuration file, and then tell Tentakel which group of hosts it should connect to. First, we need to install Tentakel: </text:p>
      <text:p text:style-name="P1"><text:bookmark text:name="doc_chap4_pre4"/></text:p>
      <table:table table:name="Tabela7" table:style-name="Tabela7">
        <table:table-column table:style-name="Tabela7.A"/>
        <table:table-row>
          <table:table-cell table:style-name="Tabela7.A1" office:value-type="string">
            <text:p text:style-name="P9">Code Listing 4.4: Installing Tentakel</text:p>
          </table:table-cell>
        </table:table-row>
        <table:table-row>
          <table:table-cell table:style-name="Tabela7.A2" office:value-type="string">
            <text:p text:style-name="P12"># emerge tentakel</text:p>
          </table:table-cell>
        </table:table-row>
      </table:table>
      <text:p text:style-name="Text_20_body">Next, we create a configuration file: </text:p>
      <text:p text:style-name="P1"><text:bookmark text:name="doc_chap4_pre5"/></text:p>
      <table:table table:name="Tabela8" table:style-name="Tabela8">
        <table:table-column table:style-name="Tabela8.A"/>
        <table:table-row>
          <table:table-cell table:style-name="Tabela8.A1" office:value-type="string">
            <text:p text:style-name="P9">Code Listing 4.5: Configuring Tentakel</text:p>
          </table:table-cell>
        </table:table-row>
        <table:table-row>
          <table:table-cell table:style-name="Tabela8.A2" office:value-type="string">
            <text:p text:style-name="P6"># echo "set ssh_path=\"`which ssh`\"" &gt;&gt; /etc/tentakel.conf</text:p>
            <text:p text:style-name="P6"># echo "set method=\"ssh\"" &gt;&gt; /etc/tentakel.conf</text:p>
            <text:p text:style-name="P6"># echo 'group ten_gentoos (user="root")' &gt;&gt; /etc/tentakel.conf</text:p>
            <text:p text:style-name="P12"># for i in `seq 10`; do echo -e "\t+gentoo-box-$i"; done &gt;&gt; /etc/tentakel.conf</text:p>
          </table:table-cell>
        </table:table-row>
      </table:table>
      <text:p text:style-name="Text_20_body">It might be more practical to simply edit the sample configuration file shipped with Tentakel: </text:p>
      <text:p text:style-name="P1"><text:bookmark text:name="doc_chap4_pre6"/></text:p>
      <table:table table:name="Tabela9" table:style-name="Tabela9">
        <table:table-column table:style-name="Tabela9.A"/>
        <table:table-row>
          <table:table-cell table:style-name="Tabela9.A1" office:value-type="string">
            <text:p text:style-name="P9">Code Listing 4.6: Editing the sample configuration file</text:p>
          </table:table-cell>
        </table:table-row>
        <table:table-row>
          <table:table-cell table:style-name="Tabela9.A2" office:value-type="string">
            <text:p text:style-name="P6"># cp /usr/share/doc/tentakel/tentakel.conf.example /etc/tentakel.conf</text:p>
            <text:p text:style-name="P12"># nano -w /etc/tentakel.conf</text:p>
          </table:table-cell>
        </table:table-row>
      </table:table>
      <text:p text:style-name="Text_20_body">Once you have everything configured, it's time to run Tentakel: </text:p>
      <text:p text:style-name="P1"><text:bookmark text:name="doc_chap4_pre7"/></text:p>
      <table:table table:name="Tabela10" table:style-name="Tabela10">
        <table:table-column table:style-name="Tabela10.A"/>
        <table:table-row>
          <table:table-cell table:style-name="Tabela10.A1" office:value-type="string">
            <text:p text:style-name="P9">Code Listing 4.7: Running Tentakel</text:p>
          </table:table-cell>
        </table:table-row>
        <table:table-row>
          <table:table-cell table:style-name="Tabela10.A2" office:value-type="string">
            <text:p text:style-name="P12">$ tentakel -g ten_gentoos</text:p>
          </table:table-cell>
        </table:table-row>
      </table:table>
      <text:p text:style-name="P5">This will launch Tentakel's interactive command interface. In order to run a command use the provided exec function: </text:p>
      <text:p text:style-name="P1"><text:bookmark text:name="doc_chap4_pre8"/></text:p>
      <table:table table:name="Tabela11" table:style-name="Tabela11">
        <table:table-column table:style-name="Tabela11.A"/>
        <table:table-row>
          <table:table-cell table:style-name="Tabela11.A1" office:value-type="string">
            <text:p text:style-name="P9">Code Listing 4.8: Running commands within Tentakel</text:p>
          </table:table-cell>
        </table:table-row>
        <table:table-row>
          <table:table-cell table:style-name="Tabela11.A2" office:value-type="string">
            <text:p text:style-name="P12">$ exec emerge --info</text:p>
          </table:table-cell>
        </table:table-row>
      </table:table>
      <text:p text:style-name="P5">If you are lost in Tentakel's command interface, just run help. You can run Tentakel without the interactive command interface like this: </text:p>
      <text:p text:style-name="P1"><text:bookmark text:name="doc_chap4_pre9"/></text:p>
      <table:table table:name="Tabela12" table:style-name="Tabela12">
        <table:table-column table:style-name="Tabela12.A"/>
        <table:table-row>
          <table:table-cell table:style-name="Tabela12.A1" office:value-type="string">
            <text:p text:style-name="P9">Code Listing 4.9: Running Tentakel without the interactive interface</text:p>
          </table:table-cell>
        </table:table-row>
        <table:table-row>
          <table:table-cell table:style-name="Tabela12.A2" office:value-type="string">
            <text:p text:style-name="P12">$ tentakel -g ten_gentoos "emerge --info"</text:p>
          </table:table-cell>
        </table:table-row>
      </table:table>
      <text:p text:style-name="P5">These tips only brush the surface of the programs available to distribute commands to machines. If you're unhappy with Cluster SSH and Tentakel, you may want to try out dsh, pdsh, pconsole, and shmux. </text:p>
      <text:p text:style-name="Text_20_body"><text:bookmark text:name="doc_chap4_sect21"/>Iotop</text:p>
      <text:p text:style-name="P5">When a process is slowing down a computer that has plenty of extra memory and disk space, it is <text:soft-page-break/>probably because of cpu usage or input/output (I/O). Most Gentooers are used to using top to locate those pesky CPU and memory hogs, but few have ever used iotop to find the disk usage hogs. </text:p>
      <text:p text:style-name="P5">iotop displays columns for the I/O bandwidth read and written by each process/thread during the sampling period. It also displays the percentage of time the thread/process spent while swapping in and while waiting on I/O. In addition the total I/O bandwidth read and written during the sampling period is displayed at the top of the interface. </text:p>
      <text:p text:style-name="P5">Install it with emerge iotop. If Portage warned you that you don't have the necessary kernel options (TASKSTATS and TASK_IO_ACCOUNTING) to run the tool, then you will need to recompile your kernel with the options shown below. </text:p>
      <text:p text:style-name="P1"><text:bookmark text:name="doc_chap4_pre10"/></text:p>
      <table:table table:name="Tabela13" table:style-name="Tabela13">
        <table:table-column table:style-name="Tabela13.A"/>
        <table:table-row>
          <table:table-cell table:style-name="Tabela13.A1" office:value-type="string">
            <text:p text:style-name="P9">Code Listing 4.10: Configuring the kernel for iotop</text:p>
          </table:table-cell>
        </table:table-row>
        <table:table-row>
          <table:table-cell table:style-name="Tabela13.A2" office:value-type="string">
            <text:p text:style-name="P6">General Setup --&gt;</text:p>
            <text:p text:style-name="P6"><text:s text:c="2"/>[*] Export task/process statistics through netlink</text:p>
            <text:p text:style-name="P6"><text:s text:c="2"/>[ ] <text:s text:c="2"/>Enable per-task delay accounting</text:p>
            <text:p text:style-name="P6"><text:s text:c="2"/>[*] <text:s text:c="2"/>Enable extended accounting over taskstats</text:p>
            <text:p text:style-name="P12"><text:s text:c="2"/>[*] <text:s text:c="4"/>Enable per-task storage I/O accounting</text:p>
          </table:table-cell>
        </table:table-row>
      </table:table>
      <text:p text:style-name="P5">Once you've booted into your reconfigured kernel, you can run iotop from the commandline. Here's what it might look like if you were backing up a DVD: </text:p>
      <text:p text:style-name="P1"><text:bookmark text:name="doc_chap4_pre111"/></text:p>
      <table:table table:name="Tabela14" table:style-name="Tabela14">
        <table:table-column table:style-name="Tabela14.A"/>
        <table:table-row>
          <table:table-cell table:style-name="Tabela14.A1" office:value-type="string">
            <text:p text:style-name="P9">Code Listing 4.11: Running iotop</text:p>
          </table:table-cell>
        </table:table-row>
        <table:table-row>
          <table:table-cell table:style-name="Tabela14.A2" office:value-type="string">
            <text:p text:style-name="P6">$ iotop</text:p>
            <text:p text:style-name="P6">Total DISK READ: 387.25 K/s | Total DISK WRITE: 221.29 K/s</text:p>
            <text:p text:style-name="P6"><text:s text:c="2"/>PID USER <text:s text:c="5"/>DISK READ <text:s/>DISK WRITE <text:s text:c="2"/>SWAPIN <text:s text:c="3"/>IO&gt; <text:s text:c="3"/>COMMAND</text:p>
            <text:p text:style-name="P6"><text:s/>7703 root <text:s text:c="5"/>387.25 K/s <text:s text:c="6"/>0 B/s <text:s/>0.00 % <text:s/>0.00 % tccat -i /shared/...</text:p>
            <text:p text:style-name="P6"><text:s text:c="2"/>211 root <text:s text:c="10"/>0 B/s <text:s text:c="2"/>13.83 K/s <text:s/>0.00 % <text:s/>0.00 % [pdflush]</text:p>
            <text:p text:style-name="P12"><text:s/>7672 root <text:s text:c="10"/>0 B/s <text:s/>207.46 K/s <text:s/>0.00 % <text:s/>0.00 % transcode -H 10 ...</text:p>
          </table:table-cell>
        </table:table-row>
      </table:table>
      <text:p text:style-name="Text_20_body">A misbehaving user might have the following output: </text:p>
      <text:p text:style-name="P1"><text:bookmark text:name="doc_chap4_pre12"/></text:p>
      <table:table table:name="Tabela15" table:style-name="Tabela15">
        <table:table-column table:style-name="Tabela15.A"/>
        <table:table-row>
          <table:table-cell table:style-name="Tabela15.A1" office:value-type="string">
            <text:p text:style-name="P9">Code Listing 4.12: A runaway user</text:p>
          </table:table-cell>
        </table:table-row>
        <table:table-row>
          <table:table-cell table:style-name="Tabela15.A2" office:value-type="string">
            <text:p text:style-name="P6">$ iotop</text:p>
            <text:p text:style-name="P6">Total DISK READ: 5.21 K/s | Total DISK WRITE: 7.37 M/s</text:p>
            <text:p text:style-name="P6"><text:s text:c="2"/>PID USER <text:s text:c="5"/>DISK READ <text:s/>DISK WRITE <text:s text:c="2"/>SWAPIN <text:s text:c="3"/>IO&gt; <text:s text:c="3"/>COMMAND</text:p>
            <text:p text:style-name="P12"><text:s/>7936 user1 <text:s text:c="6"/>5.21 K/s <text:s text:c="3"/>7.37 M/s <text:s/>0.00 % <text:s/>0.00 % dd if /dev/zero of ./bigfile</text:p>
          </table:table-cell>
        </table:table-row>
      </table:table>
      <text:p text:style-name="P5">iotop is a good way to see what's eating your disks, so that you can reallocate resources when needed. The program has a few options available, so run iotop --help to get a summary of its capabilities. </text:p>
      <text:p text:style-name="Text_20_body"><text:bookmark text:name="doc_chap4_sect3"/>Using lsof: revisited</text:p>
      <text:p text:style-name="P5"><text:a xlink:type="simple" xlink:href="http://www.gentoo.org/news/en/gmn/20080831-newsletter.xml">Last month's edition</text:a> of Tips and Tricks showed you how to use lsof to find open files and directories. </text:p>
      <text:p text:style-name="P5">An astute reader emailed the GMN to show another use of lsof: to check for processes that should be restarted after package updates. </text:p>
      <text:p text:style-name="P5">For example, after upgrading a package like openssl, you might need to restart a mail server, a web server, or even several client applications. lsof is kind enough to point out the open files that have been deleted, so you can easily spot these processes: </text:p>
      <text:p text:style-name="P1"><text:bookmark text:name="doc_chap4_pre13"/></text:p>
      <table:table table:name="Tabela16" table:style-name="Tabela16">
        <table:table-column table:style-name="Tabela16.A"/>
        <table:table-row>
          <table:table-cell table:style-name="Tabela16.A1" office:value-type="string">
            <text:p text:style-name="P9">Code Listing 4.13: Finding processes with lsof</text:p>
          </table:table-cell>
        </table:table-row>
        <table:table-row>
          <table:table-cell table:style-name="Tabela16.A2" office:value-type="string">
            <text:p text:style-name="P12"># lsof | grep 'DEL.*lib' | cut -f 1 -d ' ' | sort -u<text:soft-page-break/></text:p>
          </table:table-cell>
        </table:table-row>
      </table:table>
      <table:table table:name="Tabela17" table:style-name="Tabela17">
        <table:table-column table:style-name="Tabela17.A"/>
        <table:table-row>
          <table:table-cell table:style-name="Tabela17.A1" office:value-type="string">
            <text:p text:style-name="P11"><text:span text:style-name="T1">Note: </text:span>Some services open and then delete temporary files or shm files, so that's why 'lib' is part of the regex. </text:p>
          </table:table-cell>
        </table:table-row>
      </table:table>
      <text:p text:style-name="Text_20_body">Restarting processes after an upgrade is especially important when the library includes a security fix. </text:p>
      <text:p text:style-name="Standard"/>
      <text:p text:style-name="Standard"/>
      <text:p text:style-name="Text_20_body">4.  Tips and Tricks</text:p>
      <text:p text:style-name="Text_20_body"><text:bookmark text:name="doc_chap4_sect12"/>Using lsof to find open files and directories</text:p>
      <text:p text:style-name="Text_20_body">Have you had problems deleting a file or unmounting a device even as the root user? More likely than not, your file or the directory where your device is mounted is simply being used by another user or application. This edition of Tips and Tricks shows you how to find who and what may be using the file or directory that you are having trouble with. </text:p>
      <text:p text:style-name="P5">First install the lsof tool: </text:p>
      <text:p text:style-name="P1"><text:bookmark text:name="doc_chap4_pre14"/></text:p>
      <table:table table:name="Tabela18" table:style-name="Tabela18">
        <table:table-column table:style-name="Tabela18.A"/>
        <table:table-row>
          <table:table-cell table:style-name="Tabela18.A1" office:value-type="string">
            <text:p text:style-name="P9">Code Listing 4.1: Installing lsof</text:p>
          </table:table-cell>
        </table:table-row>
        <table:table-row>
          <table:table-cell table:style-name="Tabela18.A2" office:value-type="string">
            <text:p text:style-name="P12"># emerge lsof</text:p>
          </table:table-cell>
        </table:table-row>
      </table:table>
      <text:p text:style-name="P5">lsof lists the open files on the system. An open file can be a file that you are editing, reading with another program, or a directory that you are browsing. An example of how lsof can be used is to unmount a device that refuses to be unmounted. Let's say Larry the Cow mounted a CD-ROM a few days ago and now wants to unmount it. When he tries to unmount it, he gets the following error: </text:p>
      <text:p text:style-name="P1"><text:bookmark text:name="doc_chap4_pre22"/></text:p>
      <table:table table:name="Tabela19" table:style-name="Tabela19">
        <table:table-column table:style-name="Tabela19.A"/>
        <table:table-row>
          <table:table-cell table:style-name="Tabela19.A1" office:value-type="string">
            <text:p text:style-name="P9">Code Listing 4.2: Unmounting a CD</text:p>
          </table:table-cell>
        </table:table-row>
        <table:table-row>
          <table:table-cell table:style-name="Tabela19.A2" office:value-type="string">
            <text:p text:style-name="P6"># umount /mnt/cdrom</text:p>
            <text:p text:style-name="P6">umount: /mnt/cdrom: device is busy</text:p>
            <text:p text:style-name="P12">umount: /mnt/cdrom: device is busy</text:p>
          </table:table-cell>
        </table:table-row>
      </table:table>
      <text:p text:style-name="P5">Something has /mnt/cdrom open. Since Larry does not remember what it can be, he runs lsof to get the following: </text:p>
      <text:p text:style-name="P1"><text:bookmark text:name="doc_chap4_pre31"/></text:p>
      <table:table table:name="Tabela20" table:style-name="Tabela20">
        <table:table-column table:style-name="Tabela20.A"/>
        <table:table-row>
          <table:table-cell table:style-name="Tabela20.A1" office:value-type="string">
            <text:p text:style-name="P9">Code Listing 4.3: Using lsof</text:p>
          </table:table-cell>
        </table:table-row>
        <table:table-row>
          <table:table-cell table:style-name="Tabela20.A2" office:value-type="string">
            <text:p text:style-name="P6"># lsof | grep /mnt/cdrom</text:p>
            <text:p text:style-name="P6">bash <text:s/>6453 <text:s text:c="2"/>larry <text:s/>cwd <text:s/>DIR <text:s/>7,0 <text:s/>2048 <text:s/>1856 /mnt/cdrom</text:p>
            <text:p text:style-name="P12">su <text:s text:c="3"/>15774 <text:s/>root <text:s text:c="2"/>cwd <text:s/>DIR <text:s/>7,0 <text:s/>2048 <text:s/>1856 /mnt/cdrom</text:p>
          </table:table-cell>
        </table:table-row>
      </table:table>
      <text:p text:style-name="P5">The first two fields describe the process name and process ID, the third field is the user who owns the process, the forth field is file descriptor, followed by the type of file, device number, size of the file, node number, and finally the filename. The file descriptor is the type of the file, in this case it is cwd, or current working directory. This means that somewhere the user larry has his shell's directory pointed to /mnt/cdrom. Since Larry has too many shells open, he decides to narrow down which shell it might be: </text:p>
      <text:p text:style-name="P1"><text:bookmark text:name="doc_chap4_pre41"/></text:p>
      <table:table table:name="Tabela21" table:style-name="Tabela21">
        <table:table-column table:style-name="Tabela21.A"/>
        <table:table-row>
          <table:table-cell table:style-name="Tabela21.A1" office:value-type="string">
            <text:p text:style-name="P9">Code Listing 4.4: Examining shells</text:p>
          </table:table-cell>
        </table:table-row>
        <table:table-row>
          <table:table-cell table:style-name="Tabela21.A2" office:value-type="string">
            <text:p text:style-name="P6"># lsof -R | grep /mnt/cdrom</text:p>
            <text:p text:style-name="P6">bash <text:s/>6453 <text:s text:c="2"/>6437 <text:s text:c="2"/>larry <text:s/>cwd <text:s/>DIR <text:s/>7,0 <text:s/>2048 <text:s/>1856 /mnt/cdrom</text:p>
            <text:p text:style-name="P12"><text:soft-page-break/>su <text:s text:c="3"/>15774 <text:s/>6453 <text:s text:c="2"/>root <text:s text:c="2"/>cwd <text:s/>DIR <text:s/>7,0 <text:s/>2048 <text:s/>1856 /mnt/cdrom</text:p>
          </table:table-cell>
        </table:table-row>
      </table:table>
      <text:p text:style-name="P5">An extra third field appears, which shows the parent process of bash and su. As you can see, su is the child of bash. This likely means that Larry ran su in the bash session that is keeping /mnt/cdrom busy. Next Larry finds the parent of the bash process: </text:p>
      <text:p text:style-name="P1"><text:bookmark text:name="doc_chap4_pre51"/></text:p>
      <table:table table:name="Tabela22" table:style-name="Tabela22">
        <table:table-column table:style-name="Tabela22.A"/>
        <table:table-row>
          <table:table-cell table:style-name="Tabela22.A1" office:value-type="string">
            <text:p text:style-name="P9">Code Listing 4.5: Finding a parent process</text:p>
          </table:table-cell>
        </table:table-row>
        <table:table-row>
          <table:table-cell table:style-name="Tabela22.A2" office:value-type="string">
            <text:p text:style-name="P6"># ps aux | grep 6437</text:p>
            <text:p text:style-name="P12">larry <text:s/>6437 <text:s/>0.0 <text:s/>0.7 <text:s/>38880 24628 ? <text:s/>S <text:s/>Aug09 <text:s/>9:00 konsole [kdeinit] -session 10be696</text:p>
          </table:table-cell>
        </table:table-row>
      </table:table>
      <text:p text:style-name="P5">Larry uses Konsole as his terminal program. Thus he knows that he must find the bash session somewhere in one of his Konsole windows. Larry finds the possible Konsole window by running pstree: </text:p>
      <text:p text:style-name="P1"><text:bookmark text:name="doc_chap4_pre61"/></text:p>
      <table:table table:name="Tabela23" table:style-name="Tabela23">
        <table:table-column table:style-name="Tabela23.A"/>
        <table:table-row>
          <table:table-cell table:style-name="Tabela23.A1" office:value-type="string">
            <text:p text:style-name="P9">Code Listing 4.6: Looking for Konsole</text:p>
          </table:table-cell>
        </table:table-row>
        <table:table-row>
          <table:table-cell table:style-name="Tabela23.A2" office:value-type="string">
            <text:p text:style-name="P6"># pstree 6437</text:p>
            <text:p text:style-name="P6">konsole-+-bash---python---{python}</text:p>
            <text:p text:style-name="P6"><text:s text:c="8"/>|-2*[bash]</text:p>
            <text:p text:style-name="P6"><text:s text:c="8"/>|-bash---su---bash---pstree</text:p>
            <text:p text:style-name="P6"><text:s text:c="8"/>|-2*[bash---su---bash]</text:p>
            <text:p text:style-name="P6"><text:s text:c="8"/>|-bash---su---bash---vi</text:p>
            <text:p text:style-name="P6"><text:s text:c="8"/>|-bash---ssh</text:p>
            <text:p text:style-name="P12"><text:s text:c="8"/>`-bash---su---bash---man---sh---sh---less</text:p>
          </table:table-cell>
        </table:table-row>
      </table:table>
      <text:p text:style-name="P5">Using this information, Larry narrows down his guessing to four bash sessions where he ran su. To make /mnt/cdrom not busy he simply exits out of his su terminals and uses cd to get out of the /mnt/cdrom directory. </text:p>
      <text:p text:style-name="P5">lsof can be used for different purposes. For example, you can use it to monitor your network connections: </text:p>
      <text:p text:style-name="P1"><text:bookmark text:name="doc_chap4_pre71"/></text:p>
      <table:table table:name="Tabela24" table:style-name="Tabela24">
        <table:table-column table:style-name="Tabela24.A"/>
        <table:table-row>
          <table:table-cell table:style-name="Tabela24.A1" office:value-type="string">
            <text:p text:style-name="P9">Code Listing 4.7: Monitoring network connections</text:p>
          </table:table-cell>
        </table:table-row>
        <table:table-row>
          <table:table-cell table:style-name="Tabela24.A2" office:value-type="string">
            <text:p text:style-name="P6"># lsof -i TCP:22</text:p>
            <text:p text:style-name="P6">COMMAND <text:s/>PID <text:s text:c="2"/>USER <text:s text:c="2"/>FD <text:s/>TYPE <text:s/>DEVICE SIZE NODE NAME</text:p>
            <text:p text:style-name="P6">sshd <text:s text:c="3"/>6094 <text:s text:c="2"/>root <text:s text:c="2"/>3u <text:s/>IPv4 <text:s text:c="3"/>9145 <text:s text:c="5"/>TCP *:ssh (LISTEN)</text:p>
            <text:p text:style-name="P12">ssh <text:s text:c="4"/>9962 andrey <text:s text:c="2"/>3u <text:s/>IPv4 3489405 <text:s text:c="5"/>TCP larry.cow:35467&gt;larry.bull:ssh (ESTABLISHED)</text:p>
          </table:table-cell>
        </table:table-row>
      </table:table>
      <text:p text:style-name="P5">Here we see the sshd service that listens for ssh connections and an outgoing ssh session. </text:p>
      <text:p text:style-name="P5">lsof also comes with some scripts in the /usr/share/lsof/scripts/ directory. Most will be useful in your quest to better spy on your users. </text:p>
      <text:p text:style-name="Standard"/>
      <text:p text:style-name="Standard"/>
      <text:p text:style-name="Text_20_body">4.  Tips and Tricks</text:p>
      <text:p text:style-name="Text_20_body"><text:bookmark text:name="doc_chap4_sect13"/>Recovering Deleted Files </text:p>
      <text:p text:style-name="Text_20_body">Have you ever accidentally deleted a file or files and wanted to bring them back? If so, this guide will show you a method for trying to recover just about any deleted file. </text:p>
      <text:p text:style-name="Text_20_body">First, we need to consider a number of factors: </text:p>
      <text:list xml:id="list1733865848" text:style-name="L1">
        <text:list-item>
          <text:p text:style-name="P34">Size of the partition where the file was deleted. If your partition is very large and you can't copy the entire thing to another partition, then you will have to risk losing data on the partition with the deleted file. If you decide to take this risk, then skip the second step that follows. </text:p>
        </text:list-item>
        <text:list-item>
          <text:p text:style-name="P49"><text:soft-page-break/>The type of file you deleted, e.g. a vital file needed to follow this guide or something on your thumb drive. If you deleted something like /usr/bin/dd or /usr/bin/cat as well as /bin/dd and /bin/cat, then you will probably need to boot from a LiveCD or another Gentoo installation. You can try to copy these vital files over (or you can just follow this guide), but manually install all of the programs Portage will want to install. </text:p>
        </text:list-item>
        <text:list-item>
          <text:p text:style-name="P15">The filesystem of the partition. If your partition's filesystem is anything other than FAT, Ext2/3, NTFS, UFS, or ISO 9660, you will not be able to use the tool covered in this guide. </text:p>
        </text:list-item>
      </text:list>
      <text:p text:style-name="Text_20_body">After considiring these factors, let's make a block-for-block copy the of the partition: </text:p>
      <text:p text:style-name="P1"><text:bookmark text:name="doc_chap4_pre15"/></text:p>
      <table:table table:name="Tabela25" table:style-name="Tabela25">
        <table:table-column table:style-name="Tabela25.A"/>
        <table:table-row>
          <table:table-cell table:style-name="Tabela25.A1" office:value-type="string">
            <text:p text:style-name="P9">Code Listing 4.1: Making a block-for-block copy</text:p>
          </table:table-cell>
        </table:table-row>
        <table:table-row>
          <table:table-cell table:style-name="Tabela25.A2" office:value-type="string">
            <text:p text:style-name="P6">(Replace part with the partition from with you want to recover the file)</text:p>
            <text:p text:style-name="P12"># dd if=/dev/part of=/var/tmp/recovery-img</text:p>
          </table:table-cell>
        </table:table-row>
      </table:table>
      <text:p text:style-name="Text_20_body">Let's install sleuthkit: </text:p>
      <text:p text:style-name="P1"><text:bookmark text:name="doc_chap4_pre23"/></text:p>
      <table:table table:name="Tabela26" table:style-name="Tabela26">
        <table:table-column table:style-name="Tabela26.A"/>
        <table:table-row>
          <table:table-cell table:style-name="Tabela26.A1" office:value-type="string">
            <text:p text:style-name="P9">Code Listing 4.2: Installing sleuthkit</text:p>
          </table:table-cell>
        </table:table-row>
        <table:table-row>
          <table:table-cell table:style-name="Tabela26.A2" office:value-type="string">
            <text:p text:style-name="P12"># emerge sleuthkit</text:p>
          </table:table-cell>
        </table:table-row>
      </table:table>
      <text:p text:style-name="P5">Next, create a small script, reconstruct.sh: </text:p>
      <text:p text:style-name="P1"><text:bookmark text:name="doc_chap4_pre32"/></text:p>
      <table:table table:name="Tabela27" table:style-name="Tabela27">
        <table:table-column table:style-name="Tabela27.A"/>
        <table:table-row>
          <table:table-cell table:style-name="Tabela27.A1" office:value-type="string">
            <text:p text:style-name="P9">Code Listing 4.3: Creating reconstruct.sh</text:p>
          </table:table-cell>
        </table:table-row>
        <table:table-row>
          <table:table-cell table:style-name="Tabela27.A2" office:value-type="string">
            <text:p text:style-name="P6">#!/bin/bash</text:p>
            <text:p text:style-name="P6"># reconstruct.sh -- reconstruct lost but not overwritten FAT data</text:p>
            <text:p text:style-name="P6"/>
            <text:p text:style-name="P6">cat $1 |</text:p>
            <text:p text:style-name="P6"><text:s text:c="2"/>while read line; do</text:p>
            <text:p text:style-name="P6"><text:s text:c="4"/>filetype=`echo "$line" | awk {'print $1'}`</text:p>
            <text:p text:style-name="P6"><text:s text:c="4"/>filenode=`echo "$line" | awk {'print $3'}`</text:p>
            <text:p text:style-name="P6"><text:s text:c="4"/>filenode=${filenode%:}</text:p>
            <text:p text:style-name="P6"><text:s text:c="4"/>filename=`echo "$line" | cut -f 2`</text:p>
            <text:p text:style-name="P6"/>
            <text:p text:style-name="P6"><text:s text:c="2"/>echo "$filename"</text:p>
            <text:p text:style-name="P6"/>
            <text:p text:style-name="P6"><text:s text:c="2"/>if [ $filetype == "d/d" ]; then</text:p>
            <text:p text:style-name="P6"><text:s text:c="4"/>mkdir -p "$filename"</text:p>
            <text:p text:style-name="P6"><text:s text:c="2"/>else</text:p>
            <text:p text:style-name="P6"><text:s text:c="4"/>icat -f $2 -r -s $3 "$filenode" &gt; "$filename"</text:p>
            <text:p text:style-name="P6"><text:s text:c="2"/>fi</text:p>
            <text:p text:style-name="P12"><text:s text:c="2"/>done</text:p>
          </table:table-cell>
        </table:table-row>
      </table:table>
      <text:p text:style-name="P5">Now let's make sleuthkit give us a list of files that were deleted: </text:p>
      <text:p text:style-name="P1"><text:bookmark text:name="doc_chap4_pre42"/></text:p>
      <table:table table:name="Tabela28" table:style-name="Tabela28">
        <table:table-column table:style-name="Tabela28.A"/>
        <table:table-row>
          <table:table-cell table:style-name="Tabela28.A1" office:value-type="string">
            <text:p text:style-name="P9">Code Listing 4.4: Listing deleted files</text:p>
          </table:table-cell>
        </table:table-row>
        <table:table-row>
          <table:table-cell table:style-name="Tabela28.A2" office:value-type="string">
            <text:p text:style-name="P12"># fls -f ext -d -p -r /dev/part</text:p>
          </table:table-cell>
        </table:table-row>
      </table:table>
      <table:table table:name="Tabela29" table:style-name="Tabela29">
        <table:table-column table:style-name="Tabela29.A"/>
        <table:table-row>
          <table:table-cell table:style-name="Tabela29.A1" office:value-type="string">
            <text:p text:style-name="P11"><text:span text:style-name="T1">Note: </text:span>If you are working with a FAT-formatted partition, replace ext with fat. Likewise with NTFS, replace ext with ntfs. In this case, the guide assumes the filesystem is either ext2 or ext3. Replace part with your partition. </text:p>
          </table:table-cell>
        </table:table-row>
      </table:table>
      <text:p text:style-name="Text_20_body">You should get a list of files like this: </text:p>
      <text:p text:style-name="P1"><text:bookmark text:name="doc_chap4_pre52"/></text:p>
      <table:table table:name="Tabela30" table:style-name="Tabela30">
        <table:table-column table:style-name="Tabela30.A"/>
        <table:table-row>
          <table:table-cell table:style-name="Tabela30.A1" office:value-type="string">
            <text:p text:style-name="P9">Code Listing 4.5: Deleted files</text:p>
          </table:table-cell>
        </table:table-row>
        <table:table-row>
          <table:table-cell table:style-name="Tabela30.A2" office:value-type="string">
            <text:p text:style-name="P6"># fls -f ext -d -p -r /dev/part</text:p>
            <text:p text:style-name="P12"><text:soft-page-break/>r/r * 24590: <text:s text:c="3"/>whoops_im_a_deleted_file</text:p>
          </table:table-cell>
        </table:table-row>
      </table:table>
      <table:table table:name="Tabela31" table:style-name="Tabela31">
        <table:table-column table:style-name="Tabela31.A"/>
        <table:table-row>
          <table:table-cell table:style-name="Tabela31.A1" office:value-type="string">
            <text:p text:style-name="P11"><text:span text:style-name="T1">Warning: </text:span>If you deleted a file and have not unmounted your partition yet, fls will not show you that file. Unmount the partition first. </text:p>
          </table:table-cell>
        </table:table-row>
      </table:table>
      <text:p text:style-name="P5">Assuming we want to recover whoops_im_a_deleted_file, we do the following: </text:p>
      <text:p text:style-name="P1"><text:bookmark text:name="doc_chap4_pre62"/></text:p>
      <table:table table:name="Tabela32" table:style-name="Tabela32">
        <table:table-column table:style-name="Tabela32.A"/>
        <table:table-row>
          <table:table-cell table:style-name="Tabela32.A1" office:value-type="string">
            <text:p text:style-name="P9">Code Listing 4.6: Using reconstruct.sh to recover a file</text:p>
          </table:table-cell>
        </table:table-row>
        <table:table-row>
          <table:table-cell table:style-name="Tabela32.A2" office:value-type="string">
            <text:p text:style-name="P6"># fls -f ext -d -p -r /dev/part | grep "whoops_im_a_deleted_file$" &gt; recover_files_list</text:p>
            <text:p text:style-name="P12"># sh reconstruct.sh recover_files_list ext /var/tmp/recovery-img</text:p>
          </table:table-cell>
        </table:table-row>
      </table:table>
      <text:p text:style-name="Text_20_body">You may also do without the grep command and modify the files list yourself. Once again, replace ext with the filesystem that you are working with. </text:p>
      <text:p text:style-name="Text_20_body">You don't have to use the script; you can also simply run the following: </text:p>
      <text:p text:style-name="P1"><text:bookmark text:name="doc_chap4_pre72"/></text:p>
      <table:table table:name="Tabela33" table:style-name="Tabela33">
        <table:table-column table:style-name="Tabela33.A"/>
        <table:table-row>
          <table:table-cell table:style-name="Tabela33.A1" office:value-type="string">
            <text:p text:style-name="P9">Code Listing 4.7: Recovering a file without reconstruct.sh</text:p>
          </table:table-cell>
        </table:table-row>
        <table:table-row>
          <table:table-cell table:style-name="Tabela33.A2" office:value-type="string">
            <text:p text:style-name="P12"># icat -f ext -r -s <text:s/>/var/tmp/recovery_img 24590 &gt; whoops_im_a_deleted_file_recovered</text:p>
          </table:table-cell>
        </table:table-row>
      </table:table>
      <table:table table:name="Tabela34" table:style-name="Tabela34">
        <table:table-column table:style-name="Tabela34.A"/>
        <table:table-row>
          <table:table-cell table:style-name="Tabela34.A1" office:value-type="string">
            <text:p text:style-name="P11"><text:span text:style-name="T1">Note: </text:span>icat is not guaranteed to work all the time. It will try various recover techniques, but none of them might work. Nevertheless, this guide presents a "first-try" method for getting your lost files back. </text:p>
          </table:table-cell>
        </table:table-row>
      </table:table>
      <text:p text:style-name="Text_20_body">This edition of Tips and Tricks was inspired by <text:a xlink:type="simple" xlink:href="http://forums.gentoo.org/viewtopic-t-365703.html">this forum post</text:a> by <text:span text:style-name="T1">der bastler</text:span>. </text:p>
      <text:p text:style-name="Standard"/>
      <text:p text:style-name="Standard"/>
      <text:p text:style-name="Text_20_body">5.  Tips and Tricks</text:p>
      <text:p text:style-name="Text_20_body"><text:bookmark text:name="doc_chap5_sect1"/>Measuring and reducing power usage</text:p>
      <text:p text:style-name="Text_20_body">For those who want to reduce energy use, increase their laptop time on battery, and those who simply want to save money, this edition of Tips and Tricks is for you. Let's use <text:a xlink:type="simple" xlink:href="http://www.linuxpowertop.org/">PowerTop</text:a> to reduce the amount of power your computer draws. </text:p>
      <text:p text:style-name="Text_20_body">The first step is to install PowerTop and run it: </text:p>
      <text:p text:style-name="P1"><text:bookmark text:name="doc_chap5_pre1"/></text:p>
      <table:table table:name="Tabela35" table:style-name="Tabela35">
        <table:table-column table:style-name="Tabela35.A"/>
        <table:table-row>
          <table:table-cell table:style-name="Tabela35.A1" office:value-type="string">
            <text:p text:style-name="P9">Code Listing 5.1: Using powertop</text:p>
          </table:table-cell>
        </table:table-row>
        <table:table-row>
          <table:table-cell table:style-name="Tabela35.A2" office:value-type="string">
            <text:p text:style-name="P6"># emerge powertop</text:p>
            <text:p text:style-name="P12"># powertop</text:p>
          </table:table-cell>
        </table:table-row>
      </table:table>
      <text:p text:style-name="Text_20_body">PowerTop will likely tell you that you need a few options enabled in your kernel, if they aren't enabled already. </text:p>
      <text:p text:style-name="Text_20_body">To prepare your kernel for PowerTop you need to go into "Processor type and features". Set "Tickless System" to be built into the kernel. If you do not have this option you can continue without setting it. Next, go to the main menu and go into "Kernel hacking". Set "Kernel debugging" to be built in, then select "Collect kernel timer statistics". If you are doing this on a laptop, enable battery support in "Power management options" and "ACPI Support". Finally, enable "CPU frequency translation statistics" under "Power management options" and "CPU Frequency scaling". </text:p>
      <text:p text:style-name="P5">Reboot into your reconfigured kernel and run powertop again. You should see a list of applications are kernel components "waking the system up". All you need to know is that fewer wakeups means your system consumes less power. PowerTop gives you a few tips at the bottom. </text:p>
      <text:p text:style-name="Text_20_body">The first one is to tell the kernel to disable USB until you need it. This option is under "Device <text:soft-page-break/>Drivers", in "USB Support". It is probably called "USB selective suspend/resume and wakeup". </text:p>
      <text:p text:style-name="Text_20_body">The second one is to increase the dirty write back interval to 15 seconds -- or an interval of your choosing). This will help reduce disk wakeups. </text:p>
      <text:p text:style-name="P1"><text:bookmark text:name="doc_chap5_pre2"/></text:p>
      <table:table table:name="Tabela36" table:style-name="Tabela36">
        <table:table-column table:style-name="Tabela36.A"/>
        <table:table-row>
          <table:table-cell table:style-name="Tabela36.A1" office:value-type="string">
            <text:p text:style-name="P9">Code Listing 5.2: Reducing disk wakeups</text:p>
          </table:table-cell>
        </table:table-row>
        <table:table-row>
          <table:table-cell table:style-name="Tabela36.A2" office:value-type="string">
            <text:p text:style-name="P12"># echo 1500 &gt; /proc/sys/vm/dirty_writeback_centisecs</text:p>
          </table:table-cell>
        </table:table-row>
      </table:table>
      <text:p text:style-name="Text_20_body">There are other things you can do to reduce you power usage. For example, if you happen to browse many CPU-intensive Flash sites, you can install the <text:a xlink:type="simple" xlink:href="http://flashblock.mozdev.org/">FlashBlock</text:a> add-on for Firefox and choose to view Flash upon your request only. </text:p>
      <text:p text:style-name="Text_20_body">Visit <text:a xlink:type="simple" xlink:href="http://www.lesswatts.org/">LessWatts</text:a> for more good ways to save power. </text:p>
      <text:p text:style-name="Standard"/>
      <text:p text:style-name="Standard"/>
      <text:p text:style-name="Text_20_body">4.  Tips and Tricks</text:p>
      <text:p text:style-name="Text_20_body"><text:bookmark text:name="doc_chap4_sect14"/>Command-line network monitoring</text:p>
      <text:p text:style-name="Text_20_body">Have you ever wanted facilities like top, but for your computer's network? This tip shows you what options you have in command-line network monitors. </text:p>
      <text:p text:style-name="Text_20_body">The first is <text:a xlink:type="simple" xlink:href="http://iptraf.seul.org/">IPTraf</text:a>: </text:p>
      <text:p text:style-name="P1"><text:bookmark text:name="doc_chap4_pre16"/></text:p>
      <table:table table:name="Tabela37" table:style-name="Tabela37">
        <table:table-column table:style-name="Tabela37.A"/>
        <table:table-row>
          <table:table-cell table:style-name="Tabela37.A1" office:value-type="string">
            <text:p text:style-name="P9">Code Listing 4.1: Installing IPTraf</text:p>
          </table:table-cell>
        </table:table-row>
        <table:table-row>
          <table:table-cell table:style-name="Tabela37.A2" office:value-type="string">
            <text:p text:style-name="P12"># emerge iptraf</text:p>
          </table:table-cell>
        </table:table-row>
      </table:table>
      <text:p text:style-name="Text_20_body">Using it is easy: </text:p>
      <text:p text:style-name="P1"><text:bookmark text:name="doc_chap4_pre24"/></text:p>
      <table:table table:name="Tabela38" table:style-name="Tabela38">
        <table:table-column table:style-name="Tabela38.A"/>
        <table:table-row>
          <table:table-cell table:style-name="Tabela38.A1" office:value-type="string">
            <text:p text:style-name="P9">Code Listing 4.2: Using IPTraf</text:p>
          </table:table-cell>
        </table:table-row>
        <table:table-row>
          <table:table-cell table:style-name="Tabela38.A2" office:value-type="string">
            <text:p text:style-name="P12">$ iptraf</text:p>
          </table:table-cell>
        </table:table-row>
      </table:table>
      <text:p text:style-name="P5">It is a highly advanced ncurses interface. You can choose view your network status from many angles: IP traffic by port and IP address, general interface statistics such as number of packets passing through, speed and volume of packets passing through, and much more. </text:p>
      <text:p text:style-name="P5">Another network monitor is vnstat. This program is useful for historical statistics. It keeps a database for your interfaces. </text:p>
      <text:p text:style-name="P1"><text:bookmark text:name="doc_chap4_pre33"/></text:p>
      <table:table table:name="Tabela39" table:style-name="Tabela39">
        <table:table-column table:style-name="Tabela39.A"/>
        <table:table-row>
          <table:table-cell table:style-name="Tabela39.A1" office:value-type="string">
            <text:p text:style-name="P9">Code Listing 4.3: Installing vnstat</text:p>
          </table:table-cell>
        </table:table-row>
        <table:table-row>
          <table:table-cell table:style-name="Tabela39.A2" office:value-type="string">
            <text:p text:style-name="P12"># emerge vnstat</text:p>
          </table:table-cell>
        </table:table-row>
      </table:table>
      <text:p text:style-name="P5">It will need an hour to gather enough statistics. vnstat is installed with a cron script (/etc/cron.hourly/vnstat) that updates vnstat's database every hour. Once you have enough data in the database you can get hourly, daily, and monthly data from vnstat. For example, to see hourly statistics: </text:p>
      <text:p text:style-name="P1"><text:bookmark text:name="doc_chap4_pre43"/></text:p>
      <table:table table:name="Tabela40" table:style-name="Tabela40">
        <table:table-column table:style-name="Tabela40.A"/>
        <table:table-row>
          <table:table-cell table:style-name="Tabela40.A1" office:value-type="string">
            <text:p text:style-name="P9">Code Listing 4.4: Viewing hourly statistics</text:p>
          </table:table-cell>
        </table:table-row>
        <table:table-row>
          <table:table-cell table:style-name="Tabela40.A2" office:value-type="string">
            <text:p text:style-name="P12">$ vnstat -h</text:p>
          </table:table-cell>
        </table:table-row>
      </table:table>
      <text:p text:style-name="P5">A third program is iftop. iftop does for networking what top does for CPU usage. It shows you which connections have the most traffic going in and out. Install iftop: </text:p>
      <text:p text:style-name="P1"><text:bookmark text:name="doc_chap4_pre53"/></text:p>
      <table:table table:name="Tabela41" table:style-name="Tabela41">
        <table:table-column table:style-name="Tabela41.A"/>
        <text:soft-page-break/>
        <table:table-row>
          <table:table-cell table:style-name="Tabela41.A1" office:value-type="string">
            <text:p text:style-name="P9">Code Listing 4.5: Installing iftop</text:p>
          </table:table-cell>
        </table:table-row>
        <table:table-row>
          <table:table-cell table:style-name="Tabela41.A2" office:value-type="string">
            <text:p text:style-name="P12"># emerge iftop</text:p>
          </table:table-cell>
        </table:table-row>
      </table:table>
      <text:p text:style-name="Text_20_body">Then run and use it just like top: </text:p>
      <text:p text:style-name="P1"><text:bookmark text:name="doc_chap4_pre63"/></text:p>
      <table:table table:name="Tabela42" table:style-name="Tabela42">
        <table:table-column table:style-name="Tabela42.A"/>
        <table:table-row>
          <table:table-cell table:style-name="Tabela42.A1" office:value-type="string">
            <text:p text:style-name="P9">Code Listing 4.6: Running iftop</text:p>
          </table:table-cell>
        </table:table-row>
        <table:table-row>
          <table:table-cell table:style-name="Tabela42.A2" office:value-type="string">
            <text:p text:style-name="P12">$ iftop</text:p>
          </table:table-cell>
        </table:table-row>
      </table:table>
      <text:p text:style-name="P5">You can press ? to view options that you can use. </text:p>
      <text:p text:style-name="Standard"/>
      <text:p text:style-name="Standard"/>
      <text:p text:style-name="Text_20_body">4.  Tips and Tricks</text:p>
      <text:p text:style-name="Text_20_body"><text:bookmark text:name="doc_chap4_sect15"/>Speedup Boot Time</text:p>
      <text:p text:style-name="Text_20_body">Are you impatient when booting your computer? If yes, try the following: </text:p>
      <text:p text:style-name="P1"><text:bookmark text:name="doc_chap4_pre17"/></text:p>
      <table:table table:name="Tabela43" table:style-name="Tabela43">
        <table:table-column table:style-name="Tabela43.A"/>
        <table:table-row>
          <table:table-cell table:style-name="Tabela43.A1" office:value-type="string">
            <text:p text:style-name="P9">Code Listing 4.1: Tell Gentoo's startup system to turn on services in parallel</text:p>
          </table:table-cell>
        </table:table-row>
        <table:table-row>
          <table:table-cell table:style-name="Tabela43.A2" office:value-type="string">
            <text:p text:style-name="P6">$ $EDITOR /etc/conf.d/rc</text:p>
            <text:p text:style-name="P6">(Change)</text:p>
            <text:p text:style-name="P6">RC_PARALLEL_STARTUP="no"</text:p>
            <text:p text:style-name="P6">(To)</text:p>
            <text:p text:style-name="P12">RC_PARALLEL_STARTUP="yes"</text:p>
          </table:table-cell>
        </table:table-row>
      </table:table>
      <text:p text:style-name="P1"><text:bookmark text:name="doc_chap4_pre25"/></text:p>
      <table:table table:name="Tabela44" table:style-name="Tabela44">
        <table:table-column table:style-name="Tabela44.A"/>
        <table:table-row>
          <table:table-cell table:style-name="Tabela44.A1" office:value-type="string">
            <text:p text:style-name="P9">Code Listing 4.2: Prevent the kernel from displaying status messages</text:p>
          </table:table-cell>
        </table:table-row>
        <table:table-row>
          <table:table-cell table:style-name="Tabela44.A2" office:value-type="string">
            <text:p text:style-name="P6">(Assuming you are using GRUB and /boot is mounted correctly)</text:p>
            <text:p text:style-name="P6">$ $EDITOR /boot/grub/grub.conf</text:p>
            <text:p text:style-name="P6">(Append the 'quiet' option to the kernel you use, for example:)</text:p>
            <text:p text:style-name="P12">kernel /boot/vmlinuz-2.6.23.9 root=/dev/hda2 quiet</text:p>
          </table:table-cell>
        </table:table-row>
      </table:table>
      <text:p text:style-name="P1"><text:bookmark text:name="doc_chap4_pre34"/></text:p>
      <table:table table:name="Tabela45" table:style-name="Tabela45">
        <table:table-column table:style-name="Tabela45.A"/>
        <table:table-row>
          <table:table-cell table:style-name="Tabela45.A1" office:value-type="string">
            <text:p text:style-name="P9">Code Listing 4.3: Remove services that you do not need</text:p>
          </table:table-cell>
        </table:table-row>
        <table:table-row>
          <table:table-cell table:style-name="Tabela45.A2" office:value-type="string">
            <text:p text:style-name="P6">(View what services are currently activated on boot)</text:p>
            <text:p text:style-name="P6">$ rc-status boot</text:p>
            <text:p text:style-name="P6">(Check what is good with a default runlevel)</text:p>
            <text:p text:style-name="P6">$ rc-status default</text:p>
            <text:p text:style-name="P6">(For example, you probably won't need keymap if you're building a carputer:)</text:p>
            <text:p text:style-name="P12">$ rc-update del keymap</text:p>
          </table:table-cell>
        </table:table-row>
      </table:table>
      <text:p text:style-name="Text_20_body">If you build your kernel with no modules, you can remove modules from boot. </text:p>
      <table:table table:name="Tabela46" table:style-name="Tabela46">
        <table:table-column table:style-name="Tabela46.A"/>
        <table:table-row>
          <table:table-cell table:style-name="Tabela46.A1" office:value-type="string">
            <text:p text:style-name="P9"><text:span text:style-name="T1">Note: </text:span>If you do not understand what a particular service or module does, do not remove it! </text:p>
          </table:table-cell>
        </table:table-row>
      </table:table>
      <text:p text:style-name="Text_20_body">You may also like to install <text:a xlink:type="simple" xlink:href="http://www.bootchart.org/">BootChart</text:a>, a tool for performance analysis and visualization of the Linux boot process. </text:p>
      <text:p text:style-name="Text_20_body"><text:bookmark text:name="doc_chap4_sect22"/>IRSSI and BitlBee</text:p>
      <text:p text:style-name="Text_20_body">Irssi and BitlBee are both great for simple chat clients. If you have a shell available, we recommend you run them off the server, since you will never logoff. </text:p>
      <text:p text:style-name="P1"><text:bookmark text:name="doc_chap4_pre44"/></text:p>
      <table:table table:name="Tabela47" table:style-name="Tabela47">
        <table:table-column table:style-name="Tabela47.A"/>
        <table:table-row>
          <table:table-cell table:style-name="Tabela47.A1" office:value-type="string">
            <text:p text:style-name="P9">Code Listing 4.4: Installing</text:p>
          </table:table-cell>
        </table:table-row>
        <table:table-row>
          <table:table-cell table:style-name="Tabela47.A2" office:value-type="string">
            <text:p text:style-name="P12"># emerge irssi bitlbee screenie</text:p>
          </table:table-cell>
        </table:table-row>
      </table:table>
      <text:p text:style-name="Text_20_body"><text:soft-page-break/>A previous GMN featured tips and tricks on <text:a xlink:type="simple" xlink:href="http://www.gentoo.org/news/en/gmn/20080218-newsletter.xml#doc_chap4">screenie</text:a>. Now, configure bitlbee to your taste, and start it: </text:p>
      <text:p text:style-name="P1"><text:bookmark text:name="doc_chap4_pre54"/></text:p>
      <table:table table:name="Tabela48" table:style-name="Tabela48">
        <table:table-column table:style-name="Tabela48.A"/>
        <table:table-row>
          <table:table-cell table:style-name="Tabela48.A1" office:value-type="string">
            <text:p text:style-name="P9">Code Listing 4.5: Starting bitlbee</text:p>
          </table:table-cell>
        </table:table-row>
        <table:table-row>
          <table:table-cell table:style-name="Tabela48.A2" office:value-type="string">
            <text:p text:style-name="P12">$ /etc/init.d/bitlbeed start</text:p>
          </table:table-cell>
        </table:table-row>
      </table:table>
      <text:p text:style-name="Text_20_body">Now start screenie and start an irssi session: </text:p>
      <text:p text:style-name="P1"><text:bookmark text:name="doc_chap4_pre64"/></text:p>
      <table:table table:name="Tabela49" table:style-name="Tabela49">
        <table:table-column table:style-name="Tabela49.A"/>
        <table:table-row>
          <table:table-cell table:style-name="Tabela49.A1" office:value-type="string">
            <text:p text:style-name="P9">Code Listing 4.6: Creating an IRSSI session</text:p>
          </table:table-cell>
        </table:table-row>
        <table:table-row>
          <table:table-cell table:style-name="Tabela49.A2" office:value-type="string">
            <text:p text:style-name="P12">$ /connect 127.0.0.1</text:p>
          </table:table-cell>
        </table:table-row>
      </table:table>
      <text:p text:style-name="Text_20_body">Now follow the instructions and connect into your IM accounts and IRC, never worrying about logging off. </text:p>
      <text:p text:style-name="Text_20_body"><text:bookmark text:name="doc_chap5"/></text:p>
      <text:p text:style-name="Standard"/>
      <text:p text:style-name="Text_20_body">5.  Tips and Tricks</text:p>
      <text:p text:style-name="Text_20_body"><text:bookmark text:name="doc_chap5_sect11"/>Encrypted USB Swap</text:p>
      <text:p text:style-name="Text_20_body">Large, high speed USB flash drives are now more affordable than ever. At sizes of 2GB and 4GB, these drives are an interesting alternative to swapping on disk. When machines are thrashing to and from swap, a relatively huge amount of time is spent seeking. Swapping on flash makes the seek time relatively negligible. </text:p>
      <text:p text:style-name="Text_20_body"><text:span text:style-name="T1">Market Speak for Speed:</text:span> Affordable drives boast sustained speeds of 20 MBps for writing and 30 MBps for reading. When purchasing flash drives, speeds are measured by factors such as 133X and 200X. The X factor is the same as for CD ROM drives: 150 KBps. </text:p>
      <text:p text:style-name="Text_20_body"><text:span text:style-name="T1">Measuring the Speed:</text:span> You can use the dd command to measure the speed of your drive for reading: </text:p>
      <text:p text:style-name="P1"><text:bookmark text:name="doc_chap5_pre11"/></text:p>
      <table:table table:name="Tabela50" table:style-name="Tabela50">
        <table:table-column table:style-name="Tabela50.A"/>
        <table:table-row>
          <table:table-cell table:style-name="Tabela50.A1" office:value-type="string">
            <text:p text:style-name="P9">Code Listing 5.1: Using dd to measure speed</text:p>
          </table:table-cell>
        </table:table-row>
        <table:table-row>
          <table:table-cell table:style-name="Tabela50.A2" office:value-type="string">
            <text:p text:style-name="P6"># dd if=/dev/sdX of=/dev/null bs=1M count=1000 iflag=direct</text:p>
            <text:p text:style-name="P6"># Or: (THIS COMMAND WILL OVERWRITE DATA ON YOUR DEVICE)</text:p>
            <text:p text:style-name="P12"># dd if=/dev/zero of=/dev/sdX bs=1M count=1000 oflag=direct</text:p>
          </table:table-cell>
        </table:table-row>
      </table:table>
      <text:p text:style-name="Text_20_body">Flash devices have an internal block size of 4K so it is important to specify a block size of at least this amount to accurately measure the device's optimal speed. </text:p>
      <text:p text:style-name="P5"><text:span text:style-name="T1">Encypted USB Swap:</text:span> Encrypting your swap prevents unencrypted sensitive data, such as passwords, from being stored on the flash drive. To enable encryption, your kernel must have the BLOCK_DEV_LOOP, BLOCK_DEV_CRYPTO_LOOP and CRYPTO_AES or CRYPTO_AES_X86_64 options enabled. </text:p>
      <text:p text:style-name="P5"><text:span text:style-name="T1">Partitioning:</text:span> While not strictly necessary, partitioning your drives makes the data easier to identify with the fdisk command. Partition your drive with fdisk and specify a partition type of 82. Find the unique name of your flash drive swap partition with: </text:p>
      <text:p text:style-name="P1"><text:bookmark text:name="doc_chap5_pre21"/></text:p>
      <table:table table:name="Tabela51" table:style-name="Tabela51">
        <table:table-column table:style-name="Tabela51.A"/>
        <table:table-row>
          <table:table-cell table:style-name="Tabela51.A1" office:value-type="string">
            <text:p text:style-name="P9">Code Listing 5.2: Identifying your drive</text:p>
          </table:table-cell>
        </table:table-row>
        <table:table-row>
          <table:table-cell table:style-name="Tabela51.A2" office:value-type="string">
            <text:p text:style-name="P6">$ ls -l /dev/disk/by-id/usb-*-part1</text:p>
            <text:p text:style-name="P6"># Example output:</text:p>
            <text:p text:style-name="P12">lrwxrwxrwx 1 root root 10 Feb 6 23:40 /dev/disk/by-id/usb-PNY_USB_2.0_FD_AA7B020900000644-0:0-part1 -&gt; ../../sdc1</text:p>
          </table:table-cell>
        </table:table-row>
      </table:table>
      <text:p text:style-name="P5"><text:span text:style-name="T1">Modifying fstab:</text:span> Add your partition to /etc/fstab to have the swap automatically enabled on boot: </text:p>
      <text:p text:style-name="P1"><text:bookmark text:name="doc_chap5_pre3"/><text:soft-page-break/></text:p>
      <table:table table:name="Tabela52" table:style-name="Tabela52">
        <table:table-column table:style-name="Tabela52.A"/>
        <table:table-row>
          <table:table-cell table:style-name="Tabela52.A1" office:value-type="string">
            <text:p text:style-name="P9">Code Listing 5.3: Adding an entry to fstab</text:p>
          </table:table-cell>
        </table:table-row>
        <table:table-row>
          <table:table-cell table:style-name="Tabela52.A2" office:value-type="string">
            <text:p text:style-name="P12">/dev/disk/by-id/usb-PNY_USB_2.0_FD_AA7B020900000644-0:0-part1 <text:s text:c="2"/>none <text:s text:c="3"/>swap <text:s text:c="3"/>sw,loop=/dev/loop7,encryption=AES128 <text:s/>0 0</text:p>
          </table:table-cell>
        </table:table-row>
      </table:table>
      <text:p text:style-name="Text_20_body">You can specify any loop device that you know will not be used at boot. </text:p>
      <text:p text:style-name="Text_20_body"><text:span text:style-name="T1">Going Live:</text:span> To turn on your swap immediately: </text:p>
      <text:p text:style-name="P1"><text:bookmark text:name="doc_chap5_pre4"/></text:p>
      <table:table table:name="Tabela53" table:style-name="Tabela53">
        <table:table-column table:style-name="Tabela53.A"/>
        <table:table-row>
          <table:table-cell table:style-name="Tabela53.A1" office:value-type="string">
            <text:p text:style-name="P9">Code Listing 5.4: Activating your swap partition</text:p>
          </table:table-cell>
        </table:table-row>
        <table:table-row>
          <table:table-cell table:style-name="Tabela53.A2" office:value-type="string">
            <text:p text:style-name="P12"># swapon -a</text:p>
          </table:table-cell>
        </table:table-row>
      </table:table>
      <text:p text:style-name="Text_20_body">Use either of these commands to see the status of your swaps: </text:p>
      <text:p text:style-name="P1"><text:bookmark text:name="doc_chap5_pre5"/></text:p>
      <table:table table:name="Tabela54" table:style-name="Tabela54">
        <table:table-column table:style-name="Tabela54.A"/>
        <table:table-row>
          <table:table-cell table:style-name="Tabela54.A1" office:value-type="string">
            <text:p text:style-name="P9">Code Listing 5.5: Verifying your swap partition</text:p>
          </table:table-cell>
        </table:table-row>
        <table:table-row>
          <table:table-cell table:style-name="Tabela54.A2" office:value-type="string">
            <text:p text:style-name="P6"># swapon -s</text:p>
            <text:p text:style-name="P6"># Or:</text:p>
            <text:p text:style-name="P12">$ cat /proc/swaps</text:p>
          </table:table-cell>
        </table:table-row>
      </table:table>
      <text:p text:style-name="Text_20_body"><text:span text:style-name="T1">A word of Caution!</text:span> Flash drives have a limited life span. For personal use, a flash drive can easily last years. For heavy duty use, using a hard drive may be a more appropriate alternative than occasionally replacing the flash drive. A typical flash drive will allow 10,000 or 100,000 writes per block. Decent flash drives use wear leveling techniques so that all the blocks wear out evenly. Considering the worst case, a 4GB drive which is written to constantly at 20MB/sec, a drive in such a situation would only last 23.7 to 237 days. </text:p>
      <text:p text:style-name="Text_20_body"><text:bookmark text:name="doc_chap5_sect2"/>tmpwatch never sleeps</text:p>
      <text:p text:style-name="P5">A cluttered /tmp is annoying. There are two possibilities to automatically prevent that. The first possibility is to use a feature of baselayout-2, simply set WIPE_TMP to "yes" in /etc/conf.d/bootmisc. The second possibility is to use tmpwatch: </text:p>
      <text:p text:style-name="P1"><text:bookmark text:name="doc_chap5_pre6"/></text:p>
      <table:table table:name="Tabela55" table:style-name="Tabela55">
        <table:table-column table:style-name="Tabela55.A"/>
        <table:table-row>
          <table:table-cell table:style-name="Tabela55.A1" office:value-type="string">
            <text:p text:style-name="P9">Code Listing 5.6: Installing tmpwatch</text:p>
          </table:table-cell>
        </table:table-row>
        <table:table-row>
          <table:table-cell table:style-name="Tabela55.A2" office:value-type="string">
            <text:p text:style-name="P12"># emerge tmpwatch</text:p>
          </table:table-cell>
        </table:table-row>
      </table:table>
      <text:p text:style-name="P5">It will install a cron entry: /etc/cron.daily/tmpwatch. Uncomment one or all of the examples in the file. You can also write your own, such as: </text:p>
      <text:p text:style-name="P1"><text:bookmark text:name="doc_chap5_pre7"/></text:p>
      <table:table table:name="Tabela56" table:style-name="Tabela56">
        <table:table-column table:style-name="Tabela56.A"/>
        <table:table-row>
          <table:table-cell table:style-name="Tabela56.A1" office:value-type="string">
            <text:p text:style-name="P9">Code Listing 5.7: Custom tmpwatch cron entry</text:p>
          </table:table-cell>
        </table:table-row>
        <table:table-row>
          <table:table-cell table:style-name="Tabela56.A2" office:value-type="string">
            <text:p text:style-name="P6"># Delete everything except what is owned by one user</text:p>
            <text:p text:style-name="P6">if [[ -d /tmp ]]; then</text:p>
            <text:p text:style-name="P6"><text:s text:c="2"/>${TMPWATCH} --exclude-user andrey --atime 168 /tmp</text:p>
            <text:p text:style-name="P12">fi</text:p>
          </table:table-cell>
        </table:table-row>
      </table:table>
      <text:p text:style-name="Text_20_body">For more options, run: </text:p>
      <text:p text:style-name="P1"><text:bookmark text:name="doc_chap5_pre8"/></text:p>
      <table:table table:name="Tabela57" table:style-name="Tabela57">
        <table:table-column table:style-name="Tabela57.A"/>
        <table:table-row>
          <table:table-cell table:style-name="Tabela57.A1" office:value-type="string">
            <text:p text:style-name="P9">Code Listing 5.8: tmpwatch options</text:p>
          </table:table-cell>
        </table:table-row>
        <table:table-row>
          <table:table-cell table:style-name="Tabela57.A2" office:value-type="string">
            <text:p text:style-name="P12">$ tmpwatch --help</text:p>
          </table:table-cell>
        </table:table-row>
      </table:table>
      <text:p text:style-name="Standard"/>
      <text:p text:style-name="Standard"/>
      <text:p text:style-name="Standard"/>
      <text:p text:style-name="Standard"/>
      <text:p text:style-name="Standard"/>
      <text:p text:style-name="Standard"><text:soft-page-break/></text:p>
      <text:p text:style-name="Standard"/>
      <text:p text:style-name="Text_20_body">4.  Tips and Tricks</text:p>
      <text:p text:style-name="Text_20_body"><text:bookmark text:name="doc_chap4_sect16"/>Screenie</text:p>
      <text:p text:style-name="Text_20_body">Want to organize your command line screen session or sessions better? Want to have a separate screen session for every task that you do? Want something that will organize you in general? This GMN has the perfect tip for you. It is a tiny script called screenie. </text:p>
      <text:p text:style-name="P1"><text:bookmark text:name="doc_chap4_pre18"/></text:p>
      <table:table table:name="Tabela58" table:style-name="Tabela58">
        <table:table-column table:style-name="Tabela58.A"/>
        <table:table-row>
          <table:table-cell table:style-name="Tabela58.A1" office:value-type="string">
            <text:p text:style-name="P9">Code Listing 4.1: Getting Screenie</text:p>
          </table:table-cell>
        </table:table-row>
        <table:table-row>
          <table:table-cell table:style-name="Tabela58.A2" office:value-type="string">
            <text:p text:style-name="P12">$ emerge screenie</text:p>
          </table:table-cell>
        </table:table-row>
      </table:table>
      <text:p text:style-name="Text_20_body">Start by running it. </text:p>
      <text:p text:style-name="P1"><text:bookmark text:name="doc_chap4_pre26"/></text:p>
      <table:table table:name="Tabela59" table:style-name="Tabela59">
        <table:table-column table:style-name="Tabela59.A"/>
        <table:table-row>
          <table:table-cell table:style-name="Tabela59.A1" office:value-type="string">
            <text:p text:style-name="P9">Code Listing 4.2: Launching screenie</text:p>
          </table:table-cell>
        </table:table-row>
        <table:table-row>
          <table:table-cell table:style-name="Tabela59.A2" office:value-type="string">
            <text:p text:style-name="P12">$ screenie</text:p>
          </table:table-cell>
        </table:table-row>
      </table:table>
      <text:p text:style-name="Text_20_body">You should see the following: </text:p>
      <text:p text:style-name="P1"><text:bookmark text:name="doc_chap4_pre35"/></text:p>
      <table:table table:name="Tabela60" table:style-name="Tabela60">
        <table:table-column table:style-name="Tabela60.A"/>
        <table:table-row>
          <table:table-cell table:style-name="Tabela60.A1" office:value-type="string">
            <text:p text:style-name="P9">Code Listing 4.3: Adding a job</text:p>
          </table:table-cell>
        </table:table-row>
        <table:table-row>
          <table:table-cell table:style-name="Tabela60.A2" office:value-type="string">
            <text:p text:style-name="P6"/>
            <text:p text:style-name="P6">SCREENIE - terminal screen-session handler</text:p>
            <text:p text:style-name="P6">written by Marc O. Gloor &lt;mgloor&amp;fhzh.ch&gt;</text:p>
            <text:p text:style-name="P6"/>
            <text:p text:style-name="P6">a) add job</text:p>
            <text:p text:style-name="P6">q) quit</text:p>
            <text:p text:style-name="P6"/>
            <text:p text:style-name="P12">select:</text:p>
          </table:table-cell>
        </table:table-row>
      </table:table>
      <text:p text:style-name="Text_20_body">Lets add a job called "Systems". Once you hit a, enter the name. Hit enter unless you know the process id of existing screen sessions. </text:p>
      <text:p text:style-name="Text_20_body">Lets add a second job called "Email". Now you should see: </text:p>
      <text:p text:style-name="P1"><text:bookmark text:name="doc_chap4_pre45"/></text:p>
      <table:table table:name="Tabela61" table:style-name="Tabela61">
        <table:table-column table:style-name="Tabela61.A"/>
        <table:table-row>
          <table:table-cell table:style-name="Tabela61.A1" office:value-type="string">
            <text:p text:style-name="P9">Code Listing 4.4: Listing jobs</text:p>
          </table:table-cell>
        </table:table-row>
        <table:table-row>
          <table:table-cell table:style-name="Tabela61.A2" office:value-type="string">
            <text:p text:style-name="P6"/>
            <text:p text:style-name="P6">SCREENIE - terminal screen-session handler</text:p>
            <text:p text:style-name="P6">written by Marc O. Gloor &lt;mgloor&amp;fhzh.ch&gt;</text:p>
            <text:p text:style-name="P6"/>
            <text:p text:style-name="P6">1) 15468.Systems</text:p>
            <text:p text:style-name="P6">2) 15504.Email</text:p>
            <text:p text:style-name="P6"/>
            <text:p text:style-name="P6">a) add job</text:p>
            <text:p text:style-name="P6">q) quit</text:p>
            <text:p text:style-name="P6"/>
            <text:p text:style-name="P12">select:</text:p>
          </table:table-cell>
        </table:table-row>
      </table:table>
      <text:p text:style-name="Text_20_body">You now have two screen sessions that you can go into and out of. Select one of the sessions. You are now inside of screen where you can do whatever you usually do. </text:p>
      <table:table table:name="Tabela62" table:style-name="Tabela62">
        <table:table-column table:style-name="Tabela62.A"/>
        <table:table-row>
          <table:table-cell table:style-name="Tabela62.A1" office:value-type="string">
            <text:p text:style-name="P9"><text:span text:style-name="T1">Note: </text:span>See the <text:a xlink:type="simple" xlink:href="http://www.gentoo.org/news/en/gwn/20030714-newsletter.xml#doc_chap9">tips and tricks</text:a> describing screen. </text:p>
          </table:table-cell>
        </table:table-row>
      </table:table>
      <text:p text:style-name="Text_20_body">To go to another screen session, press CTRL+a+d (or however you usually exit your screen sessions). You should be back to the screenie menu and ready to choose to go to another screen session. </text:p>
      <text:p text:style-name="Text_20_body"><text:soft-page-break/>One use of screenie might be to have a screen session for every task and for every machine you have access to making multi-tasking much more organized. This should also make it much easier to start working again after a long break. </text:p>
      <text:p text:style-name="Standard"/>
      <text:p text:style-name="Standard"/>
      <text:p text:style-name="Standard">Next point</text:p>
      <text:p text:style-name="Standard"/>
      <text:p text:style-name="Text_20_body">The Gentoo packaging software stack is composed of various scripts and pieces of code that makes it very easy to build software from sources in a controlled manner, which I think is the main attractive for most users, it’s at least my main attractive. I have the same control over the software I’d have when building everything from source but I don’t have to waste time to figure out all the dependencies and the options. At least when I’m not the maintainer of the ebuild of course.</text:p>
      <text:p text:style-name="Text_20_body">Some of the things that Gentoo makes available to developers (and users) are also security checks that stops people from shooting straight to their feet. One of these features is the sandbox software that tries to ensure that the software being built and installed does not try to write outside the control of Portage. It provides a sort-of sandbox around the processes and makes sure it only writes in that limited area. Similar approaches are also implemented by a few different projects.</text:p>
      <text:p text:style-name="Text_20_body">Unfortunately I’ve noticed that some users and a few developers too mistakes the sandbox tool for a security measure, which is absolutely is not. It’s just a safety device that is used to catch software that <text:span text:style-name="Emphasis">mistakenly</text:span> tries to write outside the area it is told to write to. Not only malicious code in ebuilds can be implemented by using the <text:span text:style-name="Source_20_Text">pkg_*</text:span> functions (that execute without sandbox) or by using the <text:span text:style-name="Source_20_Text">addwrite</text:span> directive, or by explicitly disabling the sandbox, but if software wants to explicitly disable sandbox, it’s quite easy to do that.</text:p>
      <text:p text:style-name="Text_20_body">For the sake of argument, the following code appends a funny phrase to your message of the day in the system, which is usually accessible only by root:</text:p>
      <text:p text:style-name="Preformatted_20_Text"><text:span text:style-name="Source_20_Text">#include &lt;stdio.h&gt;</text:span></text:p>
      <text:p text:style-name="Preformatted_20_Text"/>
      <text:p text:style-name="Preformatted_20_Text"><text:span text:style-name="Source_20_Text">int main() { <text:s/></text:span></text:p>
      <text:p text:style-name="Preformatted_20_Text"><text:span text:style-name="Source_20_Text"><text:s text:c="2"/>FILE *fp = fopen("/etc/motd", "a");</text:span></text:p>
      <text:p text:style-name="Preformatted_20_Text"/>
      <text:p text:style-name="Preformatted_20_Text"><text:span text:style-name="Source_20_Text"><text:s text:c="2"/>if ( !fp ) {</text:span></text:p>
      <text:p text:style-name="Preformatted_20_Text"><text:span text:style-name="Source_20_Text"><text:s text:c="4"/>fprintf(stderr, "Unable to open /etc/motd in writing\n");</text:span></text:p>
      <text:p text:style-name="Preformatted_20_Text"><text:span text:style-name="Source_20_Text"><text:s text:c="4"/>return 1;</text:span></text:p>
      <text:p text:style-name="Preformatted_20_Text"><text:span text:style-name="Source_20_Text"><text:s text:c="2"/>}</text:span></text:p>
      <text:p text:style-name="Preformatted_20_Text"/>
      <text:p text:style-name="Preformatted_20_Text"><text:span text:style-name="Source_20_Text"><text:s text:c="2"/>fprintf(fp, "I peed in your sandbox!\n");</text:span></text:p>
      <text:p text:style-name="Preformatted_20_Text"><text:span text:style-name="Source_20_Text"><text:s text:c="2"/>fclose(fp);</text:span></text:p>
      <text:p text:style-name="Preformatted_20_Text"/>
      <text:p text:style-name="Preformatted_20_Text"><text:span text:style-name="Source_20_Text"><text:s text:c="2"/>return 0;</text:span></text:p>
      <text:p text:style-name="P14"><text:span text:style-name="Source_20_Text">}</text:span></text:p>
      <text:p text:style-name="Text_20_body">Now if you compile this code and try to execute it as an user it won’t be able to access the file thus it will result in an error. If you execute it with root it will be able to write to the file, but sandbox will prevent that; on the other hand, compiling it explicitly static will make it bypass sandbox just fine:</text:p>
      <text:p text:style-name="Preformatted_20_Text"><text:span text:style-name="Source_20_Text">flame@yamato % gcc test.c -o test; gcc -static test.c -o test-static</text:span></text:p>
      <text:p text:style-name="Preformatted_20_Text"><text:span text:style-name="Source_20_Text">flame@yamato % sudo sandbox ./test <text:s text:c="6"/></text:span></text:p>
      <text:p text:style-name="Preformatted_20_Text"><text:span text:style-name="Source_20_Text">ACCESS DENIED <text:s/>open_wr: <text:s text:c="2"/>/etc/motd</text:span></text:p>
      <text:p text:style-name="Preformatted_20_Text"><text:span text:style-name="Source_20_Text">Unable to open /etc/motd in writing</text:span></text:p>
      <text:p text:style-name="Preformatted_20_Text"><text:span text:style-name="Source_20_Text">--------------------------- ACCESS VIOLATION SUMMARY ---------------------------</text:span></text:p>
      <text:p text:style-name="Preformatted_20_Text"><text:span text:style-name="Source_20_Text">LOG FILE "/var/log/sandbox/sandbox-15132.log"</text:span></text:p>
      <text:p text:style-name="Preformatted_20_Text"/>
      <text:p text:style-name="Preformatted_20_Text"><text:span text:style-name="Source_20_Text">VERSION 1.0</text:span></text:p>
      <text:p text:style-name="Preformatted_20_Text"><text:span text:style-name="Source_20_Text">FORMAT: F - Function called</text:span></text:p>
      <text:p text:style-name="Preformatted_20_Text"><text:soft-page-break/><text:span text:style-name="Source_20_Text">FORMAT: S - Access Status</text:span></text:p>
      <text:p text:style-name="Preformatted_20_Text"><text:span text:style-name="Source_20_Text">FORMAT: P - Path as passed to function</text:span></text:p>
      <text:p text:style-name="Preformatted_20_Text"><text:span text:style-name="Source_20_Text">FORMAT: A - Absolute Path (not canonical)</text:span></text:p>
      <text:p text:style-name="Preformatted_20_Text"><text:span text:style-name="Source_20_Text">FORMAT: R - Canonical Path</text:span></text:p>
      <text:p text:style-name="Preformatted_20_Text"><text:span text:style-name="Source_20_Text">FORMAT: C - Command Line</text:span></text:p>
      <text:p text:style-name="Preformatted_20_Text"/>
      <text:p text:style-name="Preformatted_20_Text"><text:span text:style-name="Source_20_Text">F: open_wr</text:span></text:p>
      <text:p text:style-name="Preformatted_20_Text"><text:span text:style-name="Source_20_Text">S: deny</text:span></text:p>
      <text:p text:style-name="Preformatted_20_Text"><text:span text:style-name="Source_20_Text">P: /etc/motd</text:span></text:p>
      <text:p text:style-name="Preformatted_20_Text"><text:span text:style-name="Source_20_Text">A: /etc/motd</text:span></text:p>
      <text:p text:style-name="Preformatted_20_Text"><text:span text:style-name="Source_20_Text">R: /etc/motd</text:span></text:p>
      <text:p text:style-name="Preformatted_20_Text"><text:span text:style-name="Source_20_Text">C: ./test </text:span></text:p>
      <text:p text:style-name="Preformatted_20_Text"><text:span text:style-name="Source_20_Text">--------------------------------------------------------------------------------</text:span></text:p>
      <text:p text:style-name="Preformatted_20_Text"><text:span text:style-name="Source_20_Text">flame@yamato % sudo sandbox ./test-static</text:span></text:p>
      <text:p text:style-name="P14"><text:span text:style-name="Source_20_Text">QA: Static ELF ./test-static</text:span></text:p>
      <text:p text:style-name="Text_20_body">As you can see, executing the standard built version will fail with a sandbox violation, while the static copy will just warn that a static executable will be executed. Which would be fine if it means that static executable calls were considered harmful and taken care of, but since all the software based on KDE 3’s <text:span text:style-name="Source_20_Text">admin/</text:span> directory are going to call the dynamic linker explicitly (which is obviously a static executable), and that is not currently masked out, it really does not make much sense just yet.</text:p>
      <text:p text:style-name="Text_20_body">But still, this does not says anything about sandbox as a security measure, because you can easily write code that works around the sandbox, again, let’s see some alternative code:</text:p>
      <text:p text:style-name="Preformatted_20_Text"><text:span text:style-name="Source_20_Text">#include &lt;stdio.h&gt;</text:span></text:p>
      <text:p text:style-name="Preformatted_20_Text"><text:span text:style-name="Source_20_Text">#include &lt;stdlib.h&gt;</text:span></text:p>
      <text:p text:style-name="Preformatted_20_Text"/>
      <text:p text:style-name="Preformatted_20_Text"><text:span text:style-name="Source_20_Text">int main() {</text:span></text:p>
      <text:p text:style-name="Preformatted_20_Text"><text:span text:style-name="Source_20_Text"><text:s text:c="2"/>setenv("SANDBOX_ON", "0");</text:span></text:p>
      <text:p text:style-name="Preformatted_20_Text"><text:span text:style-name="Source_20_Text"><text:s text:c="2"/>FILE *fp = fopen("/etc/motd", "a");</text:span></text:p>
      <text:p text:style-name="Preformatted_20_Text"/>
      <text:p text:style-name="Preformatted_20_Text"><text:span text:style-name="Source_20_Text"><text:s text:c="2"/>if ( !fp ) {</text:span></text:p>
      <text:p text:style-name="Preformatted_20_Text"><text:span text:style-name="Source_20_Text"><text:s text:c="4"/>fprintf(stderr, "Unable to open /etc/motd in writing\n");</text:span></text:p>
      <text:p text:style-name="Preformatted_20_Text"><text:span text:style-name="Source_20_Text"><text:s text:c="4"/>return 1;</text:span></text:p>
      <text:p text:style-name="Preformatted_20_Text"><text:span text:style-name="Source_20_Text"><text:s text:c="2"/>}</text:span></text:p>
      <text:p text:style-name="Preformatted_20_Text"/>
      <text:p text:style-name="Preformatted_20_Text"><text:span text:style-name="Source_20_Text"><text:s text:c="2"/>fprintf(fp, "I peed in your sandbox!\n");</text:span></text:p>
      <text:p text:style-name="Preformatted_20_Text"><text:span text:style-name="Source_20_Text"><text:s text:c="2"/>fclose(fp);</text:span></text:p>
      <text:p text:style-name="Preformatted_20_Text"/>
      <text:p text:style-name="Preformatted_20_Text"><text:span text:style-name="Source_20_Text"><text:s text:c="2"/>return 0;</text:span></text:p>
      <text:p text:style-name="P14"><text:span text:style-name="Source_20_Text">}</text:span></text:p>
      <text:p text:style-name="Text_20_body">Or more subtly to avoid disabling the sandbox altogether, which might be quite easy to identify.</text:p>
      <text:p text:style-name="Preformatted_20_Text"><text:span text:style-name="Source_20_Text">#include &lt;stdio.h&gt;</text:span></text:p>
      <text:p text:style-name="Preformatted_20_Text"><text:span text:style-name="Source_20_Text">#include &lt;stdlib.h&gt;</text:span></text:p>
      <text:p text:style-name="Preformatted_20_Text"/>
      <text:p text:style-name="Preformatted_20_Text"><text:span text:style-name="Source_20_Text">int main() {</text:span></text:p>
      <text:p text:style-name="Preformatted_20_Text"><text:span text:style-name="Source_20_Text"><text:s text:c="2"/>setenv("SANDBOX_WRITE", "/etc/motd");</text:span></text:p>
      <text:p text:style-name="Preformatted_20_Text"/>
      <text:p text:style-name="Preformatted_20_Text"><text:span text:style-name="Source_20_Text"><text:s text:c="2"/>FILE *fp = fopen("/etc/motd", "a");</text:span></text:p>
      <text:p text:style-name="Preformatted_20_Text"/>
      <text:p text:style-name="Preformatted_20_Text"><text:span text:style-name="Source_20_Text"><text:s text:c="2"/>if ( !fp ) {</text:span></text:p>
      <text:p text:style-name="Preformatted_20_Text"><text:span text:style-name="Source_20_Text"><text:s text:c="4"/>fprintf(stderr, "Unable to open /etc/motd in writing\n");</text:span></text:p>
      <text:p text:style-name="Preformatted_20_Text"><text:span text:style-name="Source_20_Text"><text:s text:c="4"/>return 1;</text:span></text:p>
      <text:p text:style-name="Preformatted_20_Text"><text:span text:style-name="Source_20_Text"><text:s text:c="2"/>}</text:span></text:p>
      <text:p text:style-name="Preformatted_20_Text"/>
      <text:p text:style-name="Preformatted_20_Text"><text:span text:style-name="Source_20_Text"><text:s text:c="2"/>fprintf(fp, "I peed in your sandbox!\n");</text:span></text:p>
      <text:p text:style-name="Preformatted_20_Text"><text:span text:style-name="Source_20_Text"><text:s text:c="2"/>fclose(fp);</text:span></text:p>
      <text:p text:style-name="Preformatted_20_Text"/>
      <text:p text:style-name="Preformatted_20_Text"><text:span text:style-name="Source_20_Text"><text:s text:c="2"/>return 0;</text:span></text:p>
      <text:p text:style-name="P14"><text:soft-page-break/><text:span text:style-name="Source_20_Text">}</text:span></text:p>
      <text:p text:style-name="Text_20_body">And to be even more evil, one can just disable the sandbox from loading before calling whatever command:</text:p>
      <text:p text:style-name="Preformatted_20_Text"><text:span text:style-name="Source_20_Text">#include &lt;stdio.h&gt;</text:span></text:p>
      <text:p text:style-name="Preformatted_20_Text"><text:span text:style-name="Source_20_Text">#include &lt;stdlib.h&gt;</text:span></text:p>
      <text:p text:style-name="Preformatted_20_Text"/>
      <text:p text:style-name="Preformatted_20_Text"><text:span text:style-name="Source_20_Text">int main() {</text:span></text:p>
      <text:p text:style-name="Preformatted_20_Text"><text:span text:style-name="Source_20_Text"><text:s text:c="2"/>unsetenv("LD_PRELOAD");</text:span></text:p>
      <text:p text:style-name="Preformatted_20_Text"/>
      <text:p text:style-name="Preformatted_20_Text"><text:span text:style-name="Source_20_Text"><text:s text:c="2"/>system("/bin/echo 'I peed in your sandbox!' &gt; /etc/motd");</text:span></text:p>
      <text:p text:style-name="Preformatted_20_Text"/>
      <text:p text:style-name="Preformatted_20_Text"><text:span text:style-name="Source_20_Text"><text:s text:c="2"/>return 0;</text:span></text:p>
      <text:p text:style-name="P14"><text:span text:style-name="Source_20_Text">}</text:span></text:p>
      <text:p text:style-name="Text_20_body">Now these options can be easily worked around by intercepting <text:span text:style-name="Source_20_Text">setenv()</text:span> calls and at least warn that the sandbox variables are being tinkered with. But one can be even more subtle and work around the sandbox in another very interesting way:</text:p>
      <text:p text:style-name="Preformatted_20_Text"><text:span text:style-name="Source_20_Text">#include &lt;stdio.h&gt;</text:span></text:p>
      <text:p text:style-name="Preformatted_20_Text"><text:span text:style-name="Source_20_Text">#include &lt;dlfcn.h&gt;</text:span></text:p>
      <text:p text:style-name="Preformatted_20_Text"/>
      <text:p text:style-name="Preformatted_20_Text"><text:span text:style-name="Source_20_Text">FILE *(*my_fopen)(const char*, const char*);</text:span></text:p>
      <text:p text:style-name="Preformatted_20_Text"/>
      <text:p text:style-name="Preformatted_20_Text"><text:span text:style-name="Source_20_Text">int main() {</text:span></text:p>
      <text:p text:style-name="Preformatted_20_Text"><text:span text:style-name="Source_20_Text"><text:s text:c="2"/>void *libc = dlopen("libc.so.6", RTLD_LAZY|RTLD_GLOBAL);</text:span></text:p>
      <text:p text:style-name="Preformatted_20_Text"><text:span text:style-name="Source_20_Text"><text:s text:c="2"/>my_fopen = dlsym(libc, "fopen");</text:span></text:p>
      <text:p text:style-name="Preformatted_20_Text"/>
      <text:p text:style-name="Preformatted_20_Text"><text:span text:style-name="Source_20_Text"><text:s text:c="2"/>FILE *fp = my_fopen("/etc/motd", "a");</text:span></text:p>
      <text:p text:style-name="Preformatted_20_Text"/>
      <text:p text:style-name="Preformatted_20_Text"><text:span text:style-name="Source_20_Text"><text:s text:c="2"/>if ( !fp ) {</text:span></text:p>
      <text:p text:style-name="Preformatted_20_Text"><text:span text:style-name="Source_20_Text"><text:s text:c="4"/>fprintf(stderr, "Unable to open /etc/motd in writing\n");</text:span></text:p>
      <text:p text:style-name="Preformatted_20_Text"><text:span text:style-name="Source_20_Text"><text:s text:c="4"/>return 1;</text:span></text:p>
      <text:p text:style-name="Preformatted_20_Text"><text:span text:style-name="Source_20_Text"><text:s text:c="2"/>}</text:span></text:p>
      <text:p text:style-name="Preformatted_20_Text"/>
      <text:p text:style-name="Preformatted_20_Text"><text:span text:style-name="Source_20_Text"><text:s text:c="2"/>fprintf(fp, "I peed in your sandbox!\n");</text:span></text:p>
      <text:p text:style-name="Preformatted_20_Text"><text:span text:style-name="Source_20_Text"><text:s text:c="2"/>fclose(fp);</text:span></text:p>
      <text:p text:style-name="Preformatted_20_Text"/>
      <text:p text:style-name="Preformatted_20_Text"><text:span text:style-name="Source_20_Text"><text:s text:c="2"/>return 0;</text:span></text:p>
      <text:p text:style-name="P14"><text:span text:style-name="Source_20_Text">}</text:span></text:p>
      <text:p text:style-name="Text_20_body">In this case the original <text:span text:style-name="Source_20_Text">fopen()</text:span> call is loaded from the C library itself, exactly like the sandbox code does to call the original implementation. This would require <text:span text:style-name="Source_20_Text">dlopen()</text:span> to be wrapped around and controlled, too.</text:p>
      <text:p text:style-name="Text_20_body">I guess I should be looking forward to try closing up some of these holes in sandbox just so that we can make it more useful to avoid shooting ourselves in the feet, but one cannot rely on this software alone as a security measure. A good alternative approach would be to make sure that the software gets built and installed always with low-privilege users; as it is right now, even though build can be done with the portage user, root is always used for the software to be installed into the destination directory, which the sandbox cannot help with.</text:p>
      <text:p text:style-name="Text_20_body">There are a number of issues that can easily come to mind when you think that sandbox is not a security measure, so I’ll probably try to write more about this in the future, for now please try to consider what this means on a much deeper level, and review your packages, just so you’re sure.</text:p>
      <text:p text:style-name="Text_20_body"/>
      <text:p text:style-name="Text_20_body"/>
      <text:p text:style-name="Text_20_body">I just thought I’d throw out a quick Gentoo / Linux tip … use <text:a xlink:type="simple" xlink:href="http://kassiopeia.juls.savba.sk/%7Egarabik/software/pydf/">pydf</text:a> to display your disk free space in <text:soft-page-break/>a much nicer display.</text:p>
      <text:p text:style-name="Text_20_body">It’s already in portage if you just want to emerge it.  Here’s a snapshot in action!  Whee!</text:p>
      <text:p text:style-name="Text_20_body"><draw:frame draw:style-name="fr1" draw:name="grafika1" text:anchor-type="as-char" svg:width="12.753cm" svg:height="7.673cm" draw:z-index="0"><draw:image xlink:href="http://spaceparanoids.org/img/pydf.png" xlink:type="simple" xlink:show="embed" xlink:actuate="onLoad"/></draw:frame></text:p>
      <text:p text:style-name="Standard"/>
      <text:p text:style-name="Text_20_body"><text:span text:style-name="T1">Hardware information gathering</text:span> </text:p>
      <text:p text:style-name="Text_20_body">Hardware4Linux tries to gather information for supported hardware for specific distributions. <text:a xlink:type="simple" xlink:href="http://packages.gentoo.org/package/app-admin/hwreport">hwreport</text:a> is <text:a xlink:type="simple" xlink:href="http://www.faulhammer.org/index.php?option=com_content&amp;task=view&amp;id=225">now available</text:a> in Portage which prepares the information to be uploaded, writes <text:a xlink:type="simple" xlink:href="mailto:fauli@gentoo.org">Christian Faulhammer</text:a>. </text:p>
      <text:p text:style-name="Text_20_body"><text:span text:style-name="T1">Managing Git repositories</text:span> </text:p>
      <text:p text:style-name="Text_20_body"><text:a xlink:type="simple" xlink:href="mailto:nichoj@gentoo.org">Joshua Nichols</text:a> gives a Gentoofied <text:a xlink:type="simple" xlink:href="http://feeds.feedburner.com/%7Er/TechnicalPicklesGentoo/%7E3/219004429/gitosis-on-gentoo">introduction</text:a> to <text:a xlink:type="simple" xlink:href="http://packages.gentoo.org/package/dev-util/gitosis">gitosis</text:a> which can manage Git repositories in a simple manner. </text:p>
      <text:p text:style-name="Standard"/>
      <text:p text:style-name="Text_20_body">3.  Tips and Tricks</text:p>
      <text:p text:style-name="Text_20_body"><text:bookmark text:name="doc_chap3_sect1"/>Apache Configs shortened -- mod_macro overview</text:p>
      <text:p text:style-name="Text_20_body">Many people have lengthy configs stating the same blocks over and over again just changed by domain name and home directory. </text:p>
      <text:p text:style-name="Text_20_body">A bit in the dark this problem has been adressed by Fabien Coelho. </text:p>
      <text:p text:style-name="Text_20_body">I hate copy-paste. When configuring the apache server I often have to copy-paste some parts, especially with virtual hosts to enable similar features or options. In order to avoid this, I would need some kind of macro capabilities in the server runtime configuration files. [...] <text:line-break/><text:line-break/>—Fabien Coelho</text:p>
      <text:p text:style-name="Text_20_body">To stay with the philosophy of keeping simple, he just introduced two new "commands": </text:p>
      <text:list xml:id="list849754799" text:style-name="L2">
        <text:list-item>
          <text:p text:style-name="P50">&lt;Macro ...&gt; ... &lt;/Macro&gt; </text:p>
        </text:list-item>
        <text:list-item>
          <text:p text:style-name="P53">Use ... </text:p>
        </text:list-item>
      </text:list>
      <text:p text:style-name="Text_20_body">So let's get to a real-world example: </text:p>
      <text:p text:style-name="P1"><text:bookmark text:name="doc_chap3_pre1"/></text:p>
      <table:table table:name="Tabela63" table:style-name="Tabela63">
        <table:table-column table:style-name="Tabela63.A"/>
        <table:table-row>
          <table:table-cell table:style-name="Tabela63.A1" office:value-type="string">
            <text:p text:style-name="P9">Code Listing 3.1: Sample mod_macro usage</text:p>
          </table:table-cell>
        </table:table-row>
        <table:table-row>
          <table:table-cell table:style-name="Tabela63.A2" office:value-type="string">
            <text:p text:style-name="P6">&lt;Macro VHostCGI $customer $domain&gt;</text:p>
            <text:p text:style-name="P6">&lt;VirtualHost $domain:80&gt;</text:p>
            <text:p text:style-name="P6"><text:s text:c="2"/>ServerName $domain</text:p>
            <text:p text:style-name="P6"><text:soft-page-break/><text:s text:c="2"/>ServerAlias www.$domain</text:p>
            <text:p text:style-name="P6"><text:s text:c="2"/>DocumentRoot /vaw/www/$customer/docroot/$domain/</text:p>
            <text:p text:style-name="P6"><text:s text:c="2"/>ScriptAlias /cgi-bin/ /var/www/$customer/cgi-bin/</text:p>
            <text:p text:style-name="P6"><text:s text:c="2"/>ErrorLog /var/log/apache/$customer/logs/$domain-error.log</text:p>
            <text:p text:style-name="P6"><text:s text:c="2"/>CustomLog /var/log/apache/$customer/logs/$domain-access.log combined</text:p>
            <text:p text:style-name="P6"><text:s text:c="2"/>&lt;Directory /var/www/$customer/cgi-bin/&gt;</text:p>
            <text:p text:style-name="P6"><text:s text:c="4"/>Options ExecCGI</text:p>
            <text:p text:style-name="P6"><text:s text:c="2"/>&lt;/Directory&gt;</text:p>
            <text:p text:style-name="P6">&lt;/VirtualHost&gt;</text:p>
            <text:p text:style-name="P6">&lt;/Macro&gt;</text:p>
            <text:p text:style-name="P6"/>
            <text:p text:style-name="P6">Use VHostCGI customer1 example.com</text:p>
            <text:p text:style-name="P6">Use VHostCGI customer15 sample.net</text:p>
            <text:p text:style-name="P12">Use VHostCGI customer122 iamanexampletoo.org</text:p>
          </table:table-cell>
        </table:table-row>
      </table:table>
      <text:p text:style-name="Text_20_body">Another example would be locking some directories if applicable: </text:p>
      <text:p text:style-name="P1"><text:bookmark text:name="doc_chap3_pre2"/></text:p>
      <table:table table:name="Tabela64" table:style-name="Tabela64">
        <table:table-column table:style-name="Tabela64.A"/>
        <table:table-row>
          <table:table-cell table:style-name="Tabela64.A1" office:value-type="string">
            <text:p text:style-name="P9">Code Listing 3.2: An alternate example of mod_macro usage</text:p>
          </table:table-cell>
        </table:table-row>
        <table:table-row>
          <table:table-cell table:style-name="Tabela64.A2" office:value-type="string">
            <text:p text:style-name="P6">&lt;Macro PasswordProtect&gt;</text:p>
            <text:p text:style-name="P6">AuthName "Restricted area"</text:p>
            <text:p text:style-name="P6">AuthType Basic</text:p>
            <text:p text:style-name="P6">AuthUserFile /var/www/.htpasswd</text:p>
            <text:p text:style-name="P6">require valid-user</text:p>
            <text:p text:style-name="P6">&lt;/Macro&gt;</text:p>
            <text:p text:style-name="P6"/>
            <text:p text:style-name="P6">&lt;Directory /var/www/localhost/docroot&gt;</text:p>
            <text:p text:style-name="P6"><text:s text:c="2"/>Options Indexes</text:p>
            <text:p text:style-name="P6">&lt;/Directory&gt;</text:p>
            <text:p text:style-name="P6">&lt;Directory /var/www/localhost/docroot/internal&gt;</text:p>
            <text:p text:style-name="P6"><text:s text:c="2"/>Use PasswordProtect</text:p>
            <text:p text:style-name="P6"><text:s text:c="2"/>Options -Indexes</text:p>
            <text:p text:style-name="P6">&lt;/Directory&gt;</text:p>
            <text:p text:style-name="P6">&lt;Directory /var/www/localhost/docroot/downloads&gt;</text:p>
            <text:p text:style-name="P6"><text:s text:c="2"/>Use PasswordProtect</text:p>
            <text:p text:style-name="P6"><text:s text:c="2"/>Options +FollowSymLinks</text:p>
            <text:p text:style-name="P12">&lt;/Directory&gt;</text:p>
          </table:table-cell>
        </table:table-row>
      </table:table>
      <text:p text:style-name="Text_20_body">As you can see, you can easily overview what happens and you don't need any copy &amp; paste sections :) </text:p>
      <text:p text:style-name="Text_20_body">To get it going on Gentoo, just do emerge mod_macro and enable it in etc/conf.d/apache with -D MACRO </text:p>
      <text:p text:style-name="Text_20_body">More information about the module can be found at its <text:a xlink:type="simple" xlink:href="http://www.coelho.net/mod_macro/">homepage</text:a> </text:p>
      <text:list xml:id="list868008139" text:style-name="L3">
        <text:list-item>
          <text:p text:style-name="P35"><text:a xlink:type="simple" xlink:href="http://www.coelho.net/mod_macro/#motivation">http://www.coelho.net/mod_macro/#motivation</text:a> </text:p>
        </text:list-item>
        <text:list-item>
          <text:p text:style-name="P16"><text:a xlink:type="simple" xlink:href="http://www.coelho.net/mod_macro/">http://www.coelho.net/mod_macro/</text:a> </text:p>
        </text:list-item>
      </text:list>
      <text:p text:style-name="Standard"/>
      <text:p text:style-name="Standard"/>
      <text:p text:style-name="Standard"/>
      <text:p text:style-name="Text_20_body">2.  Tips and Tricks</text:p>
      <text:p text:style-name="Text_20_body"><text:bookmark text:name="doc_chap2_sect1"/>KDE Transparency</text:p>
      <text:p text:style-name="Text_20_body">Just because you have an older computer or a laptop doesn't mean you have miss out on some eye candy. The Translucency feature in KDE lets you have transparent windows, windecos and kicker, and drop shadows. This is real transparency, it doesnt just capture your desktop and use that. Any windows you have behind the transparent windows can be seen and changes reflected in real-time. </text:p>
      <text:p text:style-name="P5">Anyway, let's talk about getting this configured. The xcomposite USE flag is what you need to get <text:soft-page-break/>the compositing support, so if you didn't have it when you installed KDE, you will need to put it in your make.conf then "emerge --newuse kwin kicker". Next you will need to make sure you have support for compositing in you xorg.config, just add these lines: </text:p>
      <text:p text:style-name="P1"><text:bookmark text:name="doc_chap2_pre1"/></text:p>
      <table:table table:name="Tabela65" table:style-name="Tabela65">
        <table:table-column table:style-name="Tabela65.A"/>
        <table:table-row>
          <table:table-cell table:style-name="Tabela65.A1" office:value-type="string">
            <text:p text:style-name="P9">Code Listing 2.1: Configure xorg.config</text:p>
          </table:table-cell>
        </table:table-row>
        <table:table-row>
          <table:table-cell table:style-name="Tabela65.A2" office:value-type="string">
            <text:p text:style-name="P6"><text:s text:c="8"/>Section "Extensions"</text:p>
            <text:p text:style-name="P6"><text:s text:c="16"/>Option "Composite" "Enable"</text:p>
            <text:p text:style-name="P12"><text:s text:c="8"/>EndSection</text:p>
          </table:table-cell>
        </table:table-row>
      </table:table>
      <text:p text:style-name="Text_20_body">Restart your X and the use "xdpyinfo | grep Composite" to make composite is working. If all goes well, go over to Control Center -&gt; Desktop -&gt; Window Behavior then click on the translucency tab, and enable the effects you want. You may have to restart KDE for the changes to take effect. </text:p>
      <text:p text:style-name="Standard"/>
      <text:p text:style-name="Standard"/>
      <text:p text:style-name="Standard"/>
      <text:p text:style-name="Text_20_body"><text:bookmark text:name="doc_chap1_sect1"/>Voting for Council 2007</text:p>
      <text:p text:style-name="Text_20_body">The GWN staff would like to remind all Gentoo Developers that there is very little time left for voting. The elections for the 2007 Gentoo Council will close at 0000 UTC on the 17th of September. For some developers, this may be your first year voting. Dont let the process intimidate you; voting is rather simple when get right down to it. Do not miss out, make your voice count! </text:p>
      <text:p text:style-name="P1"><text:bookmark text:name="doc_chap1_pre1"/></text:p>
      <table:table table:name="Tabela66" table:style-name="Tabela66">
        <table:table-column table:style-name="Tabela66.A"/>
        <table:table-row>
          <table:table-cell table:style-name="Tabela66.A1" office:value-type="string">
            <text:p text:style-name="P9">Code Listing 1.1: How to vote</text:p>
          </table:table-cell>
        </table:table-row>
        <table:table-row>
          <table:table-cell table:style-name="Tabela66.A2" office:value-type="string">
            <text:p text:style-name="P6">$ ssh dev.gentoo.org</text:p>
            <text:p text:style-name="P6">(Create your ballot)</text:p>
            <text:p text:style-name="P6">$ votify --new council2007</text:p>
            <text:p text:style-name="P6">(Edit your ballot by listing the nominees in your preferred order)</text:p>
            <text:p text:style-name="P6">$ ${EDITOR} .ballot-council2007</text:p>
            <text:p text:style-name="P6">(Verify your ballot)</text:p>
            <text:p text:style-name="P6">$ votify --verify council2007</text:p>
            <text:p text:style-name="P6">(Submit your ballot)</text:p>
            <text:p text:style-name="P12">$ votify --submit council2007</text:p>
          </table:table-cell>
        </table:table-row>
      </table:table>
      <table:table table:name="Tabela67" table:style-name="Tabela67">
        <table:table-column table:style-name="Tabela67.A"/>
        <table:table-row>
          <table:table-cell table:style-name="Tabela67.A1" office:value-type="string">
            <text:p text:style-name="P9"><text:span text:style-name="T1">Note: </text:span>Please rank your choices in order, first at the top and last at the bottom. You can put choices on the same line to indicate that you have no preference between them. Any choices you omit are automatically added at the end.</text:p>
          </table:table-cell>
        </table:table-row>
      </table:table>
      <text:p text:style-name="Text_20_body">Trying to remember just who you wanted to vote for? Review the nominee <text:a xlink:type="simple" xlink:href="http://www.gentoo.org/proj/en/council/voting-logs/council-2007-nominees.xml">manifestos</text:a> or the GWN <text:a xlink:type="simple" xlink:href="http://www.gentoo.org/news/en/gwn/20070820-newsletter.xml">interviews</text:a>. </text:p>
      <text:p text:style-name="Standard"/>
      <text:p text:style-name="Standard"/>
      <text:p text:style-name="Standard"/>
      <text:p text:style-name="Text_20_body"><text:bookmark text:name="doc_chap2_sect11"/>Synergy</text:p>
      <text:p text:style-name="Text_20_body">This weeks Tips and Tricks covers an application who's time has come: Synergy. This handy application is a software KVM, allowing you to use one keyboard and mouse across multiple machines with their individual monitors. Synergy even works cross platform (with copy and paste!) between Linux, OS X, and Windows. </text:p>
      <text:p text:style-name="Text_20_body">Setup and use of Synergy is very basic and straight forward. Select which machine will be your primary mouse and keyboard, this will be configured as the server and the remaining as the clients. </text:p>
      <text:p text:style-name="P5">Tip: When running synergyc (the client) on a multi-monitor machine (laptop with an external monitor for example), you will need mutiple instances of synergyc. One launched per display, one instance launched per each respective display, passing a name along with each display beyond 0:0. </text:p>
      <text:p text:style-name="P5"><text:soft-page-break/>Trick: Synergyc assumes the hostname of the machine when connecting to the server instance. So for any display beyond 0:0, append a number to the hostname and specify that when connecting to the server instance. Then use that syntax on each display, launching synergc from each display. Two monitors, two instances of synergc, one with no name specified running on 0:0 and the other with a name running on 0:1. </text:p>
      <text:p text:style-name="Text_20_body">Here is a sample config which includes how to launch the instances on the dual monitor machine, which we will call wlt, along with the server, ws2, and another workstation, ws1. Please note, the Windows install includes a GUI, however for OS X and Linux a simple text file is created. This sample is that text file. </text:p>
      <text:p text:style-name="P1"><text:bookmark text:name="doc_chap2_pre11"/></text:p>
      <table:table table:name="Tabela68" table:style-name="Tabela68">
        <table:table-column table:style-name="Tabela68.A"/>
        <table:table-row>
          <table:table-cell table:style-name="Tabela68.A1" office:value-type="string">
            <text:p text:style-name="P9">Code Listing 2.1: Sample configuration</text:p>
          </table:table-cell>
        </table:table-row>
        <table:table-row>
          <table:table-cell table:style-name="Tabela68.A2" office:value-type="string">
            <text:p text:style-name="P6"># List the computer names that Synergy will run on</text:p>
            <text:p text:style-name="P6">section: screens</text:p>
            <text:p text:style-name="P6"><text:s/>wlt:</text:p>
            <text:p text:style-name="P6"><text:s/>wlt1:</text:p>
            <text:p text:style-name="P6"><text:s/>ws2:</text:p>
            <text:p text:style-name="P6"><text:s/>ws1:</text:p>
            <text:p text:style-name="P6">end</text:p>
            <text:p text:style-name="P6"/>
            <text:p text:style-name="P6"># For each system, state how it correlates to the other systems</text:p>
            <text:p text:style-name="P6">section: links</text:p>
            <text:p text:style-name="P6"><text:s/>ws2:</text:p>
            <text:p text:style-name="P6"><text:s text:c="4"/>left <text:s/>= wlt</text:p>
            <text:p text:style-name="P6"><text:s text:c="4"/>right = ws1</text:p>
            <text:p text:style-name="P6"><text:s/>ws1:</text:p>
            <text:p text:style-name="P6"><text:s text:c="4"/>left <text:s/>= ws2</text:p>
            <text:p text:style-name="P6"><text:s/>wlt:</text:p>
            <text:p text:style-name="P6"><text:s text:c="4"/>right = ws2</text:p>
            <text:p text:style-name="P6"><text:s text:c="4"/>left = wlt1</text:p>
            <text:p text:style-name="P6"><text:s/>wlt1:</text:p>
            <text:p text:style-name="P6"><text:s text:c="4"/>right = wlt</text:p>
            <text:p text:style-name="P12">end</text:p>
          </table:table-cell>
        </table:table-row>
      </table:table>
      <text:p text:style-name="Text_20_body">Normally Synergy wants to run "in the background." It detaches from the terminal and doesn't have a visible window, effectively disappearing from view. Until you're sure your configuration works, you should start synergy "in the foreground" using the -f command line option. </text:p>
      <text:p text:style-name="P1"><text:bookmark text:name="doc_chap2_pre2"/></text:p>
      <table:table table:name="Tabela69" table:style-name="Tabela69">
        <table:table-column table:style-name="Tabela69.A"/>
        <table:table-row>
          <table:table-cell table:style-name="Tabela69.A1" office:value-type="string">
            <text:p text:style-name="P9">Code Listing 2.2: Start Synergy</text:p>
          </table:table-cell>
        </table:table-row>
        <table:table-row>
          <table:table-cell table:style-name="Tabela69.A2" office:value-type="string">
            <text:p text:style-name="P6">On the synergy server:</text:p>
            <text:p text:style-name="P6">$ synergys -f --config synergy.conf</text:p>
            <text:p text:style-name="P6"/>
            <text:p text:style-name="P6">On the synergy clients:</text:p>
            <text:p text:style-name="P12">$ synergyc -f server-host-name</text:p>
          </table:table-cell>
        </table:table-row>
      </table:table>
      <table:table table:name="Tabela70" table:style-name="Tabela70">
        <table:table-column table:style-name="Tabela70.A"/>
        <table:table-row>
          <table:table-cell table:style-name="Tabela70.A1" office:value-type="string">
            <text:p text:style-name="P9"><text:span text:style-name="T1">Note: </text:span>If synergys or synergyc are not in your PATH, then use the full pathname.</text:p>
          </table:table-cell>
        </table:table-row>
      </table:table>
      <text:p text:style-name="P1"><text:bookmark text:name="doc_chap2_pre3"/></text:p>
      <table:table table:name="Tabela71" table:style-name="Tabela71">
        <table:table-column table:style-name="Tabela71.A"/>
        <table:table-row>
          <table:table-cell table:style-name="Tabela71.A1" office:value-type="string">
            <text:p text:style-name="P9">Code Listing 2.3: The system wlt with dual monitors is launched like this:</text:p>
          </table:table-cell>
        </table:table-row>
        <table:table-row>
          <table:table-cell table:style-name="Tabela71.A2" office:value-type="string">
            <text:p text:style-name="P6">On wlt 0:0: $ synergyc -f ws2</text:p>
            <text:p text:style-name="P12">On wlt 0:1: $ synergyc -n wlt1 -f ws2</text:p>
          </table:table-cell>
        </table:table-row>
      </table:table>
      <text:p text:style-name="Text_20_body">We understand that this is just a high level over view; for more information, please check out the Synergy <text:a xlink:type="simple" xlink:href="http://synergy2.sourceforge.net/">site</text:a>. </text:p>
      <text:p text:style-name="Standard"/>
      <text:p text:style-name="Standard"/>
      <text:p text:style-name="Standard"><text:soft-page-break/></text:p>
      <text:p text:style-name="Text_20_body">2.  Tips and Tricks</text:p>
      <text:p text:style-name="Text_20_body"><text:bookmark text:name="doc_chap2_sect12"/>Let Bash Save Your Aching Fingers</text:p>
      <text:p text:style-name="Text_20_body">One the greatest things about Linux is that all you really need is a command prompt to get some work done. Of course, this comes at the expense of stressing out your finger muscles. Or... does it? Here's some nice little tips to save your aching fingers. </text:p>
      <text:p text:style-name="Text_20_body">Sometimes you get tired of entering the same commands over and over again. </text:p>
      <text:p text:style-name="P1"><text:bookmark text:name="doc_chap2_pre12"/></text:p>
      <table:table table:name="Tabela72" table:style-name="Tabela72">
        <table:table-column table:style-name="Tabela72.A"/>
        <table:table-row>
          <table:table-cell table:style-name="Tabela72.A1" office:value-type="string">
            <text:p text:style-name="P9">Code Listing 2.1: Very long ls command</text:p>
          </table:table-cell>
        </table:table-row>
        <table:table-row>
          <table:table-cell table:style-name="Tabela72.A2" office:value-type="string">
            <text:p text:style-name="P6">$ ls -loBh --author --color=always --group-directories-first ~</text:p>
            <text:p text:style-name="P12">$ ls -loBh --author --color=always --group-directories-first /var/log</text:p>
          </table:table-cell>
        </table:table-row>
      </table:table>
      <text:p text:style-name="Text_20_body">Use the alias command to save a lot of typing </text:p>
      <text:p text:style-name="P1"><text:bookmark text:name="doc_chap2_pre21"/></text:p>
      <table:table table:name="Tabela73" table:style-name="Tabela73">
        <table:table-column table:style-name="Tabela73.A"/>
        <table:table-row>
          <table:table-cell table:style-name="Tabela73.A1" office:value-type="string">
            <text:p text:style-name="P9">Code Listing 2.2: Alias to the rescue</text:p>
          </table:table-cell>
        </table:table-row>
        <table:table-row>
          <table:table-cell table:style-name="Tabela73.A2" office:value-type="string">
            <text:p text:style-name="P12">$ alias ls='ls -loBh --author --color=always --group-directories-first'</text:p>
          </table:table-cell>
        </table:table-row>
      </table:table>
      <text:p text:style-name="Text_20_body">Or better yet, make it permanent by putting the alias in your .bashrc </text:p>
      <text:p text:style-name="P1"><text:bookmark text:name="doc_chap2_pre31"/></text:p>
      <table:table table:name="Tabela74" table:style-name="Tabela74">
        <table:table-column table:style-name="Tabela74.A"/>
        <table:table-row>
          <table:table-cell table:style-name="Tabela74.A1" office:value-type="string">
            <text:p text:style-name="P9">Code Listing 2.3: Making it permanent</text:p>
          </table:table-cell>
        </table:table-row>
        <table:table-row>
          <table:table-cell table:style-name="Tabela74.A2" office:value-type="string">
            <text:p text:style-name="P12">$ echo "alias ls='ls -loBh --author --color=always --group-directories-first'" &gt;&gt; ~/.bashrc</text:p>
          </table:table-cell>
        </table:table-row>
      </table:table>
      <text:p text:style-name="Text_20_body">Now, using "ls" has the same effect as "ls -loBh --author --color=always --group-directories-first". So you can replace the long commands above with much shorter commands. </text:p>
      <text:p text:style-name="Text_20_body">Sometimes using an alias might not be as convenient as searching the history. Most everyone knows that you can scroll through recent commands by using the up arrow and down arrow keys at a command prompt. But, did you know there's a MUCH quicker way to get to a recent command? </text:p>
      <text:p text:style-name="Text_20_body">Suppose you need to update your environment variables and source your profile. You know that sometime in the last 30 or so commands you typed 'env-update &amp;&amp; source /etc/profile'. </text:p>
      <text:p text:style-name="Text_20_body">You could hit the up arrow 30 or so times until you find it and then hit the enter key, but you remember a cool trick you read in a recent GWN. So you hit ctrl - r and type "env". Magically, as you type the letters the whole line "env-update &amp;&amp; source /etc/profile" pops up. </text:p>
      <text:p text:style-name="P1"><text:bookmark text:name="doc_chap2_pre4"/></text:p>
      <table:table table:name="Tabela75" table:style-name="Tabela75">
        <table:table-column table:style-name="Tabela75.A"/>
        <table:table-row>
          <table:table-cell table:style-name="Tabela75.A1" office:value-type="string">
            <text:p text:style-name="P9">Code Listing 2.4: Reverse search in action</text:p>
          </table:table-cell>
        </table:table-row>
        <table:table-row>
          <table:table-cell table:style-name="Tabela75.A2" office:value-type="string">
            <text:p text:style-name="P12">(reverse-i-search)`env': env-update &amp;&amp; source /etc/profile</text:p>
          </table:table-cell>
        </table:table-row>
      </table:table>
      <text:p text:style-name="Text_20_body">Next, you hit the enter key and the command executes. If you decide you want to edit the command before executing it, you can hit the left or right arrow and the command will be placed at the prompt so you can edit it. For those that have taken the time to master vi, it's also possible to use vi key bindings instead. </text:p>
      <text:p text:style-name="P1"><text:bookmark text:name="doc_chap2_pre5"/></text:p>
      <table:table table:name="Tabela76" table:style-name="Tabela76">
        <table:table-column table:style-name="Tabela76.A"/>
        <table:table-row>
          <table:table-cell table:style-name="Tabela76.A1" office:value-type="string">
            <text:p text:style-name="P9">Code Listing 2.5: Enabling vi key bindings</text:p>
          </table:table-cell>
        </table:table-row>
        <table:table-row>
          <table:table-cell table:style-name="Tabela76.A2" office:value-type="string">
            <text:p text:style-name="P12">$ set -o vi</text:p>
          </table:table-cell>
        </table:table-row>
      </table:table>
      <text:p text:style-name="Text_20_body">Now, you can type escape / and enter the search string. By pressing the 'n' key you can scroll through the previous entries, 'N' will scroll forward, in case you accidentally go past the command you want to run. </text:p>
      <text:p text:style-name="Text_20_body"><text:soft-page-break/>Sometimes aliases and command history doesn't help you at all, because you haven't type in the command before. Bash completion comes to rescue here. In most places on the command line, you can hit the 'Tab' key and Bash will complete the word for you. This applies to both commands and sometimes even command arguments. This comes in very handy when you want to view the contents of a long directory path. </text:p>
      <text:p text:style-name="Text_20_body">Now the following command can be typed in only 27 keystrokes instead of 60, including hitting the 'Enter' key. </text:p>
      <text:p text:style-name="P1"><text:bookmark text:name="doc_chap2_pre6"/></text:p>
      <table:table table:name="Tabela77" table:style-name="Tabela77">
        <table:table-column table:style-name="Tabela77.A"/>
        <table:table-row>
          <table:table-cell table:style-name="Tabela77.A1" office:value-type="string">
            <text:p text:style-name="P9">Code Listing 2.6: Tab completion</text:p>
          </table:table-cell>
        </table:table-row>
        <table:table-row>
          <table:table-cell table:style-name="Tabela77.A2" office:value-type="string">
            <text:p text:style-name="P12">$ ls /usr/portage/profiles/default-linux/amd64/2007.0/desktop/</text:p>
          </table:table-cell>
        </table:table-row>
      </table:table>
      <table:table table:name="Tabela78" table:style-name="Tabela78">
        <table:table-column table:style-name="Tabela78.A"/>
        <table:table-row>
          <table:table-cell table:style-name="Tabela78.A1" office:value-type="string">
            <text:p text:style-name="P9"><text:span text:style-name="T1">Note: </text:span>Some packages can be built with the 'bash-completion' USE flag to enhance bash completion for that package. </text:p>
          </table:table-cell>
        </table:table-row>
      </table:table>
      <text:p text:style-name="Text_20_body">Here's a final finger saver for you when backing up important files before you make changes to them. Most people like to make a backup of an important config file before making major changes. Next time, instead of typing the following: </text:p>
      <text:p text:style-name="P1"><text:bookmark text:name="doc_chap2_pre7"/></text:p>
      <table:table table:name="Tabela79" table:style-name="Tabela79">
        <table:table-column table:style-name="Tabela79.A"/>
        <table:table-row>
          <table:table-cell table:style-name="Tabela79.A1" office:value-type="string">
            <text:p text:style-name="P9">Code Listing 2.7: Creating a backup copy</text:p>
          </table:table-cell>
        </table:table-row>
        <table:table-row>
          <table:table-cell table:style-name="Tabela79.A2" office:value-type="string">
            <text:p text:style-name="P12">$ cp /etc/X11/xorg.conf /etc/X11/xorg.conf.bak</text:p>
          </table:table-cell>
        </table:table-row>
      </table:table>
      <text:p text:style-name="Text_20_body">Take advantage of Bash's brace expansion and type the following for the same effect. </text:p>
      <text:p text:style-name="P1"><text:bookmark text:name="doc_chap2_pre8"/></text:p>
      <table:table table:name="Tabela80" table:style-name="Tabela80">
        <table:table-column table:style-name="Tabela80.A"/>
        <table:table-row>
          <table:table-cell table:style-name="Tabela80.A1" office:value-type="string">
            <text:p text:style-name="P9">Code Listing 2.8: Creating a backup copy - shorter version</text:p>
          </table:table-cell>
        </table:table-row>
        <table:table-row>
          <table:table-cell table:style-name="Tabela80.A2" office:value-type="string">
            <text:p text:style-name="P12">$ cp /etc/X11/xorg.conf{,.bak}</text:p>
          </table:table-cell>
        </table:table-row>
      </table:table>
      <text:p text:style-name="Text_20_body">Now that you know how to use brace expansion to make backup files, you can easily see the changes with the following: </text:p>
      <text:p text:style-name="P1"><text:bookmark text:name="doc_chap2_pre9"/></text:p>
      <table:table table:name="Tabela81" table:style-name="Tabela81">
        <table:table-column table:style-name="Tabela81.A"/>
        <table:table-row>
          <table:table-cell table:style-name="Tabela81.A1" office:value-type="string">
            <text:p text:style-name="P9">Code Listing 2.9: Quickly seeing the differences</text:p>
          </table:table-cell>
        </table:table-row>
        <table:table-row>
          <table:table-cell table:style-name="Tabela81.A2" office:value-type="string">
            <text:p text:style-name="P12">$ diff /etc/X11/xorg.conf{.bak,}</text:p>
          </table:table-cell>
        </table:table-row>
      </table:table>
      <text:p text:style-name="Text_20_body">Of course, this is just the tip of the ice berg for cool bash tricks. Check out some of our previous GWN bash tips and tricks or for more helpful Bash tips, join #bash and check out this helpful <text:a xlink:type="simple" xlink:href="http://wooledge.org/mywiki/BashGuide">wiki</text:a>. </text:p>
      <text:p text:style-name="Standard"/>
      <text:p text:style-name="Standard"/>
      <text:p text:style-name="Standard"/>
      <text:p text:style-name="Text_20_body"><text:bookmark text:name="doc_chap3_sect11"/>softwareblogs.intel.com (2 August, 2007)</text:p>
      <text:p text:style-name="Text_20_body">In a recent post on <text:a xlink:type="simple" xlink:href="http://softwareblogs.intel.com/">http://softwareblogs.intel.com</text:a>, Kevin Farnham, who works for O'Reilly Media, wrote an article explaining how to build Thread Building Blocks on Gentoo and on an Athlon processor. </text:p>
      <text:p text:style-name="Text_20_body">Kevin states that he prefers Gentoo "because the portage package manager lets me easily install exactly what I want to install, and nothing more. The result is that I have a very "clean" system to work with. While installing the operating system, I had to be sure to include the options for multithreading; as usual, the Gentoo documentation is very thorough, making it easy to find the switches you need and activate them." </text:p>
      <text:list xml:id="list1519893617" text:style-name="L4">
        <text:list-item>
          <text:p text:style-name="P17"><text:a xlink:type="simple" xlink:href="http://softwareblogs.intel.com/2007/08/02/threading-building-blocks-amd-athlon-64-x2-and-gentoo-linux/">http://softwareblogs.intel.com/2007/08/02/threading-building-blocks-amd-athlon-64-x2-and-gentoo-linux/</text:a> </text:p>
        </text:list-item>
      </text:list>
      <text:p text:style-name="Standard"><text:soft-page-break/></text:p>
      <text:p text:style-name="Standard"/>
      <text:p text:style-name="Text_20_body"><text:a xlink:type="simple" xlink:href="http://forums.gentoo.org/profile.php?mode=viewprofile&amp;u=126014">Necoro</text:a> announced a GTK+ based GUI for Portage: <text:a xlink:type="simple" xlink:href="http://forums.gentoo.org/viewtopic-t-495971-highlight-.html">Portato </text:a>in the forums (albeit in German). This GUI was designed to help users when the CLI isn't sufficient. For example, when emerging a package with lots of dependencies and USE flags. This is made easier to do with a graphical front-end with the use of an Emerge Queue, which updates automatically and shows dependencies. Necoro stated that Portato wasn't meant as a replacement for the CLI tools but is more comfortable in various situations. </text:p>
      <text:p text:style-name="Text_20_body">To get Portato, execute the following commands: </text:p>
      <text:p text:style-name="P1"><text:bookmark text:name="doc_chap2_pre13"/></text:p>
      <table:table table:name="Tabela82" table:style-name="Tabela82">
        <table:table-column table:style-name="Tabela82.A"/>
        <table:table-row>
          <table:table-cell table:style-name="Tabela82.A1" office:value-type="string">
            <text:p text:style-name="P9">Code Listing 2.1: How to get Portato</text:p>
          </table:table-cell>
        </table:table-row>
        <table:table-row>
          <table:table-cell table:style-name="Tabela82.A2" office:value-type="string">
            <text:p text:style-name="P6"># layman -o http://portato.sf.net/layman.xml -S</text:p>
            <text:p text:style-name="P12"># layman -o http://portato.sf.net/layman.xml -a portato</text:p>
          </table:table-cell>
        </table:table-row>
      </table:table>
      <text:p text:style-name="Text_20_body"><text:bookmark text:name="doc_chap2_sect2"/></text:p>
      <text:p text:style-name="Standard"/>
      <text:list xml:id="list1806229993" text:style-name="L5">
        <text:list-item>
          <text:p text:style-name="P36"><text:a xlink:type="simple" xlink:href="http://www.haskell.org/himerge">Himerge </text:a><draw:a xlink:type="simple" xlink:href="http://www.haskell.org/himerge"><draw:frame draw:style-name="fr2" draw:name="grafika2" text:anchor-type="as-char" svg:width="0.335cm" svg:height="0.335cm" draw:z-index="3"><draw:image xlink:href="http://portato.origo.ethz.ch/sites/all/modules/mediawiki_filter/external.png" xlink:type="simple" xlink:show="embed" xlink:actuate="onLoad"/><svg:title>external</svg:title></draw:frame></draw:a> - a frontend written in Haskell (yeah ;P). </text:p>
        </text:list-item>
        <text:list-item>
          <text:p text:style-name="P36"><text:a xlink:type="simple" xlink:href="http://www.kuroo.org/">Kuroo </text:a><draw:a xlink:type="simple" xlink:href="http://www.kuroo.org/"><draw:frame draw:style-name="fr2" draw:name="grafika3" text:anchor-type="as-char" svg:width="0.335cm" svg:height="0.335cm" draw:z-index="1"><draw:image xlink:href="http://portato.origo.ethz.ch/sites/all/modules/mediawiki_filter/external.png" xlink:type="simple" xlink:show="embed" xlink:actuate="onLoad"/><svg:title>external</svg:title></draw:frame></draw:a> - a frontend especially aimed for the KDE environment. <text:span text:style-name="T2">(Development seems to have stopped)</text:span> </text:p>
        </text:list-item>
        <text:list-item>
          <text:p text:style-name="P18"><text:a xlink:type="simple" xlink:href="http://porthole.sourceforge.net/">Porthole </text:a><draw:a xlink:type="simple" xlink:href="http://porthole.sourceforge.net/"><draw:frame draw:style-name="fr2" draw:name="grafika4" text:anchor-type="as-char" svg:width="0.335cm" svg:height="0.335cm" draw:z-index="2"><draw:image xlink:href="http://portato.origo.ethz.ch/sites/all/modules/mediawiki_filter/external.png" xlink:type="simple" xlink:show="embed" xlink:actuate="onLoad"/><svg:title>external</svg:title></draw:frame></draw:a> - also written in Python and using GTK+. This frontend inspired me to do my own ;). </text:p>
        </text:list-item>
      </text:list>
      <text:p text:style-name="Standard"/>
      <text:p text:style-name="Text_20_body">3.  Tips and Tricks</text:p>
      <text:p text:style-name="Text_20_body"><text:bookmark text:name="doc_chap3_sect12"/>New update script</text:p>
      <text:p text:style-name="P5">Back in the December 4th <text:a xlink:type="simple" xlink:href="http://www.gentoo.org/news/en/gwn/20061204-newsletter.xml">issue</text:a> of the GWN, a nice update script called update-world was featured in the Tips and Tricks section. Since December, several more update scripts have been posted by budding developers. One such script is simply called update. </text:p>
      <text:p text:style-name="Text_20_body">Update was started based on conversations around guenther's <text:a xlink:type="simple" xlink:href="http://forums.gentoo.org/viewtopic-t-494331.html">upgrade</text:a> and count_zero's <text:a xlink:type="simple" xlink:href="http://forums.gentoo.org/viewtopic-p-3798148.html">update-world</text:a>. It has been in testing since mid-January 2007, and one such tester event boasts on its "flawless" performance. </text:p>
      <text:p text:style-name="Text_20_body">So, what exactly does this script do? Update is similar to other update scripts in that it will automatically skip failed packages and continue to emerge the rest of an emerge list. In addition, it has built-in support for automatically running revdep-rebuild, auto-mounting a tmpfs to speedup emerges, sync first, fetch files first, special options for updating a server via a cron job, and more. Another great feature is that it automatically hides most of the cruft from compiling packages, which makes it much easier to see einfo and ewarns, though this capability is less important with the newest versions of portage. You can also further reduce or even increase the log output with the use of the -q and -v options. </text:p>
      <text:p text:style-name="Text_20_body">Here is some <text:a xlink:type="simple" xlink:href="http://phpfi.com/214168">sample output</text:a> from a gcc compile. </text:p>
      <text:p text:style-name="P1"><text:bookmark text:name="doc_chap3_pre11"/></text:p>
      <table:table table:name="Tabela83" table:style-name="Tabela83">
        <table:table-column table:style-name="Tabela83.A"/>
        <table:table-row>
          <table:table-cell table:style-name="Tabela83.A1" office:value-type="string">
            <text:p text:style-name="P9">Code Listing 3.1: Getting the script</text:p>
          </table:table-cell>
        </table:table-row>
        <table:table-row>
          <table:table-cell table:style-name="Tabela83.A2" office:value-type="string">
            <text:p text:style-name="P6"># wget -O /sbin/updatescript.sh http://phpfi.com/241954?download</text:p>
            <text:p text:style-name="P12"># chmod +x /sbin/updatescript.sh</text:p>
          </table:table-cell>
        </table:table-row>
      </table:table>
      <text:p text:style-name="Text_20_body">Most users will likely find this script as an easy way to update their entire system. </text:p>
      <text:p text:style-name="P1"><text:bookmark text:name="doc_chap3_pre21"/></text:p>
      <table:table table:name="Tabela84" table:style-name="Tabela84">
        <table:table-column table:style-name="Tabela84.A"/>
        <table:table-row>
          <table:table-cell table:style-name="Tabela84.A1" office:value-type="string">
            <text:p text:style-name="P9">Code Listing 3.2: This is easily done with:</text:p>
          </table:table-cell>
        </table:table-row>
        <table:table-row>
          <table:table-cell table:style-name="Tabela84.A2" office:value-type="string">
            <text:p text:style-name="P6"># updatescript.sh</text:p>
            <text:p text:style-name="P6"><text:soft-page-break/>(or, if you want to sync the portage tree first)</text:p>
            <text:p text:style-name="P12"># updatescript.sh -s</text:p>
          </table:table-cell>
        </table:table-row>
      </table:table>
      <text:p text:style-name="Text_20_body">The original forum thread and a download link for the script can be found at <text:a xlink:type="simple" xlink:href="http://forums.gentoo.org/viewtopic-t-546828.html">http://forums.gentoo.org/viewtopic-t-546828.html</text:a>. Thanks to steveL for providing this script. </text:p>
      <text:p text:style-name="Text_20_body"><text:bookmark text:name="doc_chap4"/></text:p>
      <text:p text:style-name="Standard"/>
      <text:p text:style-name="Standard"/>
      <text:p text:style-name="Text_20_body">4.  Tips and Tricks</text:p>
      <text:p text:style-name="Text_20_body"><text:bookmark text:name="doc_chap4_sect17"/>Estimate emerge time</text:p>
      <text:p text:style-name="P5">You can analyze your system's emerge.log file to find out how long a given package took to compile and also to estimate the time of future compile jobs, or you can use genlop, which is designed for the job. </text:p>
      <text:p text:style-name="P1"><text:bookmark text:name="doc_chap4_pre19"/></text:p>
      <table:table table:name="Tabela85" table:style-name="Tabela85">
        <table:table-column table:style-name="Tabela85.A"/>
        <table:table-row>
          <table:table-cell table:style-name="Tabela85.A1" office:value-type="string">
            <text:p text:style-name="P9">Code Listing 4.1: Example of how it works:</text:p>
          </table:table-cell>
        </table:table-row>
        <table:table-row>
          <table:table-cell table:style-name="Tabela85.A2" office:value-type="string">
            <text:p text:style-name="P6"><text:s text:c="2"/># genlop -nt kdelibs</text:p>
            <text:p text:style-name="P6"><text:s text:c="2"/>Tue May <text:s/>8 18:26:59 2007 &gt;&gt;&gt; kde-base/kdelibs-3.5.6-r8</text:p>
            <text:p text:style-name="P12"><text:s text:c="2"/>merge time: 38 minutes and 6 seconds.</text:p>
          </table:table-cell>
        </table:table-row>
      </table:table>
      <text:p text:style-name="Text_20_body">This information can be used to estimate how long an update would take. The tool can be used to calculate the emerge time for a variety of package sets, like a world update, by calling it this way: </text:p>
      <text:p text:style-name="P1"><text:bookmark text:name="doc_chap4_pre27"/></text:p>
      <table:table table:name="Tabela86" table:style-name="Tabela86">
        <table:table-column table:style-name="Tabela86.A"/>
        <table:table-row>
          <table:table-cell table:style-name="Tabela86.A1" office:value-type="string">
            <text:p text:style-name="P9">Code Listing 4.2: Example of emerging world:</text:p>
          </table:table-cell>
        </table:table-row>
        <table:table-row>
          <table:table-cell table:style-name="Tabela86.A2" office:value-type="string">
            <text:p text:style-name="P6"><text:s text:c="2"/># emerge -uDp world | genlop -p</text:p>
            <text:p text:style-name="P6"><text:s text:c="2"/>These are the pretended packages: (this may take a while; wait...)</text:p>
            <text:p text:style-name="P6"><text:s text:c="2"/>[ebuild <text:s text:c="4"/>U ] app-office/openoffice-2.2.1 [2.2.0]</text:p>
            <text:p text:style-name="P6"><text:s text:c="2"/>[ebuild <text:s text:c="4"/>U ] media-libs/netpbm-10.39.0 [10.37.0]</text:p>
            <text:p text:style-name="P12"><text:s text:c="2"/>Estimated update time: 5 hours, 50 minutes.</text:p>
          </table:table-cell>
        </table:table-row>
      </table:table>
      <text:p text:style-name="P5">Now, what if you have a new package that you didn't have installed, such as you want to install fluxbox on a machine that previously did not have X installed: </text:p>
      <text:p text:style-name="P1"><text:bookmark text:name="doc_chap4_pre36"/></text:p>
      <table:table table:name="Tabela87" table:style-name="Tabela87">
        <table:table-column table:style-name="Tabela87.A"/>
        <table:table-row>
          <table:table-cell table:style-name="Tabela87.A1" office:value-type="string">
            <text:p text:style-name="P9">Code Listing 4.3: Example of using on a new package:</text:p>
          </table:table-cell>
        </table:table-row>
        <table:table-row>
          <table:table-cell table:style-name="Tabela87.A2" office:value-type="string">
            <text:p text:style-name="P6"><text:s text:c="2"/># emerge -p fluxbox | genlop -p</text:p>
            <text:p text:style-name="P6"><text:s text:c="2"/>...</text:p>
            <text:p text:style-name="P6"><text:s text:c="2"/>[ebuild <text:s/>N <text:s text:c="3"/>] x11-libs/libXmu-1.0.3 <text:s/>USE="-debug -ipv6"</text:p>
            <text:p text:style-name="P6"><text:s text:c="2"/>[ebuild <text:s/>N <text:s text:c="3"/>] x11-apps/xmessage-1.0.1 <text:s/>USE="-debug -xprnt"</text:p>
            <text:p text:style-name="P6"><text:s text:c="2"/>...</text:p>
            <text:p text:style-name="P6"><text:s text:c="2"/>!!! Error: couldn't get previous merge of xmessage; skipping...</text:p>
            <text:p text:style-name="P6"><text:s text:c="2"/>!!! Error: couldn't get previous merge of fluxbox; skipping...</text:p>
            <text:p text:style-name="P6"><text:s text:c="2"/>...</text:p>
            <text:p text:style-name="P12"><text:s text:c="2"/>!!! Error: fluxbox never merged; estimated time unknown.</text:p>
          </table:table-cell>
        </table:table-row>
      </table:table>
      <text:p text:style-name="P5">Genlop will only reference the packages it knows. If you use the -q option (genlop version &gt;= 0.30.7), an online database running on gentoo.linuxhowtos.org is queried for compile times based on users with an identical CPU to yours. </text:p>
      <text:p text:style-name="P1"><text:bookmark text:name="doc_chap4_pre46"/></text:p>
      <table:table table:name="Tabela88" table:style-name="Tabela88">
        <table:table-column table:style-name="Tabela88.A"/>
        <table:table-row>
          <table:table-cell table:style-name="Tabela88.A1" office:value-type="string">
            <text:p text:style-name="P9">Code Listing 4.4: Above query results in:</text:p>
          </table:table-cell>
        </table:table-row>
        <table:table-row>
          <table:table-cell table:style-name="Tabela88.A2" office:value-type="string">
            <text:p text:style-name="P6"><text:s text:c="2"/># emerge -p fluxbox | genlop -p -q</text:p>
            <text:p text:style-name="P6"><text:s text:c="2"/>These are the pretended packages: (this may take a while; wait...) ...</text:p>
            <text:p text:style-name="P12"><text:s text:c="2"/>Estimated update time: 38 minutes.</text:p>
          </table:table-cell>
        </table:table-row>
      </table:table>
      <text:p text:style-name="Text_20_body"><text:soft-page-break/>The times are not 100% accurate; it does not respect USE flags or memory speed, hard disk speed, or other factors. However, as the times get averaged over different users, these factors become less important. </text:p>
      <text:p text:style-name="Standard"/>
      <text:p text:style-name="Text_20_body">2.  Tips and Tricks</text:p>
      <text:p text:style-name="Text_20_body"><text:bookmark text:name="doc_chap2_sect13"/>Removing Specific Dependencies</text:p>
      <text:p text:style-name="P5">Have you ever installed something with a lot of dependencies? Have you ever wanted to remove that package along with all of its dependencies? Instinct may tell us that we can run emerge --depclean, however there is a different, perhaps better way. </text:p>
      <text:p text:style-name="Text_20_body">Lets say that we want to compare OpenOffice.org and koffice. Our plan is to install both, try them out, and remove one of them. First, do: </text:p>
      <text:p text:style-name="P1"><text:bookmark text:name="doc_chap2_pre14"/></text:p>
      <table:table table:name="Tabela89" table:style-name="Tabela89">
        <table:table-column table:style-name="Tabela89.A"/>
        <table:table-row>
          <table:table-cell table:style-name="Tabela89.A1" office:value-type="string">
            <text:p text:style-name="P9">Code Listing 2.1: Creating .deps files</text:p>
          </table:table-cell>
        </table:table-row>
        <table:table-row>
          <table:table-cell table:style-name="Tabela89.A2" office:value-type="string">
            <text:p text:style-name="P6"># emerge openoffice -p | sed -ne \</text:p>
            <text:p text:style-name="P6">'/^\[ebuild[^]]*N[^]]*\]/{s/^\[ebuild[^]]\+\] \([^[:space:]]\+\).*$/=\1/;p}' \</text:p>
            <text:p text:style-name="P6">&gt; openoffice.deps</text:p>
            <text:p text:style-name="P6"># emerge koffice-meta -p | sed -ne \</text:p>
            <text:p text:style-name="P6">'/^\[ebuild[^]]*N[^]]*\]/{s/^\[ebuild[^]]\+\] \([^[:space:]]\+\).*$/=\1/;p}' \</text:p>
            <text:p text:style-name="P12">&gt; koffice.deps</text:p>
          </table:table-cell>
        </table:table-row>
      </table:table>
      <text:p text:style-name="Text_20_body">This will ensure that we do not record any packages that are being updated. Proceed to install and try the programs. Once you chose which one you want to keep, simply do the following: </text:p>
      <text:p text:style-name="P1"><text:bookmark text:name="doc_chap2_pre22"/></text:p>
      <table:table table:name="Tabela90" table:style-name="Tabela90">
        <table:table-column table:style-name="Tabela90.A"/>
        <table:table-row>
          <table:table-cell table:style-name="Tabela90.A1" office:value-type="string">
            <text:p text:style-name="P9">Code Listing 2.2: Removing unused package/dependencies</text:p>
          </table:table-cell>
        </table:table-row>
        <table:table-row>
          <table:table-cell table:style-name="Tabela90.A2" office:value-type="string">
            <text:p text:style-name="P12"># emerge -aC $(&lt;openoffice.deps)</text:p>
          </table:table-cell>
        </table:table-row>
      </table:table>
      <text:p text:style-name="Text_20_body">This week's Tips and Tricks was inspired by the following posting on the forums: </text:p>
      <text:list xml:id="list2079567291" text:style-name="L6">
        <text:list-item>
          <text:p text:style-name="P19"><text:a xlink:type="simple" xlink:href="http://forums.gentoo.org/viewtopic-t-531232.html">http://forums.gentoo.org/viewtopic-t-531232.html</text:a> </text:p>
        </text:list-item>
      </text:list>
      <text:p text:style-name="Standard"/>
      <text:p text:style-name="Standard"/>
      <text:p text:style-name="Standard"/>
      <text:p text:style-name="Text_20_body"><text:bookmark text:name="doc_chap4_sect18"/>Spice up your MOTD</text:p>
      <text:p text:style-name="P5">MOTD stands for "Message Of The Day". On most systems the file /etc/motd serves to output messages when someone logs in to the system. In this installment of Tips and Tricks we learn how use fortune and cowsay to create a fancy MOTD. </text:p>
      <text:p text:style-name="Text_20_body">First we need to install two packages: </text:p>
      <text:p text:style-name="P1"><text:bookmark text:name="doc_chap4_pre110"/></text:p>
      <table:table table:name="Tabela91" table:style-name="Tabela91">
        <table:table-column table:style-name="Tabela91.A"/>
        <table:table-row>
          <table:table-cell table:style-name="Tabela91.A1" office:value-type="string">
            <text:p text:style-name="P9">Code Listing 4.1: Installing cowsay and fortune</text:p>
          </table:table-cell>
        </table:table-row>
        <table:table-row>
          <table:table-cell table:style-name="Tabela91.A2" office:value-type="string">
            <text:p text:style-name="P12"># emerge fortune-mod cowsay</text:p>
          </table:table-cell>
        </table:table-row>
      </table:table>
      <text:p text:style-name="Text_20_body">Next we should choose a character from the following choices: </text:p>
      <text:p text:style-name="P1"><text:bookmark text:name="doc_chap4_pre28"/></text:p>
      <table:table table:name="Tabela92" table:style-name="Tabela92">
        <table:table-column table:style-name="Tabela92.A"/>
        <table:table-row>
          <table:table-cell table:style-name="Tabela92.A1" office:value-type="string">
            <text:p text:style-name="P9">Code Listing 4.2: Choosing your character</text:p>
          </table:table-cell>
        </table:table-row>
        <table:table-row>
          <table:table-cell table:style-name="Tabela92.A2" office:value-type="string">
            <text:p text:style-name="P6"># ls /usr/share/cowsay-3.03/cows/</text:p>
            <text:p text:style-name="P12"># cowsay -f ren "foo"</text:p>
          </table:table-cell>
        </table:table-row>
      </table:table>
      <text:p text:style-name="Text_20_body">Finally, we update /etc/motd: </text:p>
      <text:p text:style-name="P1"><text:bookmark text:name="doc_chap4_pre37"/></text:p>
      <table:table table:name="Tabela93" table:style-name="Tabela93">
        <table:table-column table:style-name="Tabela93.A"/>
        <text:soft-page-break/>
        <table:table-row>
          <table:table-cell table:style-name="Tabela93.A1" office:value-type="string">
            <text:p text:style-name="P9">Code Listing 4.3: Updating /etc/motd</text:p>
          </table:table-cell>
        </table:table-row>
        <table:table-row>
          <table:table-cell table:style-name="Tabela93.A2" office:value-type="string">
            <text:p text:style-name="P12"># fortune | cowsay -f ren &gt; /etc/motd</text:p>
          </table:table-cell>
        </table:table-row>
      </table:table>
      <text:p text:style-name="Text_20_body">You can generate a new motd daily by creating the following file in /etc/cron.daily: </text:p>
      <text:p text:style-name="P1"><text:bookmark text:name="doc_chap4_pre47"/></text:p>
      <table:table table:name="Tabela94" table:style-name="Tabela94">
        <table:table-column table:style-name="Tabela94.A"/>
        <table:table-row>
          <table:table-cell table:style-name="Tabela94.A1" office:value-type="string">
            <text:p text:style-name="P9">Code Listing 4.4: Setting up the cron job</text:p>
          </table:table-cell>
        </table:table-row>
        <table:table-row>
          <table:table-cell table:style-name="Tabela94.A2" office:value-type="string">
            <text:p text:style-name="P6"># echo '#!/bin/sh' &gt;&gt; /etc/cron.daily/motd</text:p>
            <text:p text:style-name="P6"># echo '/usr/bin/fortune | /usr/bin/cowsay -f ren &gt; /etc/motd' &gt;&gt; /etc/cron.daily/motd</text:p>
            <text:p text:style-name="P12"># chmod +x /etc/cron.daily/motd</text:p>
          </table:table-cell>
        </table:table-row>
      </table:table>
      <text:p text:style-name="Text_20_body">If you want to spice up your motd even more, <text:a xlink:type="simple" xlink:href="http://forums.gentoo.org/viewtopic-t-97905.html">read the forums thread</text:a> which inspired this week's Tips and Tricks. </text:p>
      <text:p text:style-name="Standard"/>
      <text:p text:style-name="Standard"/>
      <text:p text:style-name="P4">Migrating gentoo to a new machine</text:p>
      <text:p text:style-name="P5">Seo Boon had happily used Gentoo on his old notebook for some time and over time had developed a set of packages installed that he very much liked. However, he recently got a shiny new notebook and on that notebook he wanted the exact same package set he had on the old notebook since it had served him so well. He soon figured out though that a simple copy of /var/lib/portage/world from the old machine to the new one did not work. The list eventually settled on taking the old world file and running the following on the new machine. </text:p>
      <text:p text:style-name="P1"><text:bookmark text:name="doc_chap3_pre12"/></text:p>
      <table:table table:name="Tabela95" table:style-name="Tabela95">
        <table:table-column table:style-name="Tabela95.A"/>
        <table:table-row>
          <table:table-cell table:style-name="Tabela95.A1" office:value-type="string">
            <text:p text:style-name="P9">Code Listing 3.1: Duplicating world</text:p>
          </table:table-cell>
        </table:table-row>
        <table:table-row>
          <table:table-cell table:style-name="Tabela95.A2" office:value-type="string">
            <text:p text:style-name="P12"># emerge -va --noreplace $(cat old_world_file)</text:p>
          </table:table-cell>
        </table:table-row>
      </table:table>
      <text:p text:style-name="P5">This command will install all of the files in the old_world_file while also adding them to the world of the new machine. The --noreplace was added in case some packages had already been installed, in order to avoid repeating one's self. </text:p>
      <text:list xml:id="list2122959651" text:style-name="L7">
        <text:list-item>
          <text:p text:style-name="P20"><text:a xlink:type="simple" xlink:href="http://archives.gentoo.org/gentoo-user/msg_108131.xml">http://archives.gentoo.org/gentoo-user/msg_108131.xml</text:a> </text:p>
        </text:list-item>
      </text:list>
      <text:p text:style-name="Standard"/>
      <text:p text:style-name="Standard"/>
      <text:p text:style-name="Standard"/>
      <text:p text:style-name="Text_20_body"><text:bookmark text:name="doc_chap2_sect14"/>gentoo-installer</text:p>
      <text:p text:style-name="P4">Quickstart 0.3 Released</text:p>
      <text:p text:style-name="Text_20_body">Andrew Gaffney wrote to inform people that version 0.3 of Quickstart has been released. Quickstart is a provisioning tool, designed to use a simple configuration file to provision new Gentoo machines from bare metal. There have been numerous changes and bug fixes since 0.2, some of which are below. </text:p>
      <text:list xml:id="list1143753926" text:style-name="L8">
        <text:list-item>
          <text:p text:style-name="P37">partitioning and bootloader code redesigned to allow for arch-specific code for each </text:p>
        </text:list-item>
        <text:list-item>
          <text:p text:style-name="P37">x86/amd64 partitioning support rewritten using fdisk instead of sfdisk, since sfdisk isn't in busybox </text:p>
        </text:list-item>
        <text:list-item>
          <text:p text:style-name="P37">sun disklabel and partitioning support implemented </text:p>
        </text:list-item>
        <text:list-item>
          <text:p text:style-name="P37">sun bootloader (silo) support added (not yet tested) </text:p>
        </text:list-item>
        <text:list-item>
          <text:p text:style-name="P21">hppa partitioning (uses x86 code) and bootloader (palo) support added and tested </text:p>
        </text:list-item>
      </text:list>
      <text:p text:style-name="Text_20_body">With this release, x86/amd64/hppa are officially supported. Support for sparc is experimental and expected to be fully supported with the next release. You can find Quickstart at <text:a xlink:type="simple" xlink:href="http://agaffney.org/quickstart/releases">http://agaffney.org/quickstart/releases</text:a>. </text:p>
      <text:list xml:id="list2132296642" text:style-name="L9">
        <text:list-item>
          <text:p text:style-name="P22"><text:soft-page-break/><text:a xlink:type="simple" xlink:href="http://archives.gentoo.org/gentoo-installer/msg_01323.xml">http://archives.gentoo.org/gentoo-installer/msg_01323.xml</text:a> </text:p>
        </text:list-item>
      </text:list>
      <text:p text:style-name="Standard"/>
      <text:p text:style-name="Standard"/>
      <text:p text:style-name="Text_20_body">3.  Tips and Tricks</text:p>
      <text:p text:style-name="Text_20_body"><text:bookmark text:name="doc_chap3_sect13"/>An easier way to update your world</text:p>
      <text:p text:style-name="P5">Without doubt, one of Gentoo's best features is its package management system, Portage. Portage makes it very easy to update your entire system with one simple command. Sadly, things don't always go as smooth as they should. Almost every Gentoo user has typed emerge -uD world and gone to bed with the hope of waking up in the morning to a completely up to date system. Unfortunately, it's more likely that you.ll wake up to a failed emerge on package 3 of 220. And so the troubleshoot and emerge --resume process begins. </text:p>
      <text:p text:style-name="Text_20_body">Enter update-world to save the day. Update-world is a bash script that was recently created by count_zero and <text:a xlink:type="simple" xlink:href="http://forums.gentoo.org/viewtopic-t-497125.html">posted</text:a> in the forums. The script controls the update process and forces portage to skip past failed builds and continue compiling packages until the update list is finished. Failed builds are added to a list for review once the update is finished. </text:p>
      <table:table table:name="Tabela96" table:style-name="Tabela96">
        <table:table-column table:style-name="Tabela96.A"/>
        <table:table-row>
          <table:table-cell table:style-name="Tabela96.A1" office:value-type="string">
            <text:p text:style-name="P9"><text:span text:style-name="T1">Note: </text:span>The script does depend on the 'equery' command, part of app-portage/gentoolkit. </text:p>
          </table:table-cell>
        </table:table-row>
      </table:table>
      <text:p text:style-name="Text_20_body">Obviously before you can start using the script, you'll need to download it, put it somewhere in your path, and make it executable. </text:p>
      <text:p text:style-name="P1"><text:bookmark text:name="doc_chap3_pre13"/></text:p>
      <table:table table:name="Tabela97" table:style-name="Tabela97">
        <table:table-column table:style-name="Tabela97.A"/>
        <table:table-row>
          <table:table-cell table:style-name="Tabela97.A1" office:value-type="string">
            <text:p text:style-name="P9">Code Listing 3.1: getting the script</text:p>
          </table:table-cell>
        </table:table-row>
        <table:table-row>
          <table:table-cell table:style-name="Tabela97.A2" office:value-type="string">
            <text:p text:style-name="P6"># wget -O /usr/bin/update-world http://countzero.amidal.com/files/update-world</text:p>
            <text:p text:style-name="P12"># chmod +x /usr/bin/update-world</text:p>
          </table:table-cell>
        </table:table-row>
      </table:table>
      <text:p text:style-name="Text_20_body">Now we're ready to start using the script. </text:p>
      <text:p text:style-name="P1"><text:bookmark text:name="doc_chap3_pre22"/></text:p>
      <table:table table:name="Tabela98" table:style-name="Tabela98">
        <table:table-column table:style-name="Tabela98.A"/>
        <table:table-row>
          <table:table-cell table:style-name="Tabela98.A1" office:value-type="string">
            <text:p text:style-name="P9">Code Listing 3.2: running update-world</text:p>
          </table:table-cell>
        </table:table-row>
        <table:table-row>
          <table:table-cell table:style-name="Tabela98.A2" office:value-type="string">
            <text:p text:style-name="P12"># update-world --prepare</text:p>
          </table:table-cell>
        </table:table-row>
      </table:table>
      <text:p text:style-name="P5">This begins the update process by creating a list of packages to be emerged, as produced by emerge -uD --newuse world. (Alternatively, you can use update-world --empty to create a list of all packages on the system, akin to emerge -e world). This command creates a list called 'emergelist' in ~/.update-world/. Now, you can use your favorite editor to modify this list how you like--remove packages, change versions, etc. When you have the emergelist how you like it, you're ready to move onto the next step: </text:p>
      <text:p text:style-name="P1"><text:bookmark text:name="doc_chap3_pre3"/></text:p>
      <table:table table:name="Tabela99" table:style-name="Tabela99">
        <table:table-column table:style-name="Tabela99.A"/>
        <table:table-row>
          <table:table-cell table:style-name="Tabela99.A1" office:value-type="string">
            <text:p text:style-name="P9">Code Listing 3.3: running update-world (cont)</text:p>
          </table:table-cell>
        </table:table-row>
        <table:table-row>
          <table:table-cell table:style-name="Tabela99.A2" office:value-type="string">
            <text:p text:style-name="P12"># update-world --install</text:p>
          </table:table-cell>
        </table:table-row>
      </table:table>
      <text:p text:style-name="P5">This command actually starts the build process, just as if you had typed emerge -uD world. The difference is, if a package fails for some reason or another, that package is added to a list 'failedlist' in ~/.update-world/. Also, a link to the portage log file for that package (usually located in /var/log/portage) is created in ~/.update-world/[date]/log/. Once the process is done, you'll be presented with a list of failed packages to take care of all at once, saving much time. If you ever need to stop the process, just hit 'Control-C' to abort the process. The update can then be restarted at any time, just where it left off, by retyping update-world --install. </text:p>
      <text:p text:style-name="Standard"/>
      <text:p text:style-name="Standard"/>
      <text:p text:style-name="Text_20_body"><text:soft-page-break/>3.  Tips and Tricks</text:p>
      <text:p text:style-name="Text_20_body"><text:bookmark text:name="doc_chap3_sect14"/>An easier way to update your world</text:p>
      <text:p text:style-name="P5">Without doubt, one of Gentoo's best features is its package management system, Portage. Portage makes it very easy to update your entire system with one simple command. Sadly, things don't always go as smooth as they should. Almost every Gentoo user has typed emerge -uD world and gone to bed with the hope of waking up in the morning to a completely up to date system. Unfortunately, it's more likely that you.ll wake up to a failed emerge on package 3 of 220. And so the troubleshoot and emerge --resume process begins. </text:p>
      <text:p text:style-name="Text_20_body">Enter update-world to save the day. Update-world is a bash script that was recently created by count_zero and <text:a xlink:type="simple" xlink:href="http://forums.gentoo.org/viewtopic-t-497125.html">posted</text:a> in the forums. The script controls the update process and forces portage to skip past failed builds and continue compiling packages until the update list is finished. Failed builds are added to a list for review once the update is finished. </text:p>
      <table:table table:name="Tabela100" table:style-name="Tabela100">
        <table:table-column table:style-name="Tabela100.A"/>
        <table:table-row>
          <table:table-cell table:style-name="Tabela100.A1" office:value-type="string">
            <text:p text:style-name="P9"><text:span text:style-name="T1">Note: </text:span>The script does depend on the 'equery' command, part of app-portage/gentoolkit. </text:p>
          </table:table-cell>
        </table:table-row>
      </table:table>
      <text:p text:style-name="Text_20_body">Obviously before you can start using the script, you'll need to download it, put it somewhere in your path, and make it executable. </text:p>
      <text:p text:style-name="P1"><text:bookmark text:name="doc_chap3_pre14"/></text:p>
      <table:table table:name="Tabela101" table:style-name="Tabela101">
        <table:table-column table:style-name="Tabela101.A"/>
        <table:table-row>
          <table:table-cell table:style-name="Tabela101.A1" office:value-type="string">
            <text:p text:style-name="P9">Code Listing 3.1: getting the script</text:p>
          </table:table-cell>
        </table:table-row>
        <table:table-row>
          <table:table-cell table:style-name="Tabela101.A2" office:value-type="string">
            <text:p text:style-name="P6"># wget -O /usr/bin/update-world http://countzero.amidal.com/files/update-world</text:p>
            <text:p text:style-name="P12"># chmod +x /usr/bin/update-world</text:p>
          </table:table-cell>
        </table:table-row>
      </table:table>
      <text:p text:style-name="Text_20_body">Now we're ready to start using the script. </text:p>
      <text:p text:style-name="P1"><text:bookmark text:name="doc_chap3_pre23"/></text:p>
      <table:table table:name="Tabela102" table:style-name="Tabela102">
        <table:table-column table:style-name="Tabela102.A"/>
        <table:table-row>
          <table:table-cell table:style-name="Tabela102.A1" office:value-type="string">
            <text:p text:style-name="P9">Code Listing 3.2: running update-world</text:p>
          </table:table-cell>
        </table:table-row>
        <table:table-row>
          <table:table-cell table:style-name="Tabela102.A2" office:value-type="string">
            <text:p text:style-name="P12"># update-world --prepare</text:p>
          </table:table-cell>
        </table:table-row>
      </table:table>
      <text:p text:style-name="P5">This begins the update process by creating a list of packages to be emerged, as produced by emerge -uD --newuse world. (Alternatively, you can use update-world --empty to create a list of all packages on the system, akin to emerge -e world). This command creates a list called 'emergelist' in ~/.update-world/. Now, you can use your favorite editor to modify this list how you like--remove packages, change versions, etc. When you have the emergelist how you like it, you're ready to move onto the next step: </text:p>
      <text:p text:style-name="P1"><text:bookmark text:name="doc_chap3_pre31"/></text:p>
      <table:table table:name="Tabela103" table:style-name="Tabela103">
        <table:table-column table:style-name="Tabela103.A"/>
        <table:table-row>
          <table:table-cell table:style-name="Tabela103.A1" office:value-type="string">
            <text:p text:style-name="P9">Code Listing 3.3: running update-world (cont)</text:p>
          </table:table-cell>
        </table:table-row>
        <table:table-row>
          <table:table-cell table:style-name="Tabela103.A2" office:value-type="string">
            <text:p text:style-name="P12"># update-world --install</text:p>
          </table:table-cell>
        </table:table-row>
      </table:table>
      <text:p text:style-name="P5">This command actually starts the build process, just as if you had typed emerge -uD world. The difference is, if a package fails for some reason or another, that package is added to a list 'failedlist' in ~/.update-world/. Also, a link to the portage log file for that package (usually located in /var/log/portage) is created in ~/.update-world/[date]/log/. Once the process is done, you'll be presented with a list of failed packages to take care of all at once, saving much time. If you ever need to stop the process, just hit 'Control-C' to abort the process. The update can then be restarted at any time, just where it left off, by retyping update-world --install. </text:p>
      <text:p text:style-name="Standard"/>
      <text:p text:style-name="Text_20_body"><text:bookmark text:name="doc_chap2_sect15"/>gentoo-user</text:p>
      <text:p text:style-name="P4">Accidentally deleted contents of /sbin</text:p>
      <text:p text:style-name="P5">In a horrifying wildcard accident, James Colby deleted the entire contents of his /sbin directory. Quickwittedly, he did basic damage control by copying the contents of /sbin from a stage 3 tarball <text:soft-page-break/>to his own denuded /sbin. He asked if he needed to do an emerge world to restore his /sbin to its former state. </text:p>
      <text:p text:style-name="P5">Both Geistteufel and Bo Ørsted Andresen suggest ways to determine which packages actually had files residing in /sbin and then re-emerging them. Geistteufel suggested running equery b /sbin as root. This would yield a list of each package with a file residing in /sbin. Each of these packages would then be re-emerged. Bo Ørsted Andresen's solution automated the process: </text:p>
      <text:p text:style-name="P1"><text:bookmark text:name="doc_chap2_pre15"/></text:p>
      <table:table table:name="Tabela104" table:style-name="Tabela104">
        <table:table-column table:style-name="Tabela104.A"/>
        <table:table-row>
          <table:table-cell table:style-name="Tabela104.A1" office:value-type="string">
            <text:p text:style-name="P9">Code Listing 2.1: Bo Ørsted Andresen's Solution</text:p>
          </table:table-cell>
        </table:table-row>
        <table:table-row>
          <table:table-cell table:style-name="Tabela104.A2" office:value-type="string">
            <text:p text:style-name="P12"># cd /var/db/pkg &amp;&amp; emerge -va1 $(for pkg in */*; do cut -d' ' -f2 "${pkg}"/CONTENTS | grep -q '^/sbin/' &amp;&amp; echo "=${pkg}"; done)</text:p>
          </table:table-cell>
        </table:table-row>
      </table:table>
      <text:p text:style-name="Text_20_body">Responders agreed that re-emerging world would be excessive. </text:p>
      <text:list xml:id="list1807997842" text:style-name="L10">
        <text:list-item>
          <text:p text:style-name="P23"><text:a xlink:type="simple" xlink:href="http://archives.gentoo.org/gentoo-user/msg_103857.xml">http://archives.gentoo.org/gentoo-user/msg_103857.xml</text:a> </text:p>
        </text:list-item>
      </text:list>
      <text:p text:style-name="Standard"/>
      <text:p text:style-name="Text_20_body"><text:bookmark text:name="doc_chap41"/>4.  Tips and Tricks</text:p>
      <text:p text:style-name="Text_20_body"><text:bookmark text:name="doc_chap4_sect19"/>searching for ebuilds in overlays that are not locally available</text:p>
      <text:p text:style-name="Text_20_body">With the diverse array of overlays now available to the community, one of the issues a person might have is finding that overlay that is just right for the package they are looking to install. Unfortunately, the default search capabilities of portage are only able to search though overlays that have already been installed on your system. Stefan Schweizer has written an excellent article at his Planet Gentoo blog this week detailing the workings of a tool that makes searching through remote overlays a much easier task than ever before. </text:p>
      <text:p text:style-name="P5">The package for this task is app-portage/eix. You will need to unmask it to get all the latest and greatest features: </text:p>
      <text:p text:style-name="P1"><text:bookmark text:name="doc_chap4_pre112"/></text:p>
      <table:table table:name="Tabela105" table:style-name="Tabela105">
        <table:table-column table:style-name="Tabela105.A"/>
        <table:table-row>
          <table:table-cell table:style-name="Tabela105.A1" office:value-type="string">
            <text:p text:style-name="P9">Code Listing 4.1: Installing app-portage/eix</text:p>
          </table:table-cell>
        </table:table-row>
        <table:table-row>
          <table:table-cell table:style-name="Tabela105.A2" office:value-type="string">
            <text:p text:style-name="P6"># echo app-portage/eix &gt;&gt; /etc/portage/package.keywords</text:p>
            <text:p text:style-name="P12"># emerge eix</text:p>
          </table:table-cell>
        </table:table-row>
      </table:table>
      <text:p text:style-name="Text_20_body">Then, to make sure that eix has all the information it needs about all the available overlays, you can issue the following commands to update it: </text:p>
      <text:p text:style-name="P1"><text:bookmark text:name="doc_chap4_pre29"/></text:p>
      <table:table table:name="Tabela106" table:style-name="Tabela106">
        <table:table-column table:style-name="Tabela106.A"/>
        <table:table-row>
          <table:table-cell table:style-name="Tabela106.A1" office:value-type="string">
            <text:p text:style-name="P9">Code Listing 4.2: Updating eix's global overlay list</text:p>
          </table:table-cell>
        </table:table-row>
        <table:table-row>
          <table:table-cell table:style-name="Tabela106.A2" office:value-type="string">
            <text:p text:style-name="P6"># update-eix</text:p>
            <text:p text:style-name="P12"># update-eix-remote update</text:p>
          </table:table-cell>
        </table:table-row>
      </table:table>
      <text:p text:style-name="Text_20_body">eix is now able to search for packages in all of the available overlays in the global layman list as well the official portage tree. </text:p>
      <text:p text:style-name="P1"><text:bookmark text:name="doc_chap4_pre38"/></text:p>
      <table:table table:name="Tabela107" table:style-name="Tabela107">
        <table:table-column table:style-name="Tabela107.A"/>
        <table:table-row>
          <table:table-cell table:style-name="Tabela107.A1" office:value-type="string">
            <text:p text:style-name="P9">Code Listing 4.3: Searching for packages</text:p>
          </table:table-cell>
        </table:table-row>
        <table:table-row>
          <table:table-cell table:style-name="Tabela107.A2" office:value-type="string">
            <text:p text:style-name="P6"># eix -e xmms</text:p>
            <text:p text:style-name="P6"/>
            <text:p text:style-name="P6">[D] media-sound/xmms</text:p>
            <text:p text:style-name="P6">Available versions: <text:s/>[M]1.2.8-r5[2] [M]1.2.10-r6[2] [M]1.2.10-r8[2]</text:p>
            <text:p text:style-name="P6">[M]1.2.10-r14 [M]1.2.10-r14[3] [M]1.2.10-r15 [M]1.2.10-r15[3]</text:p>
            <text:p text:style-name="P6">[M]1.2.10-r16 [M]1.2.10-r16[3] [M]20101010[1]</text:p>
            <text:p text:style-name="P6">Installed: <text:s text:c="10"/>1.2.10-r15[01:54:46 08/29/06][nls esd mmx</text:p>
            <text:p text:style-name="P6">vorbis 3dnow mikmod -directfb alsa oss arts -jack -sndfile -lirc</text:p>
            <text:p text:style-name="P6">-flac mad mp3]</text:p>
            <text:p text:style-name="P6">Homepage: <text:s text:c="11"/>http://xmms.org</text:p>
            <text:p text:style-name="P6">Description: <text:s text:c="8"/>X Multimedia System</text:p>
            <text:p text:style-name="P6"><text:soft-page-break/></text:p>
            <text:p text:style-name="P6">[1] (layman/fluidportage)</text:p>
            <text:p text:style-name="P6">[2] (layman/gentoojp)</text:p>
            <text:p text:style-name="P12">[3] (layman/zugaina)</text:p>
          </table:table-cell>
        </table:table-row>
      </table:table>
      <text:p text:style-name="Text_20_body">For more information, refer to the eix man page and the original blog post linked below. </text:p>
      <text:list xml:id="list1331966766" text:style-name="L11">
        <text:list-item>
          <text:p text:style-name="P24"><text:a xlink:type="simple" xlink:href="http://planet.gentoo.org/developers/genstef/2006/11/03/searching_for_ebuilds_in_overlays_that_a">http://planet.gentoo.org/developers/genstef/2006/11/03/searching_for_ebuilds_in_overlays_that_a</text:a> </text:p>
        </text:list-item>
      </text:list>
      <text:p text:style-name="Standard"/>
      <text:p text:style-name="Standard"/>
      <text:p text:style-name="Standard"/>
      <text:p text:style-name="P4">dual-boot with XP installed last</text:p>
      <text:p text:style-name="Text_20_body">James writes to gentoo-user asking about the possibility of making his Gentoo machine dual boot with Windows XP while having installed Gentoo first. He was worried that, having installed Windows, it would overwrite the MBR and thus render his Gentoo installation inaccessible. Gentoo users responded by saying that doing it this way would be as simple as first installing Windows, then booting into a Live CD, and reinstalling GRUB from there. Mark Shields posted this summary of what to do when you're back in the Live CD: </text:p>
      <text:p text:style-name="P1"><text:bookmark text:name="doc_chap1_pre11"/></text:p>
      <table:table table:name="Tabela108" table:style-name="Tabela108">
        <table:table-column table:style-name="Tabela108.A"/>
        <table:table-row>
          <table:table-cell table:style-name="Tabela108.A1" office:value-type="string">
            <text:p text:style-name="P9">Code Listing 1.1: Reinstalling GRUB from a LiveCD</text:p>
          </table:table-cell>
        </table:table-row>
        <table:table-row>
          <table:table-cell table:style-name="Tabela108.A2" office:value-type="string">
            <text:p text:style-name="P6"># mount /dev/rootpart /mnt/gentoo</text:p>
            <text:p text:style-name="P6"># mount /dev/bootpart /mnt/gentoo/boot</text:p>
            <text:p text:style-name="P6"># mount -t proc none /mnt/gentoo/proc</text:p>
            <text:p text:style-name="P6"># mount -o bind /dev /mnt/gentoo/dev</text:p>
            <text:p text:style-name="P6"># chroot /mnt/gentoo /bin/bash</text:p>
            <text:p text:style-name="P6"># env-update &amp;&amp; source /etc/profile</text:p>
            <text:p text:style-name="P6"># grep -v rootfs /proc/mounts &gt; /etc/mtab</text:p>
            <text:p text:style-name="P6">(Assuming your hard drive is /dev/hda)</text:p>
            <text:p text:style-name="P12"># grub-install /dev/hda</text:p>
          </table:table-cell>
        </table:table-row>
      </table:table>
      <text:list xml:id="list1031783337" text:style-name="L12">
        <text:list-item>
          <text:p text:style-name="P25"><text:a xlink:type="simple" xlink:href="http://archives.gentoo.org/gentoo-user/msg_103029.xml">http://archives.gentoo.org/gentoo-user/msg_103029.xml</text:a> </text:p>
        </text:list-item>
      </text:list>
      <text:p text:style-name="Standard"/>
      <text:p text:style-name="Standard"/>
      <text:p text:style-name="P4">date in emerge logs</text:p>
      <text:p text:style-name="Text_20_body">Jorge Almeida wanted to know if the cryptic numbers (e.g., "1161911504") at the beginning of each line in his emerge log were dates, and if so, how to render them human readable. Harm Geerts confirmed that the figure was Unix time ("the number of seconds elapsed since midnight UTC on the morning of January 1, 1970, not counting leap seconds") and suggested translating it using Python. </text:p>
      <text:p text:style-name="P1"><text:bookmark text:name="doc_chap2_pre16"/></text:p>
      <table:table table:name="Tabela109" table:style-name="Tabela109">
        <table:table-column table:style-name="Tabela109.A"/>
        <table:table-row>
          <table:table-cell table:style-name="Tabela109.A1" office:value-type="string">
            <text:p text:style-name="P9">Code Listing 2.1: Converting from UNIX time with python</text:p>
          </table:table-cell>
        </table:table-row>
        <table:table-row>
          <table:table-cell table:style-name="Tabela109.A2" office:value-type="string">
            <text:p text:style-name="P12">$ python -c "import time; print time.ctime(1161911504)"</text:p>
          </table:table-cell>
        </table:table-row>
      </table:table>
      <text:p text:style-name="Text_20_body">Bo Ørsted Andresen suggested using awk, instead. </text:p>
      <text:p text:style-name="P1"><text:bookmark text:name="doc_chap2_pre23"/></text:p>
      <table:table table:name="Tabela110" table:style-name="Tabela110">
        <table:table-column table:style-name="Tabela110.A"/>
        <table:table-row>
          <table:table-cell table:style-name="Tabela110.A1" office:value-type="string">
            <text:p text:style-name="P9">Code Listing 2.2: Converting from UNIX time with awk #1</text:p>
          </table:table-cell>
        </table:table-row>
        <table:table-row>
          <table:table-cell table:style-name="Tabela110.A2" office:value-type="string">
            <text:p text:style-name="P12">$ tail /var/log/emerge.log | awk -F: '{print strftime("%D %X %Z", $1),$2}'</text:p>
          </table:table-cell>
        </table:table-row>
      </table:table>
      <text:p text:style-name="Text_20_body">Peter Ruskin amended this to be shorter and less internationally ambiguous in its output. </text:p>
      <text:p text:style-name="P1"><text:bookmark text:name="doc_chap2_pre32"/></text:p>
      <table:table table:name="Tabela111" table:style-name="Tabela111">
        <table:table-column table:style-name="Tabela111.A"/>
        <text:soft-page-break/>
        <table:table-row>
          <table:table-cell table:style-name="Tabela111.A1" office:value-type="string">
            <text:p text:style-name="P9">Code Listing 2.3: Converting from UNIX time with awk #2</text:p>
          </table:table-cell>
        </table:table-row>
        <table:table-row>
          <table:table-cell table:style-name="Tabela111.A2" office:value-type="string">
            <text:p text:style-name="P12">$ tail /var/log/emerge.log | awk -F: '{print strftime("%c", $1),$2}'</text:p>
          </table:table-cell>
        </table:table-row>
      </table:table>
      <text:p text:style-name="Text_20_body">The last (and to Jorge most suitable) solution was Richard Fish's. </text:p>
      <text:p text:style-name="P1"><text:bookmark text:name="doc_chap2_pre41"/></text:p>
      <table:table table:name="Tabela112" table:style-name="Tabela112">
        <table:table-column table:style-name="Tabela112.A"/>
        <table:table-row>
          <table:table-cell table:style-name="Tabela112.A1" office:value-type="string">
            <text:p text:style-name="P9">Code Listing 2.4: Converting from UNIX time using date</text:p>
          </table:table-cell>
        </table:table-row>
        <table:table-row>
          <table:table-cell table:style-name="Tabela112.A2" office:value-type="string">
            <text:p text:style-name="P12">$ date -d @1161911504</text:p>
          </table:table-cell>
        </table:table-row>
      </table:table>
      <text:p text:style-name="P5">There were also suggestions for more portage-specific solutions: Neil Bothwick suggested emerging app-portage/genlop, an emerge log parsing application. Harm Geerts suggested qlop, which is part of the app-portage/portage-utils package. </text:p>
      <text:list xml:id="list375222305" text:style-name="L13">
        <text:list-item>
          <text:p text:style-name="P26"><text:a xlink:type="simple" xlink:href="http://archives.gentoo.org/gentoo-user/msg_102804.xml">http://archives.gentoo.org/gentoo-user/msg_102804.xml</text:a> </text:p>
        </text:list-item>
      </text:list>
      <text:p text:style-name="Standard"/>
      <text:p text:style-name="Standard"/>
      <text:p text:style-name="Text_20_body">3.  Tips and Tricks</text:p>
      <text:p text:style-name="Text_20_body"><text:bookmark text:name="doc_chap3_sect15"/>Using 'until' with portage</text:p>
      <text:p text:style-name="Text_20_body">Have you ever updated your world or system and walked away only to come back several hours later to find out the update did not complete because a package failed? </text:p>
      <text:p text:style-name="Text_20_body">The following simple command list and bash 'until' command will let you update your world or system to completion and skip those packages that failed: </text:p>
      <text:p text:style-name="P1"><text:bookmark text:name="doc_chap3_pre15"/></text:p>
      <table:table table:name="Tabela113" table:style-name="Tabela113">
        <table:table-column table:style-name="Tabela113.A"/>
        <table:table-row>
          <table:table-cell table:style-name="Tabela113.A1" office:value-type="string">
            <text:p text:style-name="P9">Code Listing 3.1: Using until to skip broken packages</text:p>
          </table:table-cell>
        </table:table-row>
        <table:table-row>
          <table:table-cell table:style-name="Tabela113.A2" office:value-type="string">
            <text:p text:style-name="P6"># sudo emerge -Du world ||</text:p>
            <text:p text:style-name="P6"># until sudo emerge --resume --skipfirst; do</text:p>
            <text:p text:style-name="P12"># sudo emerge --resume --skipfirst; done</text:p>
          </table:table-cell>
        </table:table-row>
      </table:table>
      <text:p text:style-name="Text_20_body">Once the command list completes, you can find out which packages failed by running the following command: </text:p>
      <text:p text:style-name="P1"><text:bookmark text:name="doc_chap3_pre24"/></text:p>
      <table:table table:name="Tabela114" table:style-name="Tabela114">
        <table:table-column table:style-name="Tabela114.A"/>
        <table:table-row>
          <table:table-cell table:style-name="Tabela114.A1" office:value-type="string">
            <text:p text:style-name="P9">Code Listing 3.2: Checking for failed packages</text:p>
          </table:table-cell>
        </table:table-row>
        <table:table-row>
          <table:table-cell table:style-name="Tabela114.A2" office:value-type="string">
            <text:p text:style-name="P12"># emerge -Dup world</text:p>
          </table:table-cell>
        </table:table-row>
      </table:table>
      <table:table table:name="Tabela115" table:style-name="Tabela115">
        <table:table-column table:style-name="Tabela115.A"/>
        <table:table-row>
          <table:table-cell table:style-name="Tabela115.A1" office:value-type="string">
            <text:p text:style-name="P11"><text:span text:style-name="T1">Warning: </text:span>Under certain circumstances, this can yield an unusable system. Always check the output of emerge -Dup world prior to using this tip. </text:p>
          </table:table-cell>
        </table:table-row>
      </table:table>
      <text:p text:style-name="Standard"/>
      <text:p text:style-name="Standard"/>
      <text:p text:style-name="Standard"/>
      <text:p text:style-name="Text_20_body">3.  Tips and Tricks</text:p>
      <text:p text:style-name="Text_20_body"><text:bookmark text:name="doc_chap3_sect16"/>Using GNU screen</text:p>
      <text:p text:style-name="P5"><text:a xlink:type="simple" xlink:href="http://en.wikipedia.org/wiki/GNU_Screen">GNU screen</text:a> is a very useful program, especially if you are a coder or administrator. It has a lot of options, and it's not easy to find your way in its huge man page. Below is a small list of some useful options that you should put in your ~/.screenrc. </text:p>
      <text:p text:style-name="Text_20_body">One of the rather useful options aims to replace the main screen key. Instead of 'ctrl-A', it changes it to 'ctrl-O'. This is because 'ctrl-A' is binded for use in many applications, such as emacs, bash, and links, which clashes with the default screen key 'ctrl-A'. </text:p>
      <text:p text:style-name="Text_20_body"><text:soft-page-break/>Another nifty option sets a caption on the bottom line. It displays the open windows with their number and title, the current one being highlighted in white on blue. Some status information is padded to the right of the screen. </text:p>
      <text:p text:style-name="P1"><text:bookmark text:name="doc_chap3_pre16"/></text:p>
      <table:table table:name="Tabela116" table:style-name="Tabela116">
        <table:table-column table:style-name="Tabela116.A"/>
        <table:table-row>
          <table:table-cell table:style-name="Tabela116.A1" office:value-type="string">
            <text:p text:style-name="P9">Code Listing 3.1: ~/.screenrc settings</text:p>
          </table:table-cell>
        </table:table-row>
        <table:table-row>
          <table:table-cell table:style-name="Tabela116.A2" office:value-type="string">
            <text:p text:style-name="P6"># use visual bell</text:p>
            <text:p text:style-name="P6">vbell on</text:p>
            <text:p text:style-name="P6"># replace ctrl-A by ctrl-O</text:p>
            <text:p text:style-name="P6">escape ^Oo</text:p>
            <text:p text:style-name="P6"># set a big scrolling buffer</text:p>
            <text:p text:style-name="P6">defscrollback 5000</text:p>
            <text:p text:style-name="P6"># Set the caption on the bottom line</text:p>
            <text:p text:style-name="P12">caption always "%{= kw}%-w%{= BW}%n %t%{-}%+w %-= @%H - %LD %d %LM - %c"</text:p>
          </table:table-cell>
        </table:table-row>
      </table:table>
      <text:p text:style-name="Text_20_body">Here is a small screenshot of the caption line in action. </text:p>
      <text:p text:style-name="P2"><text:bookmark text:name="doc_chap3_fig1"/></text:p>
      <table:table table:name="Tabela117" table:style-name="Tabela117">
        <table:table-column table:style-name="Tabela117.A"/>
        <table:table-row>
          <table:table-cell table:style-name="Tabela117.A1" office:value-type="string">
            <text:p text:style-name="P9">Figure 3.1: GNU screen with the caption line enabled</text:p>
          </table:table-cell>
        </table:table-row>
        <table:table-row>
          <table:table-cell table:style-name="Tabela117.A2" office:value-type="string">
            <text:p text:style-name="P8"><draw:frame draw:style-name="fr1" draw:name="grafika5" text:anchor-type="as-char" svg:width="13.123cm" svg:height="8.996cm" draw:z-index="4"><draw:image xlink:href="http://www.gentoo.org/images/gwn/20060925_screen.png" xlink:type="simple" xlink:show="embed" xlink:actuate="onLoad"/><svg:title>Fig. 1: screen</svg:title></draw:frame></text:p>
          </table:table-cell>
        </table:table-row>
      </table:table>
      <text:p text:style-name="Standard"/>
      <text:p text:style-name="Standard"/>
      <text:p text:style-name="Standard"/>
      <text:p text:style-name="Text_20_body"><text:bookmark text:name="doc_chap3_sect17"/>Changing default portage colors</text:p>
      <text:p text:style-name="P5">When using a white background for a terminal emulator and portage displays some text in yellow (e.g. new useflags with the "%") it can be very hard to read. To change the yellow color of emerge output to something more readable (consistently and system-wide) one can just create the file /etc/portage/color.map with the following information: </text:p>
      <text:p text:style-name="P1"><text:bookmark text:name="doc_chap3_pre17"/></text:p>
      <table:table table:name="Tabela118" table:style-name="Tabela118">
        <table:table-column table:style-name="Tabela118.A"/>
        <table:table-row>
          <table:table-cell table:style-name="Tabela118.A1" office:value-type="string">
            <text:p text:style-name="P9">Code Listing 3.1: /etc/portage/color.map</text:p>
          </table:table-cell>
        </table:table-row>
        <table:table-row>
          <table:table-cell table:style-name="Tabela118.A2" office:value-type="string">
            <text:p text:style-name="P6">yellow=0xAA00AA</text:p>
            <text:p text:style-name="P6">WARN=0xAA00AA</text:p>
            <text:p text:style-name="P12">MERGE_LIST_PROGRESS=0xAA00AA</text:p>
          </table:table-cell>
        </table:table-row>
      </table:table>
      <text:p text:style-name="Text_20_body">Example of colours visible on both black and white backgrounds are: purple: 0xAA00AA darkyellow: 0xAA5500 (looks brown/orange) </text:p>
      <text:p text:style-name="Text_20_body"><text:soft-page-break/>More information can be found on the following threads on the forums. </text:p>
      <text:list xml:id="list1370532375" text:style-name="L14">
        <text:list-item>
          <text:p text:style-name="P38"><text:a xlink:type="simple" xlink:href="http://forums.gentoo.org/viewtopic-t-427948.html">http://forums.gentoo.org/viewtopic-t-427948.html</text:a> </text:p>
        </text:list-item>
        <text:list-item>
          <text:p text:style-name="P27"><text:a xlink:type="simple" xlink:href="http://forums.gentoo.org/viewtopic-p-3376132.html">http://forums.gentoo.org/viewtopic-p-3376132.html</text:a> </text:p>
        </text:list-item>
      </text:list>
      <text:p text:style-name="Standard"/>
      <text:p text:style-name="Standard"/>
      <text:p text:style-name="Text_20_body">4.  Tips and Tricks</text:p>
      <text:p text:style-name="Text_20_body"><text:bookmark text:name="doc_chap4_sect110"/>Changing virtual terminals</text:p>
      <text:p text:style-name="Text_20_body">Changing virtual terminals is already a fairly easy combination of keypresses in a standard Linux installation.If are you are in X, you would use Ctrl+Alt plus the function key of the terminal number to change to. Switching back is easy, just select Ctl+Alt+F7. Outside of X it's one less keypress - Alt+F2. </text:p>
      <text:p text:style-name="P5">Like most things in a Unix-like environment, there is more than one way to accomplish your goal.This one is no different. The sys-apps/kbd ebuild installs a chvt binary which lets you change terminals with one command. The only argument it takes is an integer value of which one you want to switch to. </text:p>
      <text:p text:style-name="P1"><text:bookmark text:name="doc_chap4_pre113"/></text:p>
      <table:table table:name="Tabela119" table:style-name="Tabela119">
        <table:table-column table:style-name="Tabela119.A"/>
        <table:table-row>
          <table:table-cell table:style-name="Tabela119.A1" office:value-type="string">
            <text:p text:style-name="P9">Code Listing 4.1: Changing terminals with chvt</text:p>
          </table:table-cell>
        </table:table-row>
        <table:table-row>
          <table:table-cell table:style-name="Tabela119.A2" office:value-type="string">
            <text:p text:style-name="P12"># chvt 1</text:p>
          </table:table-cell>
        </table:table-row>
      </table:table>
      <text:p text:style-name="P5">If you are in X, you can only execute the command as root, otherwise it will not work. It will work as any user outside of X, though. If you're interested in a workaround, you can use app-admin/sudo to allow your user(s) to run chvt from inside an X11 session. </text:p>
      <text:p text:style-name="P1"><text:bookmark text:name="doc_chap4_pre210"/></text:p>
      <table:table table:name="Tabela120" table:style-name="Tabela120">
        <table:table-column table:style-name="Tabela120.A"/>
        <table:table-row>
          <table:table-cell table:style-name="Tabela120.A1" office:value-type="string">
            <text:p text:style-name="P9">Code Listing 4.2: Adding sudo access to chvt</text:p>
          </table:table-cell>
        </table:table-row>
        <table:table-row>
          <table:table-cell table:style-name="Tabela120.A2" office:value-type="string">
            <text:p text:style-name="P12">$ echo "%users $HOSTNAME=/usr/bin/chvt" &gt;&gt; /etc/sudoers</text:p>
          </table:table-cell>
        </table:table-row>
      </table:table>
      <table:table table:name="Tabela121" table:style-name="Tabela121">
        <table:table-column table:style-name="Tabela121.A"/>
        <table:table-row>
          <table:table-cell table:style-name="Tabela121.A1" office:value-type="string">
            <text:p text:style-name="P9"><text:span text:style-name="T1">Warning: </text:span>Be sure you know what you are doing when modifying sudo permissions, since you are giving root access to run certain commands. </text:p>
          </table:table-cell>
        </table:table-row>
      </table:table>
      <text:p text:style-name="Standard"/>
      <text:p text:style-name="Standard"/>
      <text:p text:style-name="Text_20_body">4.  Tips and Tricks</text:p>
      <text:p text:style-name="Text_20_body"><text:bookmark text:name="doc_chap4_sect111"/>Play some games: ScummVM</text:p>
      <text:p text:style-name="Text_20_body">While most of today's games won't run on Linux systems easily, there is still a wealth of options in yesterday's catalog that work great with an emulator. If you can hunt down an original copy of the games, <text:a xlink:type="simple" xlink:href="http://scummvm.sourceforge.net/">ScummVM</text:a> will run some classic point-and-click adventure games such as "Full Throttle", "Day of the Tentacle" and "The Secret of Monkey Island." </text:p>
      <text:p text:style-name="Text_20_body">The project first started out as a way to run old games that used LucasArt's SCUMM game engine, but now supports other games as well. See the <text:a xlink:type="simple" xlink:href="http://scummvm.sourceforge.net/compatibility.php">compatibility list</text:a> for all the games it can run. </text:p>
      <text:p text:style-name="Text_20_body">If you're not up to the task of hunting down computer games from the 1980s though, you're still in luck. One such game has been released for free distribution -- Flight of the Amazon Queen, and it's available in portage. </text:p>
      <text:p text:style-name="Text_20_body">To get up and running, first emerge scummvm on your system, which is already been marked stable on four architectures -- amd64, ppc, sparc, and x86. ScummVM itself runs on many other platforms: Microsoft Windows, Mac OS X, PocketPC, PalmOS, OS/2 and more. Depending on your architecture, Flight of the Amazon Queen might be marked testing, so adjust your package.keywords file as necessary. </text:p>
      <text:p text:style-name="P1"><text:bookmark text:name="doc_chap4_pre114"/><text:soft-page-break/></text:p>
      <table:table table:name="Tabela122" table:style-name="Tabela122">
        <table:table-column table:style-name="Tabela122.A"/>
        <table:table-row>
          <table:table-cell table:style-name="Tabela122.A1" office:value-type="string">
            <text:p text:style-name="P9">Code Listing 4.1: Installing queen</text:p>
          </table:table-cell>
        </table:table-row>
        <table:table-row>
          <table:table-cell table:style-name="Tabela122.A2" office:value-type="string">
            <text:p text:style-name="P6"># emerge scummvm -va</text:p>
            <text:p text:style-name="P6"># echo "games-rpg/queen" &gt;&gt; /etc/portage/package.keywords"</text:p>
            <text:p text:style-name="P12"># emerge queen</text:p>
          </table:table-cell>
        </table:table-row>
      </table:table>
      <text:p text:style-name="Text_20_body">After that, add your user to the 'games' group if you haven't already. </text:p>
      <text:p text:style-name="P1"><text:bookmark text:name="doc_chap4_pre211"/></text:p>
      <table:table table:name="Tabela123" table:style-name="Tabela123">
        <table:table-column table:style-name="Tabela123.A"/>
        <table:table-row>
          <table:table-cell table:style-name="Tabela123.A1" office:value-type="string">
            <text:p text:style-name="P9">Code Listing 4.2: Adding user to games group</text:p>
          </table:table-cell>
        </table:table-row>
        <table:table-row>
          <table:table-cell table:style-name="Tabela123.A2" office:value-type="string">
            <text:p text:style-name="P6"># groups larry</text:p>
            <text:p text:style-name="P12"># gpasswd -a larry games</text:p>
          </table:table-cell>
        </table:table-row>
      </table:table>
      <text:p text:style-name="P5">If you are adding your user to the group, remember that you must log out and back in before the changes will take effect. Fire up scummvm, and it will open a graphical window where you can add your games. By default, FOTAQ won't be displayed in the list, but you can add it by clicking 'Add Game'. The directory with game data is /usr/share/games/queen. Once you navigate to that directory, simply click the 'Choose' button. After that, you should be good to go! You can also simply run 'queen' to start the game directly. </text:p>
      <text:p text:style-name="Standard"/>
      <text:p text:style-name="Standard"/>
      <text:p text:style-name="Standard"/>
      <text:p text:style-name="Standard"/>
      <text:p text:style-name="Text_20_body">5.  Tips and tricks</text:p>
      <text:p text:style-name="Text_20_body"><text:bookmark text:name="doc_chap5_sect12"/>Exploring portage features</text:p>
      <text:p text:style-name="Text_20_body">The new release of Portage 2.1 brings many features and improvements. While most of them are documented in the example make.conf and the portage man page they may not be obvious to most users, so we will show how to use some of these features. </text:p>
      <text:p text:style-name="P5">All the features have to be set in /etc/make.conf. </text:p>
      <text:p text:style-name="P5">Portage is now able to download some package's source code while compiling another. This can considerably reduce installation time when emerging many packages. There's no need to run emerge --fetchonly while doing a normal emerge anymore. You just have to add the following option: </text:p>
      <text:p text:style-name="P1"><text:bookmark text:name="doc_chap5_pre12"/></text:p>
      <table:table table:name="Tabela124" table:style-name="Tabela124">
        <table:table-column table:style-name="Tabela124.A"/>
        <table:table-row>
          <table:table-cell table:style-name="Tabela124.A1" office:value-type="string">
            <text:p text:style-name="P9">Code Listing 5.1: Setting parallel-fetch in /etc/make.conf</text:p>
          </table:table-cell>
        </table:table-row>
        <table:table-row>
          <table:table-cell table:style-name="Tabela124.A2" office:value-type="string">
            <text:p text:style-name="P6">FEATURES="parallel-fetch"</text:p>
            <text:p text:style-name="P12"><text:s text:c="10"/></text:p>
          </table:table-cell>
        </table:table-row>
      </table:table>
      <text:p text:style-name="Text_20_body">This feature appears to be non-functional in some of the Portage 2.1 releases, but is expected to be fixed soon. </text:p>
      <text:p text:style-name="Text_20_body">Another new option to reduce installation time yet a bit more is confcache. With this new feature portage caches many of the tests configuration scripts do, thus making execution faster. This comes with the small risk of caching wrong values, so be warned that this feature is known to have a few bugs. Since this package is currently keyworded on most architectures, the required steps to enable it are: </text:p>
      <text:p text:style-name="P1"><text:bookmark text:name="doc_chap5_pre22"/></text:p>
      <table:table table:name="Tabela125" table:style-name="Tabela125">
        <table:table-column table:style-name="Tabela125.A"/>
        <table:table-row>
          <table:table-cell table:style-name="Tabela125.A1" office:value-type="string">
            <text:p text:style-name="P9">Code Listing 5.2: Enabling confcache</text:p>
          </table:table-cell>
        </table:table-row>
        <table:table-row>
          <table:table-cell table:style-name="Tabela125.A2" office:value-type="string">
            <text:p text:style-name="P6">Add this in /etc/make.conf</text:p>
            <text:p text:style-name="P6">FEATURES="confcache"</text:p>
            <text:p text:style-name="P6">We need to unmask the package before emerging it</text:p>
            <text:p text:style-name="P6">echo "=dev-util/confcache-0.4.2-r1 ~arch" &gt;&gt; /etc/portage/package.keywords</text:p>
            <text:p text:style-name="P6">Installing confcache</text:p>
            <text:p text:style-name="P6"><text:soft-page-break/>emerge -av confcache</text:p>
            <text:p text:style-name="P6">On further installations. you'll see stuff like:</text:p>
            <text:p text:style-name="P6">checking for i686-pc-linux-gnu-gcc... (cached) i686-pc-linux-gnu-gcc</text:p>
            <text:p text:style-name="P6">checking whether we are using the GNU C compiler...(cached) yes</text:p>
            <text:p text:style-name="P6">checking whether i686-pc-linux-gnu-gcc accepts -g... (cached) yes</text:p>
            <text:p text:style-name="P12"><text:s text:c="8"/></text:p>
          </table:table-cell>
        </table:table-row>
      </table:table>
      <text:p text:style-name="Text_20_body">Another important new feature is the ability to log all the messages ebuilds print. Which messages to log and how to do it is configurable. For example, to save just the warnings and errors in a separate file for each package we emerge, you have to add: </text:p>
      <text:p text:style-name="P1"><text:bookmark text:name="doc_chap5_pre31"/></text:p>
      <table:table table:name="Tabela126" table:style-name="Tabela126">
        <table:table-column table:style-name="Tabela126.A"/>
        <table:table-row>
          <table:table-cell table:style-name="Tabela126.A1" office:value-type="string">
            <text:p text:style-name="P9">Code Listing 5.3: Configuring logging features in /etc/make.conf</text:p>
          </table:table-cell>
        </table:table-row>
        <table:table-row>
          <table:table-cell table:style-name="Tabela126.A2" office:value-type="string">
            <text:p text:style-name="P6">This sets what to log</text:p>
            <text:p text:style-name="P6">PORTAGE_ELOG_CLASSES="warn error log"</text:p>
            <text:p text:style-name="P6">And this is how to do it</text:p>
            <text:p text:style-name="P6">PORTAGE_ELOG_SYSTEM="save"</text:p>
            <text:p text:style-name="P12"><text:s text:c="8"/></text:p>
          </table:table-cell>
        </table:table-row>
      </table:table>
      <text:p text:style-name="Text_20_body">There are many more options like sending log messages via email. Please check out make.conf.example for further information. </text:p>
      <text:p text:style-name="Standard"/>
      <text:p text:style-name="Standard"/>
      <text:p text:style-name="Standard"/>
      <text:p text:style-name="Standard"/>
      <text:p text:style-name="Text_20_body">5.  Tips and Tricks</text:p>
      <text:p text:style-name="Text_20_body"><text:bookmark text:name="doc_chap5_sect13"/>Searching the portage tree with eix</text:p>
      <text:p text:style-name="P5">eix is a handy utility that indexes your portage tree and quickly searches it. The latest stable version, 0.55, is also compatible with Portage 2.1's new metadata backend.</text:p>
      <text:p text:style-name="Text_20_body">To get started, emerge the package, and then build your index:</text:p>
      <text:p text:style-name="P1"><text:bookmark text:name="doc_chap5_pre13"/></text:p>
      <table:table table:name="Tabela127" table:style-name="Tabela127">
        <table:table-column table:style-name="Tabela127.A"/>
        <table:table-row>
          <table:table-cell table:style-name="Tabela127.A1" office:value-type="string">
            <text:p text:style-name="P9">Code Listing 5.1: Installing eix</text:p>
          </table:table-cell>
        </table:table-row>
        <table:table-row>
          <table:table-cell table:style-name="Tabela127.A2" office:value-type="string">
            <text:p text:style-name="P6"># emerge eix</text:p>
            <text:p text:style-name="P12"># update-eix</text:p>
          </table:table-cell>
        </table:table-row>
      </table:table>
      <text:p text:style-name="P5">update-eix will index your ebuilds in your PORTDIR_OVERLAY in addition to the main portage tree.</text:p>
      <text:p text:style-name="P5">Once finished you are ready to do some searches. Use eix foo to search for a package, or eix -S bar to search package descriptions. To search for a specific package, use eix -e packagename. You can also use regular expressions in your search parameters by default.</text:p>
      <text:p text:style-name="P5">The output of eix displays each package version available. Versions prefixed with ~ are marked unstable, while !indicates the version is hard masked.</text:p>
      <text:p text:style-name="P1"><text:bookmark text:name="doc_chap5_pre23"/></text:p>
      <table:table table:name="Tabela128" table:style-name="Tabela128">
        <table:table-column table:style-name="Tabela128.A"/>
        <table:table-row>
          <table:table-cell table:style-name="Tabela128.A1" office:value-type="string">
            <text:p text:style-name="P9">Code Listing 5.2: eix firefox</text:p>
          </table:table-cell>
        </table:table-row>
        <table:table-row>
          <table:table-cell table:style-name="Tabela128.A2" office:value-type="string">
            <text:p text:style-name="P6">$ eix firefox</text:p>
            <text:p text:style-name="P6">* www-client/mozilla-firefox</text:p>
            <text:p text:style-name="P6">Available versions: <text:s/>1.0.7-r4 ~1.0.8 ~1.5-r9 ~1.5-r11 ~1.5.0.1-r2 ~1.5.0.1-r3</text:p>
            <text:p text:style-name="P6">~1.5.0.1-r4 1.5.0.2 ~1.5.0.2-r1 1.5.0.3 1.5.0.4</text:p>
            <text:p text:style-name="P6">Installed: <text:s text:c="10"/>none</text:p>
            <text:p text:style-name="P6">Homepage: <text:s text:c="11"/>http://www.mozilla.org/projects/firefox/</text:p>
            <text:p text:style-name="P6">Description: <text:s text:c="8"/>Firefox Web Browser</text:p>
            <text:p text:style-name="P6"/>
            <text:p text:style-name="P6">* www-client/mozilla-firefox-bin</text:p>
            <text:p text:style-name="P6"><text:soft-page-break/>Available versions: <text:s/>1.0.7 ~1.0.8 1.5.0.2 1.5.0.3 1.5.0.4</text:p>
            <text:p text:style-name="P6">Installed: <text:s text:c="10"/>1.5.0.3</text:p>
            <text:p text:style-name="P6">Homepage: <text:s text:c="11"/>http://www.mozilla.org/projects/firefox</text:p>
            <text:p text:style-name="P6">Description: <text:s text:c="8"/>Firefox Web Browser</text:p>
            <text:p text:style-name="P6"/>
            <text:p text:style-name="P6"/>
            <text:p text:style-name="P12">Found 2 matches</text:p>
          </table:table-cell>
        </table:table-row>
      </table:table>
      <text:p text:style-name="P5">Finally, one last tip. If you want to run emerge --sync and update-eix all in one step, just run eix-sync instead.</text:p>
      <text:p text:style-name="Standard"/>
      <text:p text:style-name="Standard"/>
      <text:p text:style-name="Standard"/>
      <text:p text:style-name="Text_20_body">5.  Tips and Tricks</text:p>
      <text:p text:style-name="Text_20_body"><text:bookmark text:name="doc_chap5_sect14"/>Managing your overlays with layman</text:p>
      <table:table table:name="Tabela129" table:style-name="Tabela129">
        <table:table-column table:style-name="Tabela129.A"/>
        <table:table-row>
          <table:table-cell table:style-name="Tabela129.A1" office:value-type="string">
            <text:p text:style-name="P9"><text:span text:style-name="T1">Note: </text:span>This is the first tips and tricks section in a while. If you have tips and tricks you would like to share with the Gentoo community please drop us a mail at <text:a xlink:type="simple" xlink:href="mailto:gwn-feedback@gentoo.org">gwn-feedback@gentoo.org</text:a>. </text:p>
          </table:table-cell>
        </table:table-row>
      </table:table>
      <text:p text:style-name="P5">layman is a small and nifty Python application written by Gentoo developer <text:a xlink:type="simple" xlink:href="mailto:wrobel@genoo.org">Gunnar Wrobel</text:a> which allows to easily use and synchronize several Portage overlays on your local machine. </text:p>
      <text:p text:style-name="P5">As of now there is no stable layman version available, so you need to add layman to your package.keywords file before installing. </text:p>
      <text:p text:style-name="P1"><text:bookmark text:name="doc_chap5_pre14"/></text:p>
      <table:table table:name="Tabela130" table:style-name="Tabela130">
        <table:table-column table:style-name="Tabela130.A"/>
        <table:table-row>
          <table:table-cell table:style-name="Tabela130.A1" office:value-type="string">
            <text:p text:style-name="P9">Code Listing 5.1: Installing layman</text:p>
          </table:table-cell>
        </table:table-row>
        <table:table-row>
          <table:table-cell table:style-name="Tabela130.A2" office:value-type="string">
            <text:p text:style-name="P6"># echo "app-portage/layman" &gt;&gt; /etc/portage/package.keywords</text:p>
            <text:p text:style-name="P12"># emerge layman</text:p>
          </table:table-cell>
        </table:table-row>
      </table:table>
      <text:p text:style-name="P5">To include the overlays managed by layman to your PORTDIR_OVERLAY variable you have to source a file where all layman-managed overlays listed. Note that you can still add other overlays to the PORTDIR_OVERLAY variable in /etc/make.conf. </text:p>
      <text:p text:style-name="P1"><text:bookmark text:name="doc_chap5_pre24"/></text:p>
      <table:table table:name="Tabela131" table:style-name="Tabela131">
        <table:table-column table:style-name="Tabela131.A"/>
        <table:table-row>
          <table:table-cell table:style-name="Tabela131.A1" office:value-type="string">
            <text:p text:style-name="P9">Code Listing 5.2: Sourcing layman overlays</text:p>
          </table:table-cell>
        </table:table-row>
        <table:table-row>
          <table:table-cell table:style-name="Tabela131.A2" office:value-type="string">
            <text:p text:style-name="P12"># echo "source /usr/portage/local/layman/make.conf" &gt;&gt; /etc/make.conf</text:p>
          </table:table-cell>
        </table:table-row>
      </table:table>
      <text:p text:style-name="P5">Configuring layman is as easy as riding a bike ;) First you fetch a list of available overlays and then start adding overlays you would like to use. </text:p>
      <text:p text:style-name="P1"><text:bookmark text:name="doc_chap5_pre32"/></text:p>
      <table:table table:name="Tabela132" table:style-name="Tabela132">
        <table:table-column table:style-name="Tabela132.A"/>
        <table:table-row>
          <table:table-cell table:style-name="Tabela132.A1" office:value-type="string">
            <text:p text:style-name="P9">Code Listing 5.3: Configure layman</text:p>
          </table:table-cell>
        </table:table-row>
        <table:table-row>
          <table:table-cell table:style-name="Tabela132.A2" office:value-type="string">
            <text:p text:style-name="P6">Fetch list of available overlays</text:p>
            <text:p text:style-name="P6"># layman -f</text:p>
            <text:p text:style-name="P6"/>
            <text:p text:style-name="P6">Add the 'gentoo-de' overlay</text:p>
            <text:p text:style-name="P12"># layman -a gentoo-de</text:p>
          </table:table-cell>
        </table:table-row>
      </table:table>
      <text:p text:style-name="P5">layman -l gives you a list of all available overlays, using the -a switch you can add other overlays. </text:p>
      <text:p text:style-name="P5">The -s switch allows you to synchronize the local overlay copies. You can choose between syncing one specific overlay or all overlays you added. </text:p>
      <text:p text:style-name="P1"><text:bookmark text:name="doc_chap5_pre41"/></text:p>
      <table:table table:name="Tabela133" table:style-name="Tabela133">
        <table:table-column table:style-name="Tabela133.A"/>
        <table:table-row>
          <table:table-cell table:style-name="Tabela133.A1" office:value-type="string">
            <text:p text:style-name="P9">Code Listing 5.4: Synchronizing overlays</text:p>
          </table:table-cell>
        </table:table-row>
        <table:table-row>
          <table:table-cell table:style-name="Tabela133.A2" office:value-type="string">
            <text:p text:style-name="P6">Synchronize the 'gentoo-de' overlay</text:p>
            <text:p text:style-name="P6"># layman -s gentoo-de</text:p>
            <text:p text:style-name="P6"><text:soft-page-break/></text:p>
            <text:p text:style-name="P6">Synchronize all overlays</text:p>
            <text:p text:style-name="P12"># layman -s ALL</text:p>
          </table:table-cell>
        </table:table-row>
      </table:table>
      <text:p text:style-name="Standard"/>
      <text:p text:style-name="Standard"/>
      <text:p text:style-name="Standard"/>
      <text:p text:style-name="Text_20_body">5.  Tips and tricks</text:p>
      <text:p text:style-name="Text_20_body"><text:bookmark text:name="doc_chap5_sect15"/>Efficient file change notifications</text:p>
      <text:p text:style-name="P5">Many applications rely on tracking filesystem changes internally, and until recently, the most popular library providing functionality like this was app-admin/fam. Packages which use FAM for file-monitoring include GNOME, KDE, PHP, various file managers, various mail clients and servers, and many more. FAM works by repeatedly polling directory contents and looking to see if things have changed. This is inefficient, but it did the job for a while. </text:p>
      <text:p text:style-name="P5">More recently, ultra-efficient kernel-side support for monitoring file changes was merged into Linux 2.6. This functionality, called inotify, is on by default, and is probably already available on your system (assuming you are relatively up-to-date). app-admin/gamin is a direct replacement for FAM, even implementing an identical API. The biggest bonus about gamin is that where available, gamin monitors the filesystem using inotify, destroying the ugly overhead which FAM had. </text:p>
      <text:p text:style-name="Text_20_body">Gamin will be the default for new Gentoo installs, but there is no automatic migration for existing users at this time. It is recommended that you make the switch manually: </text:p>
      <text:p text:style-name="P1"><text:bookmark text:name="doc_chap5_pre15"/></text:p>
      <table:table table:name="Tabela134" table:style-name="Tabela134">
        <table:table-column table:style-name="Tabela134.A"/>
        <table:table-row>
          <table:table-cell table:style-name="Tabela134.A1" office:value-type="string">
            <text:p text:style-name="P9">Code Listing 5.1: Switching to gamin</text:p>
          </table:table-cell>
        </table:table-row>
        <table:table-row>
          <table:table-cell table:style-name="Tabela134.A2" office:value-type="string">
            <text:p text:style-name="P6"># emerge -C app-admin/fam</text:p>
            <text:p text:style-name="P6"># emerge --oneshot app-admin/gamin</text:p>
            <text:p text:style-name="P6">It is not necessary to re-merge any software that is built on </text:p>
            <text:p text:style-name="P6">FAM, as gamin is literally a drop-in replacement.</text:p>
            <text:p text:style-name="P14"/>
          </table:table-cell>
        </table:table-row>
      </table:table>
      <table:table table:name="Tabela135" table:style-name="Tabela135">
        <table:table-column table:style-name="Tabela135.A"/>
        <table:table-row>
          <table:table-cell table:style-name="Tabela135.A1" office:value-type="string">
            <text:p text:style-name="P11"><text:span text:style-name="T1">Note: </text:span>Gamin also supports plain old filesystem polling, and seems to do a better job than FAM did. Even if you do not have an inotify-enabled system, it is still recommended that you change. </text:p>
          </table:table-cell>
        </table:table-row>
      </table:table>
      <text:p text:style-name="P5">Given that the overhead for monitoring filesystem events is now so low, it is also suggested that you enable file-monitoring support for applications which optionally support it. To do so, enable the "fam" USE flag: </text:p>
      <text:p text:style-name="P1"><text:bookmark text:name="doc_chap5_pre25"/></text:p>
      <table:table table:name="Tabela136" table:style-name="Tabela136">
        <table:table-column table:style-name="Tabela136.A"/>
        <table:table-row>
          <table:table-cell table:style-name="Tabela136.A1" office:value-type="string">
            <text:p text:style-name="P9">Code Listing 5.2: Add 'fam' USE flag and rebuild world</text:p>
          </table:table-cell>
        </table:table-row>
        <table:table-row>
          <table:table-cell table:style-name="Tabela136.A2" office:value-type="string">
            <text:p text:style-name="P6"># nano -w /etc/make.conf</text:p>
            <text:p text:style-name="P6">Add "fam" to your USE variable and save the file</text:p>
            <text:p text:style-name="P12"># emerge --newuse world</text:p>
          </table:table-cell>
        </table:table-row>
      </table:table>
      <text:p text:style-name="Standard"/>
      <text:p text:style-name="Standard"/>
      <text:p text:style-name="Text_20_body">5.  Tips and tricks</text:p>
      <text:p text:style-name="Text_20_body"><text:bookmark text:name="doc_chap5_sect16"/>Iproute2 instead of ifconfig/route</text:p>
      <text:p text:style-name="P5">For many, ifconfig and route are still the preferred commands for configuring a network through the command line. However, in modern network environments, ifconfig has its drawbacks. And as you would expect from a Free Software community, improved packages have been developed. <text:span text:style-name="T1">iproute2</text:span> is one of them and is getting increasingly popular. </text:p>
      <text:p text:style-name="P5">The default command to work with <text:span text:style-name="T1">iproute2</text:span> is ip. Clean, simple to remember and extremely <text:soft-page-break/>powerful. But its power is well described in many documents, including the <text:a xlink:type="simple" xlink:href="http://www.policyrouting.org/iproute2.doc.html">iproute2 document</text:a> and the <text:a xlink:type="simple" xlink:href="http://linux-ip.net/html/">Guide to IP Layer Network Administration with Linux</text:a>. In this short introduction, we'll stay with the simplest basics that most people use just to show you how easy it is to "migrate" from ifconfig (<text:span text:style-name="T1">sys-apps/net-tools</text:span>) to ip (<text:span text:style-name="T1">sys-apps/iproute2</text:span>). </text:p>
      <text:p text:style-name="Text_20_body">To configure a host to use IP address 192.168.0.102, netmask 255.255.255.0 and default gateway 192.168.0.1, the "old" commands were: </text:p>
      <text:p text:style-name="P1"><text:bookmark text:name="doc_chap5_pre16"/></text:p>
      <table:table table:name="Tabela137" table:style-name="Tabela137">
        <table:table-column table:style-name="Tabela137.A"/>
        <table:table-row>
          <table:table-cell table:style-name="Tabela137.A1" office:value-type="string">
            <text:p text:style-name="P9">Code Listing 5.1: Using ifconfig and route</text:p>
          </table:table-cell>
        </table:table-row>
        <table:table-row>
          <table:table-cell table:style-name="Tabela137.A2" office:value-type="string">
            <text:p text:style-name="P6"># ifconfig eth0 192.168.0.102 netmask 255.255.255.0 up</text:p>
            <text:p text:style-name="P12"># route add default gw 192.168.0.1</text:p>
          </table:table-cell>
        </table:table-row>
      </table:table>
      <text:p text:style-name="Text_20_body">Using <text:span text:style-name="T1">iproute2</text:span>, this becomes: </text:p>
      <text:p text:style-name="P1"><text:bookmark text:name="doc_chap5_pre26"/></text:p>
      <table:table table:name="Tabela138" table:style-name="Tabela138">
        <table:table-column table:style-name="Tabela138.A"/>
        <table:table-row>
          <table:table-cell table:style-name="Tabela138.A1" office:value-type="string">
            <text:p text:style-name="P9">Code Listing 5.2: Using iproute2's ip command</text:p>
          </table:table-cell>
        </table:table-row>
        <table:table-row>
          <table:table-cell table:style-name="Tabela138.A2" office:value-type="string">
            <text:p text:style-name="P6"># ip address 192.168.0.102/24 dev eth0</text:p>
            <text:p text:style-name="P12"># ip route add default via 192.168.0.1</text:p>
          </table:table-cell>
        </table:table-row>
      </table:table>
      <text:p text:style-name="P5">The syntax isn't all that difficult, is it? Let's take a look at our current routing table. With route you would run route -n: </text:p>
      <text:p text:style-name="P1"><text:bookmark text:name="doc_chap5_pre33"/></text:p>
      <table:table table:name="Tabela139" table:style-name="Tabela139">
        <table:table-column table:style-name="Tabela139.A"/>
        <table:table-row>
          <table:table-cell table:style-name="Tabela139.A1" office:value-type="string">
            <text:p text:style-name="P9">Code Listing 5.3: Using route</text:p>
          </table:table-cell>
        </table:table-row>
        <table:table-row>
          <table:table-cell table:style-name="Tabela139.A2" office:value-type="string">
            <text:p text:style-name="P6"># route -n</text:p>
            <text:p text:style-name="P6">Kernel IP routing table</text:p>
            <text:p text:style-name="P6">Destination <text:s text:c="4"/>Gateway <text:s text:c="8"/>Genmask <text:s text:c="8"/>Flags Metric Ref <text:s text:c="3"/>Use Iface</text:p>
            <text:p text:style-name="P6">192.168.0.0 <text:s text:c="4"/>0.0.0.0 <text:s text:c="8"/>255.255.255.0 <text:s text:c="2"/>U <text:s text:c="4"/>0 <text:s text:c="5"/>0 <text:s text:c="7"/>0 eth0</text:p>
            <text:p text:style-name="P6">127.0.0.0 <text:s text:c="6"/>127.0.0.1 <text:s text:c="6"/>255.0.0.0 <text:s text:c="6"/>UG <text:s text:c="3"/>0 <text:s text:c="5"/>0 <text:s text:c="7"/>0 lo</text:p>
            <text:p text:style-name="P12">0.0.0.0 <text:s text:c="8"/>192.168.0.1 <text:s text:c="4"/>0.0.0.0 <text:s text:c="8"/>UG <text:s text:c="3"/>0 <text:s text:c="5"/>0 <text:s text:c="7"/>0 eth0</text:p>
          </table:table-cell>
        </table:table-row>
      </table:table>
      <text:p text:style-name="P5">With ip, you ask it to show the routes: </text:p>
      <text:p text:style-name="P1"><text:bookmark text:name="doc_chap5_pre42"/></text:p>
      <table:table table:name="Tabela140" table:style-name="Tabela140">
        <table:table-column table:style-name="Tabela140.A"/>
        <table:table-row>
          <table:table-cell table:style-name="Tabela140.A1" office:value-type="string">
            <text:p text:style-name="P9">Code Listing 5.4: Using ip to show the routing table</text:p>
          </table:table-cell>
        </table:table-row>
        <table:table-row>
          <table:table-cell table:style-name="Tabela140.A2" office:value-type="string">
            <text:p text:style-name="P6"># ip route show</text:p>
            <text:p text:style-name="P6">192.168.0.0/24 dev eth0 <text:s/>proto kernel <text:s/>scope link <text:s/>src 192.168.0.121 </text:p>
            <text:p text:style-name="P6">127.0.0.0/8 via 127.0.0.1 dev lo <text:s/>scope link </text:p>
            <text:p text:style-name="P12">default via 192.168.0.1 dev eth0 </text:p>
          </table:table-cell>
        </table:table-row>
      </table:table>
      <text:p text:style-name="Text_20_body">You might find this output strange; however, it gives a lot of useful information. For instance, scope link means that the network is reachable while proto kernel informs us that the kernel has added this routing as part of bringing the interface up. </text:p>
      <text:p text:style-name="P5">Using ip within Gentoo isn't difficult either. The Gentoo <text:span text:style-name="T1">sys-apps/baselayout</text:span> package supports both formats (ifconfig and ip): </text:p>
      <text:p text:style-name="P1"><text:bookmark text:name="doc_chap5_pre51"/></text:p>
      <table:table table:name="Tabela141" table:style-name="Tabela141">
        <table:table-column table:style-name="Tabela141.A"/>
        <table:table-row>
          <table:table-cell table:style-name="Tabela141.A1" office:value-type="string">
            <text:p text:style-name="P9">Code Listing 5.5: Configuring the network through /etc/conf.d/net</text:p>
          </table:table-cell>
        </table:table-row>
        <table:table-row>
          <table:table-cell table:style-name="Tabela141.A2" office:value-type="string">
            <text:p text:style-name="P6">(Old-style configuration)</text:p>
            <text:p text:style-name="P6">config_eth0=( "192.168.0.102 netmask 255.255.255.0" )</text:p>
            <text:p text:style-name="P6">routes_eth0=( "default gw 192.168.0.1" )</text:p>
            <text:p text:style-name="P6"/>
            <text:p text:style-name="P6">(Using iproute2 -- don't forget to emerge it first)</text:p>
            <text:p text:style-name="P6">modules=( "iproute2" )</text:p>
            <text:p text:style-name="P6">config_eth0=( "192.168.0.102/24" )</text:p>
            <text:p text:style-name="P12">routes_eth0=( "default via 192.168.0.1" )</text:p>
          </table:table-cell>
        </table:table-row>
      </table:table>
      <table:table table:name="Tabela142" table:style-name="Tabela142">
        <table:table-column table:style-name="Tabela142.A"/>
        <text:soft-page-break/>
        <table:table-row>
          <table:table-cell table:style-name="Tabela142.A1" office:value-type="string">
            <text:p text:style-name="P11"><text:span text:style-name="T1">Note: </text:span>For more /etc/conf.d/net magic, please read the commented file /etc/conf.d/net.example. </text:p>
          </table:table-cell>
        </table:table-row>
      </table:table>
      <text:p text:style-name="Text_20_body">That's it for now; have fun with Gentoo ! </text:p>
      <text:p text:style-name="Standard"/>
      <text:p text:style-name="Standard"/>
      <text:p text:style-name="Text_20_body">4.  Tips and tricks</text:p>
      <text:p text:style-name="Text_20_body"><text:bookmark text:name="doc_chap4_sect112"/>Rebuilding modules after a kernel upgrade</text:p>
      <text:p text:style-name="P5">module-rebuild is a tool written by Gentoo developer John Mylchreest that serves a very simple, but utterly useful purpose: Whenever you've upgraded your kernel to a newer version, this script hunts down all packages that use -- now outdated -- kernel modules and rebuilds them for you. </text:p>
      <text:p text:style-name="Text_20_body">Suppose you've just booted into a freshly updated kernel. First of all, check which packages are using modules that haven't been built with the new sources yet: </text:p>
      <text:p text:style-name="P1"><text:bookmark text:name="doc_chap4_pre115"/></text:p>
      <table:table table:name="Tabela143" table:style-name="Tabela143">
        <table:table-column table:style-name="Tabela143.A"/>
        <table:table-row>
          <table:table-cell table:style-name="Tabela143.A1" office:value-type="string">
            <text:p text:style-name="P9">Code Listing 4.1: List packages</text:p>
          </table:table-cell>
        </table:table-row>
        <table:table-row>
          <table:table-cell table:style-name="Tabela143.A2" office:value-type="string">
            <text:p text:style-name="P12"># module-rebuild list</text:p>
          </table:table-cell>
        </table:table-row>
      </table:table>
      <text:p text:style-name="Text_20_body">So, in case you've got any wireless drivers, exotic filesystems, anything else that relies on kernel modules, chances are you've just found them listed as a result of the above, and then you can rebuild them all by simply going: </text:p>
      <text:p text:style-name="P1"><text:bookmark text:name="doc_chap4_pre212"/></text:p>
      <table:table table:name="Tabela144" table:style-name="Tabela144">
        <table:table-column table:style-name="Tabela144.A"/>
        <table:table-row>
          <table:table-cell table:style-name="Tabela144.A1" office:value-type="string">
            <text:p text:style-name="P9">Code Listing 4.2: Rebuild all affected packages</text:p>
          </table:table-cell>
        </table:table-row>
        <table:table-row>
          <table:table-cell table:style-name="Tabela144.A2" office:value-type="string">
            <text:p text:style-name="P12"># module-rebuild rebuild</text:p>
          </table:table-cell>
        </table:table-row>
      </table:table>
      <text:p text:style-name="Text_20_body">Voila. Thanks to this little routine, you don't need to keep a mental list of things to do after a kernel update any longer. </text:p>
      <table:table table:name="Tabela145" table:style-name="Tabela145">
        <table:table-column table:style-name="Tabela145.A"/>
        <table:table-row>
          <table:table-cell table:style-name="Tabela145.A1" office:value-type="string">
            <text:p text:style-name="P9"><text:span text:style-name="T1">Note: </text:span>Thanks to Forum user <text:a xlink:type="simple" xlink:href="https://forums.gentoo.org/viewtopic-t-388927.html">Sir No</text:a> for unearthing this utility.</text:p>
          </table:table-cell>
        </table:table-row>
      </table:table>
      <text:p text:style-name="Standard"/>
      <text:p text:style-name="Standard"/>
      <text:p text:style-name="Text_20_body">5.  Tips and tricks</text:p>
      <text:p text:style-name="Text_20_body"><text:bookmark text:name="doc_chap5_sect17"/>Tune your filesystem</text:p>
      <text:p text:style-name="P5">ext2/3 are the main filesystems for a large amount of users but what a lot of people don't know is that you can get almost Reiser4 speed out of it without any of the instability they'd associated with Reiser4. One of the great features of ext2/3 is the ability to tune it by adjusting various parameters. The one we are going to modify here is dir_index which essentially uses hashed b-trees to speed up lookups in large directories. </text:p>
      <text:p text:style-name="Text_20_body">Let's take some precautions, first of all by finding out if some of those parameter are already enabled, by running </text:p>
      <text:p text:style-name="P1"><text:bookmark text:name="doc_chap5_pre17"/></text:p>
      <table:table table:name="Tabela146" table:style-name="Tabela146">
        <table:table-column table:style-name="Tabela146.A"/>
        <table:table-row>
          <table:table-cell table:style-name="Tabela146.A1" office:value-type="string">
            <text:p text:style-name="P9">Code Listing 5.1: Check partition first</text:p>
          </table:table-cell>
        </table:table-row>
        <table:table-row>
          <table:table-cell table:style-name="Tabela146.A2" office:value-type="string">
            <text:p text:style-name="P12"># tune2fs -l /dev/hdXX</text:p>
          </table:table-cell>
        </table:table-row>
      </table:table>
      <text:p text:style-name="P5">(replacing XX with your drive and partition your ext2/3 filesystem resides in). If you don't see dir_index in the list then we can enable it, and just in case you do see dir_index in 'Filesystem features' then you have either enabled it already or it was automatically enabled for you. </text:p>
      <text:p text:style-name="P5">You are going to need a Gentoo LiveCD because changing parameters on mounted filesystems can cause problems, so in the interest of safety we are booting off the CD. At the start phase the Gentoo <text:soft-page-break/>install system is booted into what's called a "ramdisk" which is where the files needed are put into RAM to be used. mke2fs, tune2fs and other parts of the e2fsprogs package will be present at this stage. </text:p>
      <text:p text:style-name="Text_20_body">Now let's turn on the feature with </text:p>
      <text:p text:style-name="P1"><text:bookmark text:name="doc_chap5_pre27"/></text:p>
      <table:table table:name="Tabela147" table:style-name="Tabela147">
        <table:table-column table:style-name="Tabela147.A"/>
        <table:table-row>
          <table:table-cell table:style-name="Tabela147.A1" office:value-type="string">
            <text:p text:style-name="P9">Code Listing 5.2: Tune the filesystem</text:p>
          </table:table-cell>
        </table:table-row>
        <table:table-row>
          <table:table-cell table:style-name="Tabela147.A2" office:value-type="string">
            <text:p text:style-name="P12"># tune2fs -O dir_index /dev/hdXX</text:p>
          </table:table-cell>
        </table:table-row>
      </table:table>
      <text:p text:style-name="P5">Now run e2fsck with the -D option to have the directories optimized: </text:p>
      <text:p text:style-name="P1"><text:bookmark text:name="doc_chap5_pre34"/></text:p>
      <table:table table:name="Tabela148" table:style-name="Tabela148">
        <table:table-column table:style-name="Tabela148.A"/>
        <table:table-row>
          <table:table-cell table:style-name="Tabela148.A1" office:value-type="string">
            <text:p text:style-name="P9">Code Listing 5.3: Filesystem check</text:p>
          </table:table-cell>
        </table:table-row>
        <table:table-row>
          <table:table-cell table:style-name="Tabela148.A2" office:value-type="string">
            <text:p text:style-name="P12"># e2fsck -D /dev/hdXX</text:p>
          </table:table-cell>
        </table:table-row>
      </table:table>
      <text:p text:style-name="P5">Do that on any ext2 or ext3 partition and then reboot. You should notice the difference straight away. </text:p>
      <text:p text:style-name="Standard"/>
      <text:p text:style-name="Standard"/>
      <text:p text:style-name="Standard">5.  Tips and tricks</text:p>
      <text:p text:style-name="Text_20_body"><text:bookmark text:name="doc_chap5_sect18"/>Recovering some log space</text:p>
      <text:p text:style-name="P5">To keep your computer uncluttered and clean you can use these commands to keep /var/log nice and tidy. </text:p>
      <text:p text:style-name="Text_20_body">Firstly, tar up those messages that are over a day old with: </text:p>
      <text:p text:style-name="P1"><text:bookmark text:name="doc_chap5_pre18"/></text:p>
      <table:table table:name="Tabela149" table:style-name="Tabela149">
        <table:table-column table:style-name="Tabela149.A"/>
        <table:table-row>
          <table:table-cell table:style-name="Tabela149.A1" office:value-type="string">
            <text:p text:style-name="P9">Code Listing 5.1: Find old logs</text:p>
          </table:table-cell>
        </table:table-row>
        <table:table-row>
          <table:table-cell table:style-name="Tabela149.A2" office:value-type="string">
            <text:p text:style-name="P12"># find /var/log/ -name "*.log" -mtime +1 -exec bzip2 -z '{}' \;</text:p>
          </table:table-cell>
        </table:table-row>
      </table:table>
      <text:p text:style-name="P5">Then you can delete the tars' that are over 30 days old (or any amout of time, just edit the "-mtime +n" part) using this: </text:p>
      <text:p text:style-name="P1"><text:bookmark text:name="doc_chap5_pre28"/></text:p>
      <table:table table:name="Tabela150" table:style-name="Tabela150">
        <table:table-column table:style-name="Tabela150.A"/>
        <table:table-row>
          <table:table-cell table:style-name="Tabela150.A1" office:value-type="string">
            <text:p text:style-name="P9">Code Listing 5.2: Delete old tars</text:p>
          </table:table-cell>
        </table:table-row>
        <table:table-row>
          <table:table-cell table:style-name="Tabela150.A2" office:value-type="string">
            <text:p text:style-name="P12"># find /var/log -name "*.bz2" -mtime +30 -exec rm '{}' \;</text:p>
          </table:table-cell>
        </table:table-row>
      </table:table>
      <text:p text:style-name="Standard"/>
      <text:p text:style-name="Standard"/>
      <text:p text:style-name="Standard"/>
      <text:p text:style-name="Text_20_body">3.  Tips and tricks</text:p>
      <text:p text:style-name="Text_20_body"><text:bookmark text:name="doc_chap3_sect18"/>Watch it! </text:p>
      <text:p text:style-name="P5">Sometimes one wishes to watch for changes, e.g to the free space on their disks, to users logged in and the likes. As with most things there exists a Unix tool to do that with the least amount of work: watch. </text:p>
      <text:p text:style-name="P5">The man page says: "execute a program periodically, showing output fullscreen". So let's try this: </text:p>
      <text:p text:style-name="P1"><text:bookmark text:name="doc_chap3_pre18"/></text:p>
      <table:table table:name="Tabela151" table:style-name="Tabela151">
        <table:table-column table:style-name="Tabela151.A"/>
        <table:table-row>
          <table:table-cell table:style-name="Tabela151.A1" office:value-type="string">
            <text:p text:style-name="P9">Code Listing 3.1: Run watch</text:p>
          </table:table-cell>
        </table:table-row>
        <table:table-row>
          <table:table-cell table:style-name="Tabela151.A2" office:value-type="string">
            <text:p text:style-name="P12">$ watch df</text:p>
          </table:table-cell>
        </table:table-row>
      </table:table>
      <text:p text:style-name="Text_20_body">If you start copying files now you should see the free space of at least one drive, changing to new values every two seconds. </text:p>
      <text:p text:style-name="P1"><text:bookmark text:name="doc_chap3_pre25"/><text:soft-page-break/></text:p>
      <table:table table:name="Tabela152" table:style-name="Tabela152">
        <table:table-column table:style-name="Tabela152.A"/>
        <table:table-row>
          <table:table-cell table:style-name="Tabela152.A1" office:value-type="string">
            <text:p text:style-name="P9">Code Listing 3.2: Another example</text:p>
          </table:table-cell>
        </table:table-row>
        <table:table-row>
          <table:table-cell table:style-name="Tabela152.A2" office:value-type="string">
            <text:p text:style-name="P12">$ watch w</text:p>
          </table:table-cell>
        </table:table-row>
      </table:table>
      <text:p text:style-name="Text_20_body">This will show you who is logged in at the moment. </text:p>
      <text:p text:style-name="P1"><text:bookmark text:name="doc_chap3_pre32"/></text:p>
      <table:table table:name="Tabela153" table:style-name="Tabela153">
        <table:table-column table:style-name="Tabela153.A"/>
        <table:table-row>
          <table:table-cell table:style-name="Tabela153.A1" office:value-type="string">
            <text:p text:style-name="P9">Code Listing 3.3: And yet another one</text:p>
          </table:table-cell>
        </table:table-row>
        <table:table-row>
          <table:table-cell table:style-name="Tabela153.A2" office:value-type="string">
            <text:p text:style-name="P12">$ watch cat /proc/mdstat</text:p>
          </table:table-cell>
        </table:table-row>
      </table:table>
      <text:p text:style-name="P5">And this shows the status of all your software RAID devices. Small hint: watch can't be used to see changes in files directly, you'll have to use cat/head/tail for them. Of course, watch can be applied to almost anything as a monitoring helper, I'm sure you can think of some uses for it. </text:p>
      <text:p text:style-name="Standard"/>
      <text:p text:style-name="Standard"/>
      <text:p text:style-name="Text_20_body">4.  Tips and tricks</text:p>
      <text:p text:style-name="Text_20_body"><text:bookmark text:name="doc_chap4_sect113"/>Tweaking kernel options yet some more</text:p>
      <text:p text:style-name="P5">Remember our rather concise <text:a xlink:type="simple" xlink:href="http://www.gentoo.org/news/en/gwn/20050905-newsletter.xml#doc_chap6">tip about the search function</text:a> in the kernel's make menuconfig last week? A related tip is particularly helpful whenever you're trying to do something like eradicate an unknown dependency. For example, let's say that you want to change your kernel configuration from modular to monolithic. But when you try to make that change, it is blocked because there are still features marked "M" somewhere. </text:p>
      <text:p text:style-name="P5">An easy way to hunt these hidden dependencies down is to "Save Configuration to an Alternate File" first, picking something like .config.now (i.e. just type ".now" enter). Next, jump to another console and look at the file: </text:p>
      <text:p text:style-name="P1"><text:bookmark text:name="doc_chap4_pre116"/></text:p>
      <table:table table:name="Tabela154" table:style-name="Tabela154">
        <table:table-column table:style-name="Tabela154.A"/>
        <table:table-row>
          <table:table-cell table:style-name="Tabela154.A1" office:value-type="string">
            <text:p text:style-name="P9">Code Listing 4.1: Read the config file</text:p>
          </table:table-cell>
        </table:table-row>
        <table:table-row>
          <table:table-cell table:style-name="Tabela154.A2" office:value-type="string">
            <text:p text:style-name="P12">less /usr/src/kernel/.config.now</text:p>
          </table:table-cell>
        </table:table-row>
      </table:table>
      <text:p text:style-name="P5">Now have a look at the real product of menuconfig. Just search: </text:p>
      <text:p text:style-name="P1"><text:bookmark text:name="doc_chap4_pre213"/></text:p>
      <table:table table:name="Tabela155" table:style-name="Tabela155">
        <table:table-column table:style-name="Tabela155.A"/>
        <table:table-row>
          <table:table-cell table:style-name="Tabela155.A1" office:value-type="string">
            <text:p text:style-name="P9">Code Listing 4.2: Search for modular options</text:p>
          </table:table-cell>
        </table:table-row>
        <table:table-row>
          <table:table-cell table:style-name="Tabela155.A2" office:value-type="string">
            <text:p text:style-name="P12">/=m</text:p>
          </table:table-cell>
        </table:table-row>
      </table:table>
      <text:p text:style-name="P5">Once you've found where the offending area is, you can go back to make menuconfig and use last week's tip to search for its location in the hierarchy (if it's still not clear). </text:p>
      <text:p text:style-name="P5">This tip is especially handy when trying to create a minimal system and you find that the kernel has been packed full of support for obsolete hardware that escaped your first review. By searching through the .config file while using menuconfig, you can really expand on its capabilities. </text:p>
      <text:p text:style-name="Standard"/>
      <text:p text:style-name="Standard"/>
      <text:p text:style-name="Text_20_body">6.  Tips and tricks</text:p>
      <text:p text:style-name="Text_20_body"><text:bookmark text:name="doc_chap6_sect1"/>Searching for kernel features</text:p>
      <text:p text:style-name="Text_20_body">If you cannot find what you are looking for in the kernel then there is a minimal search function provided by the "/" (slash) key. Just </text:p>
      <text:p text:style-name="P1"><text:bookmark text:name="doc_chap6_pre1"/></text:p>
      <table:table table:name="Tabela156" table:style-name="Tabela156">
        <table:table-column table:style-name="Tabela156.A"/>
        <table:table-row>
          <table:table-cell table:style-name="Tabela156.A1" office:value-type="string">
            <text:p text:style-name="P9">Code Listing 6.1: make menuconfig</text:p>
          </table:table-cell>
        </table:table-row>
        <table:table-row>
          <table:table-cell table:style-name="Tabela156.A2" office:value-type="string">
            <text:p text:style-name="P12"># make menuconfig Hit the slash key, then your search term</text:p>
          </table:table-cell>
        </table:table-row>
      </table:table>
      <text:p text:style-name="Text_20_body"><text:soft-page-break/>and try it out, perhaps with something easy first, like DMA. </text:p>
      <text:p text:style-name="Standard"/>
      <text:p text:style-name="Standard"/>
      <text:p text:style-name="Standard"/>
      <text:p text:style-name="Standard"/>
      <text:p text:style-name="Text_20_body">5.  Tips and tricks</text:p>
      <text:p text:style-name="Text_20_body"><text:bookmark text:name="doc_chap5_sect19"/>Logging the boot messages</text:p>
      <text:p text:style-name="P5">Wish to log the console output during the boot process? Starting with the new baselayout-1.12 it's now possible: Just edit /etc/conf.d/rc to show</text:p>
      <text:p text:style-name="P1"><text:bookmark text:name="doc_chap5_pre19"/></text:p>
      <table:table table:name="Tabela157" table:style-name="Tabela157">
        <table:table-column table:style-name="Tabela157.A"/>
        <table:table-row>
          <table:table-cell table:style-name="Tabela157.A1" office:value-type="string">
            <text:p text:style-name="P9">Code Listing 5.1: Extract from /etc/conf.d/rc</text:p>
          </table:table-cell>
        </table:table-row>
        <table:table-row>
          <table:table-cell table:style-name="Tabela157.A2" office:value-type="string">
            <text:p text:style-name="P12">RC_BOOTLOG="yes" (instead of RC_BOOTLOG="no")</text:p>
          </table:table-cell>
        </table:table-row>
      </table:table>
      <text:p text:style-name="P5">and emerge <text:a xlink:type="simple" xlink:href="http://packages.gentoo.org/package/showconsole-1.07">Showconsole</text:a>. After that all the messages scrolling past the screen as you boot will be stored in /var/log/boot.msg </text:p>
      <text:p text:style-name="Standard"/>
      <text:p text:style-name="Standard"/>
      <text:p text:style-name="Standard"/>
      <text:p text:style-name="Standard"/>
      <text:p text:style-name="Text_20_body">6.  Tips and Tricks</text:p>
      <text:p text:style-name="Text_20_body"><text:bookmark text:name="doc_chap6_sect11"/>ulimit and sysctl</text:p>
      <text:p text:style-name="P5">The ulimit and sysctl programs allow to limit system-wide resource use. This can help a lot in system administration, e.g. when a user starts too many processes and therefore makes the system unresponsive for other users.</text:p>
      <text:p text:style-name="P1"><text:bookmark text:name="doc_chap6_pre11"/></text:p>
      <table:table table:name="Tabela158" table:style-name="Tabela158">
        <table:table-column table:style-name="Tabela158.A"/>
        <table:table-row>
          <table:table-cell table:style-name="Tabela158.A1" office:value-type="string">
            <text:p text:style-name="P9">Code Listing 6.1: ulimit example</text:p>
          </table:table-cell>
        </table:table-row>
        <table:table-row>
          <table:table-cell table:style-name="Tabela158.A2" office:value-type="string">
            <text:p text:style-name="P6"># ulimit -a</text:p>
            <text:p text:style-name="P6">core file size <text:s text:c="9"/>(blocks, -c) 0</text:p>
            <text:p text:style-name="P6">data seg size <text:s text:c="10"/>(kbytes, -d) unlimited</text:p>
            <text:p text:style-name="P6">file size <text:s text:c="14"/>(blocks, -f) unlimited</text:p>
            <text:p text:style-name="P6">pending signals <text:s text:c="16"/>(-i) 8191</text:p>
            <text:p text:style-name="P6">max locked memory <text:s text:c="6"/>(kbytes, -l) 32</text:p>
            <text:p text:style-name="P6">max memory size <text:s text:c="8"/>(kbytes, -m) unlimited</text:p>
            <text:p text:style-name="P6">open files <text:s text:c="21"/>(-n) 1024</text:p>
            <text:p text:style-name="P6">pipe size <text:s text:c="11"/>(512 bytes, -p) 8</text:p>
            <text:p text:style-name="P6">POSIX message queues <text:s text:c="4"/>(bytes, -q) 819200</text:p>
            <text:p text:style-name="P6">stack size <text:s text:c="13"/>(kbytes, -s) 8192</text:p>
            <text:p text:style-name="P6">cpu time <text:s text:c="14"/>(seconds, -t) unlimited</text:p>
            <text:p text:style-name="P6">max user processes <text:s text:c="13"/>(-u) 8191</text:p>
            <text:p text:style-name="P6">virtual memory <text:s text:c="9"/>(kbytes, -v) unlimited</text:p>
            <text:p text:style-name="P6">file locks <text:s text:c="21"/>(-x) unlimited</text:p>
            <text:p text:style-name="P12"><text:s text:c="6"/></text:p>
          </table:table-cell>
        </table:table-row>
      </table:table>
      <text:p text:style-name="Text_20_body">All these settings can be manipulated. A good example is this bash forkbomb that forks as many processes as possible and can crash systems where no user limits are set:</text:p>
      <table:table table:name="Tabela159" table:style-name="Tabela159">
        <table:table-column table:style-name="Tabela159.A"/>
        <table:table-row>
          <table:table-cell table:style-name="Tabela159.A1" office:value-type="string">
            <text:p text:style-name="P9"><text:span text:style-name="T1">Warning: </text:span>Do not run this in a shell! If no limits are set your system will either become unresponsive or might even crash.</text:p>
          </table:table-cell>
        </table:table-row>
      </table:table>
      <text:p text:style-name="P1"><text:bookmark text:name="doc_chap6_pre2"/></text:p>
      <table:table table:name="Tabela160" table:style-name="Tabela160">
        <table:table-column table:style-name="Tabela160.A"/>
        <table:table-row>
          <table:table-cell table:style-name="Tabela160.A1" office:value-type="string">
            <text:p text:style-name="P9">Code Listing 6.2: A bash forkbomb</text:p>
          </table:table-cell>
        </table:table-row>
        <table:table-row>
          <table:table-cell table:style-name="Tabela160.A2" office:value-type="string">
            <text:p text:style-name="P6">$ :(){ :|:&amp; };:</text:p>
            <text:p text:style-name="P12"><text:soft-page-break/><text:s text:c="6"/></text:p>
          </table:table-cell>
        </table:table-row>
      </table:table>
      <text:p text:style-name="Text_20_body">Now this is not good - any user with shell access to your box could take it down. But if that user can only start 30 processes the damage will be minimal. So let's set a process limit:</text:p>
      <table:table table:name="Tabela161" table:style-name="Tabela161">
        <table:table-column table:style-name="Tabela161.A"/>
        <table:table-row>
          <table:table-cell table:style-name="Tabela161.A1" office:value-type="string">
            <text:p text:style-name="P9"><text:span text:style-name="T1">Note: </text:span>A too small number of processes can break the use of portage. So, don't be too strict.</text:p>
          </table:table-cell>
        </table:table-row>
      </table:table>
      <text:p text:style-name="P1"><text:bookmark text:name="doc_chap6_pre3"/></text:p>
      <table:table table:name="Tabela162" table:style-name="Tabela162">
        <table:table-column table:style-name="Tabela162.A"/>
        <table:table-row>
          <table:table-cell table:style-name="Tabela162.A1" office:value-type="string">
            <text:p text:style-name="P9">Code Listing 6.3: Setting a process limit</text:p>
          </table:table-cell>
        </table:table-row>
        <table:table-row>
          <table:table-cell table:style-name="Tabela162.A2" office:value-type="string">
            <text:p text:style-name="P6"># ulimit -u 30</text:p>
            <text:p text:style-name="P6"># ulimit -a</text:p>
            <text:p text:style-name="P6">…</text:p>
            <text:p text:style-name="P6">max user processes <text:s text:c="13"/>(-u) 30</text:p>
            <text:p text:style-name="P6">…</text:p>
            <text:p text:style-name="P12"><text:s text:c="6"/></text:p>
          </table:table-cell>
        </table:table-row>
      </table:table>
      <text:p text:style-name="P5">If you try to run the forkbomb now it should run, but throw error messages "fork: resource temporarily unavailable". This means that your system has not allowed the forkbomb to start more processes. The other options of ulimit can help with similar problems, but you should be careful that you don't lock yourself out - setting data seg size too small will even prevent bash from starting!</text:p>
      <text:p text:style-name="P5">sysctl is a similar tool: It allows to configure kernel parameters at runtime. If you wish to keep settings persistent across reboots you should edit /etc/sysctl.conf - be aware that wrong settings may break things in unforeseen ways.</text:p>
      <text:p text:style-name="P1"><text:bookmark text:name="doc_chap6_pre4"/></text:p>
      <table:table table:name="Tabela163" table:style-name="Tabela163">
        <table:table-column table:style-name="Tabela163.A"/>
        <table:table-row>
          <table:table-cell table:style-name="Tabela163.A1" office:value-type="string">
            <text:p text:style-name="P9">Code Listing 6.4: Exploring sysctl variables</text:p>
          </table:table-cell>
        </table:table-row>
        <table:table-row>
          <table:table-cell table:style-name="Tabela163.A2" office:value-type="string">
            <text:p text:style-name="P6"># sysctl -a</text:p>
            <text:p text:style-name="P6">…</text:p>
            <text:p text:style-name="P6">vm.swappiness = 60</text:p>
            <text:p text:style-name="P6">…</text:p>
            <text:p text:style-name="P12"><text:s text:c="6"/></text:p>
          </table:table-cell>
        </table:table-row>
      </table:table>
      <text:p text:style-name="P5">The list of variables is quite long (367 lines on my system), but I picked out vm.swappiness here. It controls how aggressive swapping will be, the higher it is (with a maximum of 100) the more swap will be used. This can affect performance a lot on systems with little memory, depending on load and other factors.</text:p>
      <text:p text:style-name="P1"><text:bookmark text:name="doc_chap6_pre5"/></text:p>
      <table:table table:name="Tabela164" table:style-name="Tabela164">
        <table:table-column table:style-name="Tabela164.A"/>
        <table:table-row>
          <table:table-cell table:style-name="Tabela164.A1" office:value-type="string">
            <text:p text:style-name="P9">Code Listing 6.5: Reducing swappiness</text:p>
          </table:table-cell>
        </table:table-row>
        <table:table-row>
          <table:table-cell table:style-name="Tabela164.A2" office:value-type="string">
            <text:p text:style-name="P6"># sysctl vm.swappiness=0</text:p>
            <text:p text:style-name="P6">vm.swappiness = 0</text:p>
            <text:p text:style-name="P12"><text:s text:c="6"/></text:p>
          </table:table-cell>
        </table:table-row>
      </table:table>
      <text:p text:style-name="Text_20_body">The effects of changing this setting are usually not felt instantly. But you can change many settings, especially network-related, this way. For servers this can offer a nice performance boost, but as with ulimit careless usage might cause your system to misbehave or slow down. If you don't know what a variable controls, you should not modify it!</text:p>
      <text:p text:style-name="Text_20_body"><text:bookmark text:name="doc_chap7"/></text:p>
      <text:p text:style-name="Text_20_body">7.  Tips and Tricks</text:p>
      <text:p text:style-name="Text_20_body"><text:bookmark text:name="doc_chap7_sect1"/>Catching emerge messages with enotice</text:p>
      <table:table table:name="Tabela165" table:style-name="Tabela165">
        <table:table-column table:style-name="Tabela165.A"/>
        <table:table-row>
          <table:table-cell table:style-name="Tabela165.A1" office:value-type="string">
            <text:p text:style-name="P9"><text:span text:style-name="T1">Note: </text:span>Gentoo's Tips and Tricks is not responsible for breaks on your system, although we test the printed Tips and Tricks. The online version should be preferred over the email version, as it may contain updates.</text:p>
          </table:table-cell>
        </table:table-row>
      </table:table>
      <text:p text:style-name="P5"><text:soft-page-break/>One thing portage is lacking for a long time is catching all the notices and warnings during compilation, so that you know what changed during your latest nightly update. You know the bugs where something isn't working any more since the latest update, just because you didn't read the warning that scrolled up the screen while you didn't watched the compile-process? Here is a solution: enotice!</text:p>
      <text:p text:style-name="P5">enotice is a tiny script from Gentoo Developer <text:a xlink:type="simple" xlink:href="http://dev.gentoo.org/%7Eeldad/">Eldad Zack</text:a> and has been updated by Lindsay Haisley. For installation you should download Thomas Bullinger's <text:a xlink:type="simple" xlink:href="http://dev.gentoo.org/%7Eeldad/enotice/install-enotice.sh">enotice installation script</text:a>. After downloading, call the script:</text:p>
      <text:p text:style-name="P1"><text:bookmark text:name="doc_chap7_pre1"/></text:p>
      <table:table table:name="Tabela166" table:style-name="Tabela166">
        <table:table-column table:style-name="Tabela166.A"/>
        <table:table-row>
          <table:table-cell table:style-name="Tabela166.A1" office:value-type="string">
            <text:p text:style-name="P9">Code Listing 7.1: Install enotice</text:p>
          </table:table-cell>
        </table:table-row>
        <table:table-row>
          <table:table-cell table:style-name="Tabela166.A2" office:value-type="string">
            <text:p text:style-name="P6"># sh install-enotice.sh</text:p>
            <text:p text:style-name="P12"><text:s text:c="6"/></text:p>
          </table:table-cell>
        </table:table-row>
      </table:table>
      <text:p text:style-name="P5">This script downloads and copies enotice to /usr/local/sbin/. It also adds the variable PORT_ENOTICE_DIR to your /etc/make.conf.</text:p>
      <text:p text:style-name="P5">Now, after your nightly update you can just call enotice, which gives you a nice list of notices and a self-explanatory menu. Usually only warnings will be shown, but you can change the level in order to show also further notices.</text:p>
      <text:p text:style-name="Text_20_body">Finally the GWN team heard rumours that something like enotice will be included into the next big version of portage…</text:p>
      <text:p text:style-name="Standard"/>
      <text:p text:style-name="Standard"/>
      <text:p text:style-name="Standard"/>
      <text:p text:style-name="Standard"/>
      <text:p text:style-name="Text_20_body">5.  Tips and Tricks</text:p>
      <text:p text:style-name="Text_20_body"><text:bookmark text:name="doc_chap5_sect110"/>Using vim as Man-page and Info browser</text:p>
      <text:p text:style-name="P5">Man-pages and Info are a very good resource for additional information of an application. Man-pages are usually shown with less and for Info you use the info-browser. Especially the info-browser is somewhat uncommon to use if you are not an emacs-user. In this week's Tips and Tricks we will show you how to use vim as your Man-page and Info browser. </text:p>
      <text:p text:style-name="P5">First we need to install an additional package for the Info browser in vim. The Man-page browser is included by default, but needs a little config-change for vim: </text:p>
      <text:p text:style-name="P1"><text:bookmark text:name="doc_chap5_pre110"/></text:p>
      <table:table table:name="Tabela167" table:style-name="Tabela167">
        <table:table-column table:style-name="Tabela167.A"/>
        <table:table-row>
          <table:table-cell table:style-name="Tabela167.A1" office:value-type="string">
            <text:p text:style-name="P9">Code Listing 5.1: Installing app-vim/info</text:p>
          </table:table-cell>
        </table:table-row>
        <table:table-row>
          <table:table-cell table:style-name="Tabela167.A2" office:value-type="string">
            <text:p text:style-name="P6"># emerge app-vim/info</text:p>
            <text:p text:style-name="P12"><text:s text:c="6"/></text:p>
          </table:table-cell>
        </table:table-row>
      </table:table>
      <text:p text:style-name="P1"><text:bookmark text:name="doc_chap5_pre29"/></text:p>
      <table:table table:name="Tabela168" table:style-name="Tabela168">
        <table:table-column table:style-name="Tabela168.A"/>
        <table:table-row>
          <table:table-cell table:style-name="Tabela168.A1" office:value-type="string">
            <text:p text:style-name="P9">Code Listing 5.2: Configuring vim for Man</text:p>
          </table:table-cell>
        </table:table-row>
        <table:table-row>
          <table:table-cell table:style-name="Tabela168.A2" office:value-type="string">
            <text:p text:style-name="P6"># echo "runtime ftplugin/man.vim" &gt;&gt; ~/.vimrc</text:p>
            <text:p text:style-name="P12"><text:s text:c="6"/></text:p>
          </table:table-cell>
        </table:table-row>
      </table:table>
      <text:p text:style-name="P5">After that we will use bash-functions for calling vim and create aliases for man and info. Therefore edit your ~/.bashrc: </text:p>
      <text:p text:style-name="P1"><text:bookmark text:name="doc_chap5_pre35"/></text:p>
      <table:table table:name="Tabela169" table:style-name="Tabela169">
        <table:table-column table:style-name="Tabela169.A"/>
        <table:table-row>
          <table:table-cell table:style-name="Tabela169.A1" office:value-type="string">
            <text:p text:style-name="P9">Code Listing 5.3: Creating man- and info-functions</text:p>
          </table:table-cell>
        </table:table-row>
        <table:table-row>
          <table:table-cell table:style-name="Tabela169.A2" office:value-type="string">
            <text:p text:style-name="P6">function viminfo () { vim -R -c "Info $1 $2" -c "bdelete 1"; }</text:p>
            <text:p text:style-name="P6">alias info=viminfo</text:p>
            <text:p text:style-name="P6">function vimman () { vim -R -c "Man $1 $2" -c "bdelete 1"; }</text:p>
            <text:p text:style-name="P6"><text:soft-page-break/>alias man=vimman</text:p>
            <text:p text:style-name="P12"><text:s text:c="6"/></text:p>
          </table:table-cell>
        </table:table-row>
      </table:table>
      <text:p text:style-name="P5">Using the aliases gives the advantage that you still can use the original command by calling \man or \info. </text:p>
      <text:p text:style-name="P5">Inside vim's Man-page browser you can use CTRL-] in order to call the man-page for the word under the cursor, and CTRL-T to jump back. More information are available with :help Man. There are more keys for the Info browser. A short help is shown with H when you display an Info-file. </text:p>
      <text:p text:style-name="Standard"/>
      <text:p text:style-name="Standard"/>
      <text:p text:style-name="Text_20_body">6.  Tips and Tricks</text:p>
      <text:p text:style-name="Text_20_body"><text:bookmark text:name="doc_chap6_sect12"/>Fullscreen task-switching: skippy</text:p>
      <text:p text:style-name="P5">You know the problem: Too many applications open, too many windows open, and you are searching for one window you can't find in your taskbar or with the taskswitcher. That's the point when skippy becomes handy:</text:p>
      <text:p text:style-name="P2"><text:bookmark text:name="doc_chap6_fig1"/></text:p>
      <table:table table:name="Tabela170" table:style-name="Tabela170">
        <table:table-column table:style-name="Tabela170.A"/>
        <table:table-row>
          <table:table-cell table:style-name="Tabela170.A1" office:value-type="string">
            <text:p text:style-name="P9">Figure 6.1: fullscreen task-switching with skippy</text:p>
          </table:table-cell>
        </table:table-row>
        <table:table-row>
          <table:table-cell table:style-name="Tabela170.A2" office:value-type="string">
            <text:p text:style-name="P8"><draw:frame draw:style-name="fr1" draw:name="grafika6" text:anchor-type="as-char" svg:width="7.938cm" svg:height="5.953cm" draw:z-index="5"><draw:image xlink:href="http://www.gentoo.org/images/gwn/20050718_skippy.png" xlink:type="simple" xlink:show="embed" xlink:actuate="onLoad"/><svg:title>Fig. 1: skippy</svg:title></draw:frame></text:p>
          </table:table-cell>
        </table:table-row>
      </table:table>
      <text:p text:style-name="Text_20_body"/>
      <text:p text:style-name="P5">For installation just run emerge skippy and start it with skippy. Now you can switch your tasks with F11. Or show the windows of the current application only with Alt-F11. Use your mouse for selecting the window or cycle through all windows with Alt-Tab.</text:p>
      <text:p text:style-name="P5">You can customize the keys by copying the file /usr/share/skippy-0.5.0/skippyrc-default into ~/.skippyrc and change it to your preferences.</text:p>
      <text:p text:style-name="Text_20_body">And finally there is a <text:a xlink:type="simple" xlink:href="http://forums.gentoo.org/viewtopic-t-173949.html">skippy thread</text:a> in the forums with some customized config-files.</text:p>
      <text:p text:style-name="Standard"/>
      <text:p text:style-name="Standard"/>
      <text:p text:style-name="Standard"/>
      <text:p text:style-name="Standard"/>
      <text:p text:style-name="Standard"/>
      <text:p text:style-name="Standard"/>
      <text:p text:style-name="Text_20_body">6.  Coding Session</text:p>
      <text:p text:style-name="Text_20_body"><text:bookmark text:name="doc_chap6_sect13"/>Preface</text:p>
      <text:p text:style-name="Text_20_body">A short presentation of dams' configuration tools: (code indentation might be broken. In case of questions ask <text:a xlink:type="simple" xlink:href="mailto:dams@gentoo.org">dams</text:a>) </text:p>
      <text:p text:style-name="Text_20_body"><text:bookmark text:name="doc_chap6_sect2"/><text:soft-page-break/>Libconf</text:p>
      <table:table table:name="Tabela171" table:style-name="Tabela171">
        <table:table-column table:style-name="Tabela171.A"/>
        <table:table-row>
          <table:table-cell table:style-name="Tabela171.A1" office:value-type="string">
            <text:p text:style-name="P9"><text:span text:style-name="T1">Note: </text:span>website: <text:a xlink:type="simple" xlink:href="http://libconf.net/">http://libconf.net</text:a><text:line-break/>what is it: it allows you to read/write easily config tools </text:p>
          </table:table-cell>
        </table:table-row>
      </table:table>
      <text:p text:style-name="Text_20_body">OK let's say you want to edit your gdm configuration, and set the autologin user. Let's see if libconf provides something for that. Launch simply on a console:</text:p>
      <text:p text:style-name="P1"><text:bookmark text:name="doc_chap6_pre12"/></text:p>
      <table:table table:name="Tabela172" table:style-name="Tabela172">
        <table:table-column table:style-name="Tabela172.A"/>
        <table:table-row>
          <table:table-cell table:style-name="Tabela172.A1" office:value-type="string">
            <text:p text:style-name="P9">Code Listing 6.1: launch libconf</text:p>
          </table:table-cell>
        </table:table-row>
        <table:table-row>
          <table:table-cell table:style-name="Tabela172.A2" office:value-type="string">
            <text:p text:style-name="P6">libconf</text:p>
            <text:p text:style-name="P12"><text:s text:c="6"/></text:p>
          </table:table-cell>
        </table:table-row>
      </table:table>
      <text:p text:style-name="P2"><text:bookmark text:name="doc_chap6_fig11"/></text:p>
      <table:table table:name="Tabela173" table:style-name="Tabela173">
        <table:table-column table:style-name="Tabela173.A"/>
        <table:table-row>
          <table:table-cell table:style-name="Tabela173.A1" office:value-type="string">
            <text:p text:style-name="P9">Figure 6.1: libconf command line</text:p>
          </table:table-cell>
        </table:table-row>
        <table:table-row>
          <table:table-cell table:style-name="Tabela173.A2" office:value-type="string">
            <text:p text:style-name="P8"><draw:frame draw:style-name="fr1" draw:name="grafika7" text:anchor-type="as-char" svg:width="14.975cm" svg:height="9.737cm" draw:z-index="6"><draw:image xlink:href="http://www.gentoo.org/images/gwn/sc_libconf1.png" xlink:type="simple" xlink:show="embed" xlink:actuate="onLoad"/><svg:title>Fig. 1: sc_libconf1</svg:title></draw:frame></text:p>
          </table:table-cell>
        </table:table-row>
      </table:table>
      <text:p text:style-name="Text_20_body"/>
      <text:p text:style-name="Text_20_body">Now let's call the built-in help:</text:p>
      <text:p text:style-name="P1"><text:bookmark text:name="doc_chap6_pre21"/></text:p>
      <table:table table:name="Tabela174" table:style-name="Tabela174">
        <table:table-column table:style-name="Tabela174.A"/>
        <table:table-row>
          <table:table-cell table:style-name="Tabela174.A1" office:value-type="string">
            <text:p text:style-name="P9">Code Listing 6.2: libconf help</text:p>
          </table:table-cell>
        </table:table-row>
        <table:table-row>
          <table:table-cell table:style-name="Tabela174.A2" office:value-type="string">
            <text:p text:style-name="P6">help</text:p>
            <text:p text:style-name="P12"><text:s text:c="6"/></text:p>
          </table:table-cell>
        </table:table-row>
      </table:table>
      <text:p text:style-name="Text_20_body">as suggested, you'll see the 'list_templates' command. Type</text:p>
      <text:p text:style-name="P1"><text:bookmark text:name="doc_chap6_pre31"/></text:p>
      <table:table table:name="Tabela175" table:style-name="Tabela175">
        <table:table-column table:style-name="Tabela175.A"/>
        <table:table-row>
          <table:table-cell table:style-name="Tabela175.A1" office:value-type="string">
            <text:p text:style-name="P9">Code Listing 6.3: list_templates</text:p>
          </table:table-cell>
        </table:table-row>
        <table:table-row>
          <table:table-cell table:style-name="Tabela175.A2" office:value-type="string">
            <text:p text:style-name="P6">list_templates</text:p>
            <text:p text:style-name="P12"><text:s text:c="6"/></text:p>
          </table:table-cell>
        </table:table-row>
      </table:table>
      <text:p text:style-name="P2"><text:bookmark text:name="doc_chap6_fig2"/></text:p>
      <table:table table:name="Tabela176" table:style-name="Tabela176">
        <table:table-column table:style-name="Tabela176.A"/>
        <table:table-row>
          <table:table-cell table:style-name="Tabela176.A1" office:value-type="string">
            <text:p text:style-name="P9">Figure 6.2: list of available high level templates</text:p>
          </table:table-cell>
        </table:table-row>
        <text:soft-page-break/>
        <table:table-row>
          <table:table-cell table:style-name="Tabela176.A2" office:value-type="string">
            <text:p text:style-name="P8"><draw:frame draw:style-name="fr1" draw:name="grafika8" text:anchor-type="as-char" svg:width="14.975cm" svg:height="9.737cm" draw:z-index="7"><draw:image xlink:href="http://www.gentoo.org/images/gwn/sc_libconf2.png" xlink:type="simple" xlink:show="embed" xlink:actuate="onLoad"/><svg:title>Fig. 2: sc_libconf2</svg:title></draw:frame></text:p>
          </table:table-cell>
        </table:table-row>
      </table:table>
      <text:p text:style-name="Text_20_body"/>
      <text:p text:style-name="Text_20_body">Generic/Shell is the one the most used, but there are some others. As you can see, there is a 'X/Gdm' template. Now let's see what options it offers:</text:p>
      <text:p text:style-name="P1"><text:bookmark text:name="doc_chap6_pre41"/></text:p>
      <table:table table:name="Tabela177" table:style-name="Tabela177">
        <table:table-column table:style-name="Tabela177.A"/>
        <table:table-row>
          <table:table-cell table:style-name="Tabela177.A1" office:value-type="string">
            <text:p text:style-name="P9">Code Listing 6.4: options for X/Gdm</text:p>
          </table:table-cell>
        </table:table-row>
        <table:table-row>
          <table:table-cell table:style-name="Tabela177.A2" office:value-type="string">
            <text:p text:style-name="P6">list_template_options X/Gdm</text:p>
            <text:p text:style-name="P12"><text:s text:c="6"/></text:p>
          </table:table-cell>
        </table:table-row>
      </table:table>
      <text:p text:style-name="P2"><text:bookmark text:name="doc_chap6_fig3"/></text:p>
      <table:table table:name="Tabela178" table:style-name="Tabela178">
        <table:table-column table:style-name="Tabela178.A"/>
        <table:table-row>
          <table:table-cell table:style-name="Tabela178.A1" office:value-type="string">
            <text:p text:style-name="P9">Figure 6.3: X/Gdm options</text:p>
          </table:table-cell>
        </table:table-row>
        <table:table-row>
          <table:table-cell table:style-name="Tabela178.A2" office:value-type="string">
            <text:p text:style-name="P8"><draw:frame draw:style-name="fr1" draw:name="grafika9" text:anchor-type="as-char" svg:width="14.975cm" svg:height="9.737cm" draw:z-index="8"><draw:image xlink:href="http://www.gentoo.org/images/gwn/sc_libconf3.png" xlink:type="simple" xlink:show="embed" xlink:actuate="onLoad"/><svg:title>Fig. 3: sc_libconf3</svg:title></draw:frame></text:p>
          </table:table-cell>
        </table:table-row>
      </table:table>
      <text:p text:style-name="Text_20_body"/>
      <text:p text:style-name="P5"><text:soft-page-break/>You can see it asks you to launch man Libconf::Glueconf::X::Gdm. If you do that it'll tell you there is no such documentation, that's because it's not yet written. Too bad, huh? Nevermind, you'll see it's easy enough.</text:p>
      <text:p text:style-name="Text_20_body">Now let's do a bit of perl:</text:p>
      <text:p text:style-name="P1"><text:bookmark text:name="doc_chap6_pre51"/></text:p>
      <table:table table:name="Tabela179" table:style-name="Tabela179">
        <table:table-column table:style-name="Tabela179.A"/>
        <table:table-row>
          <table:table-cell table:style-name="Tabela179.A1" office:value-type="string">
            <text:p text:style-name="P9">Code Listing 6.5: gdm_autologin.pl</text:p>
          </table:table-cell>
        </table:table-row>
        <table:table-row>
          <table:table-cell table:style-name="Tabela179.A2" office:value-type="string">
            <text:p text:style-name="P6">#!/usr/bin/perl</text:p>
            <text:p text:style-name="P6"># first of all, include the libconf template module</text:p>
            <text:p text:style-name="P6">use Libconf::Glueconf::X::Gdm;</text:p>
            <text:p text:style-name="P6"># then use the template</text:p>
            <text:p text:style-name="P6">my $gdm_conf = Libconf::Glueconf::X::Gdm-&gt;new({ filename =&gt;</text:p>
            <text:p text:style-name="P6">'/etc/X11/gdm/gdm.conf' });</text:p>
            <text:p text:style-name="P6"># now we would like to see what the structure looks like</text:p>
            <text:p text:style-name="P6">use Data::Dumper;</text:p>
            <text:p text:style-name="P6">print Dumper($gdm_conf) . "\n";</text:p>
            <text:p text:style-name="P6"># that will print the content of the structure</text:p>
            <text:p text:style-name="P12"><text:s text:c="6"/></text:p>
          </table:table-cell>
        </table:table-row>
      </table:table>
      <text:p text:style-name="P5">write this in a file called gdm_autologin.pl, set it executable and launched it:</text:p>
      <text:p text:style-name="P1"><text:bookmark text:name="doc_chap6_pre6"/></text:p>
      <table:table table:name="Tabela180" table:style-name="Tabela180">
        <table:table-column table:style-name="Tabela180.A"/>
        <table:table-row>
          <table:table-cell table:style-name="Tabela180.A1" office:value-type="string">
            <text:p text:style-name="P9">Code Listing 6.6: launch gdm_autologin.pl</text:p>
          </table:table-cell>
        </table:table-row>
        <table:table-row>
          <table:table-cell table:style-name="Tabela180.A2" office:value-type="string">
            <text:p text:style-name="P6">./gdm_autologin.pl</text:p>
            <text:p text:style-name="P12"><text:s text:c="6"/></text:p>
          </table:table-cell>
        </table:table-row>
      </table:table>
      <text:p text:style-name="P2"><text:bookmark text:name="doc_chap6_fig4"/></text:p>
      <table:table table:name="Tabela181" table:style-name="Tabela181">
        <table:table-column table:style-name="Tabela181.A"/>
        <table:table-row>
          <table:table-cell table:style-name="Tabela181.A1" office:value-type="string">
            <text:p text:style-name="P9">Figure 6.4: dumped structure with gdm_autologin.pl</text:p>
          </table:table-cell>
        </table:table-row>
        <text:soft-page-break/>
        <table:table-row>
          <table:table-cell table:style-name="Tabela181.A2" office:value-type="string">
            <text:p text:style-name="P8"><draw:frame draw:style-name="fr1" draw:name="grafika10" text:anchor-type="as-char" svg:width="19.235cm" svg:height="18.256cm" draw:z-index="9"><draw:image xlink:href="http://www.gentoo.org/images/gwn/sc_libconf4.png" xlink:type="simple" xlink:show="embed" xlink:actuate="onLoad"/><svg:title>Fig. 4: sc_libconf4</svg:title></draw:frame></text:p>
          </table:table-cell>
        </table:table-row>
      </table:table>
      <text:p text:style-name="Text_20_body"/>
      <text:p text:style-name="Text_20_body">It's easy to understand how it is structured. Now what we want is to take a username in argument, and set it to the autologin. That is done with:</text:p>
      <text:p text:style-name="P1"><text:bookmark text:name="doc_chap6_pre7"/></text:p>
      <table:table table:name="Tabela182" table:style-name="Tabela182">
        <table:table-column table:style-name="Tabela182.A"/>
        <table:table-row>
          <table:table-cell table:style-name="Tabela182.A1" office:value-type="string">
            <text:p text:style-name="P9">Code Listing 6.7: take username in argument and set it to the autologin</text:p>
          </table:table-cell>
        </table:table-row>
        <table:table-row>
          <table:table-cell table:style-name="Tabela182.A2" office:value-type="string">
            <text:p text:style-name="P6">$gdm_con-&gt;{daemon}{AutomaticLogin} = $user;</text:p>
            <text:p text:style-name="P12"><text:s text:c="6"/></text:p>
          </table:table-cell>
        </table:table-row>
      </table:table>
      <text:p text:style-name="Text_20_body">Now here is the complete script:</text:p>
      <text:p text:style-name="P1"><text:bookmark text:name="doc_chap6_pre8"/></text:p>
      <table:table table:name="Tabela183" table:style-name="Tabela183">
        <table:table-column table:style-name="Tabela183.A"/>
        <table:table-row>
          <table:table-cell table:style-name="Tabela183.A1" office:value-type="string">
            <text:p text:style-name="P9">Code Listing 6.8: complete script for autologin</text:p>
          </table:table-cell>
        </table:table-row>
        <table:table-row>
          <table:table-cell table:style-name="Tabela183.A2" office:value-type="string">
            <text:p text:style-name="P6">#!/usr/bin/perl</text:p>
            <text:p text:style-name="P6"># first of all, include the libconf template module</text:p>
            <text:p text:style-name="P6">use Libconf::Glueconf::X::Gdm;</text:p>
            <text:p text:style-name="P6"><text:soft-page-break/># get the first argument</text:p>
            <text:p text:style-name="P6">my $user = $ARGV[0] or die 'please give me one parameter';</text:p>
            <text:p text:style-name="P6"># use the template</text:p>
            <text:p text:style-name="P6">my $gdm_conf = Libconf::Glueconf::X::Gdm-&gt;new({ filename =&gt;</text:p>
            <text:p text:style-name="P6">'/etc/X11/gdm/gdm.conf' });</text:p>
            <text:p text:style-name="P6"># change the autologin field</text:p>
            <text:p text:style-name="P6">$gdm_conf-&gt;{daemon}{AutomaticLogin} = $user;</text:p>
            <text:p text:style-name="P6"># then write the structure back to the file</text:p>
            <text:p text:style-name="P6">$gdm_conf-&gt;write_conf();</text:p>
            <text:p text:style-name="P12"><text:s text:c="6"/></text:p>
          </table:table-cell>
        </table:table-row>
      </table:table>
      <text:p text:style-name="Text_20_body">And it'll do the job. You can see that libconf has indented the file, making it easier to read. But if you don't want that, simply add the following line before writing the file:</text:p>
      <text:p text:style-name="P1"><text:bookmark text:name="doc_chap6_pre9"/></text:p>
      <table:table table:name="Tabela184" table:style-name="Tabela184">
        <table:table-column table:style-name="Tabela184.A"/>
        <table:table-row>
          <table:table-cell table:style-name="Tabela184.A1" office:value-type="string">
            <text:p text:style-name="P9">Code Listing 6.9: don't let libconf indent the file</text:p>
          </table:table-cell>
        </table:table-row>
        <table:table-row>
          <table:table-cell table:style-name="Tabela184.A2" office:value-type="string">
            <text:p text:style-name="P6">$Libconf::Templates::Indentspaces = '';</text:p>
            <text:p text:style-name="P12"><text:s text:c="6"/></text:p>
          </table:table-cell>
        </table:table-row>
      </table:table>
      <table:table table:name="Tabela185" table:style-name="Tabela185">
        <table:table-column table:style-name="Tabela185.A"/>
        <table:table-row>
          <table:table-cell table:style-name="Tabela185.A1" office:value-type="string">
            <text:p text:style-name="P9"><text:span text:style-name="T1">Note: </text:span><text:a xlink:type="simple" xlink:href="http://libconf.net/documentation/html/Libconf.html">More documentation</text:a> (sorry it's incomplete) </text:p>
          </table:table-cell>
        </table:table-row>
      </table:table>
      <text:p text:style-name="Text_20_body"><text:bookmark text:name="doc_chap6_sect3"/>Gtk2Fu</text:p>
      <table:table table:name="Tabela186" table:style-name="Tabela186">
        <table:table-column table:style-name="Tabela186.A"/>
        <table:table-row>
          <table:table-cell table:style-name="Tabela186.A1" office:value-type="string">
            <text:p text:style-name="P9"><text:span text:style-name="T1">Note: </text:span>Website: <text:a xlink:type="simple" xlink:href="http://libconf.net/gtk2-fu/">http://libconf.net/gtk2-fu/</text:a><text:line-break/>What is it: It's a layer on top of perl-gtk2, that make it simplier and better. </text:p>
          </table:table-cell>
        </table:table-row>
      </table:table>
      <text:p text:style-name="P5">gtk2fu is actually simple: it provides more power and easiness. There is also <text:a xlink:type="simple" xlink:href="http://search.cpan.org/%7Edams/Gtk2Fu-0.07/Gtk2Fu.pm">full documentation</text:a> available.</text:p>
      <text:p text:style-name="Text_20_body">Now, if you have read the documentation, you should be able to create some simple stuff. Here is a small application that is fully functional, and display a GUI to edit the Automatic Login facility of gdm, based of what we previously did with libconf:</text:p>
      <text:p text:style-name="P1"><text:bookmark text:name="doc_chap6_pre10"/></text:p>
      <table:table table:name="Tabela187" table:style-name="Tabela187">
        <table:table-column table:style-name="Tabela187.A"/>
        <table:table-row>
          <table:table-cell table:style-name="Tabela187.A1" office:value-type="string">
            <text:p text:style-name="P9">Code Listing 6.10: GUI for Automatic Login facility of gdm based on libconf</text:p>
          </table:table-cell>
        </table:table-row>
        <table:table-row>
          <table:table-cell table:style-name="Tabela187.A2" office:value-type="string">
            <text:p text:style-name="P6">#!/usr/bin/perl</text:p>
            <text:p text:style-name="P6"/>
            <text:p text:style-name="P6"># first of all, include the libconf template module</text:p>
            <text:p text:style-name="P6">use Libconf::Glueconf::X::Gdm;</text:p>
            <text:p text:style-name="P6">my $gdm_conf = Libconf::Glueconf::X::Gdm-&gt;new({ filename =&gt;</text:p>
            <text:p text:style-name="P6">'/etc/X11/gdm/gdm.conf' });</text:p>
            <text:p text:style-name="P6">$Libconf::Templates::Indentspaces = '';</text:p>
            <text:p text:style-name="P6"/>
            <text:p text:style-name="P6"># include Gtk2Fu</text:p>
            <text:p text:style-name="P6">use Gtk2Fu qw(:all);</text:p>
            <text:p text:style-name="P6"># initialize Gtk2;</text:p>
            <text:p text:style-name="P6">Gtk2-&gt;init;</text:p>
            <text:p text:style-name="P6"/>
            <text:p text:style-name="P6"># create the window</text:p>
            <text:p text:style-name="P6">my $main_window = create_window();</text:p>
            <text:p text:style-name="P6">my $entry;</text:p>
            <text:p text:style-name="P6"># create the menubar</text:p>
            <text:p text:style-name="P6">my ($menubar, $item_factory) = $main_window-&gt;create_full_menubar(</text:p>
            <text:p text:style-name="P6"><text:s text:c="3"/>[</text:p>
            <text:p text:style-name="P6"><text:s text:c="5"/>[ '/_File', undef, undef , 0, '&lt;Branch&gt;' ],</text:p>
            <text:p text:style-name="P6"><text:s text:c="5"/>[ '/File/_Save', '&lt;control&gt;S', sub { $gdm_conf-&gt;write_conf();</text:p>
            <text:p text:style-name="P6">Gtk2-&gt;main_quit }, 0, '&lt;StockItem&gt;', 'gtk-save' ],</text:p>
            <text:p text:style-name="P6"><text:s text:c="5"/>[ '/File/_Quit', '&lt;control&gt;Q', sub { Gtk2-&gt;main_quit }, 0,</text:p>
            <text:p text:style-name="P6">'&lt;StockItem&gt;', 'gtk-quit' ],</text:p>
            <text:p text:style-name="P6"><text:s text:c="3"/>]</text:p>
            <text:p text:style-name="P6"><text:s text:c="3"/>);</text:p>
            <text:p text:style-name="P6"><text:soft-page-break/># create the widgets, handlers, and actions</text:p>
            <text:p text:style-name="P6">$main_window-&gt;signal_connect_(destroy =&gt; sub { Gtk2-&gt;main_quit } )</text:p>
            <text:p text:style-name="P6"><text:s text:c="2"/>-&gt;add_(Gtk2::VBox-&gt;new(0,0)</text:p>
            <text:p text:style-name="P6"><text:s text:c="9"/>-&gt;gtkpack_(0, $menubar,</text:p>
            <text:p text:style-name="P6"><text:s text:c="20"/>1, Gtk2::VBox-&gt;new(0, 0)</text:p>
            <text:p text:style-name="P6"><text:s text:c="23"/>-&gt;gtkpack_(1, Gtk2::HBox-&gt;new(0, 0)</text:p>
            <text:p text:style-name="P6"><text:s text:c="37"/>-&gt;gtkpack_(0, 'Gdm AutomaticLogin',</text:p>
            <text:p text:style-name="P6"/>
            <text:p text:style-name="P6">1, $entry = Gtk2::Entry-&gt;new()</text:p>
            <text:p text:style-name="P6"><text:s text:c="12"/>-&gt;set_text_($gdm_conf-&gt;{daemon}{AutomaticLogin})</text:p>
            <text:p text:style-name="P6"><text:s text:c="12"/>-&gt;signal_connect_(changed =&gt; sub {</text:p>
            <text:p text:style-name="P6"/>
            <text:p text:style-name="P6">$gdm_conf-&gt;{daemon}{AutomaticLogin} = $entry-&gt;get_text();</text:p>
            <text:p text:style-name="P6"><text:s text:c="69"/>} )</text:p>
            <text:p text:style-name="P6"><text:s text:c="47"/>)</text:p>
            <text:p text:style-name="P6"><text:s text:c="34"/>)</text:p>
            <text:p text:style-name="P6"><text:s text:c="22"/>-&gt;set_border_width_(5),</text:p>
            <text:p text:style-name="P6"><text:s text:c="20"/>0, Gtk2::HSeparator-&gt;new(),</text:p>
            <text:p text:style-name="P6"><text:s text:c="20"/>0, Gtk2::HButtonBox-&gt;new()</text:p>
            <text:p text:style-name="P6"><text:s text:c="23"/>-&gt;set_spacing_default_(10)</text:p>
            <text:p text:style-name="P6"><text:s text:c="23"/>-&gt;set_layout_('end')</text:p>
            <text:p text:style-name="P6"/>
            <text:p text:style-name="P6">- -&gt;gtkpack(Gtk2::Button-&gt;new_from_stock('gtk-cancel')</text:p>
            <text:p text:style-name="P6"><text:s text:c="33"/>-&gt;set_border_width_(5)</text:p>
            <text:p text:style-name="P6"><text:s text:c="33"/>-&gt;signal_connect_(clicked =&gt; sub {</text:p>
            <text:p text:style-name="P6">Gtk2-&gt;main_quit; }),</text:p>
            <text:p text:style-name="P6"><text:s text:c="33"/>Gtk2::Button-&gt;new_from_stock('gtk-ok')</text:p>
            <text:p text:style-name="P6"><text:s text:c="33"/>-&gt;set_border_width_(5)</text:p>
            <text:p text:style-name="P6"><text:s text:c="33"/>-&gt;signal_connect_(clicked =&gt; sub {</text:p>
            <text:p text:style-name="P6">$gdm_conf-&gt;write_conf(); Gtk2-&gt;main_quit; })</text:p>
            <text:p text:style-name="P6"><text:s text:c="32"/>)</text:p>
            <text:p text:style-name="P6"><text:s text:c="19"/>)</text:p>
            <text:p text:style-name="P6"><text:s text:c="8"/>)</text:p>
            <text:p text:style-name="P6"><text:s text:c="2"/>-&gt;show_all();</text:p>
            <text:p text:style-name="P6">Gtk2-&gt;main;</text:p>
            <text:p text:style-name="P12"><text:s text:c="6"/></text:p>
          </table:table-cell>
        </table:table-row>
      </table:table>
      <text:p text:style-name="P5">Save this in a test.pl, set it executable, and launch it, it'll display something like:</text:p>
      <text:p text:style-name="P2"><text:bookmark text:name="doc_chap6_fig5"/></text:p>
      <table:table table:name="Tabela188" table:style-name="Tabela188">
        <table:table-column table:style-name="Tabela188.A"/>
        <table:table-row>
          <table:table-cell table:style-name="Tabela188.A1" office:value-type="string">
            <text:p text:style-name="P9">Figure 6.5: gtk2fu autologin test-window</text:p>
          </table:table-cell>
        </table:table-row>
        <table:table-row>
          <table:table-cell table:style-name="Tabela188.A2" office:value-type="string">
            <text:p text:style-name="P8"><draw:frame draw:style-name="fr1" draw:name="grafika11" text:anchor-type="as-char" svg:width="8.07cm" svg:height="3.44cm" draw:z-index="10"><draw:image xlink:href="http://www.gentoo.org/images/gwn/gtk2fu_gwn.png" xlink:type="simple" xlink:show="embed" xlink:actuate="onLoad"/><svg:title>Fig. 5: test.pl</svg:title></draw:frame></text:p>
          </table:table-cell>
        </table:table-row>
      </table:table>
      <text:p text:style-name="Text_20_body"/>
      <text:p text:style-name="P5">The application is functional, if you run it as root and change the content of the entry and save, it'll work. I use a similar approach with perl-ncurses to build text mode GUIs.</text:p>
      <text:p text:style-name="Text_20_body">That's it for today, this is just a presentation of what is possible with libconf+gtk2fu+ncurses. I hope it gives some of you some ideas/directions to look into. And if you are willing to join the configuration tool deployment force, contact me.</text:p>
      <text:p text:style-name="Standard"/>
      <text:p text:style-name="Standard"/>
      <text:p text:style-name="Standard"/>
      <text:p text:style-name="Standard"><text:soft-page-break/></text:p>
      <text:p text:style-name="Standard"/>
      <text:p text:style-name="Text_20_body">5.  Tips and tricks</text:p>
      <text:p text:style-name="Text_20_body"><text:bookmark text:name="doc_chap5_sect111"/>Bootup with the Gentoo 2005.0 logo</text:p>
      <text:p text:style-name="Text_20_body">When you boot from the 2005.0 LiveCD you see an awesome Gentoo bootlogo and progress-bar -- and you wish you could impress your friends with it during your usual bootup? Here we go:</text:p>
      <table:table table:name="Tabela189" table:style-name="Tabela189">
        <table:table-column table:style-name="Tabela189.A"/>
        <table:table-row>
          <table:table-cell table:style-name="Tabela189.A1" office:value-type="string">
            <text:p text:style-name="P11"><text:span text:style-name="T1">Note: </text:span>splashutils only work on x86 and amd64 architectures perfectly at the moment. Support for ppc is in progress.</text:p>
          </table:table-cell>
        </table:table-row>
      </table:table>
      <text:p text:style-name="P5">First of all, we need to emerge splashutils and splash-themes-livecd:</text:p>
      <text:p text:style-name="P1"><text:bookmark text:name="doc_chap5_pre111"/></text:p>
      <table:table table:name="Tabela190" table:style-name="Tabela190">
        <table:table-column table:style-name="Tabela190.A"/>
        <table:table-row>
          <table:table-cell table:style-name="Tabela190.A1" office:value-type="string">
            <text:p text:style-name="P9">Code Listing 5.1: emerge splashutils and splash-themes-livecd</text:p>
          </table:table-cell>
        </table:table-row>
        <table:table-row>
          <table:table-cell table:style-name="Tabela190.A2" office:value-type="string">
            <text:p text:style-name="P6"># emerge splash-themes-livecd</text:p>
            <text:p text:style-name="P6">splashutils is a dependency of splash-themes-livecd</text:p>
            <text:p text:style-name="P12"><text:s text:c="4"/></text:p>
          </table:table-cell>
        </table:table-row>
      </table:table>
      <text:p text:style-name="P5">Now we have to create an initial boot-disk. You are free to change the resolution to your choice, but choose one that is available as a config file in /etc/splash/livecd-2005.0/:</text:p>
      <text:p text:style-name="P1"><text:bookmark text:name="doc_chap5_pre210"/></text:p>
      <table:table table:name="Tabela191" table:style-name="Tabela191">
        <table:table-column table:style-name="Tabela191.A"/>
        <table:table-row>
          <table:table-cell table:style-name="Tabela191.A1" office:value-type="string">
            <text:p text:style-name="P9">Code Listing 5.2: Creation of an initrd with the 2005.0-splash</text:p>
          </table:table-cell>
        </table:table-row>
        <table:table-row>
          <table:table-cell table:style-name="Tabela191.A2" office:value-type="string">
            <text:p text:style-name="P6">Be sure that /boot is mounted before you call the command</text:p>
            <text:p text:style-name="P6"># splash_geninitramfs -v -g /boot/splash-livecd-2005.0-1024x768 \</text:p>
            <text:p text:style-name="P6"><text:s text:c="2"/>-r 1024x768 livecd-2005.0</text:p>
            <text:p text:style-name="P12"><text:s text:c="4"/></text:p>
          </table:table-cell>
        </table:table-row>
      </table:table>
      <text:p text:style-name="P5">Check your kernel-config to make sure that "Initial RAM disk (initrd) support" is built in. You can find the option in "Device Drivers" --&gt; "Block devices" --&gt; "RAM disk support". Furthermore check that you are using an appropriate framebuffer for your video-card ("Graphics Support") or stick with the VESA-framebuffer. Usually splashutils should do the checks during the emerge-progress, but we want to be sure. Now tell your bootloader that it should load the initrd with the 2005.0-splash:</text:p>
      <text:p text:style-name="P1"><text:bookmark text:name="doc_chap5_pre36"/></text:p>
      <table:table table:name="Tabela192" table:style-name="Tabela192">
        <table:table-column table:style-name="Tabela192.A"/>
        <table:table-row>
          <table:table-cell table:style-name="Tabela192.A1" office:value-type="string">
            <text:p text:style-name="P9">Code Listing 5.3: Configure the bootloader</text:p>
          </table:table-cell>
        </table:table-row>
        <table:table-row>
          <table:table-cell table:style-name="Tabela192.A2" office:value-type="string">
            <text:p text:style-name="P6"># nano -w /boot/grub/menu.lst</text:p>
            <text:p text:style-name="P6">First change your kernel-boot-line to something like this (depends on</text:p>
            <text:p text:style-name="P6">your used framebuffer and further kernel-parameters):</text:p>
            <text:p text:style-name="P6">kernel /boot/kernel-2.6.11-r6 root=/dev/hda3 video=vesafb:1024x768-32@72</text:p>
            <text:p text:style-name="P6"><text:s text:c="2"/>splash=silent,theme:livecd-2005.0 quiet CONSOLE=/dev/tty1</text:p>
            <text:p text:style-name="P6">You must use more than 8bpp (in this example it is 32,</text:p>
            <text:p text:style-name="P6">specified by 1024x768-32@72).</text:p>
            <text:p text:style-name="P6"/>
            <text:p text:style-name="P6">Add the following line to your kernel-config:</text:p>
            <text:p text:style-name="P6">initrd /boot/splash-livecd-2005.0-1024x768</text:p>
            <text:p text:style-name="P12"><text:s text:c="4"/></text:p>
          </table:table-cell>
        </table:table-row>
      </table:table>
      <text:p text:style-name="P5">Now we have that nice bootup-splash installed. Finally we want a permanent Gentoo statusbar at the bottom of our terminal-session, like on the LiveCD. Therefore we have to change the default theme in /etc/splash:</text:p>
      <text:p text:style-name="P1"><text:bookmark text:name="doc_chap5_pre43"/></text:p>
      <table:table table:name="Tabela193" table:style-name="Tabela193">
        <table:table-column table:style-name="Tabela193.A"/>
        <table:table-row>
          <table:table-cell table:style-name="Tabela193.A1" office:value-type="string">
            <text:p text:style-name="P9">Code Listing 5.4: Change the default splash</text:p>
          </table:table-cell>
        </table:table-row>
        <table:table-row>
          <table:table-cell table:style-name="Tabela193.A2" office:value-type="string">
            <text:p text:style-name="P6"># cd /etc/splash</text:p>
            <text:p text:style-name="P6"># rm default</text:p>
            <text:p text:style-name="P6"><text:soft-page-break/># ln -s livecd-2005.0 default</text:p>
            <text:p text:style-name="P12"><text:s text:c="4"/></text:p>
          </table:table-cell>
        </table:table-row>
      </table:table>
      <text:p text:style-name="Text_20_body">This splash should be started after bootup has finished:</text:p>
      <text:p text:style-name="P1"><text:bookmark text:name="doc_chap5_pre52"/></text:p>
      <table:table table:name="Tabela194" table:style-name="Tabela194">
        <table:table-column table:style-name="Tabela194.A"/>
        <table:table-row>
          <table:table-cell table:style-name="Tabela194.A1" office:value-type="string">
            <text:p text:style-name="P9">Code Listing 5.5: Add splash to the default runlevel</text:p>
          </table:table-cell>
        </table:table-row>
        <table:table-row>
          <table:table-cell table:style-name="Tabela194.A2" office:value-type="string">
            <text:p text:style-name="P6"># rc-update add splash default</text:p>
            <text:p text:style-name="P12"><text:s text:c="4"/></text:p>
          </table:table-cell>
        </table:table-row>
      </table:table>
      <text:p text:style-name="P5">If you want to finetune the splash-theme, you should have a look at /etc/conf.d/splash. Happy Gentooing!</text:p>
      <text:p text:style-name="Text_20_body">Thanks to <text:a xlink:type="simple" xlink:href="mailto:spock@gentoo.org">Michael Januszewski</text:a> for his work on splashutils and <text:a xlink:type="simple" xlink:href="mailto:blackace@gentoo.org">Nicholas D. Wolfwood</text:a> for the 2005.0-theme.</text:p>
      <text:p text:style-name="Standard"/>
      <text:p text:style-name="Standard"/>
      <text:p text:style-name="Text_20_body">5.  Tips and Tricks</text:p>
      <text:p text:style-name="Text_20_body"><text:bookmark text:name="doc_chap5_sect112"/>Emerge flags deserving more attention</text:p>
      <text:p text:style-name="P5">There are a few flags emerge accepts that can give some insight as to what it is (or will be) doing. We've described some of the newer ones that have been added with portage-2.0.51, but there are a couple of older switches that users may have forgotten about. Here's a quick look at two of those. </text:p>
      <text:p text:style-name="P5">Perhaps a little more commonly used is the first one, --verbose, or -v. It displays the USE flags that a package recognizes, and which ones are currently enabled or disabled. When running emerge with the --newuse flag, it even puts an asterisk to those flags that have been enabled or disabled since the last time a package was built. It also displays the size of files that need to be downloaded for a particular package, in addition to the total download file size for all packages to be emerged. </text:p>
      <text:p text:style-name="P5">The second is --tree, or -t. This displays the dependency tree by indenting dependencies. Here's an example to illustrate the effect of this flag: </text:p>
      <text:p text:style-name="P1"><text:bookmark text:name="doc_chap5_pre112"/></text:p>
      <table:table table:name="Tabela195" table:style-name="Tabela195">
        <table:table-column table:style-name="Tabela195.A"/>
        <table:table-row>
          <table:table-cell table:style-name="Tabela195.A1" office:value-type="string">
            <text:p text:style-name="P9">Code Listing 5.1: Indented packages showing their dependencies</text:p>
          </table:table-cell>
        </table:table-row>
        <table:table-row>
          <table:table-cell table:style-name="Tabela195.A2" office:value-type="string">
            <text:p text:style-name="P6">[ebuild <text:s/>N <text:s text:c="3"/>] x11-plugins/gkrellm-sensors-0.1 <text:s/>(This tells us that gkrellm-sensors)</text:p>
            <text:p text:style-name="P6">[ebuild <text:s/>N <text:s text:c="3"/>] <text:s/>app-admin/gkrellm-1.2.13 <text:s text:c="7"/>(requires gkrellm and lm_sensors,)</text:p>
            <text:p text:style-name="P6">[ebuild <text:s/>N <text:s text:c="3"/>] <text:s/>sys-apps/lm_sensors-2.8.7 <text:s text:c="6"/>(and lm_sensors requires i2c.)</text:p>
            <text:p text:style-name="P12">[ebuild <text:s/>N <text:s text:c="3"/>] <text:s text:c="2"/>sys-apps/i2c-2.8.7 <text:s/></text:p>
          </table:table-cell>
        </table:table-row>
      </table:table>
      <text:p text:style-name="P5">By combining --verbose and --tree, you'll get a much clearer picture of exactly what emerge is doing. Needless to say, this makes it much easier to tweak your USE flags for better control over which packages are being installed. </text:p>
      <text:p text:style-name="Standard"/>
      <text:p text:style-name="Text_20_body">8.  Tips and tricks</text:p>
      <text:p text:style-name="Text_20_body"><text:bookmark text:name="doc_chap8_sect1"/>Portage magic: Identify obsolete packages</text:p>
      <text:p text:style-name="P5">Gentoo developer <text:a xlink:type="simple" xlink:href="mailto:ferringb@gmail.com">Brian Harring</text:a> designed a clever way to identify all merged versions of packages not available in Portage anymore -- both the official tree and packages from PORTDIR_OVERLAY. Here is the method he came up with, packing as much Python neatness as fits on a single command line: </text:p>
      <text:p text:style-name="P1"><text:bookmark text:name="doc_chap8_pre1"/></text:p>
      <table:table table:name="Tabela196" table:style-name="Tabela196">
        <table:table-column table:style-name="Tabela196.A"/>
        <table:table-row>
          <table:table-cell table:style-name="Tabela196.A1" office:value-type="string">
            <text:p text:style-name="P9">Code Listing 8.1: Python scriptlet #1</text:p>
          </table:table-cell>
        </table:table-row>
        <table:table-row>
          <table:table-cell table:style-name="Tabela196.A2" office:value-type="string">
            <text:p text:style-name="P6">python -c 'import portage; print [x for x in portage.db["/"]["vartree"].getallcpv() </text:p>
            <text:p text:style-name="P12"><text:soft-page-break/>if len(portage.portdb.xmatch("match-all","="+x))==0]'</text:p>
          </table:table-cell>
        </table:table-row>
      </table:table>
      <text:p text:style-name="P5">If that just went a little over your head, let's look at what exactly it does. For example, if a package, say, foo-1.2.3 is merged, and that version 1.2.3 is no longer in the tree, the script will point it out. A simple check for packages that aren't available any longer regardless of versions, would look like this: </text:p>
      <text:p text:style-name="P1"><text:bookmark text:name="doc_chap8_pre2"/></text:p>
      <table:table table:name="Tabela197" table:style-name="Tabela197">
        <table:table-column table:style-name="Tabela197.A"/>
        <table:table-row>
          <table:table-cell table:style-name="Tabela197.A1" office:value-type="string">
            <text:p text:style-name="P9">Code Listing 8.2: Python scriptlet #2</text:p>
          </table:table-cell>
        </table:table-row>
        <table:table-row>
          <table:table-cell table:style-name="Tabela197.A2" office:value-type="string">
            <text:p text:style-name="P6">python -c 'import portage; print [x for x in portage.db["/"]["vartree"].getallcpv() </text:p>
            <text:p text:style-name="P12">if len(portage.portdb.xmatch("match-all",portage.pkgsplit(x)[0]))==0]'</text:p>
          </table:table-cell>
        </table:table-row>
      </table:table>
      <text:p text:style-name="P5">Finally, if you want to ignore package foo-1.2.3 even if it isn't in the tree any longer, but a revision foo-1.2.3-r1 is, the following script will ignore the package, only triggering on installed applications that have completely vanished from Portage. </text:p>
      <text:p text:style-name="P1"><text:bookmark text:name="doc_chap8_pre3"/></text:p>
      <table:table table:name="Tabela198" table:style-name="Tabela198">
        <table:table-column table:style-name="Tabela198.A"/>
        <table:table-row>
          <table:table-cell table:style-name="Tabela198.A1" office:value-type="string">
            <text:p text:style-name="P9">Code Listing 8.3: Python scriptlet #3</text:p>
          </table:table-cell>
        </table:table-row>
        <table:table-row>
          <table:table-cell table:style-name="Tabela198.A2" office:value-type="string">
            <text:p text:style-name="P6">python -c 'import portage; print [x for x in portage.db["/"]["vartree"].getallcpv() <text:s/></text:p>
            <text:p text:style-name="P12">if len(portage.portdb.xmatch("match-all","~"+"-".join(portage.pkgsplit(x)[:2])))==0]'</text:p>
          </table:table-cell>
        </table:table-row>
      </table:table>
      <text:p text:style-name="Text_20_body">Lastly, none of the above take injected packages into consideration, only those that were installed from an available tree. Now, suppose you'd like to ignore those, too, here's what to do:</text:p>
      <text:p text:style-name="P1"><text:bookmark text:name="doc_chap8_pre4"/></text:p>
      <table:table table:name="Tabela199" table:style-name="Tabela199">
        <table:table-column table:style-name="Tabela199.A"/>
        <table:table-row>
          <table:table-cell table:style-name="Tabela199.A1" office:value-type="string">
            <text:p text:style-name="P9">Code Listing 8.4: Python scriptlet #4</text:p>
          </table:table-cell>
        </table:table-row>
        <table:table-row>
          <table:table-cell table:style-name="Tabela199.A2" office:value-type="string">
            <text:p text:style-name="P6">python -c 'import portage; print [x for x in portage.db["/"]["vartree"].getallcpv() <text:s/></text:p>
            <text:p text:style-name="P6">if len(portage.portdb.xmatch("match-all",portage.pkgsplit(x)[0]))==0 <text:s/></text:p>
            <text:p text:style-name="P12">and not portage.db["/"]["vartree"].dbapi.isInjected(x)]'</text:p>
          </table:table-cell>
        </table:table-row>
      </table:table>
      <text:p text:style-name="P5">Yes, we knew you'd like this. All of the above do work for individual packages you keep in an overlay tree, for example at /usr/local/portage, those are being evaluated along with packages in the official Portage tree. Try it out, you can't break anything, it just notifies you about whatever it finds, leaving it up to the user to decide what to do with that information. </text:p>
      <text:p text:style-name="Standard"/>
      <text:p text:style-name="Standard"/>
      <text:p text:style-name="Text_20_body">7.  Tips and Tricks</text:p>
      <text:p text:style-name="Text_20_body"><text:bookmark text:name="doc_chap7_sect11"/>Watching logfiles on your desktop: root-tail</text:p>
      <text:p text:style-name="P5">A good sysadmin should be able to take care of what's going on his system at any time. To keep up with what's going on it would be best to see the logfiles just scrolling by on the desktop, but most utilities, like tail -f, cannot handle more than one file at a time. Moreover, it's a little tricky to configure a terminal so that it becomes borderless and transparent.</text:p>
      <text:p text:style-name="Text_20_body">Enter <text:a xlink:type="simple" xlink:href="http://packages.gentoo.org/package/root-tail">x11-terms/root-tail</text:a>. This handy utility opens a window on your desktop and lets you look at any given logfile's entries as they're made. There is only one problem: Most modern Window Managers occupy the desktop and show a background-image on it. But there are workarounds, and one (for xfce4) is shown here:</text:p>
      <text:p text:style-name="P1"><text:bookmark text:name="doc_chap7_pre11"/></text:p>
      <table:table table:name="Tabela200" table:style-name="Tabela200">
        <table:table-column table:style-name="Tabela200.A"/>
        <table:table-row>
          <table:table-cell table:style-name="Tabela200.A1" office:value-type="string">
            <text:p text:style-name="P9">Code Listing 7.1: Script for starting root-tail in xfce4</text:p>
          </table:table-cell>
        </table:table-row>
        <table:table-row>
          <table:table-cell table:style-name="Tabela200.A2" office:value-type="string">
            <text:p text:style-name="P6">#!/bin/bash</text:p>
            <text:p text:style-name="P6">deskid=`xwininfo -int -name 'Desktop' | grep 'Desktop' | awk -F' ' '{ print $4 }';`</text:p>
            <text:p text:style-name="P6">root-tail -g 900x150+50+575 -font 6x10 -outline -minspace -id ${deskid} -f \</text:p>
            <text:p text:style-name="P6"><text:s text:c="3"/>/var/log/emerge.log,yellow \</text:p>
            <text:p text:style-name="P12"><text:soft-page-break/><text:s text:c="3"/>/var/log/messages,lightblue</text:p>
          </table:table-cell>
        </table:table-row>
      </table:table>
      <text:p text:style-name="P5">This script will find out the PID of xfce4's desktop-process, then fork root-tail into the background with a given size, place and font upon the desktop where the ID is now known, and will show two logfiles, printing messages in different colours. Bear in mind that if you are using a localized environemnt, Desktop could be named differently, of course.</text:p>
      <text:p text:style-name="Standard"/>
      <text:p text:style-name="Standard"/>
      <text:p text:style-name="Standard"/>
      <text:p text:style-name="Text_20_body">8.  Tips and tricks</text:p>
      <text:p text:style-name="Text_20_body"><text:bookmark text:name="doc_chap8_sect11"/>Gentoo bugzilla search plugin for Firefox</text:p>
      <text:p text:style-name="Text_20_body">Are you using the little search input field on the upper right of your Firefox browser window? Most people do, and most of most people use it only to google for search terms. A little lesser known is the possibility to add plugins for limited searches at specific websites - or the Gentoo bug report system, for that matter. This extremely useful little add-on was concocted by developer <text:a xlink:type="simple" xlink:href="mailto:vapier@gentoo.org">Mike Frysinger</text:a>, and hunts for your search terms in the overview of bug reports at Gentoo's central Bugzilla.</text:p>
      <text:p text:style-name="P1"><text:bookmark text:name="doc_chap8_pre11"/></text:p>
      <table:table table:name="Tabela201" table:style-name="Tabela201">
        <table:table-column table:style-name="Tabela201.A"/>
        <table:table-row>
          <table:table-cell table:style-name="Tabela201.A1" office:value-type="string">
            <text:p text:style-name="P9">Code Listing 8.1: Download two files from the Mozilla searchplugin repository</text:p>
          </table:table-cell>
        </table:table-row>
        <table:table-row>
          <table:table-cell table:style-name="Tabela201.A2" office:value-type="string">
            <text:p text:style-name="P12"># wget http://mycroft.mozdev.org/plugins/Gentoo-Bugs.{src,png} </text:p>
          </table:table-cell>
        </table:table-row>
      </table:table>
      <text:p text:style-name="P5">Next, copy those files to the path where Firefox looks for plugins to use. Be root if you do this, or prepend the following command with sudo: </text:p>
      <text:p text:style-name="P1"><text:bookmark text:name="doc_chap8_pre21"/></text:p>
      <table:table table:name="Tabela202" table:style-name="Tabela202">
        <table:table-column table:style-name="Tabela202.A"/>
        <table:table-row>
          <table:table-cell table:style-name="Tabela202.A1" office:value-type="string">
            <text:p text:style-name="P9">Code Listing 8.2: Install searchplugin in the appropriate directory</text:p>
          </table:table-cell>
        </table:table-row>
        <table:table-row>
          <table:table-cell table:style-name="Tabela202.A2" office:value-type="string">
            <text:p text:style-name="P12"># cp Gentoo-Bugs.src Gentoo-Bugs.png /usr/lib/MozillaFirefox/searchplugins/(or sudo if not done as root)</text:p>
          </table:table-cell>
        </table:table-row>
      </table:table>
      <text:p text:style-name="Text_20_body">That's it. Kill any open Firefox windows, restart Firefox, there you go: Gentoo bug hunting at your fingertips. </text:p>
      <text:p text:style-name="Text_20_body"><text:bookmark text:name="doc_chap9"/></text:p>
      <text:p text:style-name="Standard"/>
      <text:p text:style-name="Text_20_body">9.  Tips and tricks</text:p>
      <text:p text:style-name="Text_20_body"><text:bookmark text:name="doc_chap9_sect1"/>Denu - a Portage-savvy menu generator for window managers</text:p>
      <text:p text:style-name="Text_20_body">Are you switching from Fluxbox to Gnome to KDE a lot? Would you like to try out even more window managers, if it wasn't for the missing application entries in the menus to hop along with you? This week's tip brings a nifty solution in reach: <text:a xlink:type="simple" xlink:href="http://denu.sourceforge.net/">Denu</text:a> is a brandnew tool to assist in menu generation. It can generate similarly structured menus for various window managers enabling easy transitions from one to another. Denu synchronizes with an online database to allow program definitions to be updated without a software update, and best of all: Portage itself provides the installed program data!</text:p>
      <text:p text:style-name="P1"><text:bookmark text:name="doc_chap9_pre1"/></text:p>
      <table:table table:name="Tabela203" table:style-name="Tabela203">
        <table:table-column table:style-name="Tabela203.A"/>
        <table:table-row>
          <table:table-cell table:style-name="Tabela203.A1" office:value-type="string">
            <text:p text:style-name="P9">Code Listing 9.1: Emerge Denu</text:p>
          </table:table-cell>
        </table:table-row>
        <table:table-row>
          <table:table-cell table:style-name="Tabela203.A2" office:value-type="string">
            <text:p text:style-name="P6"># cd $PORTDIR_OVERLAY/x11-misc/denu Create the appropriate overlay as necessary (Denu is not in Portage yet)</text:p>
            <text:p text:style-name="P6"># wget http://dl.sourceforge.net/sourceforge/denu/denu-2.1.2-r1.ebuild</text:p>
            <text:p text:style-name="P12"># emerge denu</text:p>
          </table:table-cell>
        </table:table-row>
      </table:table>
      <text:p text:style-name="P5">Before we go any further <text:span text:style-name="T1">backup any menu configurations you don't want overwritten</text:span>. Now run denu as a normal user, Denu is not meant to be run as root. </text:p>
      <text:p text:style-name="P2"><text:bookmark text:name="doc_chap9_fig1"/><text:soft-page-break/></text:p>
      <table:table table:name="Tabela204" table:style-name="Tabela204">
        <table:table-column table:style-name="Tabela204.A"/>
        <table:table-row>
          <table:table-cell table:style-name="Tabela204.A1" office:value-type="string">
            <text:p text:style-name="P9">Figure 9.1: Screenshot of menu creation with Denu</text:p>
          </table:table-cell>
        </table:table-row>
        <table:table-row>
          <table:table-cell table:style-name="Tabela204.A2" office:value-type="string">
            <text:p text:style-name="P8"><draw:frame draw:style-name="fr1" draw:name="grafika12" text:anchor-type="as-char" svg:width="15.875cm" svg:height="11.086cm" draw:z-index="11"><draw:image xlink:href="http://www.gentoo.org/images/gwn/20050110_denu.jpg" xlink:type="simple" xlink:show="embed" xlink:actuate="onLoad"/><svg:title>Fig. 1: Denu</svg:title></draw:frame></text:p>
          </table:table-cell>
        </table:table-row>
      </table:table>
      <text:p text:style-name="Text_20_body"/>
      <text:p text:style-name="P5">The first step after installing Denu is to run Update (for program definitions) and Sysupdate (for the current list of installed programs). Neither of these are run at startup, so after installing a new program via Portage, Sysupdate will need execution again. </text:p>
      <text:p text:style-name="P5">To create a menu there are two approaches: hand pick entries from the Installed Tree and add them, or you can hit Autofill, and Denu will automatically generate a menu based on the information it has. Reorganizing a newly created menu is as simple as drag and drop, menu systems will respect the order of entries, except for Gnome and KDE who sort things alphabetically. Click on generate, and then on one of the boxes corresponding to your desired window manager or desktop environment. Some window managers like Fluxbox will be able to use your menu immediately, others may need to be reconfigured or restarted. </text:p>
      <text:p text:style-name="Text_20_body">Denu is still under development, but author <text:a xlink:type="simple" xlink:href="mailto:shux_linux@comcast.net">Shux</text:a> has scanned half of the Portage tree for items that might be needed in a GUI menu already. For the remaining half (or things that might need adding in the future) Denu provides a tool to include other applications not in its database yet. Adding programs and their categories, descriptions etc. is just as easy as shifting them around. For questions and answers of all sorts check the lively <text:a xlink:type="simple" xlink:href="http://forums.gentoo.org/viewtopic.php?t=268988">Denu 2.0 thread in the Forums</text:a>. </text:p>
      <text:p text:style-name="Text_20_body"/>
      <text:p text:style-name="Text_20_body"/>
      <text:p text:style-name="Text_20_body">7.  Tips and Tricks</text:p>
      <text:p text:style-name="Text_20_body"><text:bookmark text:name="doc_chap7_sect12"/>Devtodo: Nifty tool for developers and others</text:p>
      <text:p text:style-name="Text_20_body">This small program provides a per-directory todo list. Items can be added, deleted, edited and changed in priority. The list is always sorted with the most important items on top, equal priority items sorted by time, oldest first.</text:p>
      <text:p text:style-name="P1"><text:bookmark text:name="doc_chap7_pre12"/><text:soft-page-break/></text:p>
      <table:table table:name="Tabela205" table:style-name="Tabela205">
        <table:table-column table:style-name="Tabela205.A"/>
        <table:table-row>
          <table:table-cell table:style-name="Tabela205.A1" office:value-type="string">
            <text:p text:style-name="P9">Code Listing 7.1: To install</text:p>
          </table:table-cell>
        </table:table-row>
        <table:table-row>
          <table:table-cell table:style-name="Tabela205.A2" office:value-type="string">
            <text:p text:style-name="P12">emerge app-misc/devtodo</text:p>
          </table:table-cell>
        </table:table-row>
      </table:table>
      <text:p text:style-name="Text_20_body">Let's see a small demonstration:</text:p>
      <text:p text:style-name="P1"><text:bookmark text:name="doc_chap7_pre2"/></text:p>
      <table:table table:name="Tabela206" table:style-name="Tabela206">
        <table:table-column table:style-name="Tabela206.A"/>
        <table:table-row>
          <table:table-cell table:style-name="Tabela206.A1" office:value-type="string">
            <text:p text:style-name="P9">Code Listing 7.2: Adding items</text:p>
          </table:table-cell>
        </table:table-row>
        <table:table-row>
          <table:table-cell table:style-name="Tabela206.A2" office:value-type="string">
            <text:p text:style-name="P6">$ tda</text:p>
            <text:p text:style-name="P6">Enter text for the item you are adding.</text:p>
            <text:p text:style-name="P6">text&gt; Write some stuff for the GWN</text:p>
            <text:p text:style-name="P6">1. veryhigh <text:s text:c="2"/>2. high <text:s text:c="2"/>3. medium <text:s text:c="2"/>4. low <text:s text:c="2"/>5. verylow <text:s text:c="2"/></text:p>
            <text:p text:style-name="P6">Enter a priority from those listed above.</text:p>
            <text:p text:style-name="P6">priority&gt; medium</text:p>
            <text:p text:style-name="P6">Index of new item is 1</text:p>
            <text:p text:style-name="P6"/>
            <text:p text:style-name="P6">$ tda</text:p>
            <text:p text:style-name="P6">Enter text for the item you are adding.</text:p>
            <text:p text:style-name="P6">text&gt; Install a speelchecker</text:p>
            <text:p text:style-name="P6">1. veryhigh <text:s text:c="2"/>2. high <text:s text:c="2"/>3. medium <text:s text:c="2"/>4. low <text:s text:c="2"/>5. verylow <text:s text:c="2"/></text:p>
            <text:p text:style-name="P6">Enter a priority from those listed above.</text:p>
            <text:p text:style-name="P6">priority&gt; low</text:p>
            <text:p text:style-name="P12">Index of new item is 2</text:p>
          </table:table-cell>
        </table:table-row>
      </table:table>
      <text:p text:style-name="Text_20_body">Now lets check the output:</text:p>
      <text:p text:style-name="P1"><text:bookmark text:name="doc_chap7_pre3"/></text:p>
      <table:table table:name="Tabela207" table:style-name="Tabela207">
        <table:table-column table:style-name="Tabela207.A"/>
        <table:table-row>
          <table:table-cell table:style-name="Tabela207.A1" office:value-type="string">
            <text:p text:style-name="P9">Code Listing 7.3: Sample output</text:p>
          </table:table-cell>
        </table:table-row>
        <table:table-row>
          <table:table-cell table:style-name="Tabela207.A2" office:value-type="string">
            <text:p text:style-name="P6">$ devtodo </text:p>
            <text:p text:style-name="P6"><text:s text:c="2"/>1.Write some stuff for the GWN</text:p>
            <text:p text:style-name="P12"><text:s text:c="2"/>2.Install a speelchecker</text:p>
          </table:table-cell>
        </table:table-row>
      </table:table>
      <text:p text:style-name="Text_20_body">Ok, let's edit the priorities, a spellchecker would be quite useful before finishing other things:</text:p>
      <text:p text:style-name="P1"><text:bookmark text:name="doc_chap7_pre4"/></text:p>
      <table:table table:name="Tabela208" table:style-name="Tabela208">
        <table:table-column table:style-name="Tabela208.A"/>
        <table:table-row>
          <table:table-cell table:style-name="Tabela208.A1" office:value-type="string">
            <text:p text:style-name="P9">Code Listing 7.4: editing</text:p>
          </table:table-cell>
        </table:table-row>
        <table:table-row>
          <table:table-cell table:style-name="Tabela208.A2" office:value-type="string">
            <text:p text:style-name="P6">$ tde 2</text:p>
            <text:p text:style-name="P6">Modify the text of the item you are editing.</text:p>
            <text:p text:style-name="P6">text&gt; Install a speelchecker</text:p>
            <text:p text:style-name="P6">1. veryhigh <text:s text:c="2"/>2. high <text:s text:c="2"/>3. medium <text:s text:c="2"/>4. low <text:s text:c="2"/>5. verylow <text:s text:c="2"/></text:p>
            <text:p text:style-name="P6">Enter a priority from those listed above.</text:p>
            <text:p text:style-name="P12">priority&gt; veryhigh</text:p>
          </table:table-cell>
        </table:table-row>
      </table:table>
      <text:p text:style-name="Text_20_body">This moves the item above lower priority items and changes the output colour to red. Available (colour-coded!) priorities are: 1. veryhigh 2. high 3. medium 4. low 5. verylow </text:p>
      <text:p text:style-name="P1"><text:bookmark text:name="doc_chap7_pre5"/></text:p>
      <table:table table:name="Tabela209" table:style-name="Tabela209">
        <table:table-column table:style-name="Tabela209.A"/>
        <table:table-row>
          <table:table-cell table:style-name="Tabela209.A1" office:value-type="string">
            <text:p text:style-name="P9">Code Listing 7.5: Output with changed priorities</text:p>
          </table:table-cell>
        </table:table-row>
        <table:table-row>
          <table:table-cell table:style-name="Tabela209.A2" office:value-type="string">
            <text:p text:style-name="P6">$ devtodo</text:p>
            <text:p text:style-name="P6"><text:s text:c="2"/>1.Install a speelchecker</text:p>
            <text:p text:style-name="P12"><text:s text:c="2"/>2.Write some stuff for the GWN</text:p>
          </table:table-cell>
        </table:table-row>
      </table:table>
      <text:p text:style-name="Text_20_body">Once you have completed an item, you can either mark it as done with "tdd" or remove it with "tdr". So from now on you don't have an excuse for forgetting assignments and other things. Enjoy!</text:p>
      <text:p text:style-name="Standard"/>
      <text:p text:style-name="Standard"/>
      <text:p text:style-name="Standard"/>
      <text:p text:style-name="Standard"/>
      <text:p text:style-name="Text_20_body"><text:soft-page-break/>8.  Tips and Tricks</text:p>
      <text:p text:style-name="Text_20_body"><text:bookmark text:name="doc_chap8_sect12"/>Fresh USE flag and profile editors</text:p>
      <text:p text:style-name="P5">ufed has served its purpose of providing an overview and editing USE flag settings in Gentoo systems for quite a while. Its ncurses-based interface wasn't exactly pretty, and it hasn't seen much development over the past few months. </text:p>
      <text:p text:style-name="Text_20_body">Enter the alternatives: <text:a xlink:type="simple" xlink:href="mailto:dams@gentoo.org">Damien Krotkine</text:a> has just brought his new "Profuse" up to speed and into Portage. It is meant to be particularly good at dealing with cascading profiles, has a GTK+-2 interface that's generally pleasing to the eye, and is easily available by simply emerging it.</text:p>
      <text:p text:style-name="P1"><text:bookmark text:name="doc_chap8_pre12"/></text:p>
      <table:table table:name="Tabela210" table:style-name="Tabela210">
        <table:table-column table:style-name="Tabela210.A"/>
        <table:table-row>
          <table:table-cell table:style-name="Tabela210.A1" office:value-type="string">
            <text:p text:style-name="P9">Code Listing 8.1: Emerge profuse</text:p>
          </table:table-cell>
        </table:table-row>
        <table:table-row>
          <table:table-cell table:style-name="Tabela210.A2" office:value-type="string">
            <text:p text:style-name="P6"># echo "app-portage/profuse ~x86" &gt;&gt; /etc/portage/package.keywords (if</text:p>
            <text:p text:style-name="P6"># echo "dev-util/libconf ~x86" &gt;&gt; /etc/portage/package.keywords <text:s text:c="3"/>necessary </text:p>
            <text:p text:style-name="P6"># echo "dev-perl/gtk2-fu ~x86" &gt;&gt; /etc/portage/package.keywords <text:s text:c="3"/>for you)</text:p>
            <text:p text:style-name="P12"># emerge profuse</text:p>
          </table:table-cell>
        </table:table-row>
      </table:table>
      <text:p text:style-name="P2"><text:bookmark text:name="doc_chap8_fig1"/></text:p>
      <table:table table:name="Tabela211" table:style-name="Tabela211">
        <table:table-column table:style-name="Tabela211.A"/>
        <table:table-row>
          <table:table-cell table:style-name="Tabela211.A1" office:value-type="string">
            <text:p text:style-name="P9">Figure 8.1: Damien Krotkine's profuse, the profile and USE editor</text:p>
          </table:table-cell>
        </table:table-row>
        <table:table-row>
          <table:table-cell table:style-name="Tabela211.A2" office:value-type="string">
            <text:p text:style-name="P8"><draw:frame draw:style-name="fr1" draw:name="grafika13" text:anchor-type="as-char" svg:width="15.875cm" svg:height="12.171cm" draw:z-index="12"><draw:image xlink:href="http://www.gentoo.org/images/gwn/20041213-profuse.jpg" xlink:type="simple" xlink:show="embed" xlink:actuate="onLoad"/><svg:title>Fig. 1: Profuse</svg:title></draw:frame></text:p>
          </table:table-cell>
        </table:table-row>
      </table:table>
      <text:p text:style-name="Text_20_body"/>
      <text:p text:style-name="P5">profuse defaults to whatever is linked to /etc/make.profile, but it can already work on cascading profiles, too, with the profile editing GUI currently still under development:</text:p>
      <text:p text:style-name="P1"><text:bookmark text:name="doc_chap8_pre22"/></text:p>
      <table:table table:name="Tabela212" table:style-name="Tabela212">
        <table:table-column table:style-name="Tabela212.A"/>
        <table:table-row>
          <table:table-cell table:style-name="Tabela212.A1" office:value-type="string">
            <text:p text:style-name="P9">Code Listing 8.2: Invoke profuse with a cascading profile</text:p>
          </table:table-cell>
        </table:table-row>
        <table:table-row>
          <table:table-cell table:style-name="Tabela212.A2" office:value-type="string">
            <text:p text:style-name="P12"># profuse --profile-dir=/usr/portage/profiles/default-linux/ppc/2004.3</text:p>
          </table:table-cell>
        </table:table-row>
      </table:table>
      <text:p text:style-name="P5"><text:soft-page-break/>For Gentoo on Mac OS X users, <text:a xlink:type="simple" xlink:href="mailto:public@hansmi.ch">Michael Hanselmann</text:a> has created app-portage/portage-prefpane that works as a plugin to the standard System Preferences application of Mac OS X. It serves as an editor for the make.conf file and can manipulate USE-flags, features and mirrors. Additionally, it provides an interface to edit all variables in make.conf. It runs only on Mac OS X, of course:</text:p>
      <text:p text:style-name="P2"><text:bookmark text:name="doc_chap8_fig2"/></text:p>
      <table:table table:name="Tabela213" table:style-name="Tabela213">
        <table:table-column table:style-name="Tabela213.A"/>
        <table:table-row>
          <table:table-cell table:style-name="Tabela213.A1" office:value-type="string">
            <text:p text:style-name="P9">Figure 8.2: Portage-prefpane fully integrated into Mac OS X System Preferences</text:p>
          </table:table-cell>
        </table:table-row>
        <table:table-row>
          <table:table-cell table:style-name="Tabela213.A2" office:value-type="string">
            <text:p text:style-name="P8"><draw:frame draw:style-name="fr1" draw:name="grafika14" text:anchor-type="as-char" svg:width="10.795cm" svg:height="9.631cm" draw:z-index="13"><draw:image xlink:href="http://www.gentoo.org/images/gwn/20041213-prefpane.png" xlink:type="simple" xlink:show="embed" xlink:actuate="onLoad"/><svg:title>Fig. 2: portage-prefpane</svg:title></draw:frame></text:p>
          </table:table-cell>
        </table:table-row>
      </table:table>
      <text:p text:style-name="Text_20_body"/>
      <text:p text:style-name="Text_20_body"><text:bookmark text:name="doc_chap91"/></text:p>
      <text:p text:style-name="Text_20_body">8.  Tips and Tricks</text:p>
      <text:p text:style-name="Text_20_body"><text:bookmark text:name="doc_chap8_sect13"/>Revival of the Compose Key a.k.a. Multi_Key</text:p>
      <text:p text:style-name="Text_20_body">Many users are on a keyboard layout which does not allow to type other characters than those printed on the keys. There are some workarounds with so-called "deadkeys" so that you can type characters with accents, but that does not enable you to type all characters in your locale. </text:p>
      <text:p text:style-name="P5">On many Unix-machines you can find a "Compose Key" on the attached keyboard. With that special key you can "compose" the desired character. For instance, typing the sequence &lt;compose&gt; &lt;"&gt; &lt;a&gt; will result in the Umlaut ä. Or take &lt;compose&gt; &lt;/&gt; &lt;o&gt; for a danish ø. With X it is no problem to declare any key as the Compose Key, or "Multi_Key" as it is called in the internal routines. Just remember that a keyboard sends only keycodes, and that it is unimportant which keycode represents a given character or special key. </text:p>
      <text:p text:style-name="P5">To enable the Compose Key you have to alter your /etc/X11/xorg.conf. There are other ways, like using xmodmap, but the global configuration with the xorg.conf ensures that the Compose Key will be available to all users. I recommend the right "Windows Key" (just one of the two on your keyboard enabled should be enough): </text:p>
      <text:p text:style-name="P1"><text:bookmark text:name="doc_chap8_pre13"/></text:p>
      <table:table table:name="Tabela214" table:style-name="Tabela214">
        <table:table-column table:style-name="Tabela214.A"/>
        <table:table-row>
          <table:table-cell table:style-name="Tabela214.A1" office:value-type="string">
            <text:p text:style-name="P9">Code Listing 8.1: Enable the Compose Key in the xorg.conf</text:p>
          </table:table-cell>
        </table:table-row>
        <table:table-row>
          <table:table-cell table:style-name="Tabela214.A2" office:value-type="string">
            <text:p text:style-name="P6"># Your section in xorg.conf about the keyboard looks similar to this:</text:p>
            <text:p text:style-name="P6">Section "InputDevice"</text:p>
            <text:p text:style-name="P6"><text:soft-page-break/><text:s text:c="8"/>Identifier <text:s text:c="5"/>"Keyboard0"</text:p>
            <text:p text:style-name="P6"><text:s text:c="8"/>Driver <text:s text:c="9"/>"kbd"</text:p>
            <text:p text:style-name="P6"><text:s text:c="8"/>Option <text:s text:c="9"/>"XkbModel" <text:s text:c="5"/>"pc104"</text:p>
            <text:p text:style-name="P6"><text:s text:c="8"/>Option <text:s text:c="9"/>"XkbLayout" <text:s text:c="4"/>"us"</text:p>
            <text:p text:style-name="P6"><text:s text:c="8"/>Option <text:s text:c="9"/>"XkbOptions" <text:s text:c="3"/>"compose:rwin"</text:p>
            <text:p text:style-name="P12">EndSection</text:p>
          </table:table-cell>
        </table:table-row>
      </table:table>
      <text:p text:style-name="P5">After you restart X, you should be able to type the characters in the example above. A complete list of available Compose Key characters with their description can be found in the file /usr/X11R6/lib/X11/locale/&lt;your_character_enocding&gt;/Compose. </text:p>
      <text:p text:style-name="Standard"/>
      <text:p text:style-name="Standard"/>
      <text:p text:style-name="Standard"/>
      <text:p text:style-name="Standard"/>
      <text:p text:style-name="Text_20_body">8.  Tips and Tricks</text:p>
      <text:p text:style-name="Text_20_body"><text:bookmark text:name="doc_chap8_sect14"/>Portage GUIs</text:p>
      <text:p text:style-name="P5">Larry the Cow became just a bit frustrated with Portage and its textual frontend. There used to be the legendary KPortage to sooth his craving for a graphical user interface, but its development stalled, and it vanished from the Portage tree a long time ago. </text:p>
      <text:p text:style-name="P5">Then Larry tried guitoo and porthole. He was impressed. He found two up-to-date Portage frontends with ongoing development. All of a sudden, Larry the Cow was in control. And he liked it. </text:p>
      <text:p text:style-name="P5">First off, <text:a xlink:type="simple" xlink:href="http://guitoo.sf.net/">Guitoo</text:a> is a KDE application offering most functions of Portage, such as views of installed and generally available packages. It helps you keep your system up to date, lets you view logs and keeps its own queue for the installation of multiple packages. Very interesting and rather more advanced than its predecessor KPortage it's equipped with a systemtray ("kicker") application called Gentoo Watcher, which is pulling in rss feeds from the Gentoo website, raking in all available information on the latest packages and the Gentoo Linux Security Advisories (GLSA). Using the watcher, pending security updates are just one click away as they can be pushed to Guitoo for emerging.</text:p>
      <text:p text:style-name="P1"><text:bookmark text:name="doc_chap8_pre14"/></text:p>
      <table:table table:name="Tabela215" table:style-name="Tabela215">
        <table:table-column table:style-name="Tabela215.A"/>
        <table:table-row>
          <table:table-cell table:style-name="Tabela215.A1" office:value-type="string">
            <text:p text:style-name="P9">Code Listing 8.1: Emerge Guitoo</text:p>
          </table:table-cell>
        </table:table-row>
        <table:table-row>
          <table:table-cell table:style-name="Tabela215.A2" office:value-type="string">
            <text:p text:style-name="P6"># echo "app-portage/guitoo ~x86" &gt;&gt; /etc/portage/package.keywords (if necessary)</text:p>
            <text:p text:style-name="P12"># emerge guitoo</text:p>
          </table:table-cell>
        </table:table-row>
      </table:table>
      <text:p text:style-name="P5">And then there's <text:a xlink:type="simple" xlink:href="http://porthole.sf.net/">Porthole</text:a>. GTK+-2 rather than Qt-based, it gives you control over the basic Portage features, i.e. emerge, unmerge, sync and update. While guitoo only gets the output of emerge --pretend to show you the dependencies a package has, porthole can show you directly which dependencies are met and which are not. </text:p>
      <text:p text:style-name="P1"><text:bookmark text:name="doc_chap8_pre23"/></text:p>
      <table:table table:name="Tabela216" table:style-name="Tabela216">
        <table:table-column table:style-name="Tabela216.A"/>
        <table:table-row>
          <table:table-cell table:style-name="Tabela216.A1" office:value-type="string">
            <text:p text:style-name="P9">Code Listing 8.2: Emerge Porthole</text:p>
          </table:table-cell>
        </table:table-row>
        <table:table-row>
          <table:table-cell table:style-name="Tabela216.A2" office:value-type="string">
            <text:p text:style-name="P6"># echo "app-portage/porthole ~x86" &gt;&gt; /etc/portage/package.keywords (if necessary)</text:p>
            <text:p text:style-name="P12"># emerge porthole</text:p>
          </table:table-cell>
        </table:table-row>
      </table:table>
      <text:p text:style-name="Text_20_body">Larry, being happy about having the tools in the first place, is rather indifferent at this point as to which one is preferrable. He suggests you try both, and decide for yourself. Choice to the user. </text:p>
      <text:p text:style-name="P2"><text:bookmark text:name="doc_chap8_fig11"/></text:p>
      <table:table table:name="Tabela217" table:style-name="Tabela217">
        <table:table-column table:style-name="Tabela217.A"/>
        <table:table-row>
          <table:table-cell table:style-name="Tabela217.A1" office:value-type="string">
            <text:p text:style-name="P9">Figure 8.1: Screenshots of Porthole (left) and Guitoo (right, including the watcher)</text:p>
          </table:table-cell>
        </table:table-row>
        <text:soft-page-break/>
        <table:table-row>
          <table:table-cell table:style-name="Tabela217.A2" office:value-type="string">
            <text:p text:style-name="P8"><draw:frame draw:style-name="fr1" draw:name="grafika15" text:anchor-type="as-char" svg:width="17.727cm" svg:height="6.641cm" draw:z-index="14"><draw:image xlink:href="http://www.gentoo.org/images/gwn/20041129-tnt.png" xlink:type="simple" xlink:show="embed" xlink:actuate="onLoad"/><svg:title>Fig. 1: Guitoo and Porthole</svg:title></draw:frame></text:p>
          </table:table-cell>
        </table:table-row>
      </table:table>
      <text:p text:style-name="Standard"/>
      <text:p text:style-name="Standard"/>
      <text:p text:style-name="Standard"/>
      <text:p text:style-name="Standard"/>
      <text:p text:style-name="Text_20_body">8.  Tips and Tricks</text:p>
      <text:p text:style-name="Text_20_body"><text:bookmark text:name="doc_chap8_sect15"/>Portage magic</text:p>
      <text:p text:style-name="P5">/var/log/emerge.log is well-known as the central reporitory of information about all emerge activity going on in system. Lesser known are some tricks you can do with the content of that log file. For example, when you start an upgrade, you generally don't know how much time it will take to finish compiling. You probably don't remember how long your last mplayer installation took, but Portage does, and if you'd decipher the Unix time stamps in /var/log/emerge.log, you'd get a pretty good idea, too. Or you could let app-portage/genlop do it for you. Emerge (the unstable, ~arch version of) genlop with:</text:p>
      <text:p text:style-name="P1"><text:bookmark text:name="doc_chap8_pre15"/></text:p>
      <table:table table:name="Tabela218" table:style-name="Tabela218">
        <table:table-column table:style-name="Tabela218.A"/>
        <table:table-row>
          <table:table-cell table:style-name="Tabela218.A1" office:value-type="string">
            <text:p text:style-name="P9">Code Listing 8.1: Emerge genlop</text:p>
          </table:table-cell>
        </table:table-row>
        <table:table-row>
          <table:table-cell table:style-name="Tabela218.A2" office:value-type="string">
            <text:p text:style-name="P12">#emerge -av genlop</text:p>
          </table:table-cell>
        </table:table-row>
      </table:table>
      <text:p text:style-name="Text_20_body">Now run a pretended world upgrade and pipe it to genlop for an estimation of your upgrade schedule:</text:p>
      <text:p text:style-name="P1"><text:bookmark text:name="doc_chap8_pre24"/></text:p>
      <table:table table:name="Tabela219" table:style-name="Tabela219">
        <table:table-column table:style-name="Tabela219.A"/>
        <table:table-row>
          <table:table-cell table:style-name="Tabela219.A1" office:value-type="string">
            <text:p text:style-name="P9">Code Listing 8.2: Estimate upgrade time</text:p>
          </table:table-cell>
        </table:table-row>
        <table:table-row>
          <table:table-cell table:style-name="Tabela219.A2" office:value-type="string">
            <text:p text:style-name="P6">#emerge -pu world | genlop --pretend</text:p>
            <text:p text:style-name="P6">These are the pretended packages: (this may take a while; wait...)</text:p>
            <text:p text:style-name="P6"/>
            <text:p text:style-name="P6"><text:s/>* media-libs/tiff</text:p>
            <text:p text:style-name="P6"><text:s/>* x11-base/xorg-x11</text:p>
            <text:p text:style-name="P6"><text:s/>* app-sci/stellarium</text:p>
            <text:p text:style-name="P6"><text:s/>* app-arch/gzip</text:p>
            <text:p text:style-name="P6"><text:s/>* dev-libs/libIDL</text:p>
            <text:p text:style-name="P6"><text:s/>* net-www/mozilla-firefox</text:p>
            <text:p text:style-name="P6"><text:s/>* sys-boot/lilo</text:p>
            <text:p text:style-name="P6"><text:s/>* app-doc/abs-guide</text:p>
            <text:p text:style-name="P6"><text:s/>* app-arch/unarj</text:p>
            <text:p text:style-name="P6"><text:s/>* app-emulation/wine</text:p>
            <text:p text:style-name="P6"><text:s/>* app-admin/sudo</text:p>
            <text:p text:style-name="P6"/>
            <text:p text:style-name="P12">Estimated update time: 4 hours, 38 minutes.</text:p>
          </table:table-cell>
        </table:table-row>
      </table:table>
      <text:p text:style-name="P5">A look at the mechanism explains how Portage can double as an oracle. It uses the statistics stored in the emerge.log file, take an average of compilation times for given packages, and summarize the <text:soft-page-break/>results. There are some uncertainties, of course, for example if you use the CCACHE feature, then compile times for a minor version bump may be much faster than the original package took compiling the first time. On the other hand, if an application has been extended with new features, the old average compile time can be shorter than the version you're about to emerge.</text:p>
      <text:p text:style-name="P5">Another brilliant feature of genlop is its --current option, the perfect companion to the estimated compile-time from --pretend:</text:p>
      <text:p text:style-name="P1"><text:bookmark text:name="doc_chap8_pre31"/></text:p>
      <table:table table:name="Tabela220" table:style-name="Tabela220">
        <table:table-column table:style-name="Tabela220.A"/>
        <table:table-row>
          <table:table-cell table:style-name="Tabela220.A1" office:value-type="string">
            <text:p text:style-name="P9">Code Listing 8.3: How much time spent since the beginning of an emerge</text:p>
          </table:table-cell>
        </table:table-row>
        <table:table-row>
          <table:table-cell table:style-name="Tabela220.A2" office:value-type="string">
            <text:p text:style-name="P6"># genlop --current</text:p>
            <text:p text:style-name="P6"/>
            <text:p text:style-name="P6"><text:s/>* app-portage/splat-0.07 </text:p>
            <text:p text:style-name="P6"/>
            <text:p text:style-name="P12"><text:s text:c="7"/>current merge time: 12 seconds.</text:p>
          </table:table-cell>
        </table:table-row>
      </table:table>
      <text:p text:style-name="Text_20_body">Now you can say how long time you have to wait.</text:p>
      <text:p text:style-name="Standard"/>
      <text:p text:style-name="Standard"/>
      <text:p text:style-name="Standard"/>
      <text:p text:style-name="Standard"/>
      <text:p text:style-name="Text_20_body">7.  Tips and Tricks</text:p>
      <text:p text:style-name="Text_20_body"><text:bookmark text:name="doc_chap7_sect13"/>Specifying only needed locales</text:p>
      <text:p text:style-name="P5">The locales a user can choose from are built by the glibc. Usually all available locales starting from aa_DJ (Afar locale for Djibouti) over en_US (English locale for the USA) to zu_ZA.utf8 (Zulu locale for South Africa) will be installed. Unless you're working at the UN and administer a central server for all member states, it is difficult to conceive why you would need a system where all of these locales are installed. This week's tip was written with all those of you in mind who'd like to save 90 percent of the space occupied by locales in their system, by limiting the number of installed locales to the bare minimum. </text:p>
      <text:p text:style-name="P5">Ever since sys-libs/glibc-2.3.4.20040619-r2 has been in Portage, a USE-flag called userlocales was provided to make sure only those locales mentioned in /etc/locales.build are to be built and installed. As a side-effect, this also leads to a much faster emerge of glibc, obviously. </text:p>
      <text:p text:style-name="P1"><text:bookmark text:name="doc_chap7_pre13"/></text:p>
      <table:table table:name="Tabela221" table:style-name="Tabela221">
        <table:table-column table:style-name="Tabela221.A"/>
        <table:table-row>
          <table:table-cell table:style-name="Tabela221.A1" office:value-type="string">
            <text:p text:style-name="P9">Code Listing 7.1: Activate the userlocales USE flag especially for glibc</text:p>
          </table:table-cell>
        </table:table-row>
        <table:table-row>
          <table:table-cell table:style-name="Tabela221.A2" office:value-type="string">
            <text:p text:style-name="P12">echo "sys-libs/glibc userlocales" &gt;&gt; /etc/portage/package.use</text:p>
          </table:table-cell>
        </table:table-row>
      </table:table>
      <text:p text:style-name="Text_20_body">Now specify the locales you want to be able to use: </text:p>
      <text:p text:style-name="P1"><text:bookmark text:name="doc_chap7_pre21"/></text:p>
      <table:table table:name="Tabela222" table:style-name="Tabela222">
        <table:table-column table:style-name="Tabela222.A"/>
        <table:table-row>
          <table:table-cell table:style-name="Tabela222.A1" office:value-type="string">
            <text:p text:style-name="P9">Code Listing 7.2: nano -w /etc/locales.build</text:p>
          </table:table-cell>
        </table:table-row>
        <table:table-row>
          <table:table-cell table:style-name="Tabela222.A2" office:value-type="string">
            <text:p text:style-name="P6">The format of the locales is described in the file itself.</text:p>
            <text:p text:style-name="P6">en_US/ISO-8859-1</text:p>
            <text:p text:style-name="P6">en_US.UTF-8/UTF-8</text:p>
            <text:p text:style-name="P6">de_DE/ISO-8859-1</text:p>
            <text:p text:style-name="P6">de_DE@euro/ISO-8859-15</text:p>
            <text:p text:style-name="P12">de_DE.UTF-8/UTF-8</text:p>
          </table:table-cell>
        </table:table-row>
      </table:table>
      <text:p text:style-name="Text_20_body">For further information about locale-handling make sure you read our <text:a xlink:type="simple" xlink:href="http://www.gentoo.org/doc/en/guide-localization.xml">Gentoo Linux Localization Guide</text:a>.</text:p>
      <text:p text:style-name="P5">Another interesting tool is app-admin/localepurge which can clean out any installed man-page or info-file in languages you don't need on your system. You should read the man-page to localepurge in any case, and configure languages you intend to keep in /etc/locale.nopurge. </text:p>
      <text:p text:style-name="P5"><text:soft-page-break/>By the way, if you want to prohibit the installation of all man-pages, info-files or documentation, for example when space on your disk is severely limited, you can add noman, nodoc and/or noinfo to FEATURES in your /etc/make.conf. </text:p>
      <text:p text:style-name="Standard"/>
      <text:p text:style-name="Standard"/>
      <text:p text:style-name="Standard"/>
      <text:p text:style-name="Text_20_body">6.  Tips and Tricks</text:p>
      <text:p text:style-name="Text_20_body"><text:bookmark text:name="doc_chap6_sect14"/>nice and PORTAGE_NICENESS</text:p>
      <text:p text:style-name="Text_20_body">Last week's GWN introduced brandnew Portage features, this week we'd like to take you back to a venerable, sturdy old feature that's hot nonetheless: PORTAGE_NICENESS. Let's look at some basics first. </text:p>
      <text:p text:style-name="Text_20_body">Very simply put, the Linux kernel has a (process) scheduler that selects which process to run next in your system. One factor influencing the scheduler's decision about which process to assign CPU time to, is the priority of a process. Processes with a high priority will run before those with a lower priority, and processes with the same priority will take turns in running, one after the other and over again. </text:p>
      <text:p text:style-name="P5">Better have a look at it for yourself: Run top from a terminal on your host and pay special attention to the PR and NI columns: </text:p>
      <text:p text:style-name="P1"><text:bookmark text:name="doc_chap6_pre13"/></text:p>
      <table:table table:name="Tabela223" table:style-name="Tabela223">
        <table:table-column table:style-name="Tabela223.A"/>
        <table:table-row>
          <table:table-cell table:style-name="Tabela223.A1" office:value-type="string">
            <text:p text:style-name="P9">Code Listing 6.1: Sample top output</text:p>
          </table:table-cell>
        </table:table-row>
        <table:table-row>
          <table:table-cell table:style-name="Tabela223.A2" office:value-type="string">
            <text:p text:style-name="P6"><text:s text:c="2"/>PID USER <text:s text:c="5"/>PR <text:s/>NI <text:s/>VIRT <text:s/>RES <text:s/>SHR S %CPU %MEM <text:s text:c="3"/>TIME+ <text:s/>COMMAND</text:p>
            <text:p text:style-name="P6"><text:s/>8005 root <text:s text:c="5"/>20 <text:s text:c="2"/>0 85188 <text:s/>33m <text:s/>57m R <text:s/>3.3 <text:s/>6.7 <text:s text:c="2"/>8:43.77 X</text:p>
            <text:p text:style-name="P6"><text:s/>8148 tobias <text:s text:c="3"/>20 <text:s/>10 25624 2376 <text:s/>24m S <text:s/>0.3 <text:s/>0.5 <text:s text:c="2"/>0:00.60 xscreensaver</text:p>
            <text:p text:style-name="P6"><text:s text:c="4"/>1 root <text:s text:c="5"/>20 <text:s text:c="2"/>0 <text:s/>2476 <text:s/>552 2304 S <text:s/>0.0 <text:s/>0.1 <text:s text:c="2"/>0:00.31 init</text:p>
            <text:p text:style-name="P6"><text:s text:c="4"/>2 root <text:s text:c="5"/>39 <text:s/>19 <text:s text:c="4"/>0 <text:s text:c="3"/>0 <text:s text:c="3"/>0 S <text:s/>0.0 <text:s/>0.0 <text:s text:c="2"/>0:00.00 ksoftirqd/0</text:p>
            <text:p text:style-name="P12"><text:s text:c="4"/>3 root <text:s text:c="5"/>15 <text:s/>-5 <text:s text:c="4"/>0 <text:s text:c="3"/>0 <text:s text:c="3"/>0 S <text:s/>0.0 <text:s/>0.0 <text:s text:c="2"/>0:00.09 events/0</text:p>
          </table:table-cell>
        </table:table-row>
      </table:table>
      <text:p text:style-name="P5">The PR column indicates the priority level of a process, the value in the NI column displays the so-called nice value of process, which allows you to adjust the priority of a running process. Possible values range from -20 (very high priority), via 0 (standard priority) to 20 (very low priority). In our little example the xscreensaver process has a higher nice value than X, which indicates that X has a higher priority than xscreensaver. </text:p>
      <text:p text:style-name="Text_20_body">Now, how do we make this work to our advantage when using Portage?</text:p>
      <text:p text:style-name="P5">If you keep using your computer while compiling packages you will notice that your box is much less responsive as usal. This is caused by having two "groups" of processes with the same nice priority: your usual running tasks on one side, and emerge (and its child processes) on the other. Now, if you could renice emerge and its children to a higher nice (i.e. lower priority!) value, compiling would inevitably take somewhat longer, but you could use your workstation without noticing much difference to its usual performance. That's what the PORTAGE_NICENESS parameter in /etc/make.conf is for: </text:p>
      <text:p text:style-name="P1"><text:bookmark text:name="doc_chap6_pre22"/></text:p>
      <table:table table:name="Tabela224" table:style-name="Tabela224">
        <table:table-column table:style-name="Tabela224.A"/>
        <table:table-row>
          <table:table-cell table:style-name="Tabela224.A1" office:value-type="string">
            <text:p text:style-name="P9">Code Listing 6.2: Put this in /etc/make.conf</text:p>
          </table:table-cell>
        </table:table-row>
        <table:table-row>
          <table:table-cell table:style-name="Tabela224.A2" office:value-type="string">
            <text:p text:style-name="P12">PORTAGE_NICENESS="15"</text:p>
          </table:table-cell>
        </table:table-row>
      </table:table>
      <text:p text:style-name="P5">You can generally "renice" individual processes from the commandline, (e.g. renice 0 -p 8148 to prioritize xscreensaver in the above example), but this will not work with emerge, as Portage reads the PORTAGE_NICENESS setting from /etc/make.conf once and executes all child processes with the specified nice value. </text:p>
      <text:p text:style-name="Standard"/>
      <text:p text:style-name="Text_20_body"><text:soft-page-break/>7.  Tips and Tricks</text:p>
      <text:p text:style-name="Text_20_body"><text:bookmark text:name="doc_chap7_sect14"/>Portage's new '--newuse' option</text:p>
      <text:p text:style-name="P5">This week we want to explain a new Portage option which allows you to track changes to USE flag settings you may have altered after installing an application. We're talking about --newuse, one of a number of very useful new features in Portage 2.0.51. Before we start, make sure that you've installed the latest Portage revision on your box. </text:p>
      <text:p text:style-name="P5">Imagine that up until today, you never had printer. Now you bought one, and off course you want to use your Gentoo system to test your new printer. First of all, you'd want printing support for some of the applications you've installed. In order to get that you would alter your USE flags and add cups and maybe some more flags to your USE variable in /etc/make.conf. </text:p>
      <text:p text:style-name="Text_20_body">So what's next, then? You'll need to find an easy way to create a listing with all packages affected by this USE flag change: </text:p>
      <text:p text:style-name="P5">Type emerge --newuse to list all pacakges affected by a USE flag change: </text:p>
      <text:p text:style-name="P1"><text:bookmark text:name="doc_chap7_pre14"/></text:p>
      <table:table table:name="Tabela225" table:style-name="Tabela225">
        <table:table-column table:style-name="Tabela225.A"/>
        <table:table-row>
          <table:table-cell table:style-name="Tabela225.A1" office:value-type="string">
            <text:p text:style-name="P9">Code Listing 7.1: List all pacakges affected by a USE flag change</text:p>
          </table:table-cell>
        </table:table-row>
        <table:table-row>
          <table:table-cell table:style-name="Tabela225.A2" office:value-type="string">
            <text:p text:style-name="P6"># emerge --newuse world -Dpv</text:p>
            <text:p text:style-name="P6"/>
            <text:p text:style-name="P6">These are the packages that I would merge, in order:</text:p>
            <text:p text:style-name="P6"/>
            <text:p text:style-name="P6">Calculating world dependencies ...done!</text:p>
            <text:p text:style-name="P6">[ebuild <text:s/>N <text:s text:c="3"/>] net-print/cups-1.1.21-r2 <text:s/>-debug +pam -samba -slp +ssl 8,348 kB</text:p>
            <text:p text:style-name="P12">[ebuild <text:s text:c="2"/>R <text:s text:c="2"/>] gnome-base/nautilus-2.8.0 <text:s/>+cups* -debug -flac -gstreamer -mad +oggvorbis 5,637 kB</text:p>
          </table:table-cell>
        </table:table-row>
      </table:table>
      <text:p text:style-name="P5">No surprise that the CUPS package itself wants to get installed now, but you will also notice the appended asterisk to the +cups USE flag on the Nautilus package: This simply points out that the USE flag has changed, and you can now merge CUPS and all the packages which could benefit from an active cups USE flag. Don't forget to configure your new printer. </text:p>
      <text:p text:style-name="Standard"/>
      <text:p text:style-name="Standard"/>
      <text:p text:style-name="Text_20_body">7.  Tips and Tricks</text:p>
      <text:p text:style-name="Text_20_body"><text:bookmark text:name="doc_chap7_sect15"/>Gentoo Initscripts</text:p>
      <text:p text:style-name="Text_20_body">This week we will have a look at some nice to know things about initscripts that every sysadmin and user should at least have heard of once.</text:p>
      <text:p text:style-name="Text_20_body">By installing and administering your installation of Gentoo Linux you will have learned about how to add services to a specific runlevel, and how to start and stop those services.</text:p>
      <text:p text:style-name="Text_20_body">But most users are not aware of some other nifty functions in the Gentoo initscripts that have the potential for making their lives easier in administering their Gentoo boxes.</text:p>
      <text:p text:style-name="Text_20_body"><text:span text:style-name="T1">Q:</text:span> What to do if I can’t stop a service? What if the processes were killed but my system thinks they are still running?</text:p>
      <text:p text:style-name="P5"><text:span text:style-name="T1">A:</text:span> Execute /etc/init.d/&lt;service&gt; zap to reset the status of the service.</text:p>
      <text:p text:style-name="Text_20_body"><text:span text:style-name="T1">Q:</text:span> How do I figure out if a service is running or not?</text:p>
      <text:p text:style-name="P5"><text:span text:style-name="T1">A:</text:span> /etc/init.d/&lt;service&gt; status will tell you the current status of the given service.</text:p>
      <text:p text:style-name="Text_20_body"><text:span text:style-name="T1">Q:</text:span> And while we're at it, how can I see all services running?</text:p>
      <text:p text:style-name="P5"><text:span text:style-name="T1">A:</text:span> rc-status lists all services that have been started and their current status.</text:p>
      <text:p text:style-name="Text_20_body"><text:span text:style-name="T1">Q:</text:span> How to restart a service?</text:p>
      <text:p text:style-name="P5"><text:soft-page-break/><text:span text:style-name="T1">A:</text:span> /etc/init.d/&lt;service&gt; restart restarts the service.</text:p>
      <text:p text:style-name="Text_20_body"><text:span text:style-name="T1">Q:</text:span> How do I find out what other services have to be started when I want to use &lt;service&gt;?</text:p>
      <text:p text:style-name="P5"><text:span text:style-name="T1">A:</text:span> /etc/init.d/&lt;service&gt; ineed will give you a list of services that need to be running before this service can be started.</text:p>
      <text:p text:style-name="Text_20_body"><text:span text:style-name="T1">Q:</text:span> Which services need/depend on this &lt;service&gt;?</text:p>
      <text:p text:style-name="P5"><text:span text:style-name="T1">A:</text:span> /etc/init.d/&lt;service&gt; needsme lists all services that depend on the service given.</text:p>
      <text:p text:style-name="Text_20_body">For further information on how runlevels work in Gentoo Linux please take a look at the <text:a xlink:type="simple" xlink:href="http://www.gentoo.org/doc/en/handbook/handbook-x86.xml?part=2&amp;chap=5">Initscript guide</text:a> that is part of the Gentoo System Documentation.</text:p>
      <text:p text:style-name="Standard"/>
      <text:p text:style-name="Standard"/>
      <text:p text:style-name="Standard"/>
      <text:p text:style-name="Standard"/>
      <text:p text:style-name="Text_20_body">7.  Tips and Tricks</text:p>
      <text:p text:style-name="Text_20_body"><text:bookmark text:name="doc_chap7_sect16"/>OpenVPN primer</text:p>
      <text:p text:style-name="Text_20_body">There are as many advantages to VPN tunnels as there are different VPN scenarios. One easy implementation is the "OpenVPN via tun-device" solution. An example: you'd like to connect your laptop to your LAN at home so that you can use your mail client without reconfiguring it anytime you switch from home to internet and back. Let's say your mail-server is 192.168.1.10 in your LAN (192.168.1.0/24) at home, and you have got a router/firewall providing access to the Internet. You connect from work or school and want to read mail. OpenVPN can create two virtual devices for you when connecting two computers through an encrypted tunnel. Naturally you then have the possibility of forwarding traffic into the networks behind them, and thus would be "virtually connected" to your LAN behind the firewall. To enable this, either your firewall or a server behind it should run OpenVPN (if you choose a server in your LAN, you'll have to forward the destination port to the OpenVPN server).</text:p>
      <text:p text:style-name="Text_20_body">Here's what you need to do:</text:p>
      <text:p text:style-name="P1"><text:bookmark text:name="doc_chap7_pre15"/></text:p>
      <table:table table:name="Tabela226" table:style-name="Tabela226">
        <table:table-column table:style-name="Tabela226.A"/>
        <table:table-row>
          <table:table-cell table:style-name="Tabela226.A1" office:value-type="string">
            <text:p text:style-name="P9">Code Listing 7.1: Enable the tun module in your kernel: Kernel config - tun module</text:p>
          </table:table-cell>
        </table:table-row>
        <table:table-row>
          <table:table-cell table:style-name="Tabela226.A2" office:value-type="string">
            <text:p text:style-name="P6"><text:s text:c="9"/>[*] Networking support</text:p>
            <text:p text:style-name="P6"><text:s text:c="16"/>Networking options <text:s/>---&gt;</text:p>
            <text:p text:style-name="P6"><text:s text:c="10"/>[ ] Amateur Radio support <text:s/>---&gt;</text:p>
            <text:p text:style-name="P6"><text:s text:c="10"/>&lt; &gt; IrDA (infrared) subsystem support <text:s/>---&gt;</text:p>
            <text:p text:style-name="P6"><text:s text:c="10"/>&lt; &gt; Bluetooth subsystem support <text:s/>---&gt;</text:p>
            <text:p text:style-name="P6"><text:s text:c="10"/>[*] Network device support</text:p>
            <text:p text:style-name="P6"><text:s text:c="10"/>&lt; &gt; <text:s text:c="2"/>Dummy net driver support</text:p>
            <text:p text:style-name="P6"><text:s text:c="10"/>&lt; &gt; <text:s text:c="2"/>Bonding driver support</text:p>
            <text:p text:style-name="P6"><text:s text:c="10"/>&lt; &gt; <text:s text:c="2"/>EQL (serial line load balancing) support</text:p>
            <text:p text:style-name="P12"><text:s text:c="10"/>&lt;M&gt; <text:s text:c="2"/>Universal TUN/TAP device driver support <text:s/>(This option must be enabled)</text:p>
          </table:table-cell>
        </table:table-row>
      </table:table>
      <text:p text:style-name="Text_20_body">Make sure this module exists and can be loaded. Next, install OpenVPN and it dependencies.</text:p>
      <text:p text:style-name="P1"><text:bookmark text:name="doc_chap7_pre22"/></text:p>
      <table:table table:name="Tabela227" table:style-name="Tabela227">
        <table:table-column table:style-name="Tabela227.A"/>
        <table:table-row>
          <table:table-cell table:style-name="Tabela227.A1" office:value-type="string">
            <text:p text:style-name="P9">Code Listing 7.2: Install OpenVPN</text:p>
          </table:table-cell>
        </table:table-row>
        <table:table-row>
          <table:table-cell table:style-name="Tabela227.A2" office:value-type="string">
            <text:p text:style-name="P12">emerge openvpn</text:p>
          </table:table-cell>
        </table:table-row>
      </table:table>
      <text:p text:style-name="Text_20_body">Now on both server and client, create a directory for your configuration:</text:p>
      <text:p text:style-name="P1"><text:bookmark text:name="doc_chap7_pre31"/></text:p>
      <table:table table:name="Tabela228" table:style-name="Tabela228">
        <table:table-column table:style-name="Tabela228.A"/>
        <table:table-row>
          <table:table-cell table:style-name="Tabela228.A1" office:value-type="string">
            <text:p text:style-name="P9">Code Listing 7.3: Make directory</text:p>
          </table:table-cell>
        </table:table-row>
        <table:table-row>
          <table:table-cell table:style-name="Tabela228.A2" office:value-type="string">
            <text:p text:style-name="P6">mkdir /etc/openvpn</text:p>
            <text:p text:style-name="P12"><text:soft-page-break/>mkdir /etc/openvpn/myhomelan</text:p>
          </table:table-cell>
        </table:table-row>
      </table:table>
      <text:p text:style-name="P5">Inside that directory, create a shared key for your VPN session and copy that key to the client's directory, /etc/openvpn/myhomelan.</text:p>
      <text:p text:style-name="P1"><text:bookmark text:name="doc_chap7_pre41"/></text:p>
      <table:table table:name="Tabela229" table:style-name="Tabela229">
        <table:table-column table:style-name="Tabela229.A"/>
        <table:table-row>
          <table:table-cell table:style-name="Tabela229.A1" office:value-type="string">
            <text:p text:style-name="P9">Code Listing 7.4: Generate shared key</text:p>
          </table:table-cell>
        </table:table-row>
        <table:table-row>
          <table:table-cell table:style-name="Tabela229.A2" office:value-type="string">
            <text:p text:style-name="P6">cd /etc/openvpn/myhomelan</text:p>
            <text:p text:style-name="P12">openvpn --genkey --secret myhomelan-key.txt</text:p>
          </table:table-cell>
        </table:table-row>
      </table:table>
      <text:p text:style-name="Text_20_body">Now for the tricky part, the routing. It is important that the two tun devices on the client and server use IP addresses from the same subnet. The configuration files shown below list the type of device, the two end-points of the tunnel, the compression method and the UDP-port on which the tunnel is established. Finally privileges are dropped to user and group as listed:</text:p>
      <text:p text:style-name="P1"><text:bookmark text:name="doc_chap7_pre51"/></text:p>
      <table:table table:name="Tabela230" table:style-name="Tabela230">
        <table:table-column table:style-name="Tabela230.A"/>
        <table:table-row>
          <table:table-cell table:style-name="Tabela230.A1" office:value-type="string">
            <text:p text:style-name="P9">Code Listing 7.5: Server-side configuration file /etc/openvpn/myhomelan/local.conf</text:p>
          </table:table-cell>
        </table:table-row>
        <table:table-row>
          <table:table-cell table:style-name="Tabela230.A2" office:value-type="string">
            <text:p text:style-name="P6">dev tun</text:p>
            <text:p text:style-name="P6">ifconfig 172.16.1.1 172.16.1.20 <text:s/>(IP of the local tun device and its peer)</text:p>
            <text:p text:style-name="P6">secret /etc/openvpn/myhomelan/myhomelan-key.txt</text:p>
            <text:p text:style-name="P6">comp-lzo</text:p>
            <text:p text:style-name="P6">port 5000</text:p>
            <text:p text:style-name="P6">user nobody</text:p>
            <text:p text:style-name="P12">group nobody</text:p>
          </table:table-cell>
        </table:table-row>
      </table:table>
      <text:p text:style-name="Text_20_body">The client's configuration needs the tunnel's destination address. This is often a dynamic DNS address, sometimes a fixed IP, depending on your ISP. You also need to route to your home LAN (192.168.1.0 in our example). You can call a shell script from the configuration file that accordingly sets a route. </text:p>
      <text:p text:style-name="P1"><text:bookmark text:name="doc_chap7_pre6"/></text:p>
      <table:table table:name="Tabela231" table:style-name="Tabela231">
        <table:table-column table:style-name="Tabela231.A"/>
        <table:table-row>
          <table:table-cell table:style-name="Tabela231.A1" office:value-type="string">
            <text:p text:style-name="P9">Code Listing 7.6: Client-side configuration file /etc/openvpn/myhomelan/local.conf</text:p>
          </table:table-cell>
        </table:table-row>
        <table:table-row>
          <table:table-cell table:style-name="Tabela231.A2" office:value-type="string">
            <text:p text:style-name="P6">remote &lt;servers.dynamic.dns.address&gt; <text:s text:c="2"/>(or your VPN server's external IP if you have a fixed one)</text:p>
            <text:p text:style-name="P6">dev tun</text:p>
            <text:p text:style-name="P6">ifconfig 172.16.1.20 172.16.1.1 <text:s text:c="7"/>(IP of the local tun device and its peer)</text:p>
            <text:p text:style-name="P6">secret /etc/openvpn/myhomelan/myhomelan-key.txt</text:p>
            <text:p text:style-name="P6">comp-lzo</text:p>
            <text:p text:style-name="P6">port 5000</text:p>
            <text:p text:style-name="P6">user nobody</text:p>
            <text:p text:style-name="P6">group nobody</text:p>
            <text:p text:style-name="P12">up /etc/openvpn/myhomelan/route.sh <text:s text:c="5"/>(sets up the route to the network behind the VPN server)</text:p>
          </table:table-cell>
        </table:table-row>
      </table:table>
      <text:p text:style-name="Text_20_body">The route command would need to set the client's gateway for the network 192.168.1.0 to its peer's address (172.16.1.1 in our setup).</text:p>
      <text:p text:style-name="P1"><text:bookmark text:name="doc_chap7_pre7"/></text:p>
      <table:table table:name="Tabela232" table:style-name="Tabela232">
        <table:table-column table:style-name="Tabela232.A"/>
        <table:table-row>
          <table:table-cell table:style-name="Tabela232.A1" office:value-type="string">
            <text:p text:style-name="P9">Code Listing 7.7: /etc/openvpn/myhomelan/route.sh</text:p>
          </table:table-cell>
        </table:table-row>
        <table:table-row>
          <table:table-cell table:style-name="Tabela232.A2" office:value-type="string">
            <text:p text:style-name="P6">#!/bin/bash</text:p>
            <text:p text:style-name="P12">route add -net 192.168.1.0 netmask 255.255.255.0 gw 172.16.1.1</text:p>
          </table:table-cell>
        </table:table-row>
      </table:table>
      <text:p text:style-name="P5">That's it. Start OpenVPN on the server and the client, and check the devices with ifconfig and the routes with route -n. Success!</text:p>
      <text:p text:style-name="Standard"/>
      <text:p text:style-name="Standard"/>
      <text:p text:style-name="Standard"/>
      <text:p text:style-name="Standard"/>
      <text:p text:style-name="Standard"/>
      <text:p text:style-name="Text_20_body"><text:soft-page-break/>7.  Tips and Tricks</text:p>
      <text:p text:style-name="Text_20_body"><text:bookmark text:name="doc_chap7_sect17"/>Some pretty .bashrc hints</text:p>
      <text:p text:style-name="Text_20_body">This week we cover some nice to know bash tips that in my opinion every user should know of.</text:p>
      <text:p text:style-name="P5">Do not remember a command you typed in a few days ago and can not find it because it has already been removed from your .bash_history? Then it is time to increase the number of lines bash keeps in its history file.</text:p>
      <text:p text:style-name="P1"><text:bookmark text:name="doc_chap7_pre16"/></text:p>
      <table:table table:name="Tabela233" table:style-name="Tabela233">
        <table:table-column table:style-name="Tabela233.A"/>
        <table:table-row>
          <table:table-cell table:style-name="Tabela233.A1" office:value-type="string">
            <text:p text:style-name="P9">Code Listing 7.1: ~/.bashrc</text:p>
          </table:table-cell>
        </table:table-row>
        <table:table-row>
          <table:table-cell table:style-name="Tabela233.A2" office:value-type="string">
            <text:p text:style-name="P6"># Keep 1000 lines in .bash_history (default is 500)</text:p>
            <text:p text:style-name="P6">export HISTSIZE=1000</text:p>
            <text:p text:style-name="P12">export HISTFILESIZE=1000</text:p>
          </table:table-cell>
        </table:table-row>
      </table:table>
      <table:table table:name="Tabela234" table:style-name="Tabela234">
        <table:table-column table:style-name="Tabela234.A"/>
        <table:table-row>
          <table:table-cell table:style-name="Tabela234.A1" office:value-type="string">
            <text:p text:style-name="P9"><text:span text:style-name="T1">Note: </text:span>To find commands in your history easily use the ctrl+r shortcut to reverse-search your .bash_history as you type.</text:p>
          </table:table-cell>
        </table:table-row>
      </table:table>
      <text:p text:style-name="P5">If you want to stop bash from creating a history file simply add export HISTFILE=/dev/null to your .bashrc.</text:p>
      <text:p text:style-name="P5">Another nice tip is to put export HISTCONTROL=ignoredups into your .bashrc that will stop bash from caching duplicate lines.</text:p>
      <text:p text:style-name="Standard"/>
      <text:p text:style-name="Standard"/>
      <text:p text:style-name="Standard"/>
      <text:p text:style-name="Standard"/>
      <text:p text:style-name="Text_20_body">7.  Tips and tricks</text:p>
      <text:p text:style-name="Text_20_body"><text:bookmark text:name="doc_chap7_sect18"/>Roaming network profiles for laptops with Quickswitch</text:p>
      <text:p text:style-name="Text_20_body">Every Laptop user knows what I am talking about by saying that switching network profiles is a real problem and hard to keep track of when doing it manually. This is where <text:a xlink:type="simple" xlink:href="http://muthanna.com/quickswitch">Quickswitch</text:a> comes in. Quickswitch is a utility that not only makes laptop users' everyday life easier by letting them create and use roaming network profiles, but it also has built-in support for multiple network cards, wireless LAN configurations, different kernel parameters, support for X configurations, Netscape preferences, Samba shares and so on and so forth.</text:p>
      <text:p text:style-name="Text_20_body">Sounds good? Want to learn how to use it? Read on:</text:p>
      <text:p text:style-name="P1"><text:bookmark text:name="doc_chap7_pre17"/></text:p>
      <table:table table:name="Tabela235" table:style-name="Tabela235">
        <table:table-column table:style-name="Tabela235.A"/>
        <table:table-row>
          <table:table-cell table:style-name="Tabela235.A1" office:value-type="string">
            <text:p text:style-name="P9">Code Listing 7.1: Installing Quickswitch</text:p>
          </table:table-cell>
        </table:table-row>
        <table:table-row>
          <table:table-cell table:style-name="Tabela235.A2" office:value-type="string">
            <text:p text:style-name="P12"># emerge quickswitch</text:p>
          </table:table-cell>
        </table:table-row>
      </table:table>
      <text:p text:style-name="P5">Now we need to tell quickswitch about all the network settings we want to be able to switch to. Quickswitch can be configured using it configuration file in /etc/quickswitch/switchto.conf. There is also a sample configuration in /etc/quickswitch/switchto.conf.sample.</text:p>
      <text:p text:style-name="P1"><text:bookmark text:name="doc_chap7_pre23"/></text:p>
      <table:table table:name="Tabela236" table:style-name="Tabela236">
        <table:table-column table:style-name="Tabela236.A"/>
        <table:table-row>
          <table:table-cell table:style-name="Tabela236.A1" office:value-type="string">
            <text:p text:style-name="P9">Code Listing 7.2: Setting up the quickswitch configuration in /etc/quickswitch/switchto.conf</text:p>
          </table:table-cell>
        </table:table-row>
        <table:table-row>
          <table:table-cell table:style-name="Tabela236.A2" office:value-type="string">
            <text:p text:style-name="P6"># This is the default configuration:</text:p>
            <text:p text:style-name="P6">[config]</text:p>
            <text:p text:style-name="P6">device=eth0</text:p>
            <text:p text:style-name="P6"># Path to save last known good configuration...</text:p>
            <text:p text:style-name="P6">servicefilename=/etc/quickswitch/switchto.last</text:p>
            <text:p text:style-name="P6"/>
            <text:p text:style-name="P6"># This is our profile called "home":</text:p>
            <text:p text:style-name="P6">[home]</text:p>
            <text:p text:style-name="P6"><text:soft-page-break/>description=home</text:p>
            <text:p text:style-name="P6">address=192.168.0.25</text:p>
            <text:p text:style-name="P6">netmask=255.255.255.0</text:p>
            <text:p text:style-name="P6">gateway=192.168.0.1</text:p>
            <text:p text:style-name="P6">dns1=195.62.99.42</text:p>
            <text:p text:style-name="P6">dns2=195.62.97.177</text:p>
            <text:p text:style-name="P6"/>
            <text:p text:style-name="P6"># This is our profile called "work":</text:p>
            <text:p text:style-name="P6">[work]</text:p>
            <text:p text:style-name="P6">description=work</text:p>
            <text:p text:style-name="P6">address=10.16.3.114</text:p>
            <text:p text:style-name="P6">netmask=255.255.255.0</text:p>
            <text:p text:style-name="P6">gateway=10.16.3.249</text:p>
            <text:p text:style-name="P6">dns1=195.62.99.42</text:p>
            <text:p text:style-name="P14"/>
          </table:table-cell>
        </table:table-row>
      </table:table>
      <text:p text:style-name="Text_20_body">We are finished with the configuration now. Let's test if it works.</text:p>
      <text:p text:style-name="P1"><text:bookmark text:name="doc_chap7_pre32"/></text:p>
      <table:table table:name="Tabela237" table:style-name="Tabela237">
        <table:table-column table:style-name="Tabela237.A"/>
        <table:table-row>
          <table:table-cell table:style-name="Tabela237.A1" office:value-type="string">
            <text:p text:style-name="P9">Code Listing 7.3: Using switchto to switch to another profile</text:p>
          </table:table-cell>
        </table:table-row>
        <table:table-row>
          <table:table-cell table:style-name="Tabela237.A2" office:value-type="string">
            <text:p text:style-name="P6">Switch to "work" profile:</text:p>
            <text:p text:style-name="P6"># switchto work</text:p>
            <text:p text:style-name="P6">Switch to "home" profile:</text:p>
            <text:p text:style-name="P12"># switchto home</text:p>
          </table:table-cell>
        </table:table-row>
      </table:table>
      <text:p text:style-name="P5">Use ifconfig and route to make sure that switchto correctly applied the settings the first time. Everythings ok? Well done!</text:p>
      <text:p text:style-name="Text_20_body">Quickswitch offers two more ways of how to switch your profile.</text:p>
      <text:list xml:id="list1299811308" text:style-name="L15">
        <text:list-item>
          <text:p text:style-name="P51">switcher is a simple curses based GUI to switch between your profiles. </text:p>
        </text:list-item>
        <text:list-item>
          <text:p text:style-name="P28"><text:a xlink:type="simple" xlink:href="http://edgesolutions.ca/muthanna.com/quickswitch/quickswitch-gnome.html">TraySwitcher</text:a> is a more sophisticated Gnome tray applet. </text:p>
        </text:list-item>
      </text:list>
      <text:p text:style-name="P5">To learn how Quickswitch easily lets you create profiles that also switch Samba, X configurations and even more. Take a look at the well documented /etc/quickswitch/switchto.conf.sample sample configuration file and visit the <text:a xlink:type="simple" xlink:href="http://quickswitch.sourceforge.net/">Quickswitch project homepage</text:a>.</text:p>
      <text:p text:style-name="Standard"/>
      <text:p text:style-name="Standard"/>
      <text:p text:style-name="Standard"/>
      <text:p text:style-name="Standard"/>
      <text:p text:style-name="Standard"/>
      <text:p text:style-name="Text_20_body">7.  Tips and Tricks</text:p>
      <text:p text:style-name="Text_20_body"><text:bookmark text:name="doc_chap7_sect19"/>Using Unison to Synchronize Two Directories</text:p>
      <text:p text:style-name="Text_20_body">A very common question often asked in the Forums and on IRC is how to synchronize directories and files on a host or between different hosts. <text:a xlink:type="simple" xlink:href="http://www.cis.upenn.edu/%7Ebcpierce/unison/">Unison</text:a> is a robust user-level file-synchronization tool that works cross-platform available under the GNU Public License.</text:p>
      <text:p text:style-name="Text_20_body">Unison offers a textural interface an an interface based on Gtk. If you want to use the Gtk interface make sure to compile unison with gtk useflag enabled.</text:p>
      <text:p text:style-name="P1"><text:bookmark text:name="doc_chap7_pre18"/></text:p>
      <table:table table:name="Tabela238" table:style-name="Tabela238">
        <table:table-column table:style-name="Tabela238.A"/>
        <table:table-row>
          <table:table-cell table:style-name="Tabela238.A1" office:value-type="string">
            <text:p text:style-name="P9">Code Listing 7.1: Install unison</text:p>
          </table:table-cell>
        </table:table-row>
        <table:table-row>
          <table:table-cell table:style-name="Tabela238.A2" office:value-type="string">
            <text:p text:style-name="P12"># emerge unison</text:p>
          </table:table-cell>
        </table:table-row>
      </table:table>
      <text:p text:style-name="Text_20_body">To get in touch with the usage of unison we&amp;rsquo;ll create two directories, create some files and sync them with the help of unison.</text:p>
      <text:p text:style-name="P1"><text:bookmark text:name="doc_chap7_pre24"/></text:p>
      <table:table table:name="Tabela239" table:style-name="Tabela239">
        <table:table-column table:style-name="Tabela239.A"/>
        <table:table-row>
          <table:table-cell table:style-name="Tabela239.A1" office:value-type="string">
            <text:p text:style-name="P9">Code Listing 7.2: Creating some test files and directories<text:soft-page-break/></text:p>
          </table:table-cell>
        </table:table-row>
        <table:table-row>
          <table:table-cell table:style-name="Tabela239.A2" office:value-type="string">
            <text:p text:style-name="P6"># mkdir testdir1</text:p>
            <text:p text:style-name="P6"># touch testdir1/foo testdir1/bar</text:p>
            <text:p text:style-name="P6"># mkdir testdir1/null</text:p>
            <text:p text:style-name="P6"># touch testdir1/null/foobar</text:p>
            <text:p text:style-name="P12"># mkdir testdir2</text:p>
          </table:table-cell>
        </table:table-row>
      </table:table>
      <text:p text:style-name="Text_20_body">Now we want to synchronize testdir1 and testdir2 so that these directorys will contain the same files after unison finishes.</text:p>
      <text:p text:style-name="P1"><text:bookmark text:name="doc_chap7_pre33"/></text:p>
      <table:table table:name="Tabela240" table:style-name="Tabela240">
        <table:table-column table:style-name="Tabela240.A"/>
        <table:table-row>
          <table:table-cell table:style-name="Tabela240.A1" office:value-type="string">
            <text:p text:style-name="P9">Code Listing 7.3: Running unison for the first time</text:p>
          </table:table-cell>
        </table:table-row>
        <table:table-row>
          <table:table-cell table:style-name="Tabela240.A2" office:value-type="string">
            <text:p text:style-name="P6">We will use the textclient in this example:</text:p>
            <text:p text:style-name="P6"># unison -ui text testdir1 testdir2</text:p>
            <text:p text:style-name="P6">[...]</text:p>
            <text:p text:style-name="P6">testdir1 <text:s text:c="6"/>testdir2</text:p>
            <text:p text:style-name="P6">file <text:s text:c="4"/>----&gt; <text:s text:c="11"/>bar <text:s/>[f]</text:p>
            <text:p text:style-name="P6">file <text:s text:c="4"/>----&gt; <text:s text:c="11"/>foo <text:s/>[f]</text:p>
            <text:p text:style-name="P6">dir <text:s text:c="5"/>----&gt; <text:s text:c="11"/>null <text:s/>[f]</text:p>
            <text:p text:style-name="P6">[...]</text:p>
            <text:p text:style-name="P12">#</text:p>
          </table:table-cell>
        </table:table-row>
      </table:table>
      <text:p text:style-name="Text_20_body">The output of unison tells us that it successfully copied 2 files (bar and foo) and 1 directory from testdir1 to testdir2.</text:p>
      <text:p text:style-name="Text_20_body">For tutorials and more information about the usage of unison check the <text:a xlink:type="simple" xlink:href="http://www.cis.upenn.edu/%7Ebcpierce/unison/download/stable/latest/unison-manual.html">Unison - User Manual and Reference</text:a>.</text:p>
      <text:p text:style-name="Standard"/>
      <text:p text:style-name="Standard"/>
      <text:p text:style-name="Text_20_body">8.  Tips and Tricks</text:p>
      <text:p text:style-name="Text_20_body"><text:bookmark text:name="doc_chap8_sect16"/>Comparing Files</text:p>
      <text:p text:style-name="Text_20_body">Often people compare the differences between two files using diff. But if you needed to do a comparison of similarities between files, comm is the command to use. </text:p>
      <text:p text:style-name="P1"><text:bookmark text:name="doc_chap8_pre16"/></text:p>
      <table:table table:name="Tabela241" table:style-name="Tabela241">
        <table:table-column table:style-name="Tabela241.A"/>
        <table:table-row>
          <table:table-cell table:style-name="Tabela241.A1" office:value-type="string">
            <text:p text:style-name="P9">Code Listing 8.1: comm usage syntax</text:p>
          </table:table-cell>
        </table:table-row>
        <table:table-row>
          <table:table-cell table:style-name="Tabela241.A2" office:value-type="string">
            <text:p text:style-name="P12">comm [option] <text:s/>file1 <text:s/>file2</text:p>
          </table:table-cell>
        </table:table-row>
      </table:table>
      <table:table table:name="Tabela242" table:style-name="Tabela242">
        <table:table-column table:style-name="Tabela242.A"/>
        <table:table-row>
          <table:table-cell table:style-name="Tabela242.A1" office:value-type="string">
            <text:p text:style-name="P9"><text:span text:style-name="T1">Note: </text:span>both file1 and file2 need to be sorted before using comm as it does a line by line comparison.</text:p>
          </table:table-cell>
        </table:table-row>
      </table:table>
      <text:p text:style-name="Text_20_body">comm outputs three columns: lines that are unique to file1, lines that are unique to file2, and lines that are common to both files. The options '-1', '-2', '-3' will suppress the corresponding columns. </text:p>
      <text:p text:style-name="Text_20_body">Running comm -2 file1 file2 with the following files, would output five. </text:p>
      <text:p text:style-name="P1"><text:bookmark text:name="doc_chap8_pre25"/></text:p>
      <table:table table:name="Tabela243" table:style-name="Tabela243">
        <table:table-column table:style-name="Tabela243.A"/>
        <table:table-row>
          <table:table-cell table:style-name="Tabela243.A1" office:value-type="string">
            <text:p text:style-name="P9">Code Listing 8.2: comm output</text:p>
          </table:table-cell>
        </table:table-row>
        <table:table-row>
          <table:table-cell table:style-name="Tabela243.A2" office:value-type="string">
            <text:p text:style-name="P6">File1:</text:p>
            <text:p text:style-name="P6">one</text:p>
            <text:p text:style-name="P6">two</text:p>
            <text:p text:style-name="P6">three</text:p>
            <text:p text:style-name="P6"/>
            <text:p text:style-name="P6">File2:</text:p>
            <text:p text:style-name="P6">one</text:p>
            <text:p text:style-name="P6">five</text:p>
            <text:p text:style-name="P12">three</text:p>
          </table:table-cell>
        </table:table-row>
      </table:table>
      <text:p text:style-name="Standard"><text:soft-page-break/></text:p>
      <text:p text:style-name="Text_20_body">7.  Tips and Tricks</text:p>
      <text:p text:style-name="Text_20_body"><text:bookmark text:name="doc_chap7_sect110"/>Using 'make' for backups</text:p>
      <text:p text:style-name="Text_20_body">Thanks to <text:a xlink:type="simple" xlink:href="mailto:lars@weiler-online.name">Lars Weiler</text:a> for providing this week's tip.</text:p>
      <text:p text:style-name="P5">Usualy make from sys-devel/make is known as a tool for compiling applications. But it could also be used to provide often used commands so that they can be accessed easily.</text:p>
      <text:p text:style-name="P5">Quite everybody wants to do backups. This could be done by packing them with tar. For instance, we want to pack the ~/Mail folder and name the file with a date:</text:p>
      <text:p text:style-name="P1"><text:bookmark text:name="doc_chap7_pre19"/></text:p>
      <table:table table:name="Tabela244" table:style-name="Tabela244">
        <table:table-column table:style-name="Tabela244.A"/>
        <table:table-row>
          <table:table-cell table:style-name="Tabela244.A1" office:value-type="string">
            <text:p text:style-name="P9">Code Listing 7.1: tar ~/Mail with date included</text:p>
          </table:table-cell>
        </table:table-row>
        <table:table-row>
          <table:table-cell table:style-name="Tabela244.A2" office:value-type="string">
            <text:p text:style-name="P6">$ tar cvjf ~/Backups/Mail-`date +%F`.tar.bz2 ~/Mail</text:p>
            <text:p text:style-name="P12"><text:s text:c="2"/></text:p>
          </table:table-cell>
        </table:table-row>
      </table:table>
      <text:p text:style-name="P5">After that we copy that file (and possibly more) to another computer by using rsync and delete all the files in ~/Backups afterwards:</text:p>
      <text:p text:style-name="P1"><text:bookmark text:name="doc_chap7_pre25"/></text:p>
      <table:table table:name="Tabela245" table:style-name="Tabela245">
        <table:table-column table:style-name="Tabela245.A"/>
        <table:table-row>
          <table:table-cell table:style-name="Tabela245.A1" office:value-type="string">
            <text:p text:style-name="P9">Code Listing 7.2: Copy backup-file to another computer with rsync</text:p>
          </table:table-cell>
        </table:table-row>
        <table:table-row>
          <table:table-cell table:style-name="Tabela245.A2" office:value-type="string">
            <text:p text:style-name="P6">$ rsync -avute ssh ~/Backups/ user@othermachine:~/Backups/</text:p>
            <text:p text:style-name="P6">% rm ~/Backups/*</text:p>
            <text:p text:style-name="P12"><text:s text:c="2"/></text:p>
          </table:table-cell>
        </table:table-row>
      </table:table>
      <text:p text:style-name="P5">And now comes the clue with make. After a week you already forgot the commands. Why not store them in a Makefile located in the home-directory, so that you only have to call make backup?</text:p>
      <text:p text:style-name="P5">Inside the Makefile (beware of the uppercased 'M') we provide two targets for the commands, so that we can call them separately, e.g. if you only want to copy the files. The first target backup will only call the other targets in the given order:</text:p>
      <text:p text:style-name="P1"><text:bookmark text:name="doc_chap7_pre34"/></text:p>
      <table:table table:name="Tabela246" table:style-name="Tabela246">
        <table:table-column table:style-name="Tabela246.A"/>
        <table:table-row>
          <table:table-cell table:style-name="Tabela246.A1" office:value-type="string">
            <text:p text:style-name="P9">Code Listing 7.3: Sample Makefile for backups</text:p>
          </table:table-cell>
        </table:table-row>
        <table:table-row>
          <table:table-cell table:style-name="Tabela246.A2" office:value-type="string">
            <text:p text:style-name="P6">backup: compress \</text:p>
            <text:p text:style-name="P6"><text:s text:c="8"/>copy</text:p>
            <text:p text:style-name="P6"/>
            <text:p text:style-name="P6">compress:</text:p>
            <text:p text:style-name="P6"><text:s text:c="8"/>tar cvjf ~/Backups/Mail-`date +%F`.tar.bz2 ~/Mail</text:p>
            <text:p text:style-name="P6"/>
            <text:p text:style-name="P6">copy:</text:p>
            <text:p text:style-name="P6"><text:s text:c="8"/>rsync -avute ssh ~/Backups/ user@othermachine:~/Backups/</text:p>
            <text:p text:style-name="P6"><text:s text:c="8"/>rm ~/Backups/*</text:p>
            <text:p text:style-name="P12"><text:s text:c="2"/></text:p>
          </table:table-cell>
        </table:table-row>
      </table:table>
      <text:p text:style-name="P5">Now we can call make backup in the home directory and the ~/Mail-folder will be compressed and copied to the other computer. The restore-command-set will be your homework ;-)</text:p>
      <text:p text:style-name="P5">Of course, there is a wide use for batched processes with Makefiles. Think about all the things you ever wanted to have scripted with easy usability. You can find more instructions in the info make pages.</text:p>
      <text:p text:style-name="Standard"/>
      <text:p text:style-name="Standard"/>
      <text:p text:style-name="Standard"/>
      <text:p text:style-name="Standard"/>
      <text:p text:style-name="Standard"/>
      <text:p text:style-name="Standard"/>
      <text:p text:style-name="Text_20_body"><text:soft-page-break/>7.  Tips and Tricks</text:p>
      <text:p text:style-name="P4">Finding recent files with ls and 'FlAt'</text:p>
      <text:p text:style-name="P5">A quick way to find recently changed files is to pass the -FlAt flags to ls. Combined with head, this command can give you a quick overview of recently modified files in a directory. The -F option distinguishes certain types of files and directories by adding extra characters (such as '/' for directories, '*' for executables, etc.). The -t option sorts the entries by the date they were last modified. Piping the output to head shows (by default) only 10 entries. </text:p>
      <text:p text:style-name="P1"><text:bookmark text:name="doc_chap7_pre110"/></text:p>
      <table:table table:name="Tabela247" table:style-name="Tabela247">
        <table:table-column table:style-name="Tabela247.A"/>
        <table:table-row>
          <table:table-cell table:style-name="Tabela247.A1" office:value-type="string">
            <text:p text:style-name="P9">Code Listing 7.1</text:p>
          </table:table-cell>
        </table:table-row>
        <table:table-row>
          <table:table-cell table:style-name="Tabela247.A2" office:value-type="string">
            <text:p text:style-name="P12"># ls -FlAt | head</text:p>
          </table:table-cell>
        </table:table-row>
      </table:table>
      <text:p text:style-name="P5">For more information, see man ls.</text:p>
      <text:p text:style-name="Standard"/>
      <text:p text:style-name="Standard"/>
      <text:p text:style-name="Text_20_body">7.  Tips and Tricks</text:p>
      <text:p text:style-name="P4">Aliasing ACCEPT_KEYWORDS</text:p>
      <text:p text:style-name="Text_20_body">This week's tip was submitted by developer <text:a xlink:type="simple" xlink:href="mailto:caleb@gentoo.org">Caleb Tennis</text:a></text:p>
      <text:p text:style-name="Text_20_body">I saw a user post this in a bug comment, and thought it was a good idea. In your .bashrc file, add the line:</text:p>
      <text:p text:style-name="P1"><text:bookmark text:name="doc_chap7_pre111"/></text:p>
      <table:table table:name="Tabela248" table:style-name="Tabela248">
        <table:table-column table:style-name="Tabela248.A"/>
        <table:table-row>
          <table:table-cell table:style-name="Tabela248.A1" office:value-type="string">
            <text:p text:style-name="P9">Code Listing 7.1</text:p>
          </table:table-cell>
        </table:table-row>
        <table:table-row>
          <table:table-cell table:style-name="Tabela248.A2" office:value-type="string">
            <text:p text:style-name="P12">alias akmrg='ACCEPT_KEYWORDS="~x86" emerge'</text:p>
          </table:table-cell>
        </table:table-row>
      </table:table>
      <text:p text:style-name="P5">This will allow you to emerge unstable ebuilds by typing akmrg foo instead of the more cumbersome ACCEPT_KEYWORDS="~x86" emerge foo.</text:p>
      <text:p text:style-name="P5">However, if you always want to have certain keywords in place when emerging particular ebuilds, the recommended way is to edit /etc/portage/package.keywords. For example, to have net-misc/totd emerged with the ~x86 keyword, add the following:</text:p>
      <text:p text:style-name="P1"><text:bookmark text:name="doc_chap7_pre26"/></text:p>
      <table:table table:name="Tabela249" table:style-name="Tabela249">
        <table:table-column table:style-name="Tabela249.A"/>
        <table:table-row>
          <table:table-cell table:style-name="Tabela249.A1" office:value-type="string">
            <text:p text:style-name="P9">Code Listing 7.2</text:p>
          </table:table-cell>
        </table:table-row>
        <table:table-row>
          <table:table-cell table:style-name="Tabela249.A2" office:value-type="string">
            <text:p text:style-name="P12">net-misc/totd ~x86</text:p>
          </table:table-cell>
        </table:table-row>
      </table:table>
      <text:p text:style-name="Text_20_body">This also makes using the --upgrade-only option of emerge unnecessary.</text:p>
      <text:p text:style-name="Standard"/>
      <text:p text:style-name="Text_20_body">5.  Tips and Tricks</text:p>
      <text:p text:style-name="P4">Implementing a command line thesaurus</text:p>
      <text:p text:style-name="P5">Many people make use of dict to lookup word definitions. (If this is new to you, try dict word). Sometimes what we need instead of a dictionary is a thesaurus. This week's tip demonstrates a script to do just that. </text:p>
      <table:table table:name="Tabela250" table:style-name="Tabela250">
        <table:table-column table:style-name="Tabela250.A"/>
        <table:table-row>
          <table:table-cell table:style-name="Tabela250.A1" office:value-type="string">
            <text:p text:style-name="P11"><text:span text:style-name="T1">Note: </text:span>You need app-text/html2text installed before using this script. </text:p>
          </table:table-cell>
        </table:table-row>
      </table:table>
      <text:p text:style-name="P1"><text:bookmark text:name="doc_chap5_pre113"/></text:p>
      <table:table table:name="Tabela251" table:style-name="Tabela251">
        <table:table-column table:style-name="Tabela251.A"/>
        <table:table-row>
          <table:table-cell table:style-name="Tabela251.A1" office:value-type="string">
            <text:p text:style-name="P9">Code Listing 5.1: ~/bin/thes</text:p>
          </table:table-cell>
        </table:table-row>
        <table:table-row>
          <table:table-cell table:style-name="Tabela251.A2" office:value-type="string">
            <text:p text:style-name="P6">#!/bin/sh</text:p>
            <text:p text:style-name="P6">#--------</text:p>
            <text:p text:style-name="P6"># Command line thesaurus</text:p>
            <text:p text:style-name="P6"/>
            <text:p text:style-name="P6"><text:soft-page-break/>BROWSER="/usr/bin/lynx -source"</text:p>
            <text:p text:style-name="P6">WEBSITE="http://thesaurus.reference.com/search?q=$1"</text:p>
            <text:p text:style-name="P6">HTML2TEXT="/usr/bin/html2text -style compact"</text:p>
            <text:p text:style-name="P6"/>
            <text:p text:style-name="P6">if test $1; then</text:p>
            <text:p text:style-name="P6"><text:s text:c="4"/>${BROWSER} ${WEBSITE} | ${HTML2TEXT} | ${PAGER}</text:p>
            <text:p text:style-name="P6">else</text:p>
            <text:p text:style-name="P6"><text:s text:c="4"/>echo "Usage: $0 word"</text:p>
            <text:p text:style-name="P6"><text:s text:c="4"/>exit 1</text:p>
            <text:p text:style-name="P12">fi</text:p>
          </table:table-cell>
        </table:table-row>
      </table:table>
      <text:p text:style-name="P5">To use this script, name it thes, make it executable, and make sure that it's in your $PATH. Then, run the script followed by the word you're interested in.</text:p>
      <text:p text:style-name="P1"><text:bookmark text:name="doc_chap5_pre211"/></text:p>
      <table:table table:name="Tabela252" table:style-name="Tabela252">
        <table:table-column table:style-name="Tabela252.A"/>
        <table:table-row>
          <table:table-cell table:style-name="Tabela252.A1" office:value-type="string">
            <text:p text:style-name="P9">Code Listing 5.2</text:p>
          </table:table-cell>
        </table:table-row>
        <table:table-row>
          <table:table-cell table:style-name="Tabela252.A2" office:value-type="string">
            <text:p text:style-name="P12">$ thes word</text:p>
          </table:table-cell>
        </table:table-row>
      </table:table>
      <text:p text:style-name="Standard"/>
      <text:p text:style-name="Standard"/>
      <text:p text:style-name="Standard"/>
      <text:p text:style-name="Text_20_body">5.  Tips and Tricks</text:p>
      <text:p text:style-name="P4">Quick 'cd' trick</text:p>
      <text:p text:style-name="P5">To return to the previous directory in the shell (bash, ksh, zsh, etc), use cd - </text:p>
      <text:p text:style-name="P1"><text:bookmark text:name="doc_chap5_pre114"/></text:p>
      <table:table table:name="Tabela253" table:style-name="Tabela253">
        <table:table-column table:style-name="Tabela253.A"/>
        <table:table-row>
          <table:table-cell table:style-name="Tabela253.A1" office:value-type="string">
            <text:p text:style-name="P9">Code Listing 5.1</text:p>
          </table:table-cell>
        </table:table-row>
        <table:table-row>
          <table:table-cell table:style-name="Tabela253.A2" office:value-type="string">
            <text:p text:style-name="P6">$ pwd</text:p>
            <text:p text:style-name="P6">/home/rd</text:p>
            <text:p text:style-name="P6">$ cd /tmp</text:p>
            <text:p text:style-name="P6">$ cd -</text:p>
            <text:p text:style-name="P6">$ pwd</text:p>
            <text:p text:style-name="P12">/home/rd</text:p>
          </table:table-cell>
        </table:table-row>
      </table:table>
      <text:p text:style-name="Standard"/>
      <text:p text:style-name="Standard"/>
      <text:p text:style-name="Text_20_body">6.  Tips and Tricks</text:p>
      <text:p text:style-name="P4">Changing the logname with sudo</text:p>
      <text:p text:style-name="Text_20_body">If you use sudo and RCS, the $Author: carlos $ and $Id: 20040517-newsletter.xml,v 1.2 2004/05/31 00:11:04 carlos Exp $ RCS tags always appear as root instead of the actual person that edited the file. It's possible to compare file modification times with sudo log entries, but that's tedious. There's a much simpler way using sudo options. </text:p>
      <text:p text:style-name="P5">Edit /etc/sudoers with visudo and add the following line:</text:p>
      <text:p text:style-name="P1"><text:bookmark text:name="doc_chap6_pre14"/></text:p>
      <table:table table:name="Tabela254" table:style-name="Tabela254">
        <table:table-column table:style-name="Tabela254.A"/>
        <table:table-row>
          <table:table-cell table:style-name="Tabela254.A1" office:value-type="string">
            <text:p text:style-name="P9">Code Listing 6.1</text:p>
          </table:table-cell>
        </table:table-row>
        <table:table-row>
          <table:table-cell table:style-name="Tabela254.A2" office:value-type="string">
            <text:p text:style-name="P12">Defaults&gt;root <text:s text:c="3"/>!set_logname</text:p>
          </table:table-cell>
        </table:table-row>
      </table:table>
      <text:p text:style-name="Text_20_body">This tells sudo not to change the logname to root, but to use the existing username. Now, RCS tags will show the real author.</text:p>
      <text:p text:style-name="Standard"/>
      <text:p text:style-name="Standard"/>
      <text:p text:style-name="Standard"/>
      <text:p text:style-name="Standard"/>
      <text:p text:style-name="Text_20_body"><text:soft-page-break/>5.  Tips and Tricks</text:p>
      <text:p text:style-name="P4">Renaming Files</text:p>
      <text:p text:style-name="Text_20_body">Often files need to be converted from uppercase to lowercase. Sometimes this is a side effect of moving from case-insensitive file systems to case-sensitive ones.</text:p>
      <text:p text:style-name="Text_20_body">Here's a quick shell command that will convert everything in the current directory from uppercase to lowercase.</text:p>
      <text:p text:style-name="P1"><text:bookmark text:name="doc_chap5_pre115"/></text:p>
      <table:table table:name="Tabela255" table:style-name="Tabela255">
        <table:table-column table:style-name="Tabela255.A"/>
        <table:table-row>
          <table:table-cell table:style-name="Tabela255.A1" office:value-type="string">
            <text:p text:style-name="P9">Code Listing 5.1</text:p>
          </table:table-cell>
        </table:table-row>
        <table:table-row>
          <table:table-cell table:style-name="Tabela255.A2" office:value-type="string">
            <text:p text:style-name="P12">for n in *; do mv $n `echo $n | tr '[:upper:]' '[:lower:]'`; done</text:p>
          </table:table-cell>
        </table:table-row>
      </table:table>
      <text:p text:style-name="Standard"/>
      <text:p text:style-name="Standard"/>
      <text:p text:style-name="Standard"/>
      <text:p text:style-name="Text_20_body">6.  Tips and Tricks</text:p>
      <text:p text:style-name="P4">Shell Autologout with TMOUT</text:p>
      <text:p text:style-name="P5">Adding the TMOUT environment variable to your shell startup scripts will automatically log out of an interactive shell after the specified number of seconds. </text:p>
      <text:p text:style-name="P1"><text:bookmark text:name="doc_chap6_pre15"/></text:p>
      <table:table table:name="Tabela256" table:style-name="Tabela256">
        <table:table-column table:style-name="Tabela256.A"/>
        <table:table-row>
          <table:table-cell table:style-name="Tabela256.A1" office:value-type="string">
            <text:p text:style-name="P9">Code Listing 6.1: .bash_profile</text:p>
          </table:table-cell>
        </table:table-row>
        <table:table-row>
          <table:table-cell table:style-name="Tabela256.A2" office:value-type="string">
            <text:p text:style-name="P6">(Timeout if no input is given for 1 hour)</text:p>
            <text:p text:style-name="P6">TMOUT=3600</text:p>
            <text:p text:style-name="P12"><text:s text:c="2"/></text:p>
          </table:table-cell>
        </table:table-row>
      </table:table>
      <text:p text:style-name="Standard"/>
      <text:p text:style-name="Standard"/>
      <text:p text:style-name="Standard"/>
      <text:p text:style-name="Standard"/>
      <text:p text:style-name="Text_20_body">6.  Tips and Tricks</text:p>
      <text:p text:style-name="P4">Multiple X-Sessions</text:p>
      <text:p text:style-name="Text_20_body">XFree86 allows you to have multiple X sessions open at once. This can be useful if you want or need two different desktop environments open at once.</text:p>
      <text:p text:style-name="P1"><text:bookmark text:name="doc_chap6_pre16"/></text:p>
      <table:table table:name="Tabela257" table:style-name="Tabela257">
        <table:table-column table:style-name="Tabela257.A"/>
        <table:table-row>
          <table:table-cell table:style-name="Tabela257.A1" office:value-type="string">
            <text:p text:style-name="P9">Code Listing 6.1</text:p>
          </table:table-cell>
        </table:table-row>
        <table:table-row>
          <table:table-cell table:style-name="Tabela257.A2" office:value-type="string">
            <text:p text:style-name="P6"><text:s text:c="4"/>(By default X uses the display :0)</text:p>
            <text:p text:style-name="P6">% startx</text:p>
            <text:p text:style-name="P6"><text:s text:c="4"/>(To open a second display, use another number)</text:p>
            <text:p text:style-name="P12">% startx -- :1 </text:p>
          </table:table-cell>
        </table:table-row>
      </table:table>
      <text:p text:style-name="Text_20_body">The desktops will be on terminals F7-F12</text:p>
      <text:p text:style-name="Standard"/>
      <text:p text:style-name="Standard"/>
      <text:p text:style-name="Standard"/>
      <text:p text:style-name="Standard"/>
      <text:p text:style-name="Standard"/>
      <text:p text:style-name="Text_20_body">5.  Tips and Tricks</text:p>
      <text:p text:style-name="Text_20_body"><text:bookmark text:name="doc_chap5_sect113"/>Timezone conversion using date</text:p>
      <text:p text:style-name="Text_20_body">Many users may already use date to check the time from a console, but this week we're going to <text:soft-page-break/>show you how it can be used to convert timezones. For example, most Gentoo announcements are timestamped in UTC. To convert a time to your timezone, use the following, which uses /etc/localtime to determine the target timezone:</text:p>
      <text:p text:style-name="P1"><text:bookmark text:name="doc_chap5_pre116"/></text:p>
      <table:table table:name="Tabela258" table:style-name="Tabela258">
        <table:table-column table:style-name="Tabela258.A"/>
        <table:table-row>
          <table:table-cell table:style-name="Tabela258.A1" office:value-type="string">
            <text:p text:style-name="P9">Code Listing 5.1: Converting to the local timezone</text:p>
          </table:table-cell>
        </table:table-row>
        <table:table-row>
          <table:table-cell table:style-name="Tabela258.A2" office:value-type="string">
            <text:p text:style-name="P6">% date -d '17:00 UTC'</text:p>
            <text:p text:style-name="P12">Sun Mar 28 12:00:00 EST 2004</text:p>
          </table:table-cell>
        </table:table-row>
      </table:table>
      <text:p text:style-name="Text_20_body">If you want to convert to a different timezone, you can set the TZ enviornment variable to the appropriate timezone. There's a pitfall here: if GNU date doesn't find TZ in /usr/share/zoneinfo, it'll fall back to /etc/localtime without warning or error, so be careful. Here's an example of doing the reverse conversion from the previous example:</text:p>
      <text:p text:style-name="P1"><text:bookmark text:name="doc_chap5_pre212"/></text:p>
      <table:table table:name="Tabela259" table:style-name="Tabela259">
        <table:table-column table:style-name="Tabela259.A"/>
        <table:table-row>
          <table:table-cell table:style-name="Tabela259.A1" office:value-type="string">
            <text:p text:style-name="P9">Code Listing 5.2: Converting to UTC</text:p>
          </table:table-cell>
        </table:table-row>
        <table:table-row>
          <table:table-cell table:style-name="Tabela259.A2" office:value-type="string">
            <text:p text:style-name="P6">% TZ=UTC date -d '12:00 EST'</text:p>
            <text:p text:style-name="P12">Sun Mar 28 17:00:00 EST 2004</text:p>
          </table:table-cell>
        </table:table-row>
      </table:table>
      <text:p text:style-name="Standard"/>
      <text:p text:style-name="Standard"/>
      <text:p text:style-name="Standard"/>
      <text:p text:style-name="Standard"/>
      <text:p text:style-name="Text_20_body">5.  Tips and Tricks</text:p>
      <text:p text:style-name="Text_20_body"><text:bookmark text:name="doc_chap5_sect114"/>Using ulimit</text:p>
      <text:p text:style-name="P5">This week's tip introduces ulimit -- a command to define system resource limits. As a user, you can create self-imposed limits to prevent processes from taking up too much CPU time or memory.</text:p>
      <text:p text:style-name="P5">To view all available resource limits, type ulimit -a. This command shows the limits the system administrator has imposed on your account. You can lower these limits, but you can't increase them. Many accounts will have 'unlimited' listed. If so, here are some useful things you can do with ulimit:</text:p>
      <text:p text:style-name="P1"><text:bookmark text:name="doc_chap5_pre117"/></text:p>
      <table:table table:name="Tabela260" table:style-name="Tabela260">
        <table:table-column table:style-name="Tabela260.A"/>
        <table:table-row>
          <table:table-cell table:style-name="Tabela260.A1" office:value-type="string">
            <text:p text:style-name="P9">Code Listing 5.1: Preventing core files</text:p>
          </table:table-cell>
        </table:table-row>
        <table:table-row>
          <table:table-cell table:style-name="Tabela260.A2" office:value-type="string">
            <text:p text:style-name="P6">% ulimit -c 0</text:p>
            <text:p text:style-name="P12"><text:s text:c="2"/></text:p>
          </table:table-cell>
        </table:table-row>
      </table:table>
      <text:p text:style-name="P1"><text:bookmark text:name="doc_chap5_pre213"/></text:p>
      <table:table table:name="Tabela261" table:style-name="Tabela261">
        <table:table-column table:style-name="Tabela261.A"/>
        <table:table-row>
          <table:table-cell table:style-name="Tabela261.A1" office:value-type="string">
            <text:p text:style-name="P9">Code Listing 5.2: Preventing Files larger than 25 MB</text:p>
          </table:table-cell>
        </table:table-row>
        <table:table-row>
          <table:table-cell table:style-name="Tabela261.A2" office:value-type="string">
            <text:p text:style-name="P6">% ulimit -f 25600</text:p>
            <text:p text:style-name="P12"><text:s text:c="2"/></text:p>
          </table:table-cell>
        </table:table-row>
      </table:table>
      <text:p text:style-name="P5">Since ulimit is a builtin shell command, see your shell manual page for more information (e.g. man bash, man zsh, etc.).</text:p>
      <table:table table:name="Tabela262" table:style-name="Tabela262">
        <table:table-column table:style-name="Tabela262.A"/>
        <table:table-row>
          <table:table-cell table:style-name="Tabela262.A1" office:value-type="string">
            <text:p text:style-name="P10">Note: </text:p>
            <text:p text:style-name="P11">System administrators can impose system-wide limits using /etc/limits. See man limits for more information.</text:p>
          </table:table-cell>
        </table:table-row>
      </table:table>
      <text:p text:style-name="Standard"/>
      <text:p text:style-name="Standard"/>
      <text:p text:style-name="Standard"/>
      <text:p text:style-name="Standard"/>
      <text:p text:style-name="Standard"><text:soft-page-break/></text:p>
      <text:p text:style-name="Standard"/>
      <text:p text:style-name="Standard"/>
      <text:p text:style-name="Text_20_body">6.  Tips and Tricks</text:p>
      <text:p text:style-name="P4">Reading binary data with strings</text:p>
      <text:p text:style-name="P5">This week's tip shows you how to extract ascii content from binary data using strings. This program is useful for determining the contents of non-text files such as core or other binary error files. </text:p>
      <text:p text:style-name="P5">Use strings filename to print the strings of printable characters in the file.</text:p>
      <text:p text:style-name="P5">For more information, see man strings.</text:p>
      <text:p text:style-name="Standard"/>
      <text:p text:style-name="Standard"/>
      <text:p text:style-name="Standard"/>
      <text:p text:style-name="Standard"/>
      <text:p text:style-name="Text_20_body">7.  Tips and Tricks</text:p>
      <text:p text:style-name="Text_20_body"><text:bookmark text:name="doc_chap7_sect111"/>Recovering the root password</text:p>
      <text:p text:style-name="Text_20_body">This week's tip shows you a couple of ways to reset the root password if you've forgotten it. </text:p>
      <text:p text:style-name="P5">The easiest way is of course to boot off the Gentoo LiveCD, chroot into the primary hard disk as described in the Gentoo Install Guide and use passwd. </text:p>
      <text:p text:style-name="P5">If you don't have a LiveCD, or the system doesn't have CDROM drive, you can reboot the system into single user mode to reset the password. Simply pass the options "init=/bin/sh" to the kernel from the bootloader menu. When the system boots it will drop you into a root shell. The disk will be mounted read-only so remount it read-write with mount -o rw,remount /dev/ROOT (be sure to change ROOT to your actual root partition). Edit /etc/shadow and remove the encrypted password. Reset the root password with passwd and reboot the system. </text:p>
      <text:p text:style-name="Text_20_body">You should now be able to login with the new password. </text:p>
      <text:p text:style-name="Standard"/>
      <text:p text:style-name="Standard"/>
      <text:p text:style-name="Standard"/>
      <text:p text:style-name="Standard"/>
      <text:p text:style-name="Standard"/>
      <text:p text:style-name="Standard"/>
      <text:p text:style-name="Text_20_body">7.  Tips and Tricks</text:p>
      <text:p text:style-name="Text_20_body">Converting Text Files</text:p>
      <text:p text:style-name="Text_20_body">This week's tip shows you how to convert files from Windows format to UNIX format and vice versa. This can be handy if you've ever opened a file that was created in Windows and found your screen full of of ^M characters at the end of every line.</text:p>
      <text:p text:style-name="P5">The easiest way to convert files back and forth is to use the dos2unix and unix2dos commands provided by app-text/dos2unix and app-text/unix2dos.</text:p>
      <text:p text:style-name="P1"><text:bookmark text:name="doc_chap7_pre112"/></text:p>
      <table:table table:name="Tabela263" table:style-name="Tabela263">
        <table:table-column table:style-name="Tabela263.A"/>
        <table:table-row>
          <table:table-cell table:style-name="Tabela263.A1" office:value-type="string">
            <text:p text:style-name="P9">Code Listing 7.1: Converting files the easy way</text:p>
          </table:table-cell>
        </table:table-row>
        <table:table-row>
          <table:table-cell table:style-name="Tabela263.A2" office:value-type="string">
            <text:p text:style-name="P6">% dos2unix file.txt</text:p>
            <text:p text:style-name="P12">% unix2dos file.txt</text:p>
          </table:table-cell>
        </table:table-row>
      </table:table>
      <text:p text:style-name="P5">If you're missing these commands and can't install them, you can also use tr and sed</text:p>
      <text:p text:style-name="P1"><text:bookmark text:name="doc_chap7_pre27"/></text:p>
      <table:table table:name="Tabela264" table:style-name="Tabela264">
        <table:table-column table:style-name="Tabela264.A"/>
        <table:table-row>
          <table:table-cell table:style-name="Tabela264.A1" office:value-type="string">
            <text:p text:style-name="P9">Code Listing 7.2: Converting files with tr and sed<text:soft-page-break/></text:p>
          </table:table-cell>
        </table:table-row>
        <table:table-row>
          <table:table-cell table:style-name="Tabela264.A2" office:value-type="string">
            <text:p text:style-name="P6">(Convert from DOS/windows to unix)</text:p>
            <text:p text:style-name="P6">% tr -d '\015' &lt; win.txt &gt; unix.txt</text:p>
            <text:p text:style-name="P6"/>
            <text:p text:style-name="P6">(Convert from unix to DOS/windows)</text:p>
            <text:p text:style-name="P12">% sed -e 's/$/\r/' unix.txt &gt; win.txt</text:p>
          </table:table-cell>
        </table:table-row>
      </table:table>
      <text:p text:style-name="Standard"/>
      <text:p text:style-name="Standard"/>
      <text:p text:style-name="Standard"/>
      <text:p text:style-name="Standard"/>
      <text:p text:style-name="Standard"/>
      <text:p text:style-name="Text_20_body">6.  Tips and Tricks</text:p>
      <text:p text:style-name="Text_20_body">Using RCS</text:p>
      <text:p text:style-name="P5">This week's tip shows you how to use of RCS to keep track of changes in configuration files. To get RCS and its related tools, install app-text/rcs from Portage. To get started with RCS, try putting /etc/make.conf under revision control.</text:p>
      <table:table table:name="Tabela265" table:style-name="Tabela265">
        <table:table-column table:style-name="Tabela265.A"/>
        <table:table-row>
          <table:table-cell table:style-name="Tabela265.A1" office:value-type="string">
            <text:p text:style-name="P9"><text:span text:style-name="T1">Note: </text:span>Similarities between CVS and RCS will cause any $Header: /var/cvsroot/gentoo/xml/htdocs/news/en/gwn/20040216-newsletter.xml,v 1.1 2004/02/17 01:53:48 carlos Exp $ or $Id: 20040216-newsletter.xml,v 1.1 2004/02/17 01:53:48 carlos Exp $ tags to be rewritten when you put files under revision control.</text:p>
          </table:table-cell>
        </table:table-row>
      </table:table>
      <text:p text:style-name="P1"><text:bookmark text:name="doc_chap6_pre17"/></text:p>
      <table:table table:name="Tabela266" table:style-name="Tabela266">
        <table:table-column table:style-name="Tabela266.A"/>
        <table:table-row>
          <table:table-cell table:style-name="Tabela266.A1" office:value-type="string">
            <text:p text:style-name="P9">Code Listing 6.1: Adding files to RCS</text:p>
          </table:table-cell>
        </table:table-row>
        <table:table-row>
          <table:table-cell table:style-name="Tabela266.A2" office:value-type="string">
            <text:p text:style-name="P6"># cd /etc</text:p>
            <text:p text:style-name="P6"># mkdir RCS</text:p>
            <text:p text:style-name="P6"/>
            <text:p text:style-name="P6">(Put make.conf under revision control)</text:p>
            <text:p text:style-name="P6"># ci -i make.conf</text:p>
            <text:p text:style-name="P6">RCS/make.conf,v <text:s/>&lt;-- <text:s/>make.conf</text:p>
            <text:p text:style-name="P6">enter description, terminated with single '.' or end of file:</text:p>
            <text:p text:style-name="P6">NOTE: This is NOT the log message!</text:p>
            <text:p text:style-name="P6">&gt;&gt; make.conf - custom settings for portage</text:p>
            <text:p text:style-name="P6">&gt;&gt; .</text:p>
            <text:p text:style-name="P6">initial revision: 1.1</text:p>
            <text:p text:style-name="P6">done</text:p>
            <text:p text:style-name="P6"/>
            <text:p text:style-name="P6">(The file is now in RCS, so put it back in /etc for reading)</text:p>
            <text:p text:style-name="P12"># co make.conf</text:p>
          </table:table-cell>
        </table:table-row>
      </table:table>
      <text:p text:style-name="Text_20_body">Notice that make.conf is now under revision control and is read-only. To edit the file, you need to perform the following steps:</text:p>
      <text:p text:style-name="P1"><text:bookmark text:name="doc_chap6_pre23"/></text:p>
      <table:table table:name="Tabela267" table:style-name="Tabela267">
        <table:table-column table:style-name="Tabela267.A"/>
        <table:table-row>
          <table:table-cell table:style-name="Tabela267.A1" office:value-type="string">
            <text:p text:style-name="P9">Code Listing 6.2: Editing a file under revision control</text:p>
          </table:table-cell>
        </table:table-row>
        <table:table-row>
          <table:table-cell table:style-name="Tabela267.A2" office:value-type="string">
            <text:p text:style-name="P6">(Checkout the file with locking enabled)</text:p>
            <text:p text:style-name="P6"># co -l make.conf</text:p>
            <text:p text:style-name="P6">RCS/make.conf,v <text:s/>--&gt; <text:s/>make.conf</text:p>
            <text:p text:style-name="P6">revision 1.1 (locked)</text:p>
            <text:p text:style-name="P6">done</text:p>
            <text:p text:style-name="P6">(Edit the file)</text:p>
            <text:p text:style-name="P6"># ${EDITOR} make.conf</text:p>
            <text:p text:style-name="P6"/>
            <text:p text:style-name="P6">(Check the file back in and unlock it.)</text:p>
            <text:p text:style-name="P6"># ci -u make.conf</text:p>
            <text:p text:style-name="P6">RCS/make.conf,v <text:s/>&lt;-- <text:s/>make.conf</text:p>
            <text:p text:style-name="P6"><text:soft-page-break/>new revision: 1.2; previous revision: 1.1</text:p>
            <text:p text:style-name="P6">enter log message, terminated with single '.' or end of file:</text:p>
            <text:p text:style-name="P6">&gt;&gt; changed DISTDIR to use a drive with more space</text:p>
            <text:p text:style-name="P6">&gt;&gt; .</text:p>
            <text:p text:style-name="P12">done</text:p>
          </table:table-cell>
        </table:table-row>
      </table:table>
      <text:p text:style-name="Text_20_body">This can be a tedious process so it's better to put all the commands in a script to do it automatically.</text:p>
      <text:p text:style-name="P1"><text:bookmark text:name="doc_chap6_pre32"/></text:p>
      <table:table table:name="Tabela268" table:style-name="Tabela268">
        <table:table-column table:style-name="Tabela268.A"/>
        <table:table-row>
          <table:table-cell table:style-name="Tabela268.A1" office:value-type="string">
            <text:p text:style-name="P9">Code Listing 6.3: Example script for revision control</text:p>
          </table:table-cell>
        </table:table-row>
        <table:table-row>
          <table:table-cell table:style-name="Tabela268.A2" office:value-type="string">
            <text:p text:style-name="P6">#!/bin/sh</text:p>
            <text:p text:style-name="P6"># Script to edit files under revision control</text:p>
            <text:p text:style-name="P6"/>
            <text:p text:style-name="P6">[[ -f "RCS/$1,v" ]] &amp;&amp; co -l $1</text:p>
            <text:p text:style-name="P6">${EDITOR} $1</text:p>
            <text:p text:style-name="P12">[[ -f "RCS/$1,v" ]] &amp;&amp; ci -u $1</text:p>
          </table:table-cell>
        </table:table-row>
      </table:table>
      <text:p text:style-name="P5">For more information on using RCS see man 1 rcsintro.</text:p>
      <text:p text:style-name="Standard"/>
      <text:p text:style-name="Standard"/>
      <text:p text:style-name="Standard"/>
      <text:p text:style-name="Standard"/>
      <text:p text:style-name="Text_20_body">8.  Tips and Tricks</text:p>
      <text:p text:style-name="Text_20_body">Job Control</text:p>
      <text:p text:style-name="Text_20_body">This week's tip shows you how to use the basics of job control in the shell by putting processes in the background and returning them to the foreground. </text:p>
      <text:p text:style-name="P5">Whenever you execute a command at the command line, that's a job that has to be run. Most commands execute quickly and return you to the command line. But some commands (for example, using cp to copy a large amount of data), can take a long time. When that happens, your terminal will be unaccessible unless you put the job in the background. </text:p>
      <text:p text:style-name="Text_20_body">To put a job in the background, type &lt;Ctrl&gt;-z to suspend the job (and regain control of your terminal), and then type bg to put the job in the background. </text:p>
      <text:p text:style-name="P1"><text:bookmark text:name="doc_chap8_pre17"/></text:p>
      <table:table table:name="Tabela269" table:style-name="Tabela269">
        <table:table-column table:style-name="Tabela269.A"/>
        <table:table-row>
          <table:table-cell table:style-name="Tabela269.A1" office:value-type="string">
            <text:p text:style-name="P9">Code Listing 8.1</text:p>
          </table:table-cell>
        </table:table-row>
        <table:table-row>
          <table:table-cell table:style-name="Tabela269.A2" office:value-type="string">
            <text:p text:style-name="P6">% cp file backup/file</text:p>
            <text:p text:style-name="P6">Ctrl-z</text:p>
            <text:p text:style-name="P6">zsh: 1398 suspended <text:s/>cp file backup/file</text:p>
            <text:p text:style-name="P6">% bg</text:p>
            <text:p text:style-name="P12">[1] <text:s/>+ continued <text:s/>cp file backup/file</text:p>
          </table:table-cell>
        </table:table-row>
      </table:table>
      <text:p text:style-name="Text_20_body">Alternatively, you can put the job in the background from the start using the &amp; sign.</text:p>
      <text:p text:style-name="P1"><text:bookmark text:name="doc_chap8_pre26"/></text:p>
      <table:table table:name="Tabela270" table:style-name="Tabela270">
        <table:table-column table:style-name="Tabela270.A"/>
        <table:table-row>
          <table:table-cell table:style-name="Tabela270.A1" office:value-type="string">
            <text:p text:style-name="P9">Code Listing 8.2</text:p>
          </table:table-cell>
        </table:table-row>
        <table:table-row>
          <table:table-cell table:style-name="Tabela270.A2" office:value-type="string">
            <text:p text:style-name="P6">&gt;% cp file backup/file &amp;</text:p>
            <text:p text:style-name="P12">[1] 1608</text:p>
          </table:table-cell>
        </table:table-row>
      </table:table>
      <text:p text:style-name="P5">To see your running jobs you can use jobs. If you need to stop a job, you can use kill %jobnumber</text:p>
      <text:p text:style-name="P1"><text:bookmark text:name="doc_chap8_pre32"/></text:p>
      <table:table table:name="Tabela271" table:style-name="Tabela271">
        <table:table-column table:style-name="Tabela271.A"/>
        <table:table-row>
          <table:table-cell table:style-name="Tabela271.A1" office:value-type="string">
            <text:p text:style-name="P9">Code Listing 8.3</text:p>
          </table:table-cell>
        </table:table-row>
        <table:table-row>
          <table:table-cell table:style-name="Tabela271.A2" office:value-type="string">
            <text:p text:style-name="P6">% cp file backup/file &amp;</text:p>
            <text:p text:style-name="P6">[1] 1751</text:p>
            <text:p text:style-name="P6">% jobs</text:p>
            <text:p text:style-name="P6">[1] + running <text:s text:c="2"/>cp file backup/file</text:p>
            <text:p text:style-name="P6"><text:soft-page-break/>% kill %1</text:p>
            <text:p text:style-name="P12">(no news is good news) </text:p>
          </table:table-cell>
        </table:table-row>
      </table:table>
      <text:p text:style-name="Standard"/>
      <text:p text:style-name="Standard"/>
      <text:p text:style-name="Text_20_body">7.  Tips and Tricks</text:p>
      <text:p text:style-name="Text_20_body">Improving DNS Lookups</text:p>
      <text:p text:style-name="Text_20_body">This week's tip shows you how to improve DNS lookups by using multiple nameservers. This is useful if you've ever had your primary DNS server become unreachable for any reason.</text:p>
      <text:p text:style-name="P5">Nameservers are listed in /etc/resolv.conf, one per line. </text:p>
      <text:p text:style-name="P1"><text:bookmark text:name="doc_chap7_pre113"/></text:p>
      <table:table table:name="Tabela272" table:style-name="Tabela272">
        <table:table-column table:style-name="Tabela272.A"/>
        <table:table-row>
          <table:table-cell table:style-name="Tabela272.A1" office:value-type="string">
            <text:p text:style-name="P9">Code Listing 7.1: Example /etc/resolv.conf</text:p>
          </table:table-cell>
        </table:table-row>
        <table:table-row>
          <table:table-cell table:style-name="Tabela272.A2" office:value-type="string">
            <text:p text:style-name="P6">nameserver 192.168.1.1</text:p>
            <text:p text:style-name="P12">nameserver 10.0.0.1</text:p>
          </table:table-cell>
        </table:table-row>
      </table:table>
      <text:p text:style-name="P5">To improve DNS lookups, add multiple DNS servers (preferably on different subnets) and the following options to /etc/resolv.conf:</text:p>
      <text:p text:style-name="P1"><text:bookmark text:name="doc_chap7_pre28"/></text:p>
      <table:table table:name="Tabela273" table:style-name="Tabela273">
        <table:table-column table:style-name="Tabela273.A"/>
        <table:table-row>
          <table:table-cell table:style-name="Tabela273.A1" office:value-type="string">
            <text:p text:style-name="P9">Code Listing 7.2: /etc/resolv.conf options</text:p>
          </table:table-cell>
        </table:table-row>
        <table:table-row>
          <table:table-cell table:style-name="Tabela273.A2" office:value-type="string">
            <text:p text:style-name="P6">options rotate</text:p>
            <text:p text:style-name="P12">options timeout 1</text:p>
          </table:table-cell>
        </table:table-row>
      </table:table>
      <text:p text:style-name="Text_20_body">This will cause the resolver to rotate the DNS list after each query and to use a timeout of 1 second.</text:p>
      <text:p text:style-name="Standard"/>
      <text:p text:style-name="Standard"/>
      <text:p text:style-name="Text_20_body">7.  Tips and Tricks</text:p>
      <text:p text:style-name="Text_20_body">Using watch to repeat comands</text:p>
      <text:p text:style-name="P5">This week's tip shows you how to use watch to have commands run repeatedly. Make sure you have the sys-apps/procps package installed to make use of watch. </text:p>
      <text:p text:style-name="P5">Whenever you have a long-running process (such as removing a complex directory tree or creating a large backup with tar), it is common to periodically check the progress of the task using ls, ps, grep, or a combination of these and other utilities. Instead of repeatedly executing these commands, you can have watch do it for you. For the most basic usage, just append your command to watch and run it. The screen will update every few seconds (2 by default), and rerun the command for you. </text:p>
      <text:p text:style-name="Text_20_body">For example, if you're copying an ISO image that's about 650MB and you want to see if it's done, you could use a command similar to this one:</text:p>
      <text:p text:style-name="P1"><text:bookmark text:name="doc_chap7_pre114"/></text:p>
      <table:table table:name="Tabela274" table:style-name="Tabela274">
        <table:table-column table:style-name="Tabela274.A"/>
        <table:table-row>
          <table:table-cell table:style-name="Tabela274.A1" office:value-type="string">
            <text:p text:style-name="P9">Code Listing 7.1</text:p>
          </table:table-cell>
        </table:table-row>
        <table:table-row>
          <table:table-cell table:style-name="Tabela274.A2" office:value-type="string">
            <text:p text:style-name="P12">% watch ls -lh filename.iso</text:p>
          </table:table-cell>
        </table:table-row>
      </table:table>
      <text:p text:style-name="Text_20_body">When the size stops increasing and it's around 650MB, you know the file copy operation has finished.</text:p>
      <text:p text:style-name="P5">For more information on using watch, see man 1 watch.</text:p>
      <text:p text:style-name="Standard"/>
      <text:p text:style-name="Standard"/>
      <text:p text:style-name="Standard"/>
      <text:p text:style-name="Standard"/>
      <text:p text:style-name="Text_20_body"><text:soft-page-break/>7.  Tips and Tricks</text:p>
      <text:p text:style-name="Text_20_body">Using nl to number lines</text:p>
      <text:p text:style-name="P5">This weeks tip shows you how to use nl to add line numbers to a file. One of the more common commands to add line numbers is simply cat -n. However, nl adds extra functionality (such as controlling for white space, zero padding, and column justification). </text:p>
      <text:p text:style-name="P5">To use nl with its default options, type nl filename. This will output the file with line numbers to standard out. Empty lines will be skipped by default. </text:p>
      <text:p text:style-name="P1"><text:bookmark text:name="doc_chap7_pre115"/></text:p>
      <table:table table:name="Tabela275" table:style-name="Tabela275">
        <table:table-column table:style-name="Tabela275.A"/>
        <table:table-row>
          <table:table-cell table:style-name="Tabela275.A1" office:value-type="string">
            <text:p text:style-name="P9">Code Listing 7.1: Example Usage</text:p>
          </table:table-cell>
        </table:table-row>
        <table:table-row>
          <table:table-cell table:style-name="Tabela275.A2" office:value-type="string">
            <text:p text:style-name="P6">(basic use)</text:p>
            <text:p text:style-name="P6">% nl filename</text:p>
            <text:p text:style-name="P6"/>
            <text:p text:style-name="P6">(Include empty lines)</text:p>
            <text:p text:style-name="P6">% nl -ba filename</text:p>
            <text:p text:style-name="P6"/>
            <text:p text:style-name="P6">(Left justified number column)</text:p>
            <text:p text:style-name="P6">% nl -nln filename</text:p>
            <text:p text:style-name="P12"><text:s text:c="2"/></text:p>
          </table:table-cell>
        </table:table-row>
      </table:table>
      <text:p text:style-name="P5">For more information on using nl see man nl or info nl. </text:p>
      <text:p text:style-name="Standard"/>
      <text:p text:style-name="Standard"/>
      <text:p text:style-name="Text_20_body">7.  Tips and Tricks</text:p>
      <text:p text:style-name="Text_20_body">Forwarding an SSH agent</text:p>
      <text:p text:style-name="Text_20_body">This weeks tip shows you how to forward ssh sessions between hosts so you don't have to copy private keys between hosts. </text:p>
      <table:table table:name="Tabela276" table:style-name="Tabela276">
        <table:table-column table:style-name="Tabela276.A"/>
        <table:table-row>
          <table:table-cell table:style-name="Tabela276.A1" office:value-type="string">
            <text:p text:style-name="P9"><text:span text:style-name="T1">Note: </text:span>Remote SSH sessions and public keys are covered in the <text:a xlink:type="simple" xlink:href="http://www.gentoo.org/news/en/gwn/Keychain">Keychain</text:a> documentation. </text:p>
          </table:table-cell>
        </table:table-row>
      </table:table>
      <text:p text:style-name="P5">If you're using remote sessions with public key authentication you are probably used to logging into remote hosts without having to retype your password. So logging into Host B from Host A and logging into Host C from Host A works great. But what if you need to login to Host C from Host B (e.g. to use scp or rsync). Instead of copying your private key from Host A to Host B, SSH has a configuration flag you can use. </text:p>
      <text:p text:style-name="Text_20_body">This flag is called ForwardAgent and it will forward you ssh-agent process from Host A to Host B so that you can use the same authentication from Host B to Host C without copying your private SSH key. </text:p>
      <text:p text:style-name="P5">To enable ssh-agent forwarding, set ForwardAgent yes in either .ssh/config or /etc/ssh/ssh_config. </text:p>
      <text:p text:style-name="P1"><text:bookmark text:name="doc_chap7_pre116"/></text:p>
      <table:table table:name="Tabela277" table:style-name="Tabela277">
        <table:table-column table:style-name="Tabela277.A"/>
        <table:table-row>
          <table:table-cell table:style-name="Tabela277.A1" office:value-type="string">
            <text:p text:style-name="P9">Code Listing 7.1: /etc/ssh/ssh_config</text:p>
          </table:table-cell>
        </table:table-row>
        <table:table-row>
          <table:table-cell table:style-name="Tabela277.A2" office:value-type="string">
            <text:p text:style-name="P6">Host *</text:p>
            <text:p text:style-name="P12"><text:s text:c="2"/>ForwardAgent <text:s/>yes</text:p>
          </table:table-cell>
        </table:table-row>
      </table:table>
      <text:p text:style-name="Text_20_body">Now you can ssh from Host A to Host B and ssh or scp to Host C using the authentication information from Host A. </text:p>
      <text:p text:style-name="Text_20_body"><text:bookmark text:name="doc_chap8"/></text:p>
      <text:p text:style-name="Text_20_body">8.  Tips and Tricks</text:p>
      <text:p text:style-name="Text_20_body">Linux Magic System Request Key Hacks</text:p>
      <text:p text:style-name="Text_20_body"><text:soft-page-break/>This week's tip is about the 'magic' SysRq key that can be used to send events to the kernel in Linux. </text:p>
      <text:p text:style-name="P5">To enable the SysRq key, compile CONFIG_MAGIC_SYSRQ into the kernel. To disable it during runtime, use echo "0" &gt; /proc/sys/kernel/sysrq.</text:p>
      <text:p text:style-name="Text_20_body">To use the SysRq key, use ALT-SysRq-&lt;commmand key&gt;. This allows you to send commands straight to the kernel that will be executed immediately unless the machine is completely locked up.</text:p>
      <text:p text:style-name="Text_20_body">Some of the many uses of SysRq are:</text:p>
      <text:list xml:id="list570947932" text:style-name="L16">
        <text:list-item>
          <text:p text:style-name="P39">Kill all programs on the current virtual console </text:p>
        </text:list-item>
        <text:list-item>
          <text:p text:style-name="P39">Immediately reboot the system </text:p>
        </text:list-item>
        <text:list-item>
          <text:p text:style-name="P39">Sync all filesystems </text:p>
        </text:list-item>
        <text:list-item>
          <text:p text:style-name="P39">Dump memory info to the console </text:p>
        </text:list-item>
        <text:list-item>
          <text:p text:style-name="P39">Kill all processes except init </text:p>
        </text:list-item>
        <text:list-item>
          <text:p text:style-name="P29">Set the console log level </text:p>
        </text:list-item>
      </text:list>
      <text:p text:style-name="P5">For more detailed information on using SysRq see the kernel documentation at /usr/src/linux/Documentation/sysrq.txt</text:p>
      <text:p text:style-name="Standard"/>
      <text:p text:style-name="Standard"/>
      <text:p text:style-name="Text_20_body">7.  Tips and Tricks</text:p>
      <text:p text:style-name="Text_20_body">Using /etc/skel</text:p>
      <text:p text:style-name="P5">This week's tip shows you how to use /etc/skel to ensure that all new users on your system get the same initial settings.</text:p>
      <text:p text:style-name="P5">The /etc/skel directory is the directory used by useradd to create the default settings in a new user's home directory.</text:p>
      <text:p text:style-name="P5">To change the location of /etc/skel, edit /etc/default/useradd.</text:p>
      <text:p text:style-name="P1"><text:bookmark text:name="doc_chap7_pre117"/></text:p>
      <table:table table:name="Tabela278" table:style-name="Tabela278">
        <table:table-column table:style-name="Tabela278.A"/>
        <table:table-row>
          <table:table-cell table:style-name="Tabela278.A1" office:value-type="string">
            <text:p text:style-name="P9">Code Listing 7.1</text:p>
          </table:table-cell>
        </table:table-row>
        <table:table-row>
          <table:table-cell table:style-name="Tabela278.A2" office:value-type="string">
            <text:p text:style-name="P6"># useradd defaults file</text:p>
            <text:p text:style-name="P6">GROUP=100</text:p>
            <text:p text:style-name="P6">HOME=/home</text:p>
            <text:p text:style-name="P6">INACTIVE=-1</text:p>
            <text:p text:style-name="P6">EXPIRE=</text:p>
            <text:p text:style-name="P6">SHELL=/bin/bash</text:p>
            <text:p text:style-name="P12">SKEL=/etc/skel</text:p>
          </table:table-cell>
        </table:table-row>
      </table:table>
      <text:p text:style-name="P5">Typically files included in /etc/skel are .rc files for shell initialization, but you could also include a public_html directory, a custom dircolors file, or anything else.</text:p>
      <text:p text:style-name="P1"><text:bookmark text:name="doc_chap7_pre29"/></text:p>
      <table:table table:name="Tabela279" table:style-name="Tabela279">
        <table:table-column table:style-name="Tabela279.A"/>
        <table:table-row>
          <table:table-cell table:style-name="Tabela279.A1" office:value-type="string">
            <text:p text:style-name="P9">Code Listing 7.2</text:p>
          </table:table-cell>
        </table:table-row>
        <table:table-row>
          <table:table-cell table:style-name="Tabela279.A2" office:value-type="string">
            <text:p text:style-name="P6">% ls -A /etc/skel</text:p>
            <text:p text:style-name="P12">.bash_profile <text:s/>.bashrc <text:s/>.maildir <text:s/>.screenrc <text:s/>.tcsh.config</text:p>
          </table:table-cell>
        </table:table-row>
      </table:table>
      <text:p text:style-name="P5">For more information on customizing /etc/skel see man useradd.</text:p>
      <text:p text:style-name="Text_20_body"><text:bookmark text:name="doc_chap81"/></text:p>
      <text:p text:style-name="Standard"/>
      <text:p text:style-name="Standard"/>
      <text:p text:style-name="Standard"/>
      <text:p text:style-name="Standard"/>
      <text:p text:style-name="Standard"><text:soft-page-break/></text:p>
      <text:p text:style-name="Text_20_body">7.  Tips and Tricks</text:p>
      <text:p text:style-name="Text_20_body">Tips for 'ls'</text:p>
      <text:p text:style-name="P5">This week's tip demonstrates some useful variations of one of the most common commands in a linux system: ls. </text:p>
      <text:p text:style-name="Text_20_body">Use '-s' to print the file size and '-S' to sort by file size.</text:p>
      <text:p text:style-name="P1"><text:bookmark text:name="doc_chap7_pre118"/></text:p>
      <table:table table:name="Tabela280" table:style-name="Tabela280">
        <table:table-column table:style-name="Tabela280.A"/>
        <table:table-row>
          <table:table-cell table:style-name="Tabela280.A1" office:value-type="string">
            <text:p text:style-name="P9">Code Listing 7.1: Listing file by size</text:p>
          </table:table-cell>
        </table:table-row>
        <table:table-row>
          <table:table-cell table:style-name="Tabela280.A2" office:value-type="string">
            <text:p text:style-name="P6">(add -r to print in reverse)</text:p>
            <text:p text:style-name="P6"># ls -sSh</text:p>
            <text:p text:style-name="P12"><text:s text:c="4"/></text:p>
          </table:table-cell>
        </table:table-row>
      </table:table>
      <text:p text:style-name="Text_20_body">Use '-t' and '--time-style=long-iso' to print files sorted by modification time in a standard output format.</text:p>
      <text:p text:style-name="P1"><text:bookmark text:name="doc_chap7_pre210"/></text:p>
      <table:table table:name="Tabela281" table:style-name="Tabela281">
        <table:table-column table:style-name="Tabela281.A"/>
        <table:table-row>
          <table:table-cell table:style-name="Tabela281.A1" office:value-type="string">
            <text:p text:style-name="P9">Code Listing 7.2: Listing files by date</text:p>
          </table:table-cell>
        </table:table-row>
        <table:table-row>
          <table:table-cell table:style-name="Tabela281.A2" office:value-type="string">
            <text:p text:style-name="P6"># ls -lgot --time-style=long-iso</text:p>
            <text:p text:style-name="P12"><text:s text:c="4"/></text:p>
          </table:table-cell>
        </table:table-row>
      </table:table>
      <text:p text:style-name="Text_20_body">Use '--sort=extension' to sort files by their extension (to see perl scripts, shell scripts, etc. listed in a group).</text:p>
      <text:p text:style-name="P1"><text:bookmark text:name="doc_chap7_pre35"/></text:p>
      <table:table table:name="Tabela282" table:style-name="Tabela282">
        <table:table-column table:style-name="Tabela282.A"/>
        <table:table-row>
          <table:table-cell table:style-name="Tabela282.A1" office:value-type="string">
            <text:p text:style-name="P9">Code Listing 7.3: Sorting files by extension/version</text:p>
          </table:table-cell>
        </table:table-row>
        <table:table-row>
          <table:table-cell table:style-name="Tabela282.A2" office:value-type="string">
            <text:p text:style-name="P6"># ls -lgo --sort=extension</text:p>
            <text:p text:style-name="P6"/>
            <text:p text:style-name="P6">(or sort by version)</text:p>
            <text:p text:style-name="P6"># ls -lgo --sort=version</text:p>
            <text:p text:style-name="P12"><text:s text:c="4"/></text:p>
          </table:table-cell>
        </table:table-row>
      </table:table>
      <table:table table:name="Tabela283" table:style-name="Tabela283">
        <table:table-column table:style-name="Tabela283.A"/>
        <table:table-row>
          <table:table-cell table:style-name="Tabela283.A1" office:value-type="string">
            <text:p text:style-name="P9"><text:span text:style-name="T1">Note: </text:span>The '-g' and '-o' options remove the owner and group columns from the output.</text:p>
          </table:table-cell>
        </table:table-row>
      </table:table>
      <text:p text:style-name="Text_20_body">There are many more options, but these are just a few that may prove to be useful.</text:p>
      <text:p text:style-name="Text_20_body"><text:bookmark text:name="doc_chap82"/></text:p>
      <text:p text:style-name="Text_20_body">7.  Tips and Tricks</text:p>
      <text:p text:style-name="Text_20_body">Backup up files with tar</text:p>
      <text:p text:style-name="P5">This weeks tip demonstrates a quick way to back up files using tar.</text:p>
      <text:p text:style-name="P5">One of the options for tar is -T which allows you to specify which files should go in the tar archive. So, create a file named backup.confand list all files or directories you want backed up in this file (one per line). Then run tar and specify -T backup.conf.</text:p>
      <text:p text:style-name="P1"><text:bookmark text:name="doc_chap7_pre119"/></text:p>
      <table:table table:name="Tabela284" table:style-name="Tabela284">
        <table:table-column table:style-name="Tabela284.A"/>
        <table:table-row>
          <table:table-cell table:style-name="Tabela284.A1" office:value-type="string">
            <text:p text:style-name="P9">Code Listing 7.1: backup.conf</text:p>
          </table:table-cell>
        </table:table-row>
        <table:table-row>
          <table:table-cell table:style-name="Tabela284.A2" office:value-type="string">
            <text:p text:style-name="P6"># cat &gt;&gt; /etc/backup.conf</text:p>
            <text:p text:style-name="P6"># /etc/passwd</text:p>
            <text:p text:style-name="P6"># /etc/shadow</text:p>
            <text:p text:style-name="P6"># /etc/group</text:p>
            <text:p text:style-name="P6"># /etc/make.conf</text:p>
            <text:p text:style-name="P6"># /etc/postfix</text:p>
            <text:p text:style-name="P6"># EOF</text:p>
            <text:p text:style-name="P6"/>
            <text:p text:style-name="P6">(Add more files/directories as necessary)</text:p>
            <text:p text:style-name="P12"><text:soft-page-break/><text:s text:c="2"/></text:p>
          </table:table-cell>
        </table:table-row>
      </table:table>
      <text:p text:style-name="P5">Now use tar to create a backup archive of your files.</text:p>
      <text:p text:style-name="P1"><text:bookmark text:name="doc_chap7_pre211"/></text:p>
      <table:table table:name="Tabela285" table:style-name="Tabela285">
        <table:table-column table:style-name="Tabela285.A"/>
        <table:table-row>
          <table:table-cell table:style-name="Tabela285.A1" office:value-type="string">
            <text:p text:style-name="P9">Code Listing 7.2: tar -T</text:p>
          </table:table-cell>
        </table:table-row>
        <table:table-row>
          <table:table-cell table:style-name="Tabela285.A2" office:value-type="string">
            <text:p text:style-name="P6"># tar -cjf backup-`date +%Y-%m-%d`.tar.bz2` -T /etc/backup.conf</text:p>
            <text:p text:style-name="P12"><text:s text:c="2"/></text:p>
          </table:table-cell>
        </table:table-row>
      </table:table>
      <text:p text:style-name="P5">This will archive your files in a file named backup-YYYY-MM-DD.tar.bz2 (where YYYY is the year, MM is the month, and DD is the day).</text:p>
      <table:table table:name="Tabela286" table:style-name="Tabela286">
        <table:table-column table:style-name="Tabela286.A"/>
        <table:table-row>
          <table:table-cell table:style-name="Tabela286.A1" office:value-type="string">
            <text:p text:style-name="P11"><text:span text:style-name="T1">Note: </text:span>You could also specify an absolute path such as /backups/backup-`date +%Y-%m-%d.tar.bz` and run the command as a script from cron on a recurring basis.</text:p>
          </table:table-cell>
        </table:table-row>
      </table:table>
      <text:p text:style-name="Standard"/>
      <text:p text:style-name="Standard"/>
      <text:p text:style-name="Standard"/>
      <text:p text:style-name="Standard"/>
      <text:p text:style-name="Text_20_body">7.  Tips and Tricks</text:p>
      <text:p text:style-name="Text_20_body">ANSI Escape Sequences: Colors</text:p>
      <text:p text:style-name="Text_20_body">This week's tip shows the colors available as ANSI escape sequences. These can be used to beautify terminal prompts, text, or anything else that understands ANSI escape sequences.</text:p>
      <text:p text:style-name="P5">ANSI escape sequences are non-printed text that is interpreted to change the format of some text. In this example, we will specifically look at the use of escape sequences to specify colors. In the standard Gentoo /etc/profile, there are some examples of these colors already being used to change the color of parts of the terminal prompt. For example, the pathname appears in blue and parts of the bash prompt show up in red or green depending on whether you are root or a normal user.</text:p>
      <text:p text:style-name="P5">Non-printable ANSI escape sequences are always enclosed <text:span text:style-name="T1">\[\033[</text:span> and <text:span text:style-name="T1">\]</text:span>. Colors must be followed by a <text:span text:style-name="T1">m</text:span>. Using the example from /etc/profile, we can see that the color code for green is 32, the code for blue is 34, and the code for red is 31.</text:p>
      <text:p text:style-name="P1"><text:bookmark text:name="doc_chap7_pre121"/></text:p>
      <table:table table:name="Tabela290" table:style-name="Tabela290">
        <table:table-column table:style-name="Tabela290.A"/>
        <table:table-row>
          <table:table-cell table:style-name="Tabela290.A1" office:value-type="string">
            <text:p text:style-name="P9">Code Listing 7.1: PS1 from /etc/profile</text:p>
          </table:table-cell>
        </table:table-row>
        <table:table-row>
          <table:table-cell table:style-name="Tabela290.A2" office:value-type="string">
            <text:p text:style-name="P6">(root user)</text:p>
            <text:p text:style-name="P6">export PS1='\[\033[01;31m\]\h \[\033[01;34m\]\W \$ \[\033[00m\]'</text:p>
            <text:p text:style-name="P6"><text:s text:c="22"/>red <text:s text:c="14"/>blue</text:p>
            <text:p text:style-name="P6">(normal user)</text:p>
            <text:p text:style-name="P6">export PS1='\[\033[01;32m\]\u@\h \[\033[01;34m\]\W \$ \[\033[00m\]'</text:p>
            <text:p text:style-name="P6"><text:s text:c="22"/>green <text:s text:c="15"/>blue</text:p>
            <text:p text:style-name="P12"><text:s text:c="2"/></text:p>
          </table:table-cell>
        </table:table-row>
      </table:table>
      <text:p text:style-name="Text_20_body">The next part is the 1 preceding the actual color code. This indicates whether or not the color should be bold or not (0 for normal, 1 for bold). So if you wanted a normal green instead of a bold green, you would use 00;32m instead of 01;32m.</text:p>
      <table:table table:name="Tabela291" table:style-name="Tabela291">
        <table:table-column table:style-name="Tabela291.A"/>
        <table:table-row>
          <table:table-cell table:style-name="Tabela291.A1" office:value-type="string">
            <text:p text:style-name="P9"><text:span text:style-name="T1">Note: </text:span>This does not work with all colors. See the list at the bottom for a list of what's available in bold.</text:p>
          </table:table-cell>
        </table:table-row>
      </table:table>
      <text:p text:style-name="Text_20_body">For background colors you would 4x instead of 3x. So to have the background blue instead of the text, you could use 00;44m instead of 01;34m.</text:p>
      <text:p text:style-name="Text_20_body">Here is a list of colors and their escape sequences.</text:p>
      <text:p text:style-name="P1"><text:bookmark text:name="doc_chap7_pre213"/></text:p>
      <table:table table:name="Tabela292" table:style-name="Tabela292">
        <table:table-column table:style-name="Tabela292.A"/>
        <table:table-row>
          <table:table-cell table:style-name="Tabela292.A1" office:value-type="string">
            <text:p text:style-name="P9">Code Listing 7.2<text:soft-page-break/></text:p>
          </table:table-cell>
        </table:table-row>
        <table:table-row>
          <table:table-cell table:style-name="Tabela292.A2" office:value-type="string">
            <text:p text:style-name="P6"><text:s text:c="4"/>Black <text:s text:c="5"/>0;30 <text:s text:c="6"/>Dark Gray <text:s text:c="3"/>1;30</text:p>
            <text:p text:style-name="P6"><text:s text:c="4"/>Red <text:s text:c="7"/>0;31 <text:s text:c="6"/>Bold Red <text:s text:c="4"/>1;31</text:p>
            <text:p text:style-name="P6"><text:s text:c="4"/>Green <text:s text:c="5"/>0;32 <text:s text:c="6"/>Bold Green <text:s text:c="2"/>1;32</text:p>
            <text:p text:style-name="P6"><text:s text:c="4"/>Yellow <text:s text:c="4"/>0;33 <text:s text:c="6"/>Bold Yellow <text:s/>1;33</text:p>
            <text:p text:style-name="P6"><text:s text:c="4"/>Blue <text:s text:c="6"/>0;34 <text:s text:c="6"/>Bold Blue <text:s text:c="3"/>1;34 </text:p>
            <text:p text:style-name="P6"><text:s text:c="4"/>Purple <text:s text:c="4"/>0;35 <text:s text:c="6"/>Bold Purple <text:s/>1;35</text:p>
            <text:p text:style-name="P6"><text:s text:c="4"/>Cyan <text:s text:c="6"/>0;36 <text:s text:c="6"/>Bold Cyan <text:s text:c="3"/>1;36</text:p>
            <text:p text:style-name="P6"><text:s text:c="4"/>Light Gray 0;37 <text:s text:c="6"/>White <text:s text:c="7"/>1;37</text:p>
            <text:p text:style-name="P12"><text:s text:c="2"/></text:p>
          </table:table-cell>
        </table:table-row>
      </table:table>
      <table:table table:name="Tabela293" table:style-name="Tabela293">
        <table:table-column table:style-name="Tabela293.A"/>
        <table:table-row>
          <table:table-cell table:style-name="Tabela293.A1" office:value-type="string">
            <text:p text:style-name="P9"><text:span text:style-name="T1">Note: </text:span>ANSI sequence 0;33 is listed as Brown in the BASH-Prompt HOWTO, but it seems more of a mustard yellow. Strictly speaking, the bold version of it is indeed yellow - therefore I've listed it as yellow.</text:p>
          </table:table-cell>
        </table:table-row>
      </table:table>
      <text:p text:style-name="Text_20_body">Also, if you're scared of these escape sequences but want to add color to shell scripts, check out app-misc/color.</text:p>
      <text:p text:style-name="Text_20_body"/>
      <text:p text:style-name="Text_20_body"/>
      <text:p text:style-name="Text_20_body">8.  Tips and Tricks</text:p>
      <text:p text:style-name="Text_20_body">Killing a Hung Virtual Console</text:p>
      <text:p text:style-name="P5">This week's tip shows you how to restore a hung virtual console (without rebooting). To do this, you need sys-apps/lsof from portage.</text:p>
      <text:p text:style-name="P5">Using lsof, find the login processes of the hung console.</text:p>
      <text:p text:style-name="P1"><text:bookmark text:name="doc_chap8_pre18"/></text:p>
      <table:table table:name="Tabela287" table:style-name="Tabela287">
        <table:table-column table:style-name="Tabela287.A"/>
        <table:table-row>
          <table:table-cell table:style-name="Tabela287.A1" office:value-type="string">
            <text:p text:style-name="P9">Code Listing 8.1: Example: (hung console is /dev/vc/3)</text:p>
          </table:table-cell>
        </table:table-row>
        <table:table-row>
          <table:table-cell table:style-name="Tabela287.A2" office:value-type="string">
            <text:p text:style-name="P6"># lsof /dev/vc/3</text:p>
            <text:p text:style-name="P6">COMMAND <text:s text:c="2"/>PID <text:s/>USER <text:s text:c="2"/>FD <text:s text:c="2"/>TYPE DEVICE SIZE NODE NAME</text:p>
            <text:p text:style-name="P6">login <text:s text:c="3"/>7114 <text:s/>root <text:s text:c="3"/>0u <text:s text:c="2"/>CHR <text:s text:c="3"/>4,3 <text:s text:c="7"/>17 /dev/vc/3</text:p>
            <text:p text:style-name="P6">login <text:s text:c="3"/>7114 <text:s/>root <text:s text:c="3"/>1u <text:s text:c="2"/>CHR <text:s text:c="3"/>4,3 <text:s text:c="7"/>17 /dev/vc/3</text:p>
            <text:p text:style-name="P6">login <text:s text:c="3"/>7114 <text:s/>root <text:s text:c="3"/>2u <text:s text:c="2"/>CHR <text:s text:c="3"/>4,3 <text:s text:c="7"/>17 /dev/vc/3</text:p>
            <text:p text:style-name="P6">zsh <text:s text:c="4"/>30630 david <text:s text:c="3"/>0u <text:s text:c="2"/>CHR <text:s text:c="3"/>4,3 <text:s text:c="7"/>17 /dev/vc/3</text:p>
            <text:p text:style-name="P6">zsh <text:s text:c="4"/>30630 david <text:s text:c="3"/>1u <text:s text:c="2"/>CHR <text:s text:c="3"/>4,3 <text:s text:c="7"/>17 /dev/vc/3</text:p>
            <text:p text:style-name="P6">zsh <text:s text:c="4"/>30630 david <text:s text:c="3"/>2u <text:s text:c="2"/>CHR <text:s text:c="3"/>4,3 <text:s text:c="7"/>17 /dev/vc/3</text:p>
            <text:p text:style-name="P12">zsh <text:s text:c="4"/>30630 david <text:s text:c="2"/>10u <text:s text:c="2"/>CHR <text:s text:c="3"/>4,3 <text:s text:c="7"/>17 /dev/vc/3</text:p>
          </table:table-cell>
        </table:table-row>
      </table:table>
      <text:p text:style-name="Text_20_body">Kill the processes associated with this login and the console should respawn.</text:p>
      <text:p text:style-name="P1"><text:bookmark text:name="doc_chap8_pre27"/></text:p>
      <table:table table:name="Tabela288" table:style-name="Tabela288">
        <table:table-column table:style-name="Tabela288.A"/>
        <table:table-row>
          <table:table-cell table:style-name="Tabela288.A1" office:value-type="string">
            <text:p text:style-name="P9">Code Listing 8.2: Killing the virtual console processes</text:p>
          </table:table-cell>
        </table:table-row>
        <table:table-row>
          <table:table-cell table:style-name="Tabela288.A2" office:value-type="string">
            <text:p text:style-name="P12"><text:s text:c="2"/># kill -9 7114 30630</text:p>
          </table:table-cell>
        </table:table-row>
      </table:table>
      <text:p text:style-name="Text_20_body"/>
      <text:p text:style-name="Text_20_body"/>
      <text:p text:style-name="Text_20_body">8.  Tips and Tricks</text:p>
      <text:p text:style-name="Text_20_body">Using the file command</text:p>
      <text:p text:style-name="P5">This week's tip demonstrates the use of the file command. This command has been in UNIX since at least 1973 but is often overlooked. However, it's an extremely useful command for classifying files. </text:p>
      <text:p text:style-name="P5">The file command is provided by the package sys-apps/file, so if you don't already have it installed, you'll need to type emerge file. Chances are you've already got it on your system though. To use file <text:soft-page-break/>simply type file filename and you'll see information about the filename you passed in. Simple right? </text:p>
      <text:p text:style-name="P1"><text:bookmark text:name="doc_chap8_pre19"/></text:p>
      <table:table table:name="Tabela289" table:style-name="Tabela289">
        <table:table-column table:style-name="Tabela289.A"/>
        <table:table-row>
          <table:table-cell table:style-name="Tabela289.A1" office:value-type="string">
            <text:p text:style-name="P9">Code Listing 8.1: Using file</text:p>
          </table:table-cell>
        </table:table-row>
        <table:table-row>
          <table:table-cell table:style-name="Tabela289.A2" office:value-type="string">
            <text:p text:style-name="P6">% file css current.xml tips-20031117.xml tips-20031117.html screenlog.0</text:p>
            <text:p text:style-name="P6">css: <text:s text:c="15"/>directory</text:p>
            <text:p text:style-name="P6">current.xml: <text:s text:c="7"/>symbolic link to `tips-20031117.xml'</text:p>
            <text:p text:style-name="P6">tips-20031117.xml: <text:s/>ASCII English text</text:p>
            <text:p text:style-name="P6">tips-20031117.html: UTF-8 Unicode HTML document text, with very long lines</text:p>
            <text:p text:style-name="P6">screenlog.0: <text:s text:c="7"/>ASCII English text, with CRLF, CR line terminators, </text:p>
            <text:p text:style-name="P6">with escape sequences, with overstriking</text:p>
            <text:p text:style-name="P6"/>
            <text:p text:style-name="P6">(You can also use file to look at shell scripts)</text:p>
            <text:p text:style-name="P6">% file bin/fix bin/update_dat.sh</text:p>
            <text:p text:style-name="P6">bin/fix: <text:s text:c="10"/>a /usr/bin/perl -w script text executable</text:p>
            <text:p text:style-name="P6">bin/update_dat.sh: a /bin/sh script text executable</text:p>
            <text:p text:style-name="P6"/>
            <text:p text:style-name="P6">(Or you can check binary files)</text:p>
            <text:p text:style-name="P6">% file /bin/cp</text:p>
            <text:p text:style-name="P6">/bin/cp: ELF 32-bit LSB executable, Intel 80386, version 1 (SYSV), for </text:p>
            <text:p text:style-name="P6">GNU/Linux 2.4.1, dynamically linked (uses shared libs), stripped</text:p>
            <text:p text:style-name="P6"/>
            <text:p text:style-name="P6">(As the last example, you can use it on 'core' files)</text:p>
            <text:p text:style-name="P6">% file core</text:p>
            <text:p text:style-name="P6">core: ELF 32-bit LSB core file Intel 80386, version 1 (SYSV), SVR4-style,</text:p>
            <text:p text:style-name="P6">SVR4-style, from 'a.out'</text:p>
            <text:p text:style-name="P12"><text:s text:c="2"/></text:p>
          </table:table-cell>
        </table:table-row>
      </table:table>
      <text:p text:style-name="P5">This should get you started but there are many other uses of file, see the man page (man 1 file) for more information. </text:p>
      <text:p text:style-name="Text_20_body"/>
      <text:p text:style-name="Text_20_body"/>
      <text:p text:style-name="Text_20_body">8.  Tips and Tricks</text:p>
      <text:p text:style-name="Text_20_body">Spell Checking with Aspell</text:p>
      <text:p text:style-name="P5">This week's tip demonstrates spell checking a file withaspell. aspell. While aspell comes with it's own dictionary, it also allows you to create and maintain a personal dictionary as well. There are many uses of aspell, but this week we are just going to look at interactively spell checking a file. </text:p>
      <text:p text:style-name="P5">To install aspell, you need to install the app-text/aspell package and any language-based dictionaries you want aspell to check against (e.g. app-dicts/aspell-en). For a list of available dictionaries, use emerge search 'aspell-'. </text:p>
      <text:p text:style-name="P1"><text:bookmark text:name="doc_chap8_pre110"/></text:p>
      <table:table table:name="Tabela294" table:style-name="Tabela294">
        <table:table-column table:style-name="Tabela294.A"/>
        <table:table-row>
          <table:table-cell table:style-name="Tabela294.A1" office:value-type="string">
            <text:p text:style-name="P9">Code Listing 8.1: Installing aspell and the English dictionary</text:p>
          </table:table-cell>
        </table:table-row>
        <table:table-row>
          <table:table-cell table:style-name="Tabela294.A2" office:value-type="string">
            <text:p text:style-name="P6"># emerge app-text/aspell</text:p>
            <text:p text:style-name="P6"># emerge app-dicts/aspell-en</text:p>
            <text:p text:style-name="P12"><text:s text:c="2"/></text:p>
          </table:table-cell>
        </table:table-row>
      </table:table>
      <text:p text:style-name="P5">Now that aspell is installed, you can use it to check a document. Start by typing aspell check file, where file is the file you want to edit. If there are potentially misspelled words, you will see the the file and an option window at the bottom of your terminal. In the option window are suggested replacements and some options like ignore, replace, add, etc. </text:p>
      <text:p text:style-name="P1"><text:bookmark text:name="doc_chap8_pre28"/></text:p>
      <table:table table:name="Tabela295" table:style-name="Tabela295">
        <table:table-column table:style-name="Tabela295.A"/>
        <table:table-row>
          <table:table-cell table:style-name="Tabela295.A1" office:value-type="string">
            <text:p text:style-name="P9">Code Listing 8.2: Using aspell</text:p>
          </table:table-cell>
        </table:table-row>
        <table:table-row>
          <table:table-cell table:style-name="Tabela295.A2" office:value-type="string">
            <text:p text:style-name="P6">% aspell check tips-20031110.xml</text:p>
            <text:p text:style-name="P6">(file contents skipped...)</text:p>
            <text:p text:style-name="P6"><text:soft-page-break/>secthead</text:p>
            <text:p text:style-name="P6"/>
            <text:p text:style-name="P6">1) sect head <text:s text:c="27"/>6) scythed</text:p>
            <text:p text:style-name="P6">2) sect-head <text:s text:c="27"/>7) swathed</text:p>
            <text:p text:style-name="P6">3) scathed <text:s text:c="29"/>8) Scheat</text:p>
            <text:p text:style-name="P6">4) seethed <text:s text:c="29"/>9) soothed</text:p>
            <text:p text:style-name="P6">5) sketched <text:s text:c="28"/>0) secured</text:p>
            <text:p text:style-name="P6">i) Ignore <text:s text:c="30"/>I) Ignore all</text:p>
            <text:p text:style-name="P6">r) Replace <text:s text:c="29"/>R) Replace all</text:p>
            <text:p text:style-name="P6">a) Add <text:s text:c="33"/>l) Add Lower</text:p>
            <text:p text:style-name="P6">b) Abort <text:s text:c="31"/>x) Exit</text:p>
            <text:p text:style-name="P6">? a</text:p>
            <text:p text:style-name="P6">(secthead was added to my personal dictionary)</text:p>
            <text:p text:style-name="P6"/>
            <text:p text:style-name="P6">--</text:p>
            <text:p text:style-name="P6"/>
            <text:p text:style-name="P6">Engliash</text:p>
            <text:p text:style-name="P6"/>
            <text:p text:style-name="P6">1) English <text:s text:c="29"/>6) Anglia's</text:p>
            <text:p text:style-name="P6">2) Englisher <text:s text:c="27"/>7) Anglia</text:p>
            <text:p text:style-name="P6">3) English's <text:s text:c="27"/>8) Inglis</text:p>
            <text:p text:style-name="P6">4) Englished <text:s text:c="27"/>9) Anguish</text:p>
            <text:p text:style-name="P6">5) Englishes <text:s text:c="27"/>0) Unleash</text:p>
            <text:p text:style-name="P6">i) Ignore <text:s text:c="30"/>I) Ignore all</text:p>
            <text:p text:style-name="P6">r) Replace <text:s text:c="29"/>R) Replace all</text:p>
            <text:p text:style-name="P6">a) Add <text:s text:c="33"/>l) Add Lower</text:p>
            <text:p text:style-name="P6">b) Abort <text:s text:c="31"/>x) Exit</text:p>
            <text:p text:style-name="P6"/>
            <text:p text:style-name="P6">? 1</text:p>
            <text:p text:style-name="P6">(The misspelled word was replaced with option 1) English)</text:p>
            <text:p text:style-name="P12"><text:s text:c="2"/></text:p>
          </table:table-cell>
        </table:table-row>
      </table:table>
      <text:p text:style-name="P5">When Aspell finishes, you will see file.bak created as a backup copy of your document. To view your personal dictionary, use the command aspell dump personal. For more information, see <text:a xlink:type="simple" xlink:href="http://aspell.sourceforge.net/">http://aspell.sourceforge.net</text:a> or use aspell --help. </text:p>
      <text:p text:style-name="Text_20_body"/>
      <text:p text:style-name="Text_20_body"/>
      <text:p text:style-name="Text_20_body"/>
      <text:p text:style-name="Text_20_body">8.  Tips and Tricks</text:p>
      <text:p text:style-name="Text_20_body">Scheduling with "at"</text:p>
      <text:p text:style-name="P5">This week's tip shows you how to schedule events in Gentoo Linux with the at command. While cron is the more common scheduling utility in Gentoo Linux, at is useful for scheduling one-time events, or simply setting a task to run at some date/time in the future. </text:p>
      <text:p text:style-name="P1"><text:bookmark text:name="doc_chap8_pre111"/></text:p>
      <table:table table:name="Tabela296" table:style-name="Tabela296">
        <table:table-column table:style-name="Tabela296.A"/>
        <table:table-row>
          <table:table-cell table:style-name="Tabela296.A1" office:value-type="string">
            <text:p text:style-name="P9">Code Listing 8.1: Getting at</text:p>
          </table:table-cell>
        </table:table-row>
        <table:table-row>
          <table:table-cell table:style-name="Tabela296.A2" office:value-type="string">
            <text:p text:style-name="P6"># emerge sys-apps/at</text:p>
            <text:p text:style-name="P12"><text:s text:c="2"/></text:p>
          </table:table-cell>
        </table:table-row>
      </table:table>
      <text:p text:style-name="P5">Now that at is installed, the daemon must be started so that scheduled jobs can be run. </text:p>
      <text:p text:style-name="P1"><text:bookmark text:name="doc_chap8_pre29"/></text:p>
      <table:table table:name="Tabela297" table:style-name="Tabela297">
        <table:table-column table:style-name="Tabela297.A"/>
        <table:table-row>
          <table:table-cell table:style-name="Tabela297.A1" office:value-type="string">
            <text:p text:style-name="P9">Code Listing 8.2: Starting atd</text:p>
          </table:table-cell>
        </table:table-row>
        <table:table-row>
          <table:table-cell table:style-name="Tabela297.A2" office:value-type="string">
            <text:p text:style-name="P6"># /etc/init.d/atd start</text:p>
            <text:p text:style-name="P6"><text:s/>* Starting atd... <text:s text:c="55"/>[ ok ]</text:p>
            <text:p text:style-name="P12"><text:s text:c="2"/></text:p>
          </table:table-cell>
        </table:table-row>
      </table:table>
      <text:p text:style-name="P5"><text:soft-page-break/>Now you can start using at. </text:p>
      <table:table table:name="Tabela298" table:style-name="Tabela298">
        <table:table-column table:style-name="Tabela298.A"/>
        <table:table-row>
          <table:table-cell table:style-name="Tabela298.A1" office:value-type="string">
            <text:p text:style-name="P11"><text:span text:style-name="T1">Note: </text:span>For security you may need to edit /etc/at/at.allow and /etc/at/at.deny. See the manpage for more information on securing at. </text:p>
          </table:table-cell>
        </table:table-row>
      </table:table>
      <text:p text:style-name="P1"><text:bookmark text:name="doc_chap8_pre33"/></text:p>
      <table:table table:name="Tabela299" table:style-name="Tabela299">
        <table:table-column table:style-name="Tabela299.A"/>
        <table:table-row>
          <table:table-cell table:style-name="Tabela299.A1" office:value-type="string">
            <text:p text:style-name="P9">Code Listing 8.3: Using at</text:p>
          </table:table-cell>
        </table:table-row>
        <table:table-row>
          <table:table-cell table:style-name="Tabela299.A2" office:value-type="string">
            <text:p text:style-name="P6">(Set XMMS to play wakeup.ogg at 6am tomorrow morning)</text:p>
            <text:p text:style-name="P6">% at 6am tomorrow</text:p>
            <text:p text:style-name="P6">at&gt; xmms ~/music/wakeup.ogg</text:p>
            <text:p text:style-name="P6">at&gt; &lt;Ctrl-D&gt;</text:p>
            <text:p text:style-name="P6">job 6 at 2003-10-31 06:00</text:p>
            <text:p text:style-name="P6"/>
            <text:p text:style-name="P6">(At 11:30 pm today, start an install of mozilla)</text:p>
            <text:p text:style-name="P6">% at 11:30 pm today</text:p>
            <text:p text:style-name="P6">at&gt; emerge update mozilla</text:p>
            <text:p text:style-name="P6">at&gt; &lt;Ctrl-D&gt;</text:p>
            <text:p text:style-name="P6">job 7 at 2003-10-30 23:30</text:p>
            <text:p text:style-name="P12"><text:s text:c="2"/></text:p>
          </table:table-cell>
        </table:table-row>
      </table:table>
      <text:p text:style-name="P5">Now there are two jobs scheduled which will be run 'at' the specified times. To view a list of jobs you've scheduled, use atq. If you decide you don't want a job to run, you can can use the atrm command. </text:p>
      <text:p text:style-name="P1"><text:bookmark text:name="doc_chap8_pre41"/></text:p>
      <table:table table:name="Tabela300" table:style-name="Tabela300">
        <table:table-column table:style-name="Tabela300.A"/>
        <table:table-row>
          <table:table-cell table:style-name="Tabela300.A1" office:value-type="string">
            <text:p text:style-name="P9">Code Listing 8.4: Removing a previously scheduled job</text:p>
          </table:table-cell>
        </table:table-row>
        <table:table-row>
          <table:table-cell table:style-name="Tabela300.A2" office:value-type="string">
            <text:p text:style-name="P6">(Remove the 'emerge' job we scheduled for 11:30pm)</text:p>
            <text:p text:style-name="P6">% atq</text:p>
            <text:p text:style-name="P6">6 <text:s text:c="6"/>2003-10-31 06:00 a david</text:p>
            <text:p text:style-name="P6">7 <text:s text:c="6"/>2003-10-30 23:30 a david</text:p>
            <text:p text:style-name="P6">% atrm 7</text:p>
            <text:p text:style-name="P6">% atq</text:p>
            <text:p text:style-name="P6">6 <text:s text:c="6"/>2003-10-31 06:00 a david</text:p>
            <text:p text:style-name="P12"><text:s text:c="2"/></text:p>
          </table:table-cell>
        </table:table-row>
      </table:table>
      <text:p text:style-name="P5">For more information use man 1 at. </text:p>
      <text:p text:style-name="Text_20_body"/>
      <text:p text:style-name="Text_20_body"/>
      <text:p text:style-name="Text_20_body"/>
      <text:p text:style-name="Text_20_body"/>
      <text:p text:style-name="Text_20_body">8.  Tips and Tricks</text:p>
      <text:p text:style-name="Text_20_body">Displaying Runlevels</text:p>
      <text:p text:style-name="P5">This week's tip is about a couple of utilities to help you deal with init scripts and runlevels. Gentoo Linux has four main runlevels: boot, default, nonetwork, single. To manipulate these, use the /sbin/rc-update command. While rc-update add and rc-update del are covered in the Gentoo Docs, you may be wondering how to see the runlevels a service is in. This is done with the rc-update show command. </text:p>
      <text:p text:style-name="P1"><text:bookmark text:name="doc_chap8_pre112"/></text:p>
      <table:table table:name="Tabela301" table:style-name="Tabela301">
        <table:table-column table:style-name="Tabela301.A"/>
        <table:table-row>
          <table:table-cell table:style-name="Tabela301.A1" office:value-type="string">
            <text:p text:style-name="P9">Code Listing 8.1: rc-update show</text:p>
          </table:table-cell>
        </table:table-row>
        <table:table-row>
          <table:table-cell table:style-name="Tabela301.A2" office:value-type="string">
            <text:p text:style-name="P6">(Show all services and their runlevels)</text:p>
            <text:p text:style-name="P6"># rc-update show</text:p>
            <text:p text:style-name="P6"><text:s text:c="13"/>apache2 | <text:s text:c="5"/>default <text:s text:c="17"/></text:p>
            <text:p text:style-name="P6"><text:s text:c="17"/>atd | <text:s text:c="5"/>default <text:s text:c="17"/></text:p>
            <text:p text:style-name="P6"><text:s text:c="9"/>authdaemond | <text:s text:c="30"/></text:p>
            <text:p text:style-name="P6"><text:soft-page-break/><text:s text:c="12"/>bootmisc | boot <text:s text:c="25"/></text:p>
            <text:p text:style-name="P6"><text:s text:c="13"/>checkfs | boot <text:s text:c="25"/></text:p>
            <text:p text:style-name="P6"><text:s text:c="11"/>checkroot | boot <text:s text:c="25"/></text:p>
            <text:p text:style-name="P6">...many more lines truncated...</text:p>
            <text:p text:style-name="P12"><text:s/></text:p>
          </table:table-cell>
        </table:table-row>
      </table:table>
      <table:table table:name="Tabela302" table:style-name="Tabela302">
        <table:table-column table:style-name="Tabela302.A"/>
        <table:table-row>
          <table:table-cell table:style-name="Tabela302.A1" office:value-type="string">
            <text:p text:style-name="P11"><text:span text:style-name="T1">Note: </text:span>You can also look in /etc/runlevels. Each runlevel is a separate directory and in those directories are symlinks to the various services in /etc/init.d. </text:p>
          </table:table-cell>
        </table:table-row>
      </table:table>
      <text:p text:style-name="P5">Another useful tool is rc-status which made its way into baselayout with <text:a xlink:type="simple" xlink:href="http://bugs.gentoo.org/show_bug.cgi?id=4222">Bug #4222</text:a>. It tells you which services are currently running: </text:p>
      <text:p text:style-name="P1"><text:bookmark text:name="doc_chap8_pre210"/></text:p>
      <table:table table:name="Tabela303" table:style-name="Tabela303">
        <table:table-column table:style-name="Tabela303.A"/>
        <table:table-row>
          <table:table-cell table:style-name="Tabela303.A1" office:value-type="string">
            <text:p text:style-name="P9">Code Listing 8.2: rc-status</text:p>
          </table:table-cell>
        </table:table-row>
        <table:table-row>
          <table:table-cell table:style-name="Tabela303.A2" office:value-type="string">
            <text:p text:style-name="P6">(Show which services are running)</text:p>
            <text:p text:style-name="P6"># rc-status</text:p>
            <text:p text:style-name="P6">Runlevel: default</text:p>
            <text:p text:style-name="P6"><text:s text:c="2"/>apache2 <text:s text:c="59"/>[ started ]</text:p>
            <text:p text:style-name="P6"><text:s text:c="2"/>atd <text:s text:c="63"/>[ started ]</text:p>
            <text:p text:style-name="P6"><text:s text:c="2"/>cupsd <text:s text:c="61"/>[ started ]</text:p>
            <text:p text:style-name="P6"><text:s text:c="2"/>dcron <text:s text:c="61"/>[ started ]</text:p>
            <text:p text:style-name="P6"><text:s text:c="2"/>ddclient <text:s text:c="58"/>[ started ]</text:p>
            <text:p text:style-name="P6"><text:s text:c="2"/>local <text:s text:c="61"/>[ off <text:s text:c="4"/>]</text:p>
            <text:p text:style-name="P12">...and many more lines...</text:p>
          </table:table-cell>
        </table:table-row>
      </table:table>
      <text:p text:style-name="P5">Finally, sometimes you may want to start all the services in your current runlevel that aren't running (because you stopped them). Simply type rc to start al the missing services. </text:p>
      <text:p text:style-name="Text_20_body"/>
      <text:p text:style-name="Text_20_body"/>
      <text:p text:style-name="Text_20_body">8.  Tips and Tricks</text:p>
      <text:p text:style-name="Text_20_body">Using the Gentoo Log Parser (genlop)</text:p>
      <text:p text:style-name="P5">This week's tip introduces the Gentoo Log Parser (genlop), which is a utility to create useful reports from your /var/log/emerge.log file. To get started with genlop, you'll need to install it using the following command: emerge app-portage/genlop. </text:p>
      <text:p text:style-name="P5">We can now use genlop to look at the merge history for a package (or your entire system), and to calculate the merge times for various packages. The following example looks at the merge history for Mozilla. </text:p>
      <text:p text:style-name="P1"><text:bookmark text:name="doc_chap8_pre113"/></text:p>
      <table:table table:name="Tabela304" table:style-name="Tabela304">
        <table:table-column table:style-name="Tabela304.A"/>
        <table:table-row>
          <table:table-cell table:style-name="Tabela304.A1" office:value-type="string">
            <text:p text:style-name="P9">Code Listing 8.1: Using genlop</text:p>
          </table:table-cell>
        </table:table-row>
        <table:table-row>
          <table:table-cell table:style-name="Tabela304.A2" office:value-type="string">
            <text:p text:style-name="P6">% genlop -t mozilla</text:p>
            <text:p text:style-name="P6"/>
            <text:p text:style-name="P6"><text:s/>* net-www/mozilla</text:p>
            <text:p text:style-name="P6"/>
            <text:p text:style-name="P6"><text:s text:c="5"/>Merged <text:s text:c="2"/>at Fri Jan <text:s/>3 19:29:16 2003 <text:s text:c="3"/>(mozilla-1.2.1-r4)</text:p>
            <text:p text:style-name="P6"><text:s text:c="7"/>merge time: 1 hour, 35 minutes and 6 seconds.</text:p>
            <text:p text:style-name="P6"/>
            <text:p text:style-name="P6"><text:s text:c="5"/>Merged <text:s text:c="2"/>at Fri Mar 21 20:59:45 2003 <text:s text:c="3"/>(mozilla-1.2.1-r5)</text:p>
            <text:p text:style-name="P6"><text:s text:c="7"/>merge time: 2 hours, 53 minutes and 4 seconds.</text:p>
            <text:p text:style-name="P6"/>
            <text:p text:style-name="P6"><text:s text:c="5"/>Merged <text:s text:c="2"/>at Thu Jun 12 15:55:58 2003 <text:s text:c="3"/>(mozilla-1.3-r1)</text:p>
            <text:p text:style-name="P6"><text:s text:c="7"/>merge time: 3 hours, 28 minutes and 37 seconds.</text:p>
            <text:p text:style-name="P6"/>
            <text:p text:style-name="P6"><text:s text:c="5"/>Merged <text:s text:c="2"/>at Wed Jun 25 16:29:38 2003 <text:s text:c="3"/>(mozilla-1.3-r2)</text:p>
            <text:p text:style-name="P6"><text:s text:c="7"/>merge time: 2 hours, 43 minutes and 47 seconds.</text:p>
            <text:p text:style-name="P6"/>
            <text:p text:style-name="P6"><text:soft-page-break/><text:s text:c="5"/>Merged <text:s text:c="2"/>at Wed Jul 23 18:36:58 2003 <text:s text:c="3"/>(mozilla-1.4)</text:p>
            <text:p text:style-name="P6"><text:s text:c="7"/>merge time: 2 hours, 2 minutes and 24 seconds.</text:p>
            <text:p text:style-name="P6"/>
            <text:p text:style-name="P6"><text:s text:c="5"/>Merged <text:s text:c="2"/>at Wed Oct <text:s/>1 14:49:31 2003 <text:s text:c="3"/>(mozilla-1.4-r3)</text:p>
            <text:p text:style-name="P6"><text:s text:c="7"/>merge time: 3 hours, 20 minutes and 38 seconds.</text:p>
            <text:p text:style-name="P6"/>
            <text:p text:style-name="P6"><text:s/>merged totally 6 times in 16 hours, 3 minutes and 36 seconds.</text:p>
            <text:p text:style-name="P6"><text:s/>average merge time: 2 hours, 40 minutes and 36 seconds.</text:p>
            <text:p text:style-name="P12"><text:s text:c="2"/></text:p>
          </table:table-cell>
        </table:table-row>
      </table:table>
      <table:table table:name="Tabela305" table:style-name="Tabela305">
        <table:table-column table:style-name="Tabela305.A"/>
        <table:table-row>
          <table:table-cell table:style-name="Tabela305.A1" office:value-type="string">
            <text:p text:style-name="P11"><text:span text:style-name="T1">Note: </text:span>Type genlop to see the other options availble. </text:p>
          </table:table-cell>
        </table:table-row>
      </table:table>
      <text:p text:style-name="Text_20_body"/>
      <text:p text:style-name="Text_20_body"/>
      <text:p text:style-name="Text_20_body"/>
      <text:p text:style-name="Text_20_body">8.  Tips and Tricks</text:p>
      <text:p text:style-name="Text_20_body">Introducing the -- flag</text:p>
      <text:p text:style-name="P5">This week's tip introduces the -- flag. This flag is supported by many utilities but isn't always documented in the man pages. However, it can be very useful, especially when dealing with malformed filenames. </text:p>
      <table:table table:name="Tabela306" table:style-name="Tabela306">
        <table:table-column table:style-name="Tabela306.A"/>
        <table:table-row>
          <table:table-cell table:style-name="Tabela306.A1" office:value-type="string">
            <text:p text:style-name="P11"><text:span text:style-name="T1">Note: </text:span>Most programs that make use of --option also support the -- flag since it is a standard feature of GNU getopt(). </text:p>
          </table:table-cell>
        </table:table-row>
      </table:table>
      <text:p text:style-name="P5">The -- flag forces everything passed in after it to be an argument to the command. This can be extremely useful when dealing with filenames that start with a - which would normally indicate an option or flag passed to the command. </text:p>
      <text:p text:style-name="P5">For example, assume that for some reason, there is a file named -file that needs to be deleted. Normally you would use the command rm to delete a file, but this doesn't work since the file in question starts with a -. But by using the -- flag, we force rm to recognize -file as an argument and not an option. </text:p>
      <text:p text:style-name="P1"><text:bookmark text:name="doc_chap8_pre114"/></text:p>
      <table:table table:name="Tabela307" table:style-name="Tabela307">
        <table:table-column table:style-name="Tabela307.A"/>
        <table:table-row>
          <table:table-cell table:style-name="Tabela307.A1" office:value-type="string">
            <text:p text:style-name="P9">Code Listing 8.1: Using the -- flag</text:p>
          </table:table-cell>
        </table:table-row>
        <table:table-row>
          <table:table-cell table:style-name="Tabela307.A2" office:value-type="string">
            <text:p text:style-name="P6">(Attempting to use rm results in an error as rm tries to)</text:p>
            <text:p text:style-name="P6">(process all of the letters as options (f,i,l,e). It fails)</text:p>
            <text:p text:style-name="P6">(on 'l' since that isn't a valid option for rm.)</text:p>
            <text:p text:style-name="P6">% ls</text:p>
            <text:p text:style-name="P6">-file</text:p>
            <text:p text:style-name="P6"/>
            <text:p text:style-name="P6">% rm -file</text:p>
            <text:p text:style-name="P6">rm: invalid option -- l</text:p>
            <text:p text:style-name="P6">Try `rm --help' for more information</text:p>
            <text:p text:style-name="P6"/>
            <text:p text:style-name="P6">% rm -- -file</text:p>
            <text:p text:style-name="P6">% ls</text:p>
            <text:p text:style-name="P6"><text:s/></text:p>
            <text:p text:style-name="P6">(-file was successfully removed)</text:p>
            <text:p text:style-name="P12"><text:s text:c="2"/></text:p>
          </table:table-cell>
        </table:table-row>
      </table:table>
      <table:table table:name="Tabela308" table:style-name="Tabela308">
        <table:table-column table:style-name="Tabela308.A"/>
        <table:table-row>
          <table:table-cell table:style-name="Tabela308.A1" office:value-type="string">
            <text:p text:style-name="P11"><text:span text:style-name="T1">Note: </text:span>For more technical information, see man 3 getopt. </text:p>
          </table:table-cell>
        </table:table-row>
      </table:table>
      <text:p text:style-name="Text_20_body"/>
      <text:p text:style-name="Text_20_body"/>
      <text:p text:style-name="Text_20_body"><text:soft-page-break/>8.  Tips and Tricks</text:p>
      <text:p text:style-name="Text_20_body">Using qpkg</text:p>
      <text:p text:style-name="P5">This week's tip demonstrates some basic uses of the "query package" (qpkg) which allows you to perform get information about installed or uninstalled packages on your system. It can be used to find package ownership of files, to find duplicate packages, to list the files installed by a package, and more. </text:p>
      <text:p text:style-name="P5">To get qpkg you need to install app-portage/gentoolkit. </text:p>
      <text:p text:style-name="P1"><text:bookmark text:name="doc_chap8_pre115"/></text:p>
      <table:table table:name="Tabela309" table:style-name="Tabela309">
        <table:table-column table:style-name="Tabela309.A"/>
        <table:table-row>
          <table:table-cell table:style-name="Tabela309.A1" office:value-type="string">
            <text:p text:style-name="P9">Code Listing 8.1: Installing gentoolkit</text:p>
          </table:table-cell>
        </table:table-row>
        <table:table-row>
          <table:table-cell table:style-name="Tabela309.A2" office:value-type="string">
            <text:p text:style-name="P6"># emerge app-portage/gentoolkit</text:p>
            <text:p text:style-name="P12"><text:s text:c="2"/></text:p>
          </table:table-cell>
        </table:table-row>
      </table:table>
      <text:p text:style-name="P5">Now that you have qpkg installed, you can start using it to examine your system. The first example is figuring out which package owns which file. This is done with the --find-file (or alternatively --find-pattern option. </text:p>
      <table:table table:name="Tabela310" table:style-name="Tabela310">
        <table:table-column table:style-name="Tabela310.A"/>
        <table:table-row>
          <table:table-cell table:style-name="Tabela310.A1" office:value-type="string">
            <text:p text:style-name="P11"><text:span text:style-name="T1">Note: </text:span>To get a complete list of packages and the version installed on your machine use the command qpkg --installed --verbose. </text:p>
          </table:table-cell>
        </table:table-row>
      </table:table>
      <text:p text:style-name="P1"><text:bookmark text:name="doc_chap8_pre211"/></text:p>
      <table:table table:name="Tabela311" table:style-name="Tabela311">
        <table:table-column table:style-name="Tabela311.A"/>
        <table:table-row>
          <table:table-cell table:style-name="Tabela311.A1" office:value-type="string">
            <text:p text:style-name="P9">Code Listing 8.2: Finding the package that owns a file</text:p>
          </table:table-cell>
        </table:table-row>
        <table:table-row>
          <table:table-cell table:style-name="Tabela311.A2" office:value-type="string">
            <text:p text:style-name="P6">(Which package owns /etc/crontab?)</text:p>
            <text:p text:style-name="P6">% qpkg --find-file /etc/crontab</text:p>
            <text:p text:style-name="P6">sys-apps/vcron *</text:p>
            <text:p text:style-name="P6"/>
            <text:p text:style-name="P6">(What version of vcron? (--verbose))</text:p>
            <text:p text:style-name="P6">% qpkg --find-file --verbose /etc/crontab</text:p>
            <text:p text:style-name="P6">sys-apps/vcron-3.0.1-r1 *</text:p>
            <text:p text:style-name="P6"/>
            <text:p text:style-name="P6">(Where's the ebuild for this file? (--verbose --verbose))</text:p>
            <text:p text:style-name="P6">% qpkg --find-file --verbose --verbose /etc/crontab</text:p>
            <text:p text:style-name="P6"><text:s text:c="3"/>/var/db/pkg/sys-apps/vcron-3.0.1-r1/vcron-3.0.1-r1.ebuild</text:p>
            <text:p text:style-name="P6">sys-apps/vcron-3.0.1-r1 *</text:p>
            <text:p text:style-name="P12"><text:s text:c="2"/></text:p>
          </table:table-cell>
        </table:table-row>
      </table:table>
      <text:p text:style-name="P5">To list all the files a package installed, use the --list option. </text:p>
      <text:p text:style-name="P1"><text:bookmark text:name="doc_chap8_pre34"/></text:p>
      <table:table table:name="Tabela312" table:style-name="Tabela312">
        <table:table-column table:style-name="Tabela312.A"/>
        <table:table-row>
          <table:table-cell table:style-name="Tabela312.A1" office:value-type="string">
            <text:p text:style-name="P9">Code Listing 8.3: Listing all the files installed by a package</text:p>
          </table:table-cell>
        </table:table-row>
        <table:table-row>
          <table:table-cell table:style-name="Tabela312.A2" office:value-type="string">
            <text:p text:style-name="P6">% qpkg --list units</text:p>
            <text:p text:style-name="P6">(Directories were snipped for brevity)</text:p>
            <text:p text:style-name="P6">app-sci/units-1.74 *</text:p>
            <text:p text:style-name="P6">CONTENTS:</text:p>
            <text:p text:style-name="P6">/usr/bin/units</text:p>
            <text:p text:style-name="P6">/usr/share/doc/units-1.74</text:p>
            <text:p text:style-name="P6">/usr/share/doc/units-1.74/README.gz</text:p>
            <text:p text:style-name="P6">/usr/share/doc/units-1.74/NEWS.gz</text:p>
            <text:p text:style-name="P6">/usr/share/doc/units-1.74/INSTALL.gz</text:p>
            <text:p text:style-name="P6">/usr/share/doc/units-1.74/COPYING.gz</text:p>
            <text:p text:style-name="P6">/usr/share/doc/units-1.74/ChangeLog.gz</text:p>
            <text:p text:style-name="P6">/usr/share/man/man1/units.1.gz</text:p>
            <text:p text:style-name="P6">/usr/share/info/units.info.gz</text:p>
            <text:p text:style-name="P6">/usr/share/units/units.dat</text:p>
            <text:p text:style-name="P12"><text:s text:c="2"/></text:p>
          </table:table-cell>
        </table:table-row>
      </table:table>
      <text:p text:style-name="P5">The last example shows you how to find which packages depend on a specified package using --query-deps. </text:p>
      <text:p text:style-name="P1"><text:bookmark text:name="doc_chap8_pre42"/><text:soft-page-break/></text:p>
      <table:table table:name="Tabela313" table:style-name="Tabela313">
        <table:table-column table:style-name="Tabela313.A"/>
        <table:table-row>
          <table:table-cell table:style-name="Tabela313.A1" office:value-type="string">
            <text:p text:style-name="P9">Code Listing 8.4: Finding dependencies</text:p>
          </table:table-cell>
        </table:table-row>
        <table:table-row>
          <table:table-cell table:style-name="Tabela313.A2" office:value-type="string">
            <text:p text:style-name="P6">% qpkg --installed --query-deps mozilla</text:p>
            <text:p text:style-name="P6">net-www/mozilla-1.4-r3 *</text:p>
            <text:p text:style-name="P6">DEPENDED ON BY:</text:p>
            <text:p text:style-name="P6"><text:s text:c="8"/>net-mail/evolution-1.4.3</text:p>
            <text:p text:style-name="P12"><text:s text:c="8"/>net-www/galeon-1.3.9</text:p>
          </table:table-cell>
        </table:table-row>
      </table:table>
      <table:table table:name="Tabela314" table:style-name="Tabela314">
        <table:table-column table:style-name="Tabela314.A"/>
        <table:table-row>
          <table:table-cell table:style-name="Tabela314.A1" office:value-type="string">
            <text:p text:style-name="P11"><text:span text:style-name="T1">Note: </text:span>Not specifying --installed causes qpkg to look inside the entire Portage tree which is probably not what you want. </text:p>
          </table:table-cell>
        </table:table-row>
      </table:table>
      <text:p text:style-name="P5">This should get you started with qpkg. For more options see qpkg --help or man 1 qpkg. </text:p>
      <text:p text:style-name="Text_20_body"/>
      <text:p text:style-name="Text_20_body"/>
      <text:p text:style-name="Text_20_body"/>
      <text:p text:style-name="Text_20_body">8.  Tips and Tricks</text:p>
      <text:p text:style-name="Text_20_body">Using netstat</text:p>
      <text:p text:style-name="P5">This week's tip demonstrates some useful applications of the netstat command. Netstat is a command used to print out a list of network connections, routing tables, and other statistics related to networking. </text:p>
      <text:p text:style-name="P5">Just typing netstat should display a long list of information that's usually more than you want to go through at any given time. The trick to keeping the information useful is knowing what you're looking for and how to tell netstat to only display that information. </text:p>
      <text:p text:style-name="P5">For example, if you only want to see TCP connections, use netstat --tcp. This shows a list of TCP connections to and from your machine. The following example shows connections to our machine on ports 993 (imaps), 143 (imap), 110 (pop3), 25 (smtp), and 22 (ssh). It also shows a connection from our machine to a remote machine on port 389 (ldap). </text:p>
      <table:table table:name="Tabela315" table:style-name="Tabela315">
        <table:table-column table:style-name="Tabela315.A"/>
        <table:table-row>
          <table:table-cell table:style-name="Tabela315.A1" office:value-type="string">
            <text:p text:style-name="P11"><text:span text:style-name="T1">Note: </text:span>To speed things up you can use the --numeric option to avoid having to do name resolution on addresses and display the IP only. </text:p>
          </table:table-cell>
        </table:table-row>
      </table:table>
      <text:p text:style-name="P1"><text:bookmark text:name="doc_chap8_pre116"/></text:p>
      <table:table table:name="Tabela316" table:style-name="Tabela316">
        <table:table-column table:style-name="Tabela316.A"/>
        <table:table-row>
          <table:table-cell table:style-name="Tabela316.A1" office:value-type="string">
            <text:p text:style-name="P9">Code Listing 8.1: netstat --tcp</text:p>
          </table:table-cell>
        </table:table-row>
        <table:table-row>
          <table:table-cell table:style-name="Tabela316.A2" office:value-type="string">
            <text:p text:style-name="P6">% netstat --tcp --numeric</text:p>
            <text:p text:style-name="P6">Active Internet connections (w/o servers)</text:p>
            <text:p text:style-name="P6">Proto Recv-Q Send-Q Local Address <text:s text:c="10"/>Foreign Address <text:s text:c="8"/>State <text:s text:c="5"/></text:p>
            <text:p text:style-name="P6">tcp <text:s text:c="7"/>0 <text:s text:c="5"/>0 192.168.128.152:993 <text:s text:c="4"/>192.168.128.120:3853 <text:s text:c="3"/>ESTABLISHED </text:p>
            <text:p text:style-name="P6">tcp <text:s text:c="7"/>0 <text:s text:c="5"/>0 192.168.128.152:143 <text:s text:c="4"/>192.168.128.194:3076 <text:s text:c="3"/>ESTABLISHED </text:p>
            <text:p text:style-name="P6">tcp <text:s text:c="7"/>0 <text:s text:c="5"/>0 192.168.128.152:45771 <text:s text:c="2"/>192.168.128.34:389 <text:s text:c="5"/>TIME_WAIT <text:s text:c="2"/></text:p>
            <text:p text:style-name="P6">tcp <text:s text:c="7"/>0 <text:s text:c="5"/>0 192.168.128.152:110 <text:s text:c="4"/>192.168.33.123:3521 <text:s text:c="4"/>TIME_WAIT <text:s text:c="2"/></text:p>
            <text:p text:style-name="P6">tcp <text:s text:c="7"/>0 <text:s text:c="5"/>0 192.168.128.152:25 <text:s text:c="5"/>192.168.231.27:44221 <text:s text:c="3"/>TIME_WAIT <text:s text:c="2"/></text:p>
            <text:p text:style-name="P12">tcp <text:s text:c="7"/>0 <text:s text:c="3"/>256 192.168.128.152:22 <text:s text:c="5"/>192.168.128.78:47258 <text:s text:c="3"/>ESTABLISHED <text:s text:c="2"/></text:p>
          </table:table-cell>
        </table:table-row>
      </table:table>
      <text:p text:style-name="P5">If you want to see what (TCP) ports your machine is listening on, use netstat --tcp --listening. Another useful flag to add to this is --programs which indicates which process is listening on the specified port. The following example shows a machine listening on ports 80 (www), 443 (https), 22 (ssh), and 25 (smtp); </text:p>
      <text:p text:style-name="P1"><text:bookmark text:name="doc_chap8_pre212"/></text:p>
      <table:table table:name="Tabela317" table:style-name="Tabela317">
        <table:table-column table:style-name="Tabela317.A"/>
        <table:table-row>
          <table:table-cell table:style-name="Tabela317.A1" office:value-type="string">
            <text:p text:style-name="P9">Code Listing 8.2: netstat --tcp --listening --programs</text:p>
          </table:table-cell>
        </table:table-row>
        <table:table-row>
          <table:table-cell table:style-name="Tabela317.A2" office:value-type="string">
            <text:p text:style-name="P6"># sudo netstat --tcp --listening --programs</text:p>
            <text:p text:style-name="P6">Active Internet connections (only servers)</text:p>
            <text:p text:style-name="P6"><text:soft-page-break/>Proto Recv-Q Send-Q Local Address <text:s text:c="2"/>Foreign Address <text:s text:c="2"/>State <text:s text:c="4"/>PID/Program name</text:p>
            <text:p text:style-name="P6">tcp <text:s text:c="7"/>0 <text:s text:c="5"/>0 *:www <text:s text:c="10"/>*:* <text:s text:c="14"/>LISTEN <text:s text:c="3"/>28826/apache2</text:p>
            <text:p text:style-name="P6">tcp <text:s text:c="7"/>0 <text:s text:c="5"/>0 *:ssh <text:s text:c="10"/>*:* <text:s text:c="14"/>LISTEN <text:s text:c="3"/>26604/sshd</text:p>
            <text:p text:style-name="P6">tcp <text:s text:c="7"/>0 <text:s text:c="5"/>0 *:smtp <text:s text:c="9"/>*:* <text:s text:c="14"/>LISTEN <text:s text:c="3"/>6836/</text:p>
            <text:p text:style-name="P6">tcp <text:s text:c="7"/>0 <text:s text:c="5"/>0 *:https <text:s text:c="8"/>*:* <text:s text:c="14"/>LISTEN <text:s text:c="3"/>28826/apache2 </text:p>
            <text:p text:style-name="P12"><text:s text:c="2"/></text:p>
          </table:table-cell>
        </table:table-row>
      </table:table>
      <table:table table:name="Tabela318" table:style-name="Tabela318">
        <table:table-column table:style-name="Tabela318.A"/>
        <table:table-row>
          <table:table-cell table:style-name="Tabela318.A1" office:value-type="string">
            <text:p text:style-name="P9"><text:span text:style-name="T1">Note: </text:span>Using --all displays both connections and listening ports. </text:p>
          </table:table-cell>
        </table:table-row>
      </table:table>
      <text:p text:style-name="P5">The next example uses netstat --route to display the routing table. For most people, this will show one IP and and the gateway address but if you have more than one interface or have multiple IPs assigned to an interface, this command can help troubleshoot network routing problems. </text:p>
      <text:p text:style-name="P1"><text:bookmark text:name="doc_chap8_pre35"/></text:p>
      <table:table table:name="Tabela319" table:style-name="Tabela319">
        <table:table-column table:style-name="Tabela319.A"/>
        <table:table-row>
          <table:table-cell table:style-name="Tabela319.A1" office:value-type="string">
            <text:p text:style-name="P9">Code Listing 8.3: netstat --route</text:p>
          </table:table-cell>
        </table:table-row>
        <table:table-row>
          <table:table-cell table:style-name="Tabela319.A2" office:value-type="string">
            <text:p text:style-name="P6">% netstat --route</text:p>
            <text:p text:style-name="P6">Kernel IP routing table</text:p>
            <text:p text:style-name="P6">Destination <text:s text:c="4"/>Gateway <text:s text:c="8"/>Genmask <text:s text:c="8"/>Flags Metric Ref <text:s text:c="3"/>Use Iface</text:p>
            <text:p text:style-name="P6">192.168.1.0 <text:s text:c="4"/>0.0.0.0 <text:s text:c="8"/>255.255.255.0 <text:s text:c="2"/>U <text:s text:c="4"/>0 <text:s text:c="5"/>0 <text:s text:c="7"/>0 eth0</text:p>
            <text:p text:style-name="P6">0.0.0.0 <text:s text:c="8"/>192.168.1.1 <text:s text:c="4"/>0.0.0.0 <text:s text:c="8"/>UG <text:s text:c="3"/>1 <text:s text:c="5"/>0 <text:s text:c="7"/>0 eth0</text:p>
            <text:p text:style-name="P12"><text:s text:c="2"/></text:p>
          </table:table-cell>
        </table:table-row>
      </table:table>
      <text:p text:style-name="P5">The last example of netstat uses the --statistics flag to display networking statistics. Using this flag by itself displays all IP, TCP, UDP, and ICMP connection statistics. To just show some basic information. For example purposes, only the output from --raw is displayed here. Combined with the uptime command, this can be used to get an overview of how much traffic your machine is handling on a daily basis. </text:p>
      <text:p text:style-name="P1"><text:bookmark text:name="doc_chap8_pre43"/></text:p>
      <table:table table:name="Tabela320" table:style-name="Tabela320">
        <table:table-column table:style-name="Tabela320.A"/>
        <table:table-row>
          <table:table-cell table:style-name="Tabela320.A1" office:value-type="string">
            <text:p text:style-name="P9">Code Listing 8.4: netstat --statistics --route</text:p>
          </table:table-cell>
        </table:table-row>
        <table:table-row>
          <table:table-cell table:style-name="Tabela320.A2" office:value-type="string">
            <text:p text:style-name="P6">% netstat --statistics --raw</text:p>
            <text:p text:style-name="P6">Ip:</text:p>
            <text:p text:style-name="P6"><text:s text:c="4"/>620516640 total packets received</text:p>
            <text:p text:style-name="P6"><text:s text:c="4"/>0 forwarded</text:p>
            <text:p text:style-name="P6"><text:s text:c="4"/>0 incoming packets discarded</text:p>
            <text:p text:style-name="P6"><text:s text:c="4"/>615716262 incoming packets delivered</text:p>
            <text:p text:style-name="P6"><text:s text:c="4"/>699594782 requests sent out</text:p>
            <text:p text:style-name="P6"><text:s text:c="4"/>5 fragments dropped after timeout</text:p>
            <text:p text:style-name="P6"><text:s text:c="4"/>3463529 reassemblies required</text:p>
            <text:p text:style-name="P6"><text:s text:c="4"/>636730 packets reassembled ok</text:p>
            <text:p text:style-name="P6"><text:s text:c="4"/>5 packet reassembles failed</text:p>
            <text:p text:style-name="P6"><text:s text:c="4"/>310797 fragments created</text:p>
            <text:p text:style-name="P6">(ICMP statistics truncated)</text:p>
            <text:p text:style-name="P12"><text:s text:c="2"/></text:p>
          </table:table-cell>
        </table:table-row>
      </table:table>
      <table:table table:name="Tabela321" table:style-name="Tabela321">
        <table:table-column table:style-name="Tabela321.A"/>
        <table:table-row>
          <table:table-cell table:style-name="Tabela321.A1" office:value-type="string">
            <text:p text:style-name="P11"><text:span text:style-name="T1">Note: </text:span>For verbosity, the long names for the various flags were given. Most can be abbreviated to avoid excessive typing (e.g. netstat -tn, netstat -tlp, netstat -r, and netstat -sw). </text:p>
          </table:table-cell>
        </table:table-row>
      </table:table>
      <text:p text:style-name="P5">While netstat is a common utility, hopefully this has demonstrated some different ways to make use of the command. For more information see man 8 netstat. </text:p>
      <text:p text:style-name="Text_20_body"/>
      <text:p text:style-name="Text_20_body"/>
      <text:p text:style-name="Text_20_body"/>
      <text:p text:style-name="Text_20_body"/>
      <text:p text:style-name="Text_20_body"/>
      <text:p text:style-name="Text_20_body"><text:soft-page-break/>8.  Tips and Tricks</text:p>
      <text:p text:style-name="Text_20_body">An introduction to info</text:p>
      <text:p text:style-name="P5">This week's tip introduces the info command. Just about everyone has used the man command to look up information on a command, but the info command is less well known. However, it's actually the preferred documentation method of many programmers. So if man doesn't have what you're looking for, try using info instead. </text:p>
      <text:p text:style-name="P5">info uses the concept of nodes for information. Each page of information on a topic is a node and you can navigate between nodes using n to move forward and p to move backwards. To get started with info, just type info at the command prompt. There's an easy to follow tutorial you can view by typing h or, for just a list of available commands, type ?. </text:p>
      <text:p text:style-name="P5">If you're looking for documentation on a specific command, you can use info command (e.g. info tar). If you're not quite sure what the command name is, but want to search, add the --apropos=STRING option. For example, if you're looking for documentation on mysqld, you could use info --apropos=mysqld. This displays a list of nodes with information on mysqld. </text:p>
      <text:p text:style-name="P5">This is just an introduction to info, but hopefully it will help you get to know your system a little better. Remember, to get started with the primer, use info and the press h. </text:p>
      <text:p text:style-name="Text_20_body"/>
      <text:p text:style-name="Text_20_body"/>
      <text:p text:style-name="Text_20_body">9.  Tips and Tricks</text:p>
      <text:p text:style-name="Text_20_body">An introduction to sudo</text:p>
      <text:p text:style-name="P5">This week's tip demonstrates some common uses of sudo which allows normal users to run commands with elevated privileges. This week we look at using sudo to view log files and handle basic user administration. </text:p>
      <text:p text:style-name="P1"><text:bookmark text:name="doc_chap9_pre11"/></text:p>
      <table:table table:name="Tabela322" table:style-name="Tabela322">
        <table:table-column table:style-name="Tabela322.A"/>
        <table:table-row>
          <table:table-cell table:style-name="Tabela322.A1" office:value-type="string">
            <text:p text:style-name="P9">Code Listing 9.1: Getting sudo</text:p>
          </table:table-cell>
        </table:table-row>
        <table:table-row>
          <table:table-cell table:style-name="Tabela322.A2" office:value-type="string">
            <text:p text:style-name="P6">% emerge app-admin/sudo</text:p>
            <text:p text:style-name="P12"><text:s text:c="2"/></text:p>
          </table:table-cell>
        </table:table-row>
      </table:table>
      <text:p text:style-name="P5">The first thing to do is set up the /etc/sudoers file which controls all the privileges handled by sudo. Instead of editing this file directly, use the visudo command. For a full list of configuration options, see the sudoers man page (man 5 sudoers). </text:p>
      <text:p text:style-name="Text_20_body">This file is just an example and demonstrates how to create command and user aliases. </text:p>
      <text:p text:style-name="P1"><text:bookmark text:name="doc_chap9_pre2"/></text:p>
      <table:table table:name="Tabela323" table:style-name="Tabela323">
        <table:table-column table:style-name="Tabela323.A"/>
        <table:table-row>
          <table:table-cell table:style-name="Tabela323.A1" office:value-type="string">
            <text:p text:style-name="P9">Code Listing 9.2: /etc/sudoers</text:p>
          </table:table-cell>
        </table:table-row>
        <table:table-row>
          <table:table-cell table:style-name="Tabela323.A2" office:value-type="string">
            <text:p text:style-name="P6"># sudoers file.</text:p>
            <text:p text:style-name="P6">#</text:p>
            <text:p text:style-name="P6"># This file MUST be edited with the 'visudo' command as root.</text:p>
            <text:p text:style-name="P6">#</text:p>
            <text:p text:style-name="P6"># See the sudoers man page for the details on how to write a sudoers file.</text:p>
            <text:p text:style-name="P6">#</text:p>
            <text:p text:style-name="P6"/>
            <text:p text:style-name="P6"># User alias specification</text:p>
            <text:p text:style-name="P6">User_Alias <text:s text:c="5"/>HELPDESK <text:s/>= jfox, helpdesk</text:p>
            <text:p text:style-name="P6">User_Alias <text:s text:c="5"/>SYSADMINS = david, jc</text:p>
            <text:p text:style-name="P6"/>
            <text:p text:style-name="P6"># Cmnd alias specification</text:p>
            <text:p text:style-name="P6"># Create aliases for all commands used in viewing files</text:p>
            <text:p text:style-name="P6">Cmnd_Alias <text:s text:c="5"/>VIEW = /bin/cat, /bin/grep, /bin/more, /usr/bin/head, \</text:p>
            <text:p text:style-name="P6"><text:s text:c="23"/>/usr/bin/tail, /usr/bin/less </text:p>
            <text:p text:style-name="P6"/>
            <text:p text:style-name="P6"><text:soft-page-break/># commands for user administration</text:p>
            <text:p text:style-name="P6">Cmnd_Alias <text:s/>USERADMIN = /usr/sbin/useradd, /usr/sbin/userdel, \</text:p>
            <text:p text:style-name="P6"><text:s text:c="24"/>/usr/sbin/usermod</text:p>
            <text:p text:style-name="P6"/>
            <text:p text:style-name="P6"># User privilege specification</text:p>
            <text:p text:style-name="P6"># Allow SYSADMINS to run any command as any user</text:p>
            <text:p text:style-name="P6">SYSADMINS <text:s text:c="2"/>ALL = ALL</text:p>
            <text:p text:style-name="P6"/>
            <text:p text:style-name="P6"># Allow <text:s/>users in HELPDESK to use the user administration commands and</text:p>
            <text:p text:style-name="P6"># to use the VIEW commands without a password</text:p>
            <text:p text:style-name="P6">HELPDESK <text:s text:c="3"/>ALL = USERADMIN, NOPASSWD:VIEW</text:p>
            <text:p text:style-name="P6"/>
            <text:p text:style-name="P6"># Allow users in the %users group to use the VIEW commands</text:p>
            <text:p text:style-name="P6">%users <text:s text:c="5"/>ALL = VIEW</text:p>
            <text:p text:style-name="P12"><text:s text:c="2"/></text:p>
          </table:table-cell>
        </table:table-row>
      </table:table>
      <text:p text:style-name="P5">Now that your /etc/sudoers file has been created, you can issue commands using sudo command. </text:p>
      <text:p text:style-name="P1"><text:bookmark text:name="doc_chap9_pre3"/></text:p>
      <table:table table:name="Tabela324" table:style-name="Tabela324">
        <table:table-column table:style-name="Tabela324.A"/>
        <table:table-row>
          <table:table-cell table:style-name="Tabela324.A1" office:value-type="string">
            <text:p text:style-name="P9">Code Listing 9.3: Examples</text:p>
          </table:table-cell>
        </table:table-row>
        <table:table-row>
          <table:table-cell table:style-name="Tabela324.A2" office:value-type="string">
            <text:p text:style-name="P6">(Viewing /var/log/critical/current as the helpdesk user)</text:p>
            <text:p text:style-name="P6">helpdesk@mybox% sudo tail /var/log/critical/current</text:p>
            <text:p text:style-name="P6"/>
            <text:p text:style-name="P6">(Adding a new user as the user jfox)</text:p>
            <text:p text:style-name="P6">jfox@mybox% sudo useradd marcus</text:p>
            <text:p text:style-name="P6">Password: password for jfox</text:p>
            <text:p text:style-name="P12"><text:s text:c="2"/></text:p>
          </table:table-cell>
        </table:table-row>
      </table:table>
      <text:p text:style-name="P5">While this is no means comprehensive, this should introduce you to some of the many possibilities of sudo. For more examples and options see the man pages or the web page at <text:a xlink:type="simple" xlink:href="http://www.courtesan.com/sudo/">http://www.courtesan.com/sudo/</text:a>. </text:p>
      <text:p text:style-name="Text_20_body"/>
      <text:p text:style-name="Text_20_body"/>
      <text:p text:style-name="Text_20_body"/>
      <text:p text:style-name="Text_20_body">9.  Tips and Tricks</text:p>
      <text:p text:style-name="Text_20_body">Using SSH for remote commands</text:p>
      <text:p text:style-name="Text_20_body">This week's tip shows a less common use of SSH. Most people use SSH to login to servers or boxes remotely. However, you can also use SSH to issue commands on remote servers without opening a full login shell. </text:p>
      <table:table table:name="Tabela325" table:style-name="Tabela325">
        <table:table-column table:style-name="Tabela325.A"/>
        <table:table-row>
          <table:table-cell table:style-name="Tabela325.A1" office:value-type="string">
            <text:p text:style-name="P9"><text:span text:style-name="T1">Note: </text:span>To use SSH without having to enter a password all the time, use <text:a xlink:type="simple" xlink:href="http://www.gentoo.org/proj/en/keychain.xml">Keychain</text:a>. </text:p>
          </table:table-cell>
        </table:table-row>
      </table:table>
      <text:p text:style-name="P5">To issue commands through SSH, simply type the command after the normal SSH login information (e.g. ssh user@host command). The following example shows you how to view log files on a remote web server. </text:p>
      <text:p text:style-name="P1"><text:bookmark text:name="doc_chap9_pre12"/></text:p>
      <table:table table:name="Tabela326" table:style-name="Tabela326">
        <table:table-column table:style-name="Tabela326.A"/>
        <table:table-row>
          <table:table-cell table:style-name="Tabela326.A1" office:value-type="string">
            <text:p text:style-name="P9">Code Listing 9.1: Viewing an Apache2 access_log</text:p>
          </table:table-cell>
        </table:table-row>
        <table:table-row>
          <table:table-cell table:style-name="Tabela326.A2" office:value-type="string">
            <text:p text:style-name="P6">% ssh david@www.example.com tail /var/log/apache2/access_log</text:p>
            <text:p text:style-name="P12"><text:s text:c="2"/></text:p>
          </table:table-cell>
        </table:table-row>
      </table:table>
      <text:p text:style-name="Text_20_body">Alternatively, you could change passwords over SSH (although using public key authentication with SSH is recommended over passwords). </text:p>
      <text:p text:style-name="P1"><text:bookmark text:name="doc_chap9_pre21"/></text:p>
      <table:table table:name="Tabela327" table:style-name="Tabela327">
        <table:table-column table:style-name="Tabela327.A"/>
        <table:table-row>
          <table:table-cell table:style-name="Tabela327.A1" office:value-type="string">
            <text:p text:style-name="P9">Code Listing 9.2: Remotely changing a password</text:p>
          </table:table-cell>
        </table:table-row>
        <text:soft-page-break/>
        <table:table-row>
          <table:table-cell table:style-name="Tabela327.A2" office:value-type="string">
            <text:p text:style-name="P6">% ssh david@example.com passwd</text:p>
            <text:p text:style-name="P6">(current) UNIX password: password</text:p>
            <text:p text:style-name="P6">New UNIX password: new_password</text:p>
            <text:p text:style-name="P6">Retype new UNIX password: new_password</text:p>
            <text:p text:style-name="P6">Changing password for david</text:p>
            <text:p text:style-name="P12"><text:s text:c="2"/></text:p>
          </table:table-cell>
        </table:table-row>
      </table:table>
      <text:p text:style-name="Text_20_body">This should get you started with remote command execution. See the SSH man pages for more options. </text:p>
      <text:p text:style-name="Text_20_body"/>
      <text:p text:style-name="Text_20_body"/>
      <text:p text:style-name="Text_20_body"/>
      <text:p text:style-name="Text_20_body">9.  Tips and Tricks</text:p>
      <text:p text:style-name="Text_20_body"><text:bookmark text:name="doc_chap9_sect11"/>Editing USE flags with ufed and euse</text:p>
      <text:p text:style-name="P5">This week's tip introduces two USE flag editors; ufed (an ncurses based utility) and euse (a command line utility). Between these two programs the days of opening /etc/make.conf and editing USE manually can be over. </text:p>
      <text:p text:style-name="P5">While euse is available in Portage, ufed is a separate package and will need to be emerged. </text:p>
      <text:p text:style-name="P1"><text:bookmark text:name="doc_chap9_pre13"/></text:p>
      <table:table table:name="Tabela328" table:style-name="Tabela328">
        <table:table-column table:style-name="Tabela328.A"/>
        <table:table-row>
          <table:table-cell table:style-name="Tabela328.A1" office:value-type="string">
            <text:p text:style-name="P9">Code Listing 9.1: Getting ufed</text:p>
          </table:table-cell>
        </table:table-row>
        <table:table-row>
          <table:table-cell table:style-name="Tabela328.A2" office:value-type="string">
            <text:p text:style-name="P6"># emerge app-portage/ufed</text:p>
            <text:p text:style-name="P12"><text:s text:c="2"/></text:p>
          </table:table-cell>
        </table:table-row>
      </table:table>
      <text:p text:style-name="P5">Using ufed is very simple. Make sure you're root and simply type ufed. An ncurses based interface to all USE flags should start and you can select them as you like. After you're done, just select Save and you're done. </text:p>
      <text:p text:style-name="P5">While ufed provides a full menu for editing USE flags, euse is handy when you need to quickly add or remove a USE flag. To add a USE flag, use euse -E flag. To remove a flag, use euse -D flag. To list your USE flags, use euse -i. </text:p>
      <text:p text:style-name="P1"><text:bookmark text:name="doc_chap9_pre22"/></text:p>
      <table:table table:name="Tabela329" table:style-name="Tabela329">
        <table:table-column table:style-name="Tabela329.A"/>
        <table:table-row>
          <table:table-cell table:style-name="Tabela329.A1" office:value-type="string">
            <text:p text:style-name="P9">Code Listing 9.2: Using euse</text:p>
          </table:table-cell>
        </table:table-row>
        <table:table-row>
          <table:table-cell table:style-name="Tabela329.A2" office:value-type="string">
            <text:p text:style-name="P6">(Example: Adding mozilla as a USE flag)</text:p>
            <text:p text:style-name="P6"># euse -E mozilla</text:p>
            <text:p text:style-name="P6"/>
            <text:p text:style-name="P6">(Example: Removing mozilla as a USE flag)</text:p>
            <text:p text:style-name="P6"># euse -D mozilla</text:p>
            <text:p text:style-name="P12"><text:s text:c="2"/></text:p>
          </table:table-cell>
        </table:table-row>
      </table:table>
      <text:p text:style-name="P5">For more information on using these two programs, see man 1 euse and man 8 ufed. </text:p>
      <text:p text:style-name="Text_20_body"/>
      <text:p text:style-name="Text_20_body"/>
      <text:p text:style-name="Text_20_body">9.  Tips and Tricks</text:p>
      <text:p text:style-name="Text_20_body">Converting data with units</text:p>
      <text:p text:style-name="P5">This week's tip shows you how to use the units command which is a nifty utility that converts quantities between scales (e.g. meters to feet or kilograms to pounds). While not an essential tool, it can certainly be convenient at times. </text:p>
      <text:p text:style-name="P1"><text:bookmark text:name="doc_chap9_pre14"/></text:p>
      <table:table table:name="Tabela330" table:style-name="Tabela330">
        <table:table-column table:style-name="Tabela330.A"/>
        <table:table-row>
          <table:table-cell table:style-name="Tabela330.A1" office:value-type="string">
            <text:p text:style-name="P9">Code Listing 9.1: Getting units<text:soft-page-break/></text:p>
          </table:table-cell>
        </table:table-row>
        <table:table-row>
          <table:table-cell table:style-name="Tabela330.A2" office:value-type="string">
            <text:p text:style-name="P6"># emerge app-sci/units</text:p>
            <text:p text:style-name="P12"><text:s text:c="2"/></text:p>
          </table:table-cell>
        </table:table-row>
      </table:table>
      <text:p text:style-name="P5">There are two ways to use the units command, interactively and non-interactively. To use it interactively, simply issue the command units. </text:p>
      <text:p text:style-name="P1"><text:bookmark text:name="doc_chap9_pre23"/></text:p>
      <table:table table:name="Tabela331" table:style-name="Tabela331">
        <table:table-column table:style-name="Tabela331.A"/>
        <table:table-row>
          <table:table-cell table:style-name="Tabela331.A1" office:value-type="string">
            <text:p text:style-name="P9">Code Listing 9.2: Using units interactively</text:p>
          </table:table-cell>
        </table:table-row>
        <table:table-row>
          <table:table-cell table:style-name="Tabela331.A2" office:value-type="string">
            <text:p text:style-name="P6">% units</text:p>
            <text:p text:style-name="P6">1948 units, 71 prefixes, 28 functions</text:p>
            <text:p text:style-name="P6"/>
            <text:p text:style-name="P6">You have: 1 meter</text:p>
            <text:p text:style-name="P6">You want: feet</text:p>
            <text:p text:style-name="P6"><text:s text:c="8"/>* 3.2808399</text:p>
            <text:p text:style-name="P6"><text:s text:c="8"/>/ 0.3048</text:p>
            <text:p text:style-name="P6">You have: 3 kilograms</text:p>
            <text:p text:style-name="P6">You want: pounds</text:p>
            <text:p text:style-name="P6"><text:s text:c="8"/>* 6.6138679</text:p>
            <text:p text:style-name="P6"><text:s text:c="8"/>/ 0.15119746</text:p>
            <text:p text:style-name="P12"><text:s text:c="2"/></text:p>
          </table:table-cell>
        </table:table-row>
      </table:table>
      <text:p text:style-name="Text_20_body">The first number (prefixed by a *) indicates the conversion as you specified (i.e. there are about 3.28 feet in a meter). The second number is the conversion in the opposite direction (i.e. there are about 0.3 meters in a foot). </text:p>
      <text:p text:style-name="P5">To use units non-interactively, issue the command followed by the original expression and then the new expression. </text:p>
      <text:p text:style-name="P1"><text:bookmark text:name="doc_chap9_pre31"/></text:p>
      <table:table table:name="Tabela332" table:style-name="Tabela332">
        <table:table-column table:style-name="Tabela332.A"/>
        <table:table-row>
          <table:table-cell table:style-name="Tabela332.A1" office:value-type="string">
            <text:p text:style-name="P9">Code Listing 9.3: Using units non-interactively</text:p>
          </table:table-cell>
        </table:table-row>
        <table:table-row>
          <table:table-cell table:style-name="Tabela332.A2" office:value-type="string">
            <text:p text:style-name="P6">(How many pecks are in a bushel?)</text:p>
            <text:p text:style-name="P6">% units '1 bushel' 'peck'</text:p>
            <text:p text:style-name="P6"><text:s text:c="8"/>* 4</text:p>
            <text:p text:style-name="P6"><text:s text:c="8"/>/ 0.25</text:p>
            <text:p text:style-name="P6"/>
            <text:p text:style-name="P6">(How many miles per hour are in a knot?)</text:p>
            <text:p text:style-name="P6">% units '1 knot' 'mph'</text:p>
            <text:p text:style-name="P6"><text:s text:c="8"/>* 1.1507794</text:p>
            <text:p text:style-name="P6"><text:s text:c="8"/>/ 0.86897624</text:p>
            <text:p text:style-name="P12"><text:s text:c="2"/></text:p>
          </table:table-cell>
        </table:table-row>
      </table:table>
      <table:table table:name="Tabela333" table:style-name="Tabela333">
        <table:table-column table:style-name="Tabela333.A"/>
        <table:table-row>
          <table:table-cell table:style-name="Tabela333.A1" office:value-type="string">
            <text:p text:style-name="P9"><text:span text:style-name="T1">Note: </text:span>A 'knot' is one nautical mile per hour. </text:p>
          </table:table-cell>
        </table:table-row>
      </table:table>
      <text:p text:style-name="P5">See the man page (man units) for more information on the units command. </text:p>
      <text:p text:style-name="Text_20_body"/>
      <text:p text:style-name="Text_20_body"/>
      <text:p text:style-name="Text_20_body">9.  Tips and Tricks</text:p>
      <text:p text:style-name="Text_20_body">Creating ScreenShots with import </text:p>
      <text:p text:style-name="P5">This week's tip shows you how to take screenshots of your desktop or individual windows using the import command. import is provided by ImageMagick so you'll need to install it from portage. </text:p>
      <text:p text:style-name="P1"><text:bookmark text:name="doc_chap9_pre15"/></text:p>
      <table:table table:name="Tabela334" table:style-name="Tabela334">
        <table:table-column table:style-name="Tabela334.A"/>
        <table:table-row>
          <table:table-cell table:style-name="Tabela334.A1" office:value-type="string">
            <text:p text:style-name="P9">Code Listing 9.1: Getting ImageMagick</text:p>
          </table:table-cell>
        </table:table-row>
        <table:table-row>
          <table:table-cell table:style-name="Tabela334.A2" office:value-type="string">
            <text:p text:style-name="P6"># emerge media-gfx/imagemagick</text:p>
            <text:p text:style-name="P12"><text:soft-page-break/><text:s text:c="2"/></text:p>
          </table:table-cell>
        </table:table-row>
      </table:table>
      <text:p text:style-name="P5">Now that ImageMagick is installed, you can use it to take screenshots of either your entire desktop, parts of it, or just individual windows. First, let's look at taking a screenshot of your entire desktop and saving it as the file desktop.png. </text:p>
      <table:table table:name="Tabela335" table:style-name="Tabela335">
        <table:table-column table:style-name="Tabela335.A"/>
        <table:table-row>
          <table:table-cell table:style-name="Tabela335.A1" office:value-type="string">
            <text:p text:style-name="P9"><text:span text:style-name="T1">Note: </text:span>To use other image formats such as jpg, simply specify that file extension and import will create it in that format (i.e. desktop.jpg). </text:p>
          </table:table-cell>
        </table:table-row>
      </table:table>
      <text:p text:style-name="P1"><text:bookmark text:name="doc_chap9_pre24"/></text:p>
      <table:table table:name="Tabela336" table:style-name="Tabela336">
        <table:table-column table:style-name="Tabela336.A"/>
        <table:table-row>
          <table:table-cell table:style-name="Tabela336.A1" office:value-type="string">
            <text:p text:style-name="P9">Code Listing 9.2: Desktop Screenshot</text:p>
          </table:table-cell>
        </table:table-row>
        <table:table-row>
          <table:table-cell table:style-name="Tabela336.A2" office:value-type="string">
            <text:p text:style-name="P6">% import -window root desktop.png</text:p>
            <text:p text:style-name="P12"><text:s text:c="2"/></text:p>
          </table:table-cell>
        </table:table-row>
      </table:table>
      <text:p text:style-name="P5">Next we'll look at taking a screenshot of just one window. To do this, use the import command and click on the window you want to capture. </text:p>
      <text:p text:style-name="P1"><text:bookmark text:name="doc_chap9_pre32"/></text:p>
      <table:table table:name="Tabela337" table:style-name="Tabela337">
        <table:table-column table:style-name="Tabela337.A"/>
        <table:table-row>
          <table:table-cell table:style-name="Tabela337.A1" office:value-type="string">
            <text:p text:style-name="P9">Code Listing 9.3: Window Screenshot</text:p>
          </table:table-cell>
        </table:table-row>
        <table:table-row>
          <table:table-cell table:style-name="Tabela337.A2" office:value-type="string">
            <text:p text:style-name="P6">(First, specify the file to save)</text:p>
            <text:p text:style-name="P6">% import gvim.png</text:p>
            <text:p text:style-name="P6">(Now click on your gvim window to take the screenshot)</text:p>
            <text:p text:style-name="P12"><text:s text:c="2"/></text:p>
          </table:table-cell>
        </table:table-row>
      </table:table>
      <text:p text:style-name="P5">This should get you started but there are many other things you can do with import and ImageMagick. To see a list of the many options that can be passed to import, see the man page (man 1 import). </text:p>
      <text:p text:style-name="Text_20_body"/>
      <text:p text:style-name="Text_20_body">9.  Tips and Tricks</text:p>
      <text:p text:style-name="Text_20_body">Using script</text:p>
      <text:p text:style-name="P5">This week's tip shows you how to use script as a way to store or share everything printed during a terminal session. This can be a great way to remotely demonstrate command-line Linux to a less experienced user. Alternatively, it's a good way to keep a record of everything you do (or did) for a specific session. </text:p>
      <text:p text:style-name="P5">First we'll look at keeping a record of everything. The can be done by just issuing the command script. The output of your session will be written to a file named typescript. If you want to specify a file other than the default, use script file where file is the name of the file storing the session. </text:p>
      <text:p text:style-name="P1"><text:bookmark text:name="doc_chap9_pre16"/></text:p>
      <table:table table:name="Tabela338" table:style-name="Tabela338">
        <table:table-column table:style-name="Tabela338.A"/>
        <table:table-row>
          <table:table-cell table:style-name="Tabela338.A1" office:value-type="string">
            <text:p text:style-name="P9">Code Listing 9.1: Creating a script session</text:p>
          </table:table-cell>
        </table:table-row>
        <table:table-row>
          <table:table-cell table:style-name="Tabela338.A2" office:value-type="string">
            <text:p text:style-name="P6">% script</text:p>
            <text:p text:style-name="P6">Script started, file is typescript</text:p>
            <text:p text:style-name="P6">% uptime</text:p>
            <text:p text:style-name="P6"><text:s/>13:27:53 up 89 days, <text:s/>3:50, <text:s/>1 user, <text:s/>load average: 0.27, 0.35, 0.29</text:p>
            <text:p text:style-name="P6">% uname -srvmpio</text:p>
            <text:p text:style-name="P6">Linux 2.4.20-gentoo-r4 #1 SMP Fri May 9 08:54:35 EDT 2003 i686 Intel(R) Xeon(TM)</text:p>
            <text:p text:style-name="P6"><text:s/>CPU 2.00GHz GenuineIntel GNU/Linux</text:p>
            <text:p text:style-name="P6">% exit</text:p>
            <text:p text:style-name="P12">Script done, file is typescript</text:p>
          </table:table-cell>
        </table:table-row>
      </table:table>
      <text:p text:style-name="P5">The session file can be reviewed later with a pager such as more, less, or cat. </text:p>
      <text:p text:style-name="P1"><text:bookmark text:name="doc_chap9_pre25"/></text:p>
      <table:table table:name="Tabela339" table:style-name="Tabela339">
        <table:table-column table:style-name="Tabela339.A"/>
        <table:table-row>
          <table:table-cell table:style-name="Tabela339.A1" office:value-type="string">
            <text:p text:style-name="P9">Code Listing 9.2: Viewing a script session</text:p>
          </table:table-cell>
        </table:table-row>
        <table:table-row>
          <table:table-cell table:style-name="Tabela339.A2" office:value-type="string">
            <text:p text:style-name="P6">% more typescript</text:p>
            <text:p text:style-name="P6"><text:soft-page-break/>Script started on Wed Aug <text:s/>6 13:27:47 2003</text:p>
            <text:p text:style-name="P6">% uptime</text:p>
            <text:p text:style-name="P6"><text:s/>13:27:53 up 89 days, <text:s/>3:50, <text:s/>1 user, <text:s/>load average: 0.27, 0.35, 0.29</text:p>
            <text:p text:style-name="P6">% uname -srvmpio</text:p>
            <text:p text:style-name="P6">Linux 2.4.20-gentoo-r4 #1 SMP Fri May 9 08:54:35 EDT 2003 i686 Intel(R) Xeon(TM)</text:p>
            <text:p text:style-name="P6"><text:s/>CPU 2.00GHz GenuineIntel GNU/Linux</text:p>
            <text:p text:style-name="P6">% exit</text:p>
            <text:p text:style-name="P6"/>
            <text:p text:style-name="P12">Script done on Wed Aug <text:s/>6 13:28:01 2003</text:p>
          </table:table-cell>
        </table:table-row>
      </table:table>
      <text:p text:style-name="P5">Now we'll look at sharing a terminal session. The easiest way to do this is combining script with mkfifo (which creates a named pipe). Note that you need to use the -f option (script -f) to flush output after each write. This way, the terminal can be written to by User A and viewed in (near) real time by User B. </text:p>
      <text:p text:style-name="P1"><text:bookmark text:name="doc_chap9_pre33"/></text:p>
      <table:table table:name="Tabela340" table:style-name="Tabela340">
        <table:table-column table:style-name="Tabela340.A"/>
        <table:table-row>
          <table:table-cell table:style-name="Tabela340.A1" office:value-type="string">
            <text:p text:style-name="P9">Code Listing 9.3: User A's terminal</text:p>
          </table:table-cell>
        </table:table-row>
        <table:table-row>
          <table:table-cell table:style-name="Tabela340.A2" office:value-type="string">
            <text:p text:style-name="P6">% mkfifo demo; script -f demo</text:p>
            <text:p text:style-name="P6">Script started, file is demo</text:p>
            <text:p text:style-name="P6">% echo 'Hello World'</text:p>
            <text:p text:style-name="P6">Hello World</text:p>
            <text:p text:style-name="P6">% exit</text:p>
            <text:p text:style-name="P12">Script done, file is demo</text:p>
          </table:table-cell>
        </table:table-row>
      </table:table>
      <table:table table:name="Tabela341" table:style-name="Tabela341">
        <table:table-column table:style-name="Tabela341.A"/>
        <table:table-row>
          <table:table-cell table:style-name="Tabela341.A1" office:value-type="string">
            <text:p text:style-name="P11"><text:span text:style-name="T1">Note: </text:span>User A's terminal will wait for input until User B issues the cat command (or accesses the named pipe). </text:p>
          </table:table-cell>
        </table:table-row>
      </table:table>
      <text:p text:style-name="P1"><text:bookmark text:name="doc_chap9_pre4"/></text:p>
      <table:table table:name="Tabela342" table:style-name="Tabela342">
        <table:table-column table:style-name="Tabela342.A"/>
        <table:table-row>
          <table:table-cell table:style-name="Tabela342.A1" office:value-type="string">
            <text:p text:style-name="P9">Code Listing 9.4: User B's terminal</text:p>
          </table:table-cell>
        </table:table-row>
        <table:table-row>
          <table:table-cell table:style-name="Tabela342.A2" office:value-type="string">
            <text:p text:style-name="P6">% cat demo</text:p>
            <text:p text:style-name="P6">Script started on Wed Aug <text:s/>6 13:48:51 2003</text:p>
            <text:p text:style-name="P6">% echo 'Hello World'</text:p>
            <text:p text:style-name="P6">Hello World</text:p>
            <text:p text:style-name="P6">% exit</text:p>
            <text:p text:style-name="P6"/>
            <text:p text:style-name="P12">Script done on Wed Aug <text:s/>6 13:49:04 2003</text:p>
          </table:table-cell>
        </table:table-row>
      </table:table>
      <text:p text:style-name="P5">There are many other ways script could be used - hopefully this will give you some ideas to get you started. </text:p>
      <text:p text:style-name="Text_20_body"/>
      <text:p text:style-name="Text_20_body"/>
      <text:p text:style-name="Text_20_body">9.  Tips and Tricks</text:p>
      <text:p text:style-name="Text_20_body">A Quick and Easy Password Generator</text:p>
      <text:p text:style-name="P5">This week's tip shows you how to quickly generate a list of passwords using /dev/urandom, and uuencode. </text:p>
      <text:p text:style-name="P1"><text:bookmark text:name="doc_chap9_pre17"/></text:p>
      <table:table table:name="Tabela343" table:style-name="Tabela343">
        <table:table-column table:style-name="Tabela343.A"/>
        <table:table-row>
          <table:table-cell table:style-name="Tabela343.A1" office:value-type="string">
            <text:p text:style-name="P9">Code Listing 9.1</text:p>
          </table:table-cell>
        </table:table-row>
        <table:table-row>
          <table:table-cell table:style-name="Tabela343.A2" office:value-type="string">
            <text:p text:style-name="P6">% dd if=/dev/urandom count=1 2&gt; /dev/null | uuencode -m - | head -n 2 | tail -n 1 | cut -c-8</text:p>
            <text:p text:style-name="P12">v1/oVN+S</text:p>
          </table:table-cell>
        </table:table-row>
      </table:table>
      <text:p text:style-name="P5">The options for the cut command indicate the length of the password generated (in this case, 8 characters). This could easily be expanded to generate a whole list of passwords using the for command. </text:p>
      <text:p text:style-name="P1"><text:bookmark text:name="doc_chap9_pre26"/></text:p>
      <table:table table:name="Tabela344" table:style-name="Tabela344">
        <table:table-column table:style-name="Tabela344.A"/>
        <text:soft-page-break/>
        <table:table-row>
          <table:table-cell table:style-name="Tabela344.A1" office:value-type="string">
            <text:p text:style-name="P9">Code Listing 9.2</text:p>
          </table:table-cell>
        </table:table-row>
        <table:table-row>
          <table:table-cell table:style-name="Tabela344.A2" office:value-type="string">
            <text:p text:style-name="P6">% for ((n=0;n&lt;10;n++)); do dd if=/dev/urandom count=1 2&gt; /dev/null | uuencode -m -| head -n 2 \</text:p>
            <text:p text:style-name="P6"><text:s text:c="2"/>| tail -n 1 | cut -c-8; done</text:p>
            <text:p text:style-name="P6">rSQpeNNr</text:p>
            <text:p text:style-name="P6">PesAIgAb</text:p>
            <text:p text:style-name="P6">GUEgoUwT</text:p>
            <text:p text:style-name="P6">U3p+kfqa</text:p>
            <text:p text:style-name="P6">WSgSwgq6</text:p>
            <text:p text:style-name="P6">+9aGihvl</text:p>
            <text:p text:style-name="P6">dYfcaV3b</text:p>
            <text:p text:style-name="P6">guFtI7eZ</text:p>
            <text:p text:style-name="P6">+kzKuW0f</text:p>
            <text:p text:style-name="P12">jJpW/8yO</text:p>
          </table:table-cell>
        </table:table-row>
      </table:table>
      <text:p text:style-name="P5">To create a longer or shorter list, just change the limit in for (in this case 10). </text:p>
      <text:p text:style-name="P5">If you want to generate WEP keys for wireless networking, you can use a similar procedure, replacing uuencode with md5sum: </text:p>
      <text:p text:style-name="P1"><text:bookmark text:name="doc_chap9_pre34"/></text:p>
      <table:table table:name="Tabela345" table:style-name="Tabela345">
        <table:table-column table:style-name="Tabela345.A"/>
        <table:table-row>
          <table:table-cell table:style-name="Tabela345.A1" office:value-type="string">
            <text:p text:style-name="P9">Code Listing 9.3</text:p>
          </table:table-cell>
        </table:table-row>
        <table:table-row>
          <table:table-cell table:style-name="Tabela345.A2" office:value-type="string">
            <text:p text:style-name="P6">% dd if=/dev/urandom count=1 2&gt; /dev/null | md5sum | head -n 2 | tail -n 1 | cut -c-26</text:p>
            <text:p text:style-name="P12">aaab69457c239ef1d52617d1fa</text:p>
          </table:table-cell>
        </table:table-row>
      </table:table>
      <text:p text:style-name="Text_20_body"/>
      <text:p text:style-name="Text_20_body"/>
      <text:p text:style-name="Text_20_body"/>
      <text:p text:style-name="Text_20_body"/>
      <text:p text:style-name="Text_20_body"/>
      <text:p text:style-name="Text_20_body">9.  Tips and Tricks</text:p>
      <text:p text:style-name="Text_20_body">All about:Mozilla</text:p>
      <text:p text:style-name="P5">This week's tip shows you some useful tricks in Mozilla - specifically the about: address. To access these special pages in Mozilla (or any Mozilla based browser), just enter the URL into the location bar. </text:p>
      <text:p text:style-name="Text_20_body">There are six main pages you can access to view some hidden options in Mozilla. These are: </text:p>
      <text:list xml:id="list1441462901" text:style-name="L17">
        <text:list-item>
          <text:p text:style-name="P40">about: </text:p>
        </text:list-item>
      </text:list>
      <text:list xml:id="list1219494855" text:style-name="L18">
        <text:list-item>
          <text:p text:style-name="P41">about:cache </text:p>
        </text:list-item>
      </text:list>
      <text:list xml:id="list115495363" text:style-name="L19">
        <text:list-item>
          <text:p text:style-name="P42">about:config </text:p>
        </text:list-item>
      </text:list>
      <text:list xml:id="list1661009213" text:style-name="L20">
        <text:list-item>
          <text:p text:style-name="P43">about:credits </text:p>
        </text:list-item>
      </text:list>
      <text:list xml:id="list1970361589" text:style-name="L21">
        <text:list-item>
          <text:p text:style-name="P44">about:mozilla </text:p>
        </text:list-item>
      </text:list>
      <text:list xml:id="list432230783" text:style-name="L22">
        <text:list-item>
          <text:p text:style-name="P30">about:plugins </text:p>
        </text:list-item>
      </text:list>
      <text:p text:style-name="P5">The addresses about:, about:credits, and about:mozilla show you some information about the people behind Mozilla and contain links to Mozilla licensing information. </text:p>
      <text:p text:style-name="P5">The next address, about:cache, displays your cache information (both disk and memory). Entering this address should display something similar to the following: </text:p>
      <text:p text:style-name="P1"><text:bookmark text:name="doc_chap9_pre18"/></text:p>
      <table:table table:name="Tabela346" table:style-name="Tabela346">
        <table:table-column table:style-name="Tabela346.A"/>
        <table:table-row>
          <table:table-cell table:style-name="Tabela346.A1" office:value-type="string">
            <text:p text:style-name="P9">Code Listing 9.1: about:cache</text:p>
          </table:table-cell>
        </table:table-row>
        <table:table-row>
          <table:table-cell table:style-name="Tabela346.A2" office:value-type="string">
            <text:p text:style-name="P6">Memory cache device</text:p>
            <text:p text:style-name="P6"/>
            <text:p text:style-name="P6"><text:soft-page-break/>Number of entries: <text:s text:c="5"/>210</text:p>
            <text:p text:style-name="P6">Maximum storage size: <text:s text:c="2"/>4096 k</text:p>
            <text:p text:style-name="P6">Storage in use: <text:s text:c="8"/>3943 k</text:p>
            <text:p text:style-name="P6">Inactive Storage: <text:s text:c="6"/>2630 k</text:p>
            <text:p text:style-name="P6"/>
            <text:p text:style-name="P6">List Cache Entries</text:p>
            <text:p text:style-name="P6">-----------------------------------------------------------------------------</text:p>
            <text:p text:style-name="P6">Disk cache device</text:p>
            <text:p text:style-name="P6"/>
            <text:p text:style-name="P6">Number of entries: <text:s text:c="5"/>1468</text:p>
            <text:p text:style-name="P6">Maximum storage size: <text:s text:c="2"/>50000 k</text:p>
            <text:p text:style-name="P6">Storage in use: <text:s text:c="8"/>10180 k</text:p>
            <text:p text:style-name="P6">Cache Directory: <text:s text:c="7"/>/home/david/.galeon/mozilla/galeon/Cache</text:p>
            <text:p text:style-name="P6"/>
            <text:p text:style-name="P6">List Cache Entries</text:p>
            <text:p text:style-name="P12"><text:s text:c="2"/></text:p>
          </table:table-cell>
        </table:table-row>
      </table:table>
      <text:p text:style-name="P5">The next address, about:plugins, displays all the plugins available in Mozilla. This is a great way to see what you have installed and troubleshoot why a particular plugin may not be working. </text:p>
      <text:p text:style-name="P5">The last address, about:config, displays just about every single configuration option available to Mozilla. In most Mozilla-based browsers, you can modify these values directly from this page - saving quite a bit of typing and editing preference files. </text:p>
      <text:p text:style-name="Text_20_body"><text:bookmark text:name="doc_chap10"/>10.  Featured Quote/Signature of the Week</text:p>
      <text:p text:style-name="Text_20_body">This week we're featuring forum user <text:a xlink:type="simple" xlink:href="http://forums.gentoo.org/profile.php?mode=viewprofile&amp;u=25078">senectus</text:a>'s sig: "Imagine a school with children that can read and write, but with teachers who cannot, and you have a metaphor of the Information Age in which we live." - Peter Cochrane. </text:p>
      <text:p text:style-name="Text_20_body"><text:bookmark text:name="doc_chap11"/></text:p>
      <text:p text:style-name="Text_20_body"/>
      <text:p text:style-name="Text_20_body"/>
      <text:p text:style-name="Text_20_body">9.  Tips and Tricks</text:p>
      <text:p text:style-name="Text_20_body">Accessing the Kazaa network without Wine</text:p>
      <text:p text:style-name="Text_20_body">This week's tip shows you how to use <text:a xlink:type="simple" xlink:href="http://gift.sourceforge.net/">giFT</text:a> to access the Kazaa network without using WINE. </text:p>
      <text:p text:style-name="Text_20_body">The first step is to install giFT itself and the plugin for Kazaa network. giFT-fasttrack developers have not made an official release yet and the only way to get the plugin is through CVS. To install giFT run the following: </text:p>
      <text:p text:style-name="P1"><text:bookmark text:name="doc_chap9_pre19"/></text:p>
      <table:table table:name="Tabela347" table:style-name="Tabela347">
        <table:table-column table:style-name="Tabela347.A"/>
        <table:table-row>
          <table:table-cell table:style-name="Tabela347.A1" office:value-type="string">
            <text:p text:style-name="P9">Code Listing 9.1: Getting giFT</text:p>
          </table:table-cell>
        </table:table-row>
        <table:table-row>
          <table:table-cell table:style-name="Tabela347.A2" office:value-type="string">
            <text:p text:style-name="P6"><text:s text:c="4"/># ACCEPT_KEYWORDS="~x86" emerge gift</text:p>
            <text:p text:style-name="P6"><text:s text:c="4"/># ACCEPT_KEYWORDS="~x86" emerge gift-fasttrack-cvs</text:p>
            <text:p text:style-name="P12"><text:s text:c="2"/></text:p>
          </table:table-cell>
        </table:table-row>
      </table:table>
      <table:table table:name="Tabela348" table:style-name="Tabela348">
        <table:table-column table:style-name="Tabela348.A"/>
        <table:table-row>
          <table:table-cell table:style-name="Tabela348.A1" office:value-type="string">
            <text:p text:style-name="P9"><text:span text:style-name="T1">Note: </text:span>In both cases replace "~x86" with your architecture. </text:p>
          </table:table-cell>
        </table:table-row>
      </table:table>
      <text:p text:style-name="Text_20_body">Because giFT is only a daemon we need to install some client. There are a number of choices available. In portage you can find: </text:p>
      <text:list xml:id="list629298686" text:style-name="L23">
        <text:list-item>
          <text:p text:style-name="P45">giftcurs - console client based on ncurses library </text:p>
        </text:list-item>
      </text:list>
      <text:list xml:id="list289783459" text:style-name="L24">
        <text:list-item>
          <text:p text:style-name="P46">giftoxic - gtk2 client </text:p>
        </text:list-item>
      </text:list>
      <text:list xml:id="list683080486" text:style-name="L25">
        <text:list-item>
          <text:p text:style-name="P31">giftui - one more gtk2 client. </text:p>
        </text:list-item>
      </text:list>
      <text:p text:style-name="Text_20_body">The are other clients available as well (check giFT project page), but these are the ones available in portage. </text:p>
      <text:p text:style-name="P5"><text:soft-page-break/>In order to configure giFT run giFT-setup. On the step when you will be prompted for the plugins enter: OpenFT:FastTrack. OpenFT has to be there, otherwise the whole thing won't work. </text:p>
      <text:p text:style-name="Text_20_body">Now, when we have installed and configured giFT you can run it by issuing this command: </text:p>
      <text:p text:style-name="P1"><text:bookmark text:name="doc_chap9_pre27"/></text:p>
      <table:table table:name="Tabela349" table:style-name="Tabela349">
        <table:table-column table:style-name="Tabela349.A"/>
        <table:table-row>
          <table:table-cell table:style-name="Tabela349.A1" office:value-type="string">
            <text:p text:style-name="P9">Code Listing 9.2: Running giFT</text:p>
          </table:table-cell>
        </table:table-row>
        <table:table-row>
          <table:table-cell table:style-name="Tabela349.A2" office:value-type="string">
            <text:p text:style-name="P6"><text:s text:c="4"/>% giFT -d</text:p>
            <text:p text:style-name="P6"><text:s text:c="4"/>(gift_client_here (e.g.: giFTcurs for giftcurs package))</text:p>
            <text:p text:style-name="P6"><text:s text:c="4"/>% giFTcurs</text:p>
            <text:p text:style-name="P12"><text:s text:c="2"/></text:p>
          </table:table-cell>
        </table:table-row>
      </table:table>
      <table:table table:name="Tabela350" table:style-name="Tabela350">
        <table:table-column table:style-name="Tabela350.A"/>
        <table:table-row>
          <table:table-cell table:style-name="Tabela350.A1" office:value-type="string">
            <text:p text:style-name="P9"><text:span text:style-name="T1">Note: </text:span>This week's tip was submitted by <text:a xlink:type="simple" xlink:href="mailto:svyatogor%20at%20gentoo%20dot%20org@gentoo.org">Svyatogor</text:a> </text:p>
          </table:table-cell>
        </table:table-row>
      </table:table>
      <text:p text:style-name="Text_20_body"/>
      <text:p text:style-name="Text_20_body"/>
      <text:p text:style-name="Text_20_body">9.  Tips and Tricks</text:p>
      <text:p text:style-name="Text_20_body">Using Screen</text:p>
      <text:p text:style-name="P5">This week's tip demonstrates the use of screen which is a "fullscreen window manager that multiplexes a physical terminal between several processes." Practically speaking, this just means you can use screen to start a process in one terminal and check the output in another. </text:p>
      <text:p text:style-name="P5">While there are many options to screen (man screen), this example demonstrates starting an emerge on a remote box, and then checking on the process from another machine. </text:p>
      <text:p text:style-name="P1"><text:bookmark text:name="doc_chap9_pre110"/></text:p>
      <table:table table:name="Tabela351" table:style-name="Tabela351">
        <table:table-column table:style-name="Tabela351.A"/>
        <table:table-row>
          <table:table-cell table:style-name="Tabela351.A1" office:value-type="string">
            <text:p text:style-name="P9">Code Listing 9.1: screen + emerge</text:p>
          </table:table-cell>
        </table:table-row>
        <table:table-row>
          <table:table-cell table:style-name="Tabela351.A2" office:value-type="string">
            <text:p text:style-name="P6"><text:s text:c="4"/># screen</text:p>
            <text:p text:style-name="P6"><text:s text:c="4"/># emerge -u mozilla</text:p>
            <text:p text:style-name="P6"><text:s text:c="4"/>(To see the commands in screen use Ctrl-A ?)</text:p>
            <text:p text:style-name="P6"><text:s text:c="4"/>(The following command detaches the screen)</text:p>
            <text:p text:style-name="P6"><text:s text:c="4"/># Ctrl-A d</text:p>
            <text:p text:style-name="P6"><text:s text:c="4"/>[detached]</text:p>
            <text:p text:style-name="P12"><text:s text:c="2"/></text:p>
          </table:table-cell>
        </table:table-row>
      </table:table>
      <text:p text:style-name="P5">Now the screen is detached, open another terminal or ssh session and view the available screens with screen -list. To reattach to the screen and check the command's progress, use screen -r. </text:p>
      <text:p text:style-name="P1"><text:bookmark text:name="doc_chap9_pre28"/></text:p>
      <table:table table:name="Tabela352" table:style-name="Tabela352">
        <table:table-column table:style-name="Tabela352.A"/>
        <table:table-row>
          <table:table-cell table:style-name="Tabela352.A1" office:value-type="string">
            <text:p text:style-name="P9">Code Listing 9.2</text:p>
          </table:table-cell>
        </table:table-row>
        <table:table-row>
          <table:table-cell table:style-name="Tabela352.A2" office:value-type="string">
            <text:p text:style-name="P6"><text:s text:c="4"/># screen -list</text:p>
            <text:p text:style-name="P6"><text:s text:c="4"/>There is a screen on:</text:p>
            <text:p text:style-name="P6"><text:s text:c="8"/>30901.pts-6.iris <text:s text:c="7"/>(Detached)</text:p>
            <text:p text:style-name="P6"><text:s text:c="4"/>1 Socket in /var/run/screen/S-david.</text:p>
            <text:p text:style-name="P6"><text:s text:c="4"/># screen -r</text:p>
            <text:p text:style-name="P12"><text:s text:c="2"/></text:p>
          </table:table-cell>
        </table:table-row>
      </table:table>
      <text:p text:style-name="Text_20_body">This will reattach to the screen and display the output of the emerge command. </text:p>
      <text:p text:style-name="Text_20_body"/>
      <text:p text:style-name="Text_20_body"/>
      <text:p text:style-name="Text_20_body"/>
      <text:p text:style-name="Text_20_body"/>
      <text:p text:style-name="Text_20_body"/>
      <text:p text:style-name="Text_20_body"><text:soft-page-break/>9.  Tips and Tricks</text:p>
      <text:p text:style-name="Text_20_body">Killing Processes </text:p>
      <text:p text:style-name="P5">This week we show you some interesting ways to kill stubborn processes. Never let it be said that you can't kill a process again! The first way is the old boring way that most people probably use. Use the command ps aux, look through the process list until you find the PID you want and issue the kill command. How tedious! </text:p>
      <text:p text:style-name="P5">Alternatively, try using the killall command which will automatically kill a program based on its name. </text:p>
      <text:p text:style-name="P1"><text:bookmark text:name="doc_chap9_pre111"/></text:p>
      <table:table table:name="Tabela353" table:style-name="Tabela353">
        <table:table-column table:style-name="Tabela353.A"/>
        <table:table-row>
          <table:table-cell table:style-name="Tabela353.A1" office:value-type="string">
            <text:p text:style-name="P9">Code Listing 9.1</text:p>
          </table:table-cell>
        </table:table-row>
        <table:table-row>
          <table:table-cell table:style-name="Tabela353.A2" office:value-type="string">
            <text:p text:style-name="P12"><text:s text:c="2"/># killall mozilla-bin</text:p>
          </table:table-cell>
        </table:table-row>
      </table:table>
      <text:p text:style-name="P5">But what if you only know part of the name? Well, you could combine ps with grep, kill and awk to produce something like this. </text:p>
      <text:p text:style-name="P1"><text:bookmark text:name="doc_chap9_pre29"/></text:p>
      <table:table table:name="Tabela354" table:style-name="Tabela354">
        <table:table-column table:style-name="Tabela354.A"/>
        <table:table-row>
          <table:table-cell table:style-name="Tabela354.A1" office:value-type="string">
            <text:p text:style-name="P9">Code Listing 9.2</text:p>
          </table:table-cell>
        </table:table-row>
        <table:table-row>
          <table:table-cell table:style-name="Tabela354.A2" office:value-type="string">
            <text:p text:style-name="P12"><text:s text:c="2"/># ps aux | grep mozilla | awk '{print $2}' | xargs kill</text:p>
          </table:table-cell>
        </table:table-row>
      </table:table>
      <text:p text:style-name="P5">But, there's a far simpler way. Enter pkill and the closely related pgrep. These commands are part of the sys-apps/procps package and are designed to search for (or kill) running processes. So the previous command could be replaced with the following: </text:p>
      <text:p text:style-name="P1"><text:bookmark text:name="doc_chap9_pre35"/></text:p>
      <table:table table:name="Tabela355" table:style-name="Tabela355">
        <table:table-column table:style-name="Tabela355.A"/>
        <table:table-row>
          <table:table-cell table:style-name="Tabela355.A1" office:value-type="string">
            <text:p text:style-name="P9">Code Listing 9.3</text:p>
          </table:table-cell>
        </table:table-row>
        <table:table-row>
          <table:table-cell table:style-name="Tabela355.A2" office:value-type="string">
            <text:p text:style-name="P12"><text:s text:c="2"/># pkill mozilla</text:p>
          </table:table-cell>
        </table:table-row>
      </table:table>
      <table:table table:name="Tabela356" table:style-name="Tabela356">
        <table:table-column table:style-name="Tabela356.A"/>
        <table:table-row>
          <table:table-cell table:style-name="Tabela356.A1" office:value-type="string">
            <text:p text:style-name="P11"><text:span text:style-name="T1">Note: </text:span>To list the PIDs instead of killing them, use pgrep. </text:p>
          </table:table-cell>
        </table:table-row>
      </table:table>
      <text:p text:style-name="P5">Finally, what if you have a runaway process hogging /dev/dsp, or some other file/socket? You can use fuser, which displays the PIDs of process using a specified file or filesystem. Or give it the -k option, like this, and you can easily kill those processes: </text:p>
      <text:p text:style-name="P1"><text:bookmark text:name="doc_chap9_pre41"/></text:p>
      <table:table table:name="Tabela357" table:style-name="Tabela357">
        <table:table-column table:style-name="Tabela357.A"/>
        <table:table-row>
          <table:table-cell table:style-name="Tabela357.A1" office:value-type="string">
            <text:p text:style-name="P9">Code Listing 9.4</text:p>
          </table:table-cell>
        </table:table-row>
        <table:table-row>
          <table:table-cell table:style-name="Tabela357.A2" office:value-type="string">
            <text:p text:style-name="P12"><text:s text:c="2"/># fuser -k /dev/dsp</text:p>
          </table:table-cell>
        </table:table-row>
      </table:table>
      <text:p text:style-name="Text_20_body"><text:bookmark text:name="doc_chap101"/></text:p>
      <text:p text:style-name="Text_20_body"/>
      <text:p text:style-name="Text_20_body">9.  Tips and Tricks</text:p>
      <text:p text:style-name="Text_20_body">Quick Backup Tricks</text:p>
      <text:p text:style-name="P5">This week we show you some quick backup tricks to keep important files backed up in the event of a machine failure. To have these run daily, just add these scripts to /etc/cron.daily. These aren't all encompassing but could easily be expanded or combined with other simple scripts to ensure that your system stays backed up. </text:p>
      <text:p text:style-name="P5">This will backup all MySQL databases to secondary hard drive mounted on /backup. You will end up with a file named mysql-2003-06-30.bz2 (mysql and the current date). </text:p>
      <text:p text:style-name="P1"><text:bookmark text:name="doc_chap9_pre112"/></text:p>
      <table:table table:name="Tabela358" table:style-name="Tabela358">
        <table:table-column table:style-name="Tabela358.A"/>
        <table:table-row>
          <table:table-cell table:style-name="Tabela358.A1" office:value-type="string">
            <text:p text:style-name="P9">Code Listing 9.1</text:p>
          </table:table-cell>
        </table:table-row>
        <text:soft-page-break/>
        <table:table-row>
          <table:table-cell table:style-name="Tabela358.A2" office:value-type="string">
            <text:p text:style-name="P6"><text:s text:c="2"/>#!/bin/sh</text:p>
            <text:p text:style-name="P6"/>
            <text:p text:style-name="P6"><text:s text:c="2"/>mysqldump --user=root --password=password --all-databases | bzip2 &gt; \</text:p>
            <text:p text:style-name="P12"><text:s text:c="6"/>/backup/mysql-`date +%Y-%m-%d`.bz2</text:p>
          </table:table-cell>
        </table:table-row>
      </table:table>
      <text:p text:style-name="P5">This will backup all .maildir directories in /home to a second disk mounted on /backup. </text:p>
      <text:p text:style-name="P1"><text:bookmark text:name="doc_chap9_pre210"/></text:p>
      <table:table table:name="Tabela359" table:style-name="Tabela359">
        <table:table-column table:style-name="Tabela359.A"/>
        <table:table-row>
          <table:table-cell table:style-name="Tabela359.A1" office:value-type="string">
            <text:p text:style-name="P9">Code Listing 9.2</text:p>
          </table:table-cell>
        </table:table-row>
        <table:table-row>
          <table:table-cell table:style-name="Tabela359.A2" office:value-type="string">
            <text:p text:style-name="P6"><text:s text:c="2"/>#!/bin/sh</text:p>
            <text:p text:style-name="P6"/>
            <text:p text:style-name="P6"><text:s text:c="2"/>find /home -type d -maxdepth 2 -name '.maildir' | xargs \</text:p>
            <text:p text:style-name="P12"><text:s text:c="6"/>tar -cjf /backup/maildir-`date +%Y-%m-%d`.bz2 &gt; /dev/null 2&gt;&amp;1</text:p>
          </table:table-cell>
        </table:table-row>
      </table:table>
      <text:p text:style-name="P5">This will incrementally backup /etc/make.conf with a date and timestamp. This command could easily be extended to backup to another server. See man rsync or <text:a xlink:type="simple" xlink:href="http://rsync.samba.org/">http://rsync.samba.org</text:a> for more examples. </text:p>
      <text:p text:style-name="P1"><text:bookmark text:name="doc_chap9_pre36"/></text:p>
      <table:table table:name="Tabela360" table:style-name="Tabela360">
        <table:table-column table:style-name="Tabela360.A"/>
        <table:table-row>
          <table:table-cell table:style-name="Tabela360.A1" office:value-type="string">
            <text:p text:style-name="P9">Code Listing 9.3</text:p>
          </table:table-cell>
        </table:table-row>
        <table:table-row>
          <table:table-cell table:style-name="Tabela360.A2" office:value-type="string">
            <text:p text:style-name="P12"><text:s text:c="2"/>rsync --backup --suffix=.`date +%Y-%m-%d.%T` /etc/make.conf /backup</text:p>
          </table:table-cell>
        </table:table-row>
      </table:table>
      <text:p text:style-name="Text_20_body"/>
      <text:p text:style-name="Text_20_body"/>
      <text:p text:style-name="Text_20_body">9.  Tips and Tricks</text:p>
      <text:p text:style-name="Text_20_body">Querying Portage with etcat</text:p>
      <text:p text:style-name="P5">This week's tip shows you how to use the etcat command to retrieve information on Portage, USE flags, package versions, and much more. </text:p>
      <text:p text:style-name="P5">While there are other package query utilities such as qpkg or epm, etcat has some unique features. Some of these features include the ability to display the amount of disk space a particular package is using, the USE flags the package was compiled with, and the versions available for a package. </text:p>
      <text:p text:style-name="P5">The first step is installing the app-admin/gentoolkit package from Portage. This installs etcat (among other utilities) to /usr/bin. </text:p>
      <text:p text:style-name="P1"><text:bookmark text:name="doc_chap9_pre113"/></text:p>
      <table:table table:name="Tabela361" table:style-name="Tabela361">
        <table:table-column table:style-name="Tabela361.A"/>
        <table:table-row>
          <table:table-cell table:style-name="Tabela361.A1" office:value-type="string">
            <text:p text:style-name="P9">Code Listing 9.1: Getting etcat</text:p>
          </table:table-cell>
        </table:table-row>
        <table:table-row>
          <table:table-cell table:style-name="Tabela361.A2" office:value-type="string">
            <text:p text:style-name="P12"># emerge app-admin/gentoolkit</text:p>
          </table:table-cell>
        </table:table-row>
      </table:table>
      <text:p text:style-name="P5">To view the size of the package, use etcat size [package]. </text:p>
      <text:p text:style-name="P1"><text:bookmark text:name="doc_chap9_pre211"/></text:p>
      <table:table table:name="Tabela362" table:style-name="Tabela362">
        <table:table-column table:style-name="Tabela362.A"/>
        <table:table-row>
          <table:table-cell table:style-name="Tabela362.A1" office:value-type="string">
            <text:p text:style-name="P9">Code Listing 9.2: Displaying the size of a package</text:p>
          </table:table-cell>
        </table:table-row>
        <table:table-row>
          <table:table-cell table:style-name="Tabela362.A2" office:value-type="string">
            <text:p text:style-name="P6"># etcat size mozilla</text:p>
            <text:p text:style-name="P6">[ Results for search key : mozilla ]</text:p>
            <text:p text:style-name="P6">[ Applications found : 4 ]</text:p>
            <text:p text:style-name="P6"/>
            <text:p text:style-name="P6"><text:s/>Only printing found installed programs.</text:p>
            <text:p text:style-name="P6"/>
            <text:p text:style-name="P6">* mozilla-firebird-bin-0.5</text:p>
            <text:p text:style-name="P6"><text:s text:c="11"/>Total Files : 338</text:p>
            <text:p text:style-name="P6"><text:s text:c="12"/>Total Size : 20925.18 KB</text:p>
            <text:p text:style-name="P6">* mozilla-1.3-r1</text:p>
            <text:p text:style-name="P6"><text:s text:c="11"/>Total Files : 3155</text:p>
            <text:p text:style-name="P6"><text:s text:c="12"/>Total Size : 52073.05 KB</text:p>
            <text:p text:style-name="P6"/>
            <text:p text:style-name="P6"># etcat size evolution</text:p>
            <text:p text:style-name="P6"><text:soft-page-break/>[ Results for search key : evolution ]</text:p>
            <text:p text:style-name="P6">[ Applications found : 1 ]</text:p>
            <text:p text:style-name="P6"/>
            <text:p text:style-name="P6"><text:s/>Only printing found installed programs.</text:p>
            <text:p text:style-name="P6"/>
            <text:p text:style-name="P6">* evolution-1.2.4</text:p>
            <text:p text:style-name="P6"><text:s text:c="11"/>Total Files : 1421</text:p>
            <text:p text:style-name="P6"><text:s text:c="12"/>Total Size : 33456.65 KB</text:p>
            <text:p text:style-name="P6"/>
            <text:p text:style-name="P6"># etcat size fluxbox</text:p>
            <text:p text:style-name="P6">[ Results for search key : fluxbox ]</text:p>
            <text:p text:style-name="P6">[ Applications found : 1 ]</text:p>
            <text:p text:style-name="P6"/>
            <text:p text:style-name="P6"><text:s/>Only printing found installed programs.</text:p>
            <text:p text:style-name="P6"/>
            <text:p text:style-name="P6">* fluxbox-0.1.14-r1</text:p>
            <text:p text:style-name="P6"><text:s text:c="11"/>Total Files : 26</text:p>
            <text:p text:style-name="P12"><text:s text:c="12"/>Total Size : 806.92 KB</text:p>
          </table:table-cell>
        </table:table-row>
      </table:table>
      <text:p text:style-name="P5">To look at the USE flags a package was compiled with, use etcat uses [package]. For example, the following command shows which USE flags Postfix was compiled with. </text:p>
      <text:p text:style-name="P1"><text:bookmark text:name="doc_chap9_pre37"/></text:p>
      <table:table table:name="Tabela363" table:style-name="Tabela363">
        <table:table-column table:style-name="Tabela363.A"/>
        <table:table-row>
          <table:table-cell table:style-name="Tabela363.A1" office:value-type="string">
            <text:p text:style-name="P9">Code Listing 9.3: Displaying USE flags</text:p>
          </table:table-cell>
        </table:table-row>
        <table:table-row>
          <table:table-cell table:style-name="Tabela363.A2" office:value-type="string">
            <text:p text:style-name="P6"># etcat uses net-mail/postfix</text:p>
            <text:p text:style-name="P6">[ Colour Code : set unset ]</text:p>
            <text:p text:style-name="P6">[ Legend <text:s text:c="5"/>: (U) Col 1 - Current USE flags <text:s text:c="7"/>]</text:p>
            <text:p text:style-name="P6">[ <text:s text:c="12"/>: (I) Col 2 - Installed With USE flags ]</text:p>
            <text:p text:style-name="P6"/>
            <text:p text:style-name="P6"><text:s/>U I [ Found these USE variables in : net-mail/postfix-2.0.9 ]</text:p>
            <text:p text:style-name="P6"><text:s/>+ + ssl <text:s text:c="4"/>: Adds support for Secure Socket Layer connections</text:p>
            <text:p text:style-name="P6"><text:s/>+ + mysql <text:s text:c="2"/>: Adds mySQL support</text:p>
            <text:p text:style-name="P6"><text:s/>+ + sasl <text:s text:c="3"/>: Adds support for the Simple Authentication and Security Layer</text:p>
            <text:p text:style-name="P6"><text:s/>+ + ldap <text:s text:c="3"/>: Adds LDAP support (Lightweight Directory Access Protocol)</text:p>
            <text:p text:style-name="P6"><text:s/>- - ipv6 <text:s text:c="3"/>: Adds support for IP version 6</text:p>
            <text:p text:style-name="P6"><text:s/>- - maildir : Adds support for maildir (~/.maildir) style mail spools</text:p>
            <text:p text:style-name="P6"><text:s/>- - mbox <text:s text:c="3"/>: Adds support for mbox (/var/spool/mail) style mail spools</text:p>
            <text:p text:style-name="P6"/>
            <text:p text:style-name="P6"># etcat uses fluxbox</text:p>
            <text:p text:style-name="P6">[ Colour Code : set unset ]</text:p>
            <text:p text:style-name="P6">[ Legend <text:s text:c="5"/>: (U) Col 1 - Current USE flags <text:s text:c="7"/>]</text:p>
            <text:p text:style-name="P6">[ <text:s text:c="12"/>: (I) Col 2 - Installed With USE flags ]</text:p>
            <text:p text:style-name="P6"/>
            <text:p text:style-name="P6"><text:s/>U I [ Found these USE variables in : x11-wm/fluxbox-0.1.14-r1 ]</text:p>
            <text:p text:style-name="P6"><text:s/>- - kde <text:s text:c="5"/>: Adds support for kde-base/kde (K Desktop Enviroment)</text:p>
            <text:p text:style-name="P6"><text:s/>+ + gnome <text:s text:c="3"/>: Adds GNOME support</text:p>
            <text:p text:style-name="P6"><text:s/>+ + nls <text:s text:c="5"/>: unknown</text:p>
            <text:p text:style-name="P6"><text:s/>+ - xinerama : Add support for XFree86's xinerama extension, which allows you to stretch</text:p>
            <text:p text:style-name="P6"><text:s text:c="16"/>your display across multiple monitors</text:p>
            <text:p text:style-name="P12"><text:s/>+ + truetype : Adds support for FreeType and/or FreeType2 fonts</text:p>
          </table:table-cell>
        </table:table-row>
      </table:table>
      <text:p text:style-name="P5">To see which versions of a specific package are available, use etcat versions [package] </text:p>
      <text:p text:style-name="P1"><text:bookmark text:name="doc_chap9_pre42"/></text:p>
      <table:table table:name="Tabela364" table:style-name="Tabela364">
        <table:table-column table:style-name="Tabela364.A"/>
        <table:table-row>
          <table:table-cell table:style-name="Tabela364.A1" office:value-type="string">
            <text:p text:style-name="P9">Code Listing 9.4: Displaying available package versions</text:p>
          </table:table-cell>
        </table:table-row>
        <table:table-row>
          <table:table-cell table:style-name="Tabela364.A2" office:value-type="string">
            <text:p text:style-name="P6"># etcat versions kde-base/kde</text:p>
            <text:p text:style-name="P6">[ Results for search key : kde-base/kde ]</text:p>
            <text:p text:style-name="P6">[ Applications found : 1 ]</text:p>
            <text:p text:style-name="P6"/>
            <text:p text:style-name="P6">* <text:s/>kde-base/kde :</text:p>
            <text:p text:style-name="P6"><text:s text:c="8"/>[ <text:s text:c="2"/>] kde-base/kde-2.2.2-r1 (2)</text:p>
            <text:p text:style-name="P6"><text:s text:c="8"/>[ <text:s text:c="2"/>] kde-base/kde-3.0.4 (3.0)</text:p>
            <text:p text:style-name="P6"><text:s text:c="8"/>[ <text:s text:c="2"/>] kde-base/kde-3.0.5a (3.0)</text:p>
            <text:p text:style-name="P6"><text:soft-page-break/><text:s text:c="8"/>[ <text:s text:c="2"/>] kde-base/kde-3.0.5b (3.0)</text:p>
            <text:p text:style-name="P6"><text:s text:c="8"/>[ <text:s text:c="2"/>] kde-base/kde-3.1.1a (3.1)</text:p>
            <text:p text:style-name="P6"><text:s text:c="8"/>[ <text:s text:c="2"/>] kde-base/kde-3.1.1 (3.1)</text:p>
            <text:p text:style-name="P6"><text:s text:c="8"/>[ <text:s text:c="2"/>] kde-base/kde-3.1.2 (3.1)</text:p>
            <text:p text:style-name="P6"><text:s text:c="8"/>[ <text:s text:c="2"/>] kde-base/kde-3.1 (3.1)</text:p>
            <text:p text:style-name="P6"/>
            <text:p text:style-name="P6"># etcat versions net-mail/evolution</text:p>
            <text:p text:style-name="P6">[ Results for search key : net-mail/evolution ]</text:p>
            <text:p text:style-name="P6">[ Applications found : 1 ]</text:p>
            <text:p text:style-name="P6"/>
            <text:p text:style-name="P6">* <text:s/>net-mail/evolution :</text:p>
            <text:p text:style-name="P6"><text:s text:c="8"/>[ <text:s text:c="2"/>] net-mail/evolution-1.2.3 (0)</text:p>
            <text:p text:style-name="P6"><text:s text:c="8"/>[ <text:s/>I] net-mail/evolution-1.2.4 (0)</text:p>
            <text:p text:style-name="P6"><text:s text:c="8"/>[M~ ] net-mail/evolution-1.3.92 (2)</text:p>
            <text:p text:style-name="P6"><text:s text:c="8"/>[M~ ] net-mail/evolution-1.4.0 (0)</text:p>
            <text:p text:style-name="P6"/>
            <text:p text:style-name="P6"># etcat versions net-www/apache</text:p>
            <text:p text:style-name="P6">[ Results for search key : net-www/apache ]</text:p>
            <text:p text:style-name="P6">[ Applications found : 1 ]</text:p>
            <text:p text:style-name="P6"/>
            <text:p text:style-name="P6">* <text:s/>net-www/apache :</text:p>
            <text:p text:style-name="P6"><text:s text:c="8"/>[ <text:s text:c="2"/>] net-www/apache-1.3.27 (1)</text:p>
            <text:p text:style-name="P6"><text:s text:c="8"/>[ <text:s text:c="2"/>] net-www/apache-1.3.27-r1 (1)</text:p>
            <text:p text:style-name="P6"><text:s text:c="8"/>[M~ ] net-www/apache-1.3.27-r2 (1)</text:p>
            <text:p text:style-name="P6"><text:s text:c="8"/>[ <text:s text:c="2"/>] net-www/apache-1.3.27-r3 (1)</text:p>
            <text:p text:style-name="P6"><text:s text:c="8"/>[M~ ] net-www/apache-1.3.27-r4 (1)</text:p>
            <text:p text:style-name="P6"><text:s text:c="8"/>[M~ ] net-www/apache-2.0.43-r1 (2)</text:p>
            <text:p text:style-name="P6"><text:s text:c="8"/>[M~ ] net-www/apache-2.0.44 (2)</text:p>
            <text:p text:style-name="P6"><text:s text:c="8"/>[M~ ] net-www/apache-2.0.45 (2)</text:p>
            <text:p text:style-name="P12"><text:s text:c="8"/>[M~I] net-www/apache-2.0.46 (2)</text:p>
          </table:table-cell>
        </table:table-row>
      </table:table>
      <table:table table:name="Tabela365" table:style-name="Tabela365">
        <table:table-column table:style-name="Tabela365.A"/>
        <table:table-row>
          <table:table-cell table:style-name="Tabela365.A1" office:value-type="string">
            <text:p text:style-name="P11"><text:span text:style-name="T1">Note: </text:span>If you don't specify the category, etcat will try to find all possible matches in Portage. If the package name is common or occurs in many other package names, you may get a lot more output that you wanted. </text:p>
          </table:table-cell>
        </table:table-row>
      </table:table>
      <text:p text:style-name="P5">For more detailed information, type man etcat. For a quick overview of available options, just type etcat. </text:p>
      <text:p text:style-name="Text_20_body"><text:bookmark text:name="doc_chap102"/></text:p>
      <text:p text:style-name="Text_20_body"/>
      <text:p text:style-name="Text_20_body"/>
      <text:p text:style-name="Text_20_body"/>
      <text:p text:style-name="Text_20_body">9.  Tips and Tricks</text:p>
      <text:p text:style-name="Text_20_body">Combining Commands with For</text:p>
      <text:p text:style-name="P5">This week's tip shows you how to run similar commands in a loop to avoid typing in the same command over and over again. For example, untarring several tar.gz files. Or perhaps renaming files with similar extensions. </text:p>
      <text:p text:style-name="P1"><text:bookmark text:name="doc_chap9_pre114"/></text:p>
      <table:table table:name="Tabela366" table:style-name="Tabela366">
        <table:table-column table:style-name="Tabela366.A"/>
        <table:table-row>
          <table:table-cell table:style-name="Tabela366.A1" office:value-type="string">
            <text:p text:style-name="P9">Code Listing 9.1: for and tar</text:p>
          </table:table-cell>
        </table:table-row>
        <table:table-row>
          <table:table-cell table:style-name="Tabela366.A2" office:value-type="string">
            <text:p text:style-name="P12"># for n in *.tar.gz; do tar -zxvf $n; done</text:p>
          </table:table-cell>
        </table:table-row>
      </table:table>
      <text:p text:style-name="P5">This next instance demonstrates removing the .dist extension of several files. </text:p>
      <text:p text:style-name="P1"><text:bookmark text:name="doc_chap9_pre212"/></text:p>
      <table:table table:name="Tabela367" table:style-name="Tabela367">
        <table:table-column table:style-name="Tabela367.A"/>
        <table:table-row>
          <table:table-cell table:style-name="Tabela367.A1" office:value-type="string">
            <text:p text:style-name="P9">Code Listing 9.2: for and mv</text:p>
          </table:table-cell>
        </table:table-row>
        <table:table-row>
          <table:table-cell table:style-name="Tabela367.A2" office:value-type="string">
            <text:p text:style-name="P12"># for n in *.dist; do mv $n `basename $n .dist`; done<text:soft-page-break/></text:p>
          </table:table-cell>
        </table:table-row>
      </table:table>
      <text:p text:style-name="P5">If necessary, you could combine it with find to rename all .phtml files in /home/httpd/htdocs to .php </text:p>
      <text:p text:style-name="P1"><text:bookmark text:name="doc_chap9_pre38"/></text:p>
      <table:table table:name="Tabela368" table:style-name="Tabela368">
        <table:table-column table:style-name="Tabela368.A"/>
        <table:table-row>
          <table:table-cell table:style-name="Tabela368.A1" office:value-type="string">
            <text:p text:style-name="P9">Code Listing 9.3: for and find</text:p>
          </table:table-cell>
        </table:table-row>
        <table:table-row>
          <table:table-cell table:style-name="Tabela368.A2" office:value-type="string">
            <text:p text:style-name="P6"><text:s text:c="2"/># cd /home/httpd/htdocs</text:p>
            <text:p text:style-name="P6"><text:s text:c="2"/># for n in `find -type f -name '*.phtml'`; <text:s/>\</text:p>
            <text:p text:style-name="P12"><text:s text:c="6"/>do mv $n `basename $n .phtml`.php; done </text:p>
          </table:table-cell>
        </table:table-row>
      </table:table>
      <text:p text:style-name="Text_20_body"/>
      <text:p text:style-name="Text_20_body"/>
      <text:p text:style-name="Text_20_body"/>
      <text:p text:style-name="Text_20_body">9.  Tips and Tricks</text:p>
      <text:p text:style-name="Text_20_body">Export an X Session</text:p>
      <text:p text:style-name="Text_20_body">This week's tip shows you how to run GUI programs remotely by exporting an X session and tunneling it over SSH. Note that this is heavily dependant on the speed of your network connection. If you're trying to run Mozilla off of a box on the other side of the country on a 56K modem it is probably not going to work very well. The best application for this is running programs over the same LAN or possibly a high-speed WAN. An easy example application is running gvim remotely so you can have a GUI editor. </text:p>
      <text:p text:style-name="P5">For this example we assume the local machine has an IP of 192.168.1.2 and the remote machine has an IP of 192.168.1.3. On the local machine you're going to need to give the remote machine access to connect to your X server. Use the command xhost to do this. </text:p>
      <text:p text:style-name="P1"><text:bookmark text:name="doc_chap9_pre115"/></text:p>
      <table:table table:name="Tabela369" table:style-name="Tabela369">
        <table:table-column table:style-name="Tabela369.A"/>
        <table:table-row>
          <table:table-cell table:style-name="Tabela369.A1" office:value-type="string">
            <text:p text:style-name="P9">Code Listing 9.1: Local machine</text:p>
          </table:table-cell>
        </table:table-row>
        <table:table-row>
          <table:table-cell table:style-name="Tabela369.A2" office:value-type="string">
            <text:p text:style-name="P6">(This command allows the machine with the IP 192.168.1.3 to connect)</text:p>
            <text:p text:style-name="P12"># xhost +192.168.1.3</text:p>
          </table:table-cell>
        </table:table-row>
      </table:table>
      <text:p text:style-name="P5">On the remote machine, you need to export the $DISPLAY variable to your local machine. After that, you should be ready to run GUI programs remotely. </text:p>
      <text:p text:style-name="P1"><text:bookmark text:name="doc_chap9_pre213"/></text:p>
      <table:table table:name="Tabela370" table:style-name="Tabela370">
        <table:table-column table:style-name="Tabela370.A"/>
        <table:table-row>
          <table:table-cell table:style-name="Tabela370.A1" office:value-type="string">
            <text:p text:style-name="P9">Code Listing 9.2: Remote machine</text:p>
          </table:table-cell>
        </table:table-row>
        <table:table-row>
          <table:table-cell table:style-name="Tabela370.A2" office:value-type="string">
            <text:p text:style-name="P6"># export DISPLAY="192.168.1.2:0.0"</text:p>
            <text:p text:style-name="P6"># gvim /etc/passwd</text:p>
            <text:p text:style-name="P6">(You should see gvim open on your local machine with the contents)</text:p>
            <text:p text:style-name="P12">(of the remote machine's /etc/passwd file.)</text:p>
          </table:table-cell>
        </table:table-row>
      </table:table>
      <table:table table:name="Tabela371" table:style-name="Tabela371">
        <table:table-column table:style-name="Tabela371.A"/>
        <table:table-row>
          <table:table-cell table:style-name="Tabela371.A1" office:value-type="string">
            <text:p text:style-name="P9"><text:span text:style-name="T1">Note: </text:span>This is very unsecure and not recommended since everything you type including passwords will be transmitted over the network unencrypted.</text:p>
          </table:table-cell>
        </table:table-row>
      </table:table>
      <text:p text:style-name="P5">To tunnel the connection over SSH and thus encrypt the traffic edit your /etc/sshd2_config file. </text:p>
      <text:p text:style-name="P1"><text:bookmark text:name="doc_chap9_pre39"/></text:p>
      <table:table table:name="Tabela372" table:style-name="Tabela372">
        <table:table-column table:style-name="Tabela372.A"/>
        <table:table-row>
          <table:table-cell table:style-name="Tabela372.A1" office:value-type="string">
            <text:p text:style-name="P9">Code Listing 9.3: /etc/sshd2_config</text:p>
          </table:table-cell>
        </table:table-row>
        <table:table-row>
          <table:table-cell table:style-name="Tabela372.A2" office:value-type="string">
            <text:p text:style-name="P6">(Add or edit the following line)</text:p>
            <text:p text:style-name="P12">ForwardX11 <text:s text:c="4"/>yes</text:p>
          </table:table-cell>
        </table:table-row>
      </table:table>
      <text:p text:style-name="Text_20_body">Now connect from the local machine to the remote machine via ssh and start your X application. </text:p>
      <text:p text:style-name="P1"><text:bookmark text:name="doc_chap9_pre43"/></text:p>
      <table:table table:name="Tabela373" table:style-name="Tabela373">
        <table:table-column table:style-name="Tabela373.A"/>
        <table:table-row>
          <table:table-cell table:style-name="Tabela373.A1" office:value-type="string">
            <text:p text:style-name="P9">Code Listing 9.4: Remote machine</text:p>
          </table:table-cell>
        </table:table-row>
        <text:soft-page-break/>
        <table:table-row>
          <table:table-cell table:style-name="Tabela373.A2" office:value-type="string">
            <text:p text:style-name="P6"># gvim /etc/passwd</text:p>
            <text:p text:style-name="P6">(You should see gvim open on your local machine with the contents)</text:p>
            <text:p text:style-name="P6">(of the remote machine's /etc/passwd file.)</text:p>
            <text:p text:style-name="P6"/>
            <text:p text:style-name="P6">Notice that you don't have to set the DISPLAY variable, ssh automagically </text:p>
            <text:p text:style-name="P6">does that for you. You do however have to allow access to your local machine's </text:p>
            <text:p text:style-name="P6">X server (see above).</text:p>
            <text:p text:style-name="P14"/>
          </table:table-cell>
        </table:table-row>
      </table:table>
      <text:p text:style-name="Text_20_body"/>
      <text:p text:style-name="Text_20_body"/>
      <text:p text:style-name="Text_20_body"/>
      <text:p text:style-name="Text_20_body"/>
      <text:p text:style-name="Text_20_body">8.  Tips and Tricks</text:p>
      <text:p text:style-name="Text_20_body">Blocking Spam with bogofilter</text:p>
      <text:p text:style-name="Text_20_body">While we've already had one tip on blocking spam with SpamAssassin, this week we look at another way to block spam using bogofilter (available in portage), crontab and Evolution. This example uses MH style mailboxes but could be extended to other types as well. </text:p>
      <text:p text:style-name="Text_20_body">This week's tip was submitted by <text:a xlink:type="simple" xlink:href="mailto:johnm_NOSPAM_@gentoo.org">John Mylchreest</text:a>. </text:p>
      <text:p text:style-name="Text_20_body">You will need bogofilter and a mail client that reads MH style mailboxes such as mutt or Evolution. </text:p>
      <text:p text:style-name="P1"><text:bookmark text:name="doc_chap8_pre117"/></text:p>
      <table:table table:name="Tabela374" table:style-name="Tabela374">
        <table:table-column table:style-name="Tabela374.A"/>
        <table:table-row>
          <table:table-cell table:style-name="Tabela374.A1" office:value-type="string">
            <text:p text:style-name="P9">Code Listing 8.1: Installing bogofilter</text:p>
          </table:table-cell>
        </table:table-row>
        <table:table-row>
          <table:table-cell table:style-name="Tabela374.A2" office:value-type="string">
            <text:p text:style-name="P12"># emerge bogofilter</text:p>
          </table:table-cell>
        </table:table-row>
      </table:table>
      <text:p text:style-name="Text_20_body">Create a folder called SPAM and mark it as MH format. Additionally, mark Inbox as MH format. </text:p>
      <text:p text:style-name="P5">Add a filter for incoming mail that pipes to a shell command. The shell command should be /usr/bin/bogofilter. Set the return condition to 0 and set the action as "Move to Folder SPAM". Add another action to this filter called "Stop Processing". </text:p>
      <text:p text:style-name="P5">Create another filter than runs after the first one. This filter should have two criteria. The first is that Size should be greater than 0. The second is another external pipe; this time to /usr/bin/bogofilter -Sn (notice the -Sn). The -Sn option tells bogofilter to register the text as non-spam and to undo any prior registrations of the message as spam. </text:p>
      <text:p text:style-name="P5">The last step is to set up a crontab to evaluate spam messages. Add the following to your crontab with crontab -e. </text:p>
      <text:p text:style-name="P1"><text:bookmark text:name="doc_chap8_pre213"/></text:p>
      <table:table table:name="Tabela375" table:style-name="Tabela375">
        <table:table-column table:style-name="Tabela375.A"/>
        <table:table-row>
          <table:table-cell table:style-name="Tabela375.A1" office:value-type="string">
            <text:p text:style-name="P9">Code Listing 8.2: crontab</text:p>
          </table:table-cell>
        </table:table-row>
        <table:table-row>
          <table:table-cell table:style-name="Tabela375.A2" office:value-type="string">
            <text:p text:style-name="P6">(Go through the SPAM folder and learn what spam looks like)</text:p>
            <text:p text:style-name="P6">0 0 * * * cd ~/evolution/local/SPAM/mbox/ ; for i in *; do if [ ! "$i" = "*" ] ; \</text:p>
            <text:p text:style-name="P6">then /usr/bin/bogofilter -Ns &lt; $i ; rm $i ; fi ; done</text:p>
            <text:p text:style-name="P6">(Go through the Inbox folder and learn what spam is not.)</text:p>
            <text:p text:style-name="P6">5 0 * * * cd ~/evolution/local/Inbox/mbox/; for i in *; do if [ ! "$i" = "*" ] ; \</text:p>
            <text:p text:style-name="P12">then /usr/bin/bogofilter -Sn &lt; $i ; fi ; done</text:p>
          </table:table-cell>
        </table:table-row>
      </table:table>
      <text:p text:style-name="Text_20_body"/>
      <text:p text:style-name="Text_20_body"/>
      <text:p text:style-name="Text_20_body">9.  Tips and Tricks</text:p>
      <text:p text:style-name="Text_20_body">Setting the Hardware Clock</text:p>
      <text:p text:style-name="P5"><text:soft-page-break/>This weeks tip shows you how to set the hardware clock on your Gentoo Linux box with the command hwclock. </text:p>
      <text:p text:style-name="Text_20_body">Setting the hardware clock is especially useful in case you have clock problems. If you experience a clock that is losing or gaining a lot of time each after a reboot, set hardware clock right, then remove /etc/adjtime. </text:p>
      <text:p text:style-name="P5">hwclock is located in /sbin/hwclock and you'll need to be root to use it. Without any options, you'll see your current hardware clock setting. By using the --systohc option, you can set your hardware clock to your system clock. </text:p>
      <text:p text:style-name="P1"><text:bookmark text:name="doc_chap9_pre116"/></text:p>
      <table:table table:name="Tabela376" table:style-name="Tabela376">
        <table:table-column table:style-name="Tabela376.A"/>
        <table:table-row>
          <table:table-cell table:style-name="Tabela376.A1" office:value-type="string">
            <text:p text:style-name="P9">Code Listing 9.1: Using hwclock</text:p>
          </table:table-cell>
        </table:table-row>
        <table:table-row>
          <table:table-cell table:style-name="Tabela376.A2" office:value-type="string">
            <text:p text:style-name="P6">(Viewing hardware clock)</text:p>
            <text:p text:style-name="P6"># hwclock</text:p>
            <text:p text:style-name="P6">(Setting the hardware clock to system time)</text:p>
            <text:p text:style-name="P12"># hwclock --systohc</text:p>
          </table:table-cell>
        </table:table-row>
      </table:table>
      <table:table table:name="Tabela377" table:style-name="Tabela377">
        <table:table-column table:style-name="Tabela377.A"/>
        <table:table-row>
          <table:table-cell table:style-name="Tabela377.A1" office:value-type="string">
            <text:p text:style-name="P11"><text:span text:style-name="T1">Note: </text:span>There are many other options available for hwclock, see man hwclock for more information. </text:p>
          </table:table-cell>
        </table:table-row>
      </table:table>
      <text:p text:style-name="Text_20_body"/>
      <text:p text:style-name="Text_20_body"/>
      <text:p text:style-name="Text_20_body"/>
      <text:p text:style-name="Text_20_body">9.  Tips and Tricks</text:p>
      <text:p text:style-name="Text_20_body">Using Fluxbox Autogrouping</text:p>
      <text:p text:style-name="Text_20_body">If you use the Fluxbox window manager, autogrouping and tabs allows you to view programs as a grouped window instead of separate windows. This week's tips demonstrates this feature using Eterm as an example. </text:p>
      <text:p text:style-name="P5">First, you have to edit your ~/.fluxbox/init file. Make sure the group file is defined. </text:p>
      <text:p text:style-name="P1"><text:bookmark text:name="doc_chap9_pre117"/></text:p>
      <table:table table:name="Tabela378" table:style-name="Tabela378">
        <table:table-column table:style-name="Tabela378.A"/>
        <table:table-row>
          <table:table-cell table:style-name="Tabela378.A1" office:value-type="string">
            <text:p text:style-name="P9">Code Listing 9.1: ~/.fluxbox/init</text:p>
          </table:table-cell>
        </table:table-row>
        <table:table-row>
          <table:table-cell table:style-name="Tabela378.A2" office:value-type="string">
            <text:p text:style-name="P6">(Add the following line)</text:p>
            <text:p text:style-name="P12">session.groupFile: <text:s text:c="3"/>~/.fluxbox/groups</text:p>
          </table:table-cell>
        </table:table-row>
      </table:table>
      <table:table table:name="Tabela379" table:style-name="Tabela379">
        <table:table-column table:style-name="Tabela379.A"/>
        <table:table-row>
          <table:table-cell table:style-name="Tabela379.A1" office:value-type="string">
            <text:p text:style-name="P9"><text:span text:style-name="T1">Note: </text:span>Make sure there are no tabs or extra spaces at the end of the line or it won't work correctly. </text:p>
          </table:table-cell>
        </table:table-row>
      </table:table>
      <text:p text:style-name="P5">The next file to edit is the ~/.fluxbox/groups file. This file specifies program that automatically open inside a tabbed group. Simply add one program per line. </text:p>
      <text:p text:style-name="P1"><text:bookmark text:name="doc_chap9_pre214"/></text:p>
      <table:table table:name="Tabela380" table:style-name="Tabela380">
        <table:table-column table:style-name="Tabela380.A"/>
        <table:table-row>
          <table:table-cell table:style-name="Tabela380.A1" office:value-type="string">
            <text:p text:style-name="P9">Code Listing 9.2: ~/.fluxbox/groups</text:p>
          </table:table-cell>
        </table:table-row>
        <table:table-row>
          <table:table-cell table:style-name="Tabela380.A2" office:value-type="string">
            <text:p text:style-name="P6">(Using our Eterm example, add this line)</text:p>
            <text:p text:style-name="P12">Eterm</text:p>
          </table:table-cell>
        </table:table-row>
      </table:table>
      <table:table table:name="Tabela381" table:style-name="Tabela381">
        <table:table-column table:style-name="Tabela381.A"/>
        <table:table-row>
          <table:table-cell table:style-name="Tabela381.A1" office:value-type="string">
            <text:p text:style-name="P11"><text:span text:style-name="T1">Note: </text:span>To find out the exact name of the command to put in the file, use the command xprop | grep '^WM_CLASS' and paste the name into the file. </text:p>
          </table:table-cell>
        </table:table-row>
      </table:table>
      <text:p text:style-name="P5">Now when you open Eterms, they will open as a group. If you want other programs to do the same thing, just add them to your ~/.fluxbox/groups file. </text:p>
      <text:p text:style-name="Text_20_body"><text:bookmark text:name="doc_chap103"/></text:p>
      <text:p text:style-name="Text_20_body"/>
      <text:p text:style-name="Text_20_body"><text:soft-page-break/>8.  Tips and Tricks</text:p>
      <text:p text:style-name="Text_20_body">Adding Users with Superadduser</text:p>
      <text:p text:style-name="P5">Adding users to a system can be tedious. It involves creating an account, setting a password, and creating a home directory. This week's tip shows how to make adding users easier with the use of superadduser. </text:p>
      <text:p text:style-name="P1"><text:bookmark text:name="doc_chap8_pre118"/></text:p>
      <table:table table:name="Tabela382" table:style-name="Tabela382">
        <table:table-column table:style-name="Tabela382.A"/>
        <table:table-row>
          <table:table-cell table:style-name="Tabela382.A1" office:value-type="string">
            <text:p text:style-name="P9">Code Listing 8.1: Install superadduser from Portage</text:p>
          </table:table-cell>
        </table:table-row>
        <table:table-row>
          <table:table-cell table:style-name="Tabela382.A2" office:value-type="string">
            <text:p text:style-name="P12"># <text:s/>emerge app-admin/superadduser </text:p>
          </table:table-cell>
        </table:table-row>
      </table:table>
      <text:p text:style-name="P5">Using superadduser is very easy. Just run the command and follow the prompts. </text:p>
      <text:p text:style-name="P1"><text:bookmark text:name="doc_chap8_pre214"/></text:p>
      <table:table table:name="Tabela383" table:style-name="Tabela383">
        <table:table-column table:style-name="Tabela383.A"/>
        <table:table-row>
          <table:table-cell table:style-name="Tabela383.A1" office:value-type="string">
            <text:p text:style-name="P9">Code Listing 8.2: Using superadduser</text:p>
          </table:table-cell>
        </table:table-row>
        <table:table-row>
          <table:table-cell table:style-name="Tabela383.A2" office:value-type="string">
            <text:p text:style-name="P6">(Replace the examples with your own information)</text:p>
            <text:p text:style-name="P6"># superadduser</text:p>
            <text:p text:style-name="P6"/>
            <text:p text:style-name="P6">Login name for new user []: johndoe</text:p>
            <text:p text:style-name="P6"/>
            <text:p text:style-name="P6">User id for johndoe [ defaults to next available]: </text:p>
            <text:p text:style-name="P6"/>
            <text:p text:style-name="P6">Initial group for johndoe [users]: </text:p>
            <text:p text:style-name="P6"/>
            <text:p text:style-name="P6">Additional groups for johndoe (seperated</text:p>
            <text:p text:style-name="P6">with commas, no spaces) []:</text:p>
            <text:p text:style-name="P6"/>
            <text:p text:style-name="P6">johndoe's home directory [/home/johndoe]: </text:p>
            <text:p text:style-name="P6"/>
            <text:p text:style-name="P6">johndoe's shell [/bin/bash]: </text:p>
            <text:p text:style-name="P6"/>
            <text:p text:style-name="P6">johndoe's account expiry date (YYYY-MM-DD) []: </text:p>
            <text:p text:style-name="P6"/>
            <text:p text:style-name="P6">OK, I'm about to make a new account. Here's what you entered so far:</text:p>
            <text:p text:style-name="P6"/>
            <text:p text:style-name="P6">New login name: johndoe</text:p>
            <text:p text:style-name="P6">New UID: [Next available]</text:p>
            <text:p text:style-name="P6">Initial group: users</text:p>
            <text:p text:style-name="P6">Additional groups:</text:p>
            <text:p text:style-name="P6">Home directory: /home/johndoe</text:p>
            <text:p text:style-name="P6">Shell: /bin/bash</text:p>
            <text:p text:style-name="P6">Expiry date: [no expiration]</text:p>
            <text:p text:style-name="P6"/>
            <text:p text:style-name="P6">This is it... if you want to bail out, hit Control-C. <text:s/>Otherwise, press</text:p>
            <text:p text:style-name="P6">ENTER to go ahead and make the account.</text:p>
            <text:p text:style-name="P6"/>
            <text:p text:style-name="P6">ENTER</text:p>
            <text:p text:style-name="P6"/>
            <text:p text:style-name="P6">Making new account...</text:p>
            <text:p text:style-name="P6"/>
            <text:p text:style-name="P6">Changing the user information for johndoe</text:p>
            <text:p text:style-name="P6">Enter the new value, or press ENTER for the default</text:p>
            <text:p text:style-name="P6"><text:s text:c="8"/>Full Name []: John Doe</text:p>
            <text:p text:style-name="P6"><text:s text:c="8"/>Room Number []: </text:p>
            <text:p text:style-name="P6"><text:s text:c="8"/>Work Phone []: </text:p>
            <text:p text:style-name="P6"><text:s text:c="8"/>Home Phone []: </text:p>
            <text:p text:style-name="P6"><text:s text:c="8"/>Other []: </text:p>
            <text:p text:style-name="P6"/>
            <text:p text:style-name="P6">New UNIX password: user_password</text:p>
            <text:p text:style-name="P6">Retype new UNIX password: user_password</text:p>
            <text:p text:style-name="P12">Done...</text:p>
          </table:table-cell>
        </table:table-row>
      </table:table>
      <text:p text:style-name="Text_20_body"><text:soft-page-break/></text:p>
      <text:p text:style-name="Text_20_body">8.  Tips and Tricks</text:p>
      <text:p text:style-name="Text_20_body">Privilege Separation in Portage</text:p>
      <text:p text:style-name="Text_20_body">One nice feature of Portage is that it can drop privileges and compile as a less privileged user. It can also sandbox most phases of the installation. This week's tip shows you how to enable these features of Portage to increase the security of your system. </text:p>
      <text:p text:style-name="P5">The first step is to create the portage user and group accounts. Portage will use these accounts when running its processes. </text:p>
      <text:p text:style-name="P1"><text:bookmark text:name="doc_chap8_pre119"/></text:p>
      <table:table table:name="Tabela384" table:style-name="Tabela384">
        <table:table-column table:style-name="Tabela384.A"/>
        <table:table-row>
          <table:table-cell table:style-name="Tabela384.A1" office:value-type="string">
            <text:p text:style-name="P9">Code Listing 8.1: Adding the portage user and group</text:p>
          </table:table-cell>
        </table:table-row>
        <table:table-row>
          <table:table-cell table:style-name="Tabela384.A2" office:value-type="string">
            <text:p text:style-name="P6"># <text:s/>groupadd -g 250 portage</text:p>
            <text:p text:style-name="P12"># <text:s/>useradd -u 250 -g 250 -s /bin/false portage</text:p>
          </table:table-cell>
        </table:table-row>
      </table:table>
      <text:p text:style-name="P5">The next step is to fix the ownership on the areas portage will need access to. By default, these directories are /usr/portage, /var/tmp/portage. </text:p>
      <text:p text:style-name="P1"><text:bookmark text:name="doc_chap8_pre215"/></text:p>
      <table:table table:name="Tabela385" table:style-name="Tabela385">
        <table:table-column table:style-name="Tabela385.A"/>
        <table:table-row>
          <table:table-cell table:style-name="Tabela385.A1" office:value-type="string">
            <text:p text:style-name="P9">Code Listing 8.2: Fixing ownership on Portage directories</text:p>
          </table:table-cell>
        </table:table-row>
        <table:table-row>
          <table:table-cell table:style-name="Tabela385.A2" office:value-type="string">
            <text:p text:style-name="P6"># chown -R portage:portage /usr/portage</text:p>
            <text:p text:style-name="P12"># chown -R portage:portage /var/tmp/portage</text:p>
          </table:table-cell>
        </table:table-row>
      </table:table>
      <table:table table:name="Tabela386" table:style-name="Tabela386">
        <table:table-column table:style-name="Tabela386.A"/>
        <table:table-row>
          <table:table-cell table:style-name="Tabela386.A1" office:value-type="string">
            <text:p text:style-name="P11"><text:span text:style-name="T1">Note: </text:span>If you've specified different locations in /etc/make.conf, you will need to ensure that portage has the proper ownership on PORTAGE_TMPDIR, PORTDIR, DISTDIR, PKGDIR, PORT_LOGDIR, and PORTDIR_OVERLAY. </text:p>
          </table:table-cell>
        </table:table-row>
      </table:table>
      <text:p text:style-name="P5">After the ownership has been set properly, you need to enable the features for privilege separate in /etc/make.conf. To do this, you need to edit the FEATURES line. </text:p>
      <text:p text:style-name="P1"><text:bookmark text:name="doc_chap8_pre36"/></text:p>
      <table:table table:name="Tabela387" table:style-name="Tabela387">
        <table:table-column table:style-name="Tabela387.A"/>
        <table:table-row>
          <table:table-cell table:style-name="Tabela387.A1" office:value-type="string">
            <text:p text:style-name="P9">Code Listing 8.3: /etc/make.conf FEATURES</text:p>
          </table:table-cell>
        </table:table-row>
        <table:table-row>
          <table:table-cell table:style-name="Tabela387.A2" office:value-type="string">
            <text:p text:style-name="P6">(FEATURES should look something like the following)</text:p>
            <text:p text:style-name="P12">FEATURES="sandbox userpriv usersandbox"</text:p>
          </table:table-cell>
        </table:table-row>
      </table:table>
      <text:p text:style-name="P5">Portage is now set up to drop root privileges and build packages under the portage user account. To test it, use the command top. When you have top open, type u to display processes for a specific user, and type portage at the prompt to display processes for portage. Now emerge something, and watch as the portage user shows up as the owner of all the commands. </text:p>
      <text:p text:style-name="Text_20_body"/>
      <text:p text:style-name="Text_20_body"/>
      <text:p text:style-name="Text_20_body"/>
      <text:p text:style-name="Text_20_body">8.  Tips and Tricks</text:p>
      <text:p text:style-name="Text_20_body">Using /dev/loop to view a CD image</text:p>
      <text:p text:style-name="Text_20_body">This week's tip explains how to use the loop device to view or share files from a CD image or ISO file. </text:p>
      <text:p text:style-name="Text_20_body">First, you need to make sure you have support in your kernel. It can be configured as a module so there's no need to reboot if you don't have support. </text:p>
      <text:p text:style-name="P1"><text:bookmark text:name="doc_chap8_pre120"/></text:p>
      <table:table table:name="Tabela388" table:style-name="Tabela388">
        <table:table-column table:style-name="Tabela388.A"/>
        <table:table-row>
          <table:table-cell table:style-name="Tabela388.A1" office:value-type="string">
            <text:p text:style-name="P9">Code Listing 8.1: Installing the kernel module</text:p>
          </table:table-cell>
        </table:table-row>
        <text:soft-page-break/>
        <table:table-row>
          <table:table-cell table:style-name="Tabela388.A2" office:value-type="string">
            <text:p text:style-name="P6">(configure the following option)</text:p>
            <text:p text:style-name="P6">Block Devices</text:p>
            <text:p text:style-name="P6">-&gt; &lt;M&gt; Loopback device support</text:p>
            <text:p text:style-name="P6"/>
            <text:p text:style-name="P6"># <text:s/>make dep &amp;&amp; make modules modules_install</text:p>
            <text:p text:style-name="P12"># <text:s/>insmod loop</text:p>
          </table:table-cell>
        </table:table-row>
      </table:table>
      <text:p text:style-name="P5">To view the contents of an iso file, just mount the iso on a loopback device. For example, here we mount gentoo-basic-x86-1.4_rc4.iso to gentoo-1.4_rc4/. </text:p>
      <text:p text:style-name="P1"><text:bookmark text:name="doc_chap8_pre216"/></text:p>
      <table:table table:name="Tabela389" table:style-name="Tabela389">
        <table:table-column table:style-name="Tabela389.A"/>
        <table:table-row>
          <table:table-cell table:style-name="Tabela389.A1" office:value-type="string">
            <text:p text:style-name="P9">Code Listing 8.2: Mounting an iso on a loopback device</text:p>
          </table:table-cell>
        </table:table-row>
        <table:table-row>
          <table:table-cell table:style-name="Tabela389.A2" office:value-type="string">
            <text:p text:style-name="P12"># mount gentoo-basic-x86-1.4_rc4.iso gentoo-1.4_rc4 -o loop=/dev/loop1,blocksize=1024</text:p>
          </table:table-cell>
        </table:table-row>
      </table:table>
      <text:p text:style-name="P5">Now you can view the directory gentoo-1.4_rc4 just as if it were part of your regular filesystem. </text:p>
      <text:p text:style-name="Text_20_body"/>
      <text:p text:style-name="Text_20_body"/>
      <text:p text:style-name="Text_20_body"/>
      <text:p text:style-name="Text_20_body">8.  Tips and Tricks</text:p>
      <text:p text:style-name="Text_20_body">Changing File Attributes</text:p>
      <text:p text:style-name="P5">This week's tip explains how to use chattr to keep important system files secure. The "change attribute" command, or chattr, can be used to add or change existing file attributes for things such as synchronous updates, tighter file security, and more. However, this command is only available on ext2 or ext3 partitions. </text:p>
      <text:p text:style-name="P5">A list of common attributes and their associated flags is listed below. For a more complete list see man chattr. </text:p>
      <text:list xml:id="list1390090785" text:style-name="L26">
        <text:list-item>
          <text:p text:style-name="P47">(A) Don't update atime </text:p>
        </text:list-item>
        <text:list-item>
          <text:p text:style-name="P47">(S) synchronous updates </text:p>
        </text:list-item>
        <text:list-item>
          <text:p text:style-name="P47">(a) append only </text:p>
        </text:list-item>
        <text:list-item>
          <text:p text:style-name="P47">(d) no dump </text:p>
        </text:list-item>
        <text:list-item>
          <text:p text:style-name="P47">(i) immutable </text:p>
        </text:list-item>
        <text:list-item>
          <text:p text:style-name="P47">(j) data journalling </text:p>
        </text:list-item>
        <text:list-item>
          <text:p text:style-name="P32">(t) no tail-merging </text:p>
        </text:list-item>
      </text:list>
      <table:table table:name="Tabela390" table:style-name="Tabela390">
        <table:table-column table:style-name="Tabela390.A"/>
        <table:table-row>
          <table:table-cell table:style-name="Tabela390.A1" office:value-type="string">
            <text:p text:style-name="P9"><text:span text:style-name="T1">Note: </text:span>The 'j' option can only be used with ext3. </text:p>
          </table:table-cell>
        </table:table-row>
      </table:table>
      <table:table table:name="Tabela391" table:style-name="Tabela391">
        <table:table-column table:style-name="Tabela391.A"/>
        <table:table-row>
          <table:table-cell table:style-name="Tabela391.A1" office:value-type="string">
            <text:p text:style-name="P9"><text:span text:style-name="T1">Note: </text:span>The 'j', 'a' and 'i' options are only available to the superuser </text:p>
          </table:table-cell>
        </table:table-row>
      </table:table>
      <text:p text:style-name="Text_20_body">First make sure that you have chattr installed by emerging e2fsprogs. </text:p>
      <text:p text:style-name="P1"><text:bookmark text:name="doc_chap8_pre121"/></text:p>
      <table:table table:name="Tabela392" table:style-name="Tabela392">
        <table:table-column table:style-name="Tabela392.A"/>
        <table:table-row>
          <table:table-cell table:style-name="Tabela392.A1" office:value-type="string">
            <text:p text:style-name="P9">Code Listing 8.1: Installing Required Files</text:p>
          </table:table-cell>
        </table:table-row>
        <table:table-row>
          <table:table-cell table:style-name="Tabela392.A2" office:value-type="string">
            <text:p text:style-name="P12"># emerge e2fsprogs</text:p>
          </table:table-cell>
        </table:table-row>
      </table:table>
      <text:p text:style-name="P5">To set attributes on files, use the chattr command and to view attributes, use the lsattr command. </text:p>
      <text:p text:style-name="P1"><text:bookmark text:name="doc_chap8_pre217"/></text:p>
      <table:table table:name="Tabela393" table:style-name="Tabela393">
        <table:table-column table:style-name="Tabela393.A"/>
        <table:table-row>
          <table:table-cell table:style-name="Tabela393.A1" office:value-type="string">
            <text:p text:style-name="P9">Code Listing 8.2: Examples of using chattr and lsattr</text:p>
          </table:table-cell>
        </table:table-row>
        <table:table-row>
          <table:table-cell table:style-name="Tabela393.A2" office:value-type="string">
            <text:p text:style-name="P6">(Set the immutable bit on a file so it cannot be changed or removed)</text:p>
            <text:p text:style-name="P6"># chattr +i myfile</text:p>
            <text:p text:style-name="P6"># lsattr myfile</text:p>
            <text:p text:style-name="P6">----i-------- myfile</text:p>
            <text:p text:style-name="P6"><text:soft-page-break/>(Testing the immutable flag by attempting to delete the file)</text:p>
            <text:p text:style-name="P6"># rm myfile</text:p>
            <text:p text:style-name="P6">rm: cannot remove `myfile': Operation not permitted</text:p>
            <text:p text:style-name="P6">(Set myfile to append-only)</text:p>
            <text:p text:style-name="P6"># chattr +a myfile</text:p>
            <text:p text:style-name="P6"># lsattr myfile</text:p>
            <text:p text:style-name="P6">-----a------- myfile</text:p>
            <text:p text:style-name="P6"># echo testing &gt; myfile</text:p>
            <text:p text:style-name="P6">myfile: Operation not permitted</text:p>
            <text:p text:style-name="P6"># echo testing &gt;&gt; myfile</text:p>
            <text:p text:style-name="P12">(no errors - file was appended to)</text:p>
          </table:table-cell>
        </table:table-row>
      </table:table>
      <text:p text:style-name="P5">Some instances where this may be useful is keeping important files safe from deletion. Remember that even root can't delete a file that is immutable or append-only without first explicitly removing that attribute. Using this flag on /etc/passwd or /etc/shadow files keeps them safe from an accidental rm -f and also ensures no new accounts can be added in the event of an exploit. Keeping other files append-only means once they are written, that data can't be changed. Logs are a good candidate for this to keep them from being tampered with. With chattr and lsattr, you now have a few new tools to keep your system secure. </text:p>
      <text:p text:style-name="Text_20_body"/>
      <text:p text:style-name="Text_20_body"/>
      <text:p text:style-name="Text_20_body">8.  Tips and Tricks</text:p>
      <text:p text:style-name="Text_20_body">Synchronizing System Date/Time with rdate</text:p>
      <text:p text:style-name="P5">This week's tip shows you how to keep your system's date and time synced without the hassle of NTP. The command rdate allows you to get the time from a server running NTP but doesn't require you to set up your own NTP server. </text:p>
      <text:p text:style-name="Text_20_body">First make sure that you have rdate installed. </text:p>
      <text:p text:style-name="P1"><text:bookmark text:name="doc_chap8_pre122"/></text:p>
      <table:table table:name="Tabela394" table:style-name="Tabela394">
        <table:table-column table:style-name="Tabela394.A"/>
        <table:table-row>
          <table:table-cell table:style-name="Tabela394.A1" office:value-type="string">
            <text:p text:style-name="P9">Code Listing 8.1: Installing rdate</text:p>
          </table:table-cell>
        </table:table-row>
        <table:table-row>
          <table:table-cell table:style-name="Tabela394.A2" office:value-type="string">
            <text:p text:style-name="P12"># emerge rdate</text:p>
          </table:table-cell>
        </table:table-row>
      </table:table>
      <text:p text:style-name="P5">To sync your computer clock, run rdate -s. You should probably change which server you use so as not to overload one particular one. Here is a list of <text:a xlink:type="simple" xlink:href="http://www.eecis.udel.edu/%7Emills/ntp/clock2a.html">public Stratum 2 servers</text:a> that you can use. </text:p>
      <text:p text:style-name="P1"><text:bookmark text:name="doc_chap8_pre218"/></text:p>
      <table:table table:name="Tabela395" table:style-name="Tabela395">
        <table:table-column table:style-name="Tabela395.A"/>
        <table:table-row>
          <table:table-cell table:style-name="Tabela395.A1" office:value-type="string">
            <text:p text:style-name="P9">Code Listing 8.2: Using rdate</text:p>
          </table:table-cell>
        </table:table-row>
        <table:table-row>
          <table:table-cell table:style-name="Tabela395.A2" office:value-type="string">
            <text:p text:style-name="P12"># rdate -s ntp0.cornell.edu</text:p>
          </table:table-cell>
        </table:table-row>
      </table:table>
      <text:p text:style-name="Text_20_body">To keep your machine automatically synced, you may want to make use of crontab. </text:p>
      <text:p text:style-name="P1"><text:bookmark text:name="doc_chap8_pre37"/></text:p>
      <table:table table:name="Tabela396" table:style-name="Tabela396">
        <table:table-column table:style-name="Tabela396.A"/>
        <table:table-row>
          <table:table-cell table:style-name="Tabela396.A1" office:value-type="string">
            <text:p text:style-name="P9">Code Listing 8.3: Adding rdate to crontab</text:p>
          </table:table-cell>
        </table:table-row>
        <table:table-row>
          <table:table-cell table:style-name="Tabela396.A2" office:value-type="string">
            <text:p text:style-name="P6">(Add the following to /etc/crontab to sync on the first day of the week.</text:p>
            <text:p text:style-name="P6">)</text:p>
            <text:p text:style-name="P12">* * * * 0 rdate -s ntp0.cornell.edu</text:p>
          </table:table-cell>
        </table:table-row>
      </table:table>
      <text:p text:style-name="Text_20_body"/>
      <text:p text:style-name="Text_20_body"/>
      <text:p text:style-name="Text_20_body">8.  Tips and Tricks</text:p>
      <text:p text:style-name="Text_20_body">Using tmpfs</text:p>
      <text:p text:style-name="Text_20_body">This week's tip shows you how to make use of tmpfs to speed up access time for small temporary <text:soft-page-break/>files. Tmpfs simulates a filesystem by supporting normal read/writes but the files are stored in memory. This makes access much faster. Note that files stored in tmpfs are not saved between reboots. Also, tmpfs is only recommended for systems with large amounts of memory. </text:p>
      <text:p text:style-name="Text_20_body">First make sure that tmpfs is enabled in your kernel. </text:p>
      <text:p text:style-name="P1"><text:bookmark text:name="doc_chap8_pre123"/></text:p>
      <table:table table:name="Tabela397" table:style-name="Tabela397">
        <table:table-column table:style-name="Tabela397.A"/>
        <table:table-row>
          <table:table-cell table:style-name="Tabela397.A1" office:value-type="string">
            <text:p text:style-name="P9">Code Listing 8.1: Enabling tmpfs in the kernel</text:p>
          </table:table-cell>
        </table:table-row>
        <table:table-row>
          <table:table-cell table:style-name="Tabela397.A2" office:value-type="string">
            <text:p text:style-name="P6"># cd /usr/src/linux</text:p>
            <text:p text:style-name="P6"># make menuconfig</text:p>
            <text:p text:style-name="P6"><text:s text:c="4"/>Enable File Systems --&gt; </text:p>
            <text:p text:style-name="P6"><text:s text:c="8"/>[*] Virtual memory system support</text:p>
            <text:p text:style-name="P6"><text:s text:c="8"/>(Enable this option)</text:p>
            <text:p text:style-name="P6"/>
            <text:p text:style-name="P6"># make dep &amp;&amp; make clean bzImage</text:p>
            <text:p text:style-name="P6"/>
            <text:p text:style-name="P6">(Make sure /boot is mounted before this step)</text:p>
            <text:p text:style-name="P12"># cp /usr/src/linux/arch/i386/boot/bzImage /boot</text:p>
          </table:table-cell>
        </table:table-row>
      </table:table>
      <text:p text:style-name="P5">/tmp is the most common place for temporary files. We will use tmpfs to mount /tmp </text:p>
      <text:p text:style-name="P1"><text:bookmark text:name="doc_chap8_pre219"/></text:p>
      <table:table table:name="Tabela398" table:style-name="Tabela398">
        <table:table-column table:style-name="Tabela398.A"/>
        <table:table-row>
          <table:table-cell table:style-name="Tabela398.A1" office:value-type="string">
            <text:p text:style-name="P9">Code Listing 8.2: Mounting /tmp with tmpfs</text:p>
          </table:table-cell>
        </table:table-row>
        <table:table-row>
          <table:table-cell table:style-name="Tabela398.A2" office:value-type="string">
            <text:p text:style-name="P12"># mount -t tmpfs tmpfs /tmp</text:p>
          </table:table-cell>
        </table:table-row>
      </table:table>
      <text:p text:style-name="P5">Now that /tmp is mounted, all you have to do is add the following to your /etc/fstab in order to have it load on boot. </text:p>
      <text:p text:style-name="P1"><text:bookmark text:name="doc_chap8_pre38"/></text:p>
      <table:table table:name="Tabela399" table:style-name="Tabela399">
        <table:table-column table:style-name="Tabela399.A"/>
        <table:table-row>
          <table:table-cell table:style-name="Tabela399.A1" office:value-type="string">
            <text:p text:style-name="P9">Code Listing 8.3: Add the following line to your stab file</text:p>
          </table:table-cell>
        </table:table-row>
        <table:table-row>
          <table:table-cell table:style-name="Tabela399.A2" office:value-type="string">
            <text:p text:style-name="P12">tmpfs <text:s text:c="2"/>/tmp <text:s text:c="3"/>tmpfs <text:s text:c="2"/>defaults <text:s text:c="3"/>0 0</text:p>
          </table:table-cell>
        </table:table-row>
      </table:table>
      <text:p text:style-name="Text_20_body"/>
      <text:p text:style-name="Text_20_body"/>
      <text:p text:style-name="Text_20_body"/>
      <text:p text:style-name="Text_20_body">8.  Tips and Tricks</text:p>
      <text:p text:style-name="Text_20_body">Using a localized rsync mirror rotation.</text:p>
      <text:p text:style-name="Text_20_body">This week's tip shows you how to take advantage of the new country and continent-specific round robin rsync mirror rotations. </text:p>
      <text:p text:style-name="Text_20_body">The first step is to determine if your country has a round robin rotation assigned to it. <text:bookmark text:name="doc_chap1_pre12"/></text:p>
      <table:table table:name="Tabela400" table:style-name="Tabela400">
        <table:table-column table:style-name="Tabela400.A"/>
        <table:table-row>
          <table:table-cell table:style-name="Tabela400.A1" office:value-type="string">
            <text:p text:style-name="P9">Code Listing 1.1: Using host to determine country-specific gentoo domains</text:p>
          </table:table-cell>
        </table:table-row>
        <table:table-row>
          <table:table-cell table:style-name="Tabela400.A2" office:value-type="string">
            <text:p text:style-name="P6">$ host rsync.no.gentoo.org</text:p>
            <text:p text:style-name="P12">rsync.no.gentoo.org has address 80.239.42.138</text:p>
          </table:table-cell>
        </table:table-row>
      </table:table>
      <text:p text:style-name="P2">If your country doesn't have an rsync mirror rotation set up yet, you'll see something like the following: <text:bookmark text:name="doc_chap1_pre13"/></text:p>
      <table:table table:name="Tabela401" table:style-name="Tabela401">
        <table:table-column table:style-name="Tabela401.A"/>
        <table:table-row>
          <table:table-cell table:style-name="Tabela401.A1" office:value-type="string">
            <text:p text:style-name="P9">Code Listing 1.1: Not all countries have rsync mirrors yet</text:p>
          </table:table-cell>
        </table:table-row>
        <table:table-row>
          <table:table-cell table:style-name="Tabela401.A2" office:value-type="string">
            <text:p text:style-name="P6">$ host rsync.mx.gentoo.org</text:p>
            <text:p text:style-name="P12">Host rsync.mx.gentoo.org not found: 3(NXDOMAIN)</text:p>
          </table:table-cell>
        </table:table-row>
      </table:table>
      <table:table table:name="Tabela402" table:style-name="Tabela402">
        <table:table-column table:style-name="Tabela402.A"/>
        <table:table-row>
          <table:table-cell table:style-name="Tabela402.A1" office:value-type="string">
            <text:p text:style-name="P9"><text:span text:style-name="T1">Note: </text:span>You'll need to emerge the bind-tools package in order to use host </text:p>
          </table:table-cell>
        </table:table-row>
      </table:table>
      <table:table table:name="Tabela403" table:style-name="Tabela403">
        <table:table-column table:style-name="Tabela403.A"/>
        <text:soft-page-break/>
        <table:table-row>
          <table:table-cell table:style-name="Tabela403.A1" office:value-type="string">
            <text:p text:style-name="P9"><text:span text:style-name="T1">Note: </text:span>Not sure what your two-letter country code is? <text:a xlink:type="simple" xlink:href="http://www.iana.org/cctld/cctld-whois.htm">Here</text:a> is the official list. </text:p>
          </table:table-cell>
        </table:table-row>
      </table:table>
      <text:p text:style-name="Text_20_body">Another option is to use the new continent-level rsync mirror rotations. Currently, the following continent rotations are set up: </text:p>
      <text:list xml:id="list377494823" text:style-name="L27">
        <text:list-item>
          <text:p text:style-name="P48">rsync.namerica.gentoo.org -- North America </text:p>
        </text:list-item>
        <text:list-item>
          <text:p text:style-name="P48">rsync.samerica.gentoo.org -- South America </text:p>
        </text:list-item>
        <text:list-item>
          <text:p text:style-name="P48">rsync.europe.gentoo.org -- Europe </text:p>
        </text:list-item>
        <text:list-item>
          <text:p text:style-name="P48">rsync.asia.gentoo.org -- Asia </text:p>
        </text:list-item>
        <text:list-item>
          <text:p text:style-name="P33">rsync.au.gentoo.org -- Australia (same as the country code) </text:p>
        </text:list-item>
      </text:list>
      <text:p text:style-name="P5">Once you have identified which rsync mirror you want to use, edit your /etc/make.conf file and place that value in the SYNC variable.<text:bookmark text:name="doc_chap1_pre14"/></text:p>
      <table:table table:name="Tabela404" table:style-name="Tabela404">
        <table:table-column table:style-name="Tabela404.A"/>
        <table:table-row>
          <table:table-cell table:style-name="Tabela404.A1" office:value-type="string">
            <text:p text:style-name="P9">Code Listing 1.1: SYNC set to use the rsync.us.gentoo.org rotation</text:p>
          </table:table-cell>
        </table:table-row>
        <table:table-row>
          <table:table-cell table:style-name="Tabela404.A2" office:value-type="string">
            <text:p text:style-name="P12">SYNC="rsync://rsync.us.gentoo.org/gentoo-portage/"</text:p>
          </table:table-cell>
        </table:table-row>
      </table:table>
      <text:p text:style-name="Text_20_body"/>
      <text:p text:style-name="Text_20_body"/>
      <text:p text:style-name="Text_20_body"/>
      <text:p text:style-name="Text_20_body">8.  Tips and Tricks</text:p>
      <text:p text:style-name="Text_20_body">Creating a Certificate Authority (CA)</text:p>
      <text:p text:style-name="Text_20_body">This week's tip shows you how to create your own Certificate Authority used for signing SSL certificates. </text:p>
      <text:p text:style-name="Text_20_body">The first step is to create your new CA certificate. <text:bookmark text:name="doc_chap1_pre15"/></text:p>
      <table:table table:name="Tabela405" table:style-name="Tabela405">
        <table:table-column table:style-name="Tabela405.A"/>
        <table:table-row>
          <table:table-cell table:style-name="Tabela405.A1" office:value-type="string">
            <text:p text:style-name="P9">Code Listing 1.1: Establishing CA certificates</text:p>
          </table:table-cell>
        </table:table-row>
        <table:table-row>
          <table:table-cell table:style-name="Tabela405.A2" office:value-type="string">
            <text:p text:style-name="P6"># cd /etc/ssl</text:p>
            <text:p text:style-name="P6"># ./misc/CA.pl -newca</text:p>
            <text:p text:style-name="P6">CA certificate filename (or enter to create)</text:p>
            <text:p text:style-name="P6"/>
            <text:p text:style-name="P6">Making CA certificate ...</text:p>
            <text:p text:style-name="P6">Using configuration from /etc/ssl/openssl.cnf</text:p>
            <text:p text:style-name="P6">Generating a 1024 bit RSA private key</text:p>
            <text:p text:style-name="P6">............++++++</text:p>
            <text:p text:style-name="P6">............................................++++++</text:p>
            <text:p text:style-name="P6">writing new private key to './demoCA/private/cakey.pem'</text:p>
            <text:p text:style-name="P6">Enter PEM pass phrase:&lt;your password&gt;</text:p>
            <text:p text:style-name="P6">Verifying password - Enter PEM pass phrase:&lt;your password (again)&gt;</text:p>
            <text:p text:style-name="P6">-----</text:p>
            <text:p text:style-name="P6">You are about to be asked to enter information that will be incorporated</text:p>
            <text:p text:style-name="P6">into your certificate request.</text:p>
            <text:p text:style-name="P6">What you are about to enter is what is called a Distinguished Name or a DN.</text:p>
            <text:p text:style-name="P6">There are quite a few fields but you can leave some blank</text:p>
            <text:p text:style-name="P6">For some fields there will be a default value,</text:p>
            <text:p text:style-name="P6">If you enter '.', the field will be left blank.</text:p>
            <text:p text:style-name="P6">-----</text:p>
            <text:p text:style-name="P6">Country Name (2 letter code) [AU]:&lt;your country&gt;</text:p>
            <text:p text:style-name="P6">State or Province Name (full name) [Some-State]:&lt;your state/province&gt;</text:p>
            <text:p text:style-name="P6">Locality Name (eg, city) []:&lt;your city&gt;</text:p>
            <text:p text:style-name="P6">Organization Name (eg, company) [Internet Widgets Pty Ltd]:&lt;your company name&gt;</text:p>
            <text:p text:style-name="P6">Organizational Unit Name (eg, section) []:&lt;your department&gt;</text:p>
            <text:p text:style-name="P6">Common Name (eg, YOUR name) []:&lt;your name&gt;</text:p>
            <text:p text:style-name="P12">Email Address []:&lt;your email&gt;</text:p>
          </table:table-cell>
        </table:table-row>
      </table:table>
      <text:p text:style-name="P3"><text:soft-page-break/>You now have your own CA with which to sign certificates. Your CA public key is /etc/ssl/demoCA/cacert.pem and your private key is /etc/ssl/demoCA/private/cakey.pem. </text:p>
      <table:table table:name="Tabela406" table:style-name="Tabela406">
        <table:table-column table:style-name="Tabela406.A"/>
        <table:table-row>
          <table:table-cell table:style-name="Tabela406.A1" office:value-type="string">
            <text:p text:style-name="P9"><text:span text:style-name="T1">Note: </text:span>When using a certificate signed by your CA, you may get an error about an untrusted CA. In this case, you'll need to publish your CA public key to the client. </text:p>
          </table:table-cell>
        </table:table-row>
      </table:table>
      <text:p text:style-name="Text_20_body"/>
      <text:p text:style-name="Text_20_body"/>
      <text:p text:style-name="Text_20_body"/>
      <text:p text:style-name="Text_20_body"/>
      <text:p text:style-name="Text_20_body"/>
      <text:p text:style-name="Text_20_body">8.  Tips and Tricks</text:p>
      <text:p text:style-name="Text_20_body">Handling Files with Spaces</text:p>
      <text:p text:style-name="Text_20_body">Many Gentoo users still favor command line tools (ls, find, etc.) over the newer GUI interfaces such as Nautilus or Konqueror. However, many command line users find that dealing with filenames that have spaces in them is difficult; especially when trying to automate a process or deal with multiple files at once. </text:p>
      <text:p text:style-name="P5">One common tool to deal with multipe files is xargs, which builds and executes commands from standard input. One example is using xargs to remove old files. <text:bookmark text:name="doc_chap1_pre16"/></text:p>
      <table:table table:name="Tabela407" table:style-name="Tabela407">
        <table:table-column table:style-name="Tabela407.A"/>
        <table:table-row>
          <table:table-cell table:style-name="Tabela407.A1" office:value-type="string">
            <text:p text:style-name="P9">Code Listing 1.1: Removing files older than one month</text:p>
          </table:table-cell>
        </table:table-row>
        <table:table-row>
          <table:table-cell table:style-name="Tabela407.A2" office:value-type="string">
            <text:p text:style-name="P12"># find . -type f -mtime +30 | xargs rm</text:p>
          </table:table-cell>
        </table:table-row>
      </table:table>
      <table:table table:name="Tabela408" table:style-name="Tabela408">
        <table:table-column table:style-name="Tabela408.A"/>
        <table:table-row>
          <table:table-cell table:style-name="Tabela408.A1" office:value-type="string">
            <text:p text:style-name="P11"><text:span text:style-name="T1">Warning: </text:span>Be careful when executing rm as you can quickly delete things you may not want deleted. find will also search recursively - you can use the -maxdepth option to control how deep it searches. </text:p>
          </table:table-cell>
        </table:table-row>
      </table:table>
      <text:p text:style-name="Text_20_body">Normally this works pretty well. However, if there are spaces in the filenames, we run into problems. The spaces are interpreted as breaks so each word in the filename is interpreted as a new filename - which of course is not what you want. </text:p>
      <text:p text:style-name="P5">The solution to this is to use the --null (or -0) option which changes the spaces in the filenames to a NUL character. <text:bookmark text:name="doc_chap1_pre17"/></text:p>
      <table:table table:name="Tabela409" table:style-name="Tabela409">
        <table:table-column table:style-name="Tabela409.A"/>
        <table:table-row>
          <table:table-cell table:style-name="Tabela409.A1" office:value-type="string">
            <text:p text:style-name="P9">Code Listing 1.1: Using --null to correctly handle filenames with spaces</text:p>
          </table:table-cell>
        </table:table-row>
        <table:table-row>
          <table:table-cell table:style-name="Tabela409.A2" office:value-type="string">
            <text:p text:style-name="P6"># find . -type f -mtime +30 -print0 | xargs --null rm</text:p>
            <text:p text:style-name="P6">(or)</text:p>
            <text:p text:style-name="P12"># find . -type f -mtime +30 -print0 | xargs -0 rm</text:p>
          </table:table-cell>
        </table:table-row>
      </table:table>
      <table:table table:name="Tabela410" table:style-name="Tabela410">
        <table:table-column table:style-name="Tabela410.A"/>
        <table:table-row>
          <table:table-cell table:style-name="Tabela410.A1" office:value-type="string">
            <text:p text:style-name="P11"><text:span text:style-name="T1">Note: </text:span>Note that you also have to tell find to print with NUL characters instead of spaces, hence the -print0 option. </text:p>
          </table:table-cell>
        </table:table-row>
      </table:table>
      <text:p text:style-name="Text_20_body"/>
      <text:p text:style-name="Text_20_body"/>
      <text:p text:style-name="Text_20_body"/>
      <text:p text:style-name="Text_20_body"/>
      <text:p text:style-name="Text_20_body"/>
      <text:p text:style-name="Text_20_body"/>
      <text:p text:style-name="Text_20_body"><text:soft-page-break/>8.  Tips and Tricks</text:p>
      <text:p text:style-name="Text_20_body">Bash Commands and Tricks</text:p>
      <text:p text:style-name="Text_20_body">Just about all Gentoo user make use of the command line - this week focuses on some little-known navigation commands that may make your life easier. </text:p>
      <text:p text:style-name="P1"><text:bookmark text:name="doc_chap8_pre124"/></text:p>
      <table:table table:name="Tabela411" table:style-name="Tabela411">
        <table:table-column table:style-name="Tabela411.A"/>
        <table:table-row>
          <table:table-cell table:style-name="Tabela411.A1" office:value-type="string">
            <text:p text:style-name="P9">Code Listing 8.1: Bash Key Combinations</text:p>
          </table:table-cell>
        </table:table-row>
        <table:table-row>
          <table:table-cell table:style-name="Tabela411.A2" office:value-type="string">
            <text:p text:style-name="P6">Alt+B <text:s text:c="2"/>(Go back one word)</text:p>
            <text:p text:style-name="P6">Alt+F <text:s text:c="2"/>(Go forth one word)</text:p>
            <text:p text:style-name="P6">Ctrl+K <text:s/>(Delete everything from the cursor to the end of the line)</text:p>
            <text:p text:style-name="P6">Ctrl+U <text:s/>(Delete everything from the cursor to the beginning of the line)</text:p>
            <text:p text:style-name="P6">Ctrl+Y <text:s/>(Paste deleted characters at the current position)</text:p>
            <text:p text:style-name="P6">Ctrl+H <text:s/>(Delete one character)</text:p>
            <text:p text:style-name="P6">Ctrl+L <text:s/>(Clean screen)</text:p>
            <text:p text:style-name="P6">Ctrl+P <text:s/>(Go to the previous history entry)</text:p>
            <text:p text:style-name="P12">Ctrl+N <text:s/>(Go to the next history entry)</text:p>
          </table:table-cell>
        </table:table-row>
      </table:table>
      <text:p text:style-name="P5">Also you can use !word to re-execute the last command beginning with "word". <text:bookmark text:name="doc_chap1_pre18"/></text:p>
      <table:table table:name="Tabela412" table:style-name="Tabela412">
        <table:table-column table:style-name="Tabela412.A"/>
        <table:table-row>
          <table:table-cell table:style-name="Tabela412.A1" office:value-type="string">
            <text:p text:style-name="P9">Code Listing 1.1: Using !word</text:p>
          </table:table-cell>
        </table:table-row>
        <table:table-row>
          <table:table-cell table:style-name="Tabela412.A2" office:value-type="string">
            <text:p text:style-name="P6">$ gcc -o test test.c</text:p>
            <text:p text:style-name="P6">$ !gcc</text:p>
            <text:p text:style-name="P6">gcc -o test test.c</text:p>
            <text:p text:style-name="P12">$</text:p>
          </table:table-cell>
        </table:table-row>
      </table:table>
      <text:p text:style-name="P5">Ever get tired of typing long directory names? Try using the directory stack with the commands pushd, popd, and dirs. THe directory stack allows you to keep a list of directories and navigate between them. <text:bookmark text:name="doc_chap1_pre19"/></text:p>
      <table:table table:name="Tabela413" table:style-name="Tabela413">
        <table:table-column table:style-name="Tabela413.A"/>
        <table:table-row>
          <table:table-cell table:style-name="Tabela413.A1" office:value-type="string">
            <text:p text:style-name="P9">Code Listing 1.1: The directory stack</text:p>
          </table:table-cell>
        </table:table-row>
        <table:table-row>
          <table:table-cell table:style-name="Tabela413.A2" office:value-type="string">
            <text:p text:style-name="P6">(pushd adds a directory)</text:p>
            <text:p text:style-name="P6">~:$ pushd /usr/portage</text:p>
            <text:p text:style-name="P6">(dirs lists all directories on the stack)</text:p>
            <text:p text:style-name="P6">~:$ dirs</text:p>
            <text:p text:style-name="P6">/usr/portage ~</text:p>
            <text:p text:style-name="P6">(And popd removes the top entry and cd's to that directory)</text:p>
            <text:p text:style-name="P6">~:$ popd</text:p>
            <text:p text:style-name="P12">/usr/portage:$</text:p>
          </table:table-cell>
        </table:table-row>
      </table:table>
      <text:p text:style-name="Text_20_body">The idea for this weeks tip came from Pavel Tcholakov and was submitted to the GWN feedback list. </text:p>
      <text:p text:style-name="Text_20_body"/>
      <text:p text:style-name="Text_20_body">8.  Tips and Tricks</text:p>
      <text:p text:style-name="Text_20_body">See which USE variables affect a package during an emerge</text:p>
      <text:p text:style-name="Text_20_body">One of the most-often requested features in Portage is the ability to quickly and easily see what effect USE variables have during the emerge process. The release Portage 2.0.46-r12 makes this feature available. </text:p>
      <text:p text:style-name="Text_20_body">To display USE variable effects, use the -v option: <text:bookmark text:name="doc_chap1_pre110"/></text:p>
      <table:table table:name="Tabela414" table:style-name="Tabela414">
        <table:table-column table:style-name="Tabela414.A"/>
        <table:table-row>
          <table:table-cell table:style-name="Tabela414.A1" office:value-type="string">
            <text:p text:style-name="P9">Code Listing 1.1: Display USE variable effects with the -v option</text:p>
          </table:table-cell>
        </table:table-row>
        <table:table-row>
          <table:table-cell table:style-name="Tabela414.A2" office:value-type="string">
            <text:p text:style-name="P6">#emerge -vp exim</text:p>
            <text:p text:style-name="P6"/>
            <text:p text:style-name="P6">These are the packages that I would merge, in order:</text:p>
            <text:p text:style-name="P6"><text:soft-page-break/></text:p>
            <text:p text:style-name="P6">Calculating dependencies ...done!</text:p>
            <text:p text:style-name="P12">[ebuild <text:s text:c="3"/>U ] net-mail/exim-4.12 [4.10] -tcpd +ssl -postgres +mysql +ldap +pam</text:p>
          </table:table-cell>
        </table:table-row>
      </table:table>
      <text:p text:style-name="Text_20_body"/>
      <text:p text:style-name="Text_20_body"/>
      <text:p text:style-name="Text_20_body">8.  Tips and Tricks</text:p>
      <text:p text:style-name="Text_20_body">Setting Your Terminal Title</text:p>
      <text:p text:style-name="Text_20_body">Since most Gentoo users frequently use terminals (xterm, Eterm, etc.), this week's tip shows how to make them more useful by adding information to the title. We can add the username, hostname, and working directory into the terminal title, making it easier to see where a terminal is, especially if it is minimized. Instead of having to open up the full terminal window, a quick glance at the taskbar is all that's necessary. </text:p>
      <text:p text:style-name="P5">If you use Bash, add the following to your ~/.bashrc file. <text:bookmark text:name="doc_chap1_pre111"/></text:p>
      <table:table table:name="Tabela415" table:style-name="Tabela415">
        <table:table-column table:style-name="Tabela415.A"/>
        <table:table-row>
          <table:table-cell table:style-name="Tabela415.A1" office:value-type="string">
            <text:p text:style-name="P9">Code Listing 1.1: ~/.bashrc</text:p>
          </table:table-cell>
        </table:table-row>
        <table:table-row>
          <table:table-cell table:style-name="Tabela415.A2" office:value-type="string">
            <text:p text:style-name="P6">SHORT_HOST=`hostname -s`</text:p>
            <text:p text:style-name="P6"/>
            <text:p text:style-name="P6">if [ "$SHELL" = '/bin/bash' ] || [ "$SHELL" = '/bin/sh' ]</text:p>
            <text:p text:style-name="P6">then</text:p>
            <text:p text:style-name="P6"><text:s text:c="4"/>case $TERM in</text:p>
            <text:p text:style-name="P6"><text:s text:c="8"/>rxvt|*term)</text:p>
            <text:p text:style-name="P6"><text:s text:c="8"/>PROMPT_COMMAND='echo -ne "\033]0;${USER}@${SHORT_HOST}: ${PWD}\007"'</text:p>
            <text:p text:style-name="P6"><text:s text:c="8"/>;;</text:p>
            <text:p text:style-name="P6"><text:s text:c="4"/>esac</text:p>
            <text:p text:style-name="P12">fi</text:p>
          </table:table-cell>
        </table:table-row>
      </table:table>
      <text:p text:style-name="P5">If you use Zsh, add the following to your ~/.zshrc file. Zsh users can see the current directory if at a prompt, or any commands if a program is running. <text:bookmark text:name="doc_chap1_pre112"/></text:p>
      <table:table table:name="Tabela416" table:style-name="Tabela416">
        <table:table-column table:style-name="Tabela416.A"/>
        <table:table-row>
          <table:table-cell table:style-name="Tabela416.A1" office:value-type="string">
            <text:p text:style-name="P9">Code Listing 1.1: ~/.zshrc</text:p>
          </table:table-cell>
        </table:table-row>
        <table:table-row>
          <table:table-cell table:style-name="Tabela416.A2" office:value-type="string">
            <text:p text:style-name="P6">if [ "$SHELL" = '/bin/zsh' ]</text:p>
            <text:p text:style-name="P6">then</text:p>
            <text:p text:style-name="P6"><text:s text:c="4"/>case $TERM in</text:p>
            <text:p text:style-name="P6"><text:s text:c="8"/>rxvt|*term)</text:p>
            <text:p text:style-name="P6"><text:s text:c="12"/>precmd() { print -Pn "\e]0;%n@%m - %~\a" }</text:p>
            <text:p text:style-name="P6"><text:s text:c="12"/>preexec () { print -Pn "\e]0;%n@%m - $1\a" }</text:p>
            <text:p text:style-name="P6"><text:s text:c="12"/>;;</text:p>
            <text:p text:style-name="P6"><text:s text:c="4"/>esac</text:p>
            <text:p text:style-name="P12">fi</text:p>
          </table:table-cell>
        </table:table-row>
      </table:table>
      <text:p text:style-name="Text_20_body">The idea for this weeks tip came from the <text:a xlink:type="simple" xlink:href="http://forums.gentoo.org/viewtopic.php?t=18106">Gentoo Forums</text:a>. This functionality has also made its way into /etc/skel/.bashrc, so many user accounts may have this information in their .bashrc files already. </text:p>
      <text:p text:style-name="Text_20_body"/>
      <text:p text:style-name="Text_20_body"/>
      <text:p text:style-name="Text_20_body">8.  Tips and Tricks</text:p>
      <text:p text:style-name="Text_20_body">Using Procmail and SpamAssassin to Block Spam and Filter Mailing Lists</text:p>
      <text:p text:style-name="Text_20_body">The proliferation of unsolicited email, or spam, is becoming more and more widespread. However, there are many tools to help prevent spam. This week, we look at using Procmail and SpamAssassin to filter incoming mail and to block incoming spam. <text:a xlink:type="simple" xlink:href="http://www.procmail.org/">Procmail</text:a> is a mail filter than can be used to sort incoming mail into separate folders as well as many other types of mail preprocessing. <text:soft-page-break/><text:a xlink:type="simple" xlink:href="http://www.spamassassin.org/">SpamAssassin</text:a> is a mail filter that uses heuristic scanning to identify spam. </text:p>
      <text:p text:style-name="Text_20_body">Since both Procmail and SpamAssassin are in Portage, installation is a simple emerge. <text:bookmark text:name="doc_chap1_pre113"/></text:p>
      <table:table table:name="Tabela417" table:style-name="Tabela417">
        <table:table-column table:style-name="Tabela417.A"/>
        <table:table-row>
          <table:table-cell table:style-name="Tabela417.A1" office:value-type="string">
            <text:p text:style-name="P9">Code Listing 1.1: Installing Procmail and SpamAssassin</text:p>
          </table:table-cell>
        </table:table-row>
        <table:table-row>
          <table:table-cell table:style-name="Tabela417.A2" office:value-type="string">
            <text:p text:style-name="P6"># emerge net-mail/procmail</text:p>
            <text:p text:style-name="P6"># emerge dev-perl/Mail-SpamAssassin</text:p>
            <text:p text:style-name="P6"/>
            <text:p text:style-name="P6">(Add the SpamAssassin daemon to the default runlevel)</text:p>
            <text:p text:style-name="P12"># rc-update add spamd default</text:p>
          </table:table-cell>
        </table:table-row>
      </table:table>
      <table:table table:name="Tabela418" table:style-name="Tabela418">
        <table:table-column table:style-name="Tabela418.A"/>
        <table:table-row>
          <table:table-cell table:style-name="Tabela418.A1" office:value-type="string">
            <text:p text:style-name="P9"><text:span text:style-name="T1">Important: </text:span>When upgrading Perl to a higher version, you need to re-emerge dev-perl/Net-DNS, dev-perl/HTML-Parser, and dev-perl/Time-HiRes or SpamAssassin will exit and possibly discard valid emails. </text:p>
          </table:table-cell>
        </table:table-row>
      </table:table>
      <text:p text:style-name="P5">Each procmail filter is known as a recipie. To keep things organized, we're going to create the directory $HOME/.procmail for separate recipies. <text:bookmark text:name="doc_chap1_pre114"/></text:p>
      <table:table table:name="Tabela419" table:style-name="Tabela419">
        <table:table-column table:style-name="Tabela419.A"/>
        <table:table-row>
          <table:table-cell table:style-name="Tabela419.A1" office:value-type="string">
            <text:p text:style-name="P9">Code Listing 1.1: Creating ~/.procmail</text:p>
          </table:table-cell>
        </table:table-row>
        <table:table-row>
          <table:table-cell table:style-name="Tabela419.A2" office:value-type="string">
            <text:p text:style-name="P12">% mkdir $HOME/.procmail</text:p>
          </table:table-cell>
        </table:table-row>
      </table:table>
      <text:p text:style-name="P5">Upon invocation, procmail first reads the $HOME/.procmailrc file. This file should contain the location of your mailbox and where to look for other recipies. <text:bookmark text:name="doc_chap1_pre115"/></text:p>
      <table:table table:name="Tabela420" table:style-name="Tabela420">
        <table:table-column table:style-name="Tabela420.A"/>
        <table:table-row>
          <table:table-cell table:style-name="Tabela420.A1" office:value-type="string">
            <text:p text:style-name="P9">Code Listing 1.1: Example $HOME/.procmailrc</text:p>
          </table:table-cell>
        </table:table-row>
        <table:table-row>
          <table:table-cell table:style-name="Tabela420.A2" office:value-type="string">
            <text:p text:style-name="P6">VERBOSE=no</text:p>
            <text:p text:style-name="P6"/>
            <text:p text:style-name="P6">DEFAULT="$HOME/.maildir/"</text:p>
            <text:p text:style-name="P6">MAILDIR="$HOME/.maildir/"</text:p>
            <text:p text:style-name="P6"/>
            <text:p text:style-name="P6">PMDIR="$HOME/.procmail"</text:p>
            <text:p text:style-name="P6">LOGFILE="$PMDIR/log"</text:p>
            <text:p text:style-name="P6"/>
            <text:p text:style-name="P6">INCLUDERC=$PMDIR/lists.rc</text:p>
            <text:p text:style-name="P12">INCLUDERC=$PMDIR/spam.rc</text:p>
          </table:table-cell>
        </table:table-row>
      </table:table>
      <table:table table:name="Tabela421" table:style-name="Tabela421">
        <table:table-column table:style-name="Tabela421.A"/>
        <table:table-row>
          <table:table-cell table:style-name="Tabela421.A1" office:value-type="string">
            <text:p text:style-name="P9"><text:span text:style-name="T1">Note: </text:span>This assumes that you are using the Maildir method of storing email. If you are using the mbox method, simply change .maildir to your mbox folder and remove the trailing slash </text:p>
          </table:table-cell>
        </table:table-row>
      </table:table>
      <table:table table:name="Tabela422" table:style-name="Tabela422">
        <table:table-column table:style-name="Tabela422.A"/>
        <table:table-row>
          <table:table-cell table:style-name="Tabela422.A1" office:value-type="string">
            <text:p text:style-name="P11"><text:span text:style-name="T1">Important: </text:span>$HOME/.procmailrc is read from top to bottom. This means that your recipies will be read in the order in which they appear. Procmail stops checking on the first recipie that matches. Keeping lists.rc above spam.rc ensures that mailing lists filters are checked first, avoiding expensive spam checking operations where possible. </text:p>
          </table:table-cell>
        </table:table-row>
      </table:table>
      <text:p text:style-name="Text_20_body">The next step is to set up mailing list filters. Since most lists use the List-Id header, we can easily filter out mailing lists from normal email. <text:bookmark text:name="doc_chap1_pre116"/></text:p>
      <table:table table:name="Tabela423" table:style-name="Tabela423">
        <table:table-column table:style-name="Tabela423.A"/>
        <table:table-row>
          <table:table-cell table:style-name="Tabela423.A1" office:value-type="string">
            <text:p text:style-name="P9">Code Listing 1.1: Example $HOME/.procmail/lists.rc</text:p>
          </table:table-cell>
        </table:table-row>
        <table:table-row>
          <table:table-cell table:style-name="Tabela423.A2" office:value-type="string">
            <text:p text:style-name="P6">:0</text:p>
            <text:p text:style-name="P6">* <text:s text:c="2"/>^List-Id: Gentoo Linux mail &lt;gentoo-security\.gentoo\.org&gt;</text:p>
            <text:p text:style-name="P6">.gentoo-security/</text:p>
            <text:p text:style-name="P6"/>
            <text:p text:style-name="P6">:0</text:p>
            <text:p text:style-name="P6">* <text:s text:c="2"/>^List-Id: Gentoo Linux mail &lt;gentoo-user\.gentoo\.org&gt;</text:p>
            <text:p text:style-name="P12"><text:soft-page-break/>.gentoo-user/</text:p>
          </table:table-cell>
        </table:table-row>
      </table:table>
      <table:table table:name="Tabela424" table:style-name="Tabela424">
        <table:table-column table:style-name="Tabela424.A"/>
        <table:table-row>
          <table:table-cell table:style-name="Tabela424.A1" office:value-type="string">
            <text:p text:style-name="P9"><text:span text:style-name="T1">Note: </text:span>To see the actual List-Id header, you may need view all email headers. See your mail client's documentation to enable that feature. </text:p>
          </table:table-cell>
        </table:table-row>
      </table:table>
      <text:p text:style-name="P5">Next, we can set up the spam filter. This recipie first invokes SpamAssassin using spamc and then checks the X-Spam-Status header. If the message is identified as spam, it is moved to the spam folder. <text:bookmark text:name="doc_chap1_pre117"/></text:p>
      <table:table table:name="Tabela425" table:style-name="Tabela425">
        <table:table-column table:style-name="Tabela425.A"/>
        <table:table-row>
          <table:table-cell table:style-name="Tabela425.A1" office:value-type="string">
            <text:p text:style-name="P9">Code Listing 1.1: Example $HOME/.procmail/spam.rc</text:p>
          </table:table-cell>
        </table:table-row>
        <table:table-row>
          <table:table-cell table:style-name="Tabela425.A2" office:value-type="string">
            <text:p text:style-name="P6">:0 fw</text:p>
            <text:p text:style-name="P6">| /usr/bin/spamc -f</text:p>
            <text:p text:style-name="P6"/>
            <text:p text:style-name="P6">:0</text:p>
            <text:p text:style-name="P6">* X-Spam-Status: Yes</text:p>
            <text:p text:style-name="P12">.spam/</text:p>
          </table:table-cell>
        </table:table-row>
      </table:table>
      <table:table table:name="Tabela426" table:style-name="Tabela426">
        <table:table-column table:style-name="Tabela426.A"/>
        <table:table-row>
          <table:table-cell table:style-name="Tabela426.A1" office:value-type="string">
            <text:p text:style-name="P11"><text:span text:style-name="T1">Warning: </text:span>While SpamAssassin is very good, it is not 100% accurate so using /dev/null as your spam folder may result in some lost email. It is better to move spam to a separate folder and manually delete messages. </text:p>
          </table:table-cell>
        </table:table-row>
      </table:table>
      <table:table table:name="Tabela427" table:style-name="Tabela427">
        <table:table-column table:style-name="Tabela427.A"/>
        <table:table-row>
          <table:table-cell table:style-name="Tabela427.A1" office:value-type="string">
            <text:p text:style-name="P11"><text:span text:style-name="T1">Note: </text:span>spamc connects to the SpamAssassin daemon (spamd). If for some reason you cannot use the daemon, SpamAssassin can be called directly using /usr/bin/spamassassin -a </text:p>
          </table:table-cell>
        </table:table-row>
      </table:table>
      <text:p text:style-name="P5">You should now be set up to filter your email and block most spam. For more information on Procmail or SpamAssassin, see their system documentation with man procmail and perldoc Mail::SpamAssassin or the associated websites at <text:a xlink:type="simple" xlink:href="http://www.procmail.org/">http://www.procmail.org</text:a> and <text:a xlink:type="simple" xlink:href="http://www.spamassassin.org/">http://www.spamassassin.org</text:a>. </text:p>
      <text:p text:style-name="Text_20_body"/>
      <text:p text:style-name="Text_20_body"/>
      <text:p text:style-name="Text_20_body"/>
      <text:p text:style-name="Text_20_body"/>
      <text:p text:style-name="Text_20_body">7.  Tips and Tricks</text:p>
      <text:p text:style-name="Text_20_body">Using GnuPG to digitally sign emails</text:p>
      <text:p text:style-name="Text_20_body">GNU Privacy Guard (GnuPG) is an open source version of the commercial Pretty Good Privacy (PGP) software for creating digital signatures. This weeks Tips and Tricks will cover the creation of a key, exporting your key to a public keyserver, and finally adding your digital signature to email. </text:p>
      <text:p text:style-name="P1"><text:bookmark text:name="doc_chap7_pre120"/></text:p>
      <table:table table:name="Tabela428" table:style-name="Tabela428">
        <table:table-column table:style-name="Tabela428.A"/>
        <table:table-row>
          <table:table-cell table:style-name="Tabela428.A1" office:value-type="string">
            <text:p text:style-name="P9">Code Listing 7.1: Installing GnuPG</text:p>
          </table:table-cell>
        </table:table-row>
        <table:table-row>
          <table:table-cell table:style-name="Tabela428.A2" office:value-type="string">
            <text:p text:style-name="P6"># emerge gnupg</text:p>
            <text:p text:style-name="P6"/>
            <text:p text:style-name="P6">(Create the .gnupg directory)</text:p>
            <text:p text:style-name="P12"># mkdir $HOME/.gnupg</text:p>
          </table:table-cell>
        </table:table-row>
      </table:table>
      <text:p text:style-name="P1"><text:bookmark text:name="doc_chap7_pre212"/></text:p>
      <table:table table:name="Tabela429" table:style-name="Tabela429">
        <table:table-column table:style-name="Tabela429.A"/>
        <table:table-row>
          <table:table-cell table:style-name="Tabela429.A1" office:value-type="string">
            <text:p text:style-name="P9">Code Listing 7.2: Creating a new key</text:p>
          </table:table-cell>
        </table:table-row>
        <table:table-row>
          <table:table-cell table:style-name="Tabela429.A2" office:value-type="string">
            <text:p text:style-name="P6"># <text:s/>gpg --gen-key</text:p>
            <text:p text:style-name="P6">gpg (GnuPG) 1.2.1; Copyright (C) 2002 Free Software Foundation, Inc.</text:p>
            <text:p text:style-name="P6">This program comes with ABSOLUTELY NO WARRANTY.</text:p>
            <text:p text:style-name="P6">This is free software, and you are welcome to redistribute it</text:p>
            <text:p text:style-name="P6">under certain conditions. See the file COPYING for details.</text:p>
            <text:p text:style-name="P6"><text:soft-page-break/></text:p>
            <text:p text:style-name="P6">Please select what kind of key you want:</text:p>
            <text:p text:style-name="P6"><text:s text:c="3"/>(1) DSA and ElGamal (default)</text:p>
            <text:p text:style-name="P6"><text:s text:c="3"/>(2) DSA (sign only)</text:p>
            <text:p text:style-name="P6"><text:s text:c="3"/>(5) RSA (sign only)</text:p>
            <text:p text:style-name="P6">Your selection? 1</text:p>
            <text:p text:style-name="P6"/>
            <text:p text:style-name="P6">About to generate a new ELG-E keypair.</text:p>
            <text:p text:style-name="P6"><text:s text:c="14"/>minimum keysize is <text:s/>768 bits</text:p>
            <text:p text:style-name="P6"><text:s text:c="14"/>default keysize is 1024 bits</text:p>
            <text:p text:style-name="P6"><text:s text:c="4"/>highest suggested keysize is 2048 bits</text:p>
            <text:p text:style-name="P6">What keysize do you want? (1024) 1024</text:p>
            <text:p text:style-name="P6"/>
            <text:p text:style-name="P6">Please specify how long the key should be valid.</text:p>
            <text:p text:style-name="P6"><text:s text:c="9"/>0 = key does not expire</text:p>
            <text:p text:style-name="P6"><text:s text:c="6"/>&lt;n&gt; <text:s/>= key expires in n days</text:p>
            <text:p text:style-name="P6"><text:s text:c="6"/>&lt;n&gt;w = key expires in n weeks</text:p>
            <text:p text:style-name="P6"><text:s text:c="6"/>&lt;n&gt;m = key expires in n months</text:p>
            <text:p text:style-name="P6"><text:s text:c="6"/>&lt;n&gt;y = key expires in n years</text:p>
            <text:p text:style-name="P6">Key is valid for? (0) 0</text:p>
            <text:p text:style-name="P6">Key does not expire at all</text:p>
            <text:p text:style-name="P6">Is this correct (y/n)? y</text:p>
            <text:p text:style-name="P6"/>
            <text:p text:style-name="P6">You need a User-ID to identify your key; the software constructs the user id</text:p>
            <text:p text:style-name="P6">from Real Name, Comment and Email Address in this form:</text:p>
            <text:p text:style-name="P6"><text:s text:c="4"/>"Heinrich Heine (Der Dichter) &lt;heinrichh@duesseldorf.de&gt;"</text:p>
            <text:p text:style-name="P6"/>
            <text:p text:style-name="P6">Real name: John Doe</text:p>
            <text:p text:style-name="P6">Email address: john.doe@example.com</text:p>
            <text:p text:style-name="P6">Comment:</text:p>
            <text:p text:style-name="P6"/>
            <text:p text:style-name="P6">You selected this USER-ID:</text:p>
            <text:p text:style-name="P6"><text:s text:c="8"/>"John Doe &lt;john.doe@example.com&gt;"</text:p>
            <text:p text:style-name="P6"/>
            <text:p text:style-name="P6">Change (N)ame, (C)omment, (E)mail or (O)kay/(Q)uit? o</text:p>
            <text:p text:style-name="P6">You need a Passphrase to protect your secret key.</text:p>
            <text:p text:style-name="P6"/>
            <text:p text:style-name="P6">(Make sure you pick a good password and DON'T FORGET IT)</text:p>
            <text:p text:style-name="P6">Enter passphrase: secret</text:p>
            <text:p text:style-name="P6">Repeat passphrase: secret</text:p>
            <text:p text:style-name="P6"/>
            <text:p text:style-name="P6">We need to generate a lot of random bytes. It is a good idea to perform</text:p>
            <text:p text:style-name="P6">some other action (type on the keyboard, move the mouse, utilize the</text:p>
            <text:p text:style-name="P6">disks) during the prime generation; this gives the random number</text:p>
            <text:p text:style-name="P6">generator a better chance to gain enough entropy.</text:p>
            <text:p text:style-name="P6"/>
            <text:p text:style-name="P6">gpg: /home/johndoe/.gnupg/trustdb.gpg: trustdb created</text:p>
            <text:p text:style-name="P6">public and secret key created and signed.</text:p>
            <text:p text:style-name="P6">key marked as ultimately trusted.</text:p>
            <text:p text:style-name="P6"/>
            <text:p text:style-name="P6">(The eight character string is your Key ID (in this case, A268D066))</text:p>
            <text:p text:style-name="P6">pub <text:s/>1024D/A268D066 2003-01-17 John Doe &lt;john.doe@example.com&gt;</text:p>
            <text:p text:style-name="P6"><text:s text:c="5"/>Key fingerprint = D435 4979 610B 0BAB F107 <text:s/>64F8 FAF5 94E0 A268 D066</text:p>
            <text:p text:style-name="P12">sub <text:s/>1024g/AB3B30AF 2003-01-17</text:p>
          </table:table-cell>
        </table:table-row>
      </table:table>
      <text:p text:style-name="Text_20_body">Now that your key has been made, it needs to be exported to a public keyserver. While this is not required, it's the easiest way for others to get your public key information and verify your information. To send your key, you'll first need to know your Key ID. </text:p>
      <text:p text:style-name="P1"><text:bookmark text:name="doc_chap7_pre36"/></text:p>
      <table:table table:name="Tabela430" table:style-name="Tabela430">
        <table:table-column table:style-name="Tabela430.A"/>
        <table:table-row>
          <table:table-cell table:style-name="Tabela430.A1" office:value-type="string">
            <text:p text:style-name="P9">Code Listing 7.3: Finding your Key ID</text:p>
          </table:table-cell>
        </table:table-row>
        <table:table-row>
          <table:table-cell table:style-name="Tabela430.A2" office:value-type="string">
            <text:p text:style-name="P6">(Your Key ID is the eight character string after 1024D/)</text:p>
            <text:p text:style-name="P6">% gpg --list-keys</text:p>
            <text:p text:style-name="P6"><text:soft-page-break/>/home/johndoe/.gnupg/pubring.gpg</text:p>
            <text:p text:style-name="P6">-------------------------------</text:p>
            <text:p text:style-name="P6">pub <text:s/>1024D/A268D066 2003-01-17 John Doe &lt;john.doe@example.com&gt;</text:p>
            <text:p text:style-name="P12">sub <text:s/>1024g/AB3B30AF 2003-01-17</text:p>
          </table:table-cell>
        </table:table-row>
      </table:table>
      <text:p text:style-name="Text_20_body">Now you can export your key. </text:p>
      <text:p text:style-name="P1"><text:bookmark text:name="doc_chap7_pre42"/></text:p>
      <table:table table:name="Tabela431" table:style-name="Tabela431">
        <table:table-column table:style-name="Tabela431.A"/>
        <table:table-row>
          <table:table-cell table:style-name="Tabela431.A1" office:value-type="string">
            <text:p text:style-name="P9">Code Listing 7.4: Export your key to a public keyserver</text:p>
          </table:table-cell>
        </table:table-row>
        <table:table-row>
          <table:table-cell table:style-name="Tabela431.A2" office:value-type="string">
            <text:p text:style-name="P6">% gpg --send-keys --keyserver wwwkeys.pgp.net A268D066</text:p>
            <text:p text:style-name="P12">gpg: success sending to `wwwkeys.pgp.net' (status=200)</text:p>
          </table:table-cell>
        </table:table-row>
      </table:table>
      <text:p text:style-name="Text_20_body">Now that your key has been created and published, you can start using it to sign emails. You'll need to remember your Key ID for this step. If you don't remember it, see the above code listing (Finding your Key ID). </text:p>
      <text:p text:style-name="Text_20_body">Use the following steps to set up encryption in Evolution: </text:p>
      <text:list xml:id="list116197432" text:style-name="L28">
        <text:list-item>
          <text:p text:style-name="P52">Click on Tools-&gt;Settings. </text:p>
        </text:list-item>
        <text:list-item>
          <text:p text:style-name="P52">Select the Mail Accounts button and the account that will be using the key. </text:p>
        </text:list-item>
        <text:list-item>
          <text:p text:style-name="P52">Click Edit and then the Security tab. Enter your Key ID in the field entitled PGP/GPG Key ID. </text:p>
        </text:list-item>
        <text:list-item>
          <text:p text:style-name="P54">Click OK. </text:p>
        </text:list-item>
      </text:list>
      <text:p text:style-name="P3">Now when you compose a message, select Security-&gt;PGP Sign to add your digital signature to your email. $HOME/.muttrc<text:bookmark text:name="doc_chap7_pre52"/> </text:p>
      <table:table table:name="Tabela432" table:style-name="Tabela432">
        <table:table-column table:style-name="Tabela432.A"/>
        <table:table-row>
          <table:table-cell table:style-name="Tabela432.A1" office:value-type="string">
            <text:p text:style-name="P9">Code Listing 7.5: GPG settings in ~/.muttrc</text:p>
          </table:table-cell>
        </table:table-row>
        <table:table-row>
          <table:table-cell table:style-name="Tabela432.A2" office:value-type="string">
            <text:p text:style-name="P7">set pgp_decode_command="gpg %?p?--passphrase-fd 0? --no-verbose --batch --output - %f"</text:p>
            <text:p text:style-name="P7">set pgp_verify_command="gpg --no-verbose --batch --output - --verify %s %f"</text:p>
            <text:p text:style-name="P7">set pgp_decrypt_command="gpg --passphrase-fd 0 --no-verbose --batch --output - %f"</text:p>
            <text:p text:style-name="P7">set pgp_sign_command="gpg --no-verbose --batch --output - --passphrase-fd 0 --armor \</text:p>
            <text:p text:style-name="P7"><text:s text:c="4"/>--detach-sign --textmode %?a?-u %a? %f"</text:p>
            <text:p text:style-name="P7">set pgp_clearsign_command="gpg --no-verbose --batch --output - --passphrase-fd 0 --armor \</text:p>
            <text:p text:style-name="P7"><text:s text:c="4"/>--textmode --clearsign %?a?-u %a? %f"</text:p>
            <text:p text:style-name="P7">(Insert your Key ID after the --encrypt-to option prefixed by 0x)</text:p>
            <text:p text:style-name="P7">set pgp_encrypt_only_command="gpg --batch --quiet --no-verbose --output - --encrypt \ </text:p>
            <text:p text:style-name="P7"><text:s text:c="4"/>--textmode --armor --always-trust --encrypt-to 0x&lt;your key ID&gt; -- -r %r -- %f"</text:p>
            <text:p text:style-name="P7">set pgp_encrypt_sign_command="gpg --passphrase-fd 0 --batch --quiet --no-verbose --textmode \</text:p>
            <text:p text:style-name="P7"><text:s text:c="4"/>--output - --encrypt --sign %?a?-u %a? --armor --always-trust --encrypt-to 0x&lt;your key ID&gt; -- -r %r -- %f"</text:p>
            <text:p text:style-name="P7">set pgp_import_command="gpg --no-verbose --import -v %f"</text:p>
            <text:p text:style-name="P7">set pgp_export_command="gpg --no-verbose --export --armor %r"</text:p>
            <text:p text:style-name="P7">set pgp_verify_key_command="gpg --no-verbose --batch --fingerprint --check-sigs %r"</text:p>
            <text:p text:style-name="P7">set pgp_list_pubring_command="gpg --no-verbose --batch --with-colons --list-keys %r" </text:p>
            <text:p text:style-name="P7">set pgp_list_secring_command="gpg --no-verbose --batch --with-colons --list-secret-keys %r" </text:p>
            <text:p text:style-name="P7">set pgp_autosign=yes</text:p>
            <text:p text:style-name="P7">set pgp_sign_as=0x&lt;your key ID&gt;</text:p>
            <text:p text:style-name="P7">set pgp_replyencrypt=yes</text:p>
            <text:p text:style-name="P7">set pgp_timeout=1800</text:p>
            <text:p text:style-name="P13">set pgp_good_sign="^gpg: Good signature from"</text:p>
          </table:table-cell>
        </table:table-row>
      </table:table>
      <text:p text:style-name="P5">When you compose a message, press p to sign or encrypt. To only sign your email, select s. Then you can send your message and it will be signed with your digital signature. </text:p>
      <text:p text:style-name="Text_20_body">The above tips will help you get up and running with gpg, but it is not by any means a complete guide. You should also read GnuPG's excellent <text:a xlink:type="simple" xlink:href="http://www.gnupg.org/%28en%29/documentation/index.html">documentation</text:a> section to learn more about important concepts like key revocation, key signing and webs of trust. </text:p>
      <text:p text:style-name="Text_20_body"/>
      <text:p text:style-name="Text_20_body"/>
      <text:p text:style-name="Text_20_body">7.  Tips and Tricks</text:p>
      <text:p text:style-name="Text_20_body">Updating a Gentoo system</text:p>
      <text:p text:style-name="Text_20_body"><text:soft-page-break/>Most Gentoo users are familiar with the Portage system used to install software. One of the features that you may not be familiar with is that Portage can also update your entire system at once. This is known as an 'update world'.</text:p>
      <text:p text:style-name="P1"><text:bookmark text:name="doc_chap7_pre122"/></text:p>
      <table:table table:name="Tabela433" table:style-name="Tabela433">
        <table:table-column table:style-name="Tabela433.A"/>
        <table:table-row>
          <table:table-cell table:style-name="Tabela433.A1" office:value-type="string">
            <text:p text:style-name="P9">Code Listing 7.1</text:p>
          </table:table-cell>
        </table:table-row>
        <table:table-row>
          <table:table-cell table:style-name="Tabela433.A2" office:value-type="string">
            <text:p text:style-name="P12"># emerge --update world</text:p>
          </table:table-cell>
        </table:table-row>
      </table:table>
      <text:p text:style-name="Text_20_body">Sometimes that doesn't get everything though. To make the upgrade even more complete, use the --deep option.</text:p>
      <text:p text:style-name="P1"><text:bookmark text:name="doc_chap7_pre214"/></text:p>
      <table:table table:name="Tabela434" table:style-name="Tabela434">
        <table:table-column table:style-name="Tabela434.A"/>
        <table:table-row>
          <table:table-cell table:style-name="Tabela434.A1" office:value-type="string">
            <text:p text:style-name="P9">Code Listing 7.2</text:p>
          </table:table-cell>
        </table:table-row>
        <table:table-row>
          <table:table-cell table:style-name="Tabela434.A2" office:value-type="string">
            <text:p text:style-name="P12"># emerge --update --deep world</text:p>
          </table:table-cell>
        </table:table-row>
      </table:table>
      <text:p text:style-name="Text_20_body">This option calculates the dependencies of the dependencies to ensure that everything on your system is brought up to date.</text:p>
      <text:p text:style-name="Text_20_body"/>
      <text:p text:style-name="Text_20_body"/>
      <text:p text:style-name="Text_20_body">7.  Tips and Tricks</text:p>
      <text:p text:style-name="Text_20_body"><text:span text:style-name="T1">Getting information about installed packages</text:span> </text:p>
      <text:p text:style-name="Text_20_body">New Gentoo users often ask how to get a list of installed packages from the Portage tree, but what many of those who give answers might not know is the abundance of tools that can be used to do so. From Portage's pkglist, the gentoolkit's qpkg and epm(an rpm work-alike), to walking the /var/db/pkg/ directory structure yourself, there are definitely quite a few choices. Here are two ways to list all installed packages, first using pkglist (found in /usr/lib/portage/bin/, which is often not in $PATH), the second running find on /var/db/pkg/: </text:p>
      <text:p text:style-name="P1"><text:bookmark text:name="doc_chap7_pre123"/></text:p>
      <table:table table:name="Tabela435" table:style-name="Tabela435">
        <table:table-column table:style-name="Tabela435.A"/>
        <table:table-row>
          <table:table-cell table:style-name="Tabela435.A1" office:value-type="string">
            <text:p text:style-name="P9">Code Listing 7.1: Using pkglist</text:p>
          </table:table-cell>
        </table:table-row>
        <table:table-row>
          <table:table-cell table:style-name="Tabela435.A2" office:value-type="string">
            <text:p text:style-name="P12"># pkglist</text:p>
          </table:table-cell>
        </table:table-row>
      </table:table>
      <text:p text:style-name="P1"><text:bookmark text:name="doc_chap7_pre215"/></text:p>
      <table:table table:name="Tabela436" table:style-name="Tabela436">
        <table:table-column table:style-name="Tabela436.A"/>
        <table:table-row>
          <table:table-cell table:style-name="Tabela436.A1" office:value-type="string">
            <text:p text:style-name="P9">Code Listing 7.2: Using find</text:p>
          </table:table-cell>
        </table:table-row>
        <table:table-row>
          <table:table-cell table:style-name="Tabela436.A2" office:value-type="string">
            <text:p text:style-name="P12"># find /var/db/pkg/ -mindepth 2 -maxdepth 2 -printf "%P\n"</text:p>
          </table:table-cell>
        </table:table-row>
      </table:table>
      <text:p text:style-name="Text_20_body">A list of files that belong to a package can be generated by either epm or qpkg; to find out which files belong to the xmms package, try one of: </text:p>
      <text:p text:style-name="P1"><text:bookmark text:name="doc_chap7_pre37"/></text:p>
      <table:table table:name="Tabela437" table:style-name="Tabela437">
        <table:table-column table:style-name="Tabela437.A"/>
        <table:table-row>
          <table:table-cell table:style-name="Tabela437.A1" office:value-type="string">
            <text:p text:style-name="P9">Code Listing 7.3: Using epm</text:p>
          </table:table-cell>
        </table:table-row>
        <table:table-row>
          <table:table-cell table:style-name="Tabela437.A2" office:value-type="string">
            <text:p text:style-name="P12"># epm -ql xmms</text:p>
          </table:table-cell>
        </table:table-row>
      </table:table>
      <text:p text:style-name="P1"><text:bookmark text:name="doc_chap7_pre43"/></text:p>
      <table:table table:name="Tabela438" table:style-name="Tabela438">
        <table:table-column table:style-name="Tabela438.A"/>
        <table:table-row>
          <table:table-cell table:style-name="Tabela438.A1" office:value-type="string">
            <text:p text:style-name="P9">Code Listing 7.4: Using qpkg</text:p>
          </table:table-cell>
        </table:table-row>
        <table:table-row>
          <table:table-cell table:style-name="Tabela438.A2" office:value-type="string">
            <text:p text:style-name="P12"># qpkg -l xmms</text:p>
          </table:table-cell>
        </table:table-row>
      </table:table>
      <text:p text:style-name="Text_20_body">And lastly, if you want to know to which package a file belongs, here are two ways: </text:p>
      <text:p text:style-name="P1"><text:bookmark text:name="doc_chap7_pre53"/></text:p>
      <table:table table:name="Tabela439" table:style-name="Tabela439">
        <table:table-column table:style-name="Tabela439.A"/>
        <table:table-row>
          <table:table-cell table:style-name="Tabela439.A1" office:value-type="string">
            <text:p text:style-name="P9">Code Listing 7.5: Using epm</text:p>
          </table:table-cell>
        </table:table-row>
        <table:table-row>
          <table:table-cell table:style-name="Tabela439.A2" office:value-type="string">
            <text:p text:style-name="P12"># epm -qf /usn/bin/namei</text:p>
          </table:table-cell>
        </table:table-row>
      </table:table>
      <text:p text:style-name="P1"><text:bookmark text:name="doc_chap7_pre61"/></text:p>
      <table:table table:name="Tabela440" table:style-name="Tabela440">
        <table:table-column table:style-name="Tabela440.A"/>
        <text:soft-page-break/>
        <table:table-row>
          <table:table-cell table:style-name="Tabela440.A1" office:value-type="string">
            <text:p text:style-name="P9">Code Listing 7.6: Using qpkg</text:p>
          </table:table-cell>
        </table:table-row>
        <table:table-row>
          <table:table-cell table:style-name="Tabela440.A2" office:value-type="string">
            <text:p text:style-name="P12"># qpkg -f /usr/bin/namei</text:p>
          </table:table-cell>
        </table:table-row>
      </table:table>
      <text:p text:style-name="Text_20_body"/>
      <text:p text:style-name="Text_20_body"/>
      <text:p text:style-name="Text_20_body"/>
      <text:p text:style-name="Text_20_body">8.  Tips and Tricks</text:p>
      <text:p text:style-name="Text_20_body"><text:span text:style-name="T1">Manually resetting a service</text:span> </text:p>
      <text:p text:style-name="Text_20_body">Have you ever tried to restart a crashed service and gotten the following error message? </text:p>
      <text:p text:style-name="P1"><text:bookmark text:name="doc_chap8_pre125"/></text:p>
      <table:table table:name="Tabela441" table:style-name="Tabela441">
        <table:table-column table:style-name="Tabela441.A"/>
        <table:table-row>
          <table:table-cell table:style-name="Tabela441.A1" office:value-type="string">
            <text:p text:style-name="P9">Code Listing 8.1: Error message</text:p>
          </table:table-cell>
        </table:table-row>
        <table:table-row>
          <table:table-cell table:style-name="Tabela441.A2" office:value-type="string">
            <text:p text:style-name="P12">* WARNING: service name has already been started</text:p>
          </table:table-cell>
        </table:table-row>
      </table:table>
      <text:p text:style-name="Text_20_body">If so, you can manually reset the service with the following command </text:p>
      <text:p text:style-name="P1"><text:bookmark text:name="doc_chap8_pre220"/></text:p>
      <table:table table:name="Tabela442" table:style-name="Tabela442">
        <table:table-column table:style-name="Tabela442.A"/>
        <table:table-row>
          <table:table-cell table:style-name="Tabela442.A1" office:value-type="string">
            <text:p text:style-name="P9">Code Listing 8.2: Restarting the service</text:p>
          </table:table-cell>
        </table:table-row>
        <table:table-row>
          <table:table-cell table:style-name="Tabela442.A2" office:value-type="string">
            <text:p text:style-name="P12"># /etc/init.d/service name zap</text:p>
          </table:table-cell>
        </table:table-row>
      </table:table>
      <text:p text:style-name="Text_20_body"/>
      <text:p text:style-name="Text_20_body"/>
      <text:h text:style-name="Heading_20_1" text:outline-level="1"/>
      <text:h text:style-name="Heading_20_1" text:outline-level="1">Gentoo &lt;-&gt; Funtoo Handbook Differences</text:h>
      <text:h text:style-name="Heading_20_3" text:outline-level="3" text:is-list-header="true">Modules</text:h>
      <text:p text:style-name="Text_20_body">The Gentoo Handbook states that modules should go in /etc/modules.autoload.d/kernel-2.6. </text:p>
      <text:p text:style-name="Text_20_body">With Funtoo, OpenRC loads modules from /etc/conf.d/modules using the line: </text:p>
      <text:p text:style-name="P14"><text:s/>modules_2_6="list of modules"</text:p>
      <text:p text:style-name="Text_20_body">With Funtoo, define module arguments as follows:</text:p>
      <text:p text:style-name="P14">module_module-name_args_2_6="module arg=value"</text:p>
      <text:h text:style-name="Heading_20_3" text:outline-level="3" text:is-list-header="true">Network</text:h>
      <text:p text:style-name="Text_20_body">Code Listing 2.6 uses the old array format. Funtoo's OpenRC equivalent would be:</text:p>
      <text:p text:style-name="Preformatted_20_Text">config_eth0="192.168.0.2 netmask 255.255.255.0 brd 192.168.0.255"</text:p>
      <text:p text:style-name="P14">routes_eth0="default via 192.168.0.1"</text:p>
      <text:p text:style-name="Text_20_body">...instead of...</text:p>
      <text:p text:style-name="Preformatted_20_Text">config_eth0=( "192.168.0.2 netmask 255.255.255.0 brd 192.168.0.255" )</text:p>
      <text:p text:style-name="P14">routes_eth0=( "default via 192.168.0.1" )</text:p>
      <text:p text:style-name="Text_20_body">Code Listing 2.7 also uses the old array format. OpenRC Equivilant would be:</text:p>
      <text:p text:style-name="Preformatted_20_Text"><text:soft-page-break/>config_eth0="dhcp"</text:p>
      <text:p text:style-name="P14">dhcp_eth0="nodns nontp nonis"</text:p>
      <text:p text:style-name="Text_20_body">...instead of...</text:p>
      <text:p text:style-name="Preformatted_20_Text">config_eth0=( "dhcp" )</text:p>
      <text:p text:style-name="P14">dhcp_eth0="nodns nontp nonis"</text:p>
      <text:h text:style-name="Heading_20_3" text:outline-level="3" text:is-list-header="true">System Information (8.c)</text:h>
      <text:p text:style-name="Text_20_body">OpenRC uses /etc/conf.d/hwclock instead of /etc/conf.d/cloc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Andale Mono" svg:font-family="'Andale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Verdana" svg:font-family="Verdan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Verdana" style:font-size-asian="10.5pt" style:language-asian="zxx" style:country-asian="none" style:font-name-complex="Verdan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Verdana" style:font-size-asian="14pt" style:font-name-complex="Verdan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Andale Mono" fo:font-size="10pt" style:font-name-asian="Andale Mono" style:font-size-asian="10pt" style:font-name-complex="Andale Mono" style:font-size-complex="10pt"/>
    </style:style>
    <style:style style:name="Heading_20_2" style:display-name="Heading 2" style:family="paragraph" style:parent-style-name="Header" style:next-style-name="Text_20_body" style:default-outline-level="2" style:class="text">
      <style:text-properties style:font-name="Times New Roman" fo:font-size="18pt" fo:font-weight="bold" style:font-name-asian="Verdana" style:font-size-asian="18pt" style:font-weight-asian="bold" style:font-name-complex="Verdana" style:font-size-complex="18pt" style:font-weight-complex="bold"/>
    </style:style>
    <style:style style:name="Heading_20_3" style:display-name="Heading 3" style:family="paragraph" style:parent-style-name="Header" style:next-style-name="Text_20_body" style:default-outline-level="3" style:class="text">
      <style:text-properties style:font-name="Times New Roman" fo:font-size="14pt" fo:font-weight="bold" style:font-name-asian="Verdana" style:font-size-asian="14pt" style:font-weight-asian="bold" style:font-name-complex="Verdana" style:font-size-complex="14pt" style:font-weight-complex="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Andale Mono" style:font-name-asian="Andale Mono" style:font-name-complex="Andale Mono"/>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1-14T20:48:22</meta:creation-date>
    <dc:date>2009-10-11T16:16:07</dc:date>
    <meta:editing-duration>PT09H02M51S</meta:editing-duration>
    <meta:editing-cycles>24</meta:editing-cycles>
    <meta:generator>OpenOffice.org/3.1$Unix OpenOffice.org_project/310m11$Build-9399</meta:generator>
    <meta:document-statistic meta:table-count="442" meta:image-count="15" meta:object-count="0" meta:page-count="124" meta:paragraph-count="3330" meta:word-count="38296" meta:character-count="236153"/>
    <meta:user-defined meta:name="Informacja 1"/>
    <meta:user-defined meta:name="Informacja 2"/>
    <meta:user-defined meta:name="Informacja 3"/>
    <meta:user-defined meta:name="Informacja 4"/>
  </office:meta>
</office:document-meta>
</file>